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67000000673647CB6C5E56C927.png" manifest:media-type="image/png"/>
  <manifest:file-entry manifest:full-path="Pictures/100002010000004800000075AA42C529A3A3610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3cm" svg:stroke-color="#000000" draw:stroke-linejoin="miter" svg:stroke-linecap="butt" draw:fill="none" fo:padding-top="0.016cm" fo:padding-bottom="0.016cm" fo:padding-left="0.016cm" fo:padding-right="0.016cm"/>
    </style:style>
    <style:style style:name="gr3" style:family="graphic" style:parent-style-name="standard">
      <style:graphic-properties draw:stroke="none" draw:fill="solid" draw:fill-color="#000000"/>
    </style:style>
    <style:style style:name="gr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 style:family="graphic" style:parent-style-name="standard">
      <style:graphic-properties draw:stroke="solid" svg:stroke-width="0.033cm" svg:stroke-color="#370700" draw:stroke-linejoin="miter" svg:stroke-linecap="butt" draw:fill="none" fo:padding-top="0.016cm" fo:padding-bottom="0.016cm" fo:padding-left="0.016cm" fo:padding-right="0.016cm"/>
    </style:style>
    <style:style style:name="gr6" style:family="graphic" style:parent-style-name="standard">
      <style:graphic-properties draw:stroke="solid" svg:stroke-width="0.033cm" svg:stroke-color="#000137" draw:stroke-linejoin="miter" svg:stroke-linecap="butt" draw:fill="none" fo:padding-top="0.016cm" fo:padding-bottom="0.016cm" fo:padding-left="0.016cm" fo:padding-right="0.016cm"/>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68cm" svg:stroke-color="#000000" draw:stroke-linejoin="bevel" svg:stroke-linecap="round" draw:fill="none" fo:padding-top="0.034cm" fo:padding-bottom="0.034cm" fo:padding-left="0.034cm" fo:padding-right="0.034cm"/>
    </style:style>
    <style:style style:name="gr9" style:family="graphic" style:parent-style-name="standard">
      <style:graphic-properties draw:stroke="solid" svg:stroke-width="0.068cm" svg:stroke-color="#000000" draw:stroke-linejoin="bevel" svg:stroke-linecap="round" draw:fill="solid" draw:fill-color="#ffffff" fo:padding-top="0.034cm" fo:padding-bottom="0.034cm" fo:padding-left="0.034cm" fo:padding-right="0.034cm"/>
    </style:style>
    <style:style style:name="gr10" style:family="graphic" style:parent-style-name="standard">
      <style:graphic-properties draw:stroke="solid" svg:stroke-width="0.033cm" svg:stroke-color="#000000" draw:stroke-linejoin="bevel" svg:stroke-linecap="round" draw:fill="none" fo:padding-top="0.016cm" fo:padding-bottom="0.016cm" fo:padding-left="0.016cm" fo:padding-right="0.016cm"/>
    </style:style>
    <style:style style:name="gr11" style:family="graphic" style:parent-style-name="standard">
      <style:graphic-properties draw:stroke="solid" svg:stroke-width="0.033cm" svg:stroke-color="#ff0000" draw:stroke-linejoin="bevel" svg:stroke-linecap="round" draw:fill="solid" draw:fill-color="#000000" fo:padding-top="0.016cm" fo:padding-bottom="0.016cm" fo:padding-left="0.016cm" fo:padding-right="0.016cm"/>
    </style:style>
    <style:style style:name="gr12" style:family="graphic" style:parent-style-name="standard">
      <style:graphic-properties draw:stroke="none" draw:fill="none" draw:textarea-horizontal-align="left" draw:textarea-vertical-align="top" draw:auto-grow-height="true" draw:auto-grow-width="true" fo:min-height="0.666cm" fo:min-width="0.666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119cm" fo:min-width="0.119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398cm" fo:min-width="0.398cm" fo:padding-top="0cm" fo:padding-bottom="0cm" fo:padding-left="0cm" fo:padding-right="0cm"/>
    </style:style>
    <style:style style:name="gr15" style:family="graphic" style:parent-style-name="standard">
      <style:graphic-properties draw:stroke="solid" svg:stroke-width="0.034cm" svg:stroke-color="#000000" draw:stroke-linejoin="round" svg:stroke-linecap="butt" draw:fill="none" fo:padding-top="0.017cm" fo:padding-bottom="0.017cm" fo:padding-left="0.017cm" fo:padding-right="0.017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text-properties fo:font-size="18.8999996185303pt" style:font-size-asian="18.8999996185303pt" style:font-size-complex="18.8999996185303pt"/>
    </style:style>
    <style:style style:name="P6" style:family="paragraph">
      <loext:graphic-properties draw:fill="none"/>
      <style:text-properties fo:font-size="3.40000009536743pt" style:font-size-asian="3.40000009536743pt" style:font-size-complex="3.40000009536743pt"/>
    </style:style>
    <style:style style:name="P7" style:family="paragraph">
      <loext:graphic-properties draw:fill="none"/>
      <style:text-properties fo:font-size="11.3000001907349pt" style:font-size-asian="11.3000001907349pt" style:font-size-complex="11.3000001907349pt"/>
    </style:style>
    <style:style style:name="T1" style:family="text">
      <style:text-properties fo:color="#000000" style:font-name="DejaVu Sans1" fo:font-size="18.8999996185303pt" style:font-size-asian="18.8999996185303pt" style:font-name-complex="DejaVu Sans1" style:font-size-complex="18.8999996185303pt"/>
    </style:style>
    <style:style style:name="T2" style:family="text">
      <style:text-properties fo:color="#000000" style:font-name="DejaVu Sans1" fo:font-size="3.40000009536743pt" style:font-size-asian="3.40000009536743pt" style:font-name-complex="DejaVu Sans1" style:font-size-complex="3.40000009536743pt"/>
    </style:style>
    <style:style style:name="T3" style:family="text">
      <style:text-properties fo:color="#000000" style:font-name="DejaVu Sans1" fo:font-size="11.3000001907349pt" style:font-size-asian="11.3000001907349pt" style:font-name-complex="DejaVu Sans1" style:font-size-complex="11.300000190734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9.7cm" svg:height="20.99cm" svg:x="0cm" svg:y="0cm" svg:viewBox="0 0 29701 20991" draw:points="0,0 29701,0 29701,20991 0,20991">
          <text:p/>
        </draw:polygon>
        <draw:line draw:style-name="gr2" draw:text-style-name="P2" draw:layer="layout" svg:x1="0.998cm" svg:y1="19.991cm" svg:x2="28.659cm" svg:y2="19.991cm">
          <text:p/>
        </draw:line>
        <draw:line draw:style-name="gr2" draw:text-style-name="P2" draw:layer="layout" svg:x1="28.702cm" svg:y1="19.974cm" svg:x2="28.702cm" svg:y2="0.97cm">
          <text:p/>
        </draw:line>
        <draw:line draw:style-name="gr2" draw:text-style-name="P2" draw:layer="layout" svg:x1="28.709cm" svg:y1="0.984cm" svg:x2="1.012cm" svg:y2="0.984cm">
          <text:p/>
        </draw:line>
        <draw:line draw:style-name="gr2" draw:text-style-name="P2" draw:layer="layout" svg:x1="1.012cm" svg:y1="0.97cm" svg:x2="1.012cm" svg:y2="19.974cm">
          <text:p/>
        </draw:line>
        <draw:line draw:style-name="gr2" draw:text-style-name="P2" draw:layer="layout" svg:x1="14.859cm" svg:y1="0.984cm" svg:x2="14.859cm" svg:y2="0.014cm">
          <text:p/>
        </draw:line>
        <draw:line draw:style-name="gr2" draw:text-style-name="P2" draw:layer="layout" svg:x1="14.862cm" svg:y1="20.256cm" svg:x2="14.862cm" svg:y2="20.976cm">
          <text:p/>
        </draw:line>
        <draw:line draw:style-name="gr2" draw:text-style-name="P2" draw:layer="layout" svg:x1="1.016cm" svg:y1="10.477cm" svg:x2="0.017cm" svg:y2="10.477cm">
          <text:p/>
        </draw:line>
        <draw:line draw:style-name="gr2" draw:text-style-name="P2" draw:layer="layout" svg:x1="28.705cm" svg:y1="10.477cm" svg:x2="29.668cm" svg:y2="10.477cm">
          <text:p/>
        </draw:line>
        <draw:line draw:style-name="gr2" draw:text-style-name="P2" draw:layer="layout" svg:x1="24.091cm" svg:y1="20.235cm" svg:x2="24.091cm" svg:y2="20.746cm">
          <text:p/>
        </draw:line>
        <draw:line draw:style-name="gr2" draw:text-style-name="P2" draw:layer="layout" svg:x1="5.63cm" svg:y1="19.991cm" svg:x2="5.63cm" svg:y2="20.739cm">
          <text:p/>
        </draw:line>
        <draw:line draw:style-name="gr2" draw:text-style-name="P2" draw:layer="layout" svg:x1="19.473cm" svg:y1="20.235cm" svg:x2="19.473cm" svg:y2="20.746cm">
          <text:p/>
        </draw:line>
        <draw:line draw:style-name="gr2" draw:text-style-name="P2" draw:layer="layout" svg:x1="10.244cm" svg:y1="19.991cm" svg:x2="10.244cm" svg:y2="20.739cm">
          <text:p/>
        </draw:line>
        <draw:line draw:style-name="gr2" draw:text-style-name="P2" draw:layer="layout" svg:x1="10.244cm" svg:y1="0.984cm" svg:x2="10.244cm" svg:y2="0.229cm">
          <text:p/>
        </draw:line>
        <draw:line draw:style-name="gr2" draw:text-style-name="P2" draw:layer="layout" svg:x1="19.473cm" svg:y1="0.984cm" svg:x2="19.473cm" svg:y2="0.229cm">
          <text:p/>
        </draw:line>
        <draw:line draw:style-name="gr2" draw:text-style-name="P2" draw:layer="layout" svg:x1="5.63cm" svg:y1="0.984cm" svg:x2="5.63cm" svg:y2="0.229cm">
          <text:p/>
        </draw:line>
        <draw:line draw:style-name="gr2" draw:text-style-name="P2" draw:layer="layout" svg:x1="24.087cm" svg:y1="0.984cm" svg:x2="24.087cm" svg:y2="0.229cm">
          <text:p/>
        </draw:line>
        <draw:line draw:style-name="gr2" draw:text-style-name="P2" draw:layer="layout" svg:x1="0.998cm" svg:y1="5.729cm" svg:x2="0.25cm" svg:y2="5.729cm">
          <text:p/>
        </draw:line>
        <draw:line draw:style-name="gr2" draw:text-style-name="P2" draw:layer="layout" svg:x1="0.998cm" svg:y1="15.225cm" svg:x2="0.25cm" svg:y2="15.225cm">
          <text:p/>
        </draw:line>
        <draw:line draw:style-name="gr2" draw:text-style-name="P2" draw:layer="layout" svg:x1="28.705cm" svg:y1="5.729cm" svg:x2="29.453cm" svg:y2="5.729cm">
          <text:p/>
        </draw:line>
        <draw:line draw:style-name="gr2" draw:text-style-name="P2" draw:layer="layout" svg:x1="28.705cm" svg:y1="15.225cm" svg:x2="29.453cm" svg:y2="15.225cm">
          <text:p/>
        </draw:line>
        <draw:line draw:style-name="gr2" draw:text-style-name="P2" draw:layer="layout" svg:x1="13.708cm" svg:y1="20.242cm" svg:x2="28.705cm" svg:y2="20.242cm">
          <text:p/>
        </draw:line>
        <draw:line draw:style-name="gr2" draw:text-style-name="P2" draw:layer="layout" svg:x1="18.707cm" svg:y1="19.991cm" svg:x2="18.707cm" svg:y2="20.489cm">
          <text:p/>
        </draw:line>
        <draw:line draw:style-name="gr2" draw:text-style-name="P2" draw:layer="layout" svg:x1="23.706cm" svg:y1="19.991cm" svg:x2="23.706cm" svg:y2="20.489cm">
          <text:p/>
        </draw:line>
        <draw:line draw:style-name="gr2" draw:text-style-name="P2" draw:layer="layout" svg:x1="25.706cm" svg:y1="19.991cm" svg:x2="25.706cm" svg:y2="20.242cm">
          <text:p/>
        </draw:line>
        <draw:line draw:style-name="gr2" draw:text-style-name="P2" draw:layer="layout" svg:x1="24.705cm" svg:y1="19.991cm" svg:x2="24.705cm" svg:y2="20.242cm">
          <text:p/>
        </draw:line>
        <draw:line draw:style-name="gr2" draw:text-style-name="P2" draw:layer="layout" svg:x1="22.708cm" svg:y1="19.991cm" svg:x2="22.708cm" svg:y2="20.242cm">
          <text:p/>
        </draw:line>
        <draw:line draw:style-name="gr2" draw:text-style-name="P2" draw:layer="layout" svg:x1="20.708cm" svg:y1="19.991cm" svg:x2="20.708cm" svg:y2="20.242cm">
          <text:p/>
        </draw:line>
        <draw:line draw:style-name="gr2" draw:text-style-name="P2" draw:layer="layout" svg:x1="21.706cm" svg:y1="19.991cm" svg:x2="21.706cm" svg:y2="20.242cm">
          <text:p/>
        </draw:line>
        <draw:line draw:style-name="gr2" draw:text-style-name="P2" draw:layer="layout" svg:x1="13.712cm" svg:y1="19.991cm" svg:x2="13.712cm" svg:y2="20.489cm">
          <text:p/>
        </draw:line>
        <draw:line draw:style-name="gr2" draw:text-style-name="P2" draw:layer="layout" svg:x1="28.698cm" svg:y1="19.991cm" svg:x2="28.698cm" svg:y2="20.489cm">
          <text:p/>
        </draw:line>
        <draw:line draw:style-name="gr2" draw:text-style-name="P2" draw:layer="layout" svg:x1="17.709cm" svg:y1="19.991cm" svg:x2="17.709cm" svg:y2="20.242cm">
          <text:p/>
        </draw:line>
        <draw:line draw:style-name="gr2" draw:text-style-name="P2" draw:layer="layout" svg:x1="16.711cm" svg:y1="19.991cm" svg:x2="16.711cm" svg:y2="20.242cm">
          <text:p/>
        </draw:line>
        <draw:line draw:style-name="gr2" draw:text-style-name="P2" draw:layer="layout" svg:x1="19.709cm" svg:y1="19.991cm" svg:x2="19.709cm" svg:y2="20.242cm">
          <text:p/>
        </draw:line>
        <draw:line draw:style-name="gr2" draw:text-style-name="P2" draw:layer="layout" svg:x1="14.71cm" svg:y1="19.991cm" svg:x2="14.71cm" svg:y2="20.242cm">
          <text:p/>
        </draw:line>
        <draw:line draw:style-name="gr2" draw:text-style-name="P2" draw:layer="layout" svg:x1="27.703cm" svg:y1="19.991cm" svg:x2="27.703cm" svg:y2="20.242cm">
          <text:p/>
        </draw:line>
        <draw:line draw:style-name="gr2" draw:text-style-name="P2" draw:layer="layout" svg:x1="15.709cm" svg:y1="19.991cm" svg:x2="15.709cm" svg:y2="20.242cm">
          <text:p/>
        </draw:line>
        <draw:line draw:style-name="gr2" draw:text-style-name="P2" draw:layer="layout" svg:x1="26.705cm" svg:y1="19.991cm" svg:x2="26.705cm" svg:y2="20.242cm">
          <text:p/>
        </draw:line>
        <draw:path draw:style-name="gr3" draw:text-style-name="P3" draw:layer="layout" svg:width="0.349cm" svg:height="0.247cm" svg:x="12.361cm" svg:y="0.451cm" svg:viewBox="0 0 350 248" svg:d="M0 131v117h350v-117l-10-53-32-43-57-24-74-11-77 11-32 10-21 11-37 42-7 28zM43 134l7-39 25-24 42-18 60-4 60 8 39 14 25 28 7 35v68h-265z">
          <text:p/>
        </draw:path>
        <draw:path draw:style-name="gr3" draw:text-style-name="P3" draw:layer="layout" svg:width="0.363cm" svg:height="0.261cm" svg:x="12.354cm" svg:y="0.444cm" svg:viewBox="0 0 364 262" svg:d="M14 138v117h-7v-4h350v4h-7v-117h7l-7 3-11-56h8l-4 3-35-42 7-4-4 7-56-24 3-7v7l-74-11v-7 7l-78 7v-3 3l-29 11-3-4 3 4-24 14-4-7 7 7-35 39-4-4 7 4-10 24h-4 4v29h-7zM0 138l3-32 7-25v-3h4l32-43 24-14h4l28-10h4l78-11 74 11h4l53 24 3 4 36 42 10 57v117 7h-7-350-7v-7zM42 141l7-39v-3l25-25v-3h3l43-15 64-7 60 7 43 15v3h3l25 25v3l7 39v67 8h-7-266-7v-8zM56 141v67h-7v-7h266v7h-4v-67h4l-4 4-7-39h4l-4 3-25-28 4-3v7l-42-18 3-3-3 3-57-3v-8 8l-64 3v-7l3 7-42 18-4-7 7 3-24 25-4-4 7 4-7 39-7-4z">
          <text:p/>
        </draw:path>
        <draw:polygon draw:style-name="gr3" draw:text-style-name="P3" draw:layer="layout" svg:width="0.349cm" svg:height="0.222cm" svg:x="7.747cm" svg:y="0.476cm" svg:viewBox="0 0 350 223" draw:points="350,223 350,0 307,0 307,177 191,177 191,21 149,21 149,177 42,177 42,3 0,3 0,223">
          <text:p/>
        </draw:polygon>
        <draw:path draw:style-name="gr3" draw:text-style-name="P3" draw:layer="layout" svg:width="0.364cm" svg:height="0.233cm" svg:x="7.739cm" svg:y="0.472cm" svg:viewBox="0 0 365 234" svg:d="M354 227v-223h4v7h-43v-7h7v177 7h-7-116-7v-7-156h7v7h-42v-7h7v156 7h-7-107-7v-7-174h7v7h-42v-7h7v220h-7v-4h350v4zM358 234h-350-8v-7-220-3h8 42 7v3 174h-7v-7h107v7h-7v-156-7h7 42 7v7 156h-7v-7h116v7h-7v-177-4h7 43 7v4 223 7z">
          <text:p/>
        </draw:path>
        <draw:polygon draw:style-name="gr3" draw:text-style-name="P3" draw:layer="layout" svg:width="0.371cm" svg:height="0.254cm" svg:x="16.975cm" svg:y="0.444cm" svg:viewBox="0 0 372 255" draw:points="229,49 273,60 305,74 322,99 329,127 319,159 294,183 248,202 187,209 124,202 78,183 53,159 43,127 46,99 60,81 85,64 113,53 113,7 67,21 32,46 7,81 0,127 11,180 46,223 106,248 187,255 266,248 322,223 357,180 372,127 361,78 333,39 290,14 229,0">
          <text:p/>
        </draw:polygon>
        <draw:path draw:style-name="gr3" draw:text-style-name="P3" draw:layer="layout" svg:width="0.385cm" svg:height="0.268cm" svg:x="16.968cm" svg:y="0.437cm" svg:viewBox="0 0 386 269" svg:d="M241 49l42 11 32 18 21 24 7 28v4h-3l-7 32v3l-28 25-4 4-42 17h-4l-60 4h-3l-60-4-47-17-4-4-24-25h-4v-3l-11-32v-4l8-24 14-21v-4h3l21-14 33-14 4 7h-8v-46h8v4l-47 17-4-7 4 4-36 28-3-7 7 3-25 36-7-4 7 4-7 42h-7l7-4 11 53-7 4 7-7 35 42-3 4 3-4 57 26-4 7v-7l82 10v4l-3-4 81-10v7l-4-7 60-26v4l-3-4 35-42 3 7-3-4 11-53 7 4h-7l-11-46 7-3-4 3-28-35 4-7v7l-46-25 3-7v7l-60-14v-7h8v49h-8zM230 56v-49-7h11l60 14 46 28 28 39v4l11 45v4l-14 53v3l-36 39v5h-3l-60 28-78 7h-3l-79-7-60-28-3-5-36-39v-3l-14-53v-4l7-42 4-3 21-36h3l36-28h3l47-14 11-4v11 46 3l-4 4-36 11v-7l3 7-21 14-3-4 3 4-14 21-7-7 7 3-3 25h-7l7-4 10 32-7 4 4-4 28 25-7 3 3-3 47 14-3 7 3-7 60 7v7l-3-7 63-7v7l-3-7 45-18 4 7-7-3 28-25 4 4-4-4 7-32 7 4h-7l-7-28h7l-3 3-21-24 7-4-4 7-32-17 4-4v4l-43-11h-7z">
          <text:p/>
        </draw:path>
        <draw:polygon draw:style-name="gr3" draw:text-style-name="P3" draw:layer="layout" svg:width="0.349cm" svg:height="0.226cm" svg:x="3.132cm" svg:y="0.472cm" svg:viewBox="0 0 350 227" draw:points="350,227 350,181 188,181 188,32 145,32 145,181 43,181 43,0 0,0 0,227">
          <text:p/>
        </draw:polygon>
        <draw:path draw:style-name="gr3" draw:text-style-name="P3" draw:layer="layout" svg:width="0.363cm" svg:height="0.24cm" svg:x="3.125cm" svg:y="0.465cm" svg:viewBox="0 0 364 241" svg:d="M350 234v-46h7v7h-163-7v-7-149h7v7h-42v-7h7v149 7h-7-102-8v-7-181h8v4h-43v-4h7v227h-7v-4h350v4zM357 241h-350-7v-7-227-7h7 43 3v7 181h-3v-7h102v7h-7v-149-7h7 42 7v7 149h-7v-7h163 7v7 46 7z">
          <text:p/>
        </draw:path>
        <draw:path draw:style-name="gr3" draw:text-style-name="P3" draw:layer="layout" svg:width="0.349cm" svg:height="0.24cm" svg:x="21.59cm" svg:y="0.458cm" svg:viewBox="0 0 350 241" svg:d="M162 60l-32-35-18-7-24-4-39 7-25 18-17 32-7 46v124h350v-132l-4-45-21-36-35-21-43-7-32 4-25 10-18 21zM144 127v68h-102v-75l3-25 7-21 18-10 21-4 25 4 14 14 11 21zM311 113v82h-125v-75l4-32 11-24 17-11 29-7 29 7 17 11 14 21z">
          <text:p/>
        </draw:path>
        <draw:path draw:style-name="gr3" draw:text-style-name="P3" draw:layer="layout" svg:width="0.364cm" svg:height="0.254cm" svg:x="21.582cm" svg:y="0.451cm" svg:viewBox="0 0 365 255" svg:d="M164 74l-28-35 3-7v7l-21-11 3-3-3 7-21-4v-7 7l-39 4v-4l3 4-24 21-4-7 4 3-18 32-4-3 8 3-8 43h-7 7v124h-7v-4h350v4h-4v-132h4-4l-7-45h7l-7 3-21-35 7-4-3 4-36-21 4-4v7l-46-10v-4l3 4-28 7-3-7 3 3-24 14-4-7 7 4-21 21-4-4 7 4-14 25-3 10zM164 67l10-28h4l17-21 25-14h4l28-4h3l43 7h3l36 21v4l21 35 7 49v132 7h-7-350-8v-7-124l8-46v-4l18-28v-4l28-21h4l39-7 24 4h4l18 10h3l28 36-3 3zM160 134v68 7h-7-102-7v-7-75l3-28 11-18v-3l18-11v-3h3l21-4h4l21 4 3 3 18 11v3l11 21zM146 134v-28h4-4l-10-18 3-3-3 3-15-10 4-7v7l-25-4v-7l4 7-25 4v-7l4 3-18 14-4-7 7 4-10 21-4-4h7l-3 29-7-4h7v75h-7v-7h102v7h-7v-68h7zM326 120v82 7h-11-120-7v-7-75l4-35 14-21v-4l18-14h3l25-7h3l29 7h3l18 14h3l11 21v4zM312 124l-7-32h7l-4 3-14-21 7-3-3 7-18-14 4-4-4 4-28-4 3-7v7l-24 4-4-4 4 4-18 14-3-7 7 3-11 25-7-4h7l-3 32h-8 8v75h-8v-7h120v7h-3v-82h3z">
          <text:p/>
        </draw:path>
        <draw:path draw:style-name="gr3" draw:text-style-name="P3" draw:layer="layout" svg:width="0.353cm" svg:height="0.307cm" svg:x="26.204cm" svg:y="0.391cm" svg:viewBox="0 0 354 308" svg:d="M354 308v-46l-106-35v-141l106-37v-49l-354 132v49zM205 209l-155-53 155-53z">
          <text:p/>
        </draw:path>
        <draw:path draw:style-name="gr3" draw:text-style-name="P3" draw:layer="layout" svg:width="0.367cm" svg:height="0.325cm" svg:x="26.197cm" svg:y="0.384cm" svg:viewBox="0 0 368 326" svg:d="M354 315v-46h7l-4 7-103-35-4-4v-3-142-4l4-3 103-36 4 7h-7v-49h7l3 7-354 128-3-3h7v49h-7l3-4 354 127-3 4zM357 322l-350-127h-7v-7-49-4l7-3 350-132h11v7 49 4h-7l-104 39-3-7h7v142h-7l3-7 104 39h7v3 46 11zM211 223l-155-53-17-7 17-7 155-53 8-4v11 106 11zM208 216v-106h7v4l-155 56-4-7 4-7 155 57v3z">
          <text:p/>
        </draw:path>
        <draw:polygon draw:style-name="gr3" draw:text-style-name="P3" draw:layer="layout" svg:width="0.363cm" svg:height="0.243cm" svg:x="0.331cm" svg:y="7.997cm" svg:viewBox="0 0 364 244" draw:points="245,244 248,244 294,237 333,213 354,174 364,127 354,74 333,35 297,7 252,0 220,4 194,14 177,32 162,56 138,25 92,14 53,21 25,42 7,78 0,127 7,170 28,209 64,230 113,237 113,191 81,188 60,174 46,153 39,123 46,95 53,78 71,67 95,60 120,67 138,78 145,99 148,127 148,149 187,149 187,123 194,92 205,67 227,53 252,46 280,53 301,67 315,92 322,120 315,156 301,177 276,195 245,199">
          <text:p/>
        </draw:polygon>
        <draw:path draw:style-name="gr3" draw:text-style-name="P3" draw:layer="layout" svg:width="0.374cm" svg:height="0.257cm" svg:x="0.324cm" svg:y="7.99cm" svg:viewBox="0 0 375 258" svg:d="M252 244h3v7l-3-3 49-11v7l-4-7 39-21 4 4-7-4 24-35 4 3-7-3 10-50 7 4h-7l-10-54h7-7l-21-39h7l-4 4-35-25 3-7-3 7-42-7v-7 7l-33 4v-7l3 3-24 14-4-7 7 4-21 17-3-3 7 3-15 25-3 7-7-7-28-32 7-3-4 3-42-10v-4l3 4-42 10v-7l4 4-29 21-3-4 3 4-17 35-4-3h4l-4 50h-7l7-4 7 46-7 4 7-7 21 35-7 7 4-7 35 21-3 7 3-7 46 7v7-7 7h-4v-46h4v8l-32-4-24-14h-4v-4l-14-21-7-32 7-29 11-21v-3l17-11h4l21-7h3l25 7h4l17 14 11 21v5l3 28v21h-7v-7h39v7h-3l-4-25 7-36 11-25h3v-3l18-14h3l30-4 31 4v3l25 14 14 25v4l7 29v3l-7 32v4l-14 21-3 3-25 15h-4l-31 7v-7h3v45h-3zM244 251v-45-4l4-4 35-3v7l-3-7 24-14 4 3-7-3 18-21 3 3h-7l7-35 7 3h-7l-7-32h7l-3 3-15-24 4-4-4 7-21-14 4-7v7l-28-7v-7 7l-26 7-4-7 4 7-18 14-3-7 7 4-14 24-4-3h4l-4 32h-7 7v25 7h-7-39-7v-7-21h7l-7 4v-32h4l-4 3-10-22 7-3-4 3-17-10 3-4v4l-28-4 3-7v7l-21 4-3-4 3 4-14 10-7-3 7 3-10 19-4-5 4 5-4 24h-7 7l7 29-7 3 4-7 14 21-4 4 4-4 21 11-4 7 4-7 32 7h3v3 46 7h-7-4l-45-7h-4v-3l-35-21v-4l-25-35-7-46 7-54 18-35v-4h3l29-21h3l39-7h3l43 11h3v3l28 32-7 3-3-3 14-25 18-17 3-4 25-11 33-3 45 7h4v4l35 24 4 4 21 39 7 53v4l-7 49v4l-25 35v4l-39 21v3l-49 7h-3-8z">
          <text:p/>
        </draw:path>
        <draw:polygon draw:style-name="gr3" draw:text-style-name="P3" draw:layer="layout" svg:width="0.353cm" svg:height="0.24cm" svg:x="0.331cm" svg:y="12.749cm" svg:viewBox="0 0 354 241" draw:points="354,241 354,0 308,0 308,191 287,181 266,163 230,107 216,75 191,43 166,18 138,3 102,0 60,7 28,32 7,68 0,117 7,163 32,202 67,227 120,234 127,234 127,188 120,188 88,181 64,170 46,149 39,117 46,89 60,68 78,54 102,47 127,50 145,61 162,79 177,100 194,128 227,181 262,216 301,234 350,241">
          <text:p/>
        </draw:polygon>
        <draw:path draw:style-name="gr3" draw:text-style-name="P3" draw:layer="layout" svg:width="0.367cm" svg:height="0.254cm" svg:x="0.324cm" svg:y="12.742cm" svg:viewBox="0 0 368 255" svg:d="M354 248v-241h7v7h-46v-7h7v191 11l-7-7-25-7v-4h-3l-18-17-35-57h-4l-15-31 4-5-4 8-21-36 4-4-4 4-25-25 4-3-4 7-28-15 4-7-4 7-32-3v-7l4 7-46 7v-7l4 7-32 25-4-7 4 3-21 35-4-3 7 3-7 47h-7l7-3 7 49h-7 7l21 35-3 4 3-7 39 25-7 7 4-7 49 7v7-7h7v7h-7v-46h7v7h-7l-35-7-25-14h-3l-18-21v-4l-4-28-3-4h3l4-28v-3l14-23v-3l21-14h4l24-4 25 4 21 10 18 18 18 22 17 32h-7 7l33 46-7 7 3-7 36 35-4 7v-7l43 21-4 4v-4l53 4-4 7v-7h4v7zM361 255h-4l-49-7h-4l-38-21h-4l-32-36h-3v-3l-33-46-14-32 4-3-4 3-14-21 3-3-3 3-18-15 4-7-4 7-17-11 3-3-3 3-22-3v-7 7l-21 7-3-7 3 7-21 14v-7l4 3-11 23-7-4h7l-7 32-7-4h7l7 29-7 3 7-7 14 25-3 3 3-7 25 14-4 4v-4l36 4-4 7v-7h7 7v7 46 7h-7-7-3l-50-11-39-21-3-3-25-36v-3l-7-50v-3l7-47 21-39 4-3 32-22 3-3 42-7 36 3 3 4 28 10v4l29 25 22 31v4l17 29-7 4 7-4 36 57-7 3 3-7 21 18-3 7v-7l25 10-4 7h-3v-191-7h3 46 7v7 241 7z">
          <text:p/>
        </draw:path>
        <draw:polygon draw:style-name="gr3" draw:text-style-name="P3" draw:layer="layout" svg:width="0.247cm" svg:height="0.363cm" svg:x="28.987cm" svg:y="7.877cm" svg:viewBox="0 0 248 364" draw:points="0,243 0,247 7,297 32,333 67,357 117,364 174,357 213,336 238,301 248,254 241,222 231,198 213,180 188,166 220,138 234,95 227,56 202,28 167,7 117,0 71,11 39,32 14,67 7,113 7,116 53,116 57,85 71,60 92,46 120,42 145,46 167,56 181,74 185,99 181,120 167,138 145,148 117,152 96,152 96,191 120,191 152,194 178,208 192,226 199,254 192,282 178,304 152,319 120,322 88,319 67,301 53,279 46,243">
          <text:p/>
        </draw:polygon>
        <draw:path draw:style-name="gr3" draw:text-style-name="P3" draw:layer="layout" svg:width="0.258cm" svg:height="0.377cm" svg:x="28.98cm" svg:y="7.87cm" svg:viewBox="0 0 259 378" svg:d="M14 251v4h-7 4l10 49h-7l7-3 22 35-4 4 4-4 35 21-4 7 4-7 49 11-3 3v-3l53-11v7l-4-7 43-21 4 7-7-7 25-35 7 7-7-4 10-45 7 3h-7l-7-29 7-4-3 4-11-25h4l-4 4-18-22 4-3-4 7-24-14-8-7 8-7 31-25 4 4h-4l11-46 7 3h-7l-7-39h7l-7 4-21-28 3-4-3 4-36-18 3-7v7l-49-7v-7l3 7-46 7-3-3 7 3-35 21-4-3 4 3-22 36-7-4h7l-7 46h-7 7v3h-7v-7h46v7h-7l4-31v-4l14-21v-4h3l21-14v-3l32-4 28 4 22 14h3l12 18v3l7 21v4l-7 25v3l-15 14v4l-22 10h-3l-28 4h-21v-7h7v42h-7v-11h24l32 8h3l25 10v4l19 17v4l3 26v3l-3 28v4h-4l-15 21v3l-25 15h-3l-28 3h-4l-32-3h-3v-4l-21-14h-4l-14-25v-3l-7-32 7-4v8h-46v-8zM7 248h46 7v3l4 32-4 4 4-4 14 25h-4l4-4 21 14-4 8 4-8 32 4-4 7v-7l32-4v8l-4-8 25-10v3l-3-3 18-21 4 3h-7l7-31 7 3h-7l-7-25 7-4-4 8-18-22 7-4-4 7-25-14 4-7v7l-32-3v-7 7h-24-8v-4-42-7h8 21v7l-4-7 32-4v7l-4-7 22-7 3 4-7-4 14-14h4-4l4-25 8 4h-8l-4-25h4l-4 4-14-18 7-4-3 8-18-11v-7 7l-25-4v-7 7l-28 4v-7l4 7-22 14-3-7 3 4-10 24-7-3h7l-4 31v8h-7-46-7v-8-3l7-46v-3h4l21-36 4-3 35-21 46-11h3l46 7h4l36 21h3l22 32 10 42-14 46v4l-35 24-4-3 4-7 24 14 18 21h4v4l10 21v3l4 33-7 46-4 3-25 36h-3l-40 21v3l-53 7h-3l-50-7-3-3-36-21h-3v-4l-21-35h-4v-4l-7-45v-4-4-3z">
          <text:p/>
        </draw:path>
        <draw:polygon draw:style-name="gr3" draw:text-style-name="P3" draw:layer="layout" svg:width="0.24cm" svg:height="0.353cm" svg:x="28.987cm" svg:y="12.636cm" svg:viewBox="0 0 241 354" draw:points="0,354 241,354 241,311 50,311 61,287 79,269 135,230 167,216 199,194 224,166 238,138 241,106 234,64 209,28 174,7 125,0 79,7 39,32 14,71 7,120 7,127 54,127 54,123 61,88 72,64 93,46 125,42 153,46 174,60 188,81 195,102 192,127 181,148 164,162 142,180 114,194 61,227 25,262 7,301">
          <text:p/>
        </draw:polygon>
        <draw:path draw:style-name="gr3" draw:text-style-name="P3" draw:layer="layout" svg:width="0.254cm" svg:height="0.367cm" svg:x="28.98cm" svg:y="12.629cm" svg:viewBox="0 0 255 368" svg:d="M7 353h241v7h-7v-43h7v4h-191-11l7-7 7-25h4l17-21 58-35 32-18 3 7-7-7 35-21 4 7-7-7 24-25 8 4h-8l15-32 7 4h-7l3-36 7 4h-7l-7-42h7l-7 3-25-35 7-4-3 7-35-21 3-7-3 7-46-7v-7l3 7-50 7v-7 7l-35 25-4-7 7 3-25 39-7-3h7l-7 49h-7 7v7h-7v-7h46v7h-7v-4l7-35v-3l14-25 21-18h4l29-7h4l28 4 3 3 22 11 3 3 11 18 3 4 4 24v4l-4 21v4l-10 17v4l-18 17-21 14-32 18v-7 7l-50 32-4-7 7 7-35 32-7-4h7l-21 42-4-3h4l-7 53h-4 7-7zM0 360l7-53v-4l21-38v-4l36-32h3l47-31 32-18 3 7-3-7 21-14 4 3-4-3 14-18 7 7-7-3 11-22 3 4h-3l3-25h4l-4 4-7-25h7l-7 4-14-21 7-4-3 7-22-14 4-7v7l-32-4 4-7v7l-28 4-5-7 8 7-26 14-3-3 7 3-14 25-4-4h4l-4 35h-7 7v4 7h-7-46-7v-7-7l11-49v-4l21-39h4l35-24h3l51-11h3l46 7v4l39 21 25 35h3l7 42v4l-3 35h-4l-14 28v4l-25 25-31 24h-4l-28 14-4-7 4 7-58 36-3-7 7 7-21 17-4-3 7 3-10 21h-7v-7h191 7v7 43 8h-7-241-7z">
          <text:p/>
        </draw:path>
        <draw:path draw:style-name="gr3" draw:text-style-name="P3" draw:layer="layout" svg:width="0.346cm" svg:height="0.247cm" svg:x="0.338cm" svg:y="3.245cm" svg:viewBox="0 0 347 248" svg:d="M347 93v-44h-88v-49h-39v49h-220v47l213 152h46v-155zM220 209l-160-116h160z">
          <text:p/>
        </draw:path>
        <draw:path draw:style-name="gr3" draw:text-style-name="P3" draw:layer="layout" svg:width="0.356cm" svg:height="0.261cm" svg:x="0.335cm" svg:y="3.238cm" svg:viewBox="0 0 357 262" svg:d="M343 103v-46h7v8h-88-7v-8-50h7v4h-39v-4h7v50 8h-7-220v-8h7v46h-7l7-7 213 155-7 4v-4h46v4h-7v-152-7h7 88v7zM350 110h-88v-7h7v152 7h-7-46l-216-155v-4-46-7h3 220v7h-7v-50-7h7 39 7v7 50h-7v-7h88 7v7 46 7zM219 220l-159-113-18-11h21 160 7v7 113 11zM216 216v-113h7v7h-160v-7l4-7 159 113-3 7z">
          <text:p/>
        </draw:path>
        <draw:polygon draw:style-name="gr3" draw:text-style-name="P3" draw:layer="layout" svg:width="0.353cm" svg:height="0.127cm" svg:x="0.331cm" svg:y="17.554cm" svg:viewBox="0 0 354 128" draw:points="354,47 354,0 0,0 0,31 28,43 50,64 64,89 67,128 102,128 102,47">
          <text:p/>
        </draw:polygon>
        <draw:path draw:style-name="gr3" draw:text-style-name="P3" draw:layer="layout" svg:width="0.367cm" svg:height="0.141cm" svg:x="0.324cm" svg:y="17.547cm" svg:viewBox="0 0 368 142" svg:d="M354 54v-47h7v8h-354v-8h7v36h-7v-7l32 7v4l21 17h4v4l10 28 7 39h-7v-7h35v7h-7v-81-7h7 252v7zM361 61h-252v-7h7v81 7h-7-35-7v-7l-3-39h7l-7 3-11-28h4l-4 4-21-18 3-7v7l-31-7-4-3v-4-36-7h7 354 7v7 47 7z">
          <text:p/>
        </draw:path>
        <draw:path draw:style-name="gr3" draw:text-style-name="P3" draw:layer="layout" svg:width="0.251cm" svg:height="0.342cm" svg:x="28.987cm" svg:y="3.15cm" svg:viewBox="0 0 252 343" svg:d="M156 343h43v-85h53v-42h-53v-216h-46l-153 212v46h156zM43 216l113-156v156z">
          <text:p/>
        </draw:path>
        <draw:path draw:style-name="gr3" draw:text-style-name="P3" draw:layer="layout" svg:width="0.265cm" svg:height="0.356cm" svg:x="28.98cm" svg:y="3.143cm" svg:viewBox="0 0 266 357" svg:d="M159 346h47v4h-7v-85-7h7 53v7h-7v-43h7v7h-53-7v-7-215h7v7h-47v-7l7 3-155 212-4-4h7v47h-7v-7h152 7v7 85h-7zM152 350v-85h7v7h-152-7v-7-47-3l155-212v-3h4 47 7v7 215h-7v-7h53 7v7 43 7h-7-53v-7h7v85 7h-7-47-7zM43 218l112-155 11-17v21 155 7h-7-109-15zM50 215h109v7h-7v-155h7l7 3-113 156-3-4z">
          <text:p/>
        </draw:path>
        <draw:polygon draw:style-name="gr3" draw:text-style-name="P3" draw:layer="layout" svg:width="0.127cm" svg:height="0.353cm" svg:x="28.987cm" svg:y="17.384cm" svg:viewBox="0 0 128 354" draw:points="82,354 128,354 128,0 93,0 86,32 68,54 40,65 0,68 0,107 82,107">
          <text:p/>
        </draw:polygon>
        <draw:path draw:style-name="gr3" draw:text-style-name="P3" draw:layer="layout" svg:width="0.141cm" svg:height="0.367cm" svg:x="28.98cm" svg:y="17.377cm" svg:viewBox="0 0 142 368" svg:d="M88 354h46v7h-7v-354h7v8h-35v-8h7l-7 33v4h-4l-17 21-32 14-39 3v-7h7v36h-7v-7h81 7v7 250h-7zM81 361v-250h7v7h-81-7v-7-36-7h7l39-3v7l-3-7 28-11 3 4-7-4 18-21 7 7-7-3 10-33v-4h4 35 8v7 354 7h-8-46-7z">
          <text:p/>
        </draw:path>
        <draw:polygon draw:style-name="gr3" draw:text-style-name="P3" draw:layer="layout" svg:width="0.226cm" svg:height="0.349cm" svg:x="3.132cm" svg:y="20.242cm" svg:viewBox="0 0 227 350" draw:points="0,350 46,350 46,188 195,188 195,145 46,145 46,42 227,42 227,0 0,0">
          <text:p/>
        </draw:polygon>
        <draw:path draw:style-name="gr3" draw:text-style-name="P3" draw:layer="layout" svg:width="0.24cm" svg:height="0.363cm" svg:x="3.125cm" svg:y="20.235cm" svg:viewBox="0 0 241 364" svg:d="M7 350h46v7h-7v-163-7h7 149v7h-7v-42h7v7h-149-7v-7-103-7h7 181v7h-4v-42h4v3h-227v-3h7v350h-7zM0 357v-350-7h7 227 7v7 42 4h-7-181v-4h7v103h-7v-4h149 7v4 42 7h-7-149v-7h7v163 7h-7-46-7z">
          <text:p/>
        </draw:path>
        <draw:polygon draw:style-name="gr3" draw:text-style-name="P3" draw:layer="layout" svg:width="0.222cm" svg:height="0.349cm" svg:x="7.747cm" svg:y="20.242cm" svg:viewBox="0 0 223 350" draw:points="0,350 223,350 223,308 45,308 45,188 205,188 205,145 45,145 45,42 219,42 219,0 0,0">
          <text:p/>
        </draw:polygon>
        <draw:path draw:style-name="gr3" draw:text-style-name="P3" draw:layer="layout" svg:width="0.237cm" svg:height="0.363cm" svg:x="7.739cm" svg:y="20.235cm" svg:viewBox="0 0 238 364" svg:d="M8 350h223v7h-7v-42h7v7h-178-7v-7-121-7h7 160v7h-7v-42h7v7h-160-7v-7-103-7h7 174v7h-7v-42h7v3h-219v-3h7v350h-7zM0 357v-350-7h8 219 4v7 42 4h-4-174v-4h7v103h-7v-4h160 4v4 42 7h-4-160v-7h7v121h-7v-7h178 7v7 42 7h-7-223-8z">
          <text:p/>
        </draw:path>
        <draw:path draw:style-name="gr3" draw:text-style-name="P3" draw:layer="layout" svg:width="0.247cm" svg:height="0.349cm" svg:x="12.361cm" svg:y="20.242cm" svg:viewBox="0 0 248 350" svg:d="M117 0h-117v350h117l57-10 39-36 24-53 11-78-7-78-11-28-14-25-42-32-25-10zM114 42l39 4 24 24 18 43 3 60-3 61-18 42-24 25-39 7h-68v-266z">
          <text:p/>
        </draw:path>
        <draw:path draw:style-name="gr3" draw:text-style-name="P3" draw:layer="layout" svg:width="0.261cm" svg:height="0.363cm" svg:x="12.354cm" svg:y="20.235cm" svg:viewBox="0 0 262 364" svg:d="M124 10h-117v-3h7v350h-7v-7h117v7-7l53-10v7l-3-4 42-35 4 3-4-3 25-54 3 3-3-3 7-74h7-7l-7-74 7-4-7 4-11-32h7l-7 3-14-24 7-4-3 4-43-32 4-4-4 4-25-7 4-7-4 7-28-4v-3zM124 0h32v3l28 7 43 36h3l14 24 7 32h4l7 78-11 77v4l-24 54-4 3-39 32-3 4-57 10h-117-7v-7-350-7h7zM121 42l39 7h3l25 25h3l14 42v4l7 60-7 60v3l-14 40-3 4-25 24-3 4-39 7h-67-7v-7-266-7h7zM121 53h-67v-4h7v266h-7v-7h67v7l-4-7 39-7v7l-4-4 29-28 3 7-7-3 18-44 3 4h-3l3-60h7-7l-3-60h7-7l-18-39 7-4-3 4-25-21 4-7-4 7-35-7v-4z">
          <text:p/>
        </draw:path>
        <draw:line draw:style-name="gr2" draw:text-style-name="P2" draw:layer="layout" svg:x1="14.7cm" svg:y1="19.991cm" svg:x2="28.705cm" svg:y2="19.991cm">
          <text:p/>
        </draw:line>
        <draw:line draw:style-name="gr2" draw:text-style-name="P2" draw:layer="layout" svg:x1="14.707cm" svg:y1="19.995cm" svg:x2="14.707cm" svg:y2="15.328cm">
          <text:p/>
        </draw:line>
        <draw:line draw:style-name="gr2" draw:text-style-name="P2" draw:layer="layout" svg:x1="14.7cm" svg:y1="15.328cm" svg:x2="28.705cm" svg:y2="15.328cm">
          <text:p/>
        </draw:line>
        <draw:line draw:style-name="gr2" draw:text-style-name="P2" draw:layer="layout" svg:x1="28.702cm" svg:y1="15.324cm" svg:x2="28.702cm" svg:y2="19.995cm">
          <text:p/>
        </draw:line>
        <draw:line draw:style-name="gr2" draw:text-style-name="P2" draw:layer="layout" svg:x1="14.7cm" svg:y1="19.593cm" svg:x2="26.602cm" svg:y2="19.593cm">
          <text:p/>
        </draw:line>
        <draw:line draw:style-name="gr2" draw:text-style-name="P2" draw:layer="layout" svg:x1="14.7cm" svg:y1="18.291cm" svg:x2="26.602cm" svg:y2="18.291cm">
          <text:p/>
        </draw:line>
        <draw:line draw:style-name="gr2" draw:text-style-name="P2" draw:layer="layout" svg:x1="14.7cm" svg:y1="16.993cm" svg:x2="26.602cm" svg:y2="16.993cm">
          <text:p/>
        </draw:line>
        <draw:line draw:style-name="gr2" draw:text-style-name="P2" draw:layer="layout" svg:x1="26.599cm" svg:y1="19.325cm" svg:x2="28.705cm" svg:y2="19.325cm">
          <text:p/>
        </draw:line>
        <draw:line draw:style-name="gr2" draw:text-style-name="P2" draw:layer="layout" svg:x1="26.599cm" svg:y1="18.658cm" svg:x2="28.705cm" svg:y2="18.658cm">
          <text:p/>
        </draw:line>
        <draw:line draw:style-name="gr2" draw:text-style-name="P2" draw:layer="layout" svg:x1="26.599cm" svg:y1="17.991cm" svg:x2="28.705cm" svg:y2="17.991cm">
          <text:p/>
        </draw:line>
        <draw:line draw:style-name="gr2" draw:text-style-name="P2" draw:layer="layout" svg:x1="26.599cm" svg:y1="17.324cm" svg:x2="28.705cm" svg:y2="17.324cm">
          <text:p/>
        </draw:line>
        <draw:line draw:style-name="gr2" draw:text-style-name="P2" draw:layer="layout" svg:x1="26.599cm" svg:y1="16.661cm" svg:x2="28.705cm" svg:y2="16.661cm">
          <text:p/>
        </draw:line>
        <draw:line draw:style-name="gr2" draw:text-style-name="P2" draw:layer="layout" svg:x1="26.599cm" svg:y1="15.991cm" svg:x2="28.705cm" svg:y2="15.991cm">
          <text:p/>
        </draw:line>
        <draw:line draw:style-name="gr2" draw:text-style-name="P2" draw:layer="layout" svg:x1="16.457cm" svg:y1="19.593cm" svg:x2="16.457cm" svg:y2="16.993cm">
          <text:p/>
        </draw:line>
        <draw:line draw:style-name="gr2" draw:text-style-name="P2" draw:layer="layout" svg:x1="18.506cm" svg:y1="19.596cm" svg:x2="18.506cm" svg:y2="15.317cm">
          <text:p/>
        </draw:line>
        <draw:line draw:style-name="gr2" draw:text-style-name="P2" draw:layer="layout" svg:x1="24.701cm" svg:y1="19.593cm" svg:x2="24.701cm" svg:y2="18.291cm">
          <text:p/>
        </draw:line>
        <draw:line draw:style-name="gr2" draw:text-style-name="P2" draw:layer="layout" svg:x1="26.602cm" svg:y1="19.995cm" svg:x2="26.602cm" svg:y2="15.324cm">
          <text:p/>
        </draw:line>
        <draw:line draw:style-name="gr2" draw:text-style-name="P2" draw:layer="layout" svg:x1="27.093cm" svg:y1="19.995cm" svg:x2="27.093cm" svg:y2="15.324cm">
          <text:p/>
        </draw:line>
        <draw:path draw:style-name="gr3" draw:text-style-name="P3" draw:layer="layout" svg:width="0.628cm" svg:height="0.162cm" svg:x="14.816cm" svg:y="18.344cm" svg:viewBox="0 0 629 163" svg:d="M21 107h-21l7 24 11 18 14 11 25 3 21-3 17-11 11-14 4-21-4-18-7-10-18-7-17-7-18-4-11-7-7-7-3-12 3-7 7-7 8-7h10 14l11 7 3 11 4 11h21l-4-22-10-14-18-7-21-4-18 4-17 7-7 14-4 19 4 17 7 11 14 7 18 7 17 4 11 7 7 7 3 10-3 11-4 7-10 7h-14-14l-11-7-7-11zM219 103l-4 18-7 14-7 7h-14l-14-3-11-11-7-18-3-28 3-28 7-19 11-10 14-4h11l7 7 7 11 7 15h21l-7-22-11-18-17-7-18-7-21 7-18 14-14 26v35 35l14 25 18 14 21 7 21-7 14-10 15-18 3-25zM251 156h17l18-42h60l14 42h21l-53-149h-24zM293 96l21-68 25 68zM402 156h99v-17h-81v-132h-18zM533 156h96v-17h-77v-50h67v-17h-67v-47h74v-18h-93z">
          <text:p/>
        </draw:path>
        <draw:path draw:style-name="gr3" draw:text-style-name="P3" draw:layer="layout" svg:width="0.639cm" svg:height="0.17cm" svg:x="14.809cm" svg:y="18.34cm" svg:viewBox="0 0 640 171" svg:d="M28 117h-21v-7h7l4 24h-4l4-3 10 18-3 3 3-7 14 11-3 7 3-7 22 3v8-8l21-3v7l-4-7 18-11 3 7-7-3 11-15 7 4-7-4 3-17h8-8l-3-18h7l-7 4-7-11 7-3-4 7-17-11 3-3v7l-21-7 4-7-4 7-14-4h-3l-11-7-7-7h-4v-4-10-4-10l4-4 3-7h4l7-7h4 10 4 10 4v4l7 3 3 4 7 10 4 14-7 4v-7h21v7h-7 7-7l-4-21 7-4-7 7-10-17 7-4-4 7-14-10v-4 4l-21-4v-4l4 4-22 4v-4l4 4-18 10-3-7 7 4-11 14-3-4h7l-7 21-4-3h4l3 17h-3l3-3 7 11-3 3 3-3 11 7v3-7l18 7v7-7l17 7 14 4 11 7v3l3 11v3l-3 11v3l-7 11-11 7h-3-14-14-4v-3l-11-4-3-3-7-11v-4l-4-14 7-3zM35 110l4 14-7 3 3-3 7 10-3 4 3-7 11 7-3 7v-7l14 4v3-3l14-4v7l-4-7 11-4 3 4-7-4 7-7 4 4h-4l4-14 3 3h-3l-4-10h4l-4 3-7-7 4-3v3l-14-3 3-7-3 7-18-4-18-7-14-7h-3v-3l-7-11v-4l-4-14v-3l4-18v-3l10-14 4-4 14-7 21-4 25 4 17 11h4l7 17h4l3 21v4 7h-7-21-4l-3-7v-14h3l-3 3-7-10 7-4-4 7-10-7 3-7v7h-14v-7l4 7h-14v-7l3 7-7 4-4-4 4 4-7 7-4-4h7l-3 11h-7l7-4 3 11-7 3 4-3 7 3-4 7 4-7 11 4-4 7v-7l18 3 21 8 14 7 3 3 11 11v3l4 18-4 21-3 4-11 14v3l-18 8h-3l-21 4h-4l-21-4-18-11h-3l-11-18v-4l-3-21-4-7h7 21 4zM234 106l-4 18v3l-7 11v4l-10 7v3h-4-10-4l-15-3h-3l-11-15h-4l-7-21-3-28 3-25v-3l7-18v-3h4l11-11v-3h3l15-4h4 10v4l11 3v4l7 10 7 14-7 4v-7h21v7h-7l-7-21h7l-4 3-14-17 7-4-3 7-14-10v-4 4l-18-4v-7l4 7-26 7v-7l4 7-18 14-4-7 4 4-11 24h-7 7l-3 32h-4 4l3 32-7 3 7-3 11 25-4 3 4-7 18 18-4 3v-7l26 7-4 8v-8l21-3v3l-3-3 17-11 4 4-7-4 10-18 8 4h-8l8-28 7 3v4h-22v-4zM230 99h22 7l-4 7-3 25v3h-4l-11 18v4l-17 11h-4l-17 4h-4l-26-4h-3l-18-18-10-25v-4l-4-35 4-35 10-25v-3l18-15 3-3 26-4h4l17 4h4l14 11 14 17 7 21v11h-7-21-4l-3-7-4-14h7l-7 3-7-10 7-4-3 7-11-7 4-7v7h-11v-7l4 7-14 4-5-7 8 3-15 14-4-7 8 4-8 21-7-4h7l-3 25h-7 7l3 25-7 3 7-3 8 17-8 4 4-4 15 11-8 4 5-4 14 4-4 3v-3l11-4 3 7-3-7 7-7 7 7-7-4 7-14 7 4-7-4 3-17v-4zM259 156h21v3h-7l14-46 3-3h4 60 7v3l14 46h-3v-3h17v3l-3 4-57-152h7v7h-21v-7h4l-53 152-7-4zM252 159l56-152v-3h7 21 4v3l56 152 4 8h-11-17-8v-4l-17-46h7v7h-60v-7h7l-14 46-4 4h-3-21-11zM294 96l25-67 7-18 3 18 25 67 3 10h-10-46-7zM301 92h46v7h-7l-21-67h7 3l-21 67h-7zM410 156h99v3h-7v-17h7v7h-77-8v-7-131h8v7h-22v-7h7v148h-7zM403 159v-148-7h7 22 7v7 131h-7v-4h77 4v4 17 8h-4-99-7zM541 156h95v3h-7v-17h7v7h-77-8v-7-50-7h8 67v7h-8v-17h8v7h-67-8v-7-46-7h8 74v7h-7v-18h7v7h-92v-7h3v148h-3zM534 159v-148-7h7 92 7v7 18 7h-7-74v-7h7v46h-7v-8h67 7v8 17 7h-7-67v-7h7v50h-7v-4h77 4v4 17 8h-4-95-7z">
          <text:p/>
        </draw:path>
        <draw:path draw:style-name="gr3" draw:text-style-name="P3" draw:layer="layout" svg:width="1.39cm" svg:height="0.201cm" svg:x="16.587cm" svg:y="18.344cm" svg:viewBox="0 0 1391 202" svg:d="M28 156h18l21-131 25 131h17l25-149h-17l-18 128-21-128h-18l-21 128-21-128h-18zM152 156h95v-17h-74v-50h67v-17h-67v-47h74v-18h-95zM318 139h-29v17h78v-17h-28v-114h28v-18h-78v18h29zM498 139l3 17h11v-81h-53v21h31l-3 21-7 14-7 11h-14l-14-3-14-11-8-21-3-25 3-28 8-19 14-10 14-4h10l11 7 7 11v15h25l-7-22-11-18-14-7-18-7-28 7-18 14-10 25-4 36 4 35 10 25 18 14 21 7 14-3 11-4 10-7zM540 156h18v-67h59v67h22v-149h-22v61h-59v-61h-18zM709 156h18v-131h50v-18h-114v18h46zM996 199h14l-14-22-7-24-7-25v-25-28l7-25 7-25 14-22h-14l-14 22-11 25-7 25-3 28 3 25 7 25 11 21zM1070 156h18v-39l21-21 32 60h21l-43-70 43-47h-21l-53 57v-96h-18zM1285 153v-114h-17v22l-15-19-10-3-11-4-17 4-14 15-11 21v25 28l11 18 14 10 17 7 11-3 10-4 15-14v14 14l-7 7-8 7-14 4-14-4-7-3-3-4-4-10h-17v3l3 14 7 11 14 7h18l25-3 14-8 10-17zM1208 100l3-18 7-14 7-11 11-3 14 3 11 11 3 14 4 18-4 21-3 14-11 7-14 4-11-4-7-7-7-14zM1356 199l14-25 10-21 8-25 3-25-3-28-8-25-10-25-14-22h-14l10 22 11 25 3 25 4 28-4 25-3 25-11 24-10 22z">
          <text:p/>
        </draw:path>
        <draw:path draw:style-name="gr3" draw:text-style-name="P3" draw:layer="layout" svg:width="1.404cm" svg:height="0.215cm" svg:x="16.58cm" svg:y="18.337cm" svg:viewBox="0 0 1405 216" svg:d="M35 156h18v7h-7l21-131h14l21 131h-3v-7h17v7h-7l25-153 7 4v7h-17v-7h7l-18 128h-14l-21-128h7v7h-18v-7h4l-22 128h-10l-18-128h4v7h-18v-7l7-4 25 153h-4zM28 163l-28-149v-7h7 18 7v3l17 132h-3-7l21-132v-3h7 18 3l4 3 21 132h-7-7l17-132 4-3h4 17 7v7l-28 149v7h-4-17-7v-7l-25-128 7-3 7 3-21 128v7h-7-18-7zM159 156h95v7h-7v-17h7v7h-74-7v-7-50-7h7 67v7h-7v-17h7v3h-67-7v-3-47-7h7 74v7h-7v-18h7v7h-95v-7h7v149h-7zM152 163v-149-7h7 95 7v7 18 7h-7-74v-7h7v47h-7v-8h67 7v8 17 7h-7-67v-7h7v50h-7v-8h74 7v8 17 7h-7-95-7zM325 153h-29v-7h7v17h-7v-7h78v7h-7v-17h7v7h-28-7v-7-114-7h7 28v7h-7v-18h7v7h-78v-7h7v18h-7v-7h29 7v7 114 7zM318 146v-114h7v7h-29-3v-7-18-7h3 78 7v7 18 7h-7-28v-7h7v114h-7v-8h28 7v8 17 7h-7-78-3v-7-17-8h3 29v8zM512 142l3 21h-7v-7h11v7h-7v-81h7v7h-53v-7h7v21h-7v-7h31 8v7l-4 21-7 14v4l-11 11h-3l-14 3h-4l-14-3-3-4-11-11v-3l-7-18v-3l-4-25v-28h4l7-22 11-14h3l18-4h3 11l10 7v4l7 10 4 15-7 4v-7h25v7h-7l-7-22h7l-4 3-14-17 7-4-4 7-14-10 4-4-4 4-17-4 3-7v7l-24 7-4-7 7 7-21 14-4-7 7 4-10 25-7-3 7 3-7 32h-4 4l7 32h-7 7l10 25-7 3 4-7 18 18-4 3 4-7 21 7-4 4v-4l14-3v7l-3-7 10-4 4 7-4-7 11-7 3 7-7-7 11-11 7-10zM508 149l-7 11-11 7-10 7h-4-10-4l-21-4h-3v-3l-18-14v-4l-14-25v-3l-4-32 4-35 14-26v-3l18-15 3-3 25-4h3l18 4h3l15 11h3l11 17 3 22 4 7h-7-25-4v-3l-3-14h7-7l-7-8 7-4-7 4-7-4 3-7v7l-10-3v-4l3 4-17 3v-3l3 3-10 12-7-5 7 5-7 17-8-3h8l-4 28h-7 7l4 25h-8 8l7 17-7 4 7-7 10 14-3 4v-8l14 4v7l-4-7h14l4 4-7-4 10-11 4 7-4-3 7-14h4-4v-18h7-7 7v4h-31-7v-4-21-7h7 53 7v7 81 7h-7-11-7v-7l-4-17 8-4zM547 156h18v7h-8v-70-7h8 59 8v7 70h-8v-7h22v7h-7v-149h7v7h-22v-7h8v61 7h-8-59-8v-7-61h8v7h-18v-7h3v149h-3zM540 163v-149-7h7 18 7v7 61h-7v-7h59v7h-7v-61-7h7 22 7v7 149 7h-7-22-7v-7-70h7v7h-59v-7h7v70 7h-7-18-7zM716 156h18v7h-7v-131-7h7 46v7h-4v-18h4v7h-110v-7h7v18h-7v-7h46 7v7 131h-7zM709 163v-131h7v7h-46-7v-7-18-7h7 110 7v7 18 7h-7-46v-7h7v131 7h-7-18-7zM1003 198h14v8l-7 3-11-25-10-24-4-25h-3v-25-3-25h3l4-25v-3l10-22v-4l11-21 7 3v4h-14v-4l7 4-18 21-3-3 3 3-10 26-4-4 4 4-4 21h-7 7l-3 28-8-3h8l3 28h-7l7-4 4 25-4 4 4-4 10 25h-3l3-4 18 25-7 4zM996 209l-14-25-11-21v-3l-8-25-3-25v-3l3-25 8-28 11-22v-4l14-21 3-4h4 14 11l-4 11-14 21-7-3 7 3-7 26-7-4h7l-7 25h-7 7v28l-7-3h7v28h-7l7-4 7 25-7 4 7-4 7 25h-7 7l14 21 4 11h-11-14-4zM1077 156h18v7h-7v-39-3l3-4 18-17 7-7 3 7 36 60-7 3v-7h21v7l-4 4-42-74-4-4 4-3 42-44 4 5v7h-21v-7l3 7-53 49-10 11v-14-93h7v7h-18v-7h4v156h-4zM1070 163v-156-7h7 18 7v7 93h-7l-4-4 53-54h4 21 17l-10 12-46 42-4-7h7l43 71 7 10h-14-21-4v-3l-35-60 7-4 3 7-21 18-3-4h7v39 7h-7-18-7zM1285 160v-113h7v7h-17v-7h7v21 14l-11-11-14-17 3-4-3 4-7-4v-3 3h-11v-8l4 8-18 4-3-7 3 7-14 10-3-3h7l-11 21-7-3 7 3v25h-7l7-4v28h-7l7-3 11 21-7 4 3-7 14 14-3 3 3-7 18 7-4 4v-4l11-3v7-7l7-4 3 7-3-3 14-18 11-14v18 17l-4 14-3 11-4 3-7 4h-4l-14 3h-14v-3h-7-3v-4l-7-3v-4l-4-10h7v7h-17v-7h7-7 7l3 14h-7l4-4 10 11-7 3 4-3 14 7-4 4v-8l21 4-3 7v-7l25-4v8l-4-8 14-7 4 4h-4l7-18 7 4h-7v-25l7 4zM1299 160l-3 21v3l-7 14v4h-4l-14 7v4h-3l-22 3h-3l-18-3-14-7h-3v-4l-11-7v-4l-4-14v-3-7h8 17 7v7 7h-3l3-4 7 7-7 4 4-7 7 3-4 7 4-7h10v7l-3-7h14l3 7-3-7 7-3 4 3-4-3 4-7h7-7v-11h7-7v-17h7l3 3-14 18v3l-11 4h-10-4l-17-4h-4l-14-14-11-21v-4l-3-24v-4l3-24v-4l11-18v-3l14-12h4l17-7h4l7 4h3l11 3v5l14 14-3 7h-7v-21-5h7 17 7v5zM1208 107l3-21 7-18 11-7v-4h3l11-3h3l11 3h3v4l11 7 7 18 4 21-4 21-7 14v4l-11 7v3h-3-11-3-11-3v-3l-11-7v-4l-7-14v-4zM1222 107l3 17h-7l7-3 4 14-4 3 4-3 7 7-4 7v-7l14 4-3 3v-3l14-4v7l-4-7 11-7 4 3-8-3 8-14 3 3h-7l4-17h7-7l-4-18 7-3-3 3-8-14 8-4-4 8-11-11 4-4v7l-14-3v-7l3 7-14 3v-7l4 4-7 11-4-8 4 4-4 14-7-3 7 3-3 18h-7zM1356 202l17-25 4 4h-7l14-25 3 4-3-4 3-25 8 4h-8l4-28h7l-7 3-4-28h8-8l-3-21 3-4-3 4-14-26 7-3-4 3-17-21 7-4v4h-14v-4l7-3 10 21 11 26v3l3 25 4 25v3l-4 25-3 25v3l-11 21-10 25-7-3v-8h14v8zM1363 213h-14-11l4-11 14-21h3-3l7-25 7 4-7-4 7-25 3 4-7-4 4-24h7l-7 3-4-28h7-3l-7-25h7l-7 4-7-26 3-3-3 3-14-21-4-11h11 14 3v4l18 21v4l11 22 7 28 3 25v3l-3 25-7 25-11 24-18 25v4z">
          <text:p/>
        </draw:path>
        <draw:path draw:style-name="gr3" draw:text-style-name="P3" draw:layer="layout" svg:width="1.792cm" svg:height="0.162cm" svg:x="18.619cm" svg:y="18.344cm" svg:viewBox="0 0 1793 163" svg:d="M50 7h-50v149h50l21-3 17-14 11-25 7-32-7-32-4-15-3-10-18-14-14-4zM46 25l18 3 10 11 7 15 4 28-4 25-7 17-10 11-18 4h-28v-114zM131 156h21v-60h21 14l7 4 8 7 4 10v22l3 10v7h25v-3l-7-4v-14l-4-21-3-18-4-7-7-3 7-7 7-7 4-11v-11l-4-18-7-14-14-11h-22-49zM173 25h14l12 3 7 11 3 11-3 11-7 11-12 3h-14-21v-50zM245 156h21l14-42h60l17 42h18l-53-149h-21zM287 96l25-68 21 68zM400 156h17l25-131 21 131h18l28-149h-21l-18 128-21-128h-17l-22 128-17-128h-18zM562 139h-28v17h74v-17h-28v-114h28v-18h-74v18h28zM650 156h18v-124l60 124h21v-149h-18v124l-56-124h-25zM869 139l7 17h7v-81h-53v21h32v21l-7 14-11 11h-14l-14-3-11-11-7-21-3-25v-28l10-19 11-10 14-4h14l7 7 7 11 4 15h21l-7-22-11-18-14-7-17-7-25 7-21 14-11 26-3 35 3 35 11 25 21 14 21 7 11-3 10-4 11-7zM1042 156h17v-124l57 124h25v-149h-18v124l-56-124h-25zM1169 100l3 28 11 21 14 11 25 3 21-3 18-11 10-21v-28-93h-18v96l-3 18-7 14-7 7h-14-14l-11-7-7-14v-18-96h-21zM1296 156h17v-135l29 135h17l29-135v135h17v-149h-28l-25 135-28-135h-28zM1507 75l18-11 4-10v-12l-4-14-7-14-14-7h-21-53v149h56 21l15-10 10-15 4-17-4-14-3-11-11-7zM1479 72h-28v-47h32 10l11 3 3 7v12 10l-7 7-7 4zM1486 139h-35v-50h32 14l10 7 4 7 4 11-4 10-4 11-10 4zM1564 156h95v-17h-74v-50h67v-17h-67v-47h74v-18h-95zM1694 156h18v-60h21 14l11 4 7 7v10 22l4 10 3 7h21v-3l-3-4-4-14v-21l-3-18-7-7-7-3 10-7 4-7 3-11 4-11-4-18-10-14-15-11h-17-50zM1737 25h14l10 3 4 11 4 11-4 11-7 11-7 3h-14-25v-50z">
          <text:p/>
        </draw:path>
        <draw:path draw:style-name="gr3" draw:text-style-name="P3" draw:layer="layout" svg:width="1.806cm" svg:height="0.17cm" svg:x="18.612cm" svg:y="18.34cm" svg:viewBox="0 0 1807 171" svg:d="M57 18h-50v-7h4v148h-4v-3h50v3l-4-3 25-7v7l-4-4 18-14 3 4-3-4 10-21h4-7l7-32h7-7l-4-32h4l-4 4-3-14 3-4-3 4-7-11 7-3-7 3-18-14 7-3-3 7-11-4v-7 7h-14l4-7zM57 4h10 4l10 3 4 4 17 14 7 11v3l4 11v3l3 32-3 32v3l-11 25h-3l-14 18h-4l-24 4h-50-7v-8-148-7h7zM57 22l14 3h3l11 11 3 3 7 18v3 25 25 3l-7 18-3 3-11 11h-3l-14 4h-4-28-7v-7-113-7h7 28zM53 36h-28v-7h7v113h-7v-4h28v4-4l14-4 4 4-4-4 11-10 3 3h-7l7-17h7-7l4-25h7-7l-4-25h7l-7 4-7-21h7l-3 3-11-10 4-4v7l-18-3v-7zM138 156h21v3h-7v-60-7h7 21 14l11 4h3v3l7 7v14l4 22h-7l7-4v14h-7 7l3 7h-7v-3h21v3h-3v-3h3l-3 3-7-3v-4-10-4l-4-21h7-7l-3-18h7l-7 4-4-7 4-4v7l-11-7-7-3 7-7 11-4 3 4-7-4 7-7 4 4-4-4 4-7h7-7v-11h7-7l-4-17h7l-3 3-11-14 7-3-3 3-14-7 3-7v7h-21v-7 7h-49v-7h7v148h-7zM131 159v-148-7h7 49l21 3h4l14 8v3l10 14 4 21v11l-4 3-3 11-7 7v4l-11 3v-3-7l7 3h4v4l3 3 4 4 3 17v25h-7 7l4 11-7 3 3-7 7 7v4 3 8h-7-21-3l-4-4v-7l-3-4v-10-22h7l-7 4-4-14h7l-7 3-3-7 3-3v3h-10l3-7v7h-18l4-7v7h-21v-7h7v60 8h-7-21-7zM184 22l10 3h4l10 4 7 10 4 14v4l-4 10v4l-7 7v4l-10 3h-4-14-21-7v-7-49-7h7 21zM180 36h-21v-7h7v49h-7v-7h21v7-7h14v7l-3-7 10-4 4 8-4-4 4-7 7 3-7-3v-11h7l-7 4v-14h7l-7 3-4-7 4-7-4 7-7-3v-7 7h-14v-7zM251 156h17v3h-3l14-46v-3h7 60 8v3l14 46h-4v-3h18v3l-3 4-58-152h7v7h-25v-7h8l-53 152-7-4zM243 159l57-152v-3h3 25 4v3l57 152 4 8h-11-18-7v-4l-18-46h7v7h-60v-7h7l-18 46v4h-7-17-11zM286 96l25-67 3-18 7 18 25 67 3 10h-10-46-11zM293 92h46v7h-7l-21-67h3 7l-21 67h-7zM407 156h17v3h-3l21-130h11l24 130h-7v-3h18v3h-7l28-152 7 4v7h-21v-7h7l-18 127h-14l-21-127h7v7h-17v-7h7l-22 127h-14l-17-127h7v7h-18v-7l7-4 25 152h-7zM400 163l-25-152v-7h7 18 3l4 3 17 131h-7-7l21-131v-3h8 17 7v3l21 131h-7-7l21-131v-3h4 21 7l-3 7-25 152v4h-7-18-7v-4l-21-131 7-3 4 3-22 131v4h-7-17-4zM569 149h-28v-7h7v17h-7v-3h74v3h-7v-17h7v7h-28-4v-7-113-7h4 28v7h-7v-18h7v7h-74v-7h7v18h-7v-7h28 7v7 113 7zM562 142v-113h7v7h-28-7v-7-18-7h7 74 7v7 18 7h-7-28v-7h7v113h-7v-4h28 7v4 17 8h-7-74-7v-8-17-4h7 28v4zM657 156h18v3h-4v-123h11l56 123h-3v-3h21v3h-7v-148h7v7h-18v-7h7v123l-10 4-60-127h7v7h-25v-7h7v148h-7zM654 159v-148-7h3 25 3l4 3 56 124-7 3h-7v-123-7h7 18 7v7 148 8h-7-21-7v-4l-57-124 4-3h7v123 8h-7-18-3zM883 138l4 21h-4v-3h7v3h-3v-81h3v7h-53v-7h7v21h-7v-7h32 7v7 21 4l-7 14h-4l-10 11h-4l-10 3h-4l-14-3h-3l-15-15-7-21-3-28 3-28 7-21 15-14h3l14-4h4 10 4l7 7v4l7 10h3l4 14-7 4v-7h21v7h-7l-4-21h4l-4 3-10-17 3-4-3 7-14-10 3-4v4l-21-4 4-7v7l-25 7v-7l4 7-18 14-7-7 7 4-11 28-7-4h7l-3 32h-7 7l3 32-7 3 7-3 11 25-7 3 7-7 18 18-4 3v-7l21 7v8-8l11-3v7-4l10-7v7l-3-7 10-7 4 7-4-3 7-11 11-14zM883 145l-7 11h-4l-10 11-11 4h-14-3l-22-4h-3l-18-18v-4l-10-25h-4l-3-35 3-32v-3h4l10-25v-3l21-15v-3h4l21-4h4l21 4 14 11h3l11 17 7 21v11h-7-21-7v-7l-4-14h7l-7 3-7-10 7-4-3 4-11-4 7-7-3 7-11-3v-4l4 4-18 3v-3l4 3-11 11-4-4 4 4-7 17h-7 7v25h-7 7v25h-4 4l7 17-4 4 4-4 11 11-4 4v-4l18 4-4 3v-3l14-4v7l-3-7 10-7 4 3-7-3 7-14 7 3-7-3 3-18h4-4 4v7h-32-7v-7-21-3h7 53 7v3 81 8h-7-7-7v-4l-4-21h4zM1049 156h17v3h-7v-123h15l56 123h-7v-3h25v3h-7v-148h7v7h-18v-7h7v123l-14 4-57-127h8v7h-25v-7h7v148h-7zM1042 159v-148-7h7 25 3v3l60 124-7 3h-7v-123-7h7 18 7v7 148 8h-7-25-4v-4l-60-124 7-3h8v123 8h-8-17-7zM1183 103l3 28h-7l7-4 7 22-3 3 3-7 15 11-4 7 4-7 21 3v8-8l21-3v7l-4-7 18-11 4 7-8-3 11-22 7 4h-7l4-28h3-3v-92h3v7h-18v-7h8v95l-4 18-7 14v4l-11 7-3 3h-14-4-14v-3l-10-7h-4v-4l-4-11-3-3v-18-95h7v7h-21v-7h7v92h-7zM1169 103v-92-7h7 21 7v7 95h-7 7v18h-7l7-4 7 14-7 4 4-7 10 7-3 7v-7l14 4v3l-4-3 14-4 4 7-7-7 10-7 4 7-4-4 4-14 7 4h-7l3-18h7-7v-95-7h7 18 7v7 92 3l-3 25v3l-11 18v4l-18 11-24 4-25-4h-3l-15-11h-3v-4l-11-18v-3l-3-25zM1303 156h17v3h-7v-134l15-3 28 137h-7v-3h17v3h-3l24-137 15 3v134h-7v-3h17v3h-7v-148h7v7h-28v-7h7l-28 134h-11l-28-134h7v7h-28v-7h7v148h-7zM1296 159v-148-7h7 28 7v3l25 135-4 3-7-3 28-135v-3h4 28 7v7 148 8h-7-17-8v-8-134h8 7l-29 138v4h-7-17-4l-3-4-29-138h7 8v134 8h-8-17-7zM1511 75l14-11 7 3-7-3 4-7h7-7v-11l7 4h-7l-4-18h7l-3 4-11-11 7-7-3 7-15-7 4-7v7h-21v-7 7h-53v-7h7v148h-7v-3h56v3-3l21-4v7l-3-7 14-7 4 4-4-4 7-14 7 3h-7l4-21 7 4h-7l-4-11 7-3-3 3-7-10 7-4-4 7-10-10 3-4v7l-14-7-7-3zM1518 75l11 3h3v4l7 7 7 10v4l4 10v4l-4 21-10 14-4 4-14 7v4h-4-17-4-56-7v-8-148-7h7 53 3l18 3h3l15 8 10 14v3l4 14v4l-4 10-3 11-18 14-4-7zM1486 78h-28-7v-3-46-7h7 32 10 4v3l7 4h3l4 7 4 3v11 10l-4 4-4 7-3 4-7 3h-4-10zM1486 67l14-3v7l-3-4 7-7 3 7-3-3 3-7 7 3h-7l4-10h3-3l-4-11h7l-7 4-3-7 7-4-4 7-10-3 3-7v7h-10v-7 7h-32v-7h7v46h-7v-8h28v8zM1493 149h-35-7v-7-50-7h7 32 14 3l11 7 7 11v3l4 11-4 14-7 11-11 7h-3zM1490 138l14-4v8l-4-8 11-3 3 7-7-7 7-7 4 3h-4v-10h8-8v-11h4l-4 4-7-7 7-4-3 4-11-4 4-7v7h-14v-7 7h-32v-7h7v50h-7v-4h35v4zM1571 156h95v3h-3v-17h3v7h-74-7v-7-50-7h7 67v7h-7v-17h7v7h-67-7v-7-46-7h7 74v7h-7v-18h7v7h-95v-7h7v148h-7zM1567 159v-148-7h4 95 7v7 18 7h-7-74v-7h7v46h-7v-8h67 7v8 17 7h-7-67v-7h7v50h-7v-4h74 7v4 17 8h-7-95-4zM1701 156h18v3h-7v-60-7h7 21 18l10 4 4 3 4 7 3 14v22h-7l7-4 4 14h-7 7v7h-4v-3h21v3h-7v-3h7l-3 3-7-3v-4l-4-10v-4-21h7-7l-3-18h7l-7 4-4-7 4-4-4 7-7-7-11-3 11-7 7-4 7 4-7-4 7-7 4 4-4-4 4-7h3-7l4-11h7-7l-4-17h7l-7 3-7-14 4-3-4 3-14-7 3-7v7h-17v-7 7h-50v-7h4v148h-4zM1694 159v-148-7h7 50l21 3 14 8 4 3 10 14 4 21-4 11v3l-3 11-7 7v4h-4l-7 3-3-3 3-7 7 3 4 4 3 3v4l7 17v25h-7 7v11l-3 3 3-7 4 7 3 4v3 8h-7-21-7v-4l-4-7v-4-10l-3-22h7l-7 4v-14h7l-7 3-4-7 4-3v3h-11v-7 7h-14v-7 7h-21v-7h7v60 8h-7-18-7zM1744 22l14 3h3l7 4h4l7 10 4 14v4l-4 10v4l-7 7-4 4-10 3h-14-25-7v-7-49-7h7zM1744 36h-25v-7h7v49h-7v-7h25v7-7h14v7l-4-7 11-4v8l-4-4 7-7 4 3-7-3 3-11h8l-8 4-3-14h7l-4 3-7-7 7-7-3 7-11-3 4-7v7h-14v-7z">
          <text:p/>
        </draw:path>
        <draw:path draw:style-name="gr3" draw:text-style-name="P3" draw:layer="layout" svg:width="0.632cm" svg:height="0.159cm" svg:x="24.835cm" svg:y="18.347cm" svg:viewBox="0 0 633 160" svg:d="M21 104h-21l4 24 10 18 18 11 21 3 25-3 15-11 14-14 3-21-3-18-11-10-15-11-21-3-14-4-14-8-4-7-3-11 3-7 4-7 10-7h11 14l7 7 7 11 4 10h22l-7-21-7-14-19-7-21-4-21 4-14 7-11 14-3 18 3 18 11 11 10 7 18 7 18 4 14 3 7 11 3 10-3 11-4 7-14 7h-10-15l-14-7-7-11zM135 153h21v-70h60v70h18v-149h-18v61h-60v-61h-21zM269 153h95v-17h-74v-50h67v-17h-67v-47h74v-18h-95zM400 153h95v-17h-74v-50h67v-17h-67v-47h74v-18h-95zM566 153h21v-131h46v-18h-113v18h46z">
          <text:p/>
        </draw:path>
        <draw:path draw:style-name="gr3" draw:text-style-name="P3" draw:layer="layout" svg:width="0.642cm" svg:height="0.17cm" svg:x="24.828cm" svg:y="18.34cm" svg:viewBox="0 0 643 171" svg:d="M28 117h-21v-7h7l4 24h-7l7-3 10 18-7 3 4-7 17 11-3 7v-7l25 3-4 8v-8l21-3 4 7-4-7 14-11 4 7-4-3 11-15 3 4-3-4v-17h7-7v-18h7l-7 4-11-11 7-3-3 3-14-7 3-7-3 7-18-3v-7 7l-18-4v-3l-10-4h-4l-7-7v-4l-3-10v-4l3-10v-4l7-7 11-7h14 14v4l11 3v4h3l7 10v14h-3v-3h17v3h-7 7l-7 4-3-21 7-4-4 7-10-17 3-4v7l-17-10 3-4v4l-21-4v-4 4l-21 4v-4l3 4-14 10-3-7 3 4-7 14-7-4h7l-3 18h-7 7l3 14-7 3 7-3 7 11-7 3 4-7 14 7-4 7 4-7 14 7v7-7l21 4 11 7h3l7 7h4v3 11l3 3h-3v11 3l-7 11h-4l-10 7h-4-10-4-14l-4-3-10-4v-3l-7-11-4-4v-14l7-3zM32 110l3 14-7 3 7-3 7 10-7 4 4-7 10 7-3 7 3-7 15 4-4 3v-3l14-4v7l-3-7 10-4 4 4-4-4 7-7 4 4h-7l3-14 7 3h-7l-3-10h7l-4 3-7-7 4-7-4 7-14-3 4-7-4 7-14-4v-3l-21-4-11-7-3-3-11-11v-4l-3-17 3-18v-3h4l10-14v-4l14-7h4l17-4h4l21 4h4l14 11h3l11 17 3 21v7h-7-17-7v-3l-4-14h7l-7 3-7-10 7-4-3 7-11-7 4-7v7h-11v-7 7h-11l-3-7 7 7-11 4-3-4 7 4-7 7-7-4h7v11l-7-4h7v11h-7l7-4 7 7-7 4 3-4 11 4-4 7 4-7 18 3 17 8h4l14 7v3l10 11v3l4 18-4 21v4l-10 14-4 3-14 8h-3l-25 4-21-4h-4l-17-11-11-18h-3v-4l-4-21v-10h7 21 4zM141 156h18v3h-4v-70-7h4 63 4v7 70h-4v-3h18v3h-7v-148h7v7h-18v-7h4v60 7h-4-63-4v-7-60h4v7h-18v-7h7v148h-7zM134 159v-148-7h7 18 7v7 60h-7v-7h63v7h-7v-60-7h7 18 7v7 148 8h-7-18-7v-8-70h7v7h-63v-7h7v70 8h-7-18-7zM275 156h95v3h-7v-17h7v7h-74-7v-7-50-7h7 67v7h-7v-17h7v3h-67-7v-3-46-7h7 71v7h-4v-18h4v7h-92v-7h7v148h-7zM268 159v-148-7h7 92 7v7 18 7h-7-71v-7h4v46h-4v-8h67 4v8 17 7h-4-67v-7h4v50h-4v-4h74 7v4 17 8h-7-95-7zM406 156h95v3h-7v-17h7v7h-74-7v-7-50-7h7 67v7h-7v-17h7v3h-67-7v-3-46-7h7 70v7h-3v-18h3v7h-91v-7h7v148h-7zM399 159v-148-7h7 91 7v7 18 7h-7-70v-7h3v46h-3v-8h67 3v8 17 7h-3-67v-7h3v50h-3v-4h74 7v4 17 8h-7-95-7zM573 156h21v3h-7v-130-7h7 46v7h-8v-18h8v7h-114v-7h8v18h-8v-7h47 7v7 130h-7zM565 159v-130h8v7h-47-7v-7-18-7h7 114 3v7 18 7h-3-46v-7h7v130 8h-7-21-8z">
          <text:p/>
        </draw:path>
        <draw:path draw:style-name="gr3" draw:text-style-name="P3" draw:layer="layout" svg:width="0.498cm" svg:height="0.158cm" svg:x="14.816cm" svg:y="17.046cm" svg:viewBox="0 0 499 159" svg:d="M21 107h-21l7 21 11 17 14 11 25 3 21-3 17-7 11-18 4-17-4-19-7-14-18-7-17-7-18-4-11-3-7-7-3-11 3-11 7-7 8-3 10-4 14 4 11 7 3 7 4 14h21l-4-21-10-14-18-11-21-3-18 3-17 11-7 14-4 18 4 17 7 11 14 7 18 3 17 7 11 4 7 8 3 11-3 10-4 11-10 3-14 4-14-4-11-7-7-10zM177 138h-29v18h78v-18h-32v-117h32v-18h-78v18h29zM261 156h111v-18h-86l86-117v-18h-104v18h79l-86 117zM403 156h96v-18h-78v-54h67v-17h-67v-46h74v-18h-92z">
          <text:p/>
        </draw:path>
        <draw:path draw:style-name="gr3" draw:text-style-name="P3" draw:layer="layout" svg:width="0.508cm" svg:height="0.17cm" svg:x="14.809cm" svg:y="17.042cm" svg:viewBox="0 0 509 171" svg:d="M28 118h-21v-8h7l4 22-4 3 4-3 10 14-3 3 3-3 14 10-3 4 3-7 22 7v3-3l21-7v7l-4-4 18-10 3 7-7-7 11-14 7 3h-7l3-21 8 4h-8l-3-19h7l-7 4-7-11 7-7-4 7-17-7 3-7v7l-21-7 4-4-4 4-14-4h-3l-11-3-7-7-4-4v-10-4-11-3h4l3-7h4l7-7h4l10-4h4l10 4h4l7 7h3l7 10v4l4 14h-7v-7h21v7h-7 7-7l-4-21h7l-7 3-10-14 7-3-4 3-14-7v-7 7l-21-3v-7l4 7-22 3v-7l4 7-18 7-3-3 7 3-11 14-3-3h7l-7 21-4-3h4l3 17h-3l3-3 7 10-3 4 3-7 11 7v7-7l18 7v7-7l17 3 14 4v3l11 8v3l3 12v3l-3 11v3l-7 7v4l-11 3h-3v4h-14l-14-4h-4l-11-7h-3v-3l-7-11-4-18h7zM35 110l4 15h-7l3-4 7 14-3 4 3-7 11 7-3 7v-7h14v7-7h14v7l-4-7 11-4 3 4-7-4 7-7 4 4-4-4 4-10 3 3h-3l-4-11 4-4-4 8-7-8 4-7v7l-14-3 3-8-3 8-18-8-18-3-14-11h-3l-7-10v-4l-4-14v-3l4-22 10-14v-3h4l14-7v-4h21 25v4l17 7 4 3 7 14 4 4 3 21v7h-7-21-4l-3-3v-14l3-4-3 7-7-14h7l-4 3-10-7 3-3v7l-14-4v-7l4 7-14 4v-7l3 3-7 7-4-7 4 4-7 7-4-4 7 4-3 11-7-4h7l3 11h-7l4-4 7 7-4 4 4-4 11 4-4 7v-7l18 3 21 7 14 7h3l11 14v4l4 15v4l-4 21h-3l-11 17-18 11h-3l-21 4h-4l-21-4-18-11h-3v-3l-11-14v-4l-3-21-4-11h7 21 4zM185 149h-30v-7h7v18h-7v-7h79v7h-7v-18h7v7h-28-7v-7-117-4h7 28v4h-7v-18h7v7h-79v-7h7v18h-7v-4h30 7v4 117 7zM178 142v-117h7v7h-30-7v-7-18-7h7 79 3v7 18 7h-3-28v-7h7v117h-7v-7h28 3v7 18 7h-3-79-7v-7-18-7h7 30v7zM269 153h110v7h-7v-18h7v7h-85-14l10-10 85-118 4 4h-7v-18h7v7h-103v-7h7v18h-7v-4h78 14l-7 11-85 114-7-4h7v18h-7zM266 160v-18-3l84-118 4 4v7h-78-7v-7-18-7h7 103 7v7 18 3h-4l-81 118-7-4v-7h85 7v7 18 7h-7-110-3zM410 153h96v7h-7v-18h7v7h-78-7v-7-50-7h7 67v7h-7v-21h7v7h-67-7v-7-46-4h7 74v4h-7v-18h7v7h-92v-7h4v153h-4zM403 160v-153-7h7 92 7v7 18 7h-7-74v-7h7v46h-7v-4h67 7v4 21 7h-7-67v-7h7v50h-7v-7h78 3v7 18 7h-3-96-7z">
          <text:p/>
        </draw:path>
        <draw:path draw:style-name="gr3" draw:text-style-name="P3" draw:layer="layout" svg:width="0.586cm" svg:height="0.152cm" svg:x="14.823cm" svg:y="16.301cm" svg:viewBox="0 0 587 153" svg:d="M50 0h-50v153h50l21-7 17-14 16-25 3-33-3-31-4-14-8-11-21-14-11-4zM46 18l18 4 10 10 7 18 4 24-4 26-7 18-10 14h-18-28v-114zM114 153h21l14-46h60l18 46h21l-56-153h-21zM156 90l25-68 21 68zM301 153h21v-135h43v-18h-110v18h46zM396 153h96v-21h-78v-50h67v-18h-67v-46h74v-18h-92zM555 153h32v-35h-32zM555 64h32v-32h-32z">
          <text:p/>
        </draw:path>
        <draw:path draw:style-name="gr3" draw:text-style-name="P3" draw:layer="layout" svg:width="0.6cm" svg:height="0.166cm" svg:x="14.816cm" svg:y="16.294cm" svg:viewBox="0 0 601 167" svg:d="M57 14h-50v-7h4v153h-4v-7h50v7l-4-7 25-7v7l-4-4 18-14 3 4-3-4 10-22h4-7l7-32h7-7l-4-31h4l-4 3-3-14 3-3-3 3-7-10 7-4-7 7-18-14 4-7v7l-11-4v-7 7h-14l4-7zM57 0h10 4l10 4 4 3 17 14 8 11 3 14v4l4 31-4 36-11 25-3 4-14 14h-4l-24 7h-50-7v-7-153-7h7zM57 18l14 3h3v4l11 7 3 4 7 17v4 24 29l-7 18-3 4-11 10h-3l-14 4h-4-28-7v-7-114-7h7 28zM53 32h-28v-7h7v114h-7v-4h28v4-4l14-3 4 7-4-7 11-12 3 5h-7l7-19 7 4-7-4 4-25h7-7l-4-24h7-7l-7-18h7l-3 4-11-11 4-3v7l-18-4v-7zM120 153h18v7l-4-3 14-44 4-7h3 60 4l3 7 15 44-4 3v-7h18v7h-4l-56-153h7v7h-25v-7h7l-53 153h-7zM113 157l57-153v-4h3 25 3v4l57 153 3 10h-10-18-7v-7l-18-43 7-4v7h-60v-7l7 4-17 43v7h-7-18-10zM155 92l25-67 7-18 4 18 24 67 4 11h-11-46-10zM162 89h46v7l-7 3-21-67 7-3 4 3-21 67-8-3zM307 153h18v7h-4v-135-7h4 46v7h-7v-18h7v7h-110v-7h4v18h-4v-7h46 7v7 135h-7zM300 160v-135h7v7h-46-7v-7-18-7h7 110 7v7 18 7h-7-46v-7h7v135 7h-7-18-7zM399 153h100v7h-7v-21h7v7h-79-7v-7-50-8h7 68v8h-7v-18h7v7h-68-7v-7-46-7h7 75v7h-7v-18h7v7h-96v-7h7v153h-7zM392 160v-153-7h7 96 7v7 18 7h-7-75v-7h7v46h-7v-7h68 7v7 18 7h-7-68v-7h7v50h-7v-4h79 3v4 21 7h-3-100-7zM562 153h32v7h-7v-35h7v7h-32v-7h7v35h-7zM555 160v-35-5h7 32 7v5 35 7h-7-32-7zM562 67h32v4h-7v-32h7v7h-32v-7h7v32h-7zM555 71v-32-3h7 32 7v3 32 7h-7-32-7z">
          <text:p/>
        </draw:path>
        <draw:path draw:style-name="gr3" draw:text-style-name="P3" draw:layer="layout" svg:width="1.496cm" svg:height="0.159cm" svg:x="14.823cm" svg:y="15.451cm" svg:viewBox="0 0 1497 160" svg:d="M50 7h-50v149h50l21-3 17-14 11-25 7-33-7-35-4-11-3-10-21-14-11-4zM46 25h18l10 10 7 18 4 28-4 25-7 19-10 10-18 4h-28v-114zM134 156h96v-17h-78v-54h67v-18h-67v-42h74v-18h-92zM275 106h-21l4 26 14 14 14 10 25 4h21l14-11 14-14 4-21-4-19-11-14-14-7-21-3-14-4-14-7-4-7-3-10 3-11 4-7 11-4 10-3 14 3 7 7 7 11 4 11h21l-7-22-7-14-18-10-21-4-21 4-14 10-11 14-3 18 3 18 11 10 10 7 18 4 18 7 14 3 7 7 3 16-3 10-7 7-7 7h-14l-14-3-11-4-11-14zM427 139h-25v17h74v-17h-28v-114h28v-18h-74v18h25zM607 139l7 17h7v-82h-53v18h32v3 19l-7 18-11 7-14 3-14-3-10-11-8-22-3-28v-25l11-18 10-14 14-3 11 3 10 4 7 14 4 11h21l-7-22-11-14-14-10-17-4-25 7-21 14-11 25-3 35 3 33 11 25 21 17 21 4h11l10-4 11-10zM649 156h18v-124l60 124h21v-149h-18v125l-56-125h-25zM783 156h97v-17h-75v-54h67v-18h-67v-42h75v-18h-97zM961 7h-50v149h50l24-3 18-14 11-25 3-33-3-35-4-11-7-10-18-14-10-4zM961 25h14l10 10 8 18 3 28-3 25-8 19-10 10-14 4h-32v-114zM1250 74l14-14 4-7v-10l-4-18-7-11-14-7h-18-53v149h57l18-3 17-7 7-14 4-22v-11l-7-11-7-10zM1222 67h-32v-42h32 10l11 3 4 7 3 11-3 11-4 7-11 3zM1225 139h-35v-54h32l14 3 11 4 7 7v11 15l-7 7-11 7zM1363 156v-61l49-88h-21l-39 71-38-71h-25l53 88v61zM1465 156h32v-31h-32zM1465 71h32v-32h-32z">
          <text:p/>
        </draw:path>
        <draw:path draw:style-name="gr3" draw:text-style-name="P3" draw:layer="layout" svg:width="1.51cm" svg:height="0.173cm" svg:x="14.816cm" svg:y="15.444cm" svg:viewBox="0 0 1511 174" svg:d="M57 18h-50v-4h4v149h-4v-7h50v7l-4-3 25-7v7l-4-7 18-11 3 4-3-4 10-25 4 3h-7l7-32h7-7l-4-31h4-4l-3-11 3-4-3 4-7-11 7-3-7 7-18-18 4-3v7l-11-7v-4 7l-14-3 4-4zM57 7h10 4l10 4 4 3 17 11v3l8 11 3 14 4 35-4 32v5l-11 21v3h-3l-14 14-4 4-24 3h-50-7v-7-149-7h7zM57 25l14 3h3l11 11h3v3l7 18v28 25 4l-7 18h-3v4l-11 7v3h-3l-14 4h-4-28-7v-7-114-7h7 28zM53 39h-28v-7h7v114h-7v-7h28v7-4l14-7 4 7-4-3 11-11 3 4h-7l7-19h7-7l4-25h7-7l-4-24h7-7l-7-18h7l-3 4-11-11 4-4v7l-18-3v-7zM141 156h96v7h-8v-17h8v7h-78-7v-7-51-7h7 67v7h-7v-17h7v7h-67-7v-7-46-7h7 74v7h-7v-18h7v4h-92v-4h4v149h-4zM134 163v-149-7h7 92 7v7 18 7h-7-74v-7h7v46h-7v-7h67 7v7 17 7h-7-67v-7h7v51h-7v-7h78 3v7 17 7h-3-96-7zM282 120h-21v-7h7l4 22-7 4 7-4 10 18h-3v-4l18 11-4 3v-3l25 3v4l-4-4 25-3v7l-4-7 18-11v7l-4-3 11-18 7 7-7-3 4-19h7-7l-4-18h7l-7 4-7-11 3-3-3 3-14-7 3-3-3 3-18-3v-7 7l-17-4-11-7h-4l-7-7v-3l-3-11v-3l3-11 7-11h4l7-7 14-3 14 3h4l7 7h3v4l7 10 4 15-7 3v-7h21v7h-7v-3h7l-7 3-4-21h4l-4 3-10-17 7-4-4 4-17-7 3-7v7l-21-4v-7 7l-17 4-4-7 7 7-18 7-3-4 7 4-11 14-7-4 7 4-3 18-7-4h7l3 18h-7l7-4 7 11-3 3v-7l14 11-4 3 4-7 18 7-4 7 4-7 17 4 14 7 11 7v3l3 11v5l-3 10v4l-7 7v3h-4l-10 4v3h-14-4l-14-3-14-7-7-11v-3l-4-19h7zM286 113l3 15h-7 7l8 11-4 3v-7l14 7-3 4v-4h14v7-7h10l4 7-4-7 11-3v3l-4-3 7-7 4 3h-7l3-15 7 5h-7l-3-12 7-4-4 8-7-8 4-3-4 3-10-3v-7 7l-18-7-18-4h-3l-11-10h-3l-7-11-4-3v-14-4l4-18v-3l10-14v-4l18-7 21-3 21 3h4l17 7v4l11 14v3l4 22v3 4h-4-21-7v-4l-4-14h7l-3 4-7-11 3-4-3 4-7-4 3-7-3 7-11-3v-7 7l-10 3v-7l3 7-10 4-4-4 7 4-7 7-4-4h8l-4 11h-7l7-3 4 10h-8l4-3 7 7-7 3 4-3 10 3v7-7l18 4 21 7 14 7h4l7 14h3v3 18h4-4l-3 22v4l-11 14-18 10h-3l-21 4h-4l-21-4h-4l-17-10-11-18v-3l-7-22v-11h7 21 4zM434 153h-25v-7h4v17h-4v-7h74v7h-7v-17h7v7h-28-7v-7-114-7h7 28v7h-7v-18h7v4h-74v-4h4v18h-4v-7h25 7v7 114 7zM431 146v-114h3v7h-25-7v-7-18-7h7 74 8v7 18 7h-8-28v-7h7v114h-7v-7h28 8v7 17 7h-8-74-7v-7-17-7h7 25v7zM621 142l4 21h-4v-7h7v7h-3v-82h3v7h-53v-7h7v18h-7v-4h32 7v4 3 23l-7 17h-4l-10 11h-4l-10 3h-4l-14-3h-3v-4l-15-10v-4l-7-18v-4l-3-25 3-28 7-21 15-14h3l14-7h4l10 3h4l7 7v4l7 10h3l4 15-7 3v-7h21v7h-7l-7-21h7l-3 3-11-17 3-4-3 4-14-7 3-7v7l-21-4 4-7v7l-25 7v-7l4 4-18 17-7-7 7 4-11 28-7-3h7l-3 31h-7 7l3 32h-7 7l11 26h-7l7-4 18 18-4 3v-7l21 7v4-4l11-3v7-7l10-4v7l-3-7 10-7 4 4-4-4 7-7 11-14zM621 149l-7 11h-4l-10 7-11 7h-3-11-3l-21-4-4-3-18-14v-4l-10-24h-4l-3-37 3-35h4l10-28 22-18 24-3 4-4 17 7h4l14 7 4 4 10 17 7 22v10h-7-21-7v-7l-4-14h7l-7 4-7-11 7-4-3 4-11-4 4-7v7l-11-3v-7l4 7-18 7v-11l4 7-11 11-3-4 3 4-7 18-7-4 7 4v24h-7 7v25h-4 4l7 19-3 3 3-7 11 14-4 4v-7l18 3-4 7v-7h11l3 4-3-4 10-10 4 7-7-4 7-15h7-7l3-18h4-4v-3h4v7h-32-7v-7-18-7h7 53 7v7 82 7h-7-7-7v-3l-7-21h7zM656 156h18v7h-7v-124h14l56 121-3 3v-7h21v7h-7v-149h7v4h-18v-4h8v125l-15 3-56-128h7v4h-25v-4h7v149h-7zM649 163v-149-7h7 25 4l3 4 53 124-4 4h-7v-125-7h7 18 7v7 149 7h-7-21-7v-3l-60-125 7-3h7v124 7h-7-18-7zM790 156h96v7h-7v-17h7v7h-74-7v-7-51-7h7 67v7h-7v-17h7v7h-67-7v-7-46-7h7 70v7h-3v-18h3v4h-92v-4h7v149h-7zM783 163v-149-7h7 92 7v7 18 7h-7-70v-7h3v46h-3v-7h67 3v7 17 7h-3-67v-7h3v51h-3v-7h74 7v7 17 7h-7-96-7zM967 18h-53v-4h7v149h-7v-7h53v7l-4-3 25-7v7l-4-7 18-11 4 4-4-4 11-25 3 3h-3l3-32h7-7l-3-31h7-7l-4-11 4-4-4 4-7-11 7-3-7 7-14-18 3-3-3 7-11-7v-4 7l-10-3v-4zM967 7h14l10 4h4v3l18 11v3l7 11 7 14v35h4-4v32l-4 5-10 21v3h-4l-14 14-4 4-24 3h-53-4v-7-149-7h4zM967 25l14 3h3l11 11h4v3l7 18 3 28-3 25v4l-7 18-4 4-11 7v3h-3l-14 4h-4-28-7v-7-114-7h7 28zM963 39h-28v-7h7v114h-7v-7h28v7-4l14-7 4 7-7-3 14-11 3 4h-7l7-19h8-8l4-25h7-7l-4-24h8-8l-7-18h7l-3 4-11-11 4-4v7l-18-3v-7zM1250 78l18-14 3 7-7-4 4-7h7-7v-10l7 3h-7v-18h3l-3 4-11-14 7-4-3 7-15-7 4-7v7l-21-3 3-4v4h-53v-4h4v149h-4v-7h57v7l-4-7 22-3v7l-4-4 18-10 3 7-7-4 11-14 3 4h-7l4-22 7 3h-7v-14h7l-7 3-4-10 4-4-4 4-7-7 4-4-4 4-10-4-11-3zM1257 78l14 3 7 11h4l3 10v4l4 11v3l-4 19v3l-10 14-4 4-14 7-21 3h-57-7v-7-149-7h7 53 18 4v4l14 7h3l7 14 4 18v3 11l-4 10h-3l-14 14-4-7zM1229 81h-32-7v-7-42-7h7 32 14l7 3 4 4 7 7v3l3 11-3 11v3h-4l-3 7h-4l-7 7h-4zM1225 71l14-4v7l-3-7 10-3 4 7-7-4 7-7 4 4-8-4 4-7h7-7l-4-7 8-4-4 4-7-7 7-4-4 7-7-3v-7 7h-10v-7 7h-32v-7h7v42h-7v-3h32v3zM1232 153h-35-7v-7-54-4h7 32 3 11 3l11 7 7 7v4l4 11v3l-4 12v3l-3 7-4 4-7 3-4 4zM1232 142l11-3v7-7l7-4 4 4-4-4 4-7 7 4h-7v-15l7 3h-7v-11l7-3-7 7-4-11 4-3-4 7-7-4v-7 7l-14-3v-7 7h-32v-7h7v54h-7v-7h35v7zM1363 163v-61-3l49-88 7 3v4h-21v-4h4l-36 74-7 11-7-11-35-74h4v4h-25v-4l7-3 53 88v3 4 57h-7v-7h21v7zM1370 170h-21-7v-7-57h7-4l-53-92-7-7h11 25 3l4 4 35 70-4 4-7-4 39-70v-4h7 21 11l-7 7-46 92-7-4h7v61 7zM1472 156h32v7h-7v-31h7v7h-32v-7h7v31h-7zM1465 163v-31-7h7 32 7v7 31 7h-7-32-7zM1472 74h32v7h-7v-35h7v7h-32v-7h7v35h-7zM1465 81v-35-7h7 32 7v7 35 4h-7-32-7z">
          <text:p/>
        </draw:path>
        <draw:path draw:style-name="gr3" draw:text-style-name="P3" draw:layer="layout" svg:width="0.222cm" svg:height="0.25cm" svg:x="26.733cm" svg:y="19.54cm" svg:viewBox="0 0 223 251" svg:d="M0 251h33l28-74h102l25 74h35l-91-251h-39zM72 146l42-111 35 111z">
          <text:p/>
        </draw:path>
        <draw:path draw:style-name="gr3" draw:text-style-name="P3" draw:layer="layout" svg:width="0.236cm" svg:height="0.264cm" svg:x="26.726cm" svg:y="19.533cm" svg:viewBox="0 0 237 265" svg:d="M7 251h32v7l-4-3 26-71 3-7h4 99 7v7l28 71-7 3v-7h35v7l-7 4-92-255h4v7h-35v-7h7l-93 255-7-4zM0 255l93-252 3-3h4 35 7v3l92 252 3 10h-7-35-4l-3-7-25-70 4-4v7h-99v-7l7 4-29 70v7h-7-32-7zM75 153l39-114 3-18 7 18 39 114 4 7h-11-77-7zM79 149h77v4l-7 3-35-114h3 7l-38 114-7-3z">
          <text:p/>
        </draw:path>
        <draw:polygon draw:style-name="gr3" draw:text-style-name="P3" draw:layer="layout" svg:width="0.215cm" svg:height="0.028cm" svg:x="27.735cm" svg:y="19.847cm" svg:viewBox="0 0 216 29" draw:points="0,0 0,29 216,29 216,0">
          <text:p/>
        </draw:polygon>
        <draw:path draw:style-name="gr3" draw:text-style-name="P3" draw:layer="layout" svg:width="0.229cm" svg:height="0.039cm" svg:x="27.728cm" svg:y="19.843cm" svg:viewBox="0 0 230 40" svg:d="M10 4v29h-3v-7h216v7h-7v-29h7v11h-216v-11zM7 0h216 7v4 29 7h-7-216-7v-7-29-4z">
          <text:p/>
        </draw:path>
        <draw:path draw:style-name="gr3" draw:text-style-name="P3" draw:layer="layout" svg:width="0.173cm" svg:height="0.251cm" svg:x="26.761cm" svg:y="18.873cm" svg:viewBox="0 0 174 252" svg:d="M127 114l25-21 8-11 4-17-4-29-15-21-25-10-32-5h-88v252h92l35-4 25-18 19-21 3-35-3-21-7-18-16-10zM81 103h-49v-74h53l18 4 14 7 10 11v17 14l-10 11-14 10zM88 220h-56v-85h53l25 4 14 7 10 10 4 22-4 21-7 10-17 11z">
          <text:p/>
        </draw:path>
        <draw:path draw:style-name="gr3" draw:text-style-name="P3" draw:layer="layout" svg:width="0.187cm" svg:height="0.265cm" svg:x="26.754cm" svg:y="18.866cm" svg:viewBox="0 0 188 266" svg:d="M132 117l24-21 4 4h-4l7-14 4 3-7-3 3-18 8 4h-8l-3-29h7l-7 4-14-21 7-4-4 7-24-10 3-7v7l-33-4v-8 8h-88v-8h4v252h-4v-7h92v7-7l36-4v7l-3-7 24-14 4 3-4-3 15-21 7 3h-7l3-35 7 4h-7l-3-22h7l-4 4-11-18 8-3-4 3-14-14 3-3-3 7-18-11-10-3zM139 117l17 8h4l14 14v3l11 18 3 21v4l-7 31v4l-14 21v3h-4l-24 15h-4l-33 7h-3-92-7v-7-252-7h7 88l33 4h4v3l21 12h3l15 21v3l7 25v4l-4 17-7 14v4l-28 21-4-7zM88 117h-49-7v-7-74-7h7 53l21 4 15 7h4v3l7 11v4l3 14 4 3h-4l-3 18-7 14h-4l-15 7h-3zM88 103h22v7l-4-7 14-7 5 4-5-4 8-10 7 3h-7l4-17 7 3h-7l-4-17h7l-7 3-8-11 8-3-8 3-14-3 4-7v7l-18-4v-7 7h-53v-7h7v74h-7v-7h49v7zM95 234h-56-7v-7-85-7h7 53l25 4h3l15 7 4 3 10 11v3l4 22-4 21v3l-10 11v3l-19 7v4zM95 223l22-3v7l-4-7 19-7 3 3h-7l11-14 3 4-3-4v-17h7-7v-18h3l-3 3-11-14 7-3-3 7-19-11 4-3-4 7-21-4v-7 7h-53v-7h7v85h-7v-7h56v7z">
          <text:p/>
        </draw:path>
        <draw:polygon draw:style-name="gr3" draw:text-style-name="P3" draw:layer="layout" svg:width="0.215cm" svg:height="0.024cm" svg:x="27.735cm" svg:y="19.184cm" svg:viewBox="0 0 216 25" draw:points="0,0 0,25 216,25 216,0">
          <text:p/>
        </draw:polygon>
        <draw:path draw:style-name="gr3" draw:text-style-name="P3" draw:layer="layout" svg:width="0.229cm" svg:height="0.038cm" svg:x="27.728cm" svg:y="19.177cm" svg:viewBox="0 0 230 39" svg:d="M10 7v24h-3v-7h216v7h-7v-24h7v3h-216v-3zM7 0h216 7v7 24 8h-7-216-7v-8-24-7z">
          <text:p/>
        </draw:path>
        <draw:polygon draw:style-name="gr3" draw:text-style-name="P3" draw:layer="layout" svg:width="0.184cm" svg:height="0.265cm" svg:x="26.754cm" svg:y="18.199cm" svg:viewBox="0 0 185 266" draw:points="149,167 142,195 132,217 114,231 93,234 72,231 50,209 39,178 35,134 39,89 50,57 68,39 93,32 111,32 128,43 139,60 146,85 181,85 171,50 149,21 125,7 93,0 53,11 25,36 7,74 0,134 7,192 25,231 53,259 93,266 128,259 156,241 174,209 185,167">
          <text:p/>
        </draw:polygon>
        <draw:path draw:style-name="gr3" draw:text-style-name="P3" draw:layer="layout" svg:width="0.198cm" svg:height="0.279cm" svg:x="26.747cm" svg:y="18.192cm" svg:viewBox="0 0 199 280" svg:d="M163 174l-7 32-15 21v4l-17 14h-4l-18 3h-3l-25-7-21-21-14-32v-3l-4-46 4-42v-4l14-32 21-21 25-7h3l18 4 18 10 11 18h4l7 24h-7v-7h35v7l-7 4-11-35h8l-8 3-17-28 3-4-3 8-26-18 4-5v5l-32-5v-7l3 7-38 8v-3l3 3-28 25-7-3 7 3-18 39-7-4 7 4-7 53h-7 7l7 56-7 4 7-4 18 39-7 4 7-4 28 25-3 7v-7l38 7-3 7v-7l35-7v7l-3-7 29-18 3 7-7-3 18-32 7 3-7-3 11-42 7 3v7h-36v-7zM156 167h36 7v7l-11 42v4l-21 32-29 21h-4l-32 7h-3l-39-11-32-24v-4l-21-42-7-60 7-57 21-42v-3l32-26 39-11h3l32 7 26 19h3l18 28 14 35v8h-7-35-4l-3-4-8-21 8-4-8 4-11-18 7-3-7 7-14-11 4-7v7l-18-3v-4l3 4-24 7v-4l3 4-17 17-4-3h4l-11 35-7-3h7l-3 42h-8 8l3 46h-7l7-4 11 32-4 3 4-3 17 18-3 7v-7l24 7-3 3v-3l21-7v7l-3-4 17-14 4 4-7-4 10-21 8 3h-8l8-31 4-4z">
          <text:p/>
        </draw:path>
        <draw:polygon draw:style-name="gr3" draw:text-style-name="P3" draw:layer="layout" svg:width="0.215cm" svg:height="0.025cm" svg:x="27.735cm" svg:y="18.517cm" svg:viewBox="0 0 216 26" draw:points="0,0 0,26 216,26 216,0">
          <text:p/>
        </draw:polygon>
        <draw:path draw:style-name="gr3" draw:text-style-name="P3" draw:layer="layout" svg:width="0.229cm" svg:height="0.039cm" svg:x="27.728cm" svg:y="18.51cm" svg:viewBox="0 0 230 40" svg:d="M10 7v26h-3v-8h216v8h-7v-26h7v7h-216v-7zM7 0h216 7v7 26 7h-7-216-7v-7-26-7z">
          <text:p/>
        </draw:path>
        <draw:path draw:style-name="gr3" draw:text-style-name="P3" draw:layer="layout" svg:width="0.177cm" svg:height="0.25cm" svg:x="26.761cm" svg:y="17.54cm" svg:viewBox="0 0 178 251" svg:d="M82 0h-82v251h82l43-7 28-25 18-38 7-53-7-58-7-21-11-18-28-24-18-4zM82 31l25 4 21 18 11 28 3 47-3 42-11 28-21 18-25 7h-50v-192z">
          <text:p/>
        </draw:path>
        <draw:path draw:style-name="gr3" draw:text-style-name="P3" draw:layer="layout" svg:width="0.191cm" svg:height="0.264cm" svg:x="26.754cm" svg:y="17.533cm" svg:viewBox="0 0 192 265" svg:d="M88 14h-81v-7h4v251h-4v-7h81v7-7l39-7v7l-3-7 29-21 7 3-7-3 18-39 7 4h-7l7-57h7l-7 4-7-57h7l-7 4-8-25h8l-8 4-10-18 7-4-4 4-29-22 5-7-5 7-17-4v-7 7l-22-3v-7zM88 0l25 3 19 7h3l28 26h4l7 17h4l7 22v3l7 53v4l-7 53v3l-22 39-28 25-3 3-40 7h-4-81-7v-7-251-7h7zM88 32l29 4 3 3 19 14v4l10 28 4 4v42 4l-4 42-10 32v3l-22 14v4h-4l-25 7h-3-46-7v-7-194-4h7 46zM85 43h-46v-7h7v194h-7v-7h46v7-7l28-7v7l-3-4 17-17 8 3h-8l12-32 7 4h-7l3-46h7l-7 4-3-46h7l-7 3-12-31h8l-8 3-17-18 3-3v7l-28-7v-7z">
          <text:p/>
        </draw:path>
        <draw:polygon draw:style-name="gr3" draw:text-style-name="P3" draw:layer="layout" svg:width="0.215cm" svg:height="0.025cm" svg:x="27.735cm" svg:y="17.85cm" svg:viewBox="0 0 216 26" draw:points="0,0 0,26 216,26 216,0">
          <text:p/>
        </draw:polygon>
        <draw:path draw:style-name="gr3" draw:text-style-name="P3" draw:layer="layout" svg:width="0.229cm" svg:height="0.039cm" svg:x="27.728cm" svg:y="17.843cm" svg:viewBox="0 0 230 40" svg:d="M10 7v25h-3v-7h216v7h-7v-25h7v7h-216v-7zM7 0h216 7v7 25 8h-7-216-7v-8-25-7z">
          <text:p/>
        </draw:path>
        <draw:polygon draw:style-name="gr3" draw:text-style-name="P3" draw:layer="layout" svg:width="0.159cm" svg:height="0.25cm" svg:x="26.768cm" svg:y="16.873cm" svg:viewBox="0 0 160 251" draw:points="0,251 160,251 160,223 33,223 33,135 146,135 146,107 33,107 33,33 157,33 157,0 0,0">
          <text:p/>
        </draw:polygon>
        <draw:path draw:style-name="gr3" draw:text-style-name="P3" draw:layer="layout" svg:width="0.173cm" svg:height="0.264cm" svg:x="26.761cm" svg:y="16.866cm" svg:viewBox="0 0 174 265" svg:d="M7 251h160v7h-7v-28h7v7h-128-7v-7-86-7h7 113v7h-7v-31h7v7h-113-7v-7-74-7h7 125v7h-9v-32h9v7h-157v-7h7v251h-7zM0 258v-251-7h7 157 7v7 32 7h-7-125v-7h7v74h-7v-7h113 8v7 31 4h-8-113v-4h7v86h-7v-7h128 7v7 28 7h-7-160-7z">
          <text:p/>
        </draw:path>
        <draw:polygon draw:style-name="gr3" draw:text-style-name="P3" draw:layer="layout" svg:width="0.215cm" svg:height="0.025cm" svg:x="27.735cm" svg:y="17.183cm" svg:viewBox="0 0 216 26" draw:points="0,0 0,26 216,26 216,0">
          <text:p/>
        </draw:polygon>
        <draw:path draw:style-name="gr3" draw:text-style-name="P3" draw:layer="layout" svg:width="0.229cm" svg:height="0.039cm" svg:x="27.728cm" svg:y="17.176cm" svg:viewBox="0 0 230 40" svg:d="M10 7v26h-3v-7h216v7h-7v-26h7v7h-216v-7zM7 0h216 7v7 26 7h-7-216-7v-7-26-7z">
          <text:p/>
        </draw:path>
        <draw:polygon draw:style-name="gr3" draw:text-style-name="P3" draw:layer="layout" svg:width="0.166cm" svg:height="0.251cm" svg:x="26.768cm" svg:y="16.206cm" svg:viewBox="0 0 167 252" draw:points="0,252 36,252 36,138 142,138 142,106 36,106 36,32 167,32 167,0 0,0">
          <text:p/>
        </draw:polygon>
        <draw:path draw:style-name="gr3" draw:text-style-name="P3" draw:layer="layout" svg:width="0.176cm" svg:height="0.265cm" svg:x="26.765cm" svg:y="16.199cm" svg:viewBox="0 0 177 266" svg:d="M3 255h36v4h-7v-113-7h7 106v7h-7v-32h7v7h-106-7v-7-74-8h7 131v8h-7v-33h7v7h-167v-7h7v252h-7zM0 259v-252-7h3 167 7v7 33 7h-7-131v-7h7v74h-7v-7h106 7v7 32 3h-7-106v-3h7v113 7h-7-36-3z">
          <text:p/>
        </draw:path>
        <draw:polygon draw:style-name="gr3" draw:text-style-name="P3" draw:layer="layout" svg:width="0.215cm" svg:height="0.024cm" svg:x="27.735cm" svg:y="16.517cm" svg:viewBox="0 0 216 25" draw:points="0,0 0,25 216,25 216,0">
          <text:p/>
        </draw:polygon>
        <draw:path draw:style-name="gr3" draw:text-style-name="P3" draw:layer="layout" svg:width="0.229cm" svg:height="0.038cm" svg:x="27.728cm" svg:y="16.51cm" svg:viewBox="0 0 230 39" svg:d="M10 8v24h-3v-7h216v7h-7v-24h7v7h-216v-7zM7 0h216 7v8 24 7h-7-216-7v-7-24-8z">
          <text:p/>
        </draw:path>
        <draw:polygon draw:style-name="gr3" draw:text-style-name="P3" draw:layer="layout" svg:width="0.187cm" svg:height="0.265cm" svg:x="26.747cm" svg:y="15.532cm" svg:viewBox="0 0 188 266" draw:points="163,227 170,259 188,259 188,124 95,124 95,156 153,156 153,159 149,192 135,217 117,231 95,238 71,231 53,209 39,178 35,134 39,89 53,57 71,39 99,32 117,36 132,46 142,60 149,85 185,85 174,50 156,25 132,7 99,0 60,11 28,39 7,78 0,134 7,192 28,234 57,259 92,266 113,266 135,259 149,245">
          <text:p/>
        </draw:polygon>
        <draw:path draw:style-name="gr3" draw:text-style-name="P3" draw:layer="layout" svg:width="0.201cm" svg:height="0.275cm" svg:x="26.74cm" svg:y="15.529cm" svg:viewBox="0 0 202 276" svg:d="M177 230l8 32h-8v-4h18v4h-7v-134h7v7h-92v-7h7v32h-7v-8h57 7v8 3l-4 32v3l-14 25-17 18h-4l-21 3-4 4v-4l-25-3-4-4-21-21-11-32h-3l-4-46v-3l4-42 14-36 21-21h4l29-7 21 4 14 10h4l10 18v3l7 25h-7v-7h36v7h-7l-8-35h4l-4 3-17-24 7-4-7 4-25-18 7-4-3 7-32-7v-8l3 8-43 11v-7l4 3-32 29-4-4h4l-18 42-7-3 7 3-7 53h-7 7l7 57h-7l7-4 18 43-4 3 4-7 28 25-3 7 3-7 36 10v4l-3-7h21l4 7-4-7 18-7 3 7-3-7 14-11 3 4-3-4 14-17 7-11zM177 234l-14 17h-3l-14 14-21 7-22 4h-3l-36-7h-4v-4l-28-24h-4v-4l-17-42h-4l-7-57 7-56h4l17-42v-4h4l28-29h4l43-7h3l32 3v4l25 15h3l18 28 11 39 3 7h-10-36-3l-4-7-3-21h3-3l-11-18h4l-4 4-14-11 4-3v3l-18-3v-4 4l-26 7-3-4 7 4-21 21-4-7 7 3-14 32-7-3 7 3-4 42h-7l7-3 4 46h-7 7l14 31h-7l4-3 21 21-7 4 3-7 26 7-4 7v-7l22-7 3 7-7-4 21-18 4 8-7-4 10-25 7 4h-7l4-35 7 3h-7v-3h7v7h-57-7v-7-32-7h7 92 7v7 134 7h-7-18-7v-4l-7-35h7z">
          <text:p/>
        </draw:path>
        <draw:polygon draw:style-name="gr3" draw:text-style-name="P3" draw:layer="layout" svg:width="0.215cm" svg:height="0.028cm" svg:x="27.735cm" svg:y="15.85cm" svg:viewBox="0 0 216 29" draw:points="0,0 0,29 216,29 216,0">
          <text:p/>
        </draw:polygon>
        <draw:path draw:style-name="gr3" draw:text-style-name="P3" draw:layer="layout" svg:width="0.229cm" svg:height="0.039cm" svg:x="27.728cm" svg:y="15.843cm" svg:viewBox="0 0 230 40" svg:d="M10 7v29h-3v-7h216v7h-7v-29h7v7h-216v-7zM7 0h216 7v7 29 4h-7-216-7v-4-29-7z">
          <text:p/>
        </draw:path>
        <draw:path draw:style-name="gr3" draw:text-style-name="P3" draw:layer="layout" svg:width="0.945cm" svg:height="0.543cm" svg:x="15.088cm" svg:y="17.395cm" svg:viewBox="0 0 946 544" svg:d="M448 544l-60-158h-247l-64 158h-77l222-544h85l219 544zM264 53l-3 10c-7 22-18 50-28 85l-71 181h205l-71-184c-7-18-14-36-21-60zM872 421v123h-67v-123h-257v-53l250-368h74v364h74v57zM805 78c0 0-3 7-10 17-7 14-11 21-15 28l-141 206-21 28-3 7h190z">
          <text:p/>
        </draw:path>
        <draw:path draw:style-name="gr3" draw:text-style-name="P3" draw:layer="layout" svg:width="0.953cm" svg:height="0.554cm" svg:x="15.084cm" svg:y="17.388cm" svg:viewBox="0 0 954 555" svg:d="M452 551l-64-158 4-4v7h-247v-7l3 4-63 158v4h-4-77-4v-4l223-548 3-3h85 3v3l219 548v4h-4-77zM452 548h77v3h-3l-219-544h4v4h-85v-4h4l-223 544h-3v-3h77v3h-3l63-162v-4h4 247 3v4l64 162h-7zM272 61l-4 14-3-4 3 4c-7 21-17 46-28 81l-70 180-4-3v-4h205v4l-4 3-70-180 3-3-3 3c-7-17-14-39-22-60l4-3-4 3-10-35h3zM272 61l11 32c7 21 14 42 21 60l70 180v3h-3-205-7l4-3 70-180 4 3-4-3c11-32 21-60 28-82l4-10 3-14zM880 428v123 4h-4-67-3v-4-123h3v3h-258-4v-3-57l252-368v-3h3 74 4v7 364h-4v-3h74 4v3 57 3h-4-74v-3zM876 424h74v4h-3v-57h3v4h-74-7v-4-364h7v4h-74v-4h4l-252 368-3-4h3v57h-3v-4h258 4v4 123h-4v-3h67v3h-7v-123-4zM813 86c0 3-4 10-11 21-7 10-14 21-14 24l-141 205-21 32-8 7-4-4v-3h195v3h-3v-285h3zM813 86v285 4h-4-195-7l4-7 7-7 3 3-3-3 22-28 3 3-3-3 141-205 3 3-3-3c3-4 7-14 14-25 7-14 11-17 11-21l7-25z">
          <text:p/>
        </draw:path>
        <draw:frame draw:style-name="gr4" draw:text-style-name="P2" draw:layer="layout" svg:width="0.609cm" svg:height="0.997cm" svg:x="25.34cm" svg:y="17.096cm">
          <draw:image xlink:href="Pictures/100002010000004800000075AA42C529A3A36104.png" xlink:type="simple" xlink:show="embed" xlink:actuate="onLoad">
            <text:p/>
          </draw:image>
        </draw:frame>
        <draw:polygon draw:style-name="gr5" draw:text-style-name="P2" draw:layer="layout" svg:width="0.61cm" svg:height="1.002cm" svg:x="25.34cm" svg:y="17.095cm" svg:viewBox="0 0 611 1003" draw:points="0,0 0,1003 222,1003 222,611 377,611 377,456 222,456 222,289 611,289 611,4">
          <text:p/>
        </draw:polygon>
        <draw:frame draw:style-name="gr4" draw:text-style-name="P2" draw:layer="layout" svg:width="0.877cm" svg:height="0.881cm" svg:x="25.629cm" svg:y="17.307cm">
          <draw:image xlink:href="Pictures/1000020100000067000000673647CB6C5E56C927.png" xlink:type="simple" xlink:show="embed" xlink:actuate="onLoad">
            <text:p/>
          </draw:image>
        </draw:frame>
        <draw:polygon draw:style-name="gr6" draw:text-style-name="P2" draw:layer="layout" svg:width="0.878cm" svg:height="0.879cm" svg:x="25.629cm" svg:y="17.31cm" svg:viewBox="0 0 879 880" draw:points="703,85 572,159 516,138 459,0 375,4 336,148 280,173 141,113 84,180 159,307 141,364 0,420 3,505 148,544 176,600 116,739 180,795 311,721 368,742 421,880 509,876 548,732 601,703 738,767 798,700 720,568 742,512 879,459 876,371 731,332 706,279 766,141">
          <text:p/>
        </draw:polygon>
        <draw:polygon draw:style-name="gr6" draw:text-style-name="P2" draw:layer="layout" svg:width="0.314cm" svg:height="0.314cm" svg:x="25.911cm" svg:y="17.593cm" svg:viewBox="0 0 315 315" draw:points="227,14 252,28 276,49 294,74 308,103 315,131 315,163 311,195 301,223 287,251 266,272 241,290 212,304 183,311 152,315 120,311 92,300 67,283 42,262 25,237 11,212 4,180 0,149 4,117 14,88 32,63 53,38 78,21 106,7 134,0 166,0 198,3">
          <text:p/>
        </draw:polygon>
        <draw:path draw:style-name="gr3" draw:text-style-name="P3" draw:layer="layout" svg:width="1.027cm" svg:height="0.364cm" svg:x="14.795cm" svg:y="15.779cm" svg:viewBox="0 0 1028 365" svg:d="M128 44v236h-35v-236h-93v-33h223v33zM273 75v131c0 14 0 25 3 32 4 7 7 14 14 17 4 4 14 4 25 4 18 0 28-4 39-18 10-10 14-28 14-46v-120h35v163c0 24 0 38 0 42h-32v-4c0-3 0-7 0-10-3-4-3-11-3-18-7 11-18 21-25 28-10 7-24 11-39 11-24 0-38-7-49-18-11-10-18-31-18-56v-138zM534 280c-11 3-25 3-36 3-28 0-42-14-42-45v-138h-25v-25h29l10-46h21v46h39v25h-39v131c0 10 0 17 4 21 3 3 10 7 18 7 3 0 10-4 21-4zM562 280v-280h32v280zM671 185c0 24 4 42 14 56 11 14 25 18 43 18 14 0 28-4 35-7 11-7 18-14 21-25l28 11c-10 31-38 49-84 49-28 0-53-11-67-28-18-18-25-46-25-81 0-36 7-60 25-78 14-21 35-28 67-28 60 0 91 35 91 109v4zM784 160c-3-21-7-39-17-46-11-10-25-17-39-17-18 0-32 7-39 17-11 11-18 25-18 46zM869 365c-7 0-18-4-25-4v-25c7 0 14 0 18 0 21 0 39-17 49-49l4-7-81-205h35l46 113c0 4 0 4 3 7 0 4 4 11 7 25 4 14 7 21 7 25l14-39 46-131h36l-78 205c-11 25-18 39-25 49-7 11-17 22-24 25-11 7-22 11-32 11z">
          <text:p/>
        </draw:path>
        <draw:path draw:style-name="gr3" draw:text-style-name="P3" draw:layer="layout" svg:width="1.034cm" svg:height="0.367cm" svg:x="14.791cm" svg:y="15.776cm" svg:viewBox="0 0 1035 368" svg:d="M135 46v240 4h-4-35-4v-4-240h4v3h-92-4v-3-32h4 223v32 3h-96v-3zM131 42h96v4h-3v-32h3v3h-223v-3h4v32h-4v-4h92 3v4 240h-3v-3h35v3h-4v-240-4zM280 77v132c0 14 0 25 4 32 3 7 7 10 10 14 4 3 14 3 25 3 14 0 28-3 35-14 11-10 14-28 14-46v-121-3h4 35 4v3 164c0 24 0 38 0 42v7h-4-32-3v-4c0 0 0-3 0-7 0-3 0-3 0-10 0 0 0-7 0-18v4-4h3c-7 14-17 25-28 32-10 7-24 7-39 7-24 0-42-4-53-14-10-14-17-32-17-60v-139-3h3 36 3zM277 81h-36v-4h4v139c0 28 3 42 14 53 11 14 28 17 49 17 15 0 25-3 36-10 10-4 17-14 28-28h3v3c0 11 0 14 0 18 4 7 4 7 4 10 0 4 0 4 0 4l-4 3v-3h32v3h-3c0-7 0-21 0-45v-164h3v4h-35v-4h3v121c0 21-7 39-17 50-7 10-21 17-39 17-11 0-21-3-28-3-4-4-11-11-14-18-4-10-4-21-4-35v-132h4zM538 286c-11 4-25 4-36 4-28 0-45-18-45-49v-139h3v4h-25v-4-25-3h29v3h-4l11-46v-3h3 21 4v3 46h-4v-3h39v3 25 4h-39v-4h4v132c0 10 0 17 3 21 4 3 7 3 15 3 3 0 10 0 17-3h7v3 25 3zM534 283v-25h4v4c-11 0-18 3-21 3-8 0-15-3-18-7-7-7-7-14-7-24v-132-3h3 39v3h-3v-25h3v4h-39-3v-4-46h3v4h-21v-4l-10 46v4h-29v-4h4v25h-4v-3h25 4v3 139c0 31 10 45 38 45 11 0 22-3 32-3h4zM562 286v-283-3h4 32 3v3 283 4h-3-32-4zM566 283h32v3h-4v-283h4-32v283zM679 188c0 24 3 42 14 56 7 11 21 18 39 18 14 0 28-4 35-11 7-3 14-10 18-21v-3l3 3 28 7h4v4c-14 35-42 49-88 49-32 0-53-7-71-28-17-18-25-46-25-81 0-37 8-65 25-82 18-18 39-29 71-29 63 0 91 39 91 114v4 3h-148v-3zM675 184h148v4h-3v-4c0-71-28-107-88-107-28 0-53 7-67 25s-21 42-21 79c0 35 7 63 21 81 14 14 39 24 67 24 42 0 70-17 81-45h3v3l-31-10 3-4c-3 14-7 21-17 28-11 4-25 7-39 7-18 0-36-7-46-21-7-14-14-32-14-56v-4zM785 163c-4-22-7-36-18-47-7-10-21-14-35-14-18 0-28 7-39 14-7 14-14 25-14 47h-4v-4h113v4zM788 167h-113-3v-4c0-22 7-36 17-50 11-11 25-18 43-18 17 0 31 7 42 18 7 10 14 28 14 50zM873 368c-7 0-18 0-25 0v-4-25-3h4c3 0 10 0 14 0 21 0 35-14 49-46l4-7v3l-85-209v-3h4 35 3v3l46 114c0 4 0 4 0 7 0 4 4 11 11 25 3 14 7 21 7 25h-4-3l14-39h3-3l46-132v-3h3 36 3v3l-81 209c-7 22-14 39-25 50-7 10-14 21-24 25-7 7-18 7-32 7zM873 364c10 0 21-3 28-7 11-7 18-14 25-25 7-10 14-24 24-49l4 3-4-3 78-206h4v4h-36v-4l-42 132-14 42-4 7-3-10c0 0 0-7-7-25-4-14-7-21-7-25-4 0-4-3-4-3l4-4-4 4-42-118v4h-35v-4h3l81 206v3l-3 8h-4 4c-11 31-32 49-53 49-4 0-11 0-18 0v-4h4v25h-4l4-3c3 3 14 3 21 3z">
          <text:p/>
        </draw:path>
        <draw:path draw:style-name="gr3" draw:text-style-name="P3" draw:layer="layout" svg:width="1.277cm" svg:height="0.289cm" svg:x="14.806cm" svg:y="16.566cm" svg:viewBox="0 0 1278 290" svg:d="M0 287v-25c7-14 14-28 24-39 7-10 18-21 29-32 10-10 21-17 31-24 11-11 18-18 28-25 8-7 15-18 18-25 7-10 11-21 11-31 0-14-4-25-14-37-11-7-22-10-39-10-11 0-25 3-35 10-11 8-15 19-18 37l-32-4c0-21 11-40 25-54 17-14 39-17 60-17 28 0 49 3 67 17 14 14 21 33 21 58 0 10-4 21-7 31-7 11-14 22-21 32-11 11-28 25-57 46-14 14-24 25-35 35-7 7-14 18-18 28h142v29zM201 290l77-290h32l-81 290zM338 287v-29h67v-212l-60 47v-36l64-43h32v244h67v29zM730 213c0 24-7 42-25 56-14 14-39 21-67 21s-49-7-67-17c-18-15-25-32-28-57l35-3c4 31 25 49 60 49 18 0 32-4 39-14 11-7 18-21 18-39 0-14-7-25-18-32-14-10-28-14-49-14h-22v-28h22c17 0 31-7 42-14 10-7 18-21 18-35s-8-25-15-37c-10-7-21-10-38-10-15 0-29 3-36 10-10 8-14 19-17 33h-36c4-25 11-43 29-54 17-14 35-17 60-17 28 0 49 3 63 17 18 11 25 33 25 54 0 18-7 32-14 42-11 11-25 18-46 25 21 0 39 7 49 18 11 14 18 28 18 46zM747 290l78-290h32l-78 290zM885 287v-29h67v-212l-60 47v-36l64-43h31v244h67v29zM1278 213c0 24-7 42-25 56-14 14-39 21-67 21s-54-7-68-21c-18-14-25-32-25-56 0-18 4-36 14-46 11-11 21-18 39-21v-4c-14 0-28-11-35-21-7-14-14-25-14-42 0-22 7-37 24-51 15-14 40-17 65-17 28 0 46 3 63 17 15 11 22 29 22 54 0 14-4 28-11 39-11 14-21 21-35 21v4c17 3 28 10 39 21 10 10 14 28 14 46zM1235 82c0-33-14-47-49-47-18 0-33 4-40 11-7 8-14 22-14 36s7 28 14 35c12 11 22 14 40 14s28-3 39-10c7-11 10-21 10-39zM1242 209c0-18-3-32-14-39-10-7-24-14-42-14s-33 7-43 14c-11 11-15 21-15 39 0 35 18 57 58 57 21 0 35-4 42-15 11-10 14-24 14-42z">
          <text:p/>
        </draw:path>
        <draw:path draw:style-name="gr3" draw:text-style-name="P3" draw:layer="layout" svg:width="1.284cm" svg:height="0.297cm" svg:x="14.802cm" svg:y="16.562cm" svg:viewBox="0 0 1285 298" svg:d="M0 291v-25c7-18 14-28 25-42 10-11 21-21 32-32 10-7 21-18 31-25 7-8 18-15 25-25 11-8 14-15 21-25 4-7 7-18 7-28 0-14-3-25-14-32-7-7-18-14-35-14-11 0-25 7-32 14-11 7-14 18-18 32v3h-3l-35-3-4-4h4c0-25 10-42 28-53 14-14 35-21 60-21 28 0 53 7 67 21 14 11 25 32 25 57 0 10-4 21-11 31-4 11-11 22-21 32-11 12-28 29-53 51l-4-4 4 4c-14 10-28 24-35 31-11 11-15 18-18 28h-4v-3h142 3v3 29 3h-3-180-4zM4 287h180v4h-4v-29h4v4h-142-3v-7c3-7 10-18 21-28 7-11 21-21 35-32 25-21 43-40 53-50 11-11 18-22 21-32 4-7 7-18 7-28 0-25-7-43-21-53-14-14-35-21-63-21-21 0-43 7-57 21-14 10-24 28-28 49v-3l32 3v4c0-18 7-29 18-39 10-7 21-11 35-11 17 0 32 4 42 11 7 10 14 25 14 39 0 10-3 21-10 31-4 11-11 18-22 25-7 11-17 19-24 26-11 7-21 17-32 28-11 7-21 18-32 28-7 11-14 25-21 39h-3 3v25h-3zM201 294l78-294h3 32 4v4l-82 290v4h-3-28-4zM205 291h28v3l78-294 3 4h-32 4l-78 290h-3zM339 291v-29-3h3 67v3h-3v-212h3l4 3-64 43-3 3v-3-36-3l67-42h32 3v3 244h-3v-3h67 3v3 29 3h-3-170-3zM342 287h170v4h-4v-29h4v4h-67-4v-4-244h4-32l-64 46v-4h4v36h-4l-3-4 63-46 4-3v7 212 4h-4-67v-4 29zM737 217c0 24-10 45-24 60-18 14-43 21-71 21s-53-7-67-18c-18-14-28-35-32-60h4l35-7h4v4c3 31 21 45 56 45 18 0 28-3 39-10 7-11 14-21 14-39 0-14-7-21-18-32-10-7-24-10-45-10h-22-3v-4-29-4h3 22c17 0 31-3 42-14 7-7 14-17 14-31s-4-25-14-32c-7-7-18-14-35-14-15 0-25 7-36 14-7 7-14 18-14 28v4h-3l-36-4h-3c3-25 14-42 28-56 18-11 39-18 64-18 28 0 49 7 67 18 14 14 21 31 21 56 0 18-4 32-14 46-11 11-25 18-43 21h-3 3-3l3-3c18 3 36 10 50 22 10 10 17 28 17 46zM730 217c0-18-3-32-14-43-14-10-28-18-49-22v-3c21-4 32-11 42-22 11-10 14-24 14-42 0-21-7-39-21-49-14-14-35-21-63-21-25 0-43 7-57 17-17 14-28 32-28 53h-4v-3l36 3h-4c4-14 7-25 18-35 10-7 24-11 39-11 17 0 31 4 42 14 7 7 11 22 11 36s-4 28-15 38c-10 7-28 11-45 11h-22 4v29h-4v-3h22c21 0 38 7 49 14 14 7 21 21 21 35 0 21-7 32-18 42-10 11-24 15-42 15-35 0-60-18-63-50l3-3v3l-35 4v-4c3 25 14 42 28 53 18 14 39 18 67 18s50-4 67-18c14-14 21-32 21-56zM748 294l81-294h32 3v4l-81 290v4h-32-3zM751 291h32v3h-3l77-294 4 4h-32 4l-78 290h-4zM886 291v-29-3h3 67v3-212l4 3-64 43-3 3v-3-36l3-3 64-42h31 4v3 244h-4v-3h67 4v3 29 3h-4-169-3zM889 287h169v4h-3v-29h3v4h-67-3v-4-244h3-31 3l-67 46v-4h4v36h-4v-4l60-46 4-3v7 212 4h-4-67v-4h4v29h-4zM1285 217c0 24-7 45-25 60-18 14-43 21-71 21-32 0-53-7-71-21-17-15-24-36-24-60 0-18 3-36 14-50 10-11 24-18 42-22v4h-3v-4h3v4c-18-4-28-11-39-22-7-14-14-28-14-45 0-22 11-39 25-50 18-14 39-21 67-21 25 0 49 7 64 18 18 14 25 31 25 56 0 14-3 28-14 42-7 11-22 18-36 22v-4h3v4h-3v-4c17 4 32 11 43 22 11 14 14 28 14 50zM1278 217c0-18-3-32-10-46-11-12-26-19-40-19l-4-3v-4h4c14-3 25-11 32-21 11-14 15-25 15-39 0-21-11-39-25-49-15-14-36-21-61-21-28 0-46 7-64 21-14 10-21 28-21 46 0 17 4 28 11 42 10 10 21 18 35 21h4v4 3h-4c-14 0-28 7-39 19-7 14-14 28-14 46 0 24 7 42 25 56 14 14 39 18 67 18s53-4 68-18c14-14 21-35 21-56zM1235 85c0-28-14-42-46-42-18 0-28 3-39 10-7 7-10 18-10 32s3 25 14 35c7 7 17 11 35 11 14 0 28-4 35-11s11-17 11-35zM1242 85c0 18-4 32-14 39-11 7-25 14-39 14-18 0-32-7-39-14-10-11-14-21-14-39 0-14 4-28 14-35 7-11 21-14 39-14 35 0 53 17 53 49zM1242 213c0-18-4-28-14-39-11-7-21-10-39-10s-32 3-39 14c-10 7-14 17-14 35 0 35 14 53 53 53 18 0 32-4 42-14 7-7 11-21 11-39zM1250 213c0 21-8 35-15 46-11 7-28 14-46 14-39 0-60-21-60-60 0-18 3-32 14-42 11-7 25-12 46-12 18 0 32 5 42 12 11 10 19 24 19 42z">
          <text:p/>
        </draw:path>
        <draw:path draw:style-name="gr3" draw:text-style-name="P3" draw:layer="layout" svg:width="0.522cm" svg:height="0.282cm" svg:x="15.18cm" svg:y="18.859cm" svg:viewBox="0 0 523 283" svg:d="M190 202c0 25-11 46-25 60-17 14-42 21-70 21s-50-7-67-17c-14-15-25-32-28-57l35-3c7 31 25 49 60 49 17 0 32-7 42-14 11-11 14-21 14-39 0-14-7-29-17-36-11-7-29-11-50-11h-17v-32h17c18 0 32-3 46-10 7-11 14-21 14-35s-3-29-14-36c-7-10-21-14-35-14-18 0-28 4-39 14-11 7-14 18-18 32l-35-3c4-22 14-39 28-50 18-14 39-21 64-21 24 0 46 7 63 21 14 11 21 28 21 53 0 18-3 32-14 42-10 11-24 18-42 22 21 3 35 10 49 21 11 10 18 25 18 43zM244 109v-42h35v42zM244 280v-43h35v43zM484 216v64h-32v-64h-127v-28l124-181h35v181h39v28zM452 46c0 0-3 3-7 7-3 7-3 11-7 14l-71 102-10 15v4h95z">
          <text:p/>
        </draw:path>
        <draw:path draw:style-name="gr3" draw:text-style-name="P3" draw:layer="layout" svg:width="0.529cm" svg:height="0.286cm" svg:x="15.176cm" svg:y="18.859cm" svg:viewBox="0 0 530 287" svg:d="M194 202c0 28-7 49-25 64-17 14-38 21-70 21-28 0-50-7-67-21-18-11-28-32-32-57v-3h4l35-4h3v4c4 31 25 45 57 45 17 0 28-3 39-10 10-11 14-21 14-39 0-14-4-25-14-32-11-7-29-10-50-10h-17-4v-4-32-3h4 17c18 0 32-4 43-11 10-7 14-18 14-32s-4-25-11-32c-7-11-21-14-35-14-18 0-28 3-39 10-7 11-14 18-14 32v4h-4l-35-4v-3c0-22 11-39 28-53 14-14 39-18 64-18 28 0 49 4 63 18 18 14 25 31 25 56 0 18-7 33-14 47-11 11-25 18-46 21v-3h4v3h-4v-3c21 0 39 7 49 21 11 10 18 28 18 42zM187 202c0-14-4-28-14-39-11-10-25-17-46-21h-4v-3l4-4c18-3 32-7 39-21 10-7 14-26 14-40 0-21-7-39-21-53-14-10-36-17-60-17-25 0-46 7-60 17-18 14-25 28-28 53l-4-3h35v3h-3c3-14 10-28 21-35 7-7 21-11 39-11 14 0 28 4 39 11 10 10 14 21 14 39 0 14-7 29-18 36-11 10-28 14-46 14h-17v-4 32-3h17c21 0 39 3 53 14 11 7 18 21 18 35 0 18-7 32-18 42-10 7-25 11-42 11-35 0-57-14-60-49v3l-35 4v-4h3c4 25 11 39 28 53 14 14 36 18 64 18s49-7 67-18c14-14 21-35 21-60zM243 110v-43h4 35 4v43 4h-4-35-4zM247 107h35v3h-3v-43h3v4h-35v-4 43zM243 280v-39-4h4 35 4v4 39 3h-4-35-4zM247 276h35v4h-3v-39h3-35v39zM491 216v64 3h-3-32-3v-3-64h3v4h-131-4v-4-24-4l128-184h4 35 3v3 185h-3v-4h39 3v4 24 4h-3-39v-4zM488 216h39-4v-24h4-39-4v-185h4-35l-125 185h-3 3v24h-3 131 4v64h-4v-4h32v4h-4v-64zM456 46c0 0 0 3-3 10-4 8-7 11-7 11h-4 4l-72 107-11 14-3 4v-4h96v4h-3v-146zM460 46v146h-4-96-7l3-4 4-4v4-4l10-14 72-103c0-3 4-7 7-14 0-7 4-7 4-11l7-17z">
          <text:p/>
        </draw:path>
        <draw:path draw:style-name="gr3" draw:text-style-name="P3" draw:layer="layout" svg:width="0.628cm" svg:height="0.293cm" svg:x="17.088cm" svg:y="18.848cm" svg:viewBox="0 0 629 294" svg:d="M177 291l-145-234v18 31 185h-32v-276h42l150 236c0-25-4-46-4-57v-179h35v276zM259 294l77-294h32l-81 294zM590 291l-32-82h-123l-32 82h-39l113-276h43l109 276zM495 43v7c-4 10-7 25-14 42l-35 88h102l-35-91c-4-7-7-18-11-29z">
          <text:p/>
        </draw:path>
        <draw:path draw:style-name="gr3" draw:text-style-name="P3" draw:layer="layout" svg:width="0.635cm" svg:height="0.3cm" svg:x="17.085cm" svg:y="18.845cm" svg:viewBox="0 0 636 301" svg:d="M176 294l-145-234h4l3 18v31 185 3h-3-32-3v-3-276-4h3 42 4v4l148 233-3 4h-4c0-25-3-46-3-57v-180-4h3 32 3v4 276 3h-3-43-3zM179 290h43v4-276 3h-32v-3h4v180c0 11 0 32 3 57v10l-7-10-148-234 3-3v3h-42v-3h4v276h-4v-4h32v4h-4v-185h4-4v-31h4-4v-18-11l4 7 148 234-4 4zM257 297l78-294 3-3h32 3l-3 7-78 290v4h-3-32-3zM257 294h32v3h-4l81-294h4v4h-32v-4l4 4-81 290h-4zM590 294l-32-78 3-3v3h-123v-3l4 3-32 78v3h-4-40-3v-7l114-272v-4h3 43v4l109 272 4 7h-4-39-3zM593 290h39v4h-4l-109-273 4-3v3h-43v-3 3l-110 273h-4v-4h40v4l-3-4 31-77v-4h4 123 4v4l32 77-4 4zM501 46v7h-3 3c-3 10-10 25-14 42l-35 89h-3v-3h102v3h-4l-35-89 4-3-4 3c-3-10-7-21-11-32h4-4l-3-17zM501 46l8 14c3 14 7 21 10 32l35 89v7h-3-102-4v-7l35-89 4 3-4-3c7-18 11-32 14-39l4-7v-7z">
          <text:p/>
        </draw:path>
        <draw:path draw:style-name="gr3" draw:text-style-name="P3" draw:layer="layout" svg:width="4.907cm" svg:height="0.519cm" svg:x="18.609cm" svg:y="15.458cm" svg:viewBox="0 0 4908 520" svg:d="M289 407l-113-167-120 167h-56l148-199-138-187h60l106 152 102-152h60l-134 184 145 202zM352 520v-35h325v35zM744 272c0 32 7 60 21 78s35 29 64 29c21 0 35-4 49-14 14-11 21-18 28-33l43 11c-18 46-57 71-120 71-46 0-78-14-103-39-21-25-31-64-31-117 0-50 10-85 31-113 25-25 57-39 99-39 88 0 131 53 131 159v7zM906 233c-3-32-10-53-25-70-14-15-31-22-56-22s-42 11-56 25c-15 18-22 39-25 67zM1206 407v-188c0-18-3-32-7-46-4-10-11-18-18-21-10-7-21-7-35-7-25 0-42 7-56 25-14 14-22 35-22 67v170h-49v-234c0-32 0-53 0-60h46v7c0 4 0 7 0 11 0 7 0 17 0 32 14-22 28-36 42-43 14-10 32-14 53-14 32 0 57 7 74 25 14 14 21 42 21 81v195zM1513 361c-7 21-21 32-35 39-14 10-32 14-57 14-35 0-63-14-81-39s-25-61-25-114c0-102 36-155 106-155 25 0 43 4 57 14 14 7 28 18 35 39h3l-3-35v-124h49v347c0 32 4 53 4 60h-46c-4 0-4-7-4-18 0-10 0-21 0-28zM1365 258c0 42 7 74 17 92 11 18 29 25 53 25 29 0 50-7 60-28 14-19 18-50 18-89 0-43-4-71-18-88-10-18-31-29-60-29-24 0-42 11-53 29-10 17-17 49-17 88zM1594 520v-35h325v35zM1947 50v-50h49v50zM1947 407v-294h49v294zM2261 361c-11 21-21 32-39 39-14 10-32 14-53 14-39 0-67-14-85-39-17-25-24-61-24-114 0-102 35-155 109-155 21 0 39 4 53 14 18 7 28 18 39 39v-35-124h49v347c0 32 0 53 0 60h-46c-3 0-3-7-3-18 0-10 0-21 0-28zM2109 258c0 42 7 74 18 92 10 18 28 25 53 25 28 0 49-7 60-28 14-19 21-50 21-89 0-43-7-71-21-88-11-18-32-29-60-29-25 0-43 11-53 29-11 17-18 49-18 88zM2384 407v-407h50v407zM2547 272c0 32 7 60 21 78 10 18 32 29 60 29 21 0 39-4 49-14 14-11 25-18 28-33l43 11c-18 46-57 71-120 71-46 0-78-14-99-39-25-25-35-64-35-117 0-50 10-85 35-113 21-25 53-39 95-39 88 0 131 53 131 159v7zM2705 233c-3-32-10-53-24-70-11-15-32-22-57-22-24 0-42 11-56 25-14 18-21 39-21 67zM2818 407v-227c0-21 0-42 0-67h46c0 32 0 53 0 60h4c7-28 17-42 24-53 11-10 25-14 46-14 7 0 11 0 18 4v42c-7 0-14 0-25 0-21 0-35 7-46 25-10 17-17 42-17 77v153zM2956 520v-35h328v35zM3312 50v-50h53v50zM3312 407v-294h53v294zM3627 407v-188c0-18 0-32-7-46 0-10-7-18-18-21-7-7-17-7-35-7-25 0-42 7-56 25-14 14-21 35-21 67v170h-51v-234c0-32 0-53 0-60h47v7c0 4 0 7 0 11 0 7 0 17 4 32 10-22 24-36 38-43 14-10 32-14 57-14 32 0 56 7 70 25 14 14 21 42 21 81v195zM3973 325c0 29-11 50-32 68-21 14-49 21-88 21s-67-7-85-18c-21-14-35-31-39-57l43-11c3 19 14 30 24 37 15 10 32 10 57 10s42-3 53-10c14-7 17-18 17-37 0-10-3-21-10-28s-21-10-39-18l-35-7c-28-7-50-17-60-21-11-10-21-17-28-28s-11-21-11-35c0-28 11-50 28-64 21-14 50-21 85-21 32 0 60 7 77 18 18 10 32 28 36 56l-43 4c-3-11-10-21-21-29-14-7-28-10-49-10s-39 3-50 10c-10 4-14 18-14 29 0 10 0 14 4 21 7 7 14 10 21 14 7 3 25 11 53 18 28 3 46 10 56 17 11 4 22 11 29 18s10 14 14 25c3 7 7 17 7 28zM4072 272c0 32 7 60 21 78s32 29 60 29c21 0 39-4 49-14 14-11 25-18 28-33l43 11c-18 46-57 71-120 71-43 0-78-14-99-39-25-25-35-64-35-117 0-50 10-85 35-113 21-25 53-39 95-39 88 0 131 53 131 159v7zM4230 233c-3-32-10-53-24-70-11-15-32-22-57-22-21 0-42 11-56 25-14 18-21 39-21 67zM4343 407v-227c0-21 0-42 0-67h46c0 32 0 53 0 60h4c7-28 17-42 28-53 7-10 21-14 42-14 7 0 11 0 18 4v42c-7 0-14 0-25 0-21 0-35 7-46 25-10 17-17 42-17 77v153zM4643 407c-18 3-35 7-49 7-39 0-60-25-60-67v-199h-32v-35h35l14-67h32v67h53v35h-53v187c0 15 4 26 7 30 4 7 11 10 25 10 7 0 14-3 28-3zM4908 325c0 29-11 50-32 68-21 14-49 21-88 21-36 0-64-7-85-18-18-14-32-31-39-57l46-11c4 19 11 30 25 37 14 10 32 10 53 10 24 0 46-3 56-10 11-7 18-18 18-37 0-10-7-21-14-28s-21-10-39-18l-32-7c-32-7-49-17-63-21-11-10-22-17-29-28-3-11-10-21-10-35 0-28 10-50 32-64 17-14 45-21 84-21 32 0 57 7 78 18 18 10 28 28 35 56l-46 4c-3-11-7-21-21-29-10-7-28-10-46-10-24 0-42 3-49 10-14 4-18 18-18 29 0 10 4 14 7 21 4 7 11 10 18 14 11 3 28 11 56 18 25 3 46 10 57 17 10 4 21 11 25 18 7 7 14 14 17 25 4 7 4 17 4 28z">
          <text:p/>
        </draw:path>
        <draw:path draw:style-name="gr3" draw:text-style-name="P3" draw:layer="layout" svg:width="4.914cm" svg:height="0.522cm" svg:x="18.605cm" svg:y="15.458cm" svg:viewBox="0 0 4915 523" svg:d="M293 409l-117-169h4l-116 169h-4-56-4v-3l148-201 4 3h-4l-134-183-3-7h3 60v3l106 152h-4l106-152v-3h60 4l-4 7-130 180h-4 4l141 201 3 3h-3zM293 402h60v4l-4 3-141-204h-3 3l131-184h3v4h-60v-4l4 4-106 148v7l-4-7-105-148 3-4v4h-60v-4h4l134 184 3 3h-3l-145 201-3-3v-4h56v4l116-169 4-4v4l116 169h-3zM353 520v-35-4h3 325 3v4 35 3h-3-325-3zM356 516h325v4h-4v-35h4v3h-325v-3 35zM751 268c0 36 7 60 22 78 14 18 31 28 60 28 21 0 35-7 49-14 11-7 21-18 25-32v-3l3 3 43 11h3v3c-21 50-60 75-123 75-46 0-78-15-103-43-24-25-35-67-35-116 0-50 11-88 35-113 25-28 57-42 99-42 88 0 134 56 134 162v3 4h-3-212v-4zM748 265h212v3h-4v-3c0-106-39-155-127-155-42 0-74 10-95 38-21 25-32 60-32 110 0 49 11 88 32 113 21 24 56 38 99 38 60 0 98-24 116-67h4v4l-43-14c-3 14-14 25-25 32-14 10-31 14-52 14-29 0-50-11-64-29-14-17-21-45-21-81zM907 233c-4-32-11-53-25-67-11-14-28-21-53-21s-42 7-53 25c-14 14-21 35-25 63h-3v-3h162v3zM910 233h-162c0-28 7-53 21-67 14-18 35-28 60-28s46 10 60 25c11 14 21 38 21 70h4zM1207 406v-187c0-18-4-32-8-42-3-11-7-18-17-25-7-4-18-7-32-7-25 0-42 10-56 25-11 17-18 38-18 67v169 3h-4-49-3v-3-233c0-32 0-53 0-60v-3h3 46v3l3 7c0 4 0 7 0 11 0 7 0 17 0 32h-3v-4 4-4c11-18 25-32 39-42 14-11 35-14 56-14 32 0 60 10 74 24 14 18 25 46 25 85v194 3h-4-49-3zM1210 402h49v4h-3v-194c0-39-7-64-21-81-14-14-39-21-71-21-21 0-39 3-53 10-14 11-28 25-39 43v3h-3v-3c-4-15-4-25-4-32 0-4 0-7 0-11 0-3 0-7 0-7h4-46c4 7 4 28 4 60v233h-4v-4h49v4h-3v-169c0-32 7-53 21-71s35-25 60-25c14 0 28 4 35 7 11 4 18 15 22 25 3 11 7 28 7 46v187h-4zM1520 360c-10 21-21 32-35 42-17 7-35 15-60 15-35 0-67-15-81-39-21-29-28-67-28-117 0-106 35-158 109-158 25 0 43 3 60 14 14 7 25 21 35 38l-3 4v-4h3v4h-3v-35-124h49 4v346c0 32 0 49 0 60l3 3h-3-46-4v-3c-3 0-3-7-3-21 0-7 0-18 0-25h3v4h-3v-4zM1517 357h3 4v3c0 7 0 14 0 25 0 10 0 17 0 21v-4h46v4h-4c0-7-3-28-3-60v-346h3v4h-49v-4h3v124h-3 3v35h-3c-11-18-21-32-35-39s-32-10-57-10c-70 0-106 49-106 151 0 50 11 88 29 113 17 25 42 35 77 35 25 0 43-3 57-10 14-11 24-21 35-39zM1372 258c0 42 4 70 18 88 7 18 25 25 49 25 29 0 46-7 57-29 14-17 21-45 21-88 0-39-7-63-21-81-11-21-28-28-57-28-24 0-38 7-49 28-14 18-18 46-18 85zM1365 258c0-39 7-71 18-88 14-22 32-32 56-32 29 0 50 10 64 32 10 17 17 45 17 84 0 43-7 74-17 92-14 21-35 32-64 32-24 0-46-11-56-29-11-17-18-49-18-91zM1595 520v-35-4h3 325 3v4 35 3h-3-325-3zM1598 516h325v4h-4v-35h4v3h-325v-3 35zM1951 50v-50h49 4v50 3h-4-49zM1951 46h49v4-50 4h-49v-4h3v50h-3zM1951 406v-293-3h49 4v3 293 3h-4-49zM1951 402h49v4-293h-49 3v293h-3zM2265 360c-7 21-21 32-35 42-18 7-36 15-57 15-39 0-67-15-88-39-18-29-25-67-25-117 0-106 39-158 113-158 21 0 39 3 57 14 14 7 28 21 35 38v4-4 4h-4v-35-124h4 49v346c0 32 0 49 4 60v3h-4-46-3v-3c0 0 0-7-4-21 0-7 0-18 0-25h4v4zM2265 357h3v3c0 7 0 14 0 25 0 10 0 17 0 21v-4h46v4h-3c0-7 0-28 0-60v-346h3v4h-49v-4 124 35h-4c-10-18-21-32-35-39s-32-10-53-10c-74 0-109 49-109 151 0 50 10 88 28 113s42 35 81 35c21 0 39-3 53-10 14-11 25-21 35-39v-3zM2117 258c0 42 7 70 17 88 11 18 25 25 50 25 28 0 46-7 60-29 10-17 17-45 17-88 0-39-7-63-17-81-14-21-32-28-60-28-25 0-39 7-50 28-10 18-17 46-17 85zM2113 258c0-39 4-71 14-88 11-22 32-32 57-32 28 0 49 10 63 32 11 17 18 45 18 84 0 43-7 74-18 92-14 21-35 32-63 32-25 0-46-11-57-29-10-17-14-49-14-91zM2385 406v-406h3 50 3v406 3h-3-50-3zM2388 402h50v4h-4v-406h4v4h-50v-4h4v406h-4zM2551 268c0 36 7 60 21 78s35 28 60 28c21 0 35-7 49-14s21-18 25-32v-3l3 3 43 11h3v3c-17 50-60 75-123 75-46 0-78-15-103-43-21-25-35-67-35-116 0-50 14-88 35-113 25-28 57-42 99-42 88 0 134 56 134 162v3 4h-3-208zM2551 265h208v3h-4v-3c0-106-42-155-127-155-42 0-70 10-95 38-21 25-32 60-32 110 0 49 11 88 32 113 25 24 56 38 99 38 63 0 99-24 116-67h4v4l-46-14h3 4c-7 14-14 25-28 32-14 10-32 14-53 14-28 0-50-11-64-29-14-17-21-45-21-81v-3zM2706 233c-4-32-11-53-21-67-14-14-32-21-57-21-21 0-42 7-53 25-14 14-21 35-21 63h-3v-3h158v3zM2709 233h-158-4c0-28 7-53 21-67 18-18 36-28 60-28 25 0 46 10 60 25 11 14 21 38 25 70zM2819 406v-226c0-21 0-42 0-67v-3h3 46 4v3c0 32 0 53 0 60h-4v-3h4v3h-4c7-28 18-46 28-56 11-7 25-14 46-14 7 0 11 3 18 3h3v4 42 7l-3-4c-7 0-14-3-25-3-21 0-35 11-46 28-10 18-14 39-14 74v152 3h-3-50-3zM2822 402h50v4h-4v-152c0-35 7-60 18-77 10-18 28-29 49-29 11 0 18 0 25 4h-4v-42h4v3c-7-3-11-3-18-3-21 0-32 3-42 14-11 7-18 24-25 49h-3-4c0-7 0-28-3-60h3-46c4 25 4 46 4 67v226h-4zM2960 520v-35-4h328v4 35 3h-328zM2960 516h328v4h-4v-35h4v3h-328v-3h3v35h-3zM3316 50v-50h53v50 3h-53zM3316 46h53v4h-3v-50h3v4h-53v-4h4v50h-4zM3316 406v-293-3h53v3 293 3h-53zM3316 402h53v4h-3v-293h3-53 4v293h-4zM3628 406v-187c0-18 0-32-4-42-3-11-11-18-18-25-7-4-21-7-35-7-25 0-42 10-53 25-15 17-22 38-22 67v169 3h-3-50-3v-3-233c0-32 0-53 0-60v-3h3 46v3c4 0 4 0 4 7 0 4 0 7 0 11 0 7 0 17 0 32h-4v-4h4v4l-4-4c11-18 26-32 40-42 17-11 35-14 60-14 32 0 56 10 70 24 18 18 25 46 25 85v194 3h-4-49-3zM3631 402h49v4h-3v-194c0-39-7-64-21-81-14-14-35-21-67-21-25 0-39 3-57 10-14 11-29 25-39 43v3h-4v-3c0-15-4-25-4-32 0-4 0-7 0-11 0-3 0-7 0-7h4-46c4 7 4 28 4 60v233h-4v-4h50v4h-4v-169c0-32 7-53 22-71 14-18 35-25 60-25 18 0 28 4 39 7 7 4 14 15 18 25 3 11 7 28 7 46v187h-4zM3977 325c0 28-11 53-32 67s-49 25-88 25-67-8-88-22c-18-10-32-31-39-56v-4l46-10h3v3c4 14 11 25 25 32 11 7 28 11 53 11s42-4 53-11c10-7 14-18 14-32 0-10 0-17-11-24-7-7-17-14-35-18v-4 4l-35-11v-3 3c-28-7-50-14-64-21-10-7-21-14-28-24-7-11-11-25-11-39 0-28 11-50 32-64 18-14 46-21 85-21 32 0 60 4 77 14 22 14 36 32 39 60l-3 4-43 3h-3c-4-14-11-24-21-28-11-7-25-14-46-14s-39 7-46 10c-11 8-18 18-18 29 0 10 4 14 7 21 4 3 11 7 18 10 11 4 28 11 53 18 28 7 46 14 60 18 11 7 21 10 28 17s11 18 14 25c4 11 4 21 4 32zM3973 325c0-11-3-21-3-28-4-11-11-18-18-25-7-4-14-11-25-18-10-3-28-10-56-17-28-4-46-11-53-15-11-3-18-10-21-14-7-7-7-14-7-24 0-14 7-25 17-32 11-7 29-11 50-11s35 4 49 11c11 7 21 18 25 32h-4v-4l43-3v3c-7-25-18-42-36-53-21-10-45-17-77-17-35 0-64 7-81 21-18 14-28 32-28 60 0 14 3 24 10 35 7 7 14 18 25 25 14 7 32 14 60 21l35 7c18 7 32 11 39 21 10 7 14 18 14 28 0 18-7 29-18 39-14 7-31 11-56 11s-42-4-57-11c-14-7-21-21-28-39h4v4l-43 7 4-4c3 25 18 46 35 57 21 10 46 17 85 17 35 0 67-7 85-21 21-14 31-35 31-63zM4079 268c0 36 4 60 18 78s35 28 60 28c21 0 35-7 49-14s21-18 25-32v-3l3 3 43 11h3v3c-17 50-60 75-123 75-46 0-78-15-103-43-21-25-35-67-35-116 0-50 14-88 35-113 25-28 57-42 99-42 88 0 134 56 134 162v3 4h-3-208v-4zM4076 265h208v3-3c0-106-43-155-131-155-39 0-70 10-95 38-21 25-32 60-32 110 0 49 11 88 32 113 25 24 56 38 99 38 63 0 102-24 116-67h4v4l-43-14h4c-7 14-14 25-28 32-14 10-32 14-53 14-28 0-50-11-64-29-14-17-21-45-21-81v-3zM4231 233c-4-32-11-53-21-67-14-14-32-21-57-21-21 0-39 7-53 25-14 14-21 35-21 63h-3v-3h158v3zM4234 233h-158-4c0-28 11-53 25-67 14-18 32-28 56-28 25 0 46 10 60 25 11 14 21 38 25 70zM4347 406v-226c0-21-3-42-3-67v-3h3 46 4v3c0 32 0 53 0 60h-4v-3h4v3h-4c7-28 18-46 28-56 11-7 25-14 46-14 7 0 11 3 18 3h3v4 42 7l-3-4c-7 0-14-3-25-3-21 0-35 11-46 28-7 18-14 39-14 74v152 3h-3-50zM4347 402h50v4h-4v-152c0-35 7-60 18-77 10-18 28-29 49-29 11 0 21 0 25 4v-42 3c-7-3-11-3-18-3-17 0-32 3-42 14-11 7-18 24-25 49h-3-4c0-7 0-28-3-60h3-46 4c0 25 0 46 0 67v226h-4zM4647 406c-14 7-32 7-49 7-43 0-64-25-64-67v-198h4v4h-32-4v-4-35-3h4 35v3h-3l14-67v-3h3 32 4v3 67h-4v-3h53 4v3 35 4h-4-53v-4h4v184c0 14 3 25 7 28 3 7 10 11 21 11 7 0 14-4 28-4l4-3v3 39zM4644 406v-39h3v4c-14 3-21 3-28 3-14 0-21-3-28-7-4-7-7-18-7-35v-184-3h3 53v3-35h-53-3v-67h3v4h-32v-4h4l-18 67h-35v35-3h32 3v3 198c0 42 18 63 57 63 14 0 31-3 49-7v4zM4915 325c0 28-10 53-32 67-21 14-52 25-91 25-36 0-64-8-85-22-21-10-35-31-39-56l-3-4h3l43-10h3v3c7 14 14 25 25 32 14 7 32 11 53 11 24 0 42-4 56-11 7-7 14-18 14-32 0-10-3-17-10-24s-21-14-39-18v-4 4l-35-11 3-3-3 3c-29-7-50-14-60-21-11-7-22-14-29-24-7-11-10-25-10-39 0-28 10-50 28-64 21-14 49-21 88-21 32 0 57 4 78 14 21 14 32 32 39 60l-4 4-46 3h-3c0-14-7-24-18-28-14-7-28-14-46-14-24 0-39 7-49 10-11 8-14 18-14 29 0 10 0 14 7 21 3 3 7 7 17 10 8 4 25 11 53 18 25 7 46 14 57 18 10 7 21 10 28 17s14 18 14 25c7 11 7 21 7 32zM4908 325c0-11 0-21-3-28-4-11-7-18-14-25-8-4-18-11-29-18-10-3-28-10-56-17h3-3c-25-4-42-11-53-15-7-3-14-10-21-14-4-7-7-14-7-24 0-14 7-25 17-32 11-7 29-11 53-11 18 0 36 4 46 11 14 7 21 18 25 32h-4v-4l46-3v3h-3c-4-25-18-42-36-53-17-10-42-17-74-17-39 0-67 7-84 21-18 14-29 32-29 60 0 14 4 24 11 35 7 7 14 18 28 25 11 7 32 14 60 21l32 7c21 7 35 11 42 21 7 7 11 18 11 28 0 18-4 29-18 39-10 7-28 11-56 11-21 0-43-4-57-11-10-7-21-21-24-39h3v4l-46 7 4-4c7 25 17 46 39 57 17 10 45 17 81 17 39 0 67-7 88-21s28-35 28-63z">
          <text:p/>
        </draw:path>
        <draw:path draw:style-name="gr3" draw:text-style-name="P3" draw:layer="layout" svg:width="1.446cm" svg:height="0.289cm" svg:x="18.623cm" svg:y="16.28cm" svg:viewBox="0 0 1447 290" svg:d="M183 287v-127h-148v127h-35v-273h35v118h148v-118h39v273zM278 32v-32h36v32zM278 287v-208h36v208zM543 181c0 74-25 109-78 109-14 0-28-3-38-7-11-7-22-17-29-28 0 4 0 11 0 18s0 14 0 14h-35c0-7 4-21 4-42v-245h31v82c0 7 0 18 0 32 7-18 18-25 29-32 10-7 24-10 38-10 25 0 46 10 57 28 14 21 21 46 21 81zM504 185c0-32-3-50-10-64-8-14-22-21-36-21-21 0-35 7-46 21-7 14-14 35-14 64 0 28 7 49 14 63 11 11 25 18 43 18 17 0 31-7 39-18 7-14 10-35 10-63zM585 32v-32h36v32zM585 287v-208h36v208zM829 231c0 17-7 35-21 45-15 11-36 14-64 14-25 0-46-3-60-10-14-11-21-25-28-42l32-4c3 11 10 18 17 25 11 3 25 7 39 7 18 0 32-4 39-11 10-3 14-10 14-21s-4-18-11-21c-3-7-14-11-24-14l-25-4c-21-7-35-14-46-17-7-4-14-11-18-18-3-7-7-14-7-25 0-21 7-35 22-46 10-10 31-14 56-14s42 4 56 11c15 7 22 21 25 42l-32 4c0-11-7-18-14-21-7-7-21-11-35-11s-25 4-32 7c-7 7-14 14-14 25 0 3 4 10 7 14 4 3 7 7 14 7 4 3 18 7 39 14 18 4 28 7 39 11 7 3 14 10 18 14 3 3 10 10 10 17 4 4 4 11 4 22zM900 181c0 28 4 50 11 64 10 14 25 17 42 17 11 0 21 0 28-7 11-7 14-17 18-32l35 4c-3 18-14 35-28 46-14 14-32 17-53 17-28 0-53-7-68-28-18-17-25-42-25-81 0-35 7-60 25-81 15-18 40-28 68-28 21 0 39 7 53 17 14 11 21 29 25 50h-36c0-11-3-18-14-25-7-10-17-14-28-14-21 0-35 7-42 21-7 11-11 32-11 60zM1105 79v134c0 10 0 21 3 32 4 7 7 10 14 14 4 3 15 7 25 7 18 0 32-7 39-18 11-14 14-28 14-49v-120h35v162c0 25 0 42 4 46h-35v-4c0-3 0-7 0-10 0-4 0-11 0-21-11 14-18 24-29 31-10 4-24 7-38 7-25 0-43-3-50-17-14-11-17-28-17-57v-137zM1447 231c0 17-7 35-21 45-14 11-35 14-64 14-24 0-45-3-60-10-14-11-21-25-28-42l32-4c3 11 11 18 18 25 10 3 24 7 38 7 18 0 32-4 39-11 11-3 14-10 14-21s-3-18-10-21c-4-7-14-11-25-14l-28-4c-18-7-32-14-43-17-7-4-14-11-17-18-7-7-7-14-7-25 0-21 7-35 21-46 11-10 32-14 56-14 25 0 43 4 57 11s21 21 25 42l-32 4c0-11-7-18-14-21-7-7-22-11-36-11s-24 4-35 7c-7 7-10 14-10 25 0 3 3 10 7 14 3 3 7 7 14 7 3 3 17 7 35 14 21 4 32 7 42 11 7 3 14 10 18 14 3 3 7 10 11 17 3 4 3 11 3 22z">
          <text:p/>
        </draw:path>
        <draw:path draw:style-name="gr3" draw:text-style-name="P3" draw:layer="layout" svg:width="1.454cm" svg:height="0.296cm" svg:x="18.619cm" svg:y="16.277cm" svg:viewBox="0 0 1455 297" svg:d="M187 290v-127 3h-148v-3h3v127 3h-3-35-4v-3-273-3h4 35 3v3 117h-3v-4h148v4-117-3h39v3 273 3h-39zM187 290h39-4v-273h4-39 4v117h-4-148v-117h-35 3v273h-3 35v-127h148 4v127zM279 35v-32-3h3 36v3 32 3h-36-3zM282 35h36-4v-32h4-36 4v32zM279 290v-209-4h3 36v4 209 3h-36-3zM282 290h36-4v-209h4-36 4v209zM547 184c0 74-25 113-78 113-17 0-28-4-42-11-11-3-18-14-25-28v4-4h4c0 4 0 11 0 18s-4 14-4 14v3h-35v-3c0-7 0-21 0-42v-245-3h4 31 4v3 81c0 11 0 18 0 32h-4v-3 3-3c7-15 14-25 25-29 14-7 28-10 42-10 25 0 46 10 60 28 11 18 18 46 18 82zM543 184c0-36-7-61-17-78-11-18-32-29-57-29-14 0-28 4-38 11-11 3-18 14-25 28h-4c0-14 0-21 0-32v-81h-31v245c0 21 0 35 0 42h-4 35-3c0 0 0-7 0-14 3-7 3-14 3-18h4c7 11 14 21 25 25 10 7 24 10 38 10 50 0 74-35 74-109zM508 188c0-32-3-51-14-65-7-10-18-17-32-17-21 0-35 7-42 17-11 14-14 36-14 65 0 28 3 49 14 60 7 14 21 17 39 17 17 0 28-3 35-17 11-11 14-32 14-60zM512 188c0 28-4 49-11 63-11 14-25 18-42 18-18 0-36-4-43-18-10-14-14-35-14-63 0-29 4-51 14-65 7-14 25-21 46-21 14 0 28 7 39 21 7 11 11 33 11 65zM589 35v-32-3h36 3v3 32 3h-3-36zM589 35h36-4v-32h4-36 4v32zM589 290v-209-4h36 3v4 209 3h-3-36zM589 290h36-4v-209h4-36 4v209zM836 234c0 17-7 35-24 45-15 11-36 18-64 18-25 0-46-7-60-14s-25-21-28-42l32-7h3c4 10 7 21 18 24 7 7 21 7 35 7 18 0 32 0 39-7 7-3 10-14 10-21 0-11-3-14-7-21-7-4-14-7-28-11l4-3-4 3-25-7h4-4c-17-7-31-10-42-14-7-7-14-14-21-21-4-7-7-15-7-26 0-21 7-35 21-46 14-10 35-17 60-17s42 7 56 14c15 7 25 21 29 42h-4l-28 4h-4c-3-11-7-18-14-21-7-4-21-7-35-7s-25 3-32 7c-7 3-10 10-10 21 0 3 0 7 3 10 4 4 7 8 14 12 4 3 18 7 39 10 18 4 32 11 39 15 7 3 14 7 21 14 4 3 7 10 11 14 3 7 3 14 3 25zM833 234c0-11-4-15-4-22-3-7-7-10-10-14-4-7-11-10-18-14-11-3-21-7-42-14h3-3c-18-4-32-7-39-11-4-3-11-7-14-11-4-4-4-11-4-14 0-11 4-18 11-25 7-3 21-7 35-7s28 4 35 7c11 7 14 14 18 25h-4v-4l32-3v3c-3-17-14-32-25-39-14-7-31-10-56-10s-42 3-56 14c-15 7-22 21-22 42 0 7 4 19 7 26 8 7 11 11 22 18 7 3 21 10 42 14l25 7c10 3 21 7 28 10 3 7 7 14 7 25s-4 18-14 25c-7 7-18 7-39 7-14 0-28 0-39-7-7-4-14-14-17-25l-29 7-3-3h3c4 17 14 31 29 38 10 11 31 14 56 14 28 0 46-7 64-17 14-11 21-25 21-42zM903 184c0 28 4 50 11 60 10 14 21 21 39 21 14 0 24-3 31-10s15-14 15-29v-3h4l35 3v4c-3 21-10 35-24 46-15 14-37 21-58 21-32 0-53-11-70-28-15-18-25-46-25-85 0-36 10-61 25-82 17-18 38-28 70-28 21 0 39 7 54 17 14 11 25 29 28 46v4h-3l-36 3v-3c-4-11-8-18-15-25s-17-10-31-10c-18 0-29 7-39 17-7 14-11 33-11 61zM900 184c0-28 3-50 10-61 11-14 25-21 43-21 17 0 28 4 35 11s11 17 15 28h-4l36-4v4c-4-21-11-35-25-46-15-11-33-18-54-18-28 0-53 11-67 29-14 17-21 46-21 78 0 39 7 64 21 81 14 18 39 28 67 28 21 0 39-7 54-17 14-11 21-28 25-46h3l-35-4c0 15-8 25-15 32-11 7-21 11-35 11-18 0-32-7-39-21-11-14-14-36-14-64zM1109 81v135c0 10 3 21 7 28 0 7 3 14 10 18 4 3 15 3 25 3 18 0 28-3 39-14 7-14 14-28 14-49v-121-4h35 4v4 163c0 25 0 39 0 46v3h-35v-3l-4-4c0-3 0-7 0-10 0-4 0-11 0-21h4v3-3c-7 14-18 24-29 31-10 7-24 11-38 11-25 0-43-7-53-18-11-14-18-31-18-60v-138-4h4 35zM1109 81h-35 3v138c0 29 4 46 14 57 11 10 25 17 50 17 14 0 28-3 35-10 10-7 21-14 28-28v-4h4v4c0 10 3 17 3 21 0 3 0 7 0 10v4h-3 35-4c0-4-3-21-3-46v-163h3-35 4v121c0 21-4 39-14 49-11 14-25 18-43 18-10 0-21 0-28-4-7-3-11-10-14-17 0-11-4-22-4-32v-135zM1455 234c0 17-7 35-25 45-14 11-35 18-64 18-24 0-45-7-60-14-14-7-24-21-28-42l32-7h3c4 10 8 21 18 24 7 7 21 7 35 7 18 0 32 0 39-7 7-3 11-14 11-21 0-11-4-14-7-21-7-4-14-7-29-11l4-3-4 3-24-7c-18-7-32-10-43-14-7-7-14-14-21-21-3-7-7-15-7-26 0-21 7-35 21-46 15-10 36-17 60-17 25 0 43 7 57 14s25 21 28 42h-3l-32 4c-4-11-7-18-14-21-11-4-22-7-36-7s-24 3-31 7c-7 3-11 10-11 21 0 3 0 7 4 10 3 4 7 8 14 12 3 3 17 7 35 10 21 4 35 11 42 15 7 3 14 7 18 14 7 3 11 10 14 14 0 7 4 14 4 25zM1451 234c0-11-3-15-3-22-4-7-8-10-11-14-7-7-11-10-21-14-7-3-18-7-39-14-18-4-32-7-39-11-3-3-10-7-14-11-3-4-3-11-3-14 0-11 3-18 10-25 7-3 21-7 35-7 18 0 29 4 36 7 10 7 14 14 17 25h-3v-4l32-3v3c-4-17-15-32-25-39-14-7-32-10-57-10-24 0-42 3-56 14-14 7-21 21-21 42 0 7 3 19 7 26 7 7 10 11 21 18 7 3 21 10 42 14l25 7c11 3 21 7 28 10 4 7 7 14 7 25s-3 18-10 25c-11 7-25 7-43 7-14 0-28 0-38-7-11-4-18-14-18-25l-28 7-4-3h4c3 17 14 31 28 38 14 11 32 14 56 14 29 0 50-7 64-17 14-11 21-25 21-42z">
          <text:p/>
        </draw:path>
        <draw:path draw:style-name="gr3" draw:text-style-name="P3" draw:layer="layout" svg:width="2.07cm" svg:height="0.282cm" svg:x="18.563cm" svg:y="18.845cm" svg:viewBox="0 0 2071 283" svg:d="M222 280l-32-82h-123l-32 82h-35l109-273h42l110 273zM130 35l-3 4c-4 10-7 24-14 42l-36 88h103l-36-88c-3-11-7-21-10-32zM508 202c0 28-11 46-32 60-18 14-46 21-81 21-67 0-106-25-117-70l39-7c4 17 11 28 25 35s32 14 53 14c24 0 42-7 56-14s18-18 18-35c0-11 0-19-4-23-3-7-10-10-17-14-7-3-18-7-25-7-11-3-25-7-35-10-21-4-39-11-50-15-10-3-21-10-24-17-7-4-11-11-18-18 0-7-4-17-4-28 0-21 11-39 29-53 17-14 42-21 74-21s56 7 70 14c18 11 29 28 36 49l-36 7c-3-14-10-24-24-31-11-7-25-11-46-11s-39 7-50 14c-10 4-17 18-17 32 0 7 3 14 7 21 3 4 10 7 21 14 7 0 25 7 49 11 7 3 14 3 25 7 7 0 14 3 21 7 11 3 18 7 25 11 3 3 11 7 14 14 7 3 11 10 14 17 0 7 4 19 4 26zM543 187v-28h99v28zM899 88c0 25-7 46-24 60-18 18-39 25-71 25h-78v107h-35v-273h113c32 0 53 7 71 21 17 14 24 32 24 60zM864 88c0-35-21-53-64-53h-74v106h74c43 0 64-18 64-53zM1147 280l-71-114h-85v114h-39v-273h131c32 0 54 7 71 21 18 11 25 32 25 57 0 17-7 35-18 49-10 14-28 21-49 28l78 118zM1144 85c0-18-7-29-18-39-11-7-29-11-47-11h-88v99h88c18 0 36-4 47-14 11-7 18-18 18-35zM1412 141c0 46-7 82-25 107-14 25-39 35-70 35-32 0-53-10-71-35-14-25-21-61-21-107s7-81 21-106c14-21 39-35 74-35 32 0 53 14 71 39 14 21 21 56 21 102zM1377 141c0-39-4-67-15-85-7-17-21-28-42-28-25 0-39 11-46 28-10 18-14 46-14 85s4 68 14 86c7 17 21 28 43 28 21 0 35-11 45-28 11-18 15-47 15-86zM1634 141c0 46-7 82-25 107-14 25-38 35-70 35s-57-10-71-35-24-61-24-107 7-81 24-106c14-21 39-35 71-35s56 14 70 39c18 21 25 56 25 102zM1599 141c0-39-4-67-14-85-11-17-25-28-46-28s-35 11-46 28c-7 18-14 46-14 85s7 68 14 86c11 17 25 28 46 28s35-11 46-28c10-18 14-47 14-86zM1853 202c0 25-7 46-25 60-14 14-39 21-67 21-32 0-53-7-71-21-14-14-24-32-24-60 0-19 7-33 17-43 11-14 22-22 39-25-14-4-28-11-35-21-11-11-14-25-14-43 0-21 7-35 25-49 14-14 35-21 63-21 25 0 46 7 60 21 18 14 25 28 25 49 0 18-4 32-14 43-7 10-18 17-36 21 18 3 32 11 43 25 10 10 14 24 14 43zM1810 74c0-32-17-46-49-46-18 0-32 4-39 11s-14 21-14 35 7 28 14 35c11 7 21 11 39 11 14 0 28-4 35-11 11-7 14-17 14-35zM1817 198c0-18-7-29-17-36-7-10-21-14-39-14-21 0-35 4-42 14-11 7-14 21-14 40 0 35 17 53 56 53 18 0 32-4 42-14 7-7 14-21 14-43zM2071 35c-28 43-49 74-59 99-11 25-18 46-25 72-7 24-11 49-11 74h-35c0-36 7-71 21-111 18-39 42-84 74-134h-144v-28h179z">
          <text:p/>
        </draw:path>
        <draw:path draw:style-name="gr3" draw:text-style-name="P3" draw:layer="layout" svg:width="2.078cm" svg:height="0.286cm" svg:x="18.559cm" svg:y="18.845cm" svg:viewBox="0 0 2079 287" svg:d="M226 280l-32-82v4h-123v-4h3l-32 82v3h-3-35-4v-3l113-273v-4h42v4l110 273 3 3h-3-39zM226 276h39v4h-4l-109-273h3-42l-109 273v-4h35v4l32-82h123 4l31 82h-3zM134 35v4h-3 3c-3 10-7 24-14 42l-35 89h-4 103l-36-89c-3-11-7-21-10-32l-7-14zM134 32l7 17c4 11 7 21 11 29l35 92v4h-3-103-3l3-4 36-89c3-18 10-32 14-42v-7l3-4zM515 202c0 28-14 46-32 63-21 15-49 22-84 22-67 0-106-25-117-74l39-7v-4 4c4 17 11 28 25 35s32 10 53 10c24 0 42-3 56-10 11-11 18-21 18-35 0-11-4-15-7-22-4-3-7-10-14-14-7 0-18-3-29-7-10-3-21-7-31-7v-3 3c-21-7-39-10-50-14-10-7-21-11-28-18s-10-14-14-22c-4-7-7-17-7-28 0-25 11-42 28-53 18-14 46-21 78-21s56 3 74 14c14 11 28 28 35 49v4h-3l-36 7h-3v-4c-4-14-11-24-21-28-11-7-25-10-46-10s-39 3-50 10c-10 7-14 18-14 32 0 7 0 14 4 18 7 7 10 10 21 14 7 4 25 8 49 15 7 0 18 3 25 7 7 0 18 3 25 7 7 0 14 3 21 7s14 11 18 14c3 7 10 14 10 21 4 7 7 18 7 25zM508 202c0-7 0-18-3-25-4-7-7-10-11-17-3-4-11-11-18-14-7-4-14-8-21-11-7 0-14-4-21-7-11 0-18-4-28-4l3-3-3 3c-25-7-39-10-50-14-7-4-14-8-17-15-7-7-7-14-7-21 0-18 3-28 17-35 11-7 29-11 50-11s35 4 49 11c11 7 18 17 21 31v-3l36-4h-4c-3-21-14-35-32-45-14-11-38-15-70-15s-57 7-74 18c-18 14-25 32-25 53 0 11 0 18 4 28 3 8 7 12 14 19s14 10 24 17c11 4 29 8 50 15 14 3 24 3 35 7 11 3 18 3 25 10 7 4 14 7 17 11 4 7 7 14 7 25 0 17-7 28-21 38-10 7-32 11-56 11-21 0-39-4-53-11s-25-21-28-38h3v3l-35 7-4-3h4c10 45 46 70 113 70 35 0 63-7 81-21 21-14 28-32 28-60zM547 188v-28-4h99v4 28 3h-99zM547 188h99-4v-28h4-99 3v28zM907 88c0 26-11 47-28 65-18 14-39 21-71 21h-78 4v106 3h-4-35-3v-3-273-4h3 113c32 0 53 7 71 22 17 17 28 35 28 63zM903 88c0-28-10-46-24-60-18-14-43-21-71-21h-113v273-4h35v4h-3v-106-4h3 78c32 0 53-7 67-21 18-14 28-35 28-61zM864 88c0-35-21-49-60-49h-74v-4h4v107h-4 74c43 0 60-18 60-54zM868 88c0 40-21 58-64 58h-74-3v-4-107h3 74c43 0 64 18 64 53zM1150 280l-74-113h4-85v113 3h-39v-3-273-4h131c28 0 53 7 70 22 19 14 29 35 29 60 0 21-7 36-18 50-14 14-32 25-53 28v-3l82 120v3h-3-44zM1150 276h44v4l-79-117-4-3h4c21-4 35-11 49-25 12-14 19-33 19-50 0-25-12-43-26-57-17-14-42-21-70-21h-131 4v273h-4v-4h39v4h-4v-113-4h4 85 3l67 117zM1143 85c0-18-7-29-14-36-14-7-28-10-46-10h-88v-4 100h88c18 0 32-4 46-14 7-7 14-22 14-36zM1147 85c0 17-7 29-18 39-11 11-25 14-46 14h-88-4v-3-100h4 88c18 0 35 4 46 11s18 21 18 39zM1416 142c0 46-7 81-21 106-18 25-43 39-74 39-32 0-57-14-71-39-18-25-25-60-25-106 0-47 7-82 25-107 14-25 39-35 74-35 32 0 57 10 71 35 17 25 21 60 21 107zM1416 142c0-47-11-82-25-103-14-25-39-36-67-36-35 0-56 11-74 36-14 21-21 56-21 103 0 46 7 81 25 102 14 25 35 39 67 39 31 0 52-14 70-39 14-21 25-56 25-102zM1377 142c0-40-4-68-11-86-10-14-24-24-42-24-21 0-35 7-46 24-10 18-14 46-14 86 0 39 4 67 14 85 11 17 25 24 43 24 21 0 35-7 42-24 10-18 14-46 14-85zM1384 142c0 39-7 67-14 85-11 21-28 28-49 28-22 0-36-7-46-25-11-21-14-49-14-88 0-40 3-68 14-89 10-14 24-25 49-25 21 0 35 11 46 28 7 18 14 46 14 86zM1638 142c0 46-7 81-25 106-14 25-38 39-70 39s-57-14-71-39c-17-25-24-60-24-106 0-47 7-82 21-107 17-25 42-35 74-35s56 10 74 35c14 25 21 60 21 107zM1635 142c0-47-8-82-22-103-14-25-38-36-70-36s-57 11-71 36c-14 21-21 56-21 103 0 46 7 81 21 102 18 25 39 39 71 39s53-14 67-39c17-21 25-56 25-102zM1599 142c0-40-3-68-14-86-7-14-21-24-42-24s-35 7-43 24c-10 18-14 46-14 86 0 39 4 67 14 85 8 17 22 24 43 24s35-7 42-24c11-18 14-46 14-85zM1603 142c0 39-4 67-14 85-11 21-25 28-46 28s-39-7-46-25c-11-21-14-49-14-88 0-40 3-68 14-89 7-14 25-25 46-25s39 11 49 28c7 18 11 46 11 86zM1857 202c0 28-7 46-25 60-14 18-39 25-67 25-32 0-53-7-71-22-17-17-24-35-24-63 0-18 3-32 14-46 10-10 25-18 42-21h-3 3v3c-17-3-28-10-39-24-7-12-10-26-10-44 0-21 7-38 21-49 18-14 39-21 67-21 25 0 46 7 64 21 14 11 24 28 24 49 0 18-7 32-14 44-10 14-21 21-35 24l-4-3h4-4c18 0 32 11 43 21 10 14 14 28 14 46zM1853 202c0-18-3-32-14-42-7-11-21-18-39-22v-3c14-4 25-11 36-21 7-15 10-26 10-44 0-21-7-35-21-49-14-11-35-18-60-18-28 0-46 7-63 18-15 14-22 32-22 49 0 18 4 29 11 40 11 14 21 21 35 25v3c-14 4-28 11-39 22-10 10-14 24-14 42 0 28 7 46 25 60 14 14 39 21 67 21s49-7 67-21c14-14 21-35 21-60zM1811 74c0-32-14-46-46-46-18 0-28 7-39 14-7 7-10 18-10 32s3 25 10 36c11 7 21 11 39 11 14 0 28-4 35-11 7-8 11-18 11-36zM1814 74c0 18-3 28-10 40-11 7-25 10-39 10-18 0-32-3-39-14-10-8-14-22-14-36s4-28 14-35c7-11 21-14 39-14 32 0 49 17 49 49zM1818 198c0-17-4-28-14-35-11-7-21-14-39-14-21 0-32 7-42 14-11 11-14 21-14 39 0 35 17 53 56 53 18 0 32-4 39-14 10-7 14-21 14-43zM1821 198c0 22-3 36-14 46-10 11-24 14-42 14-39 0-60-21-60-56 0-18 7-32 14-42 11-7 25-14 46-14 18 0 32 7 42 14 11 10 14 21 14 38zM2075 35c-24 43-45 75-56 100-14 25-21 46-28 71-4 24-7 49-7 74v3h-4-35v-3c0-36 7-74 21-110 14-42 39-85 74-135v4h-144-4v-4-28-4h4 179 4v4 28zM2072 35v-28h3-179 3v28h-3 144 7-3c-36 53-60 96-74 135s-22 74-22 110h-3v-4h35v4c0-25 4-50 7-74 7-25 14-50 29-71 10-25 31-61 56-103l3 3z">
          <text:p/>
        </draw:path>
        <draw:path draw:style-name="gr3" draw:text-style-name="P3" draw:layer="layout" svg:width="0.505cm" svg:height="0.293cm" svg:x="24.849cm" svg:y="18.848cm" svg:viewBox="0 0 506 294" svg:d="M0 291v-33h71v-208l-60 42v-32l63-42h33v240h67v33zM195 294l78-294h32l-78 294zM333 291v-33h70v-208l-60 42v-32l64-42h32v240h67v33z">
          <text:p/>
        </draw:path>
        <draw:path draw:style-name="gr3" draw:text-style-name="P3" draw:layer="layout" svg:width="0.508cm" svg:height="0.293cm" svg:x="24.849cm" svg:y="18.848cm" svg:viewBox="0 0 509 294" svg:d="M0 291v-33h71v-208h3l-63 46-4 3v-7-32-3l67-42h32v3 240h67 4v33h-4zM0 287h173v4-33 3h-67v-3-240h-32l-63 42v32h-4l64-46h3v4 208 3h-3-71v-3h4v33h-4zM194 294l78-294h33 3v4l-82 290h-32-3zM194 291h32v3h-4l79-294h4v4h-33v-4l3 4-81 290zM333 291v-33h3 67v-208h4l-64 46-3 3v-7-32l3-3 64-42h32 3v3 240h-3 67 3v33h-3-170zM336 287h170v4h-4v-33h4v3h-67v-3-240h-32l-64 42h4v32h-4l60-46h4v4 208 3h-4-67v-3 33z">
          <text:p/>
        </draw:path>
        <draw:path draw:style-name="gr1" draw:text-style-name="P1" draw:layer="layout" svg:width="2.562cm" svg:height="2.587cm" svg:x="1.502cm" svg:y="16.485cm" svg:viewBox="0 0 2563 2588" svg:d="M1814 795c3-18 7-32 17-50 7-17 18-35 39-56 25-21 60-46 116-71 32-10 71-21 113-28 46-7 92-7 138-4 46 4 88 11 128 25 35 11 63 25 88 39 35 25 57 46 71 63 14 18 21 36 28 53 7 18 11 36 11 53v1552c0 110-145 205-340 216-106 7-212-14-289-57-78-39-124-99-124-159v-42c-14-74-106-134-229-148-46-21-99-32-152-39-130-10-236-67-261-144-7-8-21-11-39-15-14 0-28 4-39 11l-28 14c-7 7-28 7-35 0l-39-21-317 183-272-155v-197l-194-311c-46-49-92-99-138-148-10-28-17-60-24-88-57-244-57-533 0-843 14-78 35-160 56-241l321-187 106 63v-3c0 3 0 7 4 7l-4-4 53 32 130 116c4 4 7 4 11 8 14 14 25 35 25 52v104c28 21 56 49 70 77 0 7 4 14 7 22 0 3 0 7 4 10 0 18 10 39 25 57 3 7 7 10 10 17l4 64v3c0-3 0-3-4-7l14 18c-3-4-7-7-10-11l38 71c-10-18-17-39-28-60l138-4-110 64 110-64v-42l84-46 265 152 39 63 53 32c169-11 321 64 338 162 4 18 11 36 18 53v-187c0-7 0-17 4-24z">
          <text:p/>
        </draw:path>
        <draw:polygon draw:style-name="gr7" draw:text-style-name="P2" draw:layer="layout" svg:width="0cm" svg:height="0cm" svg:x="2.846cm" svg:y="17.635cm" svg:viewBox="0 0 0 0" draw:points="0,0">
          <text:p/>
        </draw:polygon>
        <draw:path draw:style-name="gr1" draw:text-style-name="P1" draw:layer="layout" svg:width="0.752cm" svg:height="2.006cm" svg:x="3.312cm" svg:y="17.066cm" svg:viewBox="0 0 753 2007" svg:d="M4 210c3-11 10-14 21-14 7 0 17 3 24 7-7-4-17-7-28-7-7 0-14 3-17 14 0 4 0 7 0 7 0 0 0-3 0-7 3-11 10-14 21-14 7 0 17 3 24 7-7-4-17-7-28-7-7 0-14 3-17 14 3-14 7-32 17-46 7-17 18-35 39-56 26-21 61-50 117-71 32-14 71-25 113-28 46-7 92-11 138-7 46 7 92 14 127 28 35 11 63 25 88 39 35 21 57 42 71 63 14 18 21 36 28 50 7 21 11 39 11 56v1552c0 110-145 206-339 217v-1554c0-7-4-17-7-24-4-7-7-14-11-18-10-14-21-21-28-25-173-3-311-84-319-183 8 99 146 180 319 183 7 4 18 11 28 25 4 4 7 11 11 18 3 7 7 17 7 24-106 8-208-14-289-52-79-43-125-103-125-163 0-7 0-17 4-28z">
          <text:p/>
        </draw:path>
        <draw:polygon draw:style-name="gr7" draw:text-style-name="P2" draw:layer="layout" svg:width="0cm" svg:height="0cm" svg:x="2.846cm" svg:y="17.635cm" svg:viewBox="0 0 0 0" draw:points="0,0">
          <text:p/>
        </draw:polygon>
        <draw:path draw:style-name="gr1" draw:text-style-name="P1" draw:layer="layout" svg:width="0.413cm" svg:height="1.769cm" svg:x="3.312cm" svg:y="17.303cm" svg:viewBox="0 0 414 1770" svg:d="M0 0c0 60 46 120 124 163 82 38 184 60 290 52v1554c-106 7-208-14-290-57-78-39-124-99-124-159v-42-996-144-53-131z">
          <text:p/>
        </draw:path>
        <draw:polygon draw:style-name="gr7" draw:text-style-name="P2" draw:layer="layout" svg:width="0cm" svg:height="0cm" svg:x="2.846cm" svg:y="17.635cm" svg:viewBox="0 0 0 0" draw:points="0,0">
          <text:p/>
        </draw:polygon>
        <draw:path draw:style-name="gr1" draw:text-style-name="P1" draw:layer="layout" svg:width="0.628cm" svg:height="1.57cm" svg:x="1.707cm" svg:y="16.732cm" svg:viewBox="0 0 629 1571" svg:d="M452 730v141l177 106v229l-177 107v71l-152-86-46 26c-4 3-7 10-11 14l-42 74c-3 7-7 10-7 18v141l-194-312 53 32-53-32v-370l265 151v-303-109c0-60-39-134-92-173l-173-99v-356l56 32 131 116c67 56 113 155 113 233v28c0 21 10 46 28 67 60 74 102 166 124 254z">
          <text:p/>
        </draw:path>
        <draw:polygon draw:style-name="gr7" draw:text-style-name="P2" draw:layer="layout" svg:width="0cm" svg:height="0cm" svg:x="2.846cm" svg:y="17.635cm" svg:viewBox="0 0 0 0" draw:points="0,0">
          <text:p/>
        </draw:polygon>
        <draw:path draw:style-name="gr1" draw:text-style-name="P1" draw:layer="layout" svg:width="0.593cm" svg:height="0.663cm" svg:x="1.901cm" svg:y="17.991cm" svg:viewBox="0 0 594 664" svg:d="M0 509l273 155v-296c0-7 3-18 7-25 3-7 3-14 7-24-4 10-4 17-7 24-4 7-7 18-7 25v296l321-183v-322c0-4-4-11-7-14l-60-106c-4-7-7-11-11-14l-46-25-211 124-153-89-46 29c-4 3-7 7-11 14l-42 74c-3 3-7 10-7 18v142z">
          <text:p/>
        </draw:path>
        <draw:polygon draw:style-name="gr7" draw:text-style-name="P2" draw:layer="layout" svg:width="0cm" svg:height="0cm" svg:x="2.846cm" svg:y="17.635cm" svg:viewBox="0 0 0 0" draw:points="0,0">
          <text:p/>
        </draw:polygon>
        <draw:path draw:style-name="gr1" draw:text-style-name="P1" draw:layer="layout" svg:width="0.685cm" svg:height="0.882cm" svg:x="1.763cm" svg:y="16.58cm" svg:viewBox="0 0 686 883" svg:d="M396 883l290-166c-4-14-11-32-14-49-7-25-18-46-29-67-7-22-18-40-29-61-3-4-7-7-10-14 0 0 0-4-4-4-7-14-18-32-28-46l28-14c-3-7-7-14-10-17-15-18-25-39-25-60-4 0-4-4-4-7-3-8-7-15-7-22-14-28-42-56-70-77-11-7-21-14-32-18-25-18-56-32-88-42-11-7-25-11-39-18 28 11 53 18 71 25 3 3 10 7 14 7l42 28c11 4 21 11 32 18v-103c0-17-11-38-25-52-4-4-7-4-11-8l-130-116-318 184 131 116c67 56 113 155 113 233v28c0 21 10 47 28 68 60 74 102 166 124 254z">
          <text:p/>
        </draw:path>
        <draw:polygon draw:style-name="gr7" draw:text-style-name="P2" draw:layer="layout" svg:width="0cm" svg:height="0cm" svg:x="2.846cm" svg:y="17.635cm" svg:viewBox="0 0 0 0" draw:points="0,0">
          <text:p/>
        </draw:polygon>
        <draw:path draw:style-name="gr1" draw:text-style-name="P1" draw:layer="layout" svg:width="0.261cm" svg:height="1.136cm" svg:x="2.67cm" svg:y="17.49cm" svg:viewBox="0 0 262 1137" svg:d="M0 0c25 74 132 135 262 146v991c-130-10-237-67-262-144z">
          <text:p/>
        </draw:path>
        <draw:polygon draw:style-name="gr7" draw:text-style-name="P2" draw:layer="layout" svg:width="0cm" svg:height="0cm" svg:x="2.846cm" svg:y="17.635cm" svg:viewBox="0 0 0 0" draw:points="0,0">
          <text:p/>
        </draw:polygon>
        <draw:path draw:style-name="gr1" draw:text-style-name="P1" draw:layer="layout" svg:width="1.118cm" svg:height="0.706cm" svg:x="2.194cm" svg:y="17.116cm" svg:viewBox="0 0 1119 707" svg:d="M1119 559v148c-10-74-106-134-229-148-43-21-95-32-152-39-130-11-237-67-262-145-7-7-21-10-39-14-14 0-28 4-39 11l-222 127-176-103 250-144 32 17 21 11 145-81-166-96-46 28c-7-25-14-46-25-67l110-64 39 21-74 43 24 14 43 25 10 7 117 68 24 10 21-10 50-33 54 33 81-51 53 33c169-12 321 64 342 162 0 18 7 36 14 53v131l-180-106c14-11 25-25 28-39 4-7 4-14 4-21 0-56-81-106-184-106-98 0-183 50-183 106 0 7 4 14 4 21 14 35 56 64 112 78 57 14 124 10 173-11l53 28z">
          <text:p/>
        </draw:path>
        <draw:polygon draw:style-name="gr7" draw:text-style-name="P2" draw:layer="layout" svg:width="0cm" svg:height="0cm" svg:x="2.846cm" svg:y="17.635cm" svg:viewBox="0 0 0 0" draw:points="0,0">
          <text:p/>
        </draw:polygon>
        <draw:path draw:style-name="gr1" draw:text-style-name="P1" draw:layer="layout" svg:width="0.229cm" svg:height="1.139cm" svg:x="3.083cm" svg:y="17.674cm" svg:viewBox="0 0 230 1140" svg:d="M230 144v996c-10-75-106-135-230-149v-526c11 4 25 4 40 7 14-17 28-31 38-49-10-25-24-46-38-71-4 0-7 0-11 0-7-3-14-3-22-3-4 0-7 0-7 0v-191l7 191 33-184c-15-3-29-3-40-7l78-42c-10 18-24 32-38 49v-116c14 21 28 42 38 67l-38-67c-4-3-7-3-11-3-7 0-14-4-22-4-4 0-7 0-7 0v-42l7 42 223 102c-10-70-106-130-230-144z">
          <text:p/>
        </draw:path>
        <draw:polygon draw:style-name="gr7" draw:text-style-name="P2" draw:layer="layout" svg:width="0cm" svg:height="0cm" svg:x="2.846cm" svg:y="17.635cm" svg:viewBox="0 0 0 0" draw:points="0,0">
          <text:p/>
        </draw:polygon>
        <draw:path draw:style-name="gr1" draw:text-style-name="P1" draw:layer="layout" svg:width="0.365cm" svg:height="1.259cm" svg:x="1.607cm" svg:y="16.732cm" svg:viewBox="0 0 366 1260" svg:d="M366 738v-109c0-60-39-134-92-170l-173-98v-361c-35 137-64 276-82 406-25 191-25 371-4 533 19 117 47 226 86 321v-370z">
          <text:p/>
        </draw:path>
        <draw:polygon draw:style-name="gr7" draw:text-style-name="P2" draw:layer="layout" svg:width="0cm" svg:height="0cm" svg:x="2.846cm" svg:y="17.635cm" svg:viewBox="0 0 0 0" draw:points="0,0">
          <text:p/>
        </draw:polygon>
        <draw:path draw:style-name="gr1" draw:text-style-name="P1" draw:layer="layout" svg:width="0.271cm" svg:height="1.01cm" svg:x="2.335cm" svg:y="17.487cm" svg:viewBox="0 0 272 1011" svg:d="M258 223v769l-29 14c-7 7-28 7-35 0l-39-21v-318c0-7 0-10-3-17l-60-106c-4-4-11-11-14-14l-43-25v-67l141-88c11-4 18-11 32-18s29-17 40-21l-248 141v-229l35-96 223-127v60c18 42 18 98 0 163z">
          <text:p/>
        </draw:path>
        <draw:polygon draw:style-name="gr7" draw:text-style-name="P2" draw:layer="layout" svg:width="0cm" svg:height="0cm" svg:x="2.846cm" svg:y="17.635cm" svg:viewBox="0 0 0 0" draw:points="0,0">
          <text:p/>
        </draw:polygon>
        <draw:path draw:style-name="gr1" draw:text-style-name="P1" draw:layer="layout" svg:width="0.152cm" svg:height="1.03cm" svg:x="2.931cm" svg:y="17.635cm" svg:viewBox="0 0 153 1031" svg:d="M153 505v526c-43-21-95-32-153-39v-992c58 3 110 18 153 39v42c-4-4-11-7-14-7-11-4-18-7-29-11-10 18-24 32-38 50 14 21 28 46 38 70 15 4 29 11 43 14v191c-4-4-11-7-14-7-11-4-18-7-29-11-10 18-24 33-38 51 14 21 28 46 38 70 15 4 29 11 43 14z">
          <text:p/>
        </draw:path>
        <draw:polygon draw:style-name="gr7" draw:text-style-name="P2" draw:layer="layout" svg:width="0cm" svg:height="0cm" svg:x="2.846cm" svg:y="17.635cm" svg:viewBox="0 0 0 0" draw:points="0,0">
          <text:p/>
        </draw:polygon>
        <draw:path draw:style-name="gr1" draw:text-style-name="P1" draw:layer="layout" svg:width="0.204cm" svg:height="1.319cm" svg:x="1.503cm" svg:y="16.672cm" svg:viewBox="0 0 205 1320" svg:d="M205 1320c-39-95-67-205-81-322-25-166-25-342 0-533 17-134 46-268 81-405l-106-60c-21 81-39 159-53 240-61 310-61 599 0 843 7 28 14 61 21 89 46 49 92 99 138 148z">
          <text:p/>
        </draw:path>
        <draw:polygon draw:style-name="gr7" draw:text-style-name="P2" draw:layer="layout" svg:width="0cm" svg:height="0cm" svg:x="2.846cm" svg:y="17.635cm" svg:viewBox="0 0 0 0" draw:points="0,0">
          <text:p/>
        </draw:polygon>
        <draw:path draw:style-name="gr1" draw:text-style-name="P1" draw:layer="layout" svg:width="0.331cm" svg:height="0.391cm" svg:x="3.316cm" svg:y="17.952cm" svg:viewBox="0 0 332 392" svg:d="M0 78c0 35 0 74 7 117 3 25 7 50 17 78 7 18 18 32 32 49 11 18 25 32 49 46 25 14 46 18 65 21 25 4 42 4 56 0 29-7 46-17 64-31 25-21 42-53 42-89 0-28-10-52-28-74-14-25-32-43-53-61-10-10-21-17-35-28-11-7-25-14-43-24-7-4-18-11-29-18-3 0-7-4-14-7-7-4-10-7-14-7-7-4-11-7-14-11-14-7-21-10-28-14-7-7-14-7-18-11-14-7-21-10-25-14-7 0-10 0-14 0-7 0-10 7-14 18-3 14-3 32-3 60z">
          <text:p/>
        </draw:path>
        <draw:polygon draw:style-name="gr7" draw:text-style-name="P2" draw:layer="layout" svg:width="0cm" svg:height="0cm" svg:x="2.846cm" svg:y="17.635cm" svg:viewBox="0 0 0 0" draw:points="0,0">
          <text:p/>
        </draw:polygon>
        <draw:path draw:style-name="gr1" draw:text-style-name="P1" draw:layer="layout" svg:width="0.331cm" svg:height="0.391cm" svg:x="3.316cm" svg:y="17.952cm" svg:viewBox="0 0 332 392" svg:d="M0 78c0 35 0 74 7 117 3 25 7 50 17 78 7 18 18 32 32 49 11 18 25 32 49 46 25 14 46 18 65 21 25 4 42 4 56 0 29-7 46-17 64-31 25-21 42-53 42-89 0-28-10-52-28-74-14-22-32-43-53-57l-234-138c-7 0-10 7-14 18-3 14-3 32-3 60z">
          <text:p/>
        </draw:path>
        <draw:polygon draw:style-name="gr7" draw:text-style-name="P2" draw:layer="layout" svg:width="0cm" svg:height="0cm" svg:x="2.846cm" svg:y="17.635cm" svg:viewBox="0 0 0 0" draw:points="0,0">
          <text:p/>
        </draw:polygon>
        <draw:path draw:style-name="gr1" draw:text-style-name="P1" draw:layer="layout" svg:width="0.078cm" svg:height="1.006cm" svg:x="2.592cm" svg:y="17.476cm" svg:viewBox="0 0 79 1007" svg:d="M79 14v993c-7-8-22-11-36-15-18 0-32 4-43 11v-769c4-14 4-25 7-32 4-7 4-14 4-24 4-8 4-18 4-32s0-21-4-28c0-9 0-16-4-23-3-10-3-17-7-24v-60c11-7 25-11 43-11 14 0 29 7 36 14z">
          <text:p/>
        </draw:path>
        <draw:polygon draw:style-name="gr7" draw:text-style-name="P2" draw:layer="layout" svg:width="0cm" svg:height="0cm" svg:x="2.846cm" svg:y="17.635cm" svg:viewBox="0 0 0 0" draw:points="0,0">
          <text:p/>
        </draw:polygon>
        <draw:path draw:style-name="gr1" draw:text-style-name="P1" draw:layer="layout" svg:width="0.399cm" svg:height="0.229cm" svg:x="3.488cm" svg:y="17.148cm" svg:viewBox="0 0 400 230" svg:d="M400 116v-3c0-28-21-57-60-81-57-32-142-39-216-25-74 21-124 60-124 106 0 3 0 3 0 3 0 8 4 15 4 22 21 57 99 92 194 92 96 0 177-35 199-92 3-7 3-14 3-22z">
          <text:p/>
        </draw:path>
        <draw:polygon draw:style-name="gr7" draw:text-style-name="P2" draw:layer="layout" svg:width="0cm" svg:height="0cm" svg:x="2.846cm" svg:y="17.635cm" svg:viewBox="0 0 0 0" draw:points="0,0">
          <text:p/>
        </draw:polygon>
        <draw:polygon draw:style-name="gr1" draw:text-style-name="P1" draw:layer="layout" svg:width="0.48cm" svg:height="0.279cm" svg:x="1.601cm" svg:y="16.485cm" svg:viewBox="0 0 481 280" draw:points="0,188 322,0 428,64 481,96 163,280 107,248">
          <text:p/>
        </draw:polygon>
        <draw:polygon draw:style-name="gr7" draw:text-style-name="P2" draw:layer="layout" svg:width="0cm" svg:height="0cm" svg:x="2.846cm" svg:y="17.635cm" svg:viewBox="0 0 0 0" draw:points="0,0">
          <text:p/>
        </draw:polygon>
        <draw:path draw:style-name="gr1" draw:text-style-name="P1" draw:layer="layout" svg:width="0.392cm" svg:height="0.184cm" svg:x="3.492cm" svg:y="17.193cm" svg:viewBox="0 0 393 185" svg:d="M0 93c14-43 67-74 138-89 70-10 149 0 198 32 28 14 46 35 57 57-22 57-103 92-199 92-95 0-173-35-194-92z">
          <text:p/>
        </draw:path>
        <draw:polygon draw:style-name="gr7" draw:text-style-name="P2" draw:layer="layout" svg:width="0cm" svg:height="0cm" svg:x="2.846cm" svg:y="17.635cm" svg:viewBox="0 0 0 0" draw:points="0,0">
          <text:p/>
        </draw:polygon>
        <draw:path draw:style-name="gr1" draw:text-style-name="P1" draw:layer="layout" svg:width="0.359cm" svg:height="0.177cm" svg:x="2.801cm" svg:y="17.394cm" svg:viewBox="0 0 360 178" svg:d="M315 29c-79-39-195-39-270 0l315 54c-7-21-21-39-45-54l17 93c14-11 25-25 28-39l-28 39v42c0 4 4 11 7 14l-53-28c-50 21-117 25-174 11-60-14-102-43-112-78 7-21 24-39 45-54z">
          <text:p/>
        </draw:path>
        <draw:polygon draw:style-name="gr7" draw:text-style-name="P2" draw:layer="layout" svg:width="0cm" svg:height="0cm" svg:x="2.846cm" svg:y="17.635cm" svg:viewBox="0 0 0 0" draw:points="0,0">
          <text:p/>
        </draw:polygon>
        <draw:polygon draw:style-name="gr1" draw:text-style-name="P1" draw:layer="layout" svg:width="0.265cm" svg:height="0.307cm" svg:x="1.707cm" svg:y="17.469cm" svg:viewBox="0 0 266 308" draw:points="266,308 266,0 0,153">
          <text:p/>
        </draw:polygon>
        <draw:polygon draw:style-name="gr7" draw:text-style-name="P2" draw:layer="layout" svg:width="0cm" svg:height="0cm" svg:x="2.846cm" svg:y="17.635cm" svg:viewBox="0 0 0 0" draw:points="0,0">
          <text:p/>
        </draw:polygon>
        <draw:path draw:style-name="gr1" draw:text-style-name="P1" draw:layer="layout" svg:width="0.186cm" svg:height="0.268cm" svg:x="1.735cm" svg:y="17.702cm" svg:viewBox="0 0 187 269" svg:d="M18 142c-11-26-18-50-18-75 0-28 7-49 25-60 40-21 93 7 131 67 36 61 43 128 11 156 32-28 25-95-11-156-38-60-91-88-131-67 40-21 93 11 128 67 39 61 46 128 14 156 0 14-7 28-21 35-18 11-46 0-74-24-28-25-51-64-54-99z">
          <text:p/>
        </draw:path>
        <draw:polygon draw:style-name="gr7" draw:text-style-name="P2" draw:layer="layout" svg:width="0cm" svg:height="0cm" svg:x="2.846cm" svg:y="17.635cm" svg:viewBox="0 0 0 0" draw:points="0,0">
          <text:p/>
        </draw:polygon>
        <draw:path draw:style-name="gr1" draw:text-style-name="P1" draw:layer="layout" svg:width="0.187cm" svg:height="0.239cm" svg:x="1.735cm" svg:y="16.886cm" svg:viewBox="0 0 188 240" svg:d="M188 163c0 4 0 7 0 11 0 61-42 82-95 54-49-33-93-104-93-164 0-56 44-81 93-52 3 3 7 3 10 7 43 28 78 88 85 144z">
          <text:p/>
        </draw:path>
        <draw:polygon draw:style-name="gr7" draw:text-style-name="P2" draw:layer="layout" svg:width="0cm" svg:height="0cm" svg:x="2.846cm" svg:y="17.635cm" svg:viewBox="0 0 0 0" draw:points="0,0">
          <text:p/>
        </draw:polygon>
        <draw:path draw:style-name="gr1" draw:text-style-name="P1" draw:layer="layout" svg:width="0.166cm" svg:height="0.21cm" svg:x="2.691cm" svg:y="17.619cm" svg:viewBox="0 0 167 211" svg:d="M0 49c0-23 0-37 7-44 7-3 14-7 26-3 11 0 21 7 35 14 11 7 25 18 36 25 17 15 31 29 42 46 14 18 21 39 21 60 0 22-7 39-21 50-11 7-25 14-42 14-11-4-25-4-36-14-14-7-24-18-35-28-12-18-19-36-26-53-7-22-7-46-7-67z">
          <text:p/>
        </draw:path>
        <draw:polygon draw:style-name="gr7" draw:text-style-name="P2" draw:layer="layout" svg:width="0cm" svg:height="0cm" svg:x="2.846cm" svg:y="17.635cm" svg:viewBox="0 0 0 0" draw:points="0,0">
          <text:p/>
        </draw:polygon>
        <draw:polygon draw:style-name="gr1" draw:text-style-name="P1" draw:layer="layout" svg:width="0.349cm" svg:height="0.201cm" svg:x="2.515cm" svg:y="17.028cm" svg:viewBox="0 0 350 202" draw:points="350,152 269,202 234,181 244,174 74,78 63,85 0,46 84,0">
          <text:p/>
        </draw:polygon>
        <draw:polygon draw:style-name="gr7" draw:text-style-name="P2" draw:layer="layout" svg:width="0cm" svg:height="0cm" svg:x="2.846cm" svg:y="17.635cm" svg:viewBox="0 0 0 0" draw:points="0,0">
          <text:p/>
        </draw:polygon>
        <draw:polygon draw:style-name="gr1" draw:text-style-name="P1" draw:layer="layout" svg:width="0.169cm" svg:height="0.219cm" svg:x="2.395cm" svg:y="17.575cm" svg:viewBox="0 0 170 220" draw:points="128,169 170,60 128,0 96,18 42,49 18,109 0,159 42,220">
          <text:p/>
        </draw:polygon>
        <draw:polygon draw:style-name="gr7" draw:text-style-name="P2" draw:layer="layout" svg:width="0cm" svg:height="0cm" svg:x="2.846cm" svg:y="17.635cm" svg:viewBox="0 0 0 0" draw:points="0,0">
          <text:p/>
        </draw:polygon>
        <draw:polygon draw:style-name="gr1" draw:text-style-name="P1" draw:layer="layout" svg:width="0.289cm" svg:height="0.307cm" svg:x="2.159cm" svg:y="17.296cm" svg:viewBox="0 0 290 308" draw:points="36,215 290,71 290,0 0,166 0,308">
          <text:p/>
        </draw:polygon>
        <draw:polygon draw:style-name="gr7" draw:text-style-name="P2" draw:layer="layout" svg:width="0cm" svg:height="0cm" svg:x="2.846cm" svg:y="17.635cm" svg:viewBox="0 0 0 0" draw:points="0,0">
          <text:p/>
        </draw:polygon>
        <draw:polygon draw:style-name="gr1" draw:text-style-name="P1" draw:layer="layout" svg:width="0.211cm" svg:height="0.198cm" svg:x="2.159cm" svg:y="17.511cm" svg:viewBox="0 0 212 199" draw:points="35,0 212,103 177,199 0,92">
          <text:p/>
        </draw:polygon>
        <draw:polygon draw:style-name="gr7" draw:text-style-name="P2" draw:layer="layout" svg:width="0cm" svg:height="0cm" svg:x="2.846cm" svg:y="17.635cm" svg:viewBox="0 0 0 0" draw:points="0,0">
          <text:p/>
        </draw:polygon>
        <draw:path draw:style-name="gr1" draw:text-style-name="P1" draw:layer="layout" svg:width="0.15cm" svg:height="0.194cm" svg:x="1.753cm" svg:y="17.776cm" svg:viewBox="0 0 151 195" svg:d="M0 67c0-4 0-11 0-14 0-21 7-39 21-49 21-11 56 3 88 35 29 35 47 81 40 116 0 15-7 29-21 36-19 11-51 0-75-25-28-25-50-64-53-99z">
          <text:p/>
        </draw:path>
        <draw:polygon draw:style-name="gr7" draw:text-style-name="P2" draw:layer="layout" svg:width="0cm" svg:height="0cm" svg:x="2.846cm" svg:y="17.635cm" svg:viewBox="0 0 0 0" draw:points="0,0">
          <text:p/>
        </draw:polygon>
        <draw:path draw:style-name="gr1" draw:text-style-name="P1" draw:layer="layout" svg:width="0.201cm" svg:height="0.201cm" svg:x="2.557cm" svg:y="17.102cm" svg:viewBox="0 0 202 202" svg:d="M178 139l-40-25 40 25v-4c3 0 10 0 14 0v-28l10-7-170-100-7 39c3 4 7 11 10 21 4 7 4 18 0 26-3 10-7 17-14 21-3 4-10 4-14 4l-7 14 117 63 24 14 22-10c-3-11-3-25-3-32 3-11 7-18 14-21z">
          <text:p/>
        </draw:path>
        <draw:polygon draw:style-name="gr7" draw:text-style-name="P2" draw:layer="layout" svg:width="0cm" svg:height="0cm" svg:x="2.846cm" svg:y="17.635cm" svg:viewBox="0 0 0 0" draw:points="0,0">
          <text:p/>
        </draw:polygon>
        <draw:path draw:style-name="gr1" draw:text-style-name="P1" draw:layer="layout" svg:width="0.152cm" svg:height="0.196cm" svg:x="1.77cm" svg:y="16.897cm" svg:viewBox="0 0 153 197" svg:d="M153 153c-3 18-10 32-21 39-26 14-57 0-86-28-28-32-46-74-46-111 0-21 8-38 22-49 14-7 28-3 45 4 43 28 79 89 86 145z">
          <text:p/>
        </draw:path>
        <draw:polygon draw:style-name="gr7" draw:text-style-name="P2" draw:layer="layout" svg:width="0cm" svg:height="0cm" svg:x="2.846cm" svg:y="17.635cm" svg:viewBox="0 0 0 0" draw:points="0,0">
          <text:p/>
        </draw:polygon>
        <draw:polygon draw:style-name="gr1" draw:text-style-name="P1" draw:layer="layout" svg:width="0.166cm" svg:height="0.176cm" svg:x="2.476cm" svg:y="17.219cm" svg:viewBox="0 0 167 177" draw:points="167,95 21,177 0,166 0,0">
          <text:p/>
        </draw:polygon>
        <draw:polygon draw:style-name="gr7" draw:text-style-name="P2" draw:layer="layout" svg:width="0cm" svg:height="0cm" svg:x="2.846cm" svg:y="17.635cm" svg:viewBox="0 0 0 0" draw:points="0,0">
          <text:p/>
        </draw:polygon>
        <draw:polygon draw:style-name="gr1" draw:text-style-name="P1" draw:layer="layout" svg:width="0.211cm" svg:height="0.194cm" svg:x="2.159cm" svg:y="17.921cm" svg:viewBox="0 0 212 195" draw:points="71,82 0,121 0,195 212,71 212,0">
          <text:p/>
        </draw:polygon>
        <draw:polygon draw:style-name="gr7" draw:text-style-name="P2" draw:layer="layout" svg:width="0cm" svg:height="0cm" svg:x="2.846cm" svg:y="17.635cm" svg:viewBox="0 0 0 0" draw:points="0,0">
          <text:p/>
        </draw:polygon>
        <draw:path draw:style-name="gr1" draw:text-style-name="P1" draw:layer="layout" svg:width="0.367cm" svg:height="0.127cm" svg:x="2.797cm" svg:y="17.349cm" svg:viewBox="0 0 368 128" svg:d="M364 128c4-7 4-15 4-22 0-60-82-106-185-106-102 0-183 46-183 106 0 7 0 15 4 22 7-19 24-40 45-54 4 0 4 0 4 0 74-42 187-42 261 0h5c24 14 38 35 45 54z">
          <text:p/>
        </draw:path>
        <draw:polygon draw:style-name="gr7" draw:text-style-name="P2" draw:layer="layout" svg:width="0cm" svg:height="0cm" svg:x="2.846cm" svg:y="17.635cm" svg:viewBox="0 0 0 0" draw:points="0,0">
          <text:p/>
        </draw:polygon>
        <draw:path draw:style-name="gr1" draw:text-style-name="P1" draw:layer="layout" svg:width="0.186cm" svg:height="0.228cm" svg:x="1.735cm" svg:y="17.702cm" svg:viewBox="0 0 187 229" svg:d="M18 140c0-4 0-7 0-14 0-21 8-39 22-46 25-14 60 0 88 32 28 35 46 81 39 117 32-28 25-96-14-156-35-56-88-88-124-67-22 11-29 32-29 60 0 25 7 49 18 74z">
          <text:p/>
        </draw:path>
        <draw:polygon draw:style-name="gr7" draw:text-style-name="P2" draw:layer="layout" svg:width="0cm" svg:height="0cm" svg:x="2.846cm" svg:y="17.635cm" svg:viewBox="0 0 0 0" draw:points="0,0">
          <text:p/>
        </draw:polygon>
        <draw:polygon draw:style-name="gr1" draw:text-style-name="P1" draw:layer="layout" svg:width="0.151cm" svg:height="0.151cm" svg:x="2.413cm" svg:y="17.593cm" svg:viewBox="0 0 152 152" draw:points="110,152 152,42 77,0 24,31 0,91">
          <text:p/>
        </draw:polygon>
        <draw:polygon draw:style-name="gr7" draw:text-style-name="P2" draw:layer="layout" svg:width="0cm" svg:height="0cm" svg:x="2.846cm" svg:y="17.635cm" svg:viewBox="0 0 0 0" draw:points="0,0">
          <text:p/>
        </draw:polygon>
        <draw:path draw:style-name="gr1" draw:text-style-name="P1" draw:layer="layout" svg:width="0.187cm" svg:height="0.239cm" svg:x="1.735cm" svg:y="16.886cm" svg:viewBox="0 0 188 240" svg:d="M188 163c0 4 0 7 0 11 0 61-42 82-95 54-49-33-93-104-93-164 0-56 44-81 93-52 3 3 7 3 10 7-17-7-31-11-42-4-17 11-25 28-25 49 0 36 18 78 46 110 29 28 60 43 85 28 11-7 18-21 21-39z">
          <text:p/>
        </draw:path>
        <draw:polygon draw:style-name="gr7" draw:text-style-name="P2" draw:layer="layout" svg:width="0cm" svg:height="0cm" svg:x="2.846cm" svg:y="17.635cm" svg:viewBox="0 0 0 0" draw:points="0,0">
          <text:p/>
        </draw:polygon>
        <draw:path draw:style-name="gr1" draw:text-style-name="P1" draw:layer="layout" svg:width="0.183cm" svg:height="0.159cm" svg:x="3.129cm" svg:y="17.515cm" svg:viewBox="0 0 184 160" svg:d="M0 0l184 107v53l-174-104c-3-3-7-10-10-14z">
          <text:p/>
        </draw:path>
        <draw:polygon draw:style-name="gr7" draw:text-style-name="P2" draw:layer="layout" svg:width="0cm" svg:height="0cm" svg:x="2.846cm" svg:y="17.635cm" svg:viewBox="0 0 0 0" draw:points="0,0">
          <text:p/>
        </draw:polygon>
        <draw:path draw:style-name="gr1" draw:text-style-name="P1" draw:layer="layout" svg:width="0.098cm" svg:height="0.125cm" svg:x="1.802cm" svg:y="17.26cm" svg:viewBox="0 0 99 126" svg:d="M85 2c0 3 3 3 8 7 11 18 7 54-15 82-18 28-46 42-64 32-7-4-14-14-14-28 0-4 0-4 0-7 0-11 4-18 7-29 0-3 4-7 4-7 0-7 3-10 7-15 7-10 17-21 28-28 14-7 25-11 39-7z">
          <text:p/>
        </draw:path>
        <draw:polygon draw:style-name="gr7" draw:text-style-name="P2" draw:layer="layout" svg:width="0cm" svg:height="0cm" svg:x="2.846cm" svg:y="17.635cm" svg:viewBox="0 0 0 0" draw:points="0,0">
          <text:p/>
        </draw:polygon>
        <draw:path draw:style-name="gr1" draw:text-style-name="P1" draw:layer="layout" svg:width="0.392cm" svg:height="0.095cm" svg:x="3.492cm" svg:y="17.156cm" svg:viewBox="0 0 393 96" svg:d="M343 35c-81-47-212-47-297 0l347 61c-7-22-25-43-50-61l50 61c-11-15-25-22-39-32-50-29-120-43-192-36-67 4-130 32-162 68 7-22 21-43 46-61z">
          <text:p/>
        </draw:path>
        <draw:polygon draw:style-name="gr7" draw:text-style-name="P2" draw:layer="layout" svg:width="0cm" svg:height="0cm" svg:x="2.846cm" svg:y="17.635cm" svg:viewBox="0 0 0 0" draw:points="0,0">
          <text:p/>
        </draw:polygon>
        <draw:path draw:style-name="gr1" draw:text-style-name="P1" draw:layer="layout" svg:width="0.098cm" svg:height="0.125cm" svg:x="1.802cm" svg:y="17.26cm" svg:viewBox="0 0 99 126" svg:d="M46 9c14-7 25-11 39-7 0 3 3 3 8 7 11 18 7 54-15 82-18 28-46 42-64 32-7-4-14-14-14-28 0-4 0-4 0-7 25-15 43-51 46-79z">
          <text:p/>
        </draw:path>
        <draw:polygon draw:style-name="gr7" draw:text-style-name="P2" draw:layer="layout" svg:width="0cm" svg:height="0cm" svg:x="2.846cm" svg:y="17.635cm" svg:viewBox="0 0 0 0" draw:points="0,0">
          <text:p/>
        </draw:polygon>
        <draw:path draw:style-name="gr1" draw:text-style-name="P1" draw:layer="layout" svg:width="0.117cm" svg:height="0.109cm" svg:x="2.998cm" svg:y="18.016cm" svg:viewBox="0 0 118 110" svg:d="M89 7l29 57-76 46c-10-24-28-49-42-70l71-40c3 0 11 3 15 7 3 0 7 0 10 0z">
          <text:p/>
        </draw:path>
        <draw:polygon draw:style-name="gr7" draw:text-style-name="P2" draw:layer="layout" svg:width="0cm" svg:height="0cm" svg:x="2.846cm" svg:y="17.635cm" svg:viewBox="0 0 0 0" draw:points="0,0">
          <text:p/>
        </draw:polygon>
        <draw:path draw:style-name="gr1" draw:text-style-name="P1" draw:layer="layout" svg:width="0.117cm" svg:height="0.109cm" svg:x="2.998cm" svg:y="17.709cm" svg:viewBox="0 0 118 110" svg:d="M89 8l29 60-76 42c-10-24-28-49-42-70l71-40c3 0 11 3 15 8 3 0 7 0 10 0z">
          <text:p/>
        </draw:path>
        <draw:polygon draw:style-name="gr7" draw:text-style-name="P2" draw:layer="layout" svg:width="0cm" svg:height="0cm" svg:x="2.846cm" svg:y="17.635cm" svg:viewBox="0 0 0 0" draw:points="0,0">
          <text:p/>
        </draw:polygon>
        <draw:polygon draw:style-name="gr1" draw:text-style-name="P1" draw:layer="layout" svg:width="0.12cm" svg:height="0.113cm" svg:x="2.783cm" svg:y="17.18cm" svg:viewBox="0 0 121 114" draw:points="82,0 121,64 40,114 0,50">
          <text:p/>
        </draw:polygon>
        <draw:polygon draw:style-name="gr7" draw:text-style-name="P2" draw:layer="layout" svg:width="0cm" svg:height="0cm" svg:x="2.846cm" svg:y="17.635cm" svg:viewBox="0 0 0 0" draw:points="0,0">
          <text:p/>
        </draw:polygon>
        <draw:path draw:style-name="gr1" draw:text-style-name="P1" draw:layer="layout" svg:width="0.399cm" svg:height="0.107cm" svg:x="3.488cm" svg:y="17.179cm" svg:viewBox="0 0 400 108" svg:d="M400 86c0-3 0-10-3-17-11-11-25-21-39-29-50-29-121-43-192-39-67 7-130 32-162 68-4 7-4 14-4 17 0 8 4 15 4 22 14-43 67-75 138-90 70-10 148 0 198 33 28 14 46 35 57 57 3-7 3-14 3-22z">
          <text:p/>
        </draw:path>
        <draw:polygon draw:style-name="gr7" draw:text-style-name="P2" draw:layer="layout" svg:width="0cm" svg:height="0cm" svg:x="2.846cm" svg:y="17.635cm" svg:viewBox="0 0 0 0" draw:points="0,0">
          <text:p/>
        </draw:polygon>
        <draw:polygon draw:style-name="gr1" draw:text-style-name="P1" draw:layer="layout" svg:width="0.127cm" svg:height="0.11cm" svg:x="2.395cm" svg:y="17.684cm" svg:viewBox="0 0 128 111" draw:points="42,111 128,61 18,0 0,51">
          <text:p/>
        </draw:polygon>
        <draw:polygon draw:style-name="gr7" draw:text-style-name="P2" draw:layer="layout" svg:width="0cm" svg:height="0cm" svg:x="2.846cm" svg:y="17.635cm" svg:viewBox="0 0 0 0" draw:points="0,0">
          <text:p/>
        </draw:polygon>
        <draw:path draw:style-name="gr1" draw:text-style-name="P1" draw:layer="layout" svg:width="0.12cm" svg:height="0.123cm" svg:x="3.04cm" svg:y="17.716cm" svg:viewBox="0 0 121 124" svg:d="M71 4c-7 0-14-4-18-4l18 4c0 10 7 24 14 35 11 14 18 22 28 26-10-4-17-12-28-26-7-11-14-25-14-35 4 0 7 0 11 3 14 21 28 42 39 68-11 18-25 35-39 49-15 0-25-3-39-3-14-7-28-14-43-18l75-42 43 21-43-21-25-61z">
          <text:p/>
        </draw:path>
        <draw:polygon draw:style-name="gr7" draw:text-style-name="P2" draw:layer="layout" svg:width="0cm" svg:height="0cm" svg:x="2.846cm" svg:y="17.635cm" svg:viewBox="0 0 0 0" draw:points="0,0">
          <text:p/>
        </draw:polygon>
        <draw:path draw:style-name="gr1" draw:text-style-name="P1" draw:layer="layout" svg:width="0.12cm" svg:height="0.123cm" svg:x="3.04cm" svg:y="18.023cm" svg:viewBox="0 0 121 124" svg:d="M71 3c-7-3-14-3-18-3l18 3c0 11 7 25 14 36 11 10 18 21 28 21-10 0-17-11-28-21-7-11-14-25-14-36 4 0 7 0 11 0 14 25 28 46 39 71-11 18-25 32-39 50-15-3-25-3-39-8-14-7-28-10-43-14l75-46 43 22-43-22-25-56z">
          <text:p/>
        </draw:path>
        <draw:polygon draw:style-name="gr7" draw:text-style-name="P2" draw:layer="layout" svg:width="0cm" svg:height="0cm" svg:x="2.846cm" svg:y="17.635cm" svg:viewBox="0 0 0 0" draw:points="0,0">
          <text:p/>
        </draw:polygon>
        <draw:path draw:style-name="gr1" draw:text-style-name="P1" draw:layer="layout" svg:width="0.115cm" svg:height="0.084cm" svg:x="2.48cm" svg:y="17.135cm" svg:viewBox="0 0 116 85" svg:d="M0 46l74-44c7-3 17-3 24 5h4c3 4 11 11 11 21 4 7 4 18 0 28 0 7-8 18-11 18-7 4-11 7-18 4l-17 7-43-25z">
          <text:p/>
        </draw:path>
        <draw:polygon draw:style-name="gr7" draw:text-style-name="P2" draw:layer="layout" svg:width="0cm" svg:height="0cm" svg:x="2.846cm" svg:y="17.635cm" svg:viewBox="0 0 0 0" draw:points="0,0">
          <text:p/>
        </draw:polygon>
        <draw:path draw:style-name="gr1" draw:text-style-name="P1" draw:layer="layout" svg:width="0.05cm" svg:height="0.165cm" svg:x="2.43cm" svg:y="17.219cm" svg:viewBox="0 0 51 166" svg:d="M51 166v-166l-51 29c7 17 11 35 14 49v71z">
          <text:p/>
        </draw:path>
        <draw:polygon draw:style-name="gr7" draw:text-style-name="P2" draw:layer="layout" svg:width="0cm" svg:height="0cm" svg:x="2.846cm" svg:y="17.635cm" svg:viewBox="0 0 0 0" draw:points="0,0">
          <text:p/>
        </draw:polygon>
        <draw:path draw:style-name="gr1" draw:text-style-name="P1" draw:layer="layout" svg:width="0.063cm" svg:height="0.067cm" svg:x="2.515cm" svg:y="17.074cm" svg:viewBox="0 0 64 68" svg:d="M0 42v-42l64 35v33c-7-7-17-7-21-4-3 0-3 0-3 0l-40-22 40 22z">
          <text:p/>
        </draw:path>
        <draw:polygon draw:style-name="gr7" draw:text-style-name="P2" draw:layer="layout" svg:width="0cm" svg:height="0cm" svg:x="2.846cm" svg:y="17.635cm" svg:viewBox="0 0 0 0" draw:points="0,0">
          <text:p/>
        </draw:polygon>
        <draw:path draw:style-name="gr1" draw:text-style-name="P1" draw:layer="layout" svg:width="0.078cm" svg:height="0.085cm" svg:x="2.744cm" svg:y="17.208cm" svg:viewBox="0 0 79 86" svg:d="M39 21l40 65-54-33c-7-11-14-18-25-21v-32z">
          <text:p/>
        </draw:path>
        <draw:polygon draw:style-name="gr7" draw:text-style-name="P2" draw:layer="layout" svg:width="0cm" svg:height="0cm" svg:x="2.846cm" svg:y="17.635cm" svg:viewBox="0 0 0 0" draw:points="0,0">
          <text:p/>
        </draw:polygon>
        <draw:path draw:style-name="gr1" draw:text-style-name="P1" draw:layer="layout" svg:width="0.233cm" svg:height="0.138cm" svg:x="3.333cm" svg:y="17.952cm" svg:viewBox="0 0 234 139" svg:d="M199 111c14 7 25 17 35 28l-234-139c4 0 7 0 14 0 4 4 11 7 26 14 4 4 11 4 21 11 4 4 11 7 25 14 3 4 7 7 14 11 4 0 11 3 14 7 7 3 11 8 14 8 11 7 21 14 28 18 18 10 32 17 43 28z">
          <text:p/>
        </draw:path>
        <draw:polygon draw:style-name="gr7" draw:text-style-name="P2" draw:layer="layout" svg:width="0cm" svg:height="0cm" svg:x="2.846cm" svg:y="17.635cm" svg:viewBox="0 0 0 0" draw:points="0,0">
          <text:p/>
        </draw:polygon>
        <draw:path draw:style-name="gr1" draw:text-style-name="P1" draw:layer="layout" svg:width="0.053cm" svg:height="0.057cm" svg:x="2.716cm" svg:y="17.236cm" svg:viewBox="0 0 54 58" svg:d="M33 0c7 4 17 14 21 25l-51 33c-3-11-3-22-3-33 3-11 7-18 15-21h4c0-4 0-4 0-4 3 0 10 0 14 0z">
          <text:p/>
        </draw:path>
        <draw:polygon draw:style-name="gr7" draw:text-style-name="P2" draw:layer="layout" svg:width="0cm" svg:height="0cm" svg:x="2.846cm" svg:y="17.635cm" svg:viewBox="0 0 0 0" draw:points="0,0">
          <text:p/>
        </draw:polygon>
        <draw:path draw:style-name="gr1" draw:text-style-name="P1" draw:layer="layout" svg:width="0.399cm" svg:height="0.116cm" svg:x="3.488cm" svg:y="17.148cm" svg:viewBox="0 0 400 117" svg:d="M0 117c0-3 0-10 4-17 7-18 21-40 46-58 3-3 7-3 7-3 81-46 205-46 283 0 4 0 7 0 7 3 25 18 43 40 50 58 3 7 3 14 3 17 0-31-21-61-60-85-57-32-142-39-216-25-74 21-124 60-124 110z">
          <text:p/>
        </draw:path>
        <draw:polygon draw:style-name="gr7" draw:text-style-name="P2" draw:layer="layout" svg:width="0cm" svg:height="0cm" svg:x="2.846cm" svg:y="17.635cm" svg:viewBox="0 0 0 0" draw:points="0,0">
          <text:p/>
        </draw:polygon>
        <draw:polygon draw:style-name="gr1" draw:text-style-name="P1" draw:layer="layout" svg:width="0.074cm" svg:height="0.06cm" svg:x="2.49cm" svg:y="17.575cm" svg:viewBox="0 0 75 61" draw:points="75,61 32,0 0,18">
          <text:p/>
        </draw:polygon>
        <draw:polygon draw:style-name="gr7" draw:text-style-name="P2" draw:layer="layout" svg:width="0cm" svg:height="0cm" svg:x="2.846cm" svg:y="17.635cm" svg:viewBox="0 0 0 0" draw:points="0,0">
          <text:p/>
        </draw:polygon>
        <draw:path draw:style-name="gr1" draw:text-style-name="P1" draw:layer="layout" svg:width="0.046cm" svg:height="0.078cm" svg:x="1.802cm" svg:y="17.268cm" svg:viewBox="0 0 47 79" svg:d="M18 29c11-11 18-22 29-29-3 33-21 64-47 79 0-11 4-18 7-29 0-3 4-3 4-7 3-3 7-7 7-14z">
          <text:p/>
        </draw:path>
        <draw:polygon draw:style-name="gr7" draw:text-style-name="P2" draw:layer="layout" svg:width="0cm" svg:height="0cm" svg:x="2.846cm" svg:y="17.635cm" svg:viewBox="0 0 0 0" draw:points="0,0">
          <text:p/>
        </draw:polygon>
        <draw:path draw:style-name="gr1" draw:text-style-name="P1" draw:layer="layout" svg:width="0.296cm" svg:height="0.041cm" svg:x="3.538cm" svg:y="17.152cm" svg:viewBox="0 0 297 42" svg:d="M290 35c-74-47-202-47-283 0 0 3-4 3-7 7 85-47 216-47 297 0 0-4-3-4-7-7z">
          <text:p/>
        </draw:path>
        <draw:polygon draw:style-name="gr7" draw:text-style-name="P2" draw:layer="layout" svg:width="0cm" svg:height="0cm" svg:x="2.846cm" svg:y="17.635cm" svg:viewBox="0 0 0 0" draw:points="0,0">
          <text:p/>
        </draw:polygon>
        <draw:path draw:style-name="gr1" draw:text-style-name="P1" draw:layer="layout" svg:width="0.42cm" svg:height="0.25cm" svg:x="2.162cm" svg:y="17.794cm" svg:viewBox="0 0 421 251" svg:d="M354 42c7-7 17-11 28-21 14-4 28-14 39-21l-247 145-174 106 67-39 142-81z">
          <text:p/>
        </draw:path>
        <draw:polygon draw:style-name="gr7" draw:text-style-name="P2" draw:layer="layout" svg:width="0cm" svg:height="0cm" svg:x="2.846cm" svg:y="17.635cm" svg:viewBox="0 0 0 0" draw:points="0,0">
          <text:p/>
        </draw:polygon>
        <draw:path draw:style-name="gr1" draw:text-style-name="P1" draw:layer="layout" svg:width="0.032cm" svg:height="0.06cm" svg:x="2.335cm" svg:y="17.042cm" svg:viewBox="0 0 33 61" svg:d="M33 0v61c-11-14-22-29-33-43z">
          <text:p/>
        </draw:path>
        <draw:polygon draw:style-name="gr7" draw:text-style-name="P2" draw:layer="layout" svg:width="0cm" svg:height="0cm" svg:x="2.846cm" svg:y="17.635cm" svg:viewBox="0 0 0 0" draw:points="0,0">
          <text:p/>
        </draw:polygon>
        <draw:path draw:style-name="gr1" draw:text-style-name="P1" draw:layer="layout" svg:width="0.071cm" svg:height="0.05cm" svg:x="2.998cm" svg:y="17.698cm" svg:viewBox="0 0 72 51" svg:d="M0 51l72-40c-11-4-18-7-30-11-10 19-24 33-42 51z">
          <text:p/>
        </draw:path>
        <draw:polygon draw:style-name="gr7" draw:text-style-name="P2" draw:layer="layout" svg:width="0cm" svg:height="0cm" svg:x="2.846cm" svg:y="17.635cm" svg:viewBox="0 0 0 0" draw:points="0,0">
          <text:p/>
        </draw:polygon>
        <draw:path draw:style-name="gr1" draw:text-style-name="P1" draw:layer="layout" svg:width="0.071cm" svg:height="0.05cm" svg:x="2.998cm" svg:y="18.005cm" svg:viewBox="0 0 72 51" svg:d="M72 12c-11-4-18-7-30-12-10 15-24 33-42 51z">
          <text:p/>
        </draw:path>
        <draw:polygon draw:style-name="gr7" draw:text-style-name="P2" draw:layer="layout" svg:width="0cm" svg:height="0cm" svg:x="2.846cm" svg:y="17.635cm" svg:viewBox="0 0 0 0" draw:points="0,0">
          <text:p/>
        </draw:polygon>
        <draw:path draw:style-name="gr1" draw:text-style-name="P1" draw:layer="layout" svg:width="0.269cm" svg:height="0.031cm" svg:x="2.846cm" svg:y="17.391cm" svg:viewBox="0 0 270 32" svg:d="M266 32c-75-43-188-43-262 0h-4c75-40 191-40 270 0z">
          <text:p/>
        </draw:path>
        <draw:polygon draw:style-name="gr7" draw:text-style-name="P2" draw:layer="layout" svg:width="0cm" svg:height="0cm" svg:x="2.846cm" svg:y="17.635cm" svg:viewBox="0 0 0 0" draw:points="0,0">
          <text:p/>
        </draw:polygon>
        <draw:polygon draw:style-name="gr1" draw:text-style-name="P1" draw:layer="layout" svg:width="0.176cm" svg:height="0.102cm" svg:x="2.159cm" svg:y="17.607cm" svg:viewBox="0 0 177 103" draw:points="177,103 0,0">
          <text:p/>
        </draw:polygon>
        <draw:polygon draw:style-name="gr7" draw:text-style-name="P2" draw:layer="layout" svg:width="0cm" svg:height="0cm" svg:x="2.846cm" svg:y="17.635cm" svg:viewBox="0 0 0 0" draw:points="0,0">
          <text:p/>
        </draw:polygon>
        <draw:polygon draw:style-name="gr1" draw:text-style-name="P1" draw:layer="layout" svg:width="0.011cm" svg:height="0.039cm" svg:x="2.578cm" svg:y="17.102cm" svg:viewBox="0 0 12 40" draw:points="0,7 0,40 12,0">
          <text:p/>
        </draw:polygon>
        <draw:polygon draw:style-name="gr7" draw:text-style-name="P2" draw:layer="layout" svg:width="0cm" svg:height="0cm" svg:x="2.846cm" svg:y="17.635cm" svg:viewBox="0 0 0 0" draw:points="0,0">
          <text:p/>
        </draw:polygon>
        <draw:path draw:style-name="gr1" draw:text-style-name="P1" draw:layer="layout" svg:width="0.015cm" svg:height="0.162cm" svg:x="2.592cm" svg:y="17.547cm" svg:viewBox="0 0 16 163" svg:d="M0 163c4-14 4-25 8-32s4-14 8-24c0-8 0-18 0-32s0-21 0-28c-4-8-4-15-8-23-4-10-4-17-8-24 19 43 19 99 0 163z">
          <text:p/>
        </draw:path>
        <draw:polygon draw:style-name="gr7" draw:text-style-name="P2" draw:layer="layout" svg:width="0cm" svg:height="0cm" svg:x="2.846cm" svg:y="17.635cm" svg:viewBox="0 0 0 0" draw:points="0,0">
          <text:p/>
        </draw:polygon>
        <draw:path draw:style-name="gr1" draw:text-style-name="P1" draw:layer="layout" svg:width="0.127cm" svg:height="0.06cm" svg:x="2.088cm" svg:y="16.781cm" svg:viewBox="0 0 128 61" svg:d="M86 33l42 28c-25-18-53-32-85-42-14-4-28-11-43-19 29 12 57 19 72 29 3 0 10 4 14 4z">
          <text:p/>
        </draw:path>
        <draw:polygon draw:style-name="gr7" draw:text-style-name="P2" draw:layer="layout" svg:width="0cm" svg:height="0cm" svg:x="2.846cm" svg:y="17.635cm" svg:viewBox="0 0 0 0" draw:points="0,0">
          <text:p/>
        </draw:polygon>
        <draw:polygon draw:style-name="gr1" draw:text-style-name="P1" draw:layer="layout" svg:width="0.017cm" svg:height="0.014cm" svg:x="2.547cm" svg:y="17.212cm" svg:viewBox="0 0 18 15" draw:points="0,8 15,15 18,0">
          <text:p/>
        </draw:polygon>
        <draw:polygon draw:style-name="gr7" draw:text-style-name="P2" draw:layer="layout" svg:width="0cm" svg:height="0cm" svg:x="2.846cm" svg:y="17.635cm" svg:viewBox="0 0 0 0" draw:points="0,0">
          <text:p/>
        </draw:polygon>
        <draw:polygon draw:style-name="gr1" draw:text-style-name="P1" draw:layer="layout" svg:width="0.039cm" svg:height="0.021cm" svg:x="2.691cm" svg:y="17.219cm" svg:viewBox="0 0 40 22" draw:points="40,22 0,0">
          <text:p/>
        </draw:polygon>
        <draw:polygon draw:style-name="gr7" draw:text-style-name="P2" draw:layer="layout" svg:width="0cm" svg:height="0cm" svg:x="2.846cm" svg:y="17.635cm" svg:viewBox="0 0 0 0" draw:points="0,0">
          <text:p/>
        </draw:polygon>
        <draw:path draw:style-name="gr1" draw:text-style-name="P1" draw:layer="layout" svg:width="0.01cm" svg:height="0.014cm" svg:x="1.813cm" svg:y="17.296cm" svg:viewBox="0 0 11 15" svg:d="M11 0c-3 5-7 12-11 15 0-3 4-10 11-15z">
          <text:p/>
        </draw:path>
        <draw:polygon draw:style-name="gr7" draw:text-style-name="P2" draw:layer="layout" svg:width="0cm" svg:height="0cm" svg:x="2.846cm" svg:y="17.635cm" svg:viewBox="0 0 0 0" draw:points="0,0">
          <text:p/>
        </draw:polygon>
        <draw:path draw:style-name="gr8" draw:text-style-name="P2" draw:layer="layout" svg:width="0.014cm" svg:height="0.007cm" svg:x="2.159cm" svg:y="16.806cm" svg:viewBox="0 0 15 8" svg:d="M15 8c-4 0-12-5-15-8">
          <text:p/>
        </draw:path>
        <draw:path draw:style-name="gr8" draw:text-style-name="P2" draw:layer="layout" svg:width="0.071cm" svg:height="0.028cm" svg:x="2.088cm" svg:y="16.781cm" svg:viewBox="0 0 72 29" svg:d="M0 0c28 12 57 19 72 29">
          <text:p/>
        </draw:path>
        <draw:path draw:style-name="gr8" draw:text-style-name="P2" draw:layer="layout" svg:width="0.042cm" svg:height="0.018cm" svg:x="2.088cm" svg:y="16.781cm" svg:viewBox="0 0 43 19" svg:d="M43 19c-15-4-29-11-43-19">
          <text:p/>
        </draw:path>
        <draw:path draw:style-name="gr8" draw:text-style-name="P2" draw:layer="layout" svg:width="0.004cm" svg:height="0.01cm" svg:x="2.324cm" svg:y="16.958cm" svg:viewBox="0 0 5 11" svg:d="M0 0c0 3 5 8 5 11">
          <text:p/>
        </draw:path>
        <draw:path draw:style-name="gr8" draw:text-style-name="P2" draw:layer="layout" svg:width="0.088cm" svg:height="0.042cm" svg:x="2.127cm" svg:y="16.799cm" svg:viewBox="0 0 89 43" svg:d="M0 0c36 10 64 25 89 43">
          <text:p/>
        </draw:path>
        <draw:path draw:style-name="gr8" draw:text-style-name="P2" draw:layer="layout" svg:width="0.102cm" svg:height="0.095cm" svg:x="2.215cm" svg:y="16.841cm" svg:viewBox="0 0 103 96" svg:d="M0 0c25 14 49 29 67 47 15 14 29 32 36 49">
          <text:p/>
        </draw:path>
        <draw:path draw:style-name="gr8" draw:text-style-name="P2" draw:layer="layout" svg:width="0.007cm" svg:height="0.023cm" svg:x="2.317cm" svg:y="16.936cm" svg:viewBox="0 0 8 24" svg:d="M8 24c-3-9-8-16-8-24">
          <text:p/>
        </draw:path>
        <draw:line draw:style-name="gr8" draw:text-style-name="P2" draw:layer="layout" svg:x1="2.247cm" svg:y1="16.859cm" svg:x2="2.247cm" svg:y2="16.756cm">
          <text:p/>
        </draw:line>
        <draw:path draw:style-name="gr8" draw:text-style-name="P2" draw:layer="layout" svg:width="0.025cm" svg:height="0.052cm" svg:x="2.222cm" svg:y="16.704cm" svg:viewBox="0 0 26 53" svg:d="M0 0c14 15 26 36 26 53">
          <text:p/>
        </draw:path>
        <draw:path draw:style-name="gr8" draw:text-style-name="P2" draw:layer="layout" svg:width="0.011cm" svg:height="0.008cm" svg:x="2.211cm" svg:y="16.696cm" svg:viewBox="0 0 12 9" svg:d="M0 0c5 5 8 5 12 9">
          <text:p/>
        </draw:path>
        <draw:path draw:style-name="gr8" draw:text-style-name="P2" draw:layer="layout" svg:width="0.025cm" svg:height="0.06cm" svg:x="2.328cm" svg:y="16.965cm" svg:viewBox="0 0 26 61" svg:d="M0 0c0 21 10 42 26 61">
          <text:p/>
        </draw:path>
        <draw:line draw:style-name="gr8" draw:text-style-name="P2" draw:layer="layout" svg:x1="2.216cm" svg:y1="16.697cm" svg:x2="2.081cm" svg:y2="16.58cm">
          <text:p/>
        </draw:line>
        <draw:path draw:style-name="gr8" draw:text-style-name="P2" draw:layer="layout" svg:width="0.014cm" svg:height="0.017cm" svg:x="2.353cm" svg:y="17.025cm" svg:viewBox="0 0 15 18" svg:d="M15 18c-4-7-12-14-15-18">
          <text:p/>
        </draw:path>
        <draw:line draw:style-name="gr8" draw:text-style-name="P2" draw:layer="layout" svg:x1="2.024cm" svg:y1="16.548cm" svg:x2="2.082cm" svg:y2="16.581cm">
          <text:p/>
        </draw:line>
        <draw:line draw:style-name="gr8" draw:text-style-name="P2" draw:layer="layout" svg:x1="2.363cm" svg:y1="17.042cm" svg:x2="2.363cm" svg:y2="17.102cm">
          <text:p/>
        </draw:line>
        <draw:path draw:style-name="gr8" draw:text-style-name="P2" draw:layer="layout" svg:width="0.116cm" svg:height="0.233cm" svg:x="1.894cm" svg:y="16.88cm" svg:viewBox="0 0 117 234" svg:d="M0 0c68 56 117 155 117 234">
          <text:p/>
        </draw:path>
        <draw:path draw:style-name="gr8" draw:text-style-name="P2" draw:layer="layout" svg:width="0.028cm" svg:height="0.067cm" svg:x="2.007cm" svg:y="17.141cm" svg:viewBox="0 0 29 68" svg:d="M0 0c0 21 14 47 29 68">
          <text:p/>
        </draw:path>
        <draw:line draw:style-name="gr8" draw:text-style-name="P2" draw:layer="layout" svg:x1="2.007cm" svg:y1="17.141cm" svg:x2="2.007cm" svg:y2="17.113cm">
          <text:p/>
        </draw:line>
        <draw:line draw:style-name="gr8" draw:text-style-name="P2" draw:layer="layout" svg:x1="1.763cm" svg:y1="16.765cm" svg:x2="2.082cm" svg:y2="16.58cm">
          <text:p/>
        </draw:line>
        <draw:line draw:style-name="gr8" draw:text-style-name="P2" draw:layer="layout" svg:x1="1.898cm" svg:y1="16.881cm" svg:x2="1.763cm" svg:y2="16.764cm">
          <text:p/>
        </draw:line>
        <draw:path draw:style-name="gr8" draw:text-style-name="P2" draw:layer="layout" svg:width="0.124cm" svg:height="0.254cm" svg:x="2.035cm" svg:y="17.208cm" svg:viewBox="0 0 125 255" svg:d="M125 255c-23-89-65-181-125-255">
          <text:p/>
        </draw:path>
        <draw:line draw:style-name="gr8" draw:text-style-name="P2" draw:layer="layout" svg:x1="2.159cm" svg:y1="17.463cm" svg:x2="2.449cm" svg:y2="17.296cm">
          <text:p/>
        </draw:line>
        <draw:path draw:style-name="gr8" draw:text-style-name="P2" draw:layer="layout" svg:width="0.071cm" svg:height="0.176cm" svg:x="2.377cm" svg:y="17.12cm" svg:viewBox="0 0 72 177" svg:d="M72 177c-14-56-40-120-72-177">
          <text:p/>
        </draw:path>
        <draw:line draw:style-name="gr8" draw:text-style-name="P2" draw:layer="layout" svg:x1="2.368cm" svg:y1="17.042cm" svg:x2="2.335cm" svg:y2="17.062cm">
          <text:p/>
        </draw:line>
        <draw:path draw:style-name="gr8" draw:text-style-name="P2" draw:layer="layout" svg:width="0.01cm" svg:height="0.014cm" svg:x="2.367cm" svg:y="17.106cm" svg:viewBox="0 0 11 15" svg:d="M11 15c-4-4-8-8-11-15">
          <text:p/>
        </draw:path>
        <draw:path draw:style-name="gr8" draw:text-style-name="P2" draw:layer="layout" svg:width="0.035cm" svg:height="0.053cm" svg:x="2.335cm" svg:y="17.056cm" svg:viewBox="0 0 36 54" svg:d="M36 54c-11-17-26-36-36-54">
          <text:p/>
        </draw:path>
        <draw:line draw:style-name="gr8" draw:text-style-name="P2" draw:layer="layout" svg:x1="1.764cm" svg:y1="16.765cm" svg:x2="1.707cm" svg:y2="16.732cm">
          <text:p/>
        </draw:line>
        <draw:line draw:style-name="gr8" draw:text-style-name="P2" draw:layer="layout" svg:x1="1.601cm" svg:y1="16.672cm" svg:x2="1.708cm" svg:y2="16.733cm">
          <text:p/>
        </draw:line>
        <draw:line draw:style-name="gr8" draw:text-style-name="P2" draw:layer="layout" svg:x1="1.601cm" svg:y1="16.673cm" svg:x2="1.923cm" svg:y2="16.485cm">
          <text:p/>
        </draw:line>
        <draw:line draw:style-name="gr8" draw:text-style-name="P2" draw:layer="layout" svg:x1="2.029cm" svg:y1="16.545cm" svg:x2="2.024cm" svg:y2="16.549cm">
          <text:p/>
        </draw:line>
        <draw:line draw:style-name="gr8" draw:text-style-name="P2" draw:layer="layout" svg:x1="1.922cm" svg:y1="16.485cm" svg:x2="2.029cm" svg:y2="16.549cm">
          <text:p/>
        </draw:line>
        <draw:line draw:style-name="gr8" draw:text-style-name="P2" draw:layer="layout" svg:x1="2.476cm" svg:y1="17.384cm" svg:x2="2.476cm" svg:y2="17.219cm">
          <text:p/>
        </draw:line>
        <draw:line draw:style-name="gr8" draw:text-style-name="P2" draw:layer="layout" svg:x1="2.481cm" svg:y1="17.219cm" svg:x2="2.43cm" svg:y2="17.248cm">
          <text:p/>
        </draw:line>
        <draw:path draw:style-name="gr8" draw:text-style-name="P2" draw:layer="layout" svg:width="0.004cm" svg:height="0.007cm" svg:x="2.028cm" svg:y="16.545cm" svg:viewBox="0 0 5 8" svg:d="M0 0c0 3 0 8 5 8">
          <text:p/>
        </draw:path>
        <draw:line draw:style-name="gr8" draw:text-style-name="P2" draw:layer="layout" svg:x1="1.707cm" svg:y1="17.088cm" svg:x2="1.707cm" svg:y2="16.732cm">
          <text:p/>
        </draw:line>
        <draw:path draw:style-name="gr8" draw:text-style-name="P2" draw:layer="layout" svg:width="0.081cm" svg:height="0.405cm" svg:x="1.626cm" svg:y="16.732cm" svg:viewBox="0 0 82 406" svg:d="M0 406c14-130 47-268 82-406">
          <text:p/>
        </draw:path>
        <draw:path draw:style-name="gr8" draw:text-style-name="P2" draw:layer="layout" svg:width="0.019cm" svg:height="0.533cm" svg:x="1.607cm" svg:y="17.137cm" svg:viewBox="0 0 20 534" svg:d="M20 534c-27-162-27-342 0-534">
          <text:p/>
        </draw:path>
        <draw:path draw:style-name="gr8" draw:text-style-name="P2" draw:layer="layout" svg:width="0.085cm" svg:height="0.321cm" svg:x="1.622cm" svg:y="17.67cm" svg:viewBox="0 0 86 322" svg:d="M86 322c-39-95-67-205-86-322">
          <text:p/>
        </draw:path>
        <draw:line draw:style-name="gr8" draw:text-style-name="P2" draw:layer="layout" svg:x1="1.707cm" svg:y1="17.991cm" svg:x2="1.707cm" svg:y2="17.621cm">
          <text:p/>
        </draw:line>
        <draw:line draw:style-name="gr8" draw:text-style-name="P2" draw:layer="layout" svg:x1="1.973cm" svg:y1="17.469cm" svg:x2="1.707cm" svg:y2="17.622cm">
          <text:p/>
        </draw:line>
        <draw:path draw:style-name="gr8" draw:text-style-name="P2" draw:layer="layout" svg:width="0.084cm" svg:height="0.116cm" svg:x="1.816cm" svg:y="17.268cm" svg:viewBox="0 0 85 117" svg:d="M79 0c11 18 7 49-11 82-22 28-50 42-68 32">
          <text:p/>
        </draw:path>
        <draw:path draw:style-name="gr8" draw:text-style-name="P2" draw:layer="layout" svg:width="0.014cm" svg:height="0.032cm" svg:x="1.802cm" svg:y="17.349cm" svg:viewBox="0 0 15 33" svg:d="M15 33c-8-4-15-15-15-33">
          <text:p/>
        </draw:path>
        <draw:path draw:style-name="gr8" draw:text-style-name="P2" draw:layer="layout" svg:width="0.007cm" svg:height="0.039cm" svg:x="1.802cm" svg:y="17.314cm" svg:viewBox="0 0 8 40" svg:d="M0 40c0-15 5-26 8-40">
          <text:p/>
        </draw:path>
        <draw:path draw:style-name="gr8" draw:text-style-name="P2" draw:layer="layout" svg:width="0.079cm" svg:height="0.058cm" svg:x="1.809cm" svg:y="17.26cm" svg:viewBox="0 0 80 59" svg:d="M0 59c8-22 22-39 40-50 14-7 28-11 40-7">
          <text:p/>
        </draw:path>
        <draw:path draw:style-name="gr8" draw:text-style-name="P2" draw:layer="layout" svg:width="0.007cm" svg:height="0.007cm" svg:x="1.887cm" svg:y="17.261cm" svg:viewBox="0 0 8 8" svg:d="M0 0c0 3 3 3 8 8">
          <text:p/>
        </draw:path>
        <draw:line draw:style-name="gr8" draw:text-style-name="P2" draw:layer="layout" svg:x1="2.698cm" svg:y1="17.304cm" svg:x2="2.77cm" svg:y2="17.261cm">
          <text:p/>
        </draw:line>
        <draw:line draw:style-name="gr8" draw:text-style-name="P2" draw:layer="layout" svg:x1="2.823cm" svg:y1="17.294cm" svg:x2="2.769cm" svg:y2="17.261cm">
          <text:p/>
        </draw:line>
        <draw:line draw:style-name="gr8" draw:text-style-name="P2" draw:layer="layout" svg:x1="2.904cm" svg:y1="17.243cm" svg:x2="2.822cm" svg:y2="17.294cm">
          <text:p/>
        </draw:line>
        <draw:line draw:style-name="gr8" draw:text-style-name="P2" draw:layer="layout" svg:x1="2.903cm" svg:y1="17.243cm" svg:x2="2.957cm" svg:y2="17.276cm">
          <text:p/>
        </draw:line>
        <draw:path draw:style-name="gr8" draw:text-style-name="P2" draw:layer="layout" svg:width="0.342cm" svg:height="0.163cm" svg:x="2.956cm" svg:y="17.274cm" svg:viewBox="0 0 343 164" svg:d="M343 164c-21-99-174-174-343-163">
          <text:p/>
        </draw:path>
        <draw:path draw:style-name="gr8" draw:text-style-name="P2" draw:layer="layout" svg:width="0.018cm" svg:height="0.053cm" svg:x="3.294cm" svg:y="17.437cm" svg:viewBox="0 0 19 54" svg:d="M0 0c4 19 11 37 19 54">
          <text:p/>
        </draw:path>
        <draw:path draw:style-name="gr8" draw:text-style-name="P2" draw:layer="layout" svg:width="0.229cm" svg:height="0.148cm" svg:x="3.083cm" svg:y="17.674cm" svg:viewBox="0 0 230 149" svg:d="M230 149c-10-74-106-134-230-149">
          <text:p/>
        </draw:path>
        <draw:path draw:style-name="gr8" draw:text-style-name="P2" draw:layer="layout" svg:width="0.152cm" svg:height="0.039cm" svg:x="2.931cm" svg:y="17.635cm" svg:viewBox="0 0 153 40" svg:d="M153 40c-43-21-95-37-153-40">
          <text:p/>
        </draw:path>
        <draw:path draw:style-name="gr8" draw:text-style-name="P2" draw:layer="layout" svg:width="0.261cm" svg:height="0.145cm" svg:x="2.67cm" svg:y="17.49cm" svg:viewBox="0 0 262 146" svg:d="M0 0c25 75 132 135 262 146">
          <text:p/>
        </draw:path>
        <draw:path draw:style-name="gr8" draw:text-style-name="P2" draw:layer="layout" svg:width="0.078cm" svg:height="0.014cm" svg:x="2.592cm" svg:y="17.476cm" svg:viewBox="0 0 79 15" svg:d="M79 15c-7-7-22-15-36-15-18 0-32 5-43 12">
          <text:p/>
        </draw:path>
        <draw:line draw:style-name="gr8" draw:text-style-name="P2" draw:layer="layout" svg:x1="2.593cm" svg:y1="17.487cm" svg:x2="2.37cm" svg:y2="17.615cm">
          <text:p/>
        </draw:line>
        <draw:line draw:style-name="gr8" draw:text-style-name="P2" draw:layer="layout" svg:x1="2.194cm" svg:y1="17.511cm" svg:x2="2.371cm" svg:y2="17.615cm">
          <text:p/>
        </draw:line>
        <draw:line draw:style-name="gr8" draw:text-style-name="P2" draw:layer="layout" svg:x1="2.194cm" svg:y1="17.512cm" svg:x2="2.449cm" svg:y2="17.367cm">
          <text:p/>
        </draw:line>
        <draw:line draw:style-name="gr8" draw:text-style-name="P2" draw:layer="layout" svg:x1="2.502cm" svg:y1="17.396cm" svg:x2="2.444cm" svg:y2="17.367cm">
          <text:p/>
        </draw:line>
        <draw:line draw:style-name="gr8" draw:text-style-name="P2" draw:layer="layout" svg:x1="2.643cm" svg:y1="17.314cm" svg:x2="2.497cm" svg:y2="17.396cm">
          <text:p/>
        </draw:line>
        <draw:line draw:style-name="gr8" draw:text-style-name="P2" draw:layer="layout" svg:x1="2.643cm" svg:y1="17.315cm" svg:x2="2.476cm" svg:y2="17.219cm">
          <text:p/>
        </draw:line>
        <draw:line draw:style-name="gr8" draw:text-style-name="P2" draw:layer="layout" svg:x1="2.516cm" svg:y1="17.116cm" svg:x2="2.405cm" svg:y2="17.181cm">
          <text:p/>
        </draw:line>
        <draw:line draw:style-name="gr8" draw:text-style-name="P2" draw:layer="layout" svg:x1="2.515cm" svg:y1="17.116cm" svg:x2="2.555cm" svg:y2="17.138cm">
          <text:p/>
        </draw:line>
        <draw:line draw:style-name="gr8" draw:text-style-name="P2" draw:layer="layout" svg:x1="2.48cm" svg:y1="17.181cm" svg:x2="2.555cm" svg:y2="17.137cm">
          <text:p/>
        </draw:line>
        <draw:line draw:style-name="gr8" draw:text-style-name="P2" draw:layer="layout" svg:x1="2.48cm" svg:y1="17.18cm" svg:x2="2.505cm" svg:y2="17.195cm">
          <text:p/>
        </draw:line>
        <draw:line draw:style-name="gr8" draw:text-style-name="P2" draw:layer="layout" svg:x1="2.504cm" svg:y1="17.194cm" svg:x2="2.675cm" svg:y2="17.294cm">
          <text:p/>
        </draw:line>
        <draw:line draw:style-name="gr8" draw:text-style-name="P2" draw:layer="layout" svg:x1="2.67cm" svg:y1="17.289cm" svg:x2="2.674cm" svg:y2="17.289cm">
          <text:p/>
        </draw:line>
        <draw:line draw:style-name="gr8" draw:text-style-name="P2" draw:layer="layout" svg:x1="2.674cm" svg:y1="17.289cm" svg:x2="2.699cm" svg:y2="17.304cm">
          <text:p/>
        </draw:line>
        <draw:line draw:style-name="gr8" draw:text-style-name="P2" draw:layer="layout" svg:x1="3.313cm" svg:y1="17.675cm" svg:x2="3.086cm" svg:y2="17.543cm">
          <text:p/>
        </draw:line>
        <draw:path draw:style-name="gr8" draw:text-style-name="P2" draw:layer="layout" svg:width="0.035cm" svg:height="0.06cm" svg:x="3.129cm" svg:y="17.455cm" svg:viewBox="0 0 36 61" svg:d="M0 61c25-14 36-40 36-61">
          <text:p/>
        </draw:path>
        <draw:path draw:style-name="gr8" draw:text-style-name="P2" draw:layer="layout" svg:width="0.367cm" svg:height="0.106cm" svg:x="2.797cm" svg:y="17.349cm" svg:viewBox="0 0 368 107" svg:d="M368 107c0-56-82-107-185-107-102 0-183 51-183 107">
          <text:p/>
        </draw:path>
        <draw:path draw:style-name="gr8" draw:text-style-name="P2" draw:layer="layout" svg:width="0.289cm" svg:height="0.106cm" svg:x="2.797cm" svg:y="17.455cm" svg:viewBox="0 0 290 107" svg:d="M0 0c0 39 39 78 99 96s134 14 191-7">
          <text:p/>
        </draw:path>
        <draw:line draw:style-name="gr8" draw:text-style-name="P2" draw:layer="layout" svg:x1="3.129cm" svg:y1="17.515cm" svg:x2="3.313cm" svg:y2="17.622cm">
          <text:p/>
        </draw:line>
        <draw:line draw:style-name="gr8" draw:text-style-name="P2" draw:layer="layout" svg:x1="1.881cm" svg:y1="17.191cm" svg:x2="1.707cm" svg:y2="17.088cm">
          <text:p/>
        </draw:line>
        <draw:line draw:style-name="gr8" draw:text-style-name="P2" draw:layer="layout" svg:x1="2.515cm" svg:y1="17.116cm" svg:x2="2.515cm" svg:y2="17.074cm">
          <text:p/>
        </draw:line>
        <draw:line draw:style-name="gr8" draw:text-style-name="P2" draw:layer="layout" svg:x1="2.6cm" svg:y1="17.028cm" svg:x2="2.515cm" svg:y2="17.075cm">
          <text:p/>
        </draw:line>
        <draw:path draw:style-name="gr8" draw:text-style-name="P2" draw:layer="layout" svg:width="0.092cm" svg:height="0.173cm" svg:x="1.88cm" svg:y="17.187cm" svg:viewBox="0 0 93 174" svg:d="M0 0c53 39 93 114 93 174">
          <text:p/>
        </draw:path>
        <draw:path draw:style-name="gr8" draw:text-style-name="P2" draw:layer="layout" svg:width="0.339cm" svg:height="0.216cm" svg:x="3.725cm" svg:y="18.855cm" svg:viewBox="0 0 340 217" svg:d="M340 0c0 110-145 206-340 217">
          <text:p/>
        </draw:path>
        <draw:path draw:style-name="gr8" draw:text-style-name="P2" draw:layer="layout" svg:width="0.413cm" svg:height="0.217cm" svg:x="3.312cm" svg:y="18.855cm" svg:viewBox="0 0 414 218" svg:d="M0 0c0 61 46 121 124 160 82 43 184 64 290 57">
          <text:p/>
        </draw:path>
        <draw:path draw:style-name="gr8" draw:text-style-name="P2" draw:layer="layout" svg:width="0.229cm" svg:height="0.148cm" svg:x="3.083cm" svg:y="18.665cm" svg:viewBox="0 0 230 149" svg:d="M230 149c-10-74-106-135-230-149">
          <text:p/>
        </draw:path>
        <draw:path draw:style-name="gr8" draw:text-style-name="P2" draw:layer="layout" svg:width="0.152cm" svg:height="0.039cm" svg:x="2.931cm" svg:y="18.626cm" svg:viewBox="0 0 153 40" svg:d="M153 40c-43-21-95-33-153-40">
          <text:p/>
        </draw:path>
        <draw:path draw:style-name="gr8" draw:text-style-name="P2" draw:layer="layout" svg:width="0.261cm" svg:height="0.144cm" svg:x="2.67cm" svg:y="18.482cm" svg:viewBox="0 0 262 145" svg:d="M0 0c25 78 132 135 262 145">
          <text:p/>
        </draw:path>
        <draw:path draw:style-name="gr8" draw:text-style-name="P2" draw:layer="layout" svg:width="0.078cm" svg:height="0.015cm" svg:x="2.592cm" svg:y="18.467cm" svg:viewBox="0 0 79 16" svg:d="M79 16c-7-8-22-16-36-16-18 0-32 4-43 12">
          <text:p/>
        </draw:path>
        <draw:line draw:style-name="gr8" draw:text-style-name="P2" draw:layer="layout" svg:x1="2.564cm" svg:y1="18.493cm" svg:x2="2.593cm" svg:y2="18.478cm">
          <text:p/>
        </draw:line>
        <draw:path draw:style-name="gr8" draw:text-style-name="P2" draw:layer="layout" svg:width="0.035cm" svg:height="0.006cm" svg:x="2.529cm" svg:y="18.492cm" svg:viewBox="0 0 36 7" svg:d="M0 0c12 9 29 9 36 0">
          <text:p/>
        </draw:path>
        <draw:line draw:style-name="gr8" draw:text-style-name="P2" draw:layer="layout" svg:x1="2.49cm" svg:y1="18.471cm" svg:x2="2.53cm" svg:y2="18.493cm">
          <text:p/>
        </draw:line>
        <draw:line draw:style-name="gr8" draw:text-style-name="P2" draw:layer="layout" svg:x1="1.901cm" svg:y1="18.499cm" svg:x2="2.174cm" svg:y2="18.655cm">
          <text:p/>
        </draw:line>
        <draw:line draw:style-name="gr8" draw:text-style-name="P2" draw:layer="layout" svg:x1="2.173cm" svg:y1="18.655cm" svg:x2="2.495cm" svg:y2="18.471cm">
          <text:p/>
        </draw:line>
        <draw:path draw:style-name="gr8" draw:text-style-name="P2" draw:layer="layout" svg:width="0.138cm" svg:height="0.152cm" svg:x="1.569cm" svg:y="17.839cm" svg:viewBox="0 0 139 153" svg:d="M139 153c-46-49-92-100-139-153">
          <text:p/>
        </draw:path>
        <draw:line draw:style-name="gr8" draw:text-style-name="P2" draw:layer="layout" svg:x1="1.707cm" svg:y1="17.991cm" svg:x2="1.902cm" svg:y2="18.303cm">
          <text:p/>
        </draw:line>
        <draw:line draw:style-name="gr8" draw:text-style-name="P2" draw:layer="layout" svg:x1="1.972cm" svg:y1="17.772cm" svg:x2="1.972cm" svg:y2="17.36cm">
          <text:p/>
        </draw:line>
        <draw:line draw:style-name="gr8" draw:text-style-name="P2" draw:layer="layout" svg:x1="1.707cm" svg:y1="17.621cm" svg:x2="1.973cm" svg:y2="17.777cm">
          <text:p/>
        </draw:line>
        <draw:line draw:style-name="gr8" draw:text-style-name="P2" draw:layer="layout" svg:x1="2.159cm" svg:y1="17.462cm" svg:x2="2.159cm" svg:y2="17.6cm">
          <text:p/>
        </draw:line>
        <draw:line draw:style-name="gr8" draw:text-style-name="P2" draw:layer="layout" svg:x1="2.159cm" svg:y1="17.607cm" svg:x2="2.336cm" svg:y2="17.71cm">
          <text:p/>
        </draw:line>
        <draw:line draw:style-name="gr8" draw:text-style-name="P2" draw:layer="layout" svg:x1="2.335cm" svg:y1="17.709cm" svg:x2="2.335cm" svg:y2="17.938cm">
          <text:p/>
        </draw:line>
        <draw:line draw:style-name="gr8" draw:text-style-name="P2" draw:layer="layout" svg:x1="2.336cm" svg:y1="17.938cm" svg:x2="2.162cm" svg:y2="18.045cm">
          <text:p/>
        </draw:line>
        <draw:line draw:style-name="gr8" draw:text-style-name="P2" draw:layer="layout" svg:x1="2.159cm" svg:y1="18.041cm" svg:x2="2.163cm" svg:y2="18.045cm">
          <text:p/>
        </draw:line>
        <draw:line draw:style-name="gr8" draw:text-style-name="P2" draw:layer="layout" svg:x1="2.159cm" svg:y1="18.041cm" svg:x2="2.159cm" svg:y2="18.115cm">
          <text:p/>
        </draw:line>
        <draw:line draw:style-name="gr8" draw:text-style-name="P2" draw:layer="layout" svg:x1="2.16cm" svg:y1="18.116cm" svg:x2="2.007cm" svg:y2="18.026cm">
          <text:p/>
        </draw:line>
        <draw:path draw:style-name="gr8" draw:text-style-name="P2" draw:layer="layout" svg:width="0.161cm" svg:height="0.229cm" svg:x="1.76cm" svg:y="17.702cm" svg:viewBox="0 0 162 230" svg:d="M0 7c35-21 93 7 131 68 36 60 43 127 11 155">
          <text:p/>
        </draw:path>
        <draw:path draw:style-name="gr8" draw:text-style-name="P2" draw:layer="layout" svg:width="0.021cm" svg:height="0.038cm" svg:x="1.88cm" svg:y="17.928cm" svg:viewBox="0 0 22 39" svg:d="M22 0c0 17-12 32-22 39">
          <text:p/>
        </draw:path>
        <draw:path draw:style-name="gr8" draw:text-style-name="P2" draw:layer="layout" svg:width="0.127cm" svg:height="0.128cm" svg:x="1.753cm" svg:y="17.843cm" svg:viewBox="0 0 128 129" svg:d="M128 124c-18 12-51 0-75-24-28-25-50-64-53-100">
          <text:p/>
        </draw:path>
        <draw:path draw:style-name="gr8" draw:text-style-name="P2" draw:layer="layout" svg:width="0.092cm" svg:height="0.068cm" svg:x="1.735cm" svg:y="16.886cm" svg:viewBox="0 0 93 69" svg:d="M0 69c0-61 44-86 93-57">
          <text:p/>
        </draw:path>
        <draw:path draw:style-name="gr8" draw:text-style-name="P2" draw:layer="layout" svg:width="0.095cm" svg:height="0.162cm" svg:x="1.827cm" svg:y="16.898cm" svg:viewBox="0 0 96 163" svg:d="M0 0c54 28 96 103 96 163">
          <text:p/>
        </draw:path>
        <draw:path draw:style-name="gr8" draw:text-style-name="P2" draw:layer="layout" svg:width="0.187cm" svg:height="0.176cm" svg:x="1.735cm" svg:y="16.95cm" svg:viewBox="0 0 188 177" svg:d="M188 111c0 60-42 82-95 53-49-28-93-103-93-164">
          <text:p/>
        </draw:path>
        <draw:line draw:style-name="gr8" draw:text-style-name="P2" draw:layer="layout" svg:x1="1.707cm" svg:y1="17.991cm" svg:x2="1.761cm" svg:y2="18.024cm">
          <text:p/>
        </draw:line>
        <draw:line draw:style-name="gr8" draw:text-style-name="P2" draw:layer="layout" svg:x1="2.195cm" svg:y1="17.511cm" svg:x2="2.159cm" svg:y2="17.604cm">
          <text:p/>
        </draw:line>
        <draw:line draw:style-name="gr8" draw:text-style-name="P2" draw:layer="layout" svg:x1="2.444cm" svg:y1="17.367cm" svg:x2="2.444cm" svg:y2="17.296cm">
          <text:p/>
        </draw:line>
        <draw:path draw:style-name="gr8" draw:text-style-name="P2" draw:layer="layout" svg:width="0.024cm" svg:height="0.088cm" svg:x="1.545cm" svg:y="17.755cm" svg:viewBox="0 0 25 89" svg:d="M25 89c-7-29-14-61-25-89">
          <text:p/>
        </draw:path>
        <draw:path draw:style-name="gr8" draw:text-style-name="P2" draw:layer="layout" svg:width="0.045cm" svg:height="0.843cm" svg:x="1.503cm" svg:y="16.912cm" svg:viewBox="0 0 46 844" svg:d="M46 844c-61-244-61-534 0-844">
          <text:p/>
        </draw:path>
        <draw:path draw:style-name="gr8" draw:text-style-name="P2" draw:layer="layout" svg:width="0.056cm" svg:height="0.24cm" svg:x="1.545cm" svg:y="16.672cm" svg:viewBox="0 0 57 241" svg:d="M0 241c14-82 35-160 57-241">
          <text:p/>
        </draw:path>
        <draw:path draw:style-name="gr8" draw:text-style-name="P2" draw:layer="layout" svg:width="0.01cm" svg:height="0.014cm" svg:x="1.813cm" svg:y="17.296cm" svg:viewBox="0 0 11 15" svg:d="M11 0c-3 5-7 12-11 15">
          <text:p/>
        </draw:path>
        <draw:path draw:style-name="gr8" draw:text-style-name="P2" draw:layer="layout" svg:width="0.046cm" svg:height="0.078cm" svg:x="1.802cm" svg:y="17.268cm" svg:viewBox="0 0 47 79" svg:d="M47 0c-3 33-21 64-47 79">
          <text:p/>
        </draw:path>
        <draw:path draw:style-name="gr8" draw:text-style-name="P2" draw:layer="layout" svg:width="0.007cm" svg:height="0.032cm" svg:x="2.716cm" svg:y="17.261cm" svg:viewBox="0 0 8 33" svg:d="M0 0c0 7 0 21 8 33">
          <text:p/>
        </draw:path>
        <draw:path draw:style-name="gr8" draw:text-style-name="P2" draw:layer="layout" svg:width="0.025cm" svg:height="0.028cm" svg:x="2.744cm" svg:y="17.236cm" svg:viewBox="0 0 26 29" svg:d="M0 0c12 7 22 14 26 29">
          <text:p/>
        </draw:path>
        <draw:path draw:style-name="gr8" draw:text-style-name="P2" draw:layer="layout" svg:width="0.014cm" svg:height="0.005cm" svg:x="2.734cm" svg:y="17.236cm" svg:viewBox="0 0 15 6" svg:d="M0 6c4-6 11-6 15-6">
          <text:p/>
        </draw:path>
        <draw:polyline draw:style-name="gr8" draw:text-style-name="P2" draw:layer="layout" svg:width="0cm" svg:height="0cm" svg:x="2.73cm" svg:y="17.24cm" svg:viewBox="0 0 0 0" draw:points="0,0">
          <text:p/>
        </draw:polyline>
        <draw:path draw:style-name="gr8" draw:text-style-name="P2" draw:layer="layout" svg:width="0.004cm" svg:height="0.005cm" svg:x="2.73cm" svg:y="17.236cm" svg:viewBox="0 0 5 6" svg:d="M0 6c0-6 5-6 5-6">
          <text:p/>
        </draw:path>
        <draw:polyline draw:style-name="gr8" draw:text-style-name="P2" draw:layer="layout" svg:width="0cm" svg:height="0cm" svg:x="2.73cm" svg:y="17.24cm" svg:viewBox="0 0 0 0" draw:points="0,0">
          <text:p/>
        </draw:polyline>
        <draw:path draw:style-name="gr8" draw:text-style-name="P2" draw:layer="layout" svg:width="0.014cm" svg:height="0.021cm" svg:x="2.716cm" svg:y="17.24cm" svg:viewBox="0 0 15 22" svg:d="M15 0c-7 3-12 10-15 22">
          <text:p/>
        </draw:path>
        <draw:line draw:style-name="gr8" draw:text-style-name="P2" draw:layer="layout" svg:x1="2.783cm" svg:y1="17.229cm" svg:x2="2.823cm" svg:y2="17.294cm">
          <text:p/>
        </draw:line>
        <draw:line draw:style-name="gr8" draw:text-style-name="P2" draw:layer="layout" svg:x1="2.784cm" svg:y1="17.23cm" svg:x2="2.744cm" svg:y2="17.208cm">
          <text:p/>
        </draw:line>
        <draw:line draw:style-name="gr8" draw:text-style-name="P2" draw:layer="layout" svg:x1="2.744cm" svg:y1="17.236cm" svg:x2="2.744cm" svg:y2="17.208cm">
          <text:p/>
        </draw:line>
        <draw:line draw:style-name="gr8" draw:text-style-name="P2" draw:layer="layout" svg:x1="2.865cm" svg:y1="17.18cm" svg:x2="2.783cm" svg:y2="17.23cm">
          <text:p/>
        </draw:line>
        <draw:line draw:style-name="gr8" draw:text-style-name="P2" draw:layer="layout" svg:x1="2.864cm" svg:y1="17.18cm" svg:x2="2.904cm" svg:y2="17.244cm">
          <text:p/>
        </draw:line>
        <draw:line draw:style-name="gr8" draw:text-style-name="P2" draw:layer="layout" svg:x1="2.865cm" svg:y1="17.181cm" svg:x2="2.599cm" svg:y2="17.028cm">
          <text:p/>
        </draw:line>
        <draw:line draw:style-name="gr8" draw:text-style-name="P2" draw:layer="layout" svg:x1="3.725cm" svg:y1="17.518cm" svg:x2="3.725cm" svg:y2="19.071cm">
          <text:p/>
        </draw:line>
        <draw:path draw:style-name="gr8" draw:text-style-name="P2" draw:layer="layout" svg:width="0.413cm" svg:height="0.217cm" svg:x="3.312cm" svg:y="17.303cm" svg:viewBox="0 0 414 218" svg:d="M0 0c0 60 46 121 124 164 82 42 184 60 290 52">
          <text:p/>
        </draw:path>
        <draw:path draw:style-name="gr8" draw:text-style-name="P2" draw:layer="layout" svg:width="0.081cm" svg:height="0.134cm" svg:x="3.566cm" svg:y="18.086cm" svg:viewBox="0 0 82 135" svg:d="M82 135c0-28-10-52-28-75-14-24-33-42-54-60">
          <text:p/>
        </draw:path>
        <draw:path draw:style-name="gr8" draw:text-style-name="P2" draw:layer="layout" svg:width="0.331cm" svg:height="0.313cm" svg:x="3.316cm" svg:y="18.03cm" svg:viewBox="0 0 332 314" svg:d="M0 0c0 35 0 74 7 116 3 25 7 50 17 78 7 14 18 32 32 49 11 18 25 32 49 47 25 14 46 18 65 21 25 4 42 4 56 0 29-7 46-17 64-32 25-21 42-53 42-89">
          <text:p/>
        </draw:path>
        <draw:path draw:style-name="gr8" draw:text-style-name="P2" draw:layer="layout" svg:width="0.035cm" svg:height="0.032cm" svg:x="3.531cm" svg:y="18.058cm" svg:viewBox="0 0 36 33" svg:d="M0 0c14 11 26 21 36 33">
          <text:p/>
        </draw:path>
        <draw:path draw:style-name="gr8" draw:text-style-name="P2" draw:layer="layout" svg:width="0.017cm" svg:height="0.078cm" svg:x="3.316cm" svg:y="17.952cm" svg:viewBox="0 0 18 79" svg:d="M0 79c0-28 0-46 3-61 4-11 8-18 15-18">
          <text:p/>
        </draw:path>
        <draw:path draw:style-name="gr8" draw:text-style-name="P2" draw:layer="layout" svg:width="0.026cm" svg:height="0.014cm" svg:x="3.347cm" svg:y="17.952cm" svg:viewBox="0 0 27 15" svg:d="M0 0c5 5 12 8 27 15">
          <text:p/>
        </draw:path>
        <draw:path draw:style-name="gr8" draw:text-style-name="P2" draw:layer="layout" svg:width="0.116cm" svg:height="0.068cm" svg:x="3.372cm" svg:y="17.966cm" svg:viewBox="0 0 117 69" svg:d="M0 0c4 4 11 4 18 11 7 4 14 7 28 19 3 3 8 3 15 7 4 3 11 7 14 7 7 3 11 7 14 10 11 4 21 11 28 15">
          <text:p/>
        </draw:path>
        <draw:path draw:style-name="gr8" draw:text-style-name="P2" draw:layer="layout" svg:width="0.046cm" svg:height="0.028cm" svg:x="3.485cm" svg:y="18.034cm" svg:viewBox="0 0 47 29" svg:d="M0 0c22 10 36 18 47 29">
          <text:p/>
        </draw:path>
        <draw:path draw:style-name="gr8" draw:text-style-name="P2" draw:layer="layout" svg:width="0.014cm" svg:height="0.005cm" svg:x="3.333cm" svg:y="17.951cm" svg:viewBox="0 0 15 6" svg:d="M0 6c4-8 8-8 15 0">
          <text:p/>
        </draw:path>
        <draw:line draw:style-name="gr8" draw:text-style-name="P2" draw:layer="layout" svg:x1="3.083cm" svg:y1="17.674cm" svg:x2="3.083cm" svg:y2="17.716cm">
          <text:p/>
        </draw:line>
        <draw:path draw:style-name="gr8" draw:text-style-name="P2" draw:layer="layout" svg:width="0.039cm" svg:height="0.007cm" svg:x="3.083cm" svg:y="17.716cm" svg:viewBox="0 0 40 8" svg:d="M40 8c-15-4-25-8-40-8">
          <text:p/>
        </draw:path>
        <draw:path draw:style-name="gr8" draw:text-style-name="P2" draw:layer="layout" svg:width="0.042cm" svg:height="0.067cm" svg:x="3.118cm" svg:y="17.723cm" svg:viewBox="0 0 43 68" svg:d="M0 0c15 21 33 42 43 68">
          <text:p/>
        </draw:path>
        <draw:path draw:style-name="gr8" draw:text-style-name="P2" draw:layer="layout" svg:width="0.042cm" svg:height="0.049cm" svg:x="3.118cm" svg:y="17.79cm" svg:viewBox="0 0 43 50" svg:d="M43 0c-10 18-28 33-43 50">
          <text:p/>
        </draw:path>
        <draw:path draw:style-name="gr8" draw:text-style-name="P2" draw:layer="layout" svg:width="0.039cm" svg:height="0.007cm" svg:x="3.083cm" svg:y="17.832cm" svg:viewBox="0 0 40 8" svg:d="M40 8c-15 0-25-3-40-8">
          <text:p/>
        </draw:path>
        <draw:line draw:style-name="gr8" draw:text-style-name="P2" draw:layer="layout" svg:x1="3.083cm" svg:y1="17.832cm" svg:x2="3.083cm" svg:y2="18.023cm">
          <text:p/>
        </draw:line>
        <draw:path draw:style-name="gr8" draw:text-style-name="P2" draw:layer="layout" svg:width="0.039cm" svg:height="0.007cm" svg:x="3.083cm" svg:y="18.023cm" svg:viewBox="0 0 40 8" svg:d="M40 8c-15-8-25-8-40-8">
          <text:p/>
        </draw:path>
        <draw:path draw:style-name="gr8" draw:text-style-name="P2" draw:layer="layout" svg:width="0.042cm" svg:height="0.071cm" svg:x="3.118cm" svg:y="18.026cm" svg:viewBox="0 0 43 72" svg:d="M0 0c15 25 33 46 43 72">
          <text:p/>
        </draw:path>
        <draw:path draw:style-name="gr8" draw:text-style-name="P2" draw:layer="layout" svg:width="0.042cm" svg:height="0.049cm" svg:x="3.118cm" svg:y="18.097cm" svg:viewBox="0 0 43 50" svg:d="M43 0c-10 19-28 33-43 50">
          <text:p/>
        </draw:path>
        <draw:path draw:style-name="gr8" draw:text-style-name="P2" draw:layer="layout" svg:width="0.039cm" svg:height="0.007cm" svg:x="3.083cm" svg:y="18.139cm" svg:viewBox="0 0 40 8" svg:d="M40 8c-15-3-25-3-40-8">
          <text:p/>
        </draw:path>
        <draw:line draw:style-name="gr8" draw:text-style-name="P2" draw:layer="layout" svg:x1="3.083cm" svg:y1="18.139cm" svg:x2="3.083cm" svg:y2="18.665cm">
          <text:p/>
        </draw:line>
        <draw:line draw:style-name="gr8" draw:text-style-name="P2" draw:layer="layout" svg:x1="2.931cm" svg:y1="17.635cm" svg:x2="2.931cm" svg:y2="18.626cm">
          <text:p/>
        </draw:line>
        <draw:path draw:style-name="gr8" draw:text-style-name="P2" draw:layer="layout" svg:width="0.043cm" svg:height="0.014cm" svg:x="3.04cm" svg:y="18.125cm" svg:viewBox="0 0 44 15" svg:d="M44 15c-14-8-28-11-44-15">
          <text:p/>
        </draw:path>
        <draw:path draw:style-name="gr8" draw:text-style-name="P2" draw:layer="layout" svg:width="0.042cm" svg:height="0.07cm" svg:x="2.998cm" svg:y="18.055cm" svg:viewBox="0 0 43 71" svg:d="M43 71c-10-24-28-50-43-71">
          <text:p/>
        </draw:path>
        <draw:path draw:style-name="gr8" draw:text-style-name="P2" draw:layer="layout" svg:width="0.042cm" svg:height="0.05cm" svg:x="2.998cm" svg:y="18.005cm" svg:viewBox="0 0 43 51" svg:d="M0 51c15-18 33-36 43-51">
          <text:p/>
        </draw:path>
        <draw:path draw:style-name="gr8" draw:text-style-name="P2" draw:layer="layout" svg:width="0.043cm" svg:height="0.018cm" svg:x="3.04cm" svg:y="18.005cm" svg:viewBox="0 0 44 19" svg:d="M44 19c-14-7-28-15-44-19">
          <text:p/>
        </draw:path>
        <draw:path draw:style-name="gr8" draw:text-style-name="P2" draw:layer="layout" svg:width="0.043cm" svg:height="0.018cm" svg:x="3.04cm" svg:y="17.818cm" svg:viewBox="0 0 44 19" svg:d="M44 19c-14-7-28-15-44-19">
          <text:p/>
        </draw:path>
        <draw:path draw:style-name="gr8" draw:text-style-name="P2" draw:layer="layout" svg:width="0.042cm" svg:height="0.07cm" svg:x="2.998cm" svg:y="17.748cm" svg:viewBox="0 0 43 71" svg:d="M43 71c-10-25-28-50-43-71">
          <text:p/>
        </draw:path>
        <draw:path draw:style-name="gr8" draw:text-style-name="P2" draw:layer="layout" svg:width="0.042cm" svg:height="0.05cm" svg:x="2.998cm" svg:y="17.698cm" svg:viewBox="0 0 43 51" svg:d="M0 51c15-18 33-32 43-51">
          <text:p/>
        </draw:path>
        <draw:path draw:style-name="gr8" draw:text-style-name="P2" draw:layer="layout" svg:width="0.043cm" svg:height="0.018cm" svg:x="3.04cm" svg:y="17.698cm" svg:viewBox="0 0 44 19" svg:d="M44 19c-14-7-28-12-44-19">
          <text:p/>
        </draw:path>
        <draw:line draw:style-name="gr8" draw:text-style-name="P2" draw:layer="layout" svg:x1="2.67cm" svg:y1="17.49cm" svg:x2="2.67cm" svg:y2="18.482cm">
          <text:p/>
        </draw:line>
        <draw:path draw:style-name="gr8" draw:text-style-name="P2" draw:layer="layout" svg:width="0.166cm" svg:height="0.159cm" svg:x="2.691cm" svg:y="17.67cm" svg:viewBox="0 0 167 160" svg:d="M0 0c0 18 0 42 7 67 7 18 14 32 26 54 11 7 21 21 35 28 11 7 25 11 36 11 17 0 31-7 42-14 14-11 21-28 21-51">
          <text:p/>
        </draw:path>
        <draw:path draw:style-name="gr8" draw:text-style-name="P2" draw:layer="layout" svg:width="0.166cm" svg:height="0.146cm" svg:x="2.691cm" svg:y="17.619cm" svg:viewBox="0 0 167 147" svg:d="M0 51c0-25 0-39 7-46 7-3 14-7 26-3 11 0 21 7 35 14 11 7 25 18 36 25 17 17 31 28 42 45 14 18 21 40 21 61">
          <text:p/>
        </draw:path>
        <draw:line draw:style-name="gr8" draw:text-style-name="P2" draw:layer="layout" svg:x1="2.592cm" svg:y1="17.487cm" svg:x2="2.592cm" svg:y2="17.547cm">
          <text:p/>
        </draw:line>
        <draw:path draw:style-name="gr8" draw:text-style-name="P2" draw:layer="layout" svg:width="0.015cm" svg:height="0.074cm" svg:x="2.592cm" svg:y="17.547cm" svg:viewBox="0 0 16 75" svg:d="M16 75c0-14 0-21 0-28-4-8-4-15-8-23-4-10-4-17-8-24">
          <text:p/>
        </draw:path>
        <draw:path draw:style-name="gr8" draw:text-style-name="P2" draw:layer="layout" svg:width="0.015cm" svg:height="0.088cm" svg:x="2.592cm" svg:y="17.621cm" svg:viewBox="0 0 16 89" svg:d="M0 89c4-14 4-25 8-35 4-7 4-14 8-21 0-8 0-19 0-33">
          <text:p/>
        </draw:path>
        <draw:line draw:style-name="gr8" draw:text-style-name="P2" draw:layer="layout" svg:x1="2.592cm" svg:y1="17.709cm" svg:x2="2.592cm" svg:y2="18.478cm">
          <text:p/>
        </draw:line>
        <draw:line draw:style-name="gr8" draw:text-style-name="P2" draw:layer="layout" svg:x1="2.335cm" svg:y1="17.939cm" svg:x2="2.583cm" svg:y2="17.794cm">
          <text:p/>
        </draw:line>
        <draw:path draw:style-name="gr8" draw:text-style-name="P2" draw:layer="layout" svg:width="0.014cm" svg:height="0.162cm" svg:x="2.592cm" svg:y="17.547cm" svg:viewBox="0 0 15 163" svg:d="M0 163c20-64 20-120 0-163">
          <text:p/>
        </draw:path>
        <draw:line draw:style-name="gr8" draw:text-style-name="P2" draw:layer="layout" svg:x1="2.331cm" svg:y1="17.709cm" svg:x2="2.335cm" svg:y2="17.709cm">
          <text:p/>
        </draw:line>
        <draw:line draw:style-name="gr8" draw:text-style-name="P2" draw:layer="layout" svg:x1="2.371cm" svg:y1="17.614cm" svg:x2="2.331cm" svg:y2="17.71cm">
          <text:p/>
        </draw:line>
        <draw:line draw:style-name="gr8" draw:text-style-name="P2" draw:layer="layout" svg:x1="2.438cm" svg:y1="17.624cm" svg:x2="2.395cm" svg:y2="17.735cm">
          <text:p/>
        </draw:line>
        <draw:line draw:style-name="gr8" draw:text-style-name="P2" draw:layer="layout" svg:x1="2.523cm" svg:y1="17.575cm" svg:x2="2.437cm" svg:y2="17.625cm">
          <text:p/>
        </draw:line>
        <draw:line draw:style-name="gr8" draw:text-style-name="P2" draw:layer="layout" svg:x1="2.565cm" svg:y1="17.636cm" svg:x2="2.522cm" svg:y2="17.575cm">
          <text:p/>
        </draw:line>
        <draw:line draw:style-name="gr8" draw:text-style-name="P2" draw:layer="layout" svg:x1="2.522cm" svg:y1="17.745cm" svg:x2="2.565cm" svg:y2="17.635cm">
          <text:p/>
        </draw:line>
        <draw:line draw:style-name="gr8" draw:text-style-name="P2" draw:layer="layout" svg:x1="2.437cm" svg:y1="17.795cm" svg:x2="2.523cm" svg:y2="17.744cm">
          <text:p/>
        </draw:line>
        <draw:line draw:style-name="gr8" draw:text-style-name="P2" draw:layer="layout" svg:x1="2.395cm" svg:y1="17.734cm" svg:x2="2.438cm" svg:y2="17.795cm">
          <text:p/>
        </draw:line>
        <draw:line draw:style-name="gr8" draw:text-style-name="P2" draw:layer="layout" svg:x1="2.336cm" svg:y1="17.71cm" svg:x2="2.155cm" svg:y2="17.607cm">
          <text:p/>
        </draw:line>
        <draw:line draw:style-name="gr8" draw:text-style-name="P2" draw:layer="layout" svg:x1="2.163cm" svg:y1="17.6cm" svg:x2="2.155cm" svg:y2="17.608cm">
          <text:p/>
        </draw:line>
        <draw:polyline draw:style-name="gr8" draw:text-style-name="P2" draw:layer="layout" svg:width="0cm" svg:height="0cm" svg:x="2.554cm" svg:y="17.137cm" svg:viewBox="0 0 0 0" draw:points="0,0">
          <text:p/>
        </draw:polyline>
        <draw:path draw:style-name="gr8" draw:text-style-name="P2" draw:layer="layout" svg:width="0.024cm" svg:height="0.006cm" svg:x="2.554cm" svg:y="17.135cm" svg:viewBox="0 0 25 7" svg:d="M0 2c8-3 18-3 25 5">
          <text:p/>
        </draw:path>
        <draw:line draw:style-name="gr8" draw:text-style-name="P2" draw:layer="layout" svg:x1="2.578cm" svg:y1="17.109cm" svg:x2="2.578cm" svg:y2="17.141cm">
          <text:p/>
        </draw:line>
        <draw:line draw:style-name="gr8" draw:text-style-name="P2" draw:layer="layout" svg:x1="2.515cm" svg:y1="17.074cm" svg:x2="2.579cm" svg:y2="17.114cm">
          <text:p/>
        </draw:line>
        <draw:line draw:style-name="gr8" draw:text-style-name="P2" draw:layer="layout" svg:x1="2.547cm" svg:y1="17.22cm" svg:x2="2.565cm" svg:y2="17.212cm">
          <text:p/>
        </draw:line>
        <draw:path draw:style-name="gr8" draw:text-style-name="P2" draw:layer="layout" svg:width="0.018cm" svg:height="0.006cm" svg:x="2.564cm" svg:y="17.208cm" svg:viewBox="0 0 19 7" svg:d="M0 5c7 4 11 0 19-5">
          <text:p/>
        </draw:path>
        <draw:path draw:style-name="gr8" draw:text-style-name="P2" draw:layer="layout" svg:width="0.017cm" svg:height="0.046cm" svg:x="2.578cm" svg:y="17.162cm" svg:viewBox="0 0 18 47" svg:d="M0 47c8-4 15-11 15-21 4-7 4-18 0-26">
          <text:p/>
        </draw:path>
        <draw:path draw:style-name="gr8" draw:text-style-name="P2" draw:layer="layout" svg:width="0.01cm" svg:height="0.021cm" svg:x="2.582cm" svg:y="17.141cm" svg:viewBox="0 0 11 22" svg:d="M0 0c4 4 11 12 11 22">
          <text:p/>
        </draw:path>
        <draw:line draw:style-name="gr8" draw:text-style-name="P2" draw:layer="layout" svg:x1="2.578cm" svg:y1="17.146cm" svg:x2="2.584cm" svg:y2="17.141cm">
          <text:p/>
        </draw:line>
        <draw:line draw:style-name="gr8" draw:text-style-name="P2" draw:layer="layout" svg:x1="2.557cm" svg:y1="17.227cm" svg:x2="2.565cm" svg:y2="17.212cm">
          <text:p/>
        </draw:line>
        <draw:line draw:style-name="gr8" draw:text-style-name="P2" draw:layer="layout" svg:x1="3.129cm" svg:y1="17.515cm" svg:x2="3.129cm" svg:y2="17.557cm">
          <text:p/>
        </draw:line>
        <draw:path draw:style-name="gr8" draw:text-style-name="P2" draw:layer="layout" svg:width="0.049cm" svg:height="0.053cm" svg:x="3.111cm" svg:y="17.423cm" svg:viewBox="0 0 50 54" svg:d="M50 54c-7-21-24-40-50-54">
          <text:p/>
        </draw:path>
        <draw:path draw:style-name="gr8" draw:text-style-name="P2" draw:layer="layout" svg:width="0.261cm" svg:height="0.031cm" svg:x="2.85cm" svg:y="17.391cm" svg:viewBox="0 0 262 32" svg:d="M262 32c-71-43-188-43-262 0">
          <text:p/>
        </draw:path>
        <draw:path draw:style-name="gr8" draw:text-style-name="P2" draw:layer="layout" svg:width="0.049cm" svg:height="0.053cm" svg:x="2.801cm" svg:y="17.423cm" svg:viewBox="0 0 50 54" svg:d="M50 0c-25 14-43 33-50 54">
          <text:p/>
        </draw:path>
        <draw:path draw:style-name="gr8" draw:text-style-name="P2" draw:layer="layout" svg:width="0.01cm" svg:height="0.014cm" svg:x="3.129cm" svg:y="17.557cm" svg:viewBox="0 0 11 15" svg:d="M0 0c3 4 8 12 11 15">
          <text:p/>
        </draw:path>
        <draw:line draw:style-name="gr8" draw:text-style-name="P2" draw:layer="layout" svg:x1="2.744cm" svg:y1="17.209cm" svg:x2="2.759cm" svg:y2="17.201cm">
          <text:p/>
        </draw:line>
        <draw:line draw:style-name="gr8" draw:text-style-name="P2" draw:layer="layout" svg:x1="2.759cm" svg:y1="17.202cm" svg:x2="2.589cm" svg:y2="17.102cm">
          <text:p/>
        </draw:line>
        <draw:line draw:style-name="gr8" draw:text-style-name="P2" draw:layer="layout" svg:x1="2.578cm" svg:y1="17.114cm" svg:x2="2.59cm" svg:y2="17.102cm">
          <text:p/>
        </draw:line>
        <draw:path draw:style-name="gr8" draw:text-style-name="P2" draw:layer="layout" svg:width="0.071cm" svg:height="0.042cm" svg:x="2.511cm" svg:y="17.794cm" svg:viewBox="0 0 72 43" svg:d="M0 43c11-4 18-12 32-19 15-7 29-17 40-24">
          <text:p/>
        </draw:path>
        <draw:line draw:style-name="gr8" draw:text-style-name="P2" draw:layer="layout" svg:x1="1.901cm" svg:y1="18.499cm" svg:x2="1.901cm" svg:y2="18.161cm">
          <text:p/>
        </draw:line>
        <draw:path draw:style-name="gr8" draw:text-style-name="P2" draw:layer="layout" svg:width="0.007cm" svg:height="0.018cm" svg:x="1.901cm" svg:y="18.143cm" svg:viewBox="0 0 8 19" svg:d="M8 0c-4 8-8 11-8 19">
          <text:p/>
        </draw:path>
        <draw:line draw:style-name="gr8" draw:text-style-name="P2" draw:layer="layout" svg:x1="1.951cm" svg:y1="18.069cm" svg:x2="1.908cm" svg:y2="18.144cm">
          <text:p/>
        </draw:line>
        <draw:path draw:style-name="gr8" draw:text-style-name="P2" draw:layer="layout" svg:width="0.011cm" svg:height="0.014cm" svg:x="1.95cm" svg:y="18.055cm" svg:viewBox="0 0 12 15" svg:d="M12 0c-4 3-8 7-12 15">
          <text:p/>
        </draw:path>
        <draw:line draw:style-name="gr8" draw:text-style-name="P2" draw:layer="layout" svg:x1="1.961cm" svg:y1="18.056cm" svg:x2="2.011cm" svg:y2="18.026cm">
          <text:p/>
        </draw:line>
        <draw:line draw:style-name="gr8" draw:text-style-name="P2" draw:layer="layout" svg:x1="2.516cm" svg:y1="17.836cm" svg:x2="2.37cm" svg:y2="17.925cm">
          <text:p/>
        </draw:line>
        <draw:line draw:style-name="gr8" draw:text-style-name="P2" draw:layer="layout" svg:x1="2.37cm" svg:y1="17.991cm" svg:x2="2.37cm" svg:y2="17.921cm">
          <text:p/>
        </draw:line>
        <draw:line draw:style-name="gr8" draw:text-style-name="P2" draw:layer="layout" svg:x1="2.37cm" svg:y1="17.991cm" svg:x2="2.417cm" svg:y2="18.017cm">
          <text:p/>
        </draw:line>
        <draw:line draw:style-name="gr8" draw:text-style-name="P2" draw:layer="layout" svg:x1="2.49cm" svg:y1="18.471cm" svg:x2="2.49cm" svg:y2="18.15cm">
          <text:p/>
        </draw:line>
        <draw:path draw:style-name="gr8" draw:text-style-name="P2" draw:layer="layout" svg:width="0.014cm" svg:height="0.014cm" svg:x="2.413cm" svg:y="18.016cm" svg:viewBox="0 0 15 15" svg:d="M0 0c8 3 11 11 15 15">
          <text:p/>
        </draw:path>
        <draw:path draw:style-name="gr8" draw:text-style-name="P2" draw:layer="layout" svg:width="0.007cm" svg:height="0.017cm" svg:x="2.487cm" svg:y="18.136cm" svg:viewBox="0 0 8 18" svg:d="M0 0c4 3 8 10 8 18">
          <text:p/>
        </draw:path>
        <draw:line draw:style-name="gr8" draw:text-style-name="P2" draw:layer="layout" svg:x1="2.427cm" svg:y1="18.03cm" svg:x2="2.488cm" svg:y2="18.137cm">
          <text:p/>
        </draw:line>
        <draw:line draw:style-name="gr8" draw:text-style-name="P2" draw:layer="layout" svg:x1="2.173cm" svg:y1="18.654cm" svg:x2="2.173cm" svg:y2="18.358cm">
          <text:p/>
        </draw:line>
        <draw:path draw:style-name="gr8" draw:text-style-name="P2" draw:layer="layout" svg:width="0.007cm" svg:height="0.025cm" svg:x="2.173cm" svg:y="18.333cm" svg:viewBox="0 0 8 26" svg:d="M8 0c-4 7-8 19-8 26">
          <text:p/>
        </draw:path>
        <draw:path draw:style-name="gr8" draw:text-style-name="P2" draw:layer="layout" svg:width="0.025cm" svg:height="0.053cm" svg:x="1.77cm" svg:y="16.901cm" svg:viewBox="0 0 26 54" svg:d="M0 54c0-25 8-43 26-54">
          <text:p/>
        </draw:path>
        <draw:path draw:style-name="gr8" draw:text-style-name="P2" draw:layer="layout" svg:width="0.045cm" svg:height="0.009cm" svg:x="1.792cm" svg:y="16.897cm" svg:viewBox="0 0 46 10" svg:d="M0 10c14-13 28-13 46 0">
          <text:p/>
        </draw:path>
        <draw:path draw:style-name="gr8" draw:text-style-name="P2" draw:layer="layout" svg:width="0.025cm" svg:height="0.039cm" svg:x="1.897cm" svg:y="17.049cm" svg:viewBox="0 0 26 40" svg:d="M26 0c-3 18-10 33-26 40">
          <text:p/>
        </draw:path>
        <draw:path draw:style-name="gr8" draw:text-style-name="P2" draw:layer="layout" svg:width="0.131cm" svg:height="0.143cm" svg:x="1.77cm" svg:y="16.95cm" svg:viewBox="0 0 132 144" svg:d="M132 138c-26 15-57 0-86-28-28-32-46-74-46-110">
          <text:p/>
        </draw:path>
        <draw:path draw:style-name="gr8" draw:text-style-name="P2" draw:layer="layout" svg:width="0cm" svg:height="0.013cm" svg:x="1.753cm" svg:y="17.829cm" svg:viewBox="0 0 0 14" svg:d="M0 14c0-4 0-11 0-14">
          <text:p/>
        </draw:path>
        <draw:polyline draw:style-name="gr8" draw:text-style-name="P2" draw:layer="layout" svg:width="0cm" svg:height="0cm" svg:x="1.753cm" svg:y="17.843cm" svg:viewBox="0 0 0 0" draw:points="0,0">
          <text:p/>
        </draw:polyline>
        <draw:polyline draw:style-name="gr8" draw:text-style-name="P2" draw:layer="layout" svg:width="0cm" svg:height="0cm" svg:x="1.901cm" svg:y="17.928cm" svg:viewBox="0 0 0 0" draw:points="0,0">
          <text:p/>
        </draw:polyline>
        <draw:path draw:style-name="gr8" draw:text-style-name="P2" draw:layer="layout" svg:width="0.021cm" svg:height="0.049cm" svg:x="1.753cm" svg:y="17.78cm" svg:viewBox="0 0 22 50" svg:d="M0 50c0-22 8-40 22-50">
          <text:p/>
        </draw:path>
        <draw:path draw:style-name="gr8" draw:text-style-name="P2" draw:layer="layout" svg:width="0.129cm" svg:height="0.155cm" svg:x="1.774cm" svg:y="17.776cm" svg:viewBox="0 0 130 156" svg:d="M0 4c21-11 56 3 89 35 28 35 46 81 39 117">
          <text:p/>
        </draw:path>
        <draw:line draw:style-name="gr8" draw:text-style-name="P2" draw:layer="layout" svg:x1="2.155cm" svg:y1="17.607cm" svg:x2="2.163cm" svg:y2="17.611cm">
          <text:p/>
        </draw:line>
        <draw:line draw:style-name="gr8" draw:text-style-name="P2" draw:layer="layout" svg:x1="2.226cm" svg:y1="18.006cm" svg:x2="2.371cm" svg:y2="17.921cm">
          <text:p/>
        </draw:line>
        <draw:line draw:style-name="gr8" draw:text-style-name="P2" draw:layer="layout" svg:x1="2.23cm" svg:y1="18.002cm" svg:x2="2.226cm" svg:y2="18.006cm">
          <text:p/>
        </draw:line>
        <draw:line draw:style-name="gr8" draw:text-style-name="P2" draw:layer="layout" svg:x1="2.23cm" svg:y1="18.002cm" svg:x2="2.162cm" svg:y2="18.045cm">
          <text:p/>
        </draw:line>
        <draw:line draw:style-name="gr8" draw:text-style-name="P2" draw:layer="layout" svg:x1="2.159cm" svg:y1="18.116cm" svg:x2="2.371cm" svg:y2="17.991cm">
          <text:p/>
        </draw:line>
        <draw:path draw:style-name="gr8" draw:text-style-name="P2" draw:layer="layout" svg:width="0.028cm" svg:height="0.06cm" svg:x="1.735cm" svg:y="17.709cm" svg:viewBox="0 0 29 61" svg:d="M0 61c0-28 11-50 29-61">
          <text:p/>
        </draw:path>
        <draw:path draw:style-name="gr8" draw:text-style-name="P2" draw:layer="layout" svg:width="0.161cm" svg:height="0.226cm" svg:x="1.76cm" svg:y="17.702cm" svg:viewBox="0 0 162 227" svg:d="M0 7c35-21 93 7 128 67 39 56 46 124 14 153">
          <text:p/>
        </draw:path>
        <draw:path draw:style-name="gr8" draw:text-style-name="P2" draw:layer="layout" svg:width="0.018cm" svg:height="0.074cm" svg:x="1.735cm" svg:y="17.769cm" svg:viewBox="0 0 19 75" svg:d="M19 75c-12-25-19-54-19-75">
          <text:p/>
        </draw:path>
        <draw:line draw:style-name="gr8" draw:text-style-name="P2" draw:layer="layout" svg:x1="2.731cm" svg:y1="17.241cm" svg:x2="2.691cm" svg:y2="17.219cm">
          <text:p/>
        </draw:line>
        <draw:line draw:style-name="gr8" draw:text-style-name="P2" draw:layer="layout" svg:x1="2.691cm" svg:y1="17.219cm" svg:x2="2.691cm" svg:y2="17.215cm">
          <text:p/>
        </draw:line>
        <draw:line draw:style-name="gr8" draw:text-style-name="P2" draw:layer="layout" svg:x1="2.691cm" svg:y1="17.215cm" svg:x2="2.735cm" svg:y2="17.241cm">
          <text:p/>
        </draw:line>
        <draw:line draw:style-name="gr8" draw:text-style-name="P2" draw:layer="layout" svg:x1="2.582cm" svg:y1="17.142cm" svg:x2="2.59cm" svg:y2="17.102cm">
          <text:p/>
        </draw:line>
        <draw:line draw:style-name="gr8" draw:text-style-name="P2" draw:layer="layout" svg:x1="2.691cm" svg:y1="17.219cm" svg:x2="2.691cm" svg:y2="17.215cm">
          <text:p/>
        </draw:line>
        <draw:line draw:style-name="gr8" draw:text-style-name="P2" draw:layer="layout" svg:x1="2.731cm" svg:y1="17.241cm" svg:x2="2.691cm" svg:y2="17.219cm">
          <text:p/>
        </draw:line>
        <draw:path draw:style-name="gr8" draw:text-style-name="P2" draw:layer="layout" svg:width="0.049cm" svg:height="0.018cm" svg:x="3.316cm" svg:y="17.261cm" svg:viewBox="0 0 50 19" svg:d="M50 8c-12-4-22-8-33-8-7 0-14 4-17 19">
          <text:p/>
        </draw:path>
        <draw:path draw:style-name="gr8" draw:text-style-name="P2" draw:layer="layout" svg:width="0cm" svg:height="0.006cm" svg:x="3.316cm" svg:y="17.275cm" svg:viewBox="0 0 0 7" svg:d="M0 0c0 4 0 7 0 7">
          <text:p/>
        </draw:path>
        <draw:path draw:style-name="gr8" draw:text-style-name="P2" draw:layer="layout" svg:width="0.05cm" svg:height="0.067cm" svg:x="3.675cm" svg:y="17.451cm" svg:viewBox="0 0 51 68" svg:d="M0 0c11 5 22 16 33 26 7 11 18 25 18 42">
          <text:p/>
        </draw:path>
        <draw:path draw:style-name="gr8" draw:text-style-name="P2" draw:layer="layout" svg:width="0.049cm" svg:height="0.018cm" svg:x="3.316cm" svg:y="17.261cm" svg:viewBox="0 0 50 19" svg:d="M0 19c3-15 10-19 21-19 7 0 17 4 29 8">
          <text:p/>
        </draw:path>
        <draw:path draw:style-name="gr8" draw:text-style-name="P2" draw:layer="layout" svg:width="0.318cm" svg:height="0.183cm" svg:x="3.361cm" svg:y="17.268cm" svg:viewBox="0 0 319 184" svg:d="M0 0c8 100 145 181 319 184">
          <text:p/>
        </draw:path>
        <draw:path draw:style-name="gr8" draw:text-style-name="P2" draw:layer="layout" svg:width="0.05cm" svg:height="0.067cm" svg:x="3.675cm" svg:y="17.451cm" svg:viewBox="0 0 51 68" svg:d="M51 68c0-7-4-17-7-24-4-7-7-14-11-18-11-14-22-21-33-26">
          <text:p/>
        </draw:path>
        <draw:line draw:style-name="gr8" draw:text-style-name="P2" draw:layer="layout" svg:x1="3.567cm" svg:y1="18.091cm" svg:x2="3.333cm" svg:y2="17.952cm">
          <text:p/>
        </draw:line>
        <draw:line draw:style-name="gr8" draw:text-style-name="P2" draw:layer="layout" svg:x1="3.115cm" svg:y1="17.776cm" svg:x2="3.158cm" svg:y2="17.802cm">
          <text:p/>
        </draw:line>
        <draw:line draw:style-name="gr8" draw:text-style-name="P2" draw:layer="layout" svg:x1="3.116cm" svg:y1="17.776cm" svg:x2="3.04cm" svg:y2="17.819cm">
          <text:p/>
        </draw:line>
        <draw:line draw:style-name="gr8" draw:text-style-name="P2" draw:layer="layout" svg:x1="3.115cm" svg:y1="18.079cm" svg:x2="3.158cm" svg:y2="18.105cm">
          <text:p/>
        </draw:line>
        <draw:line draw:style-name="gr8" draw:text-style-name="P2" draw:layer="layout" svg:x1="3.116cm" svg:y1="18.079cm" svg:x2="3.04cm" svg:y2="18.126cm">
          <text:p/>
        </draw:line>
        <draw:line draw:style-name="gr8" draw:text-style-name="P2" draw:layer="layout" svg:x1="3.07cm" svg:y1="18.016cm" svg:x2="2.998cm" svg:y2="18.056cm">
          <text:p/>
        </draw:line>
        <draw:line draw:style-name="gr8" draw:text-style-name="P2" draw:layer="layout" svg:x1="3.09cm" svg:y1="18.023cm" svg:x2="3.116cm" svg:y2="18.084cm">
          <text:p/>
        </draw:line>
        <draw:line draw:style-name="gr8" draw:text-style-name="P2" draw:layer="layout" svg:x1="2.998cm" svg:y1="17.749cm" svg:x2="3.07cm" svg:y2="17.709cm">
          <text:p/>
        </draw:line>
        <draw:line draw:style-name="gr8" draw:text-style-name="P2" draw:layer="layout" svg:x1="3.09cm" svg:y1="17.716cm" svg:x2="3.116cm" svg:y2="17.777cm">
          <text:p/>
        </draw:line>
        <draw:line draw:style-name="gr8" draw:text-style-name="P2" draw:layer="layout" svg:x1="2.565cm" svg:y1="17.636cm" svg:x2="2.49cm" svg:y2="17.593cm">
          <text:p/>
        </draw:line>
        <draw:line draw:style-name="gr8" draw:text-style-name="P2" draw:layer="layout" svg:x1="2.523cm" svg:y1="17.745cm" svg:x2="2.413cm" svg:y2="17.684cm">
          <text:p/>
        </draw:line>
        <draw:path draw:style-name="gr8" draw:text-style-name="P2" draw:layer="layout" svg:width="0.269cm" svg:height="0.032cm" svg:x="2.846cm" svg:y="17.395cm" svg:viewBox="0 0 270 33" svg:d="M270 33c-79-44-195-44-270 0">
          <text:p/>
        </draw:path>
        <draw:path draw:style-name="gr8" draw:text-style-name="P2" draw:layer="layout" svg:width="0.046cm" svg:height="0.057cm" svg:x="3.107cm" svg:y="18.026cm" svg:viewBox="0 0 47 58" svg:d="M0 0c4 11 8 25 18 37 8 14 19 21 29 21">
          <text:p/>
        </draw:path>
        <draw:path draw:style-name="gr8" draw:text-style-name="P2" draw:layer="layout" svg:width="0.046cm" svg:height="0.06cm" svg:x="3.107cm" svg:y="17.72cm" svg:viewBox="0 0 47 61" svg:d="M0 0c4 11 8 25 18 36 8 14 19 21 29 25">
          <text:p/>
        </draw:path>
        <draw:path draw:style-name="gr8" draw:text-style-name="P2" draw:layer="layout" svg:width="0.011cm" svg:height="0.024cm" svg:x="2.176cm" svg:y="18.309cm" svg:viewBox="0 0 12 25" svg:d="M12 0c-5 7-5 18-12 25">
          <text:p/>
        </draw:path>
        <draw:path draw:style-name="gr8" draw:text-style-name="P2" draw:layer="layout" svg:width="0.339cm" svg:height="0.115cm" svg:x="3.488cm" svg:y="17.149cm" svg:viewBox="0 0 340 116" svg:d="M340 34c-56-35-141-42-215-24-75 17-125 61-125 106">
          <text:p/>
        </draw:path>
        <draw:path draw:style-name="gr8" draw:text-style-name="P2" draw:layer="layout" svg:width="0.399cm" svg:height="0.116cm" svg:x="3.488cm" svg:y="17.261cm" svg:viewBox="0 0 400 117" svg:d="M0 0c0 67 89 117 198 117 114 0 202-50 202-117">
          <text:p/>
        </draw:path>
        <draw:path draw:style-name="gr8" draw:text-style-name="P2" draw:layer="layout" svg:width="0.06cm" svg:height="0.084cm" svg:x="3.827cm" svg:y="17.18cm" svg:viewBox="0 0 61 85" svg:d="M61 85c0-32-21-61-61-85">
          <text:p/>
        </draw:path>
        <draw:path draw:style-name="gr8" draw:text-style-name="P2" draw:layer="layout" svg:width="0.282cm" svg:height="0.035cm" svg:x="3.545cm" svg:y="17.152cm" svg:viewBox="0 0 283 36" svg:d="M283 36c-78-48-202-48-283 0">
          <text:p/>
        </draw:path>
        <draw:path draw:style-name="gr8" draw:text-style-name="P2" draw:layer="layout" svg:width="0.06cm" svg:height="0.077cm" svg:x="3.488cm" svg:y="17.187cm" svg:viewBox="0 0 61 78" svg:d="M61 0c-35 21-61 50-61 78">
          <text:p/>
        </draw:path>
        <draw:path draw:style-name="gr8" draw:text-style-name="P2" draw:layer="layout" svg:width="0.06cm" svg:height="0.077cm" svg:x="3.827cm" svg:y="17.187cm" svg:viewBox="0 0 61 78" svg:d="M61 78c0-28-21-57-61-78">
          <text:p/>
        </draw:path>
        <draw:path draw:style-name="gr8" draw:text-style-name="P2" draw:layer="layout" svg:width="0.296cm" svg:height="0.034cm" svg:x="3.538cm" svg:y="17.156cm" svg:viewBox="0 0 297 35" svg:d="M297 35c-81-47-212-47-297 0">
          <text:p/>
        </draw:path>
        <draw:path draw:style-name="gr8" draw:text-style-name="P2" draw:layer="layout" svg:width="0.057cm" svg:height="0.057cm" svg:x="3.827cm" svg:y="17.229cm" svg:viewBox="0 0 58 58" svg:d="M0 0c29 14 47 35 58 58">
          <text:p/>
        </draw:path>
        <draw:path draw:style-name="gr8" draw:text-style-name="P2" draw:layer="layout" svg:width="0.335cm" svg:height="0.093cm" svg:x="3.492cm" svg:y="17.193cm" svg:viewBox="0 0 336 94" svg:d="M0 94c14-40 68-75 139-90 70-10 148 0 197 32">
          <text:p/>
        </draw:path>
        <draw:path draw:style-name="gr8" draw:text-style-name="P2" draw:layer="layout" svg:width="0.353cm" svg:height="0.068cm" svg:x="3.492cm" svg:y="17.179cm" svg:viewBox="0 0 354 69" svg:d="M354 41c-50-29-120-44-192-40-67 8-130 36-162 68">
          <text:p/>
        </draw:path>
        <draw:path draw:style-name="gr8" draw:text-style-name="P2" draw:layer="layout" svg:width="0.039cm" svg:height="0.028cm" svg:x="3.845cm" svg:y="17.219cm" svg:viewBox="0 0 40 29" svg:d="M40 29c-11-11-25-22-40-29">
          <text:p/>
        </draw:path>
        <draw:line draw:style-name="gr8" draw:text-style-name="P2" draw:layer="layout" svg:x1="2.173cm" svg:y1="16.813cm" svg:x2="2.216cm" svg:y2="16.842cm">
          <text:p/>
        </draw:line>
        <draw:line draw:style-name="gr8" draw:text-style-name="P2" draw:layer="layout" svg:x1="4.06cm" svg:y1="17.303cm" svg:x2="4.06cm" svg:y2="18.855cm">
          <text:p/>
        </draw:line>
        <draw:line draw:style-name="gr8" draw:text-style-name="P2" draw:layer="layout" svg:x1="3.312cm" svg:y1="17.303cm" svg:x2="3.312cm" svg:y2="18.855cm">
          <text:p/>
        </draw:line>
        <draw:polyline draw:style-name="gr8" draw:text-style-name="P2" draw:layer="layout" svg:width="0cm" svg:height="0cm" svg:x="1.76cm" svg:y="17.709cm" svg:viewBox="0 0 0 0" draw:points="0,0">
          <text:p/>
        </draw:polyline>
        <draw:path draw:style-name="gr8" draw:text-style-name="P2" draw:layer="layout" svg:width="0.748cm" svg:height="0.238cm" svg:x="3.316cm" svg:y="17.066cm" svg:viewBox="0 0 749 239" svg:d="M0 215c3-18 7-32 17-50 7-17 18-35 40-57 25-21 60-50 116-71 32-14 71-25 113-28 46-7 92-11 138-7 46 7 92 14 127 28 35 11 63 25 88 39 35 21 57 42 71 64 14 18 21 36 28 53 7 18 11 36 11 53">
          <text:p/>
        </draw:path>
        <draw:path draw:style-name="gr8" draw:text-style-name="P2" draw:layer="layout" svg:width="0.004cm" svg:height="0.028cm" svg:x="3.312cm" svg:y="17.275cm" svg:viewBox="0 0 5 29" svg:d="M5 0c-5 11-5 22-5 29">
          <text:p/>
        </draw:path>
        <draw:path draw:style-name="gr1" draw:text-style-name="P1" draw:layer="layout" svg:width="3.602cm" svg:height="5.849cm" svg:x="22.669cm" svg:y="3.524cm" svg:viewBox="0 0 3603 5850" svg:d="M1800 5850h1351 452v-1246c0-18-7-39-21-53l-180-180c-14-14-32-21-53-21h-32c25-89 50-177 71-262 250-1019 250-2081 0-3100-64-258-141-512-237-762h-899v-75h-4-7-10-15-21-24-29-31-36-42-42-46-53-53c0-31 0-56 0-77 0-18 0-35 0-46 0-21 0-28 0-28-35 0-74 0-116 0v14l60 60h10v77-77h-10-4-49-82-105-127-141-149-148-141-128-106-81-46-7-10v77-77h10l60-60v-14h-46-113-95-67-42-14 14 42 67 95 113 46 14 46 71 96 113 127 130 134 124 113 95 74 42 15c42 0 81 0 116 0h35 32 32 28 25 21 21 18 14 14 10 8 3c42 0 81 17 109 46 25 28 43 67 43 105v75h-462c-103 239-191 486-261 740-110 406-180 819-202 1242h-3c-49 0-99 0-148 0h-311c0-25 0-39 0-39v-113h-49-304v75h-39v77h-39-35-36-31-29-28-21-21-18-14-10-11-4v3642h-24-21-22-17-18-14-14-14-7-11-7-3-4v-1924c0-3 4-10 4-21 3-14 7-32 10-53 4-18 7-42 11-67 3-35 7-78 3-123 4-46 0-89-3-124-4-25-7-49-11-67-3-21-7-39-10-53 0-10-4-17-4-17v-939c0 0 4-7 4-21 3-14 7-28 10-49 4-22 7-43 11-67 3-36 7-78 3-124 4-46 0-92-3-127-4-25-7-46-11-67-3-21-7-35-10-49 0-11-4-18-4-21v-1786 1786c0 3 4 10 4 21 3 14 7 28 10 49 4 21 7 42 11 67 3 35 7 81 3 127 4 46 0 88-3 124-4 24-7 45-11 67-3 21-7 35-10 49 0 14-4 21-4 21v939c0 0 4 7 4 17 3 14 7 32 10 53 4 18 7 42 11 67 3 35 7 78 3 124 4 45 0 88-3 123-4 25-7 49-11 67-3 21-7 39-10 53 0 11-4 18-4 21v1924h4 3 7 11 7 14 14 14 18 17 22 21 24 7 8 14 17 18 25 24 32 32 35 39 42 43 3c4 0 4 0 7 0 0 0 4 0 7 0 0 0 4 0 7 0 4 0 4 0 7 0 4 0 7 0 11 0 3 0 7 0 10 0 4 0 8 0 11 0 4 0 7 0 14 0 4 0 7 0 11 0 7 0 10 0 14 0 7 0 10 0 14 0 11 0 21 0 35 0z">
          <text:p/>
        </draw:path>
        <draw:polygon draw:style-name="gr7" draw:text-style-name="P2" draw:layer="layout" svg:width="0cm" svg:height="0cm" svg:x="24.676cm" svg:y="6.526cm" svg:viewBox="0 0 0 0" draw:points="0,0">
          <text:p/>
        </draw:polygon>
        <draw:path draw:style-name="gr1" draw:text-style-name="P1" draw:layer="layout" svg:width="2.259cm" svg:height="4.233cm" svg:x="23.985cm" svg:y="3.75cm" svg:viewBox="0 0 2260 4234" svg:d="M1451 4234h518c11-35 23-74 33-109 25-89 50-173 71-262 250-1019 250-2082 0-3101-64-258-146-512-241-762h-896-462c-106 239-191 486-261 740-113 406-180 819-205 1242-32 629 35 1261 205 1871 35 127 77 254 119 381h660c-116-92-169-247-134-392 46-166 194-278 363-278 173 0 322 112 364 278 7 32 14 64 14 96 0 116-53 225-148 296z">
          <text:p/>
        </draw:path>
        <draw:polygon draw:style-name="gr7" draw:text-style-name="P2" draw:layer="layout" svg:width="0cm" svg:height="0cm" svg:x="24.676cm" svg:y="6.526cm" svg:viewBox="0 0 0 0" draw:points="0,0">
          <text:p/>
        </draw:polygon>
        <draw:path draw:style-name="gr1" draw:text-style-name="P1" draw:layer="layout" svg:width="1.291cm" svg:height="3.793cm" svg:x="23.181cm" svg:y="5.58cm" svg:viewBox="0 0 1292 3794" svg:d="M1288 3794l4-999c-57-127-106-257-156-391-42-127-84-254-119-381-166-610-237-1242-202-1870h-3c-49 0-99 0-149 0h-4-307c0-25 0-39 0-39l-3-114h-50-299v75 39c0 0 0 14 0 39 0 18 0 46 0 74s0 53 0 74c0 4 0 11 0 14 0 4 0 4 0 7 0 4 0 4 0 8v3 4 3 35 78 35 374 349 149 77 53 4 3 7 7 4 7 11 14 14 14 10c0 18 0 36 0 50v25c0 14 0 28 0 42 0 3 0 7 0 14 0 3 0 7 0 14 0 0 0 4 0 7 0 4 0 7 0 14 0 4 0 7 0 11 0 0 0 3 0 7 0 0 0 3 0 7v3 4 28 74 74 74 78 53z">
          <text:p/>
        </draw:path>
        <draw:polygon draw:style-name="gr7" draw:text-style-name="P2" draw:layer="layout" svg:width="0cm" svg:height="0cm" svg:x="24.676cm" svg:y="6.526cm" svg:viewBox="0 0 0 0" draw:points="0,0">
          <text:p/>
        </draw:polygon>
        <draw:path draw:style-name="gr1" draw:text-style-name="P1" draw:layer="layout" svg:width="1.637cm" svg:height="1.39cm" svg:x="24.316cm" svg:y="7.983cm" svg:viewBox="0 0 1638 1391" svg:d="M156 1391h1348v-1000c50-130 92-261 134-391h-515c-138 102-325 102-463 0h-660c46 130 99 261 156 391z">
          <text:p/>
        </draw:path>
        <draw:polygon draw:style-name="gr7" draw:text-style-name="P2" draw:layer="layout" svg:width="0cm" svg:height="0cm" svg:x="24.676cm" svg:y="6.526cm" svg:viewBox="0 0 0 0" draw:points="0,0">
          <text:p/>
        </draw:polygon>
        <draw:path draw:style-name="gr1" draw:text-style-name="P1" draw:layer="layout" svg:width="0.336cm" svg:height="3.641cm" svg:x="22.845cm" svg:y="5.732cm" svg:viewBox="0 0 337 3642" svg:d="M0 3642h7 8 14 17 18 25 25 32 32 35 39 42 43v-1631-56h-36v-75h36v-74h-36v-74h36v-74h-36v-77h36c0-4 0-4 0-7 0-4 0-8 0-15 0-3 0-7 0-14 0-10 0-24 0-38h-36v-75h36v-14-14-14-10-11-11-3h-36v-74h36v-74-152-346-374-39h-36v-74h36v-35-3c0-4 0-4 0-4 0-3 0-3 0-7v-4c0-3 0-7 0-10 0-4 0-7 0-11h-36v-74h36c0-28 0-56 0-74h-36-42-35-36-31-29-29-21-21-18-14-10-11-4z">
          <text:p/>
        </draw:path>
        <draw:polygon draw:style-name="gr7" draw:text-style-name="P2" draw:layer="layout" svg:width="0cm" svg:height="0cm" svg:x="24.676cm" svg:y="6.526cm" svg:viewBox="0 0 0 0" draw:points="0,0">
          <text:p/>
        </draw:polygon>
        <draw:path draw:style-name="gr1" draw:text-style-name="P1" draw:layer="layout" svg:width="1.287cm" svg:height="1.63cm" svg:x="23.181cm" svg:y="7.743cm" svg:viewBox="0 0 1288 1631" svg:d="M1288 1631h-1137c-14 0-24 0-35 0-4 0-7 0-14 0-4 0-7 0-14 0-4 0-7 0-11 0-7 0-10 0-14 0-3 0-7 0-11 0-3 0-7 0-10 0-4 0-7 0-11 0-3 0-3 0-7 0-3 0-7 0-7 0-3 0-7 0-7 0-3 0-3 0-7 0h-3v-1631z">
          <text:p/>
        </draw:path>
        <draw:polygon draw:style-name="gr7" draw:text-style-name="P2" draw:layer="layout" svg:width="0cm" svg:height="0cm" svg:x="24.676cm" svg:y="6.526cm" svg:viewBox="0 0 0 0" draw:points="0,0">
          <text:p/>
        </draw:polygon>
        <draw:path draw:style-name="gr1" draw:text-style-name="P1" draw:layer="layout" svg:width="0.455cm" svg:height="1.499cm" svg:x="25.816cm" svg:y="7.874cm" svg:viewBox="0 0 456 1500" svg:d="M0 1500h456v-1246c0-18-7-39-21-53l-181-180c-14-14-35-21-53-21h-32c-10 35-21 70-32 109-42 130-88 261-137 392z">
          <text:p/>
        </draw:path>
        <draw:polygon draw:style-name="gr7" draw:text-style-name="P2" draw:layer="layout" svg:width="0cm" svg:height="0cm" svg:x="24.676cm" svg:y="6.526cm" svg:viewBox="0 0 0 0" draw:points="0,0">
          <text:p/>
        </draw:polygon>
        <draw:path draw:style-name="gr9" draw:text-style-name="P1" draw:layer="layout" svg:width="0.864cm" svg:height="0.864cm" svg:x="24.779cm" svg:y="5.792cm" svg:viewBox="0 0 865 865" svg:d="M865 431c0 239-195 434-435 434-236 0-430-195-430-434 0-237 194-431 430-431 240 0 435 194 435 431z">
          <text:p/>
        </draw:path>
        <draw:polygon draw:style-name="gr7" draw:text-style-name="P2" draw:layer="layout" svg:width="0cm" svg:height="0cm" svg:x="24.676cm" svg:y="6.526cm" svg:viewBox="0 0 0 0" draw:points="0,0">
          <text:p/>
        </draw:polygon>
        <draw:path draw:style-name="gr9" draw:text-style-name="P1" draw:layer="layout" svg:width="0.751cm" svg:height="0.752cm" svg:x="24.832cm" svg:y="4.123cm" svg:viewBox="0 0 752 753" svg:d="M752 375c0 209-169 378-374 378-209 0-378-169-378-378 0-204 169-375 378-375 205 0 374 171 374 375z">
          <text:p/>
        </draw:path>
        <draw:polygon draw:style-name="gr7" draw:text-style-name="P2" draw:layer="layout" svg:width="0cm" svg:height="0cm" svg:x="24.676cm" svg:y="6.526cm" svg:viewBox="0 0 0 0" draw:points="0,0">
          <text:p/>
        </draw:polygon>
        <draw:path draw:style-name="gr1" draw:text-style-name="P1" draw:layer="layout" svg:width="0.75cm" svg:height="0.751cm" svg:x="24.833cm" svg:y="7.309cm" svg:viewBox="0 0 751 752" svg:d="M751 374c0-28-4-60-11-92-42-166-194-282-363-282-174 0-322 116-364 282-39 145 14 301 134 393l28 21 28 18 35 14 33 10 35 7 36 7h35 35l36-7 35-7 32-10 31-14 32-18 28-21c92-71 145-185 145-301z">
          <text:p/>
        </draw:path>
        <draw:polygon draw:style-name="gr7" draw:text-style-name="P2" draw:layer="layout" svg:width="0cm" svg:height="0cm" svg:x="24.676cm" svg:y="6.526cm" svg:viewBox="0 0 0 0" draw:points="0,0">
          <text:p/>
        </draw:polygon>
        <draw:path draw:style-name="gr9" draw:text-style-name="P1" draw:layer="layout" svg:width="0.49cm" svg:height="0.49cm" svg:x="24.962cm" svg:y="4.254cm" svg:viewBox="0 0 491 491" svg:d="M491 243c0 138-109 248-244 248-138 0-247-110-247-248 0-134 109-243 247-243 135 0 244 109 244 243z">
          <text:p/>
        </draw:path>
        <draw:polygon draw:style-name="gr7" draw:text-style-name="P2" draw:layer="layout" svg:width="0cm" svg:height="0cm" svg:x="24.676cm" svg:y="6.526cm" svg:viewBox="0 0 0 0" draw:points="0,0">
          <text:p/>
        </draw:polygon>
        <draw:path draw:style-name="gr1" draw:text-style-name="P1" draw:layer="layout" svg:width="0.49cm" svg:height="0.487cm" svg:x="24.962cm" svg:y="7.443cm" svg:viewBox="0 0 491 488" svg:d="M491 245c0 134-109 243-244 243-138 0-247-109-247-243 0-135 109-245 247-245 135 0 244 110 244 245z">
          <text:p/>
        </draw:path>
        <draw:polygon draw:style-name="gr7" draw:text-style-name="P2" draw:layer="layout" svg:width="0cm" svg:height="0cm" svg:x="24.676cm" svg:y="6.526cm" svg:viewBox="0 0 0 0" draw:points="0,0">
          <text:p/>
        </draw:polygon>
        <draw:path draw:style-name="gr1" draw:text-style-name="P1" draw:layer="layout" svg:width="0.414cm" svg:height="0.415cm" svg:x="25.003cm" svg:y="6.016cm" svg:viewBox="0 0 415 416" svg:d="M415 207c0-96-67-177-159-202-91-22-190 25-233 106-39 78-29 170 29 233 60 68 148 89 229 58 81-33 134-111 134-195z">
          <text:p/>
        </draw:path>
        <draw:polygon draw:style-name="gr7" draw:text-style-name="P2" draw:layer="layout" svg:width="0cm" svg:height="0cm" svg:x="24.676cm" svg:y="6.526cm" svg:viewBox="0 0 0 0" draw:points="0,0">
          <text:p/>
        </draw:polygon>
        <draw:path draw:style-name="gr1" draw:text-style-name="P1" draw:layer="layout" svg:width="0.335cm" svg:height="0.336cm" svg:x="25.04cm" svg:y="4.331cm" svg:viewBox="0 0 336 337" svg:d="M336 166c0-45-18-88-50-120-36-31-82-49-128-45-88 3-158 77-158 165 0 97 74 171 169 171 93 0 167-74 167-171z">
          <text:p/>
        </draw:path>
        <draw:polygon draw:style-name="gr7" draw:text-style-name="P2" draw:layer="layout" svg:width="0cm" svg:height="0cm" svg:x="24.676cm" svg:y="6.526cm" svg:viewBox="0 0 0 0" draw:points="0,0">
          <text:p/>
        </draw:polygon>
        <draw:path draw:style-name="gr1" draw:text-style-name="P1" draw:layer="layout" svg:width="0.335cm" svg:height="0.339cm" svg:x="25.04cm" svg:y="7.517cm" svg:viewBox="0 0 336 340" svg:d="M336 171c0-97-74-171-167-171-95 0-169 74-169 171 0 91 74 169 169 169 93 0 167-78 167-169z">
          <text:p/>
        </draw:path>
        <draw:polygon draw:style-name="gr7" draw:text-style-name="P2" draw:layer="layout" svg:width="0cm" svg:height="0cm" svg:x="24.676cm" svg:y="6.526cm" svg:viewBox="0 0 0 0" draw:points="0,0">
          <text:p/>
        </draw:polygon>
        <draw:path draw:style-name="gr1" draw:text-style-name="P1" draw:layer="layout" svg:width="0.335cm" svg:height="0.337cm" svg:x="25.04cm" svg:y="4.33cm" svg:viewBox="0 0 336 338" svg:d="M336 167c0-17 0-38-7-56s-18-35-32-53c-11-11-25-25-39-35-11-4-22-11-36-14-7-4-21-7-35-7-11 0-18-4-29 0-88 3-158 77-158 165 0 97 74 171 169 171 93 0 167-74 167-171z">
          <text:p/>
        </draw:path>
        <draw:polygon draw:style-name="gr7" draw:text-style-name="P2" draw:layer="layout" svg:width="0cm" svg:height="0cm" svg:x="24.676cm" svg:y="6.526cm" svg:viewBox="0 0 0 0" draw:points="0,0">
          <text:p/>
        </draw:polygon>
        <draw:polygon draw:style-name="gr1" draw:text-style-name="P1" draw:layer="layout" svg:width="1.313cm" svg:height="0.063cm" svg:x="23.138cm" svg:y="3.538cm" svg:viewBox="0 0 1314 64" draw:points="60,0 74,0 120,0 191,0 286,0 399,0 522,0 656,0 787,0 914,0 1027,0 1122,0 1197,0 1239,0 1254,0 1314,64 1310,64 1261,64 1179,64 1073,64 946,64 805,64 656,64 508,64 367,64 240,64 134,64 53,64 7,64 0,64">
          <text:p/>
        </draw:polygon>
        <draw:polygon draw:style-name="gr7" draw:text-style-name="P2" draw:layer="layout" svg:width="0cm" svg:height="0cm" svg:x="24.676cm" svg:y="6.526cm" svg:viewBox="0 0 0 0" draw:points="0,0">
          <text:p/>
        </draw:polygon>
        <draw:path draw:style-name="gr1" draw:text-style-name="P1" draw:layer="layout" svg:width="0.413cm" svg:height="0.151cm" svg:x="24.507cm" svg:y="3.524cm" svg:viewBox="0 0 414 152" svg:d="M0 152h54 53 46 42 42 36 31 29 24 21 15 10 7 4c0-38-18-77-43-105-28-30-67-47-109-47h-3-8-10-14-14-18-21-21-25-28-32-32-36c0 0 0 7 0 29 0 11 0 28 0 46 0 21 0 46 0 77z">
          <text:p/>
        </draw:path>
        <draw:polygon draw:style-name="gr7" draw:text-style-name="P2" draw:layer="layout" svg:width="0cm" svg:height="0cm" svg:x="24.676cm" svg:y="6.526cm" svg:viewBox="0 0 0 0" draw:points="0,0">
          <text:p/>
        </draw:polygon>
        <draw:polygon draw:style-name="gr1" draw:text-style-name="P1" draw:layer="layout" svg:width="1.193cm" svg:height="0.017cm" svg:x="23.198cm" svg:y="3.524cm" svg:viewBox="0 0 1194 18" draw:points="0,0 0,18 14,18 61,18 132,18 227,18 340,18 467,18 597,18 731,18 855,18 968,18 1063,18 1137,18 1179,18 1194,18 1194,0 1179,0 1137,0 1063,0 968,0 855,0 731,0 597,0 467,0 340,0 227,0 132,0 61,0 14,0">
          <text:p/>
        </draw:polygon>
        <draw:polygon draw:style-name="gr7" draw:text-style-name="P2" draw:layer="layout" svg:width="0cm" svg:height="0cm" svg:x="24.676cm" svg:y="6.526cm" svg:viewBox="0 0 0 0" draw:points="0,0">
          <text:p/>
        </draw:polygon>
        <draw:path draw:style-name="gr1" draw:text-style-name="P1" draw:layer="layout" svg:width="0.042cm" svg:height="0.074cm" svg:x="23.142cm" svg:y="5.806cm" svg:viewBox="0 0 43 75" svg:d="M43 75c0-21 0-46 0-75h-43v75z">
          <text:p/>
        </draw:path>
        <draw:polygon draw:style-name="gr7" draw:text-style-name="P2" draw:layer="layout" svg:width="0cm" svg:height="0cm" svg:x="24.676cm" svg:y="6.526cm" svg:viewBox="0 0 0 0" draw:points="0,0">
          <text:p/>
        </draw:polygon>
        <draw:path draw:style-name="gr1" draw:text-style-name="P1" draw:layer="layout" svg:width="0.042cm" svg:height="0.077cm" svg:x="23.142cm" svg:y="5.655cm" svg:viewBox="0 0 43 78" svg:d="M43 78c0-25 0-39 0-39v-39h-43v78z">
          <text:p/>
        </draw:path>
        <draw:polygon draw:style-name="gr7" draw:text-style-name="P2" draw:layer="layout" svg:width="0cm" svg:height="0cm" svg:x="24.676cm" svg:y="6.526cm" svg:viewBox="0 0 0 0" draw:points="0,0">
          <text:p/>
        </draw:polygon>
        <draw:path draw:style-name="gr1" draw:text-style-name="P1" draw:layer="layout" svg:width="0.042cm" svg:height="0.075cm" svg:x="23.142cm" svg:y="7.164cm" svg:viewBox="0 0 43 76" svg:d="M43 76v-26c0-18 0-35 0-50h-43v76z">
          <text:p/>
        </draw:path>
        <draw:polygon draw:style-name="gr7" draw:text-style-name="P2" draw:layer="layout" svg:width="0cm" svg:height="0cm" svg:x="24.676cm" svg:y="6.526cm" svg:viewBox="0 0 0 0" draw:points="0,0">
          <text:p/>
        </draw:polygon>
        <draw:path draw:style-name="gr1" draw:text-style-name="P1" draw:layer="layout" svg:width="0.042cm" svg:height="0.077cm" svg:x="23.142cm" svg:y="7.313cm" svg:viewBox="0 0 43 78" svg:d="M43 50v28h-43v-78h43c0 7 0 10 0 17 0 4 0 4 0 7 0 4 0 7 0 11v3c0 5 0 5 0 8z">
          <text:p/>
        </draw:path>
        <draw:polygon draw:style-name="gr7" draw:text-style-name="P2" draw:layer="layout" svg:width="0cm" svg:height="0cm" svg:x="24.676cm" svg:y="6.526cm" svg:viewBox="0 0 0 0" draw:points="0,0">
          <text:p/>
        </draw:polygon>
        <draw:polygon draw:style-name="gr1" draw:text-style-name="P1" draw:layer="layout" svg:width="0.042cm" svg:height="0.077cm" svg:x="23.142cm" svg:y="7.013cm" svg:viewBox="0 0 43 78" draw:points="43,78 43,71 43,64 43,61 43,57 43,0 0,0 0,78">
          <text:p/>
        </draw:polygon>
        <draw:polygon draw:style-name="gr7" draw:text-style-name="P2" draw:layer="layout" svg:width="0cm" svg:height="0cm" svg:x="24.676cm" svg:y="6.526cm" svg:viewBox="0 0 0 0" draw:points="0,0">
          <text:p/>
        </draw:polygon>
        <draw:polygon draw:style-name="gr1" draw:text-style-name="P1" draw:layer="layout" svg:width="0.042cm" svg:height="0.078cm" svg:x="23.142cm" svg:y="5.954cm" svg:viewBox="0 0 43 79" draw:points="43,0 43,79 0,79 0,0">
          <text:p/>
        </draw:polygon>
        <draw:polygon draw:style-name="gr7" draw:text-style-name="P2" draw:layer="layout" svg:width="0cm" svg:height="0cm" svg:x="24.676cm" svg:y="6.526cm" svg:viewBox="0 0 0 0" draw:points="0,0">
          <text:p/>
        </draw:polygon>
        <draw:polygon draw:style-name="gr1" draw:text-style-name="P1" draw:layer="layout" svg:width="0.042cm" svg:height="0.074cm" svg:x="23.142cm" svg:y="7.464cm" svg:viewBox="0 0 43 75" draw:points="43,0 43,75 0,75 0,0">
          <text:p/>
        </draw:polygon>
        <draw:polygon draw:style-name="gr7" draw:text-style-name="P2" draw:layer="layout" svg:width="0cm" svg:height="0cm" svg:x="24.676cm" svg:y="6.526cm" svg:viewBox="0 0 0 0" draw:points="0,0">
          <text:p/>
        </draw:polygon>
        <draw:polygon draw:style-name="gr1" draw:text-style-name="P1" draw:layer="layout" svg:width="0.042cm" svg:height="0.078cm" svg:x="23.142cm" svg:y="7.612cm" svg:viewBox="0 0 43 79" draw:points="43,0 43,79 0,79 0,0">
          <text:p/>
        </draw:polygon>
        <draw:polygon draw:style-name="gr7" draw:text-style-name="P2" draw:layer="layout" svg:width="0cm" svg:height="0cm" svg:x="24.676cm" svg:y="6.526cm" svg:viewBox="0 0 0 0" draw:points="0,0">
          <text:p/>
        </draw:polygon>
        <draw:path draw:style-name="gr1" draw:text-style-name="P1" draw:layer="layout" svg:width="0.462cm" svg:height="0.079cm" svg:x="24.976cm" svg:y="7.983cm" svg:viewBox="0 0 463 80" svg:d="M0 0c138 107 326 107 463 0l-31 21-32 19-32 14-32 10-35 7-35 7h-36-36l-35-7-32-7-35-10-32-14-28-19z">
          <text:p/>
        </draw:path>
        <draw:polygon draw:style-name="gr7" draw:text-style-name="P2" draw:layer="layout" svg:width="0cm" svg:height="0cm" svg:x="24.676cm" svg:y="6.526cm" svg:viewBox="0 0 0 0" draw:points="0,0">
          <text:p/>
        </draw:polygon>
        <draw:path draw:style-name="gr1" draw:text-style-name="P1" draw:layer="layout" svg:width="0.177cm" svg:height="0.171cm" svg:x="25.198cm" svg:y="4.33cm" svg:viewBox="0 0 178 172" svg:d="M178 172c0-21 0-39-7-60-7-18-18-35-32-53-11-11-25-25-39-35-10-4-21-11-35-14-8-4-22-8-36-8-11 0-18-4-29 0 46-4 93 15 128 46 32 32 50 78 50 124z">
          <text:p/>
        </draw:path>
        <draw:polygon draw:style-name="gr7" draw:text-style-name="P2" draw:layer="layout" svg:width="0cm" svg:height="0cm" svg:x="24.676cm" svg:y="6.526cm" svg:viewBox="0 0 0 0" draw:points="0,0">
          <text:p/>
        </draw:polygon>
        <draw:line draw:style-name="gr8" draw:text-style-name="P2" draw:layer="layout" svg:x1="24.472cm" svg:y1="9.373cm" svg:x2="24.472cm" svg:y2="8.374cm">
          <text:p/>
        </draw:line>
        <draw:line draw:style-name="gr8" draw:text-style-name="P2" draw:layer="layout" svg:x1="24.472cm" svg:y1="9.373cm" svg:x2="24.472cm" svg:y2="8.374cm">
          <text:p/>
        </draw:line>
        <draw:line draw:style-name="gr8" draw:text-style-name="P2" draw:layer="layout" svg:x1="25.816cm" svg:y1="3.75cm" svg:x2="24.458cm" svg:y2="3.75cm">
          <text:p/>
        </draw:line>
        <draw:polyline draw:style-name="gr8" draw:text-style-name="P2" draw:layer="layout" svg:width="0.296cm" svg:height="0cm" svg:x="22.845cm" svg:y="5.732cm" svg:viewBox="0 0 297 0" draw:points="0,0 4,0 15,0 25,0 39,0 57,0 78,0 99,0 127,0 156,0 187,0 223,0 258,0 297,0">
          <text:p/>
        </draw:polyline>
        <draw:polyline draw:style-name="gr8" draw:text-style-name="P2" draw:layer="layout" svg:width="0cm" svg:height="0cm" svg:x="23.992cm" svg:y="5.732cm" svg:viewBox="0 0 0 0" draw:points="0,0">
          <text:p/>
        </draw:polyline>
        <draw:line draw:style-name="gr8" draw:text-style-name="P2" draw:layer="layout" svg:x1="23.533cm" svg:y1="5.732cm" svg:x2="23.992cm" svg:y2="5.732cm">
          <text:p/>
        </draw:line>
        <draw:line draw:style-name="gr8" draw:text-style-name="P2" draw:layer="layout" svg:x1="23.84cm" svg:y1="5.732cm" svg:x2="23.533cm" svg:y2="5.732cm">
          <text:p/>
        </draw:line>
        <draw:line draw:style-name="gr8" draw:text-style-name="P2" draw:layer="layout" svg:x1="23.844cm" svg:y1="5.732cm" svg:x2="23.84cm" svg:y2="5.732cm">
          <text:p/>
        </draw:line>
        <draw:path draw:style-name="gr8" draw:text-style-name="P2" draw:layer="layout" svg:width="0.147cm" svg:height="0cm" svg:x="23.844cm" svg:y="5.732cm" svg:viewBox="0 0 148 0" svg:d="M0 0c49 0 102 0 148 0">
          <text:p/>
        </draw:path>
        <draw:line draw:style-name="gr8" draw:text-style-name="P2" draw:layer="layout" svg:x1="24.472cm" svg:y1="9.373cm" svg:x2="24.465cm" svg:y2="9.373cm">
          <text:p/>
        </draw:line>
        <draw:line draw:style-name="gr8" draw:text-style-name="P2" draw:layer="layout" svg:x1="23.533cm" svg:y1="5.732cm" svg:x2="23.533cm" svg:y2="5.58cm">
          <text:p/>
        </draw:line>
        <draw:line draw:style-name="gr8" draw:text-style-name="P2" draw:layer="layout" svg:x1="23.181cm" svg:y1="5.58cm" svg:x2="23.533cm" svg:y2="5.58cm">
          <text:p/>
        </draw:line>
        <draw:line draw:style-name="gr8" draw:text-style-name="P2" draw:layer="layout" svg:x1="23.181cm" svg:y1="7.743cm" svg:x2="23.181cm" svg:y2="5.58cm">
          <text:p/>
        </draw:line>
        <draw:line draw:style-name="gr8" draw:text-style-name="P2" draw:layer="layout" svg:x1="24.469cm" svg:y1="9.374cm" svg:x2="23.181cm" svg:y2="7.743cm">
          <text:p/>
        </draw:line>
        <draw:path draw:style-name="gr8" draw:text-style-name="P2" draw:layer="layout" svg:width="0.15cm" svg:height="0cm" svg:x="23.181cm" svg:y="9.373cm" svg:viewBox="0 0 151 0" svg:d="M0 0c0 0 14 0 42 0s67 0 109 0">
          <text:p/>
        </draw:path>
        <draw:polyline draw:style-name="gr8" draw:text-style-name="P2" draw:layer="layout" svg:width="0.335cm" svg:height="0cm" svg:x="22.845cm" svg:y="9.373cm" svg:viewBox="0 0 336 0" draw:points="0,0 7,0 15,0 29,0 46,0 64,0 89,0 113,0 145,0 177,0 212,0 251,0 293,0 336,0">
          <text:p/>
        </draw:polyline>
        <draw:line draw:style-name="gr8" draw:text-style-name="P2" draw:layer="layout" svg:x1="24.465cm" svg:y1="9.373cm" svg:x2="23.332cm" svg:y2="9.373cm">
          <text:p/>
        </draw:line>
        <draw:polyline draw:style-name="gr8" draw:text-style-name="P2" draw:layer="layout" svg:width="0.175cm" svg:height="0cm" svg:x="22.669cm" svg:y="9.373cm" svg:viewBox="0 0 176 0" draw:points="176,0 152,0 131,0 109,0 92,0 74,0 60,0 46,0 32,0 25,0 14,0 7,0 4,0 0,0">
          <text:p/>
        </draw:polyline>
        <draw:line draw:style-name="gr8" draw:text-style-name="P2" draw:layer="layout" svg:x1="24.472cm" svg:y1="9.373cm" svg:x2="25.816cm" svg:y2="9.373cm">
          <text:p/>
        </draw:line>
        <draw:line draw:style-name="gr8" draw:text-style-name="P2" draw:layer="layout" svg:x1="25.816cm" svg:y1="9.373cm" svg:x2="26.271cm" svg:y2="9.373cm">
          <text:p/>
        </draw:line>
        <draw:path draw:style-name="gr8" draw:text-style-name="P2" draw:layer="layout" svg:width="0.15cm" svg:height="0cm" svg:x="23.181cm" svg:y="9.373cm" svg:viewBox="0 0 151 0" svg:d="M0 0h3c4 0 4 0 7 0 0 0 4 0 7 0 0 0 4 0 7 0 4 0 4 0 7 0 4 0 7 0 11 0 3 0 7 0 10 0 4 0 8 0 11 0 4 0 7 0 14 0 4 0 7 0 11 0 7 0 10 0 14 0 7 0 10 0 14 0 11 0 21 0 35 0">
          <text:p/>
        </draw:path>
        <draw:path draw:style-name="gr8" draw:text-style-name="P2" draw:layer="layout" svg:width="0.156cm" svg:height="0.391cm" svg:x="24.316cm" svg:y="7.983cm" svg:viewBox="0 0 157 392" svg:d="M0 0c46 135 100 265 157 392">
          <text:p/>
        </draw:path>
        <draw:line draw:style-name="gr8" draw:text-style-name="P2" draw:layer="layout" svg:x1="24.316cm" svg:y1="7.983cm" svg:x2="24.976cm" svg:y2="7.983cm">
          <text:p/>
        </draw:line>
        <draw:polyline draw:style-name="gr8" draw:text-style-name="P2" draw:layer="layout" svg:width="0.462cm" svg:height="0.077cm" svg:x="24.976cm" svg:y="7.983cm" svg:viewBox="0 0 463 78" draw:points="0,0 32,21 60,39 92,53 127,63 159,71 194,78 230,78 266,78 301,71 336,63 368,53 400,39 432,21 463,0">
          <text:p/>
        </draw:polyline>
        <draw:line draw:style-name="gr8" draw:text-style-name="P2" draw:layer="layout" svg:x1="25.435cm" svg:y1="7.983cm" svg:x2="25.953cm" svg:y2="7.983cm">
          <text:p/>
        </draw:line>
        <draw:path draw:style-name="gr8" draw:text-style-name="P2" draw:layer="layout" svg:width="0.137cm" svg:height="0.391cm" svg:x="25.816cm" svg:y="7.983cm" svg:viewBox="0 0 138 392" svg:d="M0 392c54-130 96-261 138-392">
          <text:p/>
        </draw:path>
        <draw:line draw:style-name="gr8" draw:text-style-name="P2" draw:layer="layout" svg:x1="25.816cm" svg:y1="8.374cm" svg:x2="25.816cm" svg:y2="9.373cm">
          <text:p/>
        </draw:line>
        <draw:path draw:style-name="gr8" draw:text-style-name="P2" draw:layer="layout" svg:width="0.414cm" svg:height="0.304cm" svg:x="25.003cm" svg:y="6.127cm" svg:viewBox="0 0 415 305" svg:d="M23 0c-39 78-29 171 29 234 60 67 148 88 229 57 81-32 134-106 134-191">
          <text:p/>
        </draw:path>
        <draw:line draw:style-name="gr8" draw:text-style-name="P2" draw:layer="layout" svg:x1="25.816cm" svg:y1="9.373cm" svg:x2="25.816cm" svg:y2="8.374cm">
          <text:p/>
        </draw:line>
        <draw:path draw:style-name="gr8" draw:text-style-name="P2" draw:layer="layout" svg:width="0.103cm" svg:height="0.371cm" svg:x="25.953cm" svg:y="7.612cm" svg:viewBox="0 0 104 372" svg:d="M0 372c40-125 72-248 104-372">
          <text:p/>
        </draw:path>
        <draw:path draw:style-name="gr8" draw:text-style-name="P2" draw:layer="layout" svg:width="0.188cm" svg:height="3.1cm" svg:x="26.056cm" svg:y="4.512cm" svg:viewBox="0 0 189 3101" svg:d="M0 3101c252-1019 252-2081 0-3101">
          <text:p/>
        </draw:path>
        <draw:path draw:style-name="gr8" draw:text-style-name="P2" draw:layer="layout" svg:width="0.24cm" svg:height="0.765cm" svg:x="25.816cm" svg:y="3.75cm" svg:viewBox="0 0 241 766" svg:d="M241 766c-64-261-146-516-241-766">
          <text:p/>
        </draw:path>
        <draw:path draw:style-name="gr8" draw:text-style-name="P2" draw:layer="layout" svg:width="0.261cm" svg:height="0.74cm" svg:x="24.197cm" svg:y="3.75cm" svg:viewBox="0 0 262 741" svg:d="M262 0c-104 239-192 491-262 741">
          <text:p/>
        </draw:path>
        <draw:path draw:style-name="gr8" draw:text-style-name="P2" draw:layer="layout" svg:width="0.214cm" svg:height="3.112cm" svg:x="23.986cm" svg:y="4.49cm" svg:viewBox="0 0 215 3113" svg:d="M215 0c-287 1021-287 2093 0 3113">
          <text:p/>
        </draw:path>
        <draw:path draw:style-name="gr8" draw:text-style-name="P2" draw:layer="layout" svg:width="0.119cm" svg:height="0.381cm" svg:x="24.197cm" svg:y="7.602cm" svg:viewBox="0 0 120 382" svg:d="M0 0c36 127 78 255 120 382">
          <text:p/>
        </draw:path>
        <draw:path draw:style-name="gr8" draw:text-style-name="P2" draw:layer="layout" svg:width="0.147cm" svg:height="0.392cm" svg:x="24.833cm" svg:y="7.591cm" svg:viewBox="0 0 148 393" svg:d="M13 0c-39 146 14 301 135 393">
          <text:p/>
        </draw:path>
        <draw:path draw:style-name="gr8" draw:text-style-name="P2" draw:layer="layout" svg:width="0.727cm" svg:height="0.282cm" svg:x="24.842cm" svg:y="7.309cm" svg:viewBox="0 0 728 283" svg:d="M728 283c-39-167-191-283-360-283-174 0-322 116-368 283">
          <text:p/>
        </draw:path>
        <draw:path draw:style-name="gr8" draw:text-style-name="P2" draw:layer="layout" svg:width="0.014cm" svg:height="0.096cm" svg:x="25.569cm" svg:y="7.591cm" svg:viewBox="0 0 15 97" svg:d="M15 97c0-32-7-65-15-97">
          <text:p/>
        </draw:path>
        <draw:path draw:style-name="gr8" draw:text-style-name="P2" draw:layer="layout" svg:width="0.148cm" svg:height="0.3cm" svg:x="25.435cm" svg:y="7.683cm" svg:viewBox="0 0 149 301" svg:d="M0 301c96-72 149-185 149-301">
          <text:p/>
        </draw:path>
        <draw:path draw:style-name="gr8" draw:text-style-name="P2" draw:layer="layout" svg:width="0.413cm" svg:height="0.413cm" svg:x="25.004cm" svg:y="6.018cm" svg:viewBox="0 0 414 414" svg:d="M414 205c0 112-96 209-209 209s-205-97-205-209c0-113 92-205 205-205s209 92 209 205z">
          <text:p/>
        </draw:path>
        <draw:line draw:style-name="gr8" draw:text-style-name="P2" draw:layer="layout" svg:x1="23.181cm" svg:y1="9.373cm" svg:x2="23.181cm" svg:y2="7.743cm">
          <text:p/>
        </draw:line>
        <draw:line draw:style-name="gr8" draw:text-style-name="P2" draw:layer="layout" svg:x1="23.181cm" svg:y1="6.067cm" svg:x2="23.181cm" svg:y2="6.441cm">
          <text:p/>
        </draw:line>
        <draw:line draw:style-name="gr8" draw:text-style-name="P2" draw:layer="layout" svg:x1="23.181cm" svg:y1="6.787cm" svg:x2="23.181cm" svg:y2="6.939cm">
          <text:p/>
        </draw:line>
        <draw:line draw:style-name="gr8" draw:text-style-name="P2" draw:layer="layout" svg:x1="23.181cm" svg:y1="5.954cm" svg:x2="23.181cm" svg:y2="6.028cm">
          <text:p/>
        </draw:line>
        <draw:line draw:style-name="gr8" draw:text-style-name="P2" draw:layer="layout" svg:x1="23.181cm" svg:y1="7.013cm" svg:x2="23.181cm" svg:y2="7.069cm">
          <text:p/>
        </draw:line>
        <draw:line draw:style-name="gr8" draw:text-style-name="P2" draw:layer="layout" svg:x1="23.181cm" svg:y1="7.612cm" svg:x2="23.181cm" svg:y2="7.687cm">
          <text:p/>
        </draw:line>
        <draw:line draw:style-name="gr8" draw:text-style-name="P2" draw:layer="layout" svg:x1="23.181cm" svg:y1="7.464cm" svg:x2="23.181cm" svg:y2="7.538cm">
          <text:p/>
        </draw:line>
        <draw:line draw:style-name="gr8" draw:text-style-name="P2" draw:layer="layout" svg:x1="23.181cm" svg:y1="7.362cm" svg:x2="23.181cm" svg:y2="7.39cm">
          <text:p/>
        </draw:line>
        <draw:line draw:style-name="gr8" draw:text-style-name="P2" draw:layer="layout" svg:x1="23.181cm" svg:y1="5.693cm" svg:x2="23.181cm" svg:y2="5.655cm">
          <text:p/>
        </draw:line>
        <draw:path draw:style-name="gr8" draw:text-style-name="P2" draw:layer="layout" svg:width="0cm" svg:height="0.144cm" svg:x="23.181cm" svg:y="7.069cm" svg:viewBox="0 0 0 145" svg:d="M0 145c0-14 0-32 0-46 0-11 0-21 0-32 0-3 0-7 0-14 0-3 0-7 0-10 0-4 0-8 0-11 0-4 0-7 0-11 0-3 0-3 0-7 0-3 0-3 0-7v-3-4">
          <text:p/>
        </draw:path>
        <draw:path draw:style-name="gr8" draw:text-style-name="P2" draw:layer="layout" svg:width="0cm" svg:height="0.147cm" svg:x="23.181cm" svg:y="7.214cm" svg:viewBox="0 0 0 148" svg:d="M0 148c0-4 0-4 0-4 0-3 0-3 0-7v-3c0-4 0-7 0-11 0-3 0-3 0-7 0-3 0-7 0-10 0-4 0-11 0-14 0-4 0-8 0-15 0-3 0-7 0-14s0-17 0-28c0-14 0-25 0-35">
          <text:p/>
        </draw:path>
        <draw:path draw:style-name="gr8" draw:text-style-name="P2" draw:layer="layout" svg:width="0cm" svg:height="0.038cm" svg:x="23.181cm" svg:y="5.693cm" svg:viewBox="0 0 0 39" svg:d="M0 39c0-25 0-39 0-39">
          <text:p/>
        </draw:path>
        <draw:path draw:style-name="gr8" draw:text-style-name="P2" draw:layer="layout" svg:width="0cm" svg:height="0.073cm" svg:x="23.181cm" svg:y="5.732cm" svg:viewBox="0 0 0 74" svg:d="M0 74c0-28 0-56 0-74">
          <text:p/>
        </draw:path>
        <draw:path draw:style-name="gr8" draw:text-style-name="P2" draw:layer="layout" svg:width="0cm" svg:height="0.112cm" svg:x="23.181cm" svg:y="5.806cm" svg:viewBox="0 0 0 113" svg:d="M0 113v-3c0-4 0-4 0-4 0-3 0-3 0-7v-4c0-3 0-7 0-10 0 0 0-4 0-7 0-4 0-7 0-7 0-7 0-14 0-25 0-14 0-32 0-46">
          <text:p/>
        </draw:path>
        <draw:polyline draw:style-name="gr8" draw:text-style-name="P2" draw:layer="layout" svg:width="0.412cm" svg:height="0cm" svg:x="24.507cm" svg:y="3.675cm" svg:viewBox="0 0 413 0" draw:points="0,0 53,0 102,0 152,0 194,0 233,0 272,0 303,0 332,0 356,0 374,0 392,0 402,0 409,0 413,0">
          <text:p/>
        </draw:polyline>
        <draw:path draw:style-name="gr8" draw:text-style-name="P2" draw:layer="layout" svg:width="0.032cm" svg:height="0.264cm" svg:x="22.669cm" svg:y="5.461cm" svg:viewBox="0 0 33 265" svg:d="M0 0c0 3 4 10 4 21 3 14 8 28 11 49 4 21 7 42 11 67 3 39 7 82 7 128">
          <text:p/>
        </draw:path>
        <draw:polyline draw:style-name="gr8" draw:text-style-name="P2" draw:layer="layout" svg:width="0cm" svg:height="0cm" svg:x="22.669cm" svg:y="5.986cm" svg:viewBox="0 0 0 0" draw:points="0,0">
          <text:p/>
        </draw:polyline>
        <draw:path draw:style-name="gr8" draw:text-style-name="P2" draw:layer="layout" svg:width="0.032cm" svg:height="0.261cm" svg:x="22.669cm" svg:y="5.725cm" svg:viewBox="0 0 33 262" svg:d="M0 262c0 0 4-7 4-21 3-11 8-28 11-49 4-18 7-43 11-68 3-36 7-78 7-124">
          <text:p/>
        </draw:path>
        <draw:path draw:style-name="gr8" draw:text-style-name="P2" draw:layer="layout" svg:width="0.032cm" svg:height="0.261cm" svg:x="22.669cm" svg:y="6.925cm" svg:viewBox="0 0 33 262" svg:d="M0 0c0 0 4 7 4 21 3 10 8 28 11 49 4 21 7 42 11 67 3 35 7 78 7 125">
          <text:p/>
        </draw:path>
        <draw:path draw:style-name="gr8" draw:text-style-name="P2" draw:layer="layout" svg:width="0.032cm" svg:height="0.264cm" svg:x="22.669cm" svg:y="7.186cm" svg:viewBox="0 0 33 265" svg:d="M0 265c0 0 4-10 4-21 3-14 8-32 11-53 4-18 7-39 11-67 3-32 7-79 7-124">
          <text:p/>
        </draw:path>
        <draw:path draw:style-name="gr8" draw:text-style-name="P2" draw:layer="layout" svg:width="0cm" svg:height="0.038cm" svg:x="23.533cm" svg:y="5.693cm" svg:viewBox="0 0 0 39" svg:d="M0 39c0-25 0-39 0-39">
          <text:p/>
        </draw:path>
        <draw:line draw:style-name="gr8" draw:text-style-name="P2" draw:layer="layout" svg:x1="23.53cm" svg:y1="5.58cm" svg:x2="23.48cm" svg:y2="5.58cm">
          <text:p/>
        </draw:line>
        <draw:line draw:style-name="gr8" draw:text-style-name="P2" draw:layer="layout" svg:x1="26.271cm" svg:y1="9.373cm" svg:x2="26.271cm" svg:y2="8.128cm">
          <text:p/>
        </draw:line>
        <draw:path draw:style-name="gr8" draw:text-style-name="P2" draw:layer="layout" svg:width="0.021cm" svg:height="0.056cm" svg:x="26.25cm" svg:y="8.075cm" svg:viewBox="0 0 22 57" svg:d="M0 0c15 17 22 36 22 57">
          <text:p/>
        </draw:path>
        <draw:line draw:style-name="gr8" draw:text-style-name="P2" draw:layer="layout" svg:x1="26.07cm" svg:y1="7.895cm" svg:x2="26.251cm" svg:y2="8.079cm">
          <text:p/>
        </draw:line>
        <draw:path draw:style-name="gr8" draw:text-style-name="P2" draw:layer="layout" svg:width="0.053cm" svg:height="0.021cm" svg:x="26.017cm" svg:y="7.874cm" svg:viewBox="0 0 54 22" svg:d="M0 0c19 0 40 7 54 22">
          <text:p/>
        </draw:path>
        <draw:line draw:style-name="gr8" draw:text-style-name="P2" draw:layer="layout" svg:x1="26.017cm" svg:y1="7.874cm" svg:x2="25.985cm" svg:y2="7.874cm">
          <text:p/>
        </draw:line>
        <draw:path draw:style-name="gr8" draw:text-style-name="P2" draw:layer="layout" svg:width="0.462cm" svg:height="0.079cm" svg:x="24.976cm" svg:y="7.983cm" svg:viewBox="0 0 463 80" svg:d="M0 0c138 107 326 107 463 0">
          <text:p/>
        </draw:path>
        <draw:path draw:style-name="gr8" draw:text-style-name="P2" draw:layer="layout" svg:width="0.335cm" svg:height="0.17cm" svg:x="25.04cm" svg:y="4.497cm" svg:viewBox="0 0 336 171" svg:d="M0 0c0 22 3 39 7 57 7 21 17 39 31 53 11 14 25 28 43 39 10 4 21 11 35 15 14 3 32 7 49 7 22 0 36 0 50-4 14-7 28-10 40-18 14-11 28-22 42-36s21-35 32-53c3-17 7-38 7-60">
          <text:p/>
        </draw:path>
        <draw:path draw:style-name="gr8" draw:text-style-name="P2" draw:layer="layout" svg:width="0.177cm" svg:height="0.171cm" svg:x="25.198cm" svg:y="4.33cm" svg:viewBox="0 0 178 172" svg:d="M178 172c0-21 0-39-7-60-7-18-18-35-32-53-11-11-25-25-39-35-10-4-21-11-35-14-8-4-22-8-36-8-11 0-18-4-29 0">
          <text:p/>
        </draw:path>
        <draw:path draw:style-name="gr8" draw:text-style-name="P2" draw:layer="layout" svg:width="0.335cm" svg:height="0.173cm" svg:x="25.04cm" svg:y="7.683cm" svg:viewBox="0 0 336 174" svg:d="M0 0c0 21 3 39 7 56 7 22 17 39 31 57 11 10 25 25 43 36 10 7 21 11 35 14 14 4 32 11 49 11 22 0 36-4 50-7 14-7 28-11 40-18 17-11 28-22 42-36s21-32 32-53c3-18 7-39 7-60">
          <text:p/>
        </draw:path>
        <draw:path draw:style-name="gr8" draw:text-style-name="P2" draw:layer="layout" svg:width="0.335cm" svg:height="0.171cm" svg:x="25.04cm" svg:y="7.516cm" svg:viewBox="0 0 336 172" svg:d="M336 172c0-29-7-57-14-78-11-18-25-35-39-50s-33-25-61-36c-11-3-21-7-35-7-25-3-50 0-67 7-29 7-46 18-64 32-10 12-21 22-28 36-7 11-14 21-18 36-7 17-10 38-10 60">
          <text:p/>
        </draw:path>
        <draw:path draw:style-name="gr8" draw:text-style-name="P2" draw:layer="layout" svg:width="0.751cm" svg:height="0.752cm" svg:x="24.832cm" svg:y="4.123cm" svg:viewBox="0 0 752 753" svg:d="M752 375c0 209-169 378-374 378-209 0-378-169-378-378 0-204 169-375 378-375 205 0 374 171 374 375z">
          <text:p/>
        </draw:path>
        <draw:line draw:style-name="gr8" draw:text-style-name="P2" draw:layer="layout" svg:x1="23.181cm" svg:y1="5.88cm" svg:x2="23.142cm" svg:y2="5.88cm">
          <text:p/>
        </draw:line>
        <draw:line draw:style-name="gr8" draw:text-style-name="P2" draw:layer="layout" svg:x1="23.181cm" svg:y1="5.806cm" svg:x2="23.142cm" svg:y2="5.806cm">
          <text:p/>
        </draw:line>
        <draw:line draw:style-name="gr8" draw:text-style-name="P2" draw:layer="layout" svg:x1="23.142cm" svg:y1="5.806cm" svg:x2="23.142cm" svg:y2="5.88cm">
          <text:p/>
        </draw:line>
        <draw:line draw:style-name="gr8" draw:text-style-name="P2" draw:layer="layout" svg:x1="23.181cm" svg:y1="5.954cm" svg:x2="23.142cm" svg:y2="5.954cm">
          <text:p/>
        </draw:line>
        <draw:line draw:style-name="gr8" draw:text-style-name="P2" draw:layer="layout" svg:x1="23.142cm" svg:y1="5.954cm" svg:x2="23.142cm" svg:y2="6.028cm">
          <text:p/>
        </draw:line>
        <draw:line draw:style-name="gr8" draw:text-style-name="P2" draw:layer="layout" svg:x1="23.181cm" svg:y1="6.028cm" svg:x2="23.142cm" svg:y2="6.028cm">
          <text:p/>
        </draw:line>
        <draw:line draw:style-name="gr8" draw:text-style-name="P2" draw:layer="layout" svg:x1="23.181cm" svg:y1="7.087cm" svg:x2="23.142cm" svg:y2="7.087cm">
          <text:p/>
        </draw:line>
        <draw:line draw:style-name="gr8" draw:text-style-name="P2" draw:layer="layout" svg:x1="23.181cm" svg:y1="7.013cm" svg:x2="23.142cm" svg:y2="7.013cm">
          <text:p/>
        </draw:line>
        <draw:line draw:style-name="gr8" draw:text-style-name="P2" draw:layer="layout" svg:x1="23.142cm" svg:y1="7.013cm" svg:x2="23.142cm" svg:y2="7.087cm">
          <text:p/>
        </draw:line>
        <draw:line draw:style-name="gr8" draw:text-style-name="P2" draw:layer="layout" svg:x1="23.181cm" svg:y1="7.687cm" svg:x2="23.142cm" svg:y2="7.687cm">
          <text:p/>
        </draw:line>
        <draw:line draw:style-name="gr8" draw:text-style-name="P2" draw:layer="layout" svg:x1="23.181cm" svg:y1="7.612cm" svg:x2="23.142cm" svg:y2="7.612cm">
          <text:p/>
        </draw:line>
        <draw:line draw:style-name="gr8" draw:text-style-name="P2" draw:layer="layout" svg:x1="23.142cm" svg:y1="7.612cm" svg:x2="23.142cm" svg:y2="7.687cm">
          <text:p/>
        </draw:line>
        <draw:line draw:style-name="gr8" draw:text-style-name="P2" draw:layer="layout" svg:x1="23.181cm" svg:y1="7.538cm" svg:x2="23.142cm" svg:y2="7.538cm">
          <text:p/>
        </draw:line>
        <draw:line draw:style-name="gr8" draw:text-style-name="P2" draw:layer="layout" svg:x1="23.181cm" svg:y1="7.464cm" svg:x2="23.142cm" svg:y2="7.464cm">
          <text:p/>
        </draw:line>
        <draw:line draw:style-name="gr8" draw:text-style-name="P2" draw:layer="layout" svg:x1="23.142cm" svg:y1="7.464cm" svg:x2="23.142cm" svg:y2="7.538cm">
          <text:p/>
        </draw:line>
        <draw:line draw:style-name="gr8" draw:text-style-name="P2" draw:layer="layout" svg:x1="23.181cm" svg:y1="7.39cm" svg:x2="23.142cm" svg:y2="7.39cm">
          <text:p/>
        </draw:line>
        <draw:line draw:style-name="gr8" draw:text-style-name="P2" draw:layer="layout" svg:x1="23.181cm" svg:y1="7.313cm" svg:x2="23.142cm" svg:y2="7.313cm">
          <text:p/>
        </draw:line>
        <draw:line draw:style-name="gr8" draw:text-style-name="P2" draw:layer="layout" svg:x1="23.142cm" svg:y1="7.313cm" svg:x2="23.142cm" svg:y2="7.39cm">
          <text:p/>
        </draw:line>
        <draw:line draw:style-name="gr8" draw:text-style-name="P2" draw:layer="layout" svg:x1="23.181cm" svg:y1="5.655cm" svg:x2="23.142cm" svg:y2="5.655cm">
          <text:p/>
        </draw:line>
        <draw:line draw:style-name="gr8" draw:text-style-name="P2" draw:layer="layout" svg:x1="23.181cm" svg:y1="5.732cm" svg:x2="23.142cm" svg:y2="5.732cm">
          <text:p/>
        </draw:line>
        <draw:line draw:style-name="gr8" draw:text-style-name="P2" draw:layer="layout" svg:x1="23.142cm" svg:y1="5.732cm" svg:x2="23.142cm" svg:y2="5.655cm">
          <text:p/>
        </draw:line>
        <draw:line draw:style-name="gr8" draw:text-style-name="P2" draw:layer="layout" svg:x1="23.181cm" svg:y1="7.239cm" svg:x2="23.142cm" svg:y2="7.239cm">
          <text:p/>
        </draw:line>
        <draw:line draw:style-name="gr8" draw:text-style-name="P2" draw:layer="layout" svg:x1="23.181cm" svg:y1="7.164cm" svg:x2="23.142cm" svg:y2="7.164cm">
          <text:p/>
        </draw:line>
        <draw:line draw:style-name="gr8" draw:text-style-name="P2" draw:layer="layout" svg:x1="23.142cm" svg:y1="7.164cm" svg:x2="23.142cm" svg:y2="7.239cm">
          <text:p/>
        </draw:line>
        <draw:path draw:style-name="gr8" draw:text-style-name="P2" draw:layer="layout" svg:width="0cm" svg:height="0.15cm" svg:x="24.507cm" svg:y="3.524cm" svg:viewBox="0 0 0 151" svg:d="M0 0c0 0 0 7 0 32 0 10 0 24 0 42 0 21 0 46 0 77">
          <text:p/>
        </draw:path>
        <draw:polyline draw:style-name="gr8" draw:text-style-name="P2" draw:layer="layout" svg:width="1.685cm" svg:height="0cm" svg:x="22.821cm" svg:y="3.524cm" svg:viewBox="0 0 1686 0" draw:points="1686,0 1563,0 1421,0 1266,0 1104,0 938,0 776,0 617,0 465,0 331,0 218,0 123,0 56,0 14,0 0,0">
          <text:p/>
        </draw:polyline>
        <draw:path draw:style-name="gr8" draw:text-style-name="P2" draw:layer="layout" svg:width="0.115cm" svg:height="0cm" svg:x="24.391cm" svg:y="3.524cm" svg:viewBox="0 0 116 0" svg:d="M0 0c42 0 81 0 116 0">
          <text:p/>
        </draw:path>
        <draw:path draw:style-name="gr8" draw:text-style-name="P2" draw:layer="layout" svg:width="0cm" svg:height="0.15cm" svg:x="24.507cm" svg:y="3.524cm" svg:viewBox="0 0 0 151" svg:d="M0 0c0 0 0 7 0 32 0 10 0 24 0 42 0 21 0 46 0 77">
          <text:p/>
        </draw:path>
        <draw:path draw:style-name="gr8" draw:text-style-name="P2" draw:layer="layout" svg:width="0cm" svg:height="0.15cm" svg:x="24.507cm" svg:y="3.524cm" svg:viewBox="0 0 0 151" svg:d="M0 151c0-31 0-56 0-77 0-18 0-35 0-46 0-21 0-28 0-28">
          <text:p/>
        </draw:path>
        <draw:polyline draw:style-name="gr8" draw:text-style-name="P2" draw:layer="layout" svg:width="0.26cm" svg:height="0cm" svg:x="24.507cm" svg:y="3.524cm" svg:viewBox="0 0 261 0" draw:points="0,0 35,0 67,0 95,0 123,0 152,0 173,0 194,0 212,0 226,0 240,0 250,0 258,0 261,0">
          <text:p/>
        </draw:polyline>
        <draw:polyline draw:style-name="gr8" draw:text-style-name="P2" draw:layer="layout" svg:width="0.26cm" svg:height="0cm" svg:x="24.507cm" svg:y="3.524cm" svg:viewBox="0 0 261 0" draw:points="261,0 258,0 250,0 240,0 226,0 212,0 194,0 173,0 152,0 123,0 95,0 67,0 35,0 0,0">
          <text:p/>
        </draw:polyline>
        <draw:path draw:style-name="gr8" draw:text-style-name="P2" draw:layer="layout" svg:width="0cm" svg:height="0.15cm" svg:x="24.507cm" svg:y="3.524cm" svg:viewBox="0 0 0 151" svg:d="M0 151c0-31 0-56 0-77 0-18 0-35 0-46 0-21 0-28 0-28">
          <text:p/>
        </draw:path>
        <draw:path draw:style-name="gr8" draw:text-style-name="P2" draw:layer="layout" svg:width="0.49cm" svg:height="0.487cm" svg:x="24.962cm" svg:y="7.443cm" svg:viewBox="0 0 491 488" svg:d="M491 245c0 134-109 243-244 243-138 0-247-109-247-243 0-135 109-245 247-245 135 0 244 110 244 245z">
          <text:p/>
        </draw:path>
        <draw:path draw:style-name="gr8" draw:text-style-name="P2" draw:layer="layout" svg:width="0.335cm" svg:height="0.335cm" svg:x="25.04cm" svg:y="4.332cm" svg:viewBox="0 0 336 336" svg:d="M336 165c0 97-74 171-167 171-95 0-169-74-169-171 0-91 74-165 169-165 93 0 167 74 167 165z">
          <text:p/>
        </draw:path>
        <draw:path draw:style-name="gr8" draw:text-style-name="P2" draw:layer="layout" svg:width="0.335cm" svg:height="0.339cm" svg:x="25.04cm" svg:y="7.517cm" svg:viewBox="0 0 336 340" svg:d="M336 171c0 91-74 169-167 169-95 0-169-78-169-169 0-97 74-171 169-171 93 0 167 74 167 171z">
          <text:p/>
        </draw:path>
        <draw:polyline draw:style-name="gr8" draw:text-style-name="P2" draw:layer="layout" svg:width="1.192cm" svg:height="0cm" svg:x="23.198cm" svg:y="3.524cm" svg:viewBox="0 0 1193 0" draw:points="0,0 14,0 60,0 131,0 226,0 339,0 462,0 596,0 727,0 854,0 967,0 1062,0 1133,0 1178,0 1193,0">
          <text:p/>
        </draw:polyline>
        <draw:line draw:style-name="gr8" draw:text-style-name="P2" draw:layer="layout" svg:x1="23.198cm" svg:y1="3.524cm" svg:x2="23.198cm" svg:y2="3.538cm">
          <text:p/>
        </draw:line>
        <draw:polyline draw:style-name="gr8" draw:text-style-name="P2" draw:layer="layout" svg:width="1.192cm" svg:height="0cm" svg:x="23.198cm" svg:y="3.538cm" svg:viewBox="0 0 1193 0" draw:points="0,0 14,0 60,0 131,0 226,0 339,0 462,0 596,0 727,0 854,0 967,0 1062,0 1133,0 1178,0 1193,0">
          <text:p/>
        </draw:polyline>
        <draw:line draw:style-name="gr8" draw:text-style-name="P2" draw:layer="layout" svg:x1="23.199cm" svg:y1="3.538cm" svg:x2="23.138cm" svg:y2="3.602cm">
          <text:p/>
        </draw:line>
        <draw:polyline draw:style-name="gr8" draw:text-style-name="P2" draw:layer="layout" svg:width="1.332cm" svg:height="0cm" svg:x="23.128cm" svg:y="3.598cm" svg:viewBox="0 0 1333 0" draw:points="0,0 17,0 63,0 144,0 250,0 377,0 518,0 666,0 815,0 956,0 1083,0 1188,0 1266,0 1315,0 1333,0">
          <text:p/>
        </draw:polyline>
        <draw:line draw:style-name="gr8" draw:text-style-name="P2" draw:layer="layout" svg:x1="23.128cm" svg:y1="3.598cm" svg:x2="23.128cm" svg:y2="3.675cm">
          <text:p/>
        </draw:line>
        <draw:line draw:style-name="gr8" draw:text-style-name="P2" draw:layer="layout" svg:x1="22.845cm" svg:y1="9.373cm" svg:x2="22.845cm" svg:y2="5.732cm">
          <text:p/>
        </draw:line>
        <draw:line draw:style-name="gr8" draw:text-style-name="P2" draw:layer="layout" svg:x1="24.92cm" svg:y1="3.675cm" svg:x2="24.92cm" svg:y2="3.75cm">
          <text:p/>
        </draw:line>
        <draw:line draw:style-name="gr8" draw:text-style-name="P2" draw:layer="layout" svg:x1="22.669cm" svg:y1="3.675cm" svg:x2="22.669cm" svg:y2="5.461cm">
          <text:p/>
        </draw:line>
        <draw:line draw:style-name="gr8" draw:text-style-name="P2" draw:layer="layout" svg:x1="22.669cm" svg:y1="5.986cm" svg:x2="22.669cm" svg:y2="6.925cm">
          <text:p/>
        </draw:line>
        <draw:line draw:style-name="gr8" draw:text-style-name="P2" draw:layer="layout" svg:x1="22.669cm" svg:y1="7.45cm" svg:x2="22.669cm" svg:y2="9.373cm">
          <text:p/>
        </draw:line>
        <draw:path draw:style-name="gr8" draw:text-style-name="P2" draw:layer="layout" svg:width="0.152cm" svg:height="0.151cm" svg:x="24.768cm" svg:y="3.524cm" svg:viewBox="0 0 153 152" svg:d="M153 152c0-38-18-77-43-105-28-30-68-47-110-47">
          <text:p/>
        </draw:path>
        <draw:line draw:style-name="gr8" draw:text-style-name="P2" draw:layer="layout" svg:x1="24.391cm" svg:y1="3.538cm" svg:x2="24.391cm" svg:y2="3.524cm">
          <text:p/>
        </draw:line>
        <draw:line draw:style-name="gr8" draw:text-style-name="P2" draw:layer="layout" svg:x1="24.391cm" svg:y1="3.538cm" svg:x2="24.452cm" svg:y2="3.602cm">
          <text:p/>
        </draw:line>
        <draw:line draw:style-name="gr8" draw:text-style-name="P2" draw:layer="layout" svg:x1="24.461cm" svg:y1="3.675cm" svg:x2="24.461cm" svg:y2="3.598cm">
          <text:p/>
        </draw:line>
        <draw:path draw:style-name="gr3" draw:text-style-name="P3" draw:layer="layout" svg:width="0.84cm" svg:height="0.839cm" svg:x="24.789cm" svg:y="5.803cm" svg:viewBox="0 0 841 840" svg:d="M420 840v-840zM841 420h-841z">
          <text:p/>
        </draw:path>
        <draw:path draw:style-name="gr3" draw:text-style-name="P3" draw:layer="layout" svg:width="0.84cm" svg:height="0.84cm" svg:x="19.307cm" svg:y="5.644cm" svg:viewBox="0 0 841 841" svg:d="M421 841v-841zM841 416h-841z">
          <text:p/>
        </draw:path>
        <draw:line draw:style-name="gr10" draw:text-style-name="P2" draw:layer="layout" svg:x1="19.727cm" svg:y1="6.484cm" svg:x2="19.727cm" svg:y2="5.644cm">
          <text:p/>
        </draw:line>
        <draw:line draw:style-name="gr10" draw:text-style-name="P2" draw:layer="layout" svg:x1="20.147cm" svg:y1="6.06cm" svg:x2="19.307cm" svg:y2="6.06cm">
          <text:p/>
        </draw:line>
        <draw:path draw:style-name="gr3" draw:text-style-name="P3" draw:layer="layout" svg:width="0.84cm" svg:height="0.84cm" svg:x="29.393cm" svg:y="5.626cm" svg:viewBox="0 0 841 841" svg:d="M421 841v-841zM841 420h-841z">
          <text:p/>
        </draw:path>
        <draw:path draw:style-name="gr3" draw:text-style-name="P3" draw:layer="layout" svg:width="0.84cm" svg:height="0.839cm" svg:x="24.789cm" svg:y="7.267cm" svg:viewBox="0 0 841 840" svg:d="M416 840v-840zM841 416h-841z">
          <text:p/>
        </draw:path>
        <draw:path draw:style-name="gr3" draw:text-style-name="P3" draw:layer="layout" svg:width="0.84cm" svg:height="0.84cm" svg:x="24.789cm" svg:y="4.081cm" svg:viewBox="0 0 841 841" svg:d="M416 841v-841zM841 416h-841z">
          <text:p/>
        </draw:path>
        <draw:path draw:style-name="gr3" draw:text-style-name="P3" draw:layer="layout" svg:width="0.84cm" svg:height="0.843cm" svg:x="25.777cm" svg:y="7.708cm" svg:viewBox="0 0 841 844" svg:d="M420 844v-844zM841 424h-841z">
          <text:p/>
        </draw:path>
        <draw:path draw:style-name="gr3" draw:text-style-name="P3" draw:layer="layout" svg:width="0.84cm" svg:height="0.839cm" svg:x="25.597cm" svg:y="7.528cm" svg:viewBox="0 0 841 840" svg:d="M420 840v-840zM841 420h-841z">
          <text:p/>
        </draw:path>
        <draw:polygon draw:style-name="gr7" draw:text-style-name="P2" draw:layer="layout" svg:width="0cm" svg:height="0cm" svg:x="24.676cm" svg:y="6.526cm" svg:viewBox="0 0 0 0" draw:points="0,0">
          <text:p/>
        </draw:polygon>
        <draw:polyline draw:style-name="gr10" draw:text-style-name="P2" draw:layer="layout" svg:width="1.739cm" svg:height="3.129cm" svg:x="25.269cm" svg:y="7.842cm" svg:viewBox="0 0 1740 3130" draw:points="1740,3130 1238,3130 0,0">
          <text:p/>
        </draw:polyline>
        <draw:polygon draw:style-name="gr11" draw:text-style-name="P3" draw:layer="layout" svg:width="0.183cm" svg:height="0.349cm" svg:x="25.269cm" svg:y="7.842cm" svg:viewBox="0 0 184 350" draw:points="0,0 74,350 184,304">
          <text:p/>
        </draw:polygon>
        <draw:polygon draw:style-name="gr7" draw:text-style-name="P2" draw:layer="layout" svg:width="0cm" svg:height="0cm" svg:x="24.676cm" svg:y="6.526cm" svg:viewBox="0 0 0 0" draw:points="0,0">
          <text:p/>
        </draw:polygon>
        <draw:polyline draw:style-name="gr10" draw:text-style-name="P2" draw:layer="layout" svg:width="1.753cm" svg:height="6.311cm" svg:x="25.241cm" svg:y="4.663cm" svg:viewBox="0 0 1754 6312" draw:points="1754,6312 1257,6312 0,0">
          <text:p/>
        </draw:polyline>
        <draw:polygon draw:style-name="gr11" draw:text-style-name="P3" draw:layer="layout" svg:width="0.127cm" svg:height="0.357cm" svg:x="25.241cm" svg:y="4.663cm" svg:viewBox="0 0 128 358" draw:points="0,0 10,358 128,336">
          <text:p/>
        </draw:polygon>
        <draw:frame draw:style-name="gr12" draw:text-style-name="P5" draw:layer="layout" svg:width="0.666cm" svg:height="0.78cm" svg:x="27.615cm" svg:y="19.229cm">
          <draw:text-box>
            <text:p text:style-name="P4"><text:span text:style-name="T1">X</text:span></text:p>
          </draw:text-box>
        </draw:frame>
        <draw:frame draw:style-name="gr13" draw:text-style-name="P6" draw:layer="layout" svg:width="0.119cm" svg:height="0.141cm" svg:x="28.028cm" svg:y="19.732cm">
          <draw:text-box>
            <text:p text:style-name="P4"><text:span text:style-name="T2"><text:s/></text:span></text:p>
          </draw:text-box>
        </draw:frame>
        <draw:frame draw:style-name="gr14" draw:text-style-name="P7" draw:layer="layout" svg:width="6.614cm" svg:height="0.462cm" svg:x="12.181cm" svg:y="11.854cm">
          <draw:text-box>
            <text:p text:style-name="P4"><text:span text:style-name="T3">4X M2 Brass Inserts [PP-MP0066]</text:span></text:p>
          </draw:text-box>
        </draw:frame>
        <draw:frame draw:style-name="gr13" draw:text-style-name="P6" draw:layer="layout" svg:width="0.119cm" svg:height="0.141cm" svg:x="21.445cm" svg:y="13.135cm">
          <draw:text-box>
            <text:p text:style-name="P4"><text:span text:style-name="T2"><text:s/></text:span></text:p>
          </draw:text-box>
        </draw:frame>
        <draw:frame draw:style-name="gr14" draw:text-style-name="P7" draw:layer="layout" svg:width="6.763cm" svg:height="0.462cm" svg:x="6.826cm" svg:y="15.664cm">
          <draw:text-box>
            <text:p text:style-name="P4"><text:span text:style-name="T3">2X M3 Brass Inserts [HD-MS0030]</text:span></text:p>
          </draw:text-box>
        </draw:frame>
        <draw:frame draw:style-name="gr13" draw:text-style-name="P6" draw:layer="layout" svg:width="0.119cm" svg:height="0.141cm" svg:x="12.354cm" svg:y="16.349cm">
          <draw:text-box>
            <text:p text:style-name="P4"><text:span text:style-name="T2"><text:s/></text:span></text:p>
          </draw:text-box>
        </draw:frame>
        <draw:path draw:style-name="gr1" draw:text-style-name="P1" draw:layer="layout" svg:width="7.044cm" svg:height="7.648cm" svg:x="14.389cm" svg:y="2.303cm" svg:viewBox="0 0 7045 7649" svg:d="M5469 7455l540-240c4-3 7-3 11-7 3-3 10-3 14-7 7-3 10-7 17-10 8-4 15-4 18-11 11 0 18-7 25-10 7-4 17-7 24-11 11-4 18-7 29-14 10-4 21-7 28-11 14-3 21-10 35-14 11-3 21-10 32-14 11-3 21-10 35-14 11-4 25-11 36-14 24-11 49-18 74-28l423-187c28-110 56-219 81-325 205-878 205-1700 0-2399-49-176-116-342-194-504l-257-233-131-120-325-180c-63-39-123-46-169-25l-811 360c-99 46-191 106-265 194l-716 318c-39 17-85 21-131 14-42-7-77-28-95-57-7-250-264-476-643-557-159-32-303-88-413-169-229-57-405-173-493-318 0-17 0-35 0-56 0-71 3-159 3-240v-1797c-3-63-14-127-39-201-24-63-63-134-134-208-28-32-60-64-99-95-38-28-81-60-123-85-95-53-194-92-286-116-113-32-219-50-321-57-49-7-106-7-162-7-57 4-120 7-184 14-67 11-137 25-211 46-71 18-145 46-215 78-89 42-156 88-209 127-49 42-88 81-120 120-59 74-95 137-116 201-21 63-32 123-32 183v4411c0 194 131 384 357 519 229 134 532 204 843 190 250 53 448 173 540 332 81 88 134 190 155 292v223c0 310 374 571 864 599l39 36c21 17 53 35 95 38 39 4 81 0 113-17l837-371 840 628 656-180c39-3 81-7 130-14z">
          <text:p/>
        </draw:path>
        <draw:polygon draw:style-name="gr7" draw:text-style-name="P2" draw:layer="layout" svg:width="0cm" svg:height="0cm" svg:x="17.776cm" svg:y="6.656cm" svg:viewBox="0 0 0 0" draw:points="0,0">
          <text:p/>
        </draw:polygon>
        <draw:path draw:style-name="gr1" draw:text-style-name="P1" draw:layer="layout" svg:width="2.251cm" svg:height="5.89cm" svg:x="14.389cm" svg:y="2.303cm" svg:viewBox="0 0 2252 5891" svg:d="M2210 964c28-63 42-127 42-194v1796c0 81-3 169-3 240 0 21 0 39 0 56-11-21-22-42-32-63v-265c-25 60-60 120-113 176-60 71-141 135-236 187-60 36-131 64-202 89-109 38-229 63-356 77-35 4-70 7-109 11v2815c-311 14-614-56-843-190-227-135-358-325-358-519v-4410c0-60 11-120 32-184s57-127 116-201c32-39 71-78 125-120 53-39 120-85 208-127 67-32 141-60 212-78 74-21 144-35 211-46 67-7 127-10 184-14 60 0 113 0 166 7 21 0 49 18 74 43 501 67 836 366 762 692 24 21 49 49 74 85 10 21 21 42 32 67 7 21 14 46 14 70z">
          <text:p/>
        </draw:path>
        <draw:polygon draw:style-name="gr7" draw:text-style-name="P2" draw:layer="layout" svg:width="0cm" svg:height="0cm" svg:x="17.776cm" svg:y="6.656cm" svg:viewBox="0 0 0 0" draw:points="0,0">
          <text:p/>
        </draw:polygon>
        <draw:path draw:style-name="gr1" draw:text-style-name="P1" draw:layer="layout" svg:width="1.849cm" svg:height="3.82cm" svg:x="19.584cm" svg:y="5.937cm" svg:viewBox="0 0 1850 3821" svg:d="M1187 3415l423-191c32-106 61-215 86-321 205-878 205-1700 0-2399-54-176-117-345-195-504l-1115 497c-84 222-155 445-211 667-233 889-233 1718 0 2406 28 89 60 170 95 251l543-241c-25-7-46-17-63-35-22-21-39-46-46-77-14-43-14-89 0-142 7-24 14-52 28-77 46-102 127-194 222-247 25-14 53-28 78-35 49-18 95-25 137-18 32 7 60 21 85 39 21 21 35 46 46 74 3 21 7 46 7 67 0 92-42 194-120 286z">
          <text:p/>
        </draw:path>
        <draw:polygon draw:style-name="gr7" draw:text-style-name="P2" draw:layer="layout" svg:width="0cm" svg:height="0cm" svg:x="17.776cm" svg:y="6.656cm" svg:viewBox="0 0 0 0" draw:points="0,0">
          <text:p/>
        </draw:polygon>
        <draw:path draw:style-name="gr1" draw:text-style-name="P1" draw:layer="layout" svg:width="3.538cm" svg:height="2.642cm" svg:x="15.589cm" svg:y="4.833cm" svg:viewBox="0 0 3539 2643" svg:d="M2597 1375c18 25 53 46 95 57 46 7 92 0 131-14l716-318c-42 50-74 106-99 170-10 28-21 60-28 88-3 10-7 21-7 28v4l-92 38 92-42-261 272c32-117 92-194 169-230l-169 428v-198l-131 81 131 117-628 102 497-219-497 219 402 364 95-46 297-131 173 156-769 342-4-120 39-21 67-28 56-25-56-53-409-370-60-53-194 84v-35l-88-78-96 29-285 127-124-113c-490-29-864-291-864-601 0-14 3-28 3-42 0-7 4-14 4-22 0-21 3-42 3-63 0-134-56-268-165-388-89-155-291-279-541-332 35 0 74-3 109-7 124-14 248-39 357-77 71-25 142-57 202-92 95-53 176-113 236-184 53-56 88-116 113-179-18 45-25 88-25 134 0 45 7 88 25 134 10 21 21 42 32 63 88 145 268 261 493 318 110 77 254 137 413 169 378 81 635 303 642 557z">
          <text:p/>
        </draw:path>
        <draw:polygon draw:style-name="gr7" draw:text-style-name="P2" draw:layer="layout" svg:width="0cm" svg:height="0cm" svg:x="17.776cm" svg:y="6.656cm" svg:viewBox="0 0 0 0" draw:points="0,0">
          <text:p/>
        </draw:polygon>
        <draw:path draw:style-name="gr1" draw:text-style-name="P1" draw:layer="layout" svg:width="0.864cm" svg:height="3.418cm" svg:x="16.284cm" svg:y="6.219cm" svg:viewBox="0 0 865 3419" svg:d="M0 2820v-223-1461-392-479-265c0 310 374 571 865 600v2819c-491-28-865-289-865-599z">
          <text:p/>
        </draw:path>
        <draw:polygon draw:style-name="gr7" draw:text-style-name="P2" draw:layer="layout" svg:width="0cm" svg:height="0cm" svg:x="17.776cm" svg:y="6.656cm" svg:viewBox="0 0 0 0" draw:points="0,0">
          <text:p/>
        </draw:polygon>
        <draw:polygon draw:style-name="gr1" draw:text-style-name="P1" draw:layer="layout" svg:width="1.059cm" svg:height="2.818cm" svg:x="18.012cm" svg:y="7.133cm" svg:viewBox="0 0 1060 2819" draw:points="1056,2819 1060,0 290,342 290,225 0,352 0,2025 219,2190">
          <text:p/>
        </draw:polygon>
        <draw:polygon draw:style-name="gr7" draw:text-style-name="P2" draw:layer="layout" svg:width="0cm" svg:height="0cm" svg:x="17.776cm" svg:y="6.656cm" svg:viewBox="0 0 0 0" draw:points="0,0">
          <text:p/>
        </draw:polygon>
        <draw:path draw:style-name="gr1" draw:text-style-name="P1" draw:layer="layout" svg:width="1.083cm" svg:height="2.893cm" svg:x="17.148cm" svg:y="6.819cm" svg:viewBox="0 0 1084 2894" svg:d="M1084 2505l-219-162-784-709 784 709v-1676l-646-586-95 32-124-113v2819l39 36c21 17 53 35 95 38 39 4 81 0 113-17z">
          <text:p/>
        </draw:path>
        <draw:polygon draw:style-name="gr7" draw:text-style-name="P2" draw:layer="layout" svg:width="0cm" svg:height="0cm" svg:x="17.776cm" svg:y="6.656cm" svg:viewBox="0 0 0 0" draw:points="0,0">
          <text:p/>
        </draw:polygon>
        <draw:path draw:style-name="gr1" draw:text-style-name="P1" draw:layer="layout" svg:width="0.54cm" svg:height="3.151cm" svg:x="15.589cm" svg:y="5.372cm" svg:viewBox="0 0 541 3152" svg:d="M541 332v2820c-89-159-291-279-541-332v-2820c250 53 452 177 541 332z">
          <text:p/>
        </draw:path>
        <draw:polygon draw:style-name="gr7" draw:text-style-name="P2" draw:layer="layout" svg:width="0cm" svg:height="0cm" svg:x="17.776cm" svg:y="6.656cm" svg:viewBox="0 0 0 0" draw:points="0,0">
          <text:p/>
        </draw:polygon>
        <draw:path draw:style-name="gr1" draw:text-style-name="P1" draw:layer="layout" svg:width="0.829cm" svg:height="4.077cm" svg:x="18.898cm" svg:y="5.874cm" svg:viewBox="0 0 830 4078" svg:d="M816 325l14-4-134-124-326-180c-7-7-14-11-21-14-14-4-25-4-35 0-18 7-25 28-25 56v467l-197-180v4c0 7 0 10-4 17 0 4 0 7 0 7-7 18-18 32-32 39-7 0-14 4-24 0-11 0-22 0-32 0v691l173 156v2818l657-180-46-38 46 38c-81-137-148-282-205-437-64-21-138-92-198-194-64-99-106-219-117-321-3-49 0-95 7-131 21-70 74-98 138-70-7-81-14-166-21-251l-251-229v-1178c0-32 4-60 11-81 10-46 32-78 60-89 42-17 95-3 155 43l21 17 145 131c7-39 18-81 29-120-79-35-163-141-223-268-60-131-85-265-67-356 21-89 81-117 162-74 11 7 25 14 39 24 78 60 153 173 202 300 28-95 63-190 99-289z">
          <text:p/>
        </draw:path>
        <draw:polygon draw:style-name="gr7" draw:text-style-name="P2" draw:layer="layout" svg:width="0cm" svg:height="0cm" svg:x="17.776cm" svg:y="6.656cm" svg:viewBox="0 0 0 0" draw:points="0,0">
          <text:p/>
        </draw:polygon>
        <draw:path draw:style-name="gr1" draw:text-style-name="P1" draw:layer="layout" svg:width="0.643cm" svg:height="3.573cm" svg:x="19.327cm" svg:y="6.198cm" svg:viewBox="0 0 644 3574" svg:d="M644 236c-84 222-155 445-211 667-234 889-234 1718 0 2407 28 88 63 169 98 250-49 7-91 11-130 14-81-134-149-282-206-437-21-53-39-109-56-169-46-159-85-333-106-509-4-11-4-25-7-39-7-81-14-166-21-251-4-109-7-222-4-338 11-335 57-688 145-1048 7-39 17-81 28-120 11-35 18-71 28-106 25-88 53-180 86-268 28-95 63-190 99-289z">
          <text:p/>
        </draw:path>
        <draw:polygon draw:style-name="gr7" draw:text-style-name="P2" draw:layer="layout" svg:width="0cm" svg:height="0cm" svg:x="17.776cm" svg:y="6.656cm" svg:viewBox="0 0 0 0" draw:points="0,0">
          <text:p/>
        </draw:polygon>
        <draw:path draw:style-name="gr1" draw:text-style-name="P1" draw:layer="layout" svg:width="1.559cm" svg:height="1.235cm" svg:x="16.224cm" svg:y="5.332cm" svg:viewBox="0 0 1560 1236" svg:d="M625 641c-106 67-162 155-162 247 0 21 0 39 7 60 14 49 46 99 92 141 35 32 84 64 137 88 155 64 353 78 526 32s296-145 328-261c4-21 7-39 7-60 0-120-95-229-254-293-159-63-360-70-529-21l-607-555c-26-21-75-25-107-10l-31 14c-22 10-32 24-32 38 0 11 3 18 14 29l156 138 289 265 120 109z">
          <text:p/>
        </draw:path>
        <draw:polygon draw:style-name="gr7" draw:text-style-name="P2" draw:layer="layout" svg:width="0cm" svg:height="0cm" svg:x="17.776cm" svg:y="6.656cm" svg:viewBox="0 0 0 0" draw:points="0,0">
          <text:p/>
        </draw:polygon>
        <draw:path draw:style-name="gr1" draw:text-style-name="P1" draw:layer="layout" svg:width="1.193cm" svg:height="0.757cm" svg:x="14.918cm" svg:y="2.578cm" svg:viewBox="0 0 1194 758" svg:d="M1194 386c0-4 0-4 0-7 0-208-269-379-597-379-332 0-597 171-597 379 0 3 0 3 0 7 0 21 4 39 8 60 17 53 49 106 98 152 138 123 385 183 618 151 236-35 416-155 459-303 7-21 11-39 11-60z">
          <text:p/>
        </draw:path>
        <draw:polygon draw:style-name="gr7" draw:text-style-name="P2" draw:layer="layout" svg:width="0cm" svg:height="0cm" svg:x="17.776cm" svg:y="6.656cm" svg:viewBox="0 0 0 0" draw:points="0,0">
          <text:p/>
        </draw:polygon>
        <draw:polygon draw:style-name="gr1" draw:text-style-name="P1" draw:layer="layout" svg:width="1.492cm" svg:height="0.85cm" svg:x="19.593cm" svg:y="5.584cm" svg:viewBox="0 0 1493 851" draw:points="1493,353 1236,120 1105,0 0,487 130,610 120,614 377,851">
          <text:p/>
        </draw:polygon>
        <draw:polygon draw:style-name="gr7" draw:text-style-name="P2" draw:layer="layout" svg:width="0cm" svg:height="0cm" svg:x="17.776cm" svg:y="6.656cm" svg:viewBox="0 0 0 0" draw:points="0,0">
          <text:p/>
        </draw:polygon>
        <draw:path draw:style-name="gr1" draw:text-style-name="P1" draw:layer="layout" svg:width="1.174cm" svg:height="0.626cm" svg:x="14.926cm" svg:y="2.709cm" svg:viewBox="0 0 1175 627" svg:d="M0 315c17 53 49 106 98 152 138 123 385 183 618 151 237-35 417-155 459-303-49-180-297-315-586-315-290 0-540 135-589 315z">
          <text:p/>
        </draw:path>
        <draw:polygon draw:style-name="gr7" draw:text-style-name="P2" draw:layer="layout" svg:width="0cm" svg:height="0cm" svg:x="17.776cm" svg:y="6.656cm" svg:viewBox="0 0 0 0" draw:points="0,0">
          <text:p/>
        </draw:polygon>
        <draw:path draw:style-name="gr1" draw:text-style-name="P1" draw:layer="layout" svg:width="1.485cm" svg:height="0.708cm" svg:x="19.212cm" svg:y="5.367cm" svg:viewBox="0 0 1486 709" svg:d="M1161 35l325 183-1105 491-325-184c-7-4-14-7-21-11-14-7-25-7-35-3l416-187c28-11 57-18 85-18-43 0-81 0-120 7-67 11-138 32-205 60l816-363c46-18 106-11 169 25z">
          <text:p/>
        </draw:path>
        <draw:polygon draw:style-name="gr7" draw:text-style-name="P2" draw:layer="layout" svg:width="0cm" svg:height="0cm" svg:x="17.776cm" svg:y="6.656cm" svg:viewBox="0 0 0 0" draw:points="0,0">
          <text:p/>
        </draw:polygon>
        <draw:path draw:style-name="gr1" draw:text-style-name="P1" draw:layer="layout" svg:width="0.854cm" svg:height="0.588cm" svg:x="16.922cm" svg:y="5.979cm" svg:viewBox="0 0 855 589" svg:d="M0 530c155 64 353 78 526 32 174-46 297-145 329-261-25-88-102-170-215-223-178-74-396-85-583-29l-57-49z">
          <text:p/>
        </draw:path>
        <draw:polygon draw:style-name="gr7" draw:text-style-name="P2" draw:layer="layout" svg:width="0cm" svg:height="0cm" svg:x="17.776cm" svg:y="6.656cm" svg:viewBox="0 0 0 0" draw:points="0,0">
          <text:p/>
        </draw:polygon>
        <draw:path draw:style-name="gr1" draw:text-style-name="P1" draw:layer="layout" svg:width="0.706cm" svg:height="0.739cm" svg:x="20.234cm" svg:y="7.704cm" svg:viewBox="0 0 707 740" svg:d="M707 214c0-185-159-266-353-178-25 12-53 26-78 44-4 3-7 7-14 10-28 18-57 43-81 67-46 46-88 99-117 152-3 7-7 11-10 14-11 28-25 53-32 81-49 145-14 272 88 318 103 46 254 3 381-106 135-109 216-268 216-402z">
          <text:p/>
        </draw:path>
        <draw:polygon draw:style-name="gr7" draw:text-style-name="P2" draw:layer="layout" svg:width="0cm" svg:height="0cm" svg:x="17.776cm" svg:y="6.656cm" svg:viewBox="0 0 0 0" draw:points="0,0">
          <text:p/>
        </draw:polygon>
        <draw:path draw:style-name="gr1" draw:text-style-name="P1" draw:layer="layout" svg:width="0.392cm" svg:height="1.288cm" svg:x="19.081cm" svg:y="6.85cm" svg:viewBox="0 0 393 1289" svg:d="M393 131c-85 361-135 714-146 1052l-247 106v-1179l247-110z">
          <text:p/>
        </draw:path>
        <draw:polygon draw:style-name="gr7" draw:text-style-name="P2" draw:layer="layout" svg:width="0cm" svg:height="0cm" svg:x="17.776cm" svg:y="6.656cm" svg:viewBox="0 0 0 0" draw:points="0,0">
          <text:p/>
        </draw:polygon>
        <draw:path draw:style-name="gr1" draw:text-style-name="P1" draw:layer="layout" svg:width="0.165cm" svg:height="3.111cm" svg:x="16.129cm" svg:y="5.704cm" svg:viewBox="0 0 166 3112" svg:d="M156 3112v-1461c-4-11-14-28-25-60-15-28-33-71-57-134-11-25-18-53-29-81-14-39-24-81-31-127-7-32-11-60-11-88 0-25 4-50 11-67 7-25 21-39 31-43 14-7 29 0 43 7 10 14 21 32 31 50 19 42 33 91 37 151v-479c-4-11-14-29-25-57-15-32-33-74-57-134-11-25-18-53-29-85-14-35-24-81-31-127-7-28-11-60-11-84 0-28 4-53 11-67 7-25 21-39 31-46 22-7 39 3 53 21 11 18 21 35 33 60 18 53 28 116 32 190 0-21 3-42 3-63 0-134-57-268-166-388v2820c84 88 138 190 156 292z">
          <text:p/>
        </draw:path>
        <draw:polygon draw:style-name="gr7" draw:text-style-name="P2" draw:layer="layout" svg:width="0cm" svg:height="0cm" svg:x="17.776cm" svg:y="6.656cm" svg:viewBox="0 0 0 0" draw:points="0,0">
          <text:p/>
        </draw:polygon>
        <draw:path draw:style-name="gr1" draw:text-style-name="P1" draw:layer="layout" svg:width="0.706cm" svg:height="0.739cm" svg:x="20.234cm" svg:y="7.704cm" svg:viewBox="0 0 707 740" svg:d="M54 323c0 35 10 67 32 85 42 39 119 28 190-25 71-49 116-134 116-204 0-32-10-60-28-78-21-18-53-25-88-21 25-18 53-32 78-44 194-88 353-7 353 178 0 134-81 293-216 402-127 109-278 152-381 106-102-46-137-173-88-318 7-28 21-53 32-81z">
          <text:p/>
        </draw:path>
        <draw:polygon draw:style-name="gr7" draw:text-style-name="P2" draw:layer="layout" svg:width="0cm" svg:height="0cm" svg:x="17.776cm" svg:y="6.656cm" svg:viewBox="0 0 0 0" draw:points="0,0">
          <text:p/>
        </draw:polygon>
        <draw:path draw:style-name="gr1" draw:text-style-name="P1" draw:layer="layout" svg:width="0.614cm" svg:height="0.641cm" svg:x="20.277cm" svg:y="6.42cm" svg:viewBox="0 0 615 642" svg:d="M615 183c0-60-18-110-53-142-21-21-49-31-81-38-42-7-92-4-141 14-25 10-53 21-78 35-96 56-177 148-223 247-14 29-21 54-28 82-15 53-15 99 0 141 7 32 24 57 46 78 77 67 216 53 346-43 127-95 212-246 212-374z">
          <text:p/>
        </draw:path>
        <draw:polygon draw:style-name="gr7" draw:text-style-name="P2" draw:layer="layout" svg:width="0cm" svg:height="0cm" svg:x="17.776cm" svg:y="6.656cm" svg:viewBox="0 0 0 0" draw:points="0,0">
          <text:p/>
        </draw:polygon>
        <draw:polygon draw:style-name="gr1" draw:text-style-name="P1" draw:layer="layout" svg:width="0.931cm" svg:height="0.712cm" svg:x="17.367cm" svg:y="6.773cm" svg:viewBox="0 0 932 713" draw:points="0,127 645,713 932,582 783,448 741,466 635,370 525,271 370,134 331,99 370,81 286,0">
          <text:p/>
        </draw:polygon>
        <draw:polygon draw:style-name="gr7" draw:text-style-name="P2" draw:layer="layout" svg:width="0cm" svg:height="0cm" svg:x="17.776cm" svg:y="6.656cm" svg:viewBox="0 0 0 0" draw:points="0,0">
          <text:p/>
        </draw:polygon>
        <draw:path draw:style-name="gr1" draw:text-style-name="P1" draw:layer="layout" svg:width="0.61cm" svg:height="1.157cm" svg:x="16.39cm" svg:y="5.351cm" svg:viewBox="0 0 611 1158" svg:d="M0 0l611 554v116c-7 4-14 4-21 7l-57-49v530c-53-24-102-56-137-88v-283c17-18 38-35 63-50v-116l-46-39c-32-74-89-123-121-109l-292-265z">
          <text:p/>
        </draw:path>
        <draw:polygon draw:style-name="gr7" draw:text-style-name="P2" draw:layer="layout" svg:width="0cm" svg:height="0cm" svg:x="17.776cm" svg:y="6.656cm" svg:viewBox="0 0 0 0" draw:points="0,0">
          <text:p/>
        </draw:polygon>
        <draw:polygon draw:style-name="gr1" draw:text-style-name="P1" draw:layer="layout" svg:width="0.497cm" svg:height="0.582cm" svg:x="18.104cm" svg:y="6.572cm" svg:viewBox="0 0 498 583" draw:points="0,219 403,583 498,537 498,0">
          <text:p/>
        </draw:polygon>
        <draw:polygon draw:style-name="gr7" draw:text-style-name="P2" draw:layer="layout" svg:width="0cm" svg:height="0cm" svg:x="17.776cm" svg:y="6.656cm" svg:viewBox="0 0 0 0" draw:points="0,0">
          <text:p/>
        </draw:polygon>
        <draw:polygon draw:style-name="gr1" draw:text-style-name="P1" draw:layer="layout" svg:width="0.413cm" svg:height="0.695cm" svg:x="17.451cm" svg:y="7.32cm" svg:viewBox="0 0 414 696" draw:points="25,56 0,35 0,324 414,696 414,451 414,409 337,338 358,328 358,271 57,0 25,10">
          <text:p/>
        </draw:polygon>
        <draw:polygon draw:style-name="gr7" draw:text-style-name="P2" draw:layer="layout" svg:width="0cm" svg:height="0cm" svg:x="17.776cm" svg:y="6.656cm" svg:viewBox="0 0 0 0" draw:points="0,0">
          <text:p/>
        </draw:polygon>
        <draw:path draw:style-name="gr1" draw:text-style-name="P1" draw:layer="layout" svg:width="0.45cm" svg:height="0.452cm" svg:x="21.466cm" svg:y="7.516cm" svg:viewBox="0 0 451 453" svg:d="M421 121l-21-17c-14-15-32-22-54-25l-14-11c-4-10-11-21-18-28l-25-18c-38-35-113-28-176 22-67 49-113 127-113 194 0 28 11 56 28 70l21 21c11 7 18 14 32 18l11 11c3 22 14 39 28 50l21 21c53 49 159 21 238-68 77-85 95-190 42-240z">
          <text:p/>
        </draw:path>
        <draw:polygon draw:style-name="gr7" draw:text-style-name="P2" draw:layer="layout" svg:width="0cm" svg:height="0cm" svg:x="17.776cm" svg:y="6.656cm" svg:viewBox="0 0 0 0" draw:points="0,0">
          <text:p/>
        </draw:polygon>
        <draw:path draw:style-name="gr1" draw:text-style-name="P1" draw:layer="layout" svg:width="0.45cm" svg:height="0.452cm" svg:x="21.466cm" svg:y="9.98cm" svg:viewBox="0 0 451 453" svg:d="M421 123l-21-21c-14-11-32-18-54-21l-14-11c-4-10-11-21-18-28l-25-21c-38-36-113-25-176 21-67 49-113 131-113 195 0 32 11 60 28 74l21 21c11 7 18 11 32 18l11 10c3 22 14 39 28 50l21 21c53 46 159 18 238-67 77-85 95-191 42-241z">
          <text:p/>
        </draw:path>
        <draw:polygon draw:style-name="gr7" draw:text-style-name="P2" draw:layer="layout" svg:width="0cm" svg:height="0cm" svg:x="17.776cm" svg:y="6.656cm" svg:viewBox="0 0 0 0" draw:points="0,0">
          <text:p/>
        </draw:polygon>
        <draw:path draw:style-name="gr1" draw:text-style-name="P1" draw:layer="layout" svg:width="0.603cm" svg:height="0.636cm" svg:x="20.288cm" svg:y="6.424cm" svg:viewBox="0 0 604 637" svg:d="M0 519c7 32 24 57 46 78 77 67 215 49 342-43 131-95 216-246 216-374 0-60-18-110-53-142-25-21-54-35-86-38 7 17 11 38 11 63 0 106-63 234-162 329s-223 141-314 127z">
          <text:p/>
        </draw:path>
        <draw:polygon draw:style-name="gr7" draw:text-style-name="P2" draw:layer="layout" svg:width="0cm" svg:height="0cm" svg:x="17.776cm" svg:y="6.656cm" svg:viewBox="0 0 0 0" draw:points="0,0">
          <text:p/>
        </draw:polygon>
        <draw:path draw:style-name="gr1" draw:text-style-name="P1" draw:layer="layout" svg:width="0.603cm" svg:height="0.631cm" svg:x="20.288cm" svg:y="8.886cm" svg:viewBox="0 0 604 632" svg:d="M0 520c7 31 24 60 46 77 17 18 38 28 63 35 4-3 7-3 11-7 3-3 7-3 14-7 3-3 10-7 14-10 7-4 14-4 21-11 7 0 14-7 25-10 7-4 14-7 24-11 11-4 18-7 29-14 7-4 17-7 28-11 11-3 21-10 32-14 10-3 21-10 35-14 11-3 21-10 35-14 11-4 21-11 36-14 24-11 49-18 70-28 79-89 121-194 121-287 0-21 0-46-7-67-11-28-25-53-46-74-25-18-54-32-86-39 7 21 11 42 11 67 0 106-63 234-162 329-99 92-223 141-314 124z">
          <text:p/>
        </draw:path>
        <draw:polygon draw:style-name="gr7" draw:text-style-name="P2" draw:layer="layout" svg:width="0cm" svg:height="0cm" svg:x="17.776cm" svg:y="6.656cm" svg:viewBox="0 0 0 0" draw:points="0,0">
          <text:p/>
        </draw:polygon>
        <draw:path draw:style-name="gr1" draw:text-style-name="P1" draw:layer="layout" svg:width="0.302cm" svg:height="0.57cm" svg:x="19.312cm" svg:y="6.185cm" svg:viewBox="0 0 303 571" svg:d="M303 302c-28 93-56 181-81 269-81-49-160-173-199-304s-28-237 32-261c14-7 28-7 46-4 78 60 156 173 202 300z">
          <text:p/>
        </draw:path>
        <draw:polygon draw:style-name="gr7" draw:text-style-name="P2" draw:layer="layout" svg:width="0cm" svg:height="0cm" svg:x="17.776cm" svg:y="6.656cm" svg:viewBox="0 0 0 0" draw:points="0,0">
          <text:p/>
        </draw:polygon>
        <draw:path draw:style-name="gr1" draw:text-style-name="P1" draw:layer="layout" svg:width="1.002cm" svg:height="0.956cm" svg:x="15.638cm" svg:y="2.31cm" svg:viewBox="0 0 1003 957" svg:d="M961 957c28-63 42-127 42-194 0-60-11-127-39-197-24-64-63-138-135-212-28-32-60-64-99-92-38-31-81-60-123-84-95-57-194-92-286-121-113-32-219-50-321-57 25 0 53 18 78 43 501 68 837 371 762 692 24 21 50 49 75 85 10 21 21 42 32 67 7 21 14 46 14 70z">
          <text:p/>
        </draw:path>
        <draw:polygon draw:style-name="gr7" draw:text-style-name="P2" draw:layer="layout" svg:width="0cm" svg:height="0cm" svg:x="17.776cm" svg:y="6.656cm" svg:viewBox="0 0 0 0" draw:points="0,0">
          <text:p/>
        </draw:polygon>
        <draw:path draw:style-name="gr1" draw:text-style-name="P1" draw:layer="layout" svg:width="0.3cm" svg:height="0.491cm" svg:x="14.463cm" svg:y="5.944cm" svg:viewBox="0 0 301 492" svg:d="M132 49c-14-10-25-21-32-28l-7-4c-28-17-46-21-61-14-7 4-14 11-17 22-4 7-8 17-11 31 0 11-4 25-4 43 0 17 4 35 4 49 3 40 11 72 18 100 7 39 22 74 36 109 17 39 42 74 74 99 18 18 39 28 56 32 22 7 39 3 57-4 17-7 35-21 46-46l3-7c7-17 7-35 7-56 0-25-3-50-10-74-18-60-50-113-85-167-25-32-49-60-74-85z">
          <text:p/>
        </draw:path>
        <draw:polygon draw:style-name="gr7" draw:text-style-name="P2" draw:layer="layout" svg:width="0cm" svg:height="0cm" svg:x="17.776cm" svg:y="6.656cm" svg:viewBox="0 0 0 0" draw:points="0,0">
          <text:p/>
        </draw:polygon>
        <draw:path draw:style-name="gr1" draw:text-style-name="P1" draw:layer="layout" svg:width="0.3cm" svg:height="0.49cm" svg:x="14.463cm" svg:y="4.814cm" svg:viewBox="0 0 301 491" svg:d="M132 47c-14-7-25-18-32-25l-7-3c-28-18-46-22-61-18-7 3-14 11-17 25-4 7-8 17-11 31 0 11-4 25-4 43 0 14 4 35 4 49 3 35 11 67 18 95 7 39 22 78 36 111 17 39 42 77 74 102 18 18 39 28 56 32 22 3 39 3 57-4 17-7 35-24 46-46l3-10c7-14 7-32 7-53 0-25-3-51-10-79-18-56-50-113-85-162-25-32-49-64-74-88z">
          <text:p/>
        </draw:path>
        <draw:polygon draw:style-name="gr7" draw:text-style-name="P2" draw:layer="layout" svg:width="0cm" svg:height="0cm" svg:x="17.776cm" svg:y="6.656cm" svg:viewBox="0 0 0 0" draw:points="0,0">
          <text:p/>
        </draw:polygon>
        <draw:path draw:style-name="gr1" draw:text-style-name="P1" draw:layer="layout" svg:width="0.783cm" svg:height="0.408cm" svg:x="17cm" svg:y="5.872cm" svg:viewBox="0 0 784 409" svg:d="M777 409c4-21 7-39 7-60 0-120-95-229-255-293-162-64-360-75-529-21v116c176-52 388-42 550 32 0 0 4 0 7 4 118 53 195 134 220 222z">
          <text:p/>
        </draw:path>
        <draw:polygon draw:style-name="gr7" draw:text-style-name="P2" draw:layer="layout" svg:width="0cm" svg:height="0cm" svg:x="17.776cm" svg:y="6.656cm" svg:viewBox="0 0 0 0" draw:points="0,0">
          <text:p/>
        </draw:polygon>
        <draw:path draw:style-name="gr1" draw:text-style-name="P1" draw:layer="layout" svg:width="0.452cm" svg:height="0.482cm" svg:x="17.356cm" svg:y="8.097cm" svg:viewBox="0 0 453 483" svg:d="M153 41l300 272v61l-32 14-261-241c0 11 3 21 7 32l4-4 261 234v60l-32 14-244-223c-17 25-56 10-95-35-35-46-61-113-61-166 0-50 26-71 65-53 3 3 10 7 17 14 14 11 25 28 39 46v-11z">
          <text:p/>
        </draw:path>
        <draw:polygon draw:style-name="gr7" draw:text-style-name="P2" draw:layer="layout" svg:width="0cm" svg:height="0cm" svg:x="17.776cm" svg:y="6.656cm" svg:viewBox="0 0 0 0" draw:points="0,0">
          <text:p/>
        </draw:polygon>
        <draw:path draw:style-name="gr1" draw:text-style-name="P1" draw:layer="layout" svg:width="0.342cm" svg:height="0.353cm" svg:x="21.575cm" svg:y="10.08cm" svg:viewBox="0 0 343 354" svg:d="M312 24c54 46 35 155-42 240-78 86-184 114-237 68-22-21-33-47-33-82 0-67 51-152 121-205 71-49 149-60 191-21z">
          <text:p/>
        </draw:path>
        <draw:polygon draw:style-name="gr7" draw:text-style-name="P2" draw:layer="layout" svg:width="0cm" svg:height="0cm" svg:x="17.776cm" svg:y="6.656cm" svg:viewBox="0 0 0 0" draw:points="0,0">
          <text:p/>
        </draw:polygon>
        <draw:path draw:style-name="gr1" draw:text-style-name="P1" draw:layer="layout" svg:width="0.342cm" svg:height="0.354cm" svg:x="21.575cm" svg:y="7.614cm" svg:viewBox="0 0 343 355" svg:d="M312 24c54 50 35 155-42 240-78 88-184 117-237 67-22-18-33-46-33-78 0-70 51-155 121-204 71-54 149-65 191-25z">
          <text:p/>
        </draw:path>
        <draw:polygon draw:style-name="gr7" draw:text-style-name="P2" draw:layer="layout" svg:width="0cm" svg:height="0cm" svg:x="17.776cm" svg:y="6.656cm" svg:viewBox="0 0 0 0" draw:points="0,0">
          <text:p/>
        </draw:polygon>
        <draw:path draw:style-name="gr1" draw:text-style-name="P1" draw:layer="layout" svg:width="0.723cm" svg:height="0.727cm" svg:x="18.99cm" svg:y="5.672cm" svg:viewBox="0 0 724 728" svg:d="M607 7c39-7 78-7 117-7-25 0-57 7-85 18l-416 187c-14 7-25 28-25 60v463l-198-176c3-11 7-18 10-32 7-29 18-61 28-89 22-64 57-120 99-170 75-88 167-151 266-194 63-28 134-49 204-60z">
          <text:p/>
        </draw:path>
        <draw:polygon draw:style-name="gr7" draw:text-style-name="P2" draw:layer="layout" svg:width="0cm" svg:height="0cm" svg:x="17.776cm" svg:y="6.656cm" svg:viewBox="0 0 0 0" draw:points="0,0">
          <text:p/>
        </draw:polygon>
        <draw:path draw:style-name="gr1" draw:text-style-name="P1" draw:layer="layout" svg:width="0.323cm" svg:height="0.718cm" svg:x="19.206cm" svg:y="6.143cm" svg:viewBox="0 0 324 719" svg:d="M207 44c-18-3-35-3-50 4-56 24-70 130-31 261 39 130 120 254 198 303-7 35-17 72-28 107-79-35-163-142-223-269-60-131-85-265-67-356 21-89 81-117 162-74 11 7 25 14 39 24z">
          <text:p/>
        </draw:path>
        <draw:polygon draw:style-name="gr7" draw:text-style-name="P2" draw:layer="layout" svg:width="0cm" svg:height="0cm" svg:x="17.776cm" svg:y="6.656cm" svg:viewBox="0 0 0 0" draw:points="0,0">
          <text:p/>
        </draw:polygon>
        <draw:path draw:style-name="gr1" draw:text-style-name="P1" draw:layer="layout" svg:width="0.315cm" svg:height="0.727cm" svg:x="19.207cm" svg:y="8.607cm" svg:viewBox="0 0 316 728" svg:d="M149 11c0 14 4 28 4 39-18 10-32 31-39 60-7 28-10 63-7 102 14 120 75 258 153 347 17 60 35 116 56 169-63-21-137-92-198-194-64-100-106-220-117-322-3-49 0-95 7-131 21-70 74-98 141-70z">
          <text:p/>
        </draw:path>
        <draw:polygon draw:style-name="gr7" draw:text-style-name="P2" draw:layer="layout" svg:width="0cm" svg:height="0cm" svg:x="17.776cm" svg:y="6.656cm" svg:viewBox="0 0 0 0" draw:points="0,0">
          <text:p/>
        </draw:polygon>
        <draw:path draw:style-name="gr1" draw:text-style-name="P1" draw:layer="layout" svg:width="0.413cm" svg:height="0.42cm" svg:x="17.451cm" svg:y="7.595cm" svg:viewBox="0 0 414 421" svg:d="M0 49l414 372v-244l-194-177c-77 39-152 56-220 49z">
          <text:p/>
        </draw:path>
        <draw:polygon draw:style-name="gr7" draw:text-style-name="P2" draw:layer="layout" svg:width="0cm" svg:height="0cm" svg:x="17.776cm" svg:y="6.656cm" svg:viewBox="0 0 0 0" draw:points="0,0">
          <text:p/>
        </draw:polygon>
        <draw:path draw:style-name="gr1" draw:text-style-name="P1" draw:layer="layout" svg:width="0.487cm" svg:height="0.525cm" svg:x="20.277cm" svg:y="8.883cm" svg:viewBox="0 0 488 526" svg:d="M11 381c-15 53-15 103 0 142 91 17 215-32 314-124 100-95 163-223 163-329 0-25-4-46-7-67-42-7-92 0-142 18 28 21 43 53 43 95 0 85-61 184-149 248-85 60-173 67-222 17z">
          <text:p/>
        </draw:path>
        <draw:polygon draw:style-name="gr7" draw:text-style-name="P2" draw:layer="layout" svg:width="0cm" svg:height="0cm" svg:x="17.776cm" svg:y="6.656cm" svg:viewBox="0 0 0 0" draw:points="0,0">
          <text:p/>
        </draw:polygon>
        <draw:path draw:style-name="gr1" draw:text-style-name="P1" draw:layer="layout" svg:width="0.487cm" svg:height="0.525cm" svg:x="20.277cm" svg:y="6.42cm" svg:viewBox="0 0 488 526" svg:d="M11 381c-15 53-15 99 0 141 91 18 215-32 314-127 100-95 163-219 163-329 0-21-4-42-7-63-42-7-92-4-142 14 28 21 43 56 43 98 0 86-61 185-149 245-85 63-173 70-222 21z">
          <text:p/>
        </draw:path>
        <draw:polygon draw:style-name="gr7" draw:text-style-name="P2" draw:layer="layout" svg:width="0cm" svg:height="0cm" svg:x="17.776cm" svg:y="6.656cm" svg:viewBox="0 0 0 0" draw:points="0,0">
          <text:p/>
        </draw:polygon>
        <draw:path draw:style-name="gr1" draw:text-style-name="P1" draw:layer="layout" svg:width="1.193cm" svg:height="0.36cm" svg:x="14.918cm" svg:y="2.663cm" svg:viewBox="0 0 1194 361" svg:d="M1183 361c7-21 11-39 11-60 0-28-7-60-18-88-121-131-343-213-579-213-240 0-459 82-579 213-10 28-18 60-18 88 0 21 4 39 8 60 49-180 299-314 589-314 289 0 536 134 586 314z">
          <text:p/>
        </draw:path>
        <draw:polygon draw:style-name="gr7" draw:text-style-name="P2" draw:layer="layout" svg:width="0cm" svg:height="0cm" svg:x="17.776cm" svg:y="6.656cm" svg:viewBox="0 0 0 0" draw:points="0,0">
          <text:p/>
        </draw:polygon>
        <draw:path draw:style-name="gr1" draw:text-style-name="P1" draw:layer="layout" svg:width="1.157cm" svg:height="0.277cm" svg:x="14.936cm" svg:y="2.598cm" svg:viewBox="0 0 1158 278" svg:d="M1158 278c-35-81-113-156-222-208-215-93-498-93-717 0-110 52-187 127-219 208 120-131 339-212 579-212 237 0 459 81 579 212z">
          <text:p/>
        </draw:path>
        <draw:polygon draw:style-name="gr7" draw:text-style-name="P2" draw:layer="layout" svg:width="0cm" svg:height="0cm" svg:x="17.776cm" svg:y="6.656cm" svg:viewBox="0 0 0 0" draw:points="0,0">
          <text:p/>
        </draw:polygon>
        <draw:polygon draw:style-name="gr1" draw:text-style-name="P1" draw:layer="layout" svg:width="0.409cm" svg:height="0.48cm" svg:x="17.995cm" svg:y="6.854cm" svg:viewBox="0 0 410 481" draw:points="410,371 410,375 410,453 343,481 0,174 0,0">
          <text:p/>
        </draw:polygon>
        <draw:polygon draw:style-name="gr7" draw:text-style-name="P2" draw:layer="layout" svg:width="0cm" svg:height="0cm" svg:x="17.776cm" svg:y="6.656cm" svg:viewBox="0 0 0 0" draw:points="0,0">
          <text:p/>
        </draw:polygon>
        <draw:path draw:style-name="gr1" draw:text-style-name="P1" draw:layer="layout" svg:width="0.338cm" svg:height="0.353cm" svg:x="20.288cm" svg:y="7.781cm" svg:viewBox="0 0 339 354" svg:d="M10 231c-3 7-7 11-10 14 0 35 10 67 32 85 42 39 119 28 191-25 71-49 116-134 116-205 0-32-10-60-28-78-21-21-53-25-88-21-4 0-7 7-14 7-4 35-18 70-42 106-40 57-100 103-157 117z">
          <text:p/>
        </draw:path>
        <draw:polygon draw:style-name="gr7" draw:text-style-name="P2" draw:layer="layout" svg:width="0cm" svg:height="0cm" svg:x="17.776cm" svg:y="6.656cm" svg:viewBox="0 0 0 0" draw:points="0,0">
          <text:p/>
        </draw:polygon>
        <draw:path draw:style-name="gr1" draw:text-style-name="P1" draw:layer="layout" svg:width="0.159cm" svg:height="0.602cm" svg:x="16.132cm" svg:y="5.882cm" svg:viewBox="0 0 160 603" svg:d="M156 295c0-7 4-14 4-22-4-74-14-137-32-190-11-25-21-42-32-60-14-18-36-28-54-21-14 7-24 21-31 46-7 14-11 39-11 67 0 24 4 56 11 84 7 46 17 92 31 127 7 32 18 60 30 85 24 61 42 103 56 135 11 32 21 50 25 57v-266c0-14 3-28 3-42z">
          <text:p/>
        </draw:path>
        <draw:polygon draw:style-name="gr7" draw:text-style-name="P2" draw:layer="layout" svg:width="0cm" svg:height="0cm" svg:x="17.776cm" svg:y="6.656cm" svg:viewBox="0 0 0 0" draw:points="0,0">
          <text:p/>
        </draw:polygon>
        <draw:path draw:style-name="gr1" draw:text-style-name="P1" draw:layer="layout" svg:width="0.152cm" svg:height="0.603cm" svg:x="16.132cm" svg:y="6.752cm" svg:viewBox="0 0 153 604" svg:d="M153 604v-392c-4-61-18-110-36-152-10-18-22-36-32-50-14-7-29-14-43-7-14 4-24 18-31 43-7 17-11 42-11 67 0 28 4 61 11 89 7 46 17 88 31 127 7 32 18 56 29 81 21 63 43 106 54 134 14 32 24 49 28 60z">
          <text:p/>
        </draw:path>
        <draw:polygon draw:style-name="gr7" draw:text-style-name="P2" draw:layer="layout" svg:width="0cm" svg:height="0cm" svg:x="17.776cm" svg:y="6.656cm" svg:viewBox="0 0 0 0" draw:points="0,0">
          <text:p/>
        </draw:polygon>
        <draw:path draw:style-name="gr1" draw:text-style-name="P1" draw:layer="layout" svg:width="0.29cm" svg:height="0.491cm" svg:x="14.463cm" svg:y="5.944cm" svg:viewBox="0 0 291 492" svg:d="M92 17c-28-17-46-21-60-14-7 4-14 11-17 22-4 7-8 17-11 31 0 11-4 25-4 43 0 17 4 35 4 49 3 40 11 72 18 100 7 39 21 74 35 109 17 39 42 74 74 99 19 18 40 28 57 32 22 7 39 3 57-4 17-7 35-21 46-46-53-21-113-88-152-176-43-89-61-185-47-245z">
          <text:p/>
        </draw:path>
        <draw:polygon draw:style-name="gr7" draw:text-style-name="P2" draw:layer="layout" svg:width="0cm" svg:height="0cm" svg:x="17.776cm" svg:y="6.656cm" svg:viewBox="0 0 0 0" draw:points="0,0">
          <text:p/>
        </draw:polygon>
        <draw:path draw:style-name="gr1" draw:text-style-name="P1" draw:layer="layout" svg:width="0.29cm" svg:height="0.49cm" svg:x="14.463cm" svg:y="4.814cm" svg:viewBox="0 0 291 491" svg:d="M92 19c-28-18-46-22-60-18-7 3-14 11-17 25-4 7-8 17-11 31 0 11-4 25-4 43 0 14 4 35 4 49 3 35 11 67 18 95 7 39 21 78 35 111 17 39 42 77 74 102 19 18 40 28 57 32 22 3 39 3 57-4 17-7 35-24 46-46-53-21-113-91-152-181-43-88-61-179-47-239z">
          <text:p/>
        </draw:path>
        <draw:polygon draw:style-name="gr7" draw:text-style-name="P2" draw:layer="layout" svg:width="0cm" svg:height="0cm" svg:x="17.776cm" svg:y="6.656cm" svg:viewBox="0 0 0 0" draw:points="0,0">
          <text:p/>
        </draw:polygon>
        <draw:path draw:style-name="gr1" draw:text-style-name="P1" draw:layer="layout" svg:width="0.37cm" svg:height="0.392cm" svg:x="20.288cm" svg:y="8.904cm" svg:viewBox="0 0 371 393" svg:d="M28 282c-14 25-21 54-28 78 49 50 141 43 226-17 85-65 145-163 145-248 0-42-14-74-42-95-25 7-53 21-78 35 11 14 14 28 14 49 0 53-36 113-85 159-53 42-113 56-152 39z">
          <text:p/>
        </draw:path>
        <draw:polygon draw:style-name="gr7" draw:text-style-name="P2" draw:layer="layout" svg:width="0cm" svg:height="0cm" svg:x="17.776cm" svg:y="6.656cm" svg:viewBox="0 0 0 0" draw:points="0,0">
          <text:p/>
        </draw:polygon>
        <draw:path draw:style-name="gr1" draw:text-style-name="P1" draw:layer="layout" svg:width="0.37cm" svg:height="0.394cm" svg:x="20.288cm" svg:y="6.438cm" svg:viewBox="0 0 371 395" svg:d="M28 283c-14 28-21 53-28 81 49 49 141 39 226-21s145-162 145-244c0-43-14-78-42-99-25 7-53 21-78 35 11 14 14 33 14 50 0 53-36 117-85 159-53 42-113 60-152 39z">
          <text:p/>
        </draw:path>
        <draw:polygon draw:style-name="gr7" draw:text-style-name="P2" draw:layer="layout" svg:width="0cm" svg:height="0cm" svg:x="17.776cm" svg:y="6.656cm" svg:viewBox="0 0 0 0" draw:points="0,0">
          <text:p/>
        </draw:polygon>
        <draw:polygon draw:style-name="gr1" draw:text-style-name="P1" draw:layer="layout" svg:width="0.43cm" svg:height="0.505cm" svg:x="17.441cm" svg:y="7.905cm" svg:viewBox="0 0 431 506" draw:points="431,506 431,388 85,78 0,0 0,113">
          <text:p/>
        </draw:polygon>
        <draw:polygon draw:style-name="gr7" draw:text-style-name="P2" draw:layer="layout" svg:width="0cm" svg:height="0cm" svg:x="17.776cm" svg:y="6.656cm" svg:viewBox="0 0 0 0" draw:points="0,0">
          <text:p/>
        </draw:polygon>
        <draw:path draw:style-name="gr1" draw:text-style-name="P1" draw:layer="layout" svg:width="0.56cm" svg:height="0.6cm" svg:x="17.378cm" svg:y="7.04cm" svg:viewBox="0 0 561 601" svg:d="M130 164l301 272c0 43 24 103 56 135 18 25 39 35 53 28s21-21 21-46c0-21-7-46-17-70-11-28-29-58-46-75-18-14-36-22-46-18-4 0-4 4-4 4-10 7-17 21-17 42v61l-32 14v-60l32-15c0 43 24 103 56 135 18 25 39 35 53 28s21-21 21-46c0-21-7-46-17-70-11-28-29-58-46-75-18-14-36-22-46-18-4 0-4 4-4 4-10 7-17 21-17 42v61l-32 14-301-276v-25c-14 0-32-14-46-32-24-28-42-67-49-102s-4-63 14-74c11-4 21 0 35 7s32 28 46 53l32-14 301 271v57l-32 14-273-243c0 3 4 10 4 17z">
          <text:p/>
        </draw:path>
        <draw:polygon draw:style-name="gr7" draw:text-style-name="P2" draw:layer="layout" svg:width="0cm" svg:height="0cm" svg:x="17.776cm" svg:y="6.656cm" svg:viewBox="0 0 0 0" draw:points="0,0">
          <text:p/>
        </draw:polygon>
        <draw:polygon draw:style-name="gr1" draw:text-style-name="P1" draw:layer="layout" svg:width="0.43cm" svg:height="0.427cm" svg:x="17.441cm" svg:y="7.983cm" svg:viewBox="0 0 431 428" draw:points="0,35 431,428 431,310 85,0">
          <text:p/>
        </draw:polygon>
        <draw:polygon draw:style-name="gr7" draw:text-style-name="P2" draw:layer="layout" svg:width="0cm" svg:height="0cm" svg:x="17.776cm" svg:y="6.656cm" svg:viewBox="0 0 0 0" draw:points="0,0">
          <text:p/>
        </draw:polygon>
        <draw:path draw:style-name="gr1" draw:text-style-name="P1" draw:layer="layout" svg:width="0.254cm" svg:height="0.338cm" svg:x="19.081cm" svg:y="8.029cm" svg:viewBox="0 0 255 339" svg:d="M0 109l248-109c0 116 0 229 7 339z">
          <text:p/>
        </draw:path>
        <draw:polygon draw:style-name="gr7" draw:text-style-name="P2" draw:layer="layout" svg:width="0cm" svg:height="0cm" svg:x="17.776cm" svg:y="6.656cm" svg:viewBox="0 0 0 0" draw:points="0,0">
          <text:p/>
        </draw:polygon>
        <draw:path draw:style-name="gr1" draw:text-style-name="P1" draw:layer="layout" svg:width="0.206cm" svg:height="0.406cm" svg:x="14.557cm" svg:y="4.836cm" svg:viewBox="0 0 207 407" svg:d="M5 0c-14 60 0 152 43 237 42 89 98 152 152 170 7-14 7-32 7-53 0-25-3-50-10-74-40-43-72-107-86-167-21-32-49-64-74-88-14-7-25-18-32-25z">
          <text:p/>
        </draw:path>
        <draw:polygon draw:style-name="gr7" draw:text-style-name="P2" draw:layer="layout" svg:width="0cm" svg:height="0cm" svg:x="17.776cm" svg:y="6.656cm" svg:viewBox="0 0 0 0" draw:points="0,0">
          <text:p/>
        </draw:polygon>
        <draw:path draw:style-name="gr1" draw:text-style-name="P1" draw:layer="layout" svg:width="0.206cm" svg:height="0.405cm" svg:x="14.557cm" svg:y="5.969cm" svg:viewBox="0 0 207 406" svg:d="M5 0c-14 56 0 148 43 236 42 86 98 153 152 170 7-14 7-35 7-56s-3-51-10-75c-40-39-72-103-86-166-21-28-49-60-74-85-14-10-25-17-32-24z">
          <text:p/>
        </draw:path>
        <draw:polygon draw:style-name="gr7" draw:text-style-name="P2" draw:layer="layout" svg:width="0cm" svg:height="0cm" svg:x="17.776cm" svg:y="6.656cm" svg:viewBox="0 0 0 0" draw:points="0,0">
          <text:p/>
        </draw:polygon>
        <draw:polygon draw:style-name="gr1" draw:text-style-name="P1" draw:layer="layout" svg:width="0.332cm" svg:height="0.346cm" svg:x="17.476cm" svg:y="8.367cm" svg:viewBox="0 0 333 347" draw:points="32,0 333,277 333,333 301,347 0,74 0,15">
          <text:p/>
        </draw:polygon>
        <draw:polygon draw:style-name="gr7" draw:text-style-name="P2" draw:layer="layout" svg:width="0cm" svg:height="0cm" svg:x="17.776cm" svg:y="6.656cm" svg:viewBox="0 0 0 0" draw:points="0,0">
          <text:p/>
        </draw:polygon>
        <draw:polygon draw:style-name="gr1" draw:text-style-name="P1" draw:layer="layout" svg:width="0.332cm" svg:height="0.346cm" svg:x="17.476cm" svg:y="8.6cm" svg:viewBox="0 0 333 347" draw:points="32,0 333,276 333,333 301,347 0,71 0,14">
          <text:p/>
        </draw:polygon>
        <draw:polygon draw:style-name="gr7" draw:text-style-name="P2" draw:layer="layout" svg:width="0cm" svg:height="0cm" svg:x="17.776cm" svg:y="6.656cm" svg:viewBox="0 0 0 0" draw:points="0,0">
          <text:p/>
        </draw:polygon>
        <draw:polygon draw:style-name="gr1" draw:text-style-name="P1" draw:layer="layout" svg:width="0.332cm" svg:height="0.346cm" svg:x="17.476cm" svg:y="8.484cm" svg:viewBox="0 0 333 347" draw:points="32,0 333,275 333,332 301,347 0,74 0,14">
          <text:p/>
        </draw:polygon>
        <draw:polygon draw:style-name="gr7" draw:text-style-name="P2" draw:layer="layout" svg:width="0cm" svg:height="0cm" svg:x="17.776cm" svg:y="6.656cm" svg:viewBox="0 0 0 0" draw:points="0,0">
          <text:p/>
        </draw:polygon>
        <draw:path draw:style-name="gr1" draw:text-style-name="P1" draw:layer="layout" svg:width="0.314cm" svg:height="0.33cm" svg:x="21.498cm" svg:y="7.545cm" svg:viewBox="0 0 315 331" svg:d="M60 331c0-8-4-18-4-29 0-56 32-123 85-177 53-49 121-81 174-74l-14-11-22-17c-36-36-110-29-173 21-64 46-106 124-106 188 0 28 10 53 28 70l21 18z">
          <text:p/>
        </draw:path>
        <draw:polygon draw:style-name="gr7" draw:text-style-name="P2" draw:layer="layout" svg:width="0cm" svg:height="0cm" svg:x="17.776cm" svg:y="6.656cm" svg:viewBox="0 0 0 0" draw:points="0,0">
          <text:p/>
        </draw:polygon>
        <draw:path draw:style-name="gr1" draw:text-style-name="P1" draw:layer="layout" svg:width="0.314cm" svg:height="0.329cm" svg:x="21.498cm" svg:y="10.011cm" svg:viewBox="0 0 315 330" svg:d="M60 330c0-11-4-18-4-29 0-56 32-123 85-176s121-78 174-74l-14-11-22-17c-36-37-110-30-173 21-64 46-106 123-106 183 0 32 10 57 28 74l21 18z">
          <text:p/>
        </draw:path>
        <draw:polygon draw:style-name="gr7" draw:text-style-name="P2" draw:layer="layout" svg:width="0cm" svg:height="0cm" svg:x="17.776cm" svg:y="6.656cm" svg:viewBox="0 0 0 0" draw:points="0,0">
          <text:p/>
        </draw:polygon>
        <draw:path draw:style-name="gr1" draw:text-style-name="P1" draw:layer="layout" svg:width="0.169cm" svg:height="0.274cm" svg:x="17.786cm" svg:y="8.487cm" svg:viewBox="0 0 170 275" svg:d="M170 220c0-3 0-3 0-7 0-32-11-67-28-107-18-35-39-67-60-88-7-4-14-7-18-11-40-21-68 4-64 64 3 61 35 131 78 174 39 42 78 39 88-4 4-7 4-14 4-21z">
          <text:p/>
        </draw:path>
        <draw:polygon draw:style-name="gr7" draw:text-style-name="P2" draw:layer="layout" svg:width="0cm" svg:height="0cm" svg:x="17.776cm" svg:y="6.656cm" svg:viewBox="0 0 0 0" draw:points="0,0">
          <text:p/>
        </draw:polygon>
        <draw:path draw:style-name="gr1" draw:text-style-name="P1" draw:layer="layout" svg:width="0.219cm" svg:height="0.29cm" svg:x="17.451cm" svg:y="7.358cm" svg:viewBox="0 0 220 291" svg:d="M4 4c0 29 14 54 32 68l184 166c-74 42-153 56-220 53v-291z">
          <text:p/>
        </draw:path>
        <draw:polygon draw:style-name="gr7" draw:text-style-name="P2" draw:layer="layout" svg:width="0cm" svg:height="0cm" svg:x="17.776cm" svg:y="6.656cm" svg:viewBox="0 0 0 0" draw:points="0,0">
          <text:p/>
        </draw:polygon>
        <draw:path draw:style-name="gr1" draw:text-style-name="P1" draw:layer="layout" svg:width="0.258cm" svg:height="0.243cm" svg:x="17.737cm" svg:y="6.801cm" svg:viewBox="0 0 259 244" svg:d="M199 0c-18 14-21 49-7 95 14 47 38 86 67 107l-103 42-156-138v-18z">
          <text:p/>
        </draw:path>
        <draw:polygon draw:style-name="gr7" draw:text-style-name="P2" draw:layer="layout" svg:width="0cm" svg:height="0cm" svg:x="17.776cm" svg:y="6.656cm" svg:viewBox="0 0 0 0" draw:points="0,0">
          <text:p/>
        </draw:polygon>
        <draw:path draw:style-name="gr1" draw:text-style-name="P1" draw:layer="layout" svg:width="0.236cm" svg:height="0.256cm" svg:x="20.316cm" svg:y="6.473cm" svg:viewBox="0 0 237 257" svg:d="M237 50c0-17-3-36-14-50-95 57-177 149-223 248 39 21 100 3 153-39 49-42 84-106 84-159z">
          <text:p/>
        </draw:path>
        <draw:polygon draw:style-name="gr7" draw:text-style-name="P2" draw:layer="layout" svg:width="0cm" svg:height="0cm" svg:x="17.776cm" svg:y="6.656cm" svg:viewBox="0 0 0 0" draw:points="0,0">
          <text:p/>
        </draw:polygon>
        <draw:path draw:style-name="gr1" draw:text-style-name="P1" draw:layer="layout" svg:width="0.236cm" svg:height="0.254cm" svg:x="20.316cm" svg:y="8.939cm" svg:viewBox="0 0 237 255" svg:d="M237 49c0-21-3-35-14-49-95 53-177 149-223 248 39 17 100 3 153-39 49-42 84-106 84-160z">
          <text:p/>
        </draw:path>
        <draw:polygon draw:style-name="gr7" draw:text-style-name="P2" draw:layer="layout" svg:width="0cm" svg:height="0cm" svg:x="17.776cm" svg:y="6.656cm" svg:viewBox="0 0 0 0" draw:points="0,0">
          <text:p/>
        </draw:polygon>
        <draw:path draw:style-name="gr1" draw:text-style-name="P1" draw:layer="layout" svg:width="0.154cm" svg:height="0.508cm" svg:x="19.312cm" svg:y="8.657cm" svg:viewBox="0 0 155 509" svg:d="M49 0c25 176 60 350 106 509-78-89-142-226-153-347-3-39-3-74 7-102 7-29 21-50 40-60z">
          <text:p/>
        </draw:path>
        <draw:polygon draw:style-name="gr7" draw:text-style-name="P2" draw:layer="layout" svg:width="0cm" svg:height="0cm" svg:x="17.776cm" svg:y="6.656cm" svg:viewBox="0 0 0 0" draw:points="0,0">
          <text:p/>
        </draw:polygon>
        <draw:path draw:style-name="gr1" draw:text-style-name="P1" draw:layer="layout" svg:width="0.185cm" svg:height="0.193cm" svg:x="21.653cm" svg:y="7.694cm" svg:viewBox="0 0 186 194" svg:d="M170 14c29 24 18 85-24 131-43 46-100 64-128 36-11-11-18-25-18-43 0-35 28-82 64-114 39-28 82-31 106-10z">
          <text:p/>
        </draw:path>
        <draw:polygon draw:style-name="gr7" draw:text-style-name="P2" draw:layer="layout" svg:width="0cm" svg:height="0cm" svg:x="17.776cm" svg:y="6.656cm" svg:viewBox="0 0 0 0" draw:points="0,0">
          <text:p/>
        </draw:polygon>
        <draw:path draw:style-name="gr1" draw:text-style-name="P1" draw:layer="layout" svg:width="0.185cm" svg:height="0.193cm" svg:x="21.653cm" svg:y="10.158cm" svg:viewBox="0 0 186 194" svg:d="M170 12c29 28 18 85-24 134-43 47-100 61-128 36-11-10-18-25-18-43 0-39 28-85 64-113 39-28 82-35 106-14z">
          <text:p/>
        </draw:path>
        <draw:polygon draw:style-name="gr7" draw:text-style-name="P2" draw:layer="layout" svg:width="0cm" svg:height="0cm" svg:x="17.776cm" svg:y="6.656cm" svg:viewBox="0 0 0 0" draw:points="0,0">
          <text:p/>
        </draw:polygon>
        <draw:path draw:style-name="gr1" draw:text-style-name="P1" draw:layer="layout" svg:width="0.342cm" svg:height="0.328cm" svg:x="17.995cm" svg:y="7.027cm" svg:viewBox="0 0 343 329" svg:d="M343 308l-43 21-145-134-42 18-106-96c7-42 3-81-7-117z">
          <text:p/>
        </draw:path>
        <draw:polygon draw:style-name="gr7" draw:text-style-name="P2" draw:layer="layout" svg:width="0cm" svg:height="0cm" svg:x="17.776cm" svg:y="6.656cm" svg:viewBox="0 0 0 0" draw:points="0,0">
          <text:p/>
        </draw:polygon>
        <draw:path draw:style-name="gr1" draw:text-style-name="P1" draw:layer="layout" svg:width="0.247cm" svg:height="0.18cm" svg:x="19.081cm" svg:y="6.78cm" svg:viewBox="0 0 248 181" svg:d="M248 70l-22-17c-60-46-113-64-155-46-28 14-50 46-60 92-7 22-11 50-11 82z">
          <text:p/>
        </draw:path>
        <draw:polygon draw:style-name="gr7" draw:text-style-name="P2" draw:layer="layout" svg:width="0cm" svg:height="0cm" svg:x="17.776cm" svg:y="6.656cm" svg:viewBox="0 0 0 0" draw:points="0,0">
          <text:p/>
        </draw:polygon>
        <draw:path draw:style-name="gr1" draw:text-style-name="P1" draw:layer="layout" svg:width="0.169cm" svg:height="0.227cm" svg:x="16.224cm" svg:y="5.332cm" svg:viewBox="0 0 170 228" svg:d="M170 20v208l-156-137c-11-11-14-18-14-29 0-14 10-28 32-38l31-14c37-16 82-12 107 10z">
          <text:p/>
        </draw:path>
        <draw:polygon draw:style-name="gr7" draw:text-style-name="P2" draw:layer="layout" svg:width="0cm" svg:height="0cm" svg:x="17.776cm" svg:y="6.656cm" svg:viewBox="0 0 0 0" draw:points="0,0">
          <text:p/>
        </draw:polygon>
        <draw:path draw:style-name="gr1" draw:text-style-name="P1" draw:layer="layout" svg:width="0.162cm" svg:height="0.307cm" svg:x="16.686cm" svg:y="5.972cm" svg:viewBox="0 0 163 308" svg:d="M163 0v116c-25 15-46 32-63 50-51 42-79 88-93 142-7-22-7-40-7-61 0-92 56-180 163-247z">
          <text:p/>
        </draw:path>
        <draw:polygon draw:style-name="gr7" draw:text-style-name="P2" draw:layer="layout" svg:width="0cm" svg:height="0cm" svg:x="17.776cm" svg:y="6.656cm" svg:viewBox="0 0 0 0" draw:points="0,0">
          <text:p/>
        </draw:polygon>
        <draw:polygon draw:style-name="gr1" draw:text-style-name="P1" draw:layer="layout" svg:width="0.3cm" svg:height="0.332cm" svg:x="17.476cm" svg:y="7.101cm" svg:viewBox="0 0 301 333" draw:points="301,333 301,273 0,0 0,57 29,86">
          <text:p/>
        </draw:polygon>
        <draw:polygon draw:style-name="gr7" draw:text-style-name="P2" draw:layer="layout" svg:width="0cm" svg:height="0cm" svg:x="17.776cm" svg:y="6.656cm" svg:viewBox="0 0 0 0" draw:points="0,0">
          <text:p/>
        </draw:polygon>
        <draw:polygon draw:style-name="gr1" draw:text-style-name="P1" draw:layer="layout" svg:width="0.3cm" svg:height="0.335cm" svg:x="17.476cm" svg:y="7.214cm" svg:viewBox="0 0 301 336" draw:points="301,275 301,336 0,60 0,35 0,0">
          <text:p/>
        </draw:polygon>
        <draw:polygon draw:style-name="gr7" draw:text-style-name="P2" draw:layer="layout" svg:width="0cm" svg:height="0cm" svg:x="17.776cm" svg:y="6.656cm" svg:viewBox="0 0 0 0" draw:points="0,0">
          <text:p/>
        </draw:polygon>
        <draw:polygon draw:style-name="gr1" draw:text-style-name="P1" draw:layer="layout" svg:width="0.3cm" svg:height="0.332cm" svg:x="17.476cm" svg:y="8.614cm" svg:viewBox="0 0 301 333" draw:points="301,273 301,333 0,57 0,0">
          <text:p/>
        </draw:polygon>
        <draw:polygon draw:style-name="gr7" draw:text-style-name="P2" draw:layer="layout" svg:width="0cm" svg:height="0cm" svg:x="17.776cm" svg:y="6.656cm" svg:viewBox="0 0 0 0" draw:points="0,0">
          <text:p/>
        </draw:polygon>
        <draw:polygon draw:style-name="gr1" draw:text-style-name="P1" draw:layer="layout" svg:width="0.3cm" svg:height="0.332cm" svg:x="17.476cm" svg:y="8.152cm" svg:viewBox="0 0 301 333" draw:points="301,272 301,333 40,92 0,57 0,11 0,0">
          <text:p/>
        </draw:polygon>
        <draw:polygon draw:style-name="gr7" draw:text-style-name="P2" draw:layer="layout" svg:width="0cm" svg:height="0cm" svg:x="17.776cm" svg:y="6.656cm" svg:viewBox="0 0 0 0" draw:points="0,0">
          <text:p/>
        </draw:polygon>
        <draw:polygon draw:style-name="gr1" draw:text-style-name="P1" draw:layer="layout" svg:width="0.3cm" svg:height="0.331cm" svg:x="17.476cm" svg:y="8.382cm" svg:viewBox="0 0 301 332" draw:points="301,276 301,332 0,60 0,0">
          <text:p/>
        </draw:polygon>
        <draw:polygon draw:style-name="gr7" draw:text-style-name="P2" draw:layer="layout" svg:width="0cm" svg:height="0cm" svg:x="17.776cm" svg:y="6.656cm" svg:viewBox="0 0 0 0" draw:points="0,0">
          <text:p/>
        </draw:polygon>
        <draw:polygon draw:style-name="gr1" draw:text-style-name="P1" draw:layer="layout" svg:width="0.3cm" svg:height="0.332cm" svg:x="17.476cm" svg:y="7.33cm" svg:viewBox="0 0 301 333" draw:points="301,276 301,333 0,53 0,0">
          <text:p/>
        </draw:polygon>
        <draw:polygon draw:style-name="gr7" draw:text-style-name="P2" draw:layer="layout" svg:width="0cm" svg:height="0cm" svg:x="17.776cm" svg:y="6.656cm" svg:viewBox="0 0 0 0" draw:points="0,0">
          <text:p/>
        </draw:polygon>
        <draw:polygon draw:style-name="gr1" draw:text-style-name="P1" draw:layer="layout" svg:width="0.3cm" svg:height="0.332cm" svg:x="17.476cm" svg:y="8.498cm" svg:viewBox="0 0 301 333" draw:points="301,276 301,333 0,60 0,0">
          <text:p/>
        </draw:polygon>
        <draw:polygon draw:style-name="gr7" draw:text-style-name="P2" draw:layer="layout" svg:width="0cm" svg:height="0cm" svg:x="17.776cm" svg:y="6.656cm" svg:viewBox="0 0 0 0" draw:points="0,0">
          <text:p/>
        </draw:polygon>
        <draw:path draw:style-name="gr1" draw:text-style-name="P1" draw:layer="layout" svg:width="0.13cm" svg:height="0.21cm" svg:x="17.378cm" svg:y="7.04cm" svg:viewBox="0 0 131 211" svg:d="M17 2c-18 11-21 39-14 74s25 74 49 103c14 22 32 32 46 32v-32l33-15c0-7 0-14 0-17l-33-29v-56c-14-25-32-46-46-53s-24-11-35-7z">
          <text:p/>
        </draw:path>
        <draw:polygon draw:style-name="gr7" draw:text-style-name="P2" draw:layer="layout" svg:width="0cm" svg:height="0cm" svg:x="17.776cm" svg:y="6.656cm" svg:viewBox="0 0 0 0" draw:points="0,0">
          <text:p/>
        </draw:polygon>
        <draw:path draw:style-name="gr1" draw:text-style-name="P1" draw:layer="layout" svg:width="0.092cm" svg:height="0.282cm" svg:x="16.693cm" svg:y="6.138cm" svg:viewBox="0 0 93 283" svg:d="M93 283v-283c-46 42-78 88-93 141 15 49 47 100 93 142z">
          <text:p/>
        </draw:path>
        <draw:polygon draw:style-name="gr7" draw:text-style-name="P2" draw:layer="layout" svg:width="0cm" svg:height="0cm" svg:x="17.776cm" svg:y="6.656cm" svg:viewBox="0 0 0 0" draw:points="0,0">
          <text:p/>
        </draw:polygon>
        <draw:path draw:style-name="gr1" draw:text-style-name="P1" draw:layer="layout" svg:width="0.121cm" svg:height="0.211cm" svg:x="17.835cm" svg:y="8.505cm" svg:viewBox="0 0 122 212" svg:d="M122 202c0-3 0-3 0-7 0-32-11-71-29-106s-39-68-60-89c-7 0-11 0-14 4-25 10-25 64 0 124 24 56 63 95 92 81 4 0 7-3 11-7z">
          <text:p/>
        </draw:path>
        <draw:polygon draw:style-name="gr7" draw:text-style-name="P2" draw:layer="layout" svg:width="0cm" svg:height="0cm" svg:x="17.776cm" svg:y="6.656cm" svg:viewBox="0 0 0 0" draw:points="0,0">
          <text:p/>
        </draw:polygon>
        <draw:polygon draw:style-name="gr1" draw:text-style-name="P1" draw:layer="layout" svg:width="0.258cm" svg:height="0.293cm" svg:x="17.497cm" svg:y="8.286cm" svg:viewBox="0 0 259 294" draw:points="259,234 259,294 14,72 0,61 0,40 0,0">
          <text:p/>
        </draw:polygon>
        <draw:polygon draw:style-name="gr7" draw:text-style-name="P2" draw:layer="layout" svg:width="0cm" svg:height="0cm" svg:x="17.776cm" svg:y="6.656cm" svg:viewBox="0 0 0 0" draw:points="0,0">
          <text:p/>
        </draw:polygon>
        <draw:path draw:style-name="gr1" draw:text-style-name="P1" draw:layer="layout" svg:width="0.169cm" svg:height="0.274cm" svg:x="17.786cm" svg:y="8.487cm" svg:viewBox="0 0 170 275" svg:d="M82 18c-7-4-14-7-18-11-40-21-68 4-64 64 3 61 35 131 78 174 39 42 78 39 88-4 4-7 4-14 4-21-4 4-7 7-14 7-25 14-64-25-88-81-26-57-26-114 0-124 3-4 7-4 14-4z">
          <text:p/>
        </draw:path>
        <draw:polygon draw:style-name="gr7" draw:text-style-name="P2" draw:layer="layout" svg:width="0cm" svg:height="0cm" svg:x="17.776cm" svg:y="6.656cm" svg:viewBox="0 0 0 0" draw:points="0,0">
          <text:p/>
        </draw:polygon>
        <draw:path draw:style-name="gr1" draw:text-style-name="P1" draw:layer="layout" svg:width="0.159cm" svg:height="0.275cm" svg:x="17.356cm" svg:y="8.097cm" svg:viewBox="0 0 160 276" svg:d="M81 20c-7-7-14-11-17-14-39-18-64 3-64 53 0 53 25 120 60 166 39 50 79 64 100 36l-18-12v-21c-28-7-64-49-82-102-17-50-14-95 7-106 4 0 7 0 14 0z">
          <text:p/>
        </draw:path>
        <draw:polygon draw:style-name="gr7" draw:text-style-name="P2" draw:layer="layout" svg:width="0cm" svg:height="0cm" svg:x="17.776cm" svg:y="6.656cm" svg:viewBox="0 0 0 0" draw:points="0,0">
          <text:p/>
        </draw:polygon>
        <draw:path draw:style-name="gr1" draw:text-style-name="P1" draw:layer="layout" svg:width="0.409cm" svg:height="0.409cm" svg:x="17.455cm" svg:y="7.362cm" svg:viewBox="0 0 410 410" svg:d="M410 368l-85-67-304-276-21-25c0 28 14 53 32 67l183 167 195 176z">
          <text:p/>
        </draw:path>
        <draw:polygon draw:style-name="gr7" draw:text-style-name="P2" draw:layer="layout" svg:width="0cm" svg:height="0cm" svg:x="17.776cm" svg:y="6.656cm" svg:viewBox="0 0 0 0" draw:points="0,0">
          <text:p/>
        </draw:polygon>
        <draw:path draw:style-name="gr1" draw:text-style-name="P1" draw:layer="layout" svg:width="0.117cm" svg:height="0.208cm" svg:x="17.405cm" svg:y="8.117cm" svg:viewBox="0 0 118 209" svg:d="M118 160c0-11-4-21-7-32l-40-36v-46c-14-18-25-35-39-46-7 0-10 0-14 0-21 11-24 56-7 110 18 53 53 92 82 99v-39z">
          <text:p/>
        </draw:path>
        <draw:polygon draw:style-name="gr7" draw:text-style-name="P2" draw:layer="layout" svg:width="0cm" svg:height="0cm" svg:x="17.776cm" svg:y="6.656cm" svg:viewBox="0 0 0 0" draw:points="0,0">
          <text:p/>
        </draw:polygon>
        <draw:polygon draw:style-name="gr1" draw:text-style-name="P1" draw:layer="layout" svg:width="0.332cm" svg:height="0.29cm" svg:x="17.476cm" svg:y="8.367cm" svg:viewBox="0 0 333 291" draw:points="32,0 333,277 301,291 0,15">
          <text:p/>
        </draw:polygon>
        <draw:polygon draw:style-name="gr7" draw:text-style-name="P2" draw:layer="layout" svg:width="0cm" svg:height="0cm" svg:x="17.776cm" svg:y="6.656cm" svg:viewBox="0 0 0 0" draw:points="0,0">
          <text:p/>
        </draw:polygon>
        <draw:polygon draw:style-name="gr1" draw:text-style-name="P1" draw:layer="layout" svg:width="0.332cm" svg:height="0.286cm" svg:x="17.476cm" svg:y="8.6cm" svg:viewBox="0 0 333 287" draw:points="32,0 333,276 301,287 0,14">
          <text:p/>
        </draw:polygon>
        <draw:polygon draw:style-name="gr7" draw:text-style-name="P2" draw:layer="layout" svg:width="0cm" svg:height="0cm" svg:x="17.776cm" svg:y="6.656cm" svg:viewBox="0 0 0 0" draw:points="0,0">
          <text:p/>
        </draw:polygon>
        <draw:polygon draw:style-name="gr1" draw:text-style-name="P1" draw:layer="layout" svg:width="0.332cm" svg:height="0.285cm" svg:x="17.476cm" svg:y="7.32cm" svg:viewBox="0 0 333 286" draw:points="32,0 333,272 301,286 0,10">
          <text:p/>
        </draw:polygon>
        <draw:polygon draw:style-name="gr7" draw:text-style-name="P2" draw:layer="layout" svg:width="0cm" svg:height="0cm" svg:x="17.776cm" svg:y="6.656cm" svg:viewBox="0 0 0 0" draw:points="0,0">
          <text:p/>
        </draw:polygon>
        <draw:polygon draw:style-name="gr1" draw:text-style-name="P1" draw:layer="layout" svg:width="0.332cm" svg:height="0.286cm" svg:x="17.476cm" svg:y="7.203cm" svg:viewBox="0 0 333 287" draw:points="32,0 333,273 301,287 0,11">
          <text:p/>
        </draw:polygon>
        <draw:polygon draw:style-name="gr7" draw:text-style-name="P2" draw:layer="layout" svg:width="0cm" svg:height="0cm" svg:x="17.776cm" svg:y="6.656cm" svg:viewBox="0 0 0 0" draw:points="0,0">
          <text:p/>
        </draw:polygon>
        <draw:polygon draw:style-name="gr1" draw:text-style-name="P1" draw:layer="layout" svg:width="0.332cm" svg:height="0.289cm" svg:x="17.476cm" svg:y="8.484cm" svg:viewBox="0 0 333 290" draw:points="32,0 333,276 301,290 0,14">
          <text:p/>
        </draw:polygon>
        <draw:polygon draw:style-name="gr7" draw:text-style-name="P2" draw:layer="layout" svg:width="0cm" svg:height="0cm" svg:x="17.776cm" svg:y="6.656cm" svg:viewBox="0 0 0 0" draw:points="0,0">
          <text:p/>
        </draw:polygon>
        <draw:polygon draw:style-name="gr1" draw:text-style-name="P1" draw:layer="layout" svg:width="0.332cm" svg:height="0.286cm" svg:x="17.476cm" svg:y="8.138cm" svg:viewBox="0 0 333 287" draw:points="32,0 333,273 301,287 0,14">
          <text:p/>
        </draw:polygon>
        <draw:polygon draw:style-name="gr7" draw:text-style-name="P2" draw:layer="layout" svg:width="0cm" svg:height="0cm" svg:x="17.776cm" svg:y="6.656cm" svg:viewBox="0 0 0 0" draw:points="0,0">
          <text:p/>
        </draw:polygon>
        <draw:polygon draw:style-name="gr1" draw:text-style-name="P1" draw:layer="layout" svg:width="0.332cm" svg:height="0.286cm" svg:x="17.476cm" svg:y="7.087cm" svg:viewBox="0 0 333 287" draw:points="333,272 301,287 0,14 32,0">
          <text:p/>
        </draw:polygon>
        <draw:polygon draw:style-name="gr7" draw:text-style-name="P2" draw:layer="layout" svg:width="0cm" svg:height="0cm" svg:x="17.776cm" svg:y="6.656cm" svg:viewBox="0 0 0 0" draw:points="0,0">
          <text:p/>
        </draw:polygon>
        <draw:path draw:style-name="gr1" draw:text-style-name="P1" draw:layer="layout" svg:width="0.332cm" svg:height="0.35cm" svg:x="21.554cm" svg:y="7.594cm" svg:viewBox="0 0 333 351" svg:d="M53 351c-21-18-32-46-32-79 0-70 50-155 121-204 71-53 149-64 191-25l-21-17c-14-15-32-22-57-25-49-7-116 25-170 74-53 53-85 120-85 176 0 11 4 21 4 29 3 22 14 39 28 50z">
          <text:p/>
        </draw:path>
        <draw:polygon draw:style-name="gr7" draw:text-style-name="P2" draw:layer="layout" svg:width="0cm" svg:height="0cm" svg:x="17.776cm" svg:y="6.656cm" svg:viewBox="0 0 0 0" draw:points="0,0">
          <text:p/>
        </draw:polygon>
        <draw:path draw:style-name="gr1" draw:text-style-name="P1" draw:layer="layout" svg:width="0.332cm" svg:height="0.35cm" svg:x="21.554cm" svg:y="10.06cm" svg:viewBox="0 0 333 351" svg:d="M53 351c-21-21-32-46-32-81 0-68 50-153 121-206 71-49 149-60 191-21l-21-21c-14-11-32-18-57-21-49-7-116 21-170 74-53 53-85 120-85 176 0 11 4 19 4 29 3 22 14 39 28 50z">
          <text:p/>
        </draw:path>
        <draw:polygon draw:style-name="gr7" draw:text-style-name="P2" draw:layer="layout" svg:width="0cm" svg:height="0cm" svg:x="17.776cm" svg:y="6.656cm" svg:viewBox="0 0 0 0" draw:points="0,0">
          <text:p/>
        </draw:polygon>
        <draw:path draw:style-name="gr1" draw:text-style-name="P1" draw:layer="layout" svg:width="0.314cm" svg:height="0.329cm" svg:x="21.466cm" svg:y="7.516cm" svg:viewBox="0 0 315 330" svg:d="M49 330c-17-14-28-42-28-74 0-68 46-145 113-195 67-49 138-56 181-21l-25-18c-39-35-110-28-177 22-67 49-113 127-113 195 0 28 11 56 28 74z">
          <text:p/>
        </draw:path>
        <draw:polygon draw:style-name="gr7" draw:text-style-name="P2" draw:layer="layout" svg:width="0cm" svg:height="0cm" svg:x="17.776cm" svg:y="6.656cm" svg:viewBox="0 0 0 0" draw:points="0,0">
          <text:p/>
        </draw:polygon>
        <draw:path draw:style-name="gr1" draw:text-style-name="P1" draw:layer="layout" svg:width="0.314cm" svg:height="0.331cm" svg:x="21.466cm" svg:y="9.98cm" svg:viewBox="0 0 315 332" svg:d="M315 42l-25-21c-39-36-110-25-177 21-67 53-113 131-113 195 0 32 11 60 28 74l21 21c-17-17-28-42-28-74 0-67 46-146 113-195s138-56 181-21z">
          <text:p/>
        </draw:path>
        <draw:polygon draw:style-name="gr7" draw:text-style-name="P2" draw:layer="layout" svg:width="0cm" svg:height="0cm" svg:x="17.776cm" svg:y="6.656cm" svg:viewBox="0 0 0 0" draw:points="0,0">
          <text:p/>
        </draw:polygon>
        <draw:polygon draw:style-name="gr1" draw:text-style-name="P1" draw:layer="layout" svg:width="0.29cm" svg:height="0.243cm" svg:x="17.497cm" svg:y="8.276cm" svg:viewBox="0 0 291 244" draw:points="25,0 291,230 258,244 0,10">
          <text:p/>
        </draw:polygon>
        <draw:polygon draw:style-name="gr7" draw:text-style-name="P2" draw:layer="layout" svg:width="0cm" svg:height="0cm" svg:x="17.776cm" svg:y="6.656cm" svg:viewBox="0 0 0 0" draw:points="0,0">
          <text:p/>
        </draw:polygon>
        <draw:path draw:style-name="gr1" draw:text-style-name="P1" draw:layer="layout" svg:width="0.077cm" svg:height="0.201cm" svg:x="17.918cm" svg:y="6.801cm" svg:viewBox="0 0 78 202" svg:d="M78 202v-149l-61-53c-18 14-21 49-11 95 14 44 42 86 72 107z">
          <text:p/>
        </draw:path>
        <draw:polygon draw:style-name="gr7" draw:text-style-name="P2" draw:layer="layout" svg:width="0cm" svg:height="0cm" svg:x="17.776cm" svg:y="6.656cm" svg:viewBox="0 0 0 0" draw:points="0,0">
          <text:p/>
        </draw:polygon>
        <draw:path draw:style-name="gr1" draw:text-style-name="P1" draw:layer="layout" svg:width="0.114cm" svg:height="0.289cm" svg:x="17.892cm" svg:y="6.854cm" svg:viewBox="0 0 115 290" svg:d="M104 145l-104 45 111 100c7-42 3-82-4-117l-3-173z">
          <text:p/>
        </draw:path>
        <draw:polygon draw:style-name="gr7" draw:text-style-name="P2" draw:layer="layout" svg:width="0cm" svg:height="0cm" svg:x="17.776cm" svg:y="6.656cm" svg:viewBox="0 0 0 0" draw:points="0,0">
          <text:p/>
        </draw:polygon>
        <draw:path draw:style-name="gr1" draw:text-style-name="P1" draw:layer="layout" svg:width="0.156cm" svg:height="0.152cm" svg:x="20.298cm" svg:y="7.859cm" svg:viewBox="0 0 157 153" svg:d="M157 36l-39-36c-47 46-89 97-118 153 57-14 118-60 157-117z">
          <text:p/>
        </draw:path>
        <draw:polygon draw:style-name="gr7" draw:text-style-name="P2" draw:layer="layout" svg:width="0cm" svg:height="0cm" svg:x="17.776cm" svg:y="6.656cm" svg:viewBox="0 0 0 0" draw:points="0,0">
          <text:p/>
        </draw:polygon>
        <draw:path draw:style-name="gr1" draw:text-style-name="P1" draw:layer="layout" svg:width="0.311cm" svg:height="0.329cm" svg:x="21.487cm" svg:y="10cm" svg:viewBox="0 0 312 330" svg:d="M61 330c-15-7-22-11-33-18-17-17-28-42-28-74 0-67 46-145 114-194 67-50 138-57 176-21 11 7 18 18 22 28l-22-25-279 212c0-63 42-137 107-187 63-46 134-54 172-21l-251 282c-18-21-28-42-28-74l50 92-29-18z">
          <text:p/>
        </draw:path>
        <draw:polygon draw:style-name="gr7" draw:text-style-name="P2" draw:layer="layout" svg:width="0cm" svg:height="0cm" svg:x="17.776cm" svg:y="6.656cm" svg:viewBox="0 0 0 0" draw:points="0,0">
          <text:p/>
        </draw:polygon>
        <draw:path draw:style-name="gr1" draw:text-style-name="P1" draw:layer="layout" svg:width="0.311cm" svg:height="0.329cm" svg:x="21.487cm" svg:y="7.534cm" svg:viewBox="0 0 312 330" svg:d="M61 330c-15-4-22-11-33-18-17-14-28-42-28-74 0-64 46-145 114-195 67-49 138-56 176-21 11 7 18 18 22 28l-22-21-279 213c0-64 42-142 107-188 63-50 134-57 172-21l-251 279c-18-17-28-42-28-70l50 88-29-18z">
          <text:p/>
        </draw:path>
        <draw:polygon draw:style-name="gr7" draw:text-style-name="P2" draw:layer="layout" svg:width="0cm" svg:height="0cm" svg:x="17.776cm" svg:y="6.656cm" svg:viewBox="0 0 0 0" draw:points="0,0">
          <text:p/>
        </draw:polygon>
        <draw:polygon draw:style-name="gr1" draw:text-style-name="P1" draw:layer="layout" svg:width="0.088cm" svg:height="0.117cm" svg:x="17.441cm" svg:y="7.905cm" svg:viewBox="0 0 89 118" draw:points="0,118 89,79 0,0">
          <text:p/>
        </draw:polygon>
        <draw:polygon draw:style-name="gr7" draw:text-style-name="P2" draw:layer="layout" svg:width="0cm" svg:height="0cm" svg:x="17.776cm" svg:y="6.656cm" svg:viewBox="0 0 0 0" draw:points="0,0">
          <text:p/>
        </draw:polygon>
        <draw:path draw:style-name="gr1" draw:text-style-name="P1" draw:layer="layout" svg:width="0.025cm" svg:height="0.268cm" svg:x="16.58cm" svg:y="4.833cm" svg:viewBox="0 0 26 269" svg:d="M26 0v269c-19-43-26-89-26-134 0-44 7-90 26-135z">
          <text:p/>
        </draw:path>
        <draw:polygon draw:style-name="gr7" draw:text-style-name="P2" draw:layer="layout" svg:width="0cm" svg:height="0cm" svg:x="17.776cm" svg:y="6.656cm" svg:viewBox="0 0 0 0" draw:points="0,0">
          <text:p/>
        </draw:polygon>
        <draw:path draw:style-name="gr1" draw:text-style-name="P1" draw:layer="layout" svg:width="0.716cm" svg:height="0.077cm" svg:x="15.155cm" svg:y="2.591cm" svg:viewBox="0 0 717 78" svg:d="M717 78c-4-4-11-4-14-9-205-92-481-92-686 0-7 5-10 5-17 9 219-94 502-94 717 0z">
          <text:p/>
        </draw:path>
        <draw:polygon draw:style-name="gr7" draw:text-style-name="P2" draw:layer="layout" svg:width="0cm" svg:height="0cm" svg:x="17.776cm" svg:y="6.656cm" svg:viewBox="0 0 0 0" draw:points="0,0">
          <text:p/>
        </draw:polygon>
        <draw:polygon draw:style-name="gr1" draw:text-style-name="P1" draw:layer="layout" svg:width="0.381cm" svg:height="0.159cm" svg:x="17.272cm" svg:y="6.773cm" svg:viewBox="0 0 382 160" draw:points="96,131 382,0 286,32 0,160">
          <text:p/>
        </draw:polygon>
        <draw:polygon draw:style-name="gr7" draw:text-style-name="P2" draw:layer="layout" svg:width="0cm" svg:height="0cm" svg:x="17.776cm" svg:y="6.656cm" svg:viewBox="0 0 0 0" draw:points="0,0">
          <text:p/>
        </draw:polygon>
        <draw:path draw:style-name="gr1" draw:text-style-name="P1" draw:layer="layout" svg:width="0.081cm" svg:height="0.106cm" svg:x="20.415cm" svg:y="7.789cm" svg:viewBox="0 0 82 107" svg:d="M40 107c24-36 38-71 42-107-28 21-58 43-82 71z">
          <text:p/>
        </draw:path>
        <draw:polygon draw:style-name="gr7" draw:text-style-name="P2" draw:layer="layout" svg:width="0cm" svg:height="0cm" svg:x="17.776cm" svg:y="6.656cm" svg:viewBox="0 0 0 0" draw:points="0,0">
          <text:p/>
        </draw:polygon>
        <draw:path draw:style-name="gr1" draw:text-style-name="P1" draw:layer="layout" svg:width="0.206cm" svg:height="0.42cm" svg:x="14.55cm" svg:y="5.961cm" svg:viewBox="0 0 207 421" svg:d="M12 8l-7-8c-14 64 4 157 46 245 39 88 100 155 153 176l3-7c-53-17-110-84-152-169-43-85-57-181-43-237z">
          <text:p/>
        </draw:path>
        <draw:polygon draw:style-name="gr7" draw:text-style-name="P2" draw:layer="layout" svg:width="0cm" svg:height="0cm" svg:x="17.776cm" svg:y="6.656cm" svg:viewBox="0 0 0 0" draw:points="0,0">
          <text:p/>
        </draw:polygon>
        <draw:path draw:style-name="gr1" draw:text-style-name="P1" draw:layer="layout" svg:width="0.12cm" svg:height="0.111cm" svg:x="16.682cm" svg:y="5.821cm" svg:viewBox="0 0 121 112" svg:d="M0 2c32-14 90 36 121 110z">
          <text:p/>
        </draw:path>
        <draw:polygon draw:style-name="gr7" draw:text-style-name="P2" draw:layer="layout" svg:width="0cm" svg:height="0cm" svg:x="17.776cm" svg:y="6.656cm" svg:viewBox="0 0 0 0" draw:points="0,0">
          <text:p/>
        </draw:polygon>
        <draw:path draw:style-name="gr1" draw:text-style-name="P1" draw:layer="layout" svg:width="0.085cm" svg:height="0.166cm" svg:x="14.668cm" svg:y="6.078cm" svg:viewBox="0 0 86 167" svg:d="M0 0c14 63 46 128 86 167-19-58-51-114-86-167z">
          <text:p/>
        </draw:path>
        <draw:polygon draw:style-name="gr7" draw:text-style-name="P2" draw:layer="layout" svg:width="0cm" svg:height="0cm" svg:x="17.776cm" svg:y="6.656cm" svg:viewBox="0 0 0 0" draw:points="0,0">
          <text:p/>
        </draw:polygon>
        <draw:path draw:style-name="gr1" draw:text-style-name="P1" draw:layer="layout" svg:width="0.085cm" svg:height="0.166cm" svg:x="14.668cm" svg:y="4.949cm" svg:viewBox="0 0 86 167" svg:d="M0 0c14 60 46 124 86 167-19-60-51-114-86-167z">
          <text:p/>
        </draw:path>
        <draw:polygon draw:style-name="gr7" draw:text-style-name="P2" draw:layer="layout" svg:width="0cm" svg:height="0cm" svg:x="17.776cm" svg:y="6.656cm" svg:viewBox="0 0 0 0" draw:points="0,0">
          <text:p/>
        </draw:polygon>
        <draw:polygon draw:style-name="gr1" draw:text-style-name="P1" draw:layer="layout" svg:width="0.06cm" svg:height="0.082cm" svg:x="18.4cm" svg:y="7.224cm" svg:viewBox="0 0 61 83" draw:points="61,58 0,83 0,0">
          <text:p/>
        </draw:polygon>
        <draw:polygon draw:style-name="gr7" draw:text-style-name="P2" draw:layer="layout" svg:width="0cm" svg:height="0cm" svg:x="17.776cm" svg:y="6.656cm" svg:viewBox="0 0 0 0" draw:points="0,0">
          <text:p/>
        </draw:polygon>
        <draw:path draw:style-name="gr1" draw:text-style-name="P1" draw:layer="layout" svg:width="0.582cm" svg:height="0.068cm" svg:x="16.979cm" svg:y="5.989cm" svg:viewBox="0 0 583 69" svg:d="M583 69c-4-4-7-4-11-4-162-75-370-85-551-32-7 4-14 7-21 11 187-61 410-50 583 25z">
          <text:p/>
        </draw:path>
        <draw:polygon draw:style-name="gr7" draw:text-style-name="P2" draw:layer="layout" svg:width="0cm" svg:height="0cm" svg:x="17.776cm" svg:y="6.656cm" svg:viewBox="0 0 0 0" draw:points="0,0">
          <text:p/>
        </draw:polygon>
        <draw:polygon draw:style-name="gr1" draw:text-style-name="P1" draw:layer="layout" svg:width="0.032cm" svg:height="0.071cm" svg:x="17.776cm" svg:y="8.759cm" svg:viewBox="0 0 33 72" draw:points="33,0 33,57 0,72 0,14">
          <text:p/>
        </draw:polygon>
        <draw:polygon draw:style-name="gr7" draw:text-style-name="P2" draw:layer="layout" svg:width="0cm" svg:height="0cm" svg:x="17.776cm" svg:y="6.656cm" svg:viewBox="0 0 0 0" draw:points="0,0">
          <text:p/>
        </draw:polygon>
        <draw:polygon draw:style-name="gr1" draw:text-style-name="P1" draw:layer="layout" svg:width="0.032cm" svg:height="0.074cm" svg:x="17.776cm" svg:y="8.41cm" svg:viewBox="0 0 33 75" draw:points="33,0 33,60 0,75 0,14">
          <text:p/>
        </draw:polygon>
        <draw:polygon draw:style-name="gr7" draw:text-style-name="P2" draw:layer="layout" svg:width="0cm" svg:height="0cm" svg:x="17.776cm" svg:y="6.656cm" svg:viewBox="0 0 0 0" draw:points="0,0">
          <text:p/>
        </draw:polygon>
        <draw:polygon draw:style-name="gr1" draw:text-style-name="P1" draw:layer="layout" svg:width="0.032cm" svg:height="0.074cm" svg:x="17.755cm" svg:y="8.505cm" svg:viewBox="0 0 33 75" draw:points="33,0 33,61 0,75 0,14">
          <text:p/>
        </draw:polygon>
        <draw:polygon draw:style-name="gr7" draw:text-style-name="P2" draw:layer="layout" svg:width="0cm" svg:height="0cm" svg:x="17.776cm" svg:y="6.656cm" svg:viewBox="0 0 0 0" draw:points="0,0">
          <text:p/>
        </draw:polygon>
        <draw:polygon draw:style-name="gr1" draw:text-style-name="P1" draw:layer="layout" svg:width="0.032cm" svg:height="0.07cm" svg:x="17.776cm" svg:y="8.643cm" svg:viewBox="0 0 33 71" draw:points="33,0 33,57 0,71 0,11">
          <text:p/>
        </draw:polygon>
        <draw:polygon draw:style-name="gr7" draw:text-style-name="P2" draw:layer="layout" svg:width="0cm" svg:height="0cm" svg:x="17.776cm" svg:y="6.656cm" svg:viewBox="0 0 0 0" draw:points="0,0">
          <text:p/>
        </draw:polygon>
        <draw:polygon draw:style-name="gr1" draw:text-style-name="P1" draw:layer="layout" svg:width="0.032cm" svg:height="0.075cm" svg:x="17.776cm" svg:y="7.358cm" svg:viewBox="0 0 33 76" draw:points="33,58 33,0 0,16 0,76">
          <text:p/>
        </draw:polygon>
        <draw:polygon draw:style-name="gr7" draw:text-style-name="P2" draw:layer="layout" svg:width="0cm" svg:height="0cm" svg:x="17.776cm" svg:y="6.656cm" svg:viewBox="0 0 0 0" draw:points="0,0">
          <text:p/>
        </draw:polygon>
        <draw:polygon draw:style-name="gr1" draw:text-style-name="P1" draw:layer="layout" svg:width="0.032cm" svg:height="0.071cm" svg:x="17.776cm" svg:y="7.591cm" svg:viewBox="0 0 33 72" draw:points="33,0 33,61 8,72 0,15">
          <text:p/>
        </draw:polygon>
        <draw:polygon draw:style-name="gr7" draw:text-style-name="P2" draw:layer="layout" svg:width="0cm" svg:height="0cm" svg:x="17.776cm" svg:y="6.656cm" svg:viewBox="0 0 0 0" draw:points="0,0">
          <text:p/>
        </draw:polygon>
        <draw:polygon draw:style-name="gr1" draw:text-style-name="P1" draw:layer="layout" svg:width="0.032cm" svg:height="0.074cm" svg:x="17.776cm" svg:y="8.872cm" svg:viewBox="0 0 33 75" draw:points="33,0 33,61 0,75 0,14">
          <text:p/>
        </draw:polygon>
        <draw:polygon draw:style-name="gr7" draw:text-style-name="P2" draw:layer="layout" svg:width="0cm" svg:height="0cm" svg:x="17.776cm" svg:y="6.656cm" svg:viewBox="0 0 0 0" draw:points="0,0">
          <text:p/>
        </draw:polygon>
        <draw:path draw:style-name="gr1" draw:text-style-name="P1" draw:layer="layout" svg:width="0.088cm" svg:height="0.043cm" svg:x="18.898cm" svg:y="6.247cm" svg:viewBox="0 0 89 44" svg:d="M0 40l89-40c-7 18-18 32-33 40-7 4-14 4-24 4-11-4-22-4-32-4z">
          <text:p/>
        </draw:path>
        <draw:polygon draw:style-name="gr7" draw:text-style-name="P2" draw:layer="layout" svg:width="0cm" svg:height="0cm" svg:x="17.776cm" svg:y="6.656cm" svg:viewBox="0 0 0 0" draw:points="0,0">
          <text:p/>
        </draw:polygon>
        <draw:polygon draw:style-name="gr1" draw:text-style-name="P1" draw:layer="layout" svg:width="0.043cm" svg:height="0.053cm" svg:x="17.698cm" svg:y="6.854cm" svg:viewBox="0 0 44 54" draw:points="44,54 44,35 44,0 0,18">
          <text:p/>
        </draw:polygon>
        <draw:polygon draw:style-name="gr7" draw:text-style-name="P2" draw:layer="layout" svg:width="0cm" svg:height="0cm" svg:x="17.776cm" svg:y="6.656cm" svg:viewBox="0 0 0 0" draw:points="0,0">
          <text:p/>
        </draw:polygon>
        <draw:path draw:style-name="gr1" draw:text-style-name="P1" draw:layer="layout" svg:width="0.092cm" svg:height="0.038cm" svg:x="18.901cm" svg:y="6.223cm" svg:viewBox="0 0 93 39" svg:d="M22 32c21-8 42-11 64-15l-86 22c7-3 14-7 22-7l-22 7 93-39c-3 7-3 10-7 17z">
          <text:p/>
        </draw:path>
        <draw:polygon draw:style-name="gr7" draw:text-style-name="P2" draw:layer="layout" svg:width="0cm" svg:height="0cm" svg:x="17.776cm" svg:y="6.656cm" svg:viewBox="0 0 0 0" draw:points="0,0">
          <text:p/>
        </draw:polygon>
        <draw:path draw:style-name="gr8" draw:text-style-name="P2" draw:layer="layout" svg:width="0.088cm" svg:height="0.021cm" svg:x="19.628cm" svg:y="5.672cm" svg:viewBox="0 0 89 22" svg:d="M89 0c-28 0-61 7-89 22">
          <text:p/>
        </draw:path>
        <draw:line draw:style-name="gr8" draw:text-style-name="P2" draw:layer="layout" svg:x1="19.188cm" svg:y1="6.4cm" svg:x2="18.99cm" svg:y2="6.219cm">
          <text:p/>
        </draw:line>
        <draw:path draw:style-name="gr8" draw:text-style-name="P2" draw:layer="layout" svg:width="0.12cm" svg:height="0.008cm" svg:x="19.593cm" svg:y="5.671cm" svg:viewBox="0 0 121 9" svg:d="M0 9c42-8 81-11 121-8">
          <text:p/>
        </draw:path>
        <draw:path draw:style-name="gr8" draw:text-style-name="P2" draw:layer="layout" svg:width="0.01cm" svg:height="0.032cm" svg:x="18.99cm" svg:y="6.191cm" svg:viewBox="0 0 11 33" svg:d="M11 0c-3 14-8 21-11 33">
          <text:p/>
        </draw:path>
        <draw:path draw:style-name="gr8" draw:text-style-name="P2" draw:layer="layout" svg:width="0.208cm" svg:height="0.06cm" svg:x="19.388cm" svg:y="5.679cm" svg:viewBox="0 0 209 61" svg:d="M209 0c-70 11-141 33-209 61">
          <text:p/>
        </draw:path>
        <draw:path draw:style-name="gr8" draw:text-style-name="P2" draw:layer="layout" svg:width="0.364cm" svg:height="0.364cm" svg:x="19.028cm" svg:y="5.739cm" svg:viewBox="0 0 365 365" svg:d="M365 0c-71 32-141 71-201 127-71 60-131 142-164 238">
          <text:p/>
        </draw:path>
        <draw:path draw:style-name="gr8" draw:text-style-name="P2" draw:layer="layout" svg:width="0.028cm" svg:height="0.088cm" svg:x="19cm" svg:y="6.103cm" svg:viewBox="0 0 29 89" svg:d="M0 89c7-28 18-60 29-89">
          <text:p/>
        </draw:path>
        <draw:line draw:style-name="gr8" draw:text-style-name="P2" draw:layer="layout" svg:x1="19.187cm" svg:y1="6.399cm" svg:x2="19.187cm" svg:y2="5.937cm">
          <text:p/>
        </draw:line>
        <draw:path draw:style-name="gr8" draw:text-style-name="P2" draw:layer="layout" svg:width="0.035cm" svg:height="0.006cm" svg:x="19.212cm" svg:y="5.874cm" svg:viewBox="0 0 36 7" svg:d="M36 7c-14-8-26-8-36-4">
          <text:p/>
        </draw:path>
        <draw:path draw:style-name="gr8" draw:text-style-name="P2" draw:layer="layout" svg:width="0.026cm" svg:height="0.06cm" svg:x="19.187cm" svg:y="5.877cm" svg:viewBox="0 0 27 61" svg:d="M27 0c-15 7-27 28-27 61">
          <text:p/>
        </draw:path>
        <draw:path draw:style-name="gr8" draw:text-style-name="P2" draw:layer="layout" svg:width="0.021cm" svg:height="0.011cm" svg:x="19.247cm" svg:y="5.88cm" svg:viewBox="0 0 22 12" svg:d="M22 12c-8-4-15-8-22-12">
          <text:p/>
        </draw:path>
        <draw:path draw:style-name="gr8" draw:text-style-name="P2" draw:layer="layout" svg:width="0.039cm" svg:height="0.067cm" svg:x="18.954cm" svg:y="6.219cm" svg:viewBox="0 0 40 68" svg:d="M40 0c-7 35-22 57-40 68">
          <text:p/>
        </draw:path>
        <draw:path draw:style-name="gr8" draw:text-style-name="P2" draw:layer="layout" svg:width="0.024cm" svg:height="0.005cm" svg:x="18.93cm" svg:y="6.286cm" svg:viewBox="0 0 25 6" svg:d="M25 0c-8 6-15 6-25 6">
          <text:p/>
        </draw:path>
        <draw:line draw:style-name="gr8" draw:text-style-name="P2" draw:layer="layout" svg:x1="19.268cm" svg:y1="5.891cm" svg:x2="19.594cm" svg:y2="6.075cm">
          <text:p/>
        </draw:line>
        <draw:path draw:style-name="gr8" draw:text-style-name="P2" draw:layer="layout" svg:width="0.032cm" svg:height="0.005cm" svg:x="18.898cm" svg:y="6.286cm" svg:viewBox="0 0 33 6" svg:d="M0 0c10 0 21 0 33 6">
          <text:p/>
        </draw:path>
        <draw:line draw:style-name="gr8" draw:text-style-name="P2" draw:layer="layout" svg:x1="19.728cm" svg:y1="6.195cm" svg:x2="19.593cm" svg:y2="6.071cm">
          <text:p/>
        </draw:line>
        <draw:line draw:style-name="gr8" draw:text-style-name="P2" draw:layer="layout" svg:x1="18.898cm" svg:y1="6.286cm" svg:x2="18.898cm" svg:y2="6.977cm">
          <text:p/>
        </draw:line>
        <draw:line draw:style-name="gr8" draw:text-style-name="P2" draw:layer="layout" svg:x1="18.898cm" svg:y1="6.977cm" svg:x2="19.072cm" svg:y2="7.134cm">
          <text:p/>
        </draw:line>
        <draw:line draw:style-name="gr8" draw:text-style-name="P2" draw:layer="layout" svg:x1="19.474cm" svg:y1="6.982cm" svg:x2="19.307cm" svg:y2="6.833cm">
          <text:p/>
        </draw:line>
        <draw:line draw:style-name="gr8" draw:text-style-name="P2" draw:layer="layout" svg:x1="19.071cm" svg:y1="9.948cm" svg:x2="19.071cm" svg:y2="7.133cm">
          <text:p/>
        </draw:line>
        <draw:path draw:style-name="gr8" draw:text-style-name="P2" draw:layer="layout" svg:width="0.155cm" svg:height="0.052cm" svg:x="19.152cm" svg:y="6.782cm" svg:viewBox="0 0 156 53" svg:d="M156 53c-57-47-114-65-156-44">
          <text:p/>
        </draw:path>
        <draw:path draw:style-name="gr8" draw:text-style-name="P2" draw:layer="layout" svg:width="0.063cm" svg:height="0.089cm" svg:x="19.092cm" svg:y="6.79cm" svg:viewBox="0 0 64 90" svg:d="M64 0c-31 11-54 44-64 90">
          <text:p/>
        </draw:path>
        <draw:line draw:style-name="gr8" draw:text-style-name="P2" draw:layer="layout" svg:x1="19.075cm" svg:y1="9.956cm" svg:x2="19.071cm" svg:y2="9.948cm">
          <text:p/>
        </draw:line>
        <draw:path draw:style-name="gr8" draw:text-style-name="P2" draw:layer="layout" svg:width="0.011cm" svg:height="0.081cm" svg:x="19.081cm" svg:y="6.879cm" svg:viewBox="0 0 12 82" svg:d="M12 0c-7 21-12 54-12 82">
          <text:p/>
        </draw:path>
        <draw:line draw:style-name="gr8" draw:text-style-name="P2" draw:layer="layout" svg:x1="19.071cm" svg:y1="9.956cm" svg:x2="19.728cm" svg:y2="9.771cm">
          <text:p/>
        </draw:line>
        <draw:line draw:style-name="gr8" draw:text-style-name="P2" draw:layer="layout" svg:x1="19.081cm" svg:y1="6.96cm" svg:x2="19.081cm" svg:y2="8.138cm">
          <text:p/>
        </draw:line>
        <draw:line draw:style-name="gr8" draw:text-style-name="P2" draw:layer="layout" svg:x1="19.081cm" svg:y1="8.138cm" svg:x2="19.336cm" svg:y2="8.368cm">
          <text:p/>
        </draw:line>
        <draw:path draw:style-name="gr8" draw:text-style-name="P2" draw:layer="layout" svg:width="0.24cm" svg:height="0.324cm" svg:x="19.374cm" svg:y="6.163cm" svg:viewBox="0 0 241 325" svg:d="M241 325c-56-148-153-280-241-325">
          <text:p/>
        </draw:path>
        <draw:path draw:style-name="gr8" draw:text-style-name="P2" draw:layer="layout" svg:width="0.295cm" svg:height="0.718cm" svg:x="19.206cm" svg:y="6.143cm" svg:viewBox="0 0 296 719" svg:d="M169 20c-81-43-142-15-163 74-18 91 7 225 68 356 60 127 144 234 222 269">
          <text:p/>
        </draw:path>
        <draw:path draw:style-name="gr8" draw:text-style-name="P2" draw:layer="layout" svg:width="0.314cm" svg:height="0.515cm" svg:x="19.208cm" svg:y="8.819cm" svg:viewBox="0 0 315 516" svg:d="M0 0c11 102 54 223 118 322 60 102 134 173 197 194">
          <text:p/>
        </draw:path>
        <draw:path draw:style-name="gr8" draw:text-style-name="P2" draw:layer="layout" svg:width="0.012cm" svg:height="0.131cm" svg:x="19.207cm" svg:y="8.688cm" svg:viewBox="0 0 13 132" svg:d="M13 0c-12 36-15 82-12 132">
          <text:p/>
        </draw:path>
        <draw:path draw:style-name="gr8" draw:text-style-name="P2" draw:layer="layout" svg:width="0.141cm" svg:height="0.081cm" svg:x="19.215cm" svg:y="8.607cm" svg:viewBox="0 0 142 82" svg:d="M142 11c-67-28-121 0-142 71">
          <text:p/>
        </draw:path>
        <draw:line draw:style-name="gr8" draw:text-style-name="P2" draw:layer="layout" svg:x1="19.728cm" svg:y1="9.772cm" svg:x2="19.681cm" svg:y2="9.733cm">
          <text:p/>
        </draw:line>
        <draw:path draw:style-name="gr8" draw:text-style-name="P2" draw:layer="layout" svg:width="0.169cm" svg:height="0.037cm" svg:x="20.203cm" svg:y="5.367cm" svg:viewBox="0 0 170 38" svg:d="M170 38c-64-40-124-47-170-29">
          <text:p/>
        </draw:path>
        <draw:line draw:style-name="gr8" draw:text-style-name="P2" draw:layer="layout" svg:x1="20.698cm" svg:y1="5.584cm" svg:x2="19.593cm" svg:y2="6.075cm">
          <text:p/>
        </draw:line>
        <draw:line draw:style-name="gr8" draw:text-style-name="P2" draw:layer="layout" svg:x1="20.369cm" svg:y1="5.401cm" svg:x2="20.698cm" svg:y2="5.585cm">
          <text:p/>
        </draw:line>
        <draw:path draw:style-name="gr8" draw:text-style-name="P2" draw:layer="layout" svg:width="0.169cm" svg:height="0.23cm" svg:x="18.732cm" svg:y="6.261cm" svg:viewBox="0 0 170 231" svg:d="M0 231c32-113 88-195 170-231">
          <text:p/>
        </draw:path>
        <draw:line draw:style-name="gr8" draw:text-style-name="P2" draw:layer="layout" svg:x1="18.898cm" svg:y1="6.287cm" svg:x2="18.987cm" svg:y2="6.247cm">
          <text:p/>
        </draw:line>
        <draw:path draw:style-name="gr8" draw:text-style-name="P2" draw:layer="layout" svg:width="0.022cm" svg:height="0.007cm" svg:x="18.901cm" svg:y="6.254cm" svg:viewBox="0 0 23 8" svg:d="M0 8c7-3 15-3 23-8">
          <text:p/>
        </draw:path>
        <draw:path draw:style-name="gr8" draw:text-style-name="P2" draw:layer="layout" svg:width="0.063cm" svg:height="0.014cm" svg:x="18.923cm" svg:y="6.24cm" svg:viewBox="0 0 64 15" svg:d="M0 15c18-8 43-11 64-15">
          <text:p/>
        </draw:path>
        <draw:line draw:style-name="gr8" draw:text-style-name="P2" draw:layer="layout" svg:x1="20.693cm" svg:y1="5.584cm" svg:x2="20.829cm" svg:y2="5.705cm">
          <text:p/>
        </draw:line>
        <draw:line draw:style-name="gr8" draw:text-style-name="P2" draw:layer="layout" svg:x1="21.086cm" svg:y1="5.938cm" svg:x2="20.828cm" svg:y2="5.704cm">
          <text:p/>
        </draw:line>
        <draw:line draw:style-name="gr8" draw:text-style-name="P2" draw:layer="layout" svg:x1="21.086cm" svg:y1="5.937cm" svg:x2="19.97cm" svg:y2="6.435cm">
          <text:p/>
        </draw:line>
        <draw:line draw:style-name="gr8" draw:text-style-name="P2" draw:layer="layout" svg:x1="19.713cm" svg:y1="6.202cm" svg:x2="19.728cm" svg:y2="6.194cm">
          <text:p/>
        </draw:line>
        <draw:line draw:style-name="gr8" draw:text-style-name="P2" draw:layer="layout" svg:x1="19.971cm" svg:y1="6.435cm" svg:x2="19.713cm" svg:y2="6.198cm">
          <text:p/>
        </draw:line>
        <draw:line draw:style-name="gr8" draw:text-style-name="P2" draw:layer="layout" svg:x1="18.503cm" svg:y1="7.155cm" svg:x2="18.899cm" svg:y2="6.977cm">
          <text:p/>
        </draw:line>
        <draw:path draw:style-name="gr8" draw:text-style-name="P2" draw:layer="layout" svg:width="0.4cm" svg:height="3.573cm" svg:x="19.327cm" svg:y="6.198cm" svg:viewBox="0 0 401 3574" svg:d="M387 0c-520 1376-516 2667 14 3574">
          <text:p/>
        </draw:path>
        <draw:path draw:style-name="gr8" draw:text-style-name="P2" draw:layer="layout" svg:width="0.198cm" svg:height="0.222cm" svg:x="20.298cm" svg:y="7.789cm" svg:viewBox="0 0 199 223" svg:d="M0 223c46-10 93-42 132-81 35-42 60-93 67-142">
          <text:p/>
        </draw:path>
        <draw:line draw:style-name="gr8" draw:text-style-name="P2" draw:layer="layout" svg:x1="17.936cm" svg:y1="6.801cm" svg:x2="17.737cm" svg:y2="6.89cm">
          <text:p/>
        </draw:line>
        <draw:line draw:style-name="gr8" draw:text-style-name="P2" draw:layer="layout" svg:x1="17.272cm" svg:y1="6.933cm" svg:x2="17.558cm" svg:y2="6.805cm">
          <text:p/>
        </draw:line>
        <draw:line draw:style-name="gr8" draw:text-style-name="P2" draw:layer="layout" svg:x1="17.273cm" svg:y1="6.933cm" svg:x2="17.148cm" svg:y2="6.819cm">
          <text:p/>
        </draw:line>
        <draw:path draw:style-name="gr8" draw:text-style-name="P2" draw:layer="layout" svg:width="0.003cm" svg:height="0.042cm" svg:x="16.284cm" svg:y="6.177cm" svg:viewBox="0 0 4 43" svg:d="M4 0c0 14-4 29-4 43">
          <text:p/>
        </draw:path>
        <draw:path draw:style-name="gr8" draw:text-style-name="P2" draw:layer="layout" svg:width="0.864cm" svg:height="0.6cm" svg:x="16.284cm" svg:y="6.219cm" svg:viewBox="0 0 865 601" svg:d="M0 0c0 311 374 572 865 601">
          <text:p/>
        </draw:path>
        <draw:path draw:style-name="gr8" draw:text-style-name="P2" draw:layer="layout" svg:width="0.007cm" svg:height="0.085cm" svg:x="16.287cm" svg:y="6.092cm" svg:viewBox="0 0 8 86" svg:d="M0 86c4-30 8-54 8-86">
          <text:p/>
        </draw:path>
        <draw:path draw:style-name="gr8" draw:text-style-name="P2" draw:layer="layout" svg:width="0.165cm" svg:height="0.392cm" svg:x="16.129cm" svg:y="5.704cm" svg:viewBox="0 0 166 393" svg:d="M166 393c0-139-57-273-166-393">
          <text:p/>
        </draw:path>
        <draw:path draw:style-name="gr8" draw:text-style-name="P2" draw:layer="layout" svg:width="0.54cm" svg:height="0.332cm" svg:x="15.589cm" svg:y="5.372cm" svg:viewBox="0 0 541 333" svg:d="M541 333c-89-155-291-280-541-333">
          <text:p/>
        </draw:path>
        <draw:path draw:style-name="gr8" draw:text-style-name="P2" draw:layer="layout" svg:width="0.109cm" svg:height="0.011cm" svg:x="15.589cm" svg:y="5.365cm" svg:viewBox="0 0 110 12" svg:d="M0 12c39-5 75-8 110-12">
          <text:p/>
        </draw:path>
        <draw:path draw:style-name="gr8" draw:text-style-name="P2" draw:layer="layout" svg:width="0.356cm" svg:height="0.077cm" svg:x="15.698cm" svg:y="5.288cm" svg:viewBox="0 0 357 78" svg:d="M0 78c127-15 248-40 357-78">
          <text:p/>
        </draw:path>
        <draw:path draw:style-name="gr8" draw:text-style-name="P2" draw:layer="layout" svg:width="0.202cm" svg:height="0.092cm" svg:x="16.054cm" svg:y="5.196cm" svg:viewBox="0 0 203 93" svg:d="M203 0c-60 40-132 68-203 93">
          <text:p/>
        </draw:path>
        <draw:path draw:style-name="gr8" draw:text-style-name="P2" draw:layer="layout" svg:width="0.236cm" svg:height="0.187cm" svg:x="16.256cm" svg:y="5.012cm" svg:viewBox="0 0 237 188" svg:d="M0 188c95-52 177-117 237-188">
          <text:p/>
        </draw:path>
        <draw:path draw:style-name="gr8" draw:text-style-name="P2" draw:layer="layout" svg:width="0.113cm" svg:height="0.179cm" svg:x="16.492cm" svg:y="4.833cm" svg:viewBox="0 0 114 180" svg:d="M0 180c54-56 89-117 114-180">
          <text:p/>
        </draw:path>
        <draw:path draw:style-name="gr8" draw:text-style-name="P2" draw:layer="layout" svg:width="0.025cm" svg:height="0.134cm" svg:x="16.58cm" svg:y="4.833cm" svg:viewBox="0 0 26 135" svg:d="M26 0c-19 45-26 92-26 135">
          <text:p/>
        </draw:path>
        <draw:path draw:style-name="gr8" draw:text-style-name="P2" draw:layer="layout" svg:width="0.55cm" svg:height="0.515cm" svg:x="16.58cm" svg:y="4.967cm" svg:viewBox="0 0 551 516" svg:d="M0 0c0 225 220 430 551 516">
          <text:p/>
        </draw:path>
        <draw:path draw:style-name="gr8" draw:text-style-name="P2" draw:layer="layout" svg:width="0.413cm" svg:height="0.169cm" svg:x="17.13cm" svg:y="5.482cm" svg:viewBox="0 0 414 170" svg:d="M0 0c110 82 254 138 414 170">
          <text:p/>
        </draw:path>
        <draw:path draw:style-name="gr8" draw:text-style-name="P2" draw:layer="layout" svg:width="0.642cm" svg:height="0.557cm" svg:x="17.543cm" svg:y="5.651cm" svg:viewBox="0 0 643 558" svg:d="M643 558c-7-250-264-477-643-558">
          <text:p/>
        </draw:path>
        <draw:path draw:style-name="gr8" draw:text-style-name="P2" draw:layer="layout" svg:width="0.229cm" svg:height="0.06cm" svg:x="18.182cm" svg:y="6.208cm" svg:viewBox="0 0 230 61" svg:d="M0 0c21 30 57 51 99 58 46 7 92 3 131-14">
          <text:p/>
        </draw:path>
        <draw:line draw:style-name="gr8" draw:text-style-name="P2" draw:layer="layout" svg:x1="18.411cm" svg:y1="6.252cm" svg:x2="19.128cm" svg:y2="5.933cm">
          <text:p/>
        </draw:line>
        <draw:line draw:style-name="gr8" draw:text-style-name="P2" draw:layer="layout" svg:x1="18.601cm" svg:y1="6.572cm" svg:x2="18.733cm" svg:y2="6.689cm">
          <text:p/>
        </draw:line>
        <draw:line draw:style-name="gr8" draw:text-style-name="P2" draw:layer="layout" svg:x1="18.104cm" svg:y1="6.791cm" svg:x2="18.602cm" svg:y2="6.572cm">
          <text:p/>
        </draw:line>
        <draw:line draw:style-name="gr8" draw:text-style-name="P2" draw:layer="layout" svg:x1="18.104cm" svg:y1="6.79cm" svg:x2="18.507cm" svg:y2="7.155cm">
          <text:p/>
        </draw:line>
        <draw:line draw:style-name="gr8" draw:text-style-name="P2" draw:layer="layout" svg:x1="18.302cm" svg:y1="7.476cm" svg:x2="19.072cm" svg:y2="7.133cm">
          <text:p/>
        </draw:line>
        <draw:line draw:style-name="gr8" draw:text-style-name="P2" draw:layer="layout" svg:x1="18.461cm" svg:y1="7.277cm" svg:x2="18.295cm" svg:y2="7.356cm">
          <text:p/>
        </draw:line>
        <draw:line draw:style-name="gr8" draw:text-style-name="P2" draw:layer="layout" svg:x1="18.461cm" svg:y1="7.282cm" svg:x2="18.4cm" svg:y2="7.224cm">
          <text:p/>
        </draw:line>
        <draw:line draw:style-name="gr8" draw:text-style-name="P2" draw:layer="layout" svg:x1="18.406cm" svg:y1="7.224cm" svg:x2="18.4cm" svg:y2="7.229cm">
          <text:p/>
        </draw:line>
        <draw:line draw:style-name="gr8" draw:text-style-name="P2" draw:layer="layout" svg:x1="18.405cm" svg:y1="7.225cm" svg:x2="17.995cm" svg:y2="6.854cm">
          <text:p/>
        </draw:line>
        <draw:line draw:style-name="gr8" draw:text-style-name="P2" draw:layer="layout" svg:x1="17.999cm" svg:y1="6.854cm" svg:x2="17.995cm" svg:y2="6.859cm">
          <text:p/>
        </draw:line>
        <draw:line draw:style-name="gr8" draw:text-style-name="P2" draw:layer="layout" svg:x1="17.996cm" svg:y1="6.859cm" svg:x2="17.935cm" svg:y2="6.801cm">
          <text:p/>
        </draw:line>
        <draw:line draw:style-name="gr8" draw:text-style-name="P2" draw:layer="layout" svg:x1="16.39cm" svg:y1="5.351cm" svg:x2="17.001cm" svg:y2="5.906cm">
          <text:p/>
        </draw:line>
        <draw:path draw:style-name="gr8" draw:text-style-name="P2" draw:layer="layout" svg:width="0.106cm" svg:height="0.022cm" svg:x="16.287cm" svg:y="5.332cm" svg:viewBox="0 0 107 23" svg:d="M0 9c32-16 82-12 107 14">
          <text:p/>
        </draw:path>
        <draw:path draw:style-name="gr8" draw:text-style-name="P2" draw:layer="layout" svg:width="0.162cm" svg:height="0.247cm" svg:x="16.686cm" svg:y="5.972cm" svg:viewBox="0 0 163 248" svg:d="M163 0c-107 68-163 156-163 248">
          <text:p/>
        </draw:path>
        <draw:path draw:style-name="gr8" draw:text-style-name="P2" draw:layer="layout" svg:width="1.097cm" svg:height="0.349cm" svg:x="16.686cm" svg:y="6.219cm" svg:viewBox="0 0 1098 350" svg:d="M0 0c0 194 243 350 551 350 300 0 547-156 547-350">
          <text:p/>
        </draw:path>
        <draw:path draw:style-name="gr8" draw:text-style-name="P2" draw:layer="layout" svg:width="0.783cm" svg:height="0.348cm" svg:x="17cm" svg:y="5.872cm" svg:viewBox="0 0 784 349" svg:d="M784 349c0-120-95-230-255-294-162-63-360-74-529-21">
          <text:p/>
        </draw:path>
        <draw:line draw:style-name="gr8" draw:text-style-name="P2" draw:layer="layout" svg:x1="16.256cm" svg:y1="5.356cm" svg:x2="16.288cm" svg:y2="5.341cm">
          <text:p/>
        </draw:line>
        <draw:line draw:style-name="gr8" draw:text-style-name="P2" draw:layer="layout" svg:x1="16.849cm" svg:y1="5.973cm" svg:x2="16.238cm" svg:y2="5.422cm">
          <text:p/>
        </draw:line>
        <draw:path draw:style-name="gr8" draw:text-style-name="P2" draw:layer="layout" svg:width="0.014cm" svg:height="0.029cm" svg:x="16.224cm" svg:y="5.393cm" svg:viewBox="0 0 15 30" svg:d="M15 30c-12-12-15-19-15-30">
          <text:p/>
        </draw:path>
        <draw:path draw:style-name="gr8" draw:text-style-name="P2" draw:layer="layout" svg:width="0.032cm" svg:height="0.038cm" svg:x="16.224cm" svg:y="5.355cm" svg:viewBox="0 0 33 39" svg:d="M0 39c0-14 15-29 33-39">
          <text:p/>
        </draw:path>
        <draw:line draw:style-name="gr8" draw:text-style-name="P2" draw:layer="layout" svg:x1="19.072cm" svg:y1="9.948cm" svg:x2="19.064cm" svg:y2="9.952cm">
          <text:p/>
        </draw:line>
        <draw:line draw:style-name="gr8" draw:text-style-name="P2" draw:layer="layout" svg:x1="18.302cm" svg:y1="7.475cm" svg:x2="18.302cm" svg:y2="7.358cm">
          <text:p/>
        </draw:line>
        <draw:line draw:style-name="gr8" draw:text-style-name="P2" draw:layer="layout" svg:x1="18.012cm" svg:y1="7.486cm" svg:x2="18.303cm" svg:y2="7.358cm">
          <text:p/>
        </draw:line>
        <draw:line draw:style-name="gr8" draw:text-style-name="P2" draw:layer="layout" svg:x1="18.012cm" svg:y1="9.158cm" svg:x2="18.012cm" svg:y2="7.485cm">
          <text:p/>
        </draw:line>
        <draw:line draw:style-name="gr8" draw:text-style-name="P2" draw:layer="layout" svg:x1="19.068cm" svg:y1="9.952cm" svg:x2="18.012cm" svg:y2="9.158cm">
          <text:p/>
        </draw:line>
        <draw:line draw:style-name="gr8" draw:text-style-name="P2" draw:layer="layout" svg:x1="19.081cm" svg:y1="6.961cm" svg:x2="19.329cm" svg:y2="6.85cm">
          <text:p/>
        </draw:line>
        <draw:line draw:style-name="gr8" draw:text-style-name="P2" draw:layer="layout" svg:x1="17.188cm" svg:y1="9.674cm" svg:x2="17.148cm" svg:y2="9.634cm">
          <text:p/>
        </draw:line>
        <draw:path draw:style-name="gr8" draw:text-style-name="P2" draw:layer="layout" svg:width="0.208cm" svg:height="0.039cm" svg:x="17.187cm" svg:y="9.673cm" svg:viewBox="0 0 209 40" svg:d="M0 0c21 17 53 36 95 39 39 4 81 0 114-18">
          <text:p/>
        </draw:path>
        <draw:path draw:style-name="gr8" draw:text-style-name="P2" draw:layer="layout" svg:width="0.864cm" svg:height="0.603cm" svg:x="16.284cm" svg:y="9.034cm" svg:viewBox="0 0 865 604" svg:d="M0 0c0 315 374 576 865 604">
          <text:p/>
        </draw:path>
        <draw:line draw:style-name="gr8" draw:text-style-name="P2" draw:layer="layout" svg:x1="18.232cm" svg:y1="9.323cm" svg:x2="17.395cm" svg:y2="9.695cm">
          <text:p/>
        </draw:line>
        <draw:path draw:style-name="gr8" draw:text-style-name="P2" draw:layer="layout" svg:width="0.155cm" svg:height="0.296cm" svg:x="16.129cm" svg:y="8.519cm" svg:viewBox="0 0 156 297" svg:d="M156 297c-18-103-74-205-156-297">
          <text:p/>
        </draw:path>
        <draw:path draw:style-name="gr8" draw:text-style-name="P2" draw:layer="layout" svg:width="0.54cm" svg:height="0.332cm" svg:x="15.589cm" svg:y="8.191cm" svg:viewBox="0 0 541 333" svg:d="M541 333c-89-160-291-280-541-333">
          <text:p/>
        </draw:path>
        <draw:path draw:style-name="gr8" draw:text-style-name="P2" draw:layer="layout" svg:width="1.2cm" svg:height="0.715cm" svg:x="14.389cm" svg:y="7.478cm" svg:viewBox="0 0 1201 716" svg:d="M1201 714c-311 15-615-56-844-190-226-135-357-325-357-524">
          <text:p/>
        </draw:path>
        <draw:path draw:style-name="gr8" draw:text-style-name="P2" draw:layer="layout" svg:width="0.134cm" svg:height="0.014cm" svg:x="19.723cm" svg:y="9.757cm" svg:viewBox="0 0 135 15" svg:d="M135 0c-49 7-96 12-135 15">
          <text:p/>
        </draw:path>
        <draw:line draw:style-name="gr8" draw:text-style-name="P2" draw:layer="layout" svg:x1="19.854cm" svg:y1="9.758cm" svg:x2="20.398cm" svg:y2="9.517cm">
          <text:p/>
        </draw:line>
        <draw:path draw:style-name="gr8" draw:text-style-name="P2" draw:layer="layout" svg:width="0.378cm" svg:height="0.165cm" svg:x="20.397cm" svg:y="9.352cm" svg:viewBox="0 0 379 166" svg:d="M0 166c4-3 7-3 11-7 3-3 7-3 14-7 3-3 10-7 17-10 8-4 15-4 18-12 11 0 18-7 25-10 7-4 17-7 24-11 11-4 18-7 29-14 10-4 22-7 29-11 14-3 21-10 35-14 11-3 21-10 32-14 11-3 21-10 35-14 11-4 25-11 36-14 24-11 49-21 74-28">
          <text:p/>
        </draw:path>
        <draw:line draw:style-name="gr8" draw:text-style-name="P2" draw:layer="layout" svg:x1="20.771cm" svg:y1="9.353cm" svg:x2="21.199cm" svg:y2="9.161cm">
          <text:p/>
        </draw:line>
        <draw:line draw:style-name="gr8" draw:text-style-name="P2" draw:layer="layout" svg:x1="19.081cm" svg:y1="8.139cm" svg:x2="19.329cm" svg:y2="8.029cm">
          <text:p/>
        </draw:line>
        <draw:line draw:style-name="gr8" draw:text-style-name="P2" draw:layer="layout" svg:x1="20.455cm" svg:y1="7.896cm" svg:x2="20.415cm" svg:y2="7.859cm">
          <text:p/>
        </draw:line>
        <draw:path draw:style-name="gr8" draw:text-style-name="P2" draw:layer="layout" svg:width="0.05cm" svg:height="0.006cm" svg:x="19.363cm" svg:y="6.185cm" svg:viewBox="0 0 51 7" svg:d="M51 2c-18-3-36-3-51 5">
          <text:p/>
        </draw:path>
        <draw:path draw:style-name="gr8" draw:text-style-name="P2" draw:layer="layout" svg:width="0.221cm" svg:height="0.564cm" svg:x="19.312cm" svg:y="6.191cm" svg:viewBox="0 0 222 565" svg:d="M55 0c-60 24-71 130-32 261 36 131 117 255 199 304">
          <text:p/>
        </draw:path>
        <draw:path draw:style-name="gr8" draw:text-style-name="P2" draw:layer="layout" svg:width="0.152cm" svg:height="0.346cm" svg:x="19.314cm" svg:y="8.819cm" svg:viewBox="0 0 153 347" svg:d="M0 0c11 120 74 257 153 347">
          <text:p/>
        </draw:path>
        <draw:path draw:style-name="gr8" draw:text-style-name="P2" draw:layer="layout" svg:width="0.009cm" svg:height="0.105cm" svg:x="19.312cm" svg:y="8.717cm" svg:viewBox="0 0 10 106" svg:d="M10 0c-11 28-11 64-8 106">
          <text:p/>
        </draw:path>
        <draw:path draw:style-name="gr8" draw:text-style-name="P2" draw:layer="layout" svg:width="0.039cm" svg:height="0.06cm" svg:x="19.321cm" svg:y="8.657cm" svg:viewBox="0 0 40 61" svg:d="M40 0c-18 10-32 31-40 61">
          <text:p/>
        </draw:path>
        <draw:line draw:style-name="gr8" draw:text-style-name="P2" draw:layer="layout" svg:x1="18.732cm" svg:y1="6.688cm" svg:x2="18.732cm" svg:y2="6.491cm">
          <text:p/>
        </draw:line>
        <draw:line draw:style-name="gr8" draw:text-style-name="P2" draw:layer="layout" svg:x1="18.601cm" svg:y1="7.108cm" svg:x2="18.601cm" svg:y2="6.572cm">
          <text:p/>
        </draw:line>
        <draw:path draw:style-name="gr8" draw:text-style-name="P2" draw:layer="layout" svg:width="0.085cm" svg:height="0.325cm" svg:x="21.194cm" svg:y="8.84cm" svg:viewBox="0 0 86 326" svg:d="M0 326c33-110 61-219 86-326">
          <text:p/>
        </draw:path>
        <draw:path draw:style-name="gr8" draw:text-style-name="P2" draw:layer="layout" svg:width="0.154cm" svg:height="2.399cm" svg:x="21.279cm" svg:y="6.441cm" svg:viewBox="0 0 155 2400" svg:d="M0 2400c206-879 206-1701 0-2400">
          <text:p/>
        </draw:path>
        <draw:path draw:style-name="gr8" draw:text-style-name="P2" draw:layer="layout" svg:width="0.194cm" svg:height="0.504cm" svg:x="21.085cm" svg:y="5.937cm" svg:viewBox="0 0 195 505" svg:d="M195 505c-54-177-117-346-195-505">
          <text:p/>
        </draw:path>
        <draw:path draw:style-name="gr8" draw:text-style-name="P2" draw:layer="layout" svg:width="0.211cm" svg:height="0.667cm" svg:x="19.759cm" svg:y="6.434cm" svg:viewBox="0 0 212 668" svg:d="M212 0c-85 222-156 445-212 668">
          <text:p/>
        </draw:path>
        <draw:path draw:style-name="gr8" draw:text-style-name="P2" draw:layer="layout" svg:width="0.175cm" svg:height="2.406cm" svg:x="19.584cm" svg:y="7.101cm" svg:viewBox="0 0 176 2407" svg:d="M176 0c-235 889-235 1722 0 2407">
          <text:p/>
        </draw:path>
        <draw:path draw:style-name="gr8" draw:text-style-name="P2" draw:layer="layout" svg:width="0.098cm" svg:height="0.25cm" svg:x="19.759cm" svg:y="9.507cm" svg:viewBox="0 0 99 251" svg:d="M0 0c28 85 60 170 99 251">
          <text:p/>
        </draw:path>
        <draw:path draw:style-name="gr8" draw:text-style-name="P2" draw:layer="layout" svg:width="0.057cm" svg:height="0.223cm" svg:x="20.277cm" svg:y="9.263cm" svg:viewBox="0 0 58 224" svg:d="M11 0c-25 92-7 174 47 224">
          <text:p/>
        </draw:path>
        <draw:path draw:style-name="gr8" draw:text-style-name="P2" draw:layer="layout" svg:width="0.063cm" svg:height="0.035cm" svg:x="20.334cm" svg:y="9.482cm" svg:viewBox="0 0 64 36" svg:d="M0 0c17 18 38 29 64 36">
          <text:p/>
        </draw:path>
        <draw:path draw:style-name="gr8" draw:text-style-name="P2" draw:layer="layout" svg:width="0.046cm" svg:height="0.074cm" svg:x="20.838cm" svg:y="8.925cm" svg:viewBox="0 0 47 75" svg:d="M47 75c-11-29-25-54-47-75">
          <text:p/>
        </draw:path>
        <draw:path draw:style-name="gr8" draw:text-style-name="P2" draw:layer="layout" svg:width="0.55cm" svg:height="0.38cm" svg:x="20.288cm" svg:y="8.883cm" svg:viewBox="0 0 551 381" svg:d="M551 42c-70-60-187-57-308 18-120 75-215 198-243 321">
          <text:p/>
        </draw:path>
        <draw:path draw:style-name="gr8" draw:text-style-name="P2" draw:layer="layout" svg:width="0.007cm" svg:height="0.07cm" svg:x="20.884cm" svg:y="8.999cm" svg:viewBox="0 0 8 71" svg:d="M8 71c0-25 0-50-8-71">
          <text:p/>
        </draw:path>
        <draw:path draw:style-name="gr8" draw:text-style-name="P2" draw:layer="layout" svg:width="0.12cm" svg:height="0.286cm" svg:x="20.771cm" svg:y="9.066cm" svg:viewBox="0 0 121 287" svg:d="M0 287c78-89 121-195 121-287">
          <text:p/>
        </draw:path>
        <draw:path draw:style-name="gr8" draw:text-style-name="P2" draw:layer="layout" svg:width="0.352cm" svg:height="0.213cm" svg:x="20.588cm" svg:y="7.704cm" svg:viewBox="0 0 353 214" svg:d="M353 214c0-185-158-267-353-178">
          <text:p/>
        </draw:path>
        <draw:path draw:style-name="gr8" draw:text-style-name="P2" draw:layer="layout" svg:width="0.332cm" svg:height="0.367cm" svg:x="20.256cm" svg:y="7.739cm" svg:viewBox="0 0 333 368" svg:d="M333 0c-149 64-284 213-333 368">
          <text:p/>
        </draw:path>
        <draw:path draw:style-name="gr8" draw:text-style-name="P2" draw:layer="layout" svg:width="0.706cm" svg:height="0.526cm" svg:x="20.234cm" svg:y="7.916cm" svg:viewBox="0 0 707 527" svg:d="M22 190c-49 146-14 273 88 319 103 46 254 3 381-106 135-109 216-269 216-403">
          <text:p/>
        </draw:path>
        <draw:path draw:style-name="gr8" draw:text-style-name="P2" draw:layer="layout" svg:width="0.053cm" svg:height="0.142cm" svg:x="20.838cm" svg:y="6.462cm" svg:viewBox="0 0 54 143" svg:d="M54 143c0-61-19-111-54-143">
          <text:p/>
        </draw:path>
        <draw:path draw:style-name="gr8" draw:text-style-name="P2" draw:layer="layout" svg:width="0.56cm" svg:height="0.601cm" svg:x="20.278cm" svg:y="6.42cm" svg:viewBox="0 0 561 602" svg:d="M561 43c-99-88-289-35-428 117-141 155-176 354-77 442">
          <text:p/>
        </draw:path>
        <draw:path draw:style-name="gr8" draw:text-style-name="P2" draw:layer="layout" svg:width="0.557cm" svg:height="0.458cm" svg:x="20.334cm" svg:y="6.604cm" svg:viewBox="0 0 558 459" svg:d="M0 417c77 68 215 53 345-43 127-95 213-246 213-374">
          <text:p/>
        </draw:path>
        <draw:line draw:style-name="gr8" draw:text-style-name="P2" draw:layer="layout" svg:x1="18.013cm" svg:y1="9.162cm" svg:x2="17.229cm" svg:y2="8.449cm">
          <text:p/>
        </draw:line>
        <draw:path draw:style-name="gr8" draw:text-style-name="P2" draw:layer="layout" svg:width="0.028cm" svg:height="0.078cm" svg:x="20.598cm" svg:y="7.803cm" svg:viewBox="0 0 29 79" svg:d="M29 79c0-32-11-60-29-79">
          <text:p/>
        </draw:path>
        <draw:path draw:style-name="gr8" draw:text-style-name="P2" draw:layer="layout" svg:width="0.088cm" svg:height="0.022cm" svg:x="20.51cm" svg:y="7.781cm" svg:viewBox="0 0 89 23" svg:d="M89 23c-21-22-54-26-89-22">
          <text:p/>
        </draw:path>
        <draw:path draw:style-name="gr8" draw:text-style-name="P2" draw:layer="layout" svg:width="0.032cm" svg:height="0.085cm" svg:x="20.288cm" svg:y="8.025cm" svg:viewBox="0 0 33 86" svg:d="M0 0c0 35 11 64 33 86">
          <text:p/>
        </draw:path>
        <draw:path draw:style-name="gr8" draw:text-style-name="P2" draw:layer="layout" svg:width="0.306cm" svg:height="0.252cm" svg:x="20.32cm" svg:y="7.881cm" svg:viewBox="0 0 307 253" svg:d="M0 230c43 39 120 28 191-25 71-49 116-134 116-205">
          <text:p/>
        </draw:path>
        <draw:path draw:style-name="gr8" draw:text-style-name="P2" draw:layer="layout" svg:width="0.004cm" svg:height="0.017cm" svg:x="17.504cm" svg:y="7.186cm" svg:viewBox="0 0 5 18" svg:d="M5 18c0-8-5-15-5-18">
          <text:p/>
        </draw:path>
        <draw:path draw:style-name="gr8" draw:text-style-name="P2" draw:layer="layout" svg:width="0.046cm" svg:height="0.053cm" svg:x="17.43cm" svg:y="7.048cm" svg:viewBox="0 0 47 54" svg:d="M47 54c-14-26-32-47-47-54">
          <text:p/>
        </draw:path>
        <draw:path draw:style-name="gr8" draw:text-style-name="P2" draw:layer="layout" svg:width="0.035cm" svg:height="0.009cm" svg:x="17.395cm" svg:y="7.04cm" svg:viewBox="0 0 36 10" svg:d="M36 10c-14-8-25-12-36-8">
          <text:p/>
        </draw:path>
        <draw:path draw:style-name="gr8" draw:text-style-name="P2" draw:layer="layout" svg:width="0.005cm" svg:height="0.003cm" svg:x="17.395cm" svg:y="7.041cm" svg:viewBox="0 0 6 4" svg:d="M6 0c-6 0-6 0-6 4">
          <text:p/>
        </draw:path>
        <draw:path draw:style-name="gr8" draw:text-style-name="P2" draw:layer="layout" svg:width="0.052cm" svg:height="0.176cm" svg:x="17.378cm" svg:y="7.041cm" svg:viewBox="0 0 53 177" svg:d="M18 0c-15 11-22 39-15 74 7 40 26 75 50 103">
          <text:p/>
        </draw:path>
        <draw:path draw:style-name="gr8" draw:text-style-name="P2" draw:layer="layout" svg:width="0.046cm" svg:height="0.032cm" svg:x="17.43cm" svg:y="7.217cm" svg:viewBox="0 0 47 33" svg:d="M0 0c15 18 33 33 47 33">
          <text:p/>
        </draw:path>
        <draw:line draw:style-name="gr8" draw:text-style-name="P2" draw:layer="layout" svg:x1="17.996cm" svg:y1="6.999cm" svg:x2="17.892cm" svg:y2="7.045cm">
          <text:p/>
        </draw:line>
        <draw:path draw:style-name="gr8" draw:text-style-name="P2" draw:layer="layout" svg:width="0.077cm" svg:height="0.201cm" svg:x="17.918cm" svg:y="6.801cm" svg:viewBox="0 0 78 202" svg:d="M17 0c-18 14-21 49-11 95 14 44 42 86 72 107">
          <text:p/>
        </draw:path>
        <draw:line draw:style-name="gr8" draw:text-style-name="P2" draw:layer="layout" svg:x1="17.654cm" svg:y1="6.773cm" svg:x2="17.557cm" svg:y2="6.807cm">
          <text:p/>
        </draw:line>
        <draw:line draw:style-name="gr8" draw:text-style-name="P2" draw:layer="layout" svg:x1="17.653cm" svg:y1="6.773cm" svg:x2="17.742cm" svg:y2="6.855cm">
          <text:p/>
        </draw:line>
        <draw:line draw:style-name="gr8" draw:text-style-name="P2" draw:layer="layout" svg:x1="17.737cm" svg:y1="6.907cm" svg:x2="17.737cm" svg:y2="6.854cm">
          <text:p/>
        </draw:line>
        <draw:line draw:style-name="gr8" draw:text-style-name="P2" draw:layer="layout" svg:x1="17.367cm" svg:y1="6.904cm" svg:x2="17.654cm" svg:y2="6.773cm">
          <text:p/>
        </draw:line>
        <draw:line draw:style-name="gr8" draw:text-style-name="P2" draw:layer="layout" svg:x1="17.368cm" svg:y1="6.9cm" svg:x2="17.272cm" svg:y2="6.933cm">
          <text:p/>
        </draw:line>
        <draw:line draw:style-name="gr8" draw:text-style-name="P2" draw:layer="layout" svg:x1="17.148cm" svg:y1="6.819cm" svg:x2="17.148cm" svg:y2="9.634cm">
          <text:p/>
        </draw:line>
        <draw:line draw:style-name="gr8" draw:text-style-name="P2" draw:layer="layout" svg:x1="17.367cm" svg:y1="6.9cm" svg:x2="18.013cm" svg:y2="7.486cm">
          <text:p/>
        </draw:line>
        <draw:line draw:style-name="gr8" draw:text-style-name="P2" draw:layer="layout" svg:x1="17.865cm" svg:y1="7.73cm" svg:x2="17.787cm" svg:y2="7.658cm">
          <text:p/>
        </draw:line>
        <draw:line draw:style-name="gr8" draw:text-style-name="P2" draw:layer="layout" svg:x1="17.477cm" svg:y1="7.382cm" svg:x2="17.451cm" svg:y2="7.355cm">
          <text:p/>
        </draw:line>
        <draw:line draw:style-name="gr8" draw:text-style-name="P2" draw:layer="layout" svg:x1="17.861cm" svg:y1="8.015cm" svg:x2="17.861cm" svg:y2="7.725cm">
          <text:p/>
        </draw:line>
        <draw:line draw:style-name="gr8" draw:text-style-name="P2" draw:layer="layout" svg:x1="17.451cm" svg:y1="7.644cm" svg:x2="17.865cm" svg:y2="8.016cm">
          <text:p/>
        </draw:line>
        <draw:line draw:style-name="gr8" draw:text-style-name="P2" draw:layer="layout" svg:x1="17.451cm" svg:y1="7.355cm" svg:x2="17.451cm" svg:y2="7.644cm">
          <text:p/>
        </draw:line>
        <draw:line draw:style-name="gr8" draw:text-style-name="P2" draw:layer="layout" svg:x1="17.441cm" svg:y1="8.018cm" svg:x2="17.872cm" svg:y2="8.411cm">
          <text:p/>
        </draw:line>
        <draw:line draw:style-name="gr8" draw:text-style-name="P2" draw:layer="layout" svg:x1="17.441cm" svg:y1="7.905cm" svg:x2="17.441cm" svg:y2="8.018cm">
          <text:p/>
        </draw:line>
        <draw:line draw:style-name="gr8" draw:text-style-name="P2" draw:layer="layout" svg:x1="17.872cm" svg:y1="8.294cm" svg:x2="17.441cm" svg:y2="7.905cm">
          <text:p/>
        </draw:line>
        <draw:line draw:style-name="gr8" draw:text-style-name="P2" draw:layer="layout" svg:x1="17.871cm" svg:y1="8.41cm" svg:x2="17.871cm" svg:y2="8.293cm">
          <text:p/>
        </draw:line>
        <draw:line draw:style-name="gr8" draw:text-style-name="P2" draw:layer="layout" svg:x1="17.508cm" svg:y1="7.203cm" svg:x2="17.809cm" svg:y2="7.476cm">
          <text:p/>
        </draw:line>
        <draw:line draw:style-name="gr8" draw:text-style-name="P2" draw:layer="layout" svg:x1="17.808cm" svg:y1="7.475cm" svg:x2="17.808cm" svg:y2="7.531cm">
          <text:p/>
        </draw:line>
        <draw:line draw:style-name="gr8" draw:text-style-name="P2" draw:layer="layout" svg:x1="17.508cm" svg:y1="7.32cm" svg:x2="17.809cm" svg:y2="7.592cm">
          <text:p/>
        </draw:line>
        <draw:line draw:style-name="gr8" draw:text-style-name="P2" draw:layer="layout" svg:x1="17.808cm" svg:y1="7.591cm" svg:x2="17.808cm" svg:y2="7.648cm">
          <text:p/>
        </draw:line>
        <draw:line draw:style-name="gr8" draw:text-style-name="P2" draw:layer="layout" svg:x1="17.508cm" svg:y1="8.138cm" svg:x2="17.809cm" svg:y2="8.411cm">
          <text:p/>
        </draw:line>
        <draw:line draw:style-name="gr8" draw:text-style-name="P2" draw:layer="layout" svg:x1="17.808cm" svg:y1="8.41cm" svg:x2="17.808cm" svg:y2="8.466cm">
          <text:p/>
        </draw:line>
        <draw:line draw:style-name="gr8" draw:text-style-name="P2" draw:layer="layout" svg:x1="17.508cm" svg:y1="8.6cm" svg:x2="17.809cm" svg:y2="8.876cm">
          <text:p/>
        </draw:line>
        <draw:line draw:style-name="gr8" draw:text-style-name="P2" draw:layer="layout" svg:x1="17.808cm" svg:y1="8.872cm" svg:x2="17.808cm" svg:y2="8.932cm">
          <text:p/>
        </draw:line>
        <draw:line draw:style-name="gr8" draw:text-style-name="P2" draw:layer="layout" svg:x1="17.508cm" svg:y1="8.484cm" svg:x2="17.809cm" svg:y2="8.76cm">
          <text:p/>
        </draw:line>
        <draw:line draw:style-name="gr8" draw:text-style-name="P2" draw:layer="layout" svg:x1="17.808cm" svg:y1="8.759cm" svg:x2="17.808cm" svg:y2="8.815cm">
          <text:p/>
        </draw:line>
        <draw:line draw:style-name="gr8" draw:text-style-name="P2" draw:layer="layout" svg:x1="17.508cm" svg:y1="8.367cm" svg:x2="17.809cm" svg:y2="8.644cm">
          <text:p/>
        </draw:line>
        <draw:line draw:style-name="gr8" draw:text-style-name="P2" draw:layer="layout" svg:x1="17.808cm" svg:y1="8.643cm" svg:x2="17.808cm" svg:y2="8.699cm">
          <text:p/>
        </draw:line>
        <draw:line draw:style-name="gr8" draw:text-style-name="P2" draw:layer="layout" svg:x1="17.809cm" svg:y1="7.359cm" svg:x2="17.508cm" svg:y2="7.087cm">
          <text:p/>
        </draw:line>
        <draw:line draw:style-name="gr8" draw:text-style-name="P2" draw:layer="layout" svg:x1="17.808cm" svg:y1="7.415cm" svg:x2="17.808cm" svg:y2="7.358cm">
          <text:p/>
        </draw:line>
        <draw:line draw:style-name="gr8" draw:text-style-name="P2" draw:layer="layout" svg:x1="17.529cm" svg:y1="8.272cm" svg:x2="17.788cm" svg:y2="8.506cm">
          <text:p/>
        </draw:line>
        <draw:line draw:style-name="gr8" draw:text-style-name="P2" draw:layer="layout" svg:x1="17.787cm" svg:y1="8.505cm" svg:x2="17.787cm" svg:y2="8.565cm">
          <text:p/>
        </draw:line>
        <draw:path draw:style-name="gr8" draw:text-style-name="P2" draw:layer="layout" svg:width="0.106cm" svg:height="0.205cm" svg:x="17.85cm" svg:y="8.494cm" svg:viewBox="0 0 107 206" svg:d="M107 206c0-36-14-79-32-121-26-39-50-70-75-85">
          <text:p/>
        </draw:path>
        <draw:path draw:style-name="gr8" draw:text-style-name="P2" draw:layer="layout" svg:width="0.165cm" svg:height="0.274cm" svg:x="17.786cm" svg:y="8.487cm" svg:viewBox="0 0 166 275" svg:d="M64 7c-40-21-68 4-64 64 3 61 35 131 78 174 39 42 78 39 88-4">
          <text:p/>
        </draw:path>
        <draw:path draw:style-name="gr8" draw:text-style-name="P2" draw:layer="layout" svg:width="0.004cm" svg:height="0.028cm" svg:x="17.952cm" svg:y="8.699cm" svg:viewBox="0 0 5 29" svg:d="M0 29c5-8 5-18 5-29">
          <text:p/>
        </draw:path>
        <draw:path draw:style-name="gr8" draw:text-style-name="P2" draw:layer="layout" svg:width="0.007cm" svg:height="0.032cm" svg:x="17.515cm" svg:y="8.244cm" svg:viewBox="0 0 8 33" svg:d="M8 33c0-11-8-22-8-33">
          <text:p/>
        </draw:path>
        <draw:path draw:style-name="gr8" draw:text-style-name="P2" draw:layer="layout" svg:width="0.056cm" svg:height="0.06cm" svg:x="17.42cm" svg:y="8.103cm" svg:viewBox="0 0 57 61" svg:d="M57 61c-18-25-40-50-57-61">
          <text:p/>
        </draw:path>
        <draw:path draw:style-name="gr8" draw:text-style-name="P2" draw:layer="layout" svg:width="0.159cm" svg:height="0.275cm" svg:x="17.356cm" svg:y="8.097cm" svg:viewBox="0 0 160 276" svg:d="M64 6c-39-18-64 3-64 53 0 53 25 120 60 166 39 50 79 64 100 36">
          <text:p/>
        </draw:path>
        <draw:path draw:style-name="gr8" draw:text-style-name="P2" draw:layer="layout" svg:width="0.056cm" svg:height="0.134cm" svg:x="17.808cm" svg:y="7.475cm" svg:viewBox="0 0 57 135" svg:d="M0 0c0 42 21 103 57 135">
          <text:p/>
        </draw:path>
        <draw:path draw:style-name="gr8" draw:text-style-name="P2" draw:layer="layout" svg:width="0.017cm" svg:height="0.042cm" svg:x="17.808cm" svg:y="7.433cm" svg:viewBox="0 0 18 43" svg:d="M18 0c-11 7-18 21-18 43">
          <text:p/>
        </draw:path>
        <draw:path draw:style-name="gr8" draw:text-style-name="P2" draw:layer="layout" svg:width="0.096cm" svg:height="0.093cm" svg:x="17.825cm" svg:y="7.428cm" svg:viewBox="0 0 97 94" svg:d="M97 94c-11-33-30-58-47-75-18-14-36-22-50-18">
          <text:p/>
        </draw:path>
        <draw:path draw:style-name="gr8" draw:text-style-name="P2" draw:layer="layout" svg:width="0.007cm" svg:height="0.005cm" svg:x="17.822cm" svg:y="7.429cm" svg:viewBox="0 0 8 6" svg:d="M8 0c-5 0-5 6-8 6">
          <text:p/>
        </draw:path>
        <draw:path draw:style-name="gr8" draw:text-style-name="P2" draw:layer="layout" svg:width="0.017cm" svg:height="0.074cm" svg:x="17.921cm" svg:y="7.517cm" svg:viewBox="0 0 18 75" svg:d="M18 75c0-22-7-47-18-75">
          <text:p/>
        </draw:path>
        <draw:path draw:style-name="gr8" draw:text-style-name="P2" draw:layer="layout" svg:width="0.056cm" svg:height="0.03cm" svg:x="17.861cm" svg:y="7.609cm" svg:viewBox="0 0 57 31" svg:d="M0 0c21 25 43 36 57 29">
          <text:p/>
        </draw:path>
        <draw:path draw:style-name="gr8" draw:text-style-name="P2" draw:layer="layout" svg:width="0.021cm" svg:height="0.046cm" svg:x="17.917cm" svg:y="7.591cm" svg:viewBox="0 0 22 47" svg:d="M0 47c15-7 22-22 22-47">
          <text:p/>
        </draw:path>
        <draw:line draw:style-name="gr8" draw:text-style-name="P2" draw:layer="layout" svg:x1="16.129cm" svg:y1="5.704cm" svg:x2="16.129cm" svg:y2="8.519cm">
          <text:p/>
        </draw:line>
        <draw:path draw:style-name="gr8" draw:text-style-name="P2" draw:layer="layout" svg:width="0.152cm" svg:height="0.6cm" svg:x="16.132cm" svg:y="6.755cm" svg:viewBox="0 0 153 601" svg:d="M153 601c-4-11-14-28-28-60-11-28-33-71-54-134-11-25-22-49-29-81-14-39-24-81-31-127-7-28-11-60-11-89 0-25 4-50 11-67 7-25 17-39 31-43">
          <text:p/>
        </draw:path>
        <draw:path draw:style-name="gr8" draw:text-style-name="P2" draw:layer="layout" svg:width="0.11cm" svg:height="0.211cm" svg:x="16.174cm" svg:y="6.752cm" svg:viewBox="0 0 111 212" svg:d="M0 3c15-7 30 0 44 7 10 14 21 32 31 50 18 42 32 96 36 152">
          <text:p/>
        </draw:path>
        <draw:path draw:style-name="gr8" draw:text-style-name="P2" draw:layer="layout" svg:width="0.152cm" svg:height="0.6cm" svg:x="16.132cm" svg:y="5.884cm" svg:viewBox="0 0 153 601" svg:d="M153 601c-4-7-14-25-28-57-11-32-33-74-54-134-11-26-22-54-29-86-14-35-24-81-31-127-7-28-11-60-11-84 0-28 4-53 11-67 7-25 17-39 31-46">
          <text:p/>
        </draw:path>
        <draw:path draw:style-name="gr8" draw:text-style-name="P2" draw:layer="layout" svg:width="0.117cm" svg:height="0.273cm" svg:x="16.174cm" svg:y="5.882cm" svg:viewBox="0 0 118 274" svg:d="M0 2c19-7 40 3 54 21 11 18 21 35 29 60 21 53 31 116 35 191">
          <text:p/>
        </draw:path>
        <draw:line draw:style-name="gr8" draw:text-style-name="P2" draw:layer="layout" svg:x1="15.589cm" svg:y1="5.372cm" svg:x2="15.589cm" svg:y2="8.191cm">
          <text:p/>
        </draw:line>
        <draw:line draw:style-name="gr8" draw:text-style-name="P2" draw:layer="layout" svg:x1="16.605cm" svg:y1="4.833cm" svg:x2="16.605cm" svg:y2="5.101cm">
          <text:p/>
        </draw:line>
        <draw:path draw:style-name="gr8" draw:text-style-name="P2" draw:layer="layout" svg:width="0.042cm" svg:height="0.194cm" svg:x="16.598cm" svg:y="3.072cm" svg:viewBox="0 0 43 195" svg:d="M0 195c29-63 43-131 43-195">
          <text:p/>
        </draw:path>
        <draw:path draw:style-name="gr8" draw:text-style-name="P2" draw:layer="layout" svg:width="0cm" svg:height="0.055cm" svg:x="16.637cm" svg:y="5.108cm" svg:viewBox="0 0 0 56" svg:d="M0 0c0 21 0 39 0 56">
          <text:p/>
        </draw:path>
        <draw:path draw:style-name="gr8" draw:text-style-name="P2" draw:layer="layout" svg:width="0.005cm" svg:height="0.244cm" svg:x="16.636cm" svg:y="4.864cm" svg:viewBox="0 0 6 245" svg:d="M2 245c-5-71 4-164 4-245">
          <text:p/>
        </draw:path>
        <draw:path draw:style-name="gr8" draw:text-style-name="P2" draw:layer="layout" svg:width="0.169cm" svg:height="0.328cm" svg:x="14.594cm" svg:y="4.861cm" svg:viewBox="0 0 170 329" svg:d="M0 0c18 21 40 42 57 63 18 25 36 53 53 78 14 28 29 53 39 78 14 36 21 75 21 110">
          <text:p/>
        </draw:path>
        <draw:path draw:style-name="gr8" draw:text-style-name="P2" draw:layer="layout" svg:width="0.099cm" svg:height="0.049cm" svg:x="14.495cm" svg:y="4.813cm" svg:viewBox="0 0 100 50" svg:d="M100 50c-25-18-47-35-61-44-18-7-28-7-39-3">
          <text:p/>
        </draw:path>
        <draw:path draw:style-name="gr8" draw:text-style-name="P2" draw:layer="layout" svg:width="0.131cm" svg:height="0.455cm" svg:x="14.463cm" svg:y="4.815cm" svg:viewBox="0 0 132 456" svg:d="M33 0c-8 3-15 11-18 25-4 7-8 17-11 31 0 11-4 25-4 43 0 14 4 35 4 49 3 35 11 67 18 95 7 39 22 78 36 110 17 39 46 78 74 103">
          <text:p/>
        </draw:path>
        <draw:path draw:style-name="gr8" draw:text-style-name="P2" draw:layer="layout" svg:width="0.113cm" svg:height="0.034cm" svg:x="14.594cm" svg:y="5.27cm" svg:viewBox="0 0 114 35" svg:d="M0 0c18 14 40 26 57 33 22 3 39 3 57-4">
          <text:p/>
        </draw:path>
        <draw:path draw:style-name="gr8" draw:text-style-name="P2" draw:layer="layout" svg:width="0.056cm" svg:height="0.109cm" svg:x="14.707cm" svg:y="5.189cm" svg:viewBox="0 0 57 110" svg:d="M0 110c17-7 32-25 42-47 12-17 15-38 15-63">
          <text:p/>
        </draw:path>
        <draw:path draw:style-name="gr8" draw:text-style-name="P2" draw:layer="layout" svg:width="0.169cm" svg:height="0.326cm" svg:x="14.594cm" svg:y="5.993cm" svg:viewBox="0 0 170 327" svg:d="M0 0c18 19 40 44 57 65 18 24 36 49 53 77 14 25 29 50 39 74 14 36 21 74 21 111">
          <text:p/>
        </draw:path>
        <draw:path draw:style-name="gr8" draw:text-style-name="P2" draw:layer="layout" svg:width="0.099cm" svg:height="0.048cm" svg:x="14.495cm" svg:y="5.945cm" svg:viewBox="0 0 100 49" svg:d="M100 49c-25-22-47-36-61-43-18-7-28-7-39-4">
          <text:p/>
        </draw:path>
        <draw:path draw:style-name="gr8" draw:text-style-name="P2" draw:layer="layout" svg:width="0.131cm" svg:height="0.452cm" svg:x="14.463cm" svg:y="5.947cm" svg:viewBox="0 0 132 453" svg:d="M33 0c-8 4-15 11-18 22-4 10-8 17-11 31 0 11-4 28-4 43 0 17 4 35 4 54 3 35 11 67 18 95 7 39 22 74 36 109 17 39 46 74 74 99">
          <text:p/>
        </draw:path>
        <draw:path draw:style-name="gr8" draw:text-style-name="P2" draw:layer="layout" svg:width="0.113cm" svg:height="0.038cm" svg:x="14.594cm" svg:y="6.399cm" svg:viewBox="0 0 114 39" svg:d="M0 0c18 18 40 29 57 36 22 4 39 4 57-3">
          <text:p/>
        </draw:path>
        <draw:path draw:style-name="gr8" draw:text-style-name="P2" draw:layer="layout" svg:width="0.056cm" svg:height="0.113cm" svg:x="14.707cm" svg:y="6.318cm" svg:viewBox="0 0 57 114" svg:d="M0 114c17-11 32-25 42-46 12-18 15-39 15-68">
          <text:p/>
        </draw:path>
        <draw:line draw:style-name="gr8" draw:text-style-name="P2" draw:layer="layout" svg:x1="18.303cm" svg:y1="7.359cm" svg:x2="18.15cm" svg:y2="7.221cm">
          <text:p/>
        </draw:line>
        <draw:line draw:style-name="gr8" draw:text-style-name="P2" draw:layer="layout" svg:x1="18.4cm" svg:y1="7.306cm" svg:x2="18.4cm" svg:y2="7.224cm">
          <text:p/>
        </draw:line>
        <draw:line draw:style-name="gr8" draw:text-style-name="P2" draw:layer="layout" svg:x1="17.995cm" svg:y1="7.027cm" svg:x2="17.995cm" svg:y2="6.854cm">
          <text:p/>
        </draw:line>
        <draw:line draw:style-name="gr8" draw:text-style-name="P2" draw:layer="layout" svg:x1="18.338cm" svg:y1="7.335cm" svg:x2="17.995cm" svg:y2="7.027cm">
          <text:p/>
        </draw:line>
        <draw:line draw:style-name="gr8" draw:text-style-name="P2" draw:layer="layout" svg:x1="17.456cm" svg:y1="7.363cm" svg:x2="17.451cm" svg:y2="7.355cm">
          <text:p/>
        </draw:line>
        <draw:path draw:style-name="gr8" draw:text-style-name="P2" draw:layer="layout" svg:width="0.219cm" svg:height="0.053cm" svg:x="17.451cm" svg:y="7.595cm" svg:viewBox="0 0 220 54" svg:d="M0 54c67 3 146-11 220-54">
          <text:p/>
        </draw:path>
        <draw:path draw:style-name="gr8" draw:text-style-name="P2" draw:layer="layout" svg:width="0.01cm" svg:height="0.116cm" svg:x="17.995cm" svg:y="7.027cm" svg:viewBox="0 0 11 117" svg:d="M7 117c8-43 4-82-7-117">
          <text:p/>
        </draw:path>
        <draw:line draw:style-name="gr8" draw:text-style-name="P2" draw:layer="layout" svg:x1="17.995cm" svg:y1="6.999cm" svg:x2="17.995cm" svg:y2="6.854cm">
          <text:p/>
        </draw:line>
        <draw:path draw:style-name="gr8" draw:text-style-name="P2" draw:layer="layout" svg:width="0.032cm" svg:height="0.067cm" svg:x="17.455cm" svg:y="7.362cm" svg:viewBox="0 0 33 68" svg:d="M0 0c3 28 15 54 33 68">
          <text:p/>
        </draw:path>
        <draw:line draw:style-name="gr8" draw:text-style-name="P2" draw:layer="layout" svg:x1="16.39cm" svg:y1="5.351cm" svg:x2="16.39cm" svg:y2="5.559cm">
          <text:p/>
        </draw:line>
        <draw:line draw:style-name="gr8" draw:text-style-name="P2" draw:layer="layout" svg:x1="16.922cm" svg:y1="6.505cm" svg:x2="16.922cm" svg:y2="5.979cm">
          <text:p/>
        </draw:line>
        <draw:line draw:style-name="gr8" draw:text-style-name="P2" draw:layer="layout" svg:x1="16.922cm" svg:y1="5.979cm" svg:x2="16.98cm" svg:y2="6.033cm">
          <text:p/>
        </draw:line>
        <draw:path draw:style-name="gr8" draw:text-style-name="P2" draw:layer="layout" svg:width="0.021cm" svg:height="0.011cm" svg:x="16.979cm" svg:y="6.021cm" svg:viewBox="0 0 22 12" svg:d="M22 0c-8 5-15 8-22 12">
          <text:p/>
        </draw:path>
        <draw:line draw:style-name="gr8" draw:text-style-name="P2" draw:layer="layout" svg:x1="17cm" svg:y1="5.905cm" svg:x2="17cm" svg:y2="6.021cm">
          <text:p/>
        </draw:line>
        <draw:path draw:style-name="gr8" draw:text-style-name="P2" draw:layer="layout" svg:width="0.12cm" svg:height="0.111cm" svg:x="16.682cm" svg:y="5.821cm" svg:viewBox="0 0 121 112" svg:d="M0 2c32-14 90 36 121 110">
          <text:p/>
        </draw:path>
        <draw:line draw:style-name="gr8" draw:text-style-name="P2" draw:layer="layout" svg:x1="16.848cm" svg:y1="5.972cm" svg:x2="16.848cm" svg:y2="6.088cm">
          <text:p/>
        </draw:line>
        <draw:path draw:style-name="gr8" draw:text-style-name="P2" draw:layer="layout" svg:width="0.155cm" svg:height="0.191cm" svg:x="16.693cm" svg:y="6.088cm" svg:viewBox="0 0 156 192" svg:d="M156 0c-82 53-135 118-156 192">
          <text:p/>
        </draw:path>
        <draw:path draw:style-name="gr8" draw:text-style-name="P2" draw:layer="layout" svg:width="0.226cm" svg:height="0.229cm" svg:x="17.55cm" svg:y="6.05cm" svg:viewBox="0 0 227 230" svg:d="M227 230c-25-92-106-176-227-230">
          <text:p/>
        </draw:path>
        <draw:path draw:style-name="gr8" draw:text-style-name="P2" draw:layer="layout" svg:width="0.55cm" svg:height="0.065cm" svg:x="17cm" svg:y="5.989cm" svg:viewBox="0 0 551 66" svg:d="M551 66c-162-76-375-86-551-33">
          <text:p/>
        </draw:path>
        <draw:line draw:style-name="gr8" draw:text-style-name="P2" draw:layer="layout" svg:x1="17.742cm" svg:y1="6.854cm" svg:x2="17.698cm" svg:y2="6.873cm">
          <text:p/>
        </draw:line>
        <draw:line draw:style-name="gr8" draw:text-style-name="P2" draw:layer="layout" svg:x1="17.698cm" svg:y1="6.872cm" svg:x2="18.109cm" svg:y2="7.243cm">
          <text:p/>
        </draw:line>
        <draw:line draw:style-name="gr8" draw:text-style-name="P2" draw:layer="layout" svg:x1="18.151cm" svg:y1="7.221cm" svg:x2="18.108cm" svg:y2="7.243cm">
          <text:p/>
        </draw:line>
        <draw:path draw:style-name="gr8" draw:text-style-name="P2" draw:layer="layout" svg:width="0.011cm" svg:height="0.067cm" svg:x="20.753cm" svg:y="8.886cm" svg:viewBox="0 0 12 68" svg:d="M12 68c0-26-4-47-12-68">
          <text:p/>
        </draw:path>
        <draw:path draw:style-name="gr8" draw:text-style-name="P2" draw:layer="layout" svg:width="0.476cm" svg:height="0.455cm" svg:x="20.288cm" svg:y="8.953cm" svg:viewBox="0 0 477 456" svg:d="M0 453c91 17 215-32 314-128s163-219 163-325">
          <text:p/>
        </draw:path>
        <draw:path draw:style-name="gr8" draw:text-style-name="P2" draw:layer="layout" svg:width="0.011cm" svg:height="0.063cm" svg:x="20.753cm" svg:y="6.424cm" svg:viewBox="0 0 12 64" svg:d="M12 64c0-21-4-47-12-64">
          <text:p/>
        </draw:path>
        <draw:path draw:style-name="gr8" draw:text-style-name="P2" draw:layer="layout" svg:width="0.476cm" svg:height="0.457cm" svg:x="20.288cm" svg:y="6.487cm" svg:viewBox="0 0 477 458" svg:d="M0 456c91 14 215-32 314-127s163-223 163-329">
          <text:p/>
        </draw:path>
        <draw:line draw:style-name="gr8" draw:text-style-name="P2" draw:layer="layout" svg:x1="17.865cm" svg:y1="7.733cm" svg:x2="17.783cm" svg:y2="7.658cm">
          <text:p/>
        </draw:line>
        <draw:line draw:style-name="gr8" draw:text-style-name="P2" draw:layer="layout" svg:x1="17.477cm" svg:y1="7.384cm" svg:x2="17.455cm" svg:y2="7.362cm">
          <text:p/>
        </draw:line>
        <draw:line draw:style-name="gr8" draw:text-style-name="P2" draw:layer="layout" svg:x1="17.441cm" svg:y1="8.023cm" svg:x2="17.53cm" svg:y2="7.983cm">
          <text:p/>
        </draw:line>
        <draw:line draw:style-name="gr8" draw:text-style-name="P2" draw:layer="layout" svg:x1="17.809cm" svg:y1="7.531cm" svg:x2="17.776cm" svg:y2="7.55cm">
          <text:p/>
        </draw:line>
        <draw:line draw:style-name="gr8" draw:text-style-name="P2" draw:layer="layout" svg:x1="17.777cm" svg:y1="7.55cm" svg:x2="17.476cm" svg:y2="7.274cm">
          <text:p/>
        </draw:line>
        <draw:line draw:style-name="gr8" draw:text-style-name="P2" draw:layer="layout" svg:x1="17.476cm" svg:y1="7.274cm" svg:x2="17.476cm" svg:y2="7.214cm">
          <text:p/>
        </draw:line>
        <draw:line draw:style-name="gr8" draw:text-style-name="P2" draw:layer="layout" svg:x1="17.509cm" svg:y1="7.203cm" svg:x2="17.476cm" svg:y2="7.218cm">
          <text:p/>
        </draw:line>
        <draw:line draw:style-name="gr8" draw:text-style-name="P2" draw:layer="layout" svg:x1="17.476cm" svg:y1="7.214cm" svg:x2="17.777cm" svg:y2="7.49cm">
          <text:p/>
        </draw:line>
        <draw:line draw:style-name="gr8" draw:text-style-name="P2" draw:layer="layout" svg:x1="17.809cm" svg:y1="7.475cm" svg:x2="17.776cm" svg:y2="7.49cm">
          <text:p/>
        </draw:line>
        <draw:line draw:style-name="gr8" draw:text-style-name="P2" draw:layer="layout" svg:x1="17.776cm" svg:y1="7.489cm" svg:x2="17.776cm" svg:y2="7.545cm">
          <text:p/>
        </draw:line>
        <draw:line draw:style-name="gr8" draw:text-style-name="P2" draw:layer="layout" svg:x1="17.476cm" svg:y1="7.39cm" svg:x2="17.476cm" svg:y2="7.33cm">
          <text:p/>
        </draw:line>
        <draw:line draw:style-name="gr8" draw:text-style-name="P2" draw:layer="layout" svg:x1="17.509cm" svg:y1="7.32cm" svg:x2="17.476cm" svg:y2="7.335cm">
          <text:p/>
        </draw:line>
        <draw:line draw:style-name="gr8" draw:text-style-name="P2" draw:layer="layout" svg:x1="17.476cm" svg:y1="7.33cm" svg:x2="17.777cm" svg:y2="7.606cm">
          <text:p/>
        </draw:line>
        <draw:line draw:style-name="gr8" draw:text-style-name="P2" draw:layer="layout" svg:x1="17.809cm" svg:y1="7.591cm" svg:x2="17.776cm" svg:y2="7.606cm">
          <text:p/>
        </draw:line>
        <draw:line draw:style-name="gr8" draw:text-style-name="P2" draw:layer="layout" svg:x1="17.776cm" svg:y1="7.605cm" svg:x2="17.776cm" svg:y2="7.662cm">
          <text:p/>
        </draw:line>
        <draw:line draw:style-name="gr8" draw:text-style-name="P2" draw:layer="layout" svg:x1="17.809cm" svg:y1="7.648cm" svg:x2="17.776cm" svg:y2="7.663cm">
          <text:p/>
        </draw:line>
        <draw:line draw:style-name="gr8" draw:text-style-name="P2" draw:layer="layout" svg:x1="17.777cm" svg:y1="7.663cm" svg:x2="17.476cm" svg:y2="7.39cm">
          <text:p/>
        </draw:line>
        <draw:line draw:style-name="gr8" draw:text-style-name="P2" draw:layer="layout" svg:x1="17.809cm" svg:y1="8.466cm" svg:x2="17.776cm" svg:y2="8.485cm">
          <text:p/>
        </draw:line>
        <draw:line draw:style-name="gr8" draw:text-style-name="P2" draw:layer="layout" svg:x1="17.777cm" svg:y1="8.485cm" svg:x2="17.476cm" svg:y2="8.209cm">
          <text:p/>
        </draw:line>
        <draw:line draw:style-name="gr8" draw:text-style-name="P2" draw:layer="layout" svg:x1="17.476cm" svg:y1="8.209cm" svg:x2="17.476cm" svg:y2="8.152cm">
          <text:p/>
        </draw:line>
        <draw:line draw:style-name="gr8" draw:text-style-name="P2" draw:layer="layout" svg:x1="17.509cm" svg:y1="8.138cm" svg:x2="17.476cm" svg:y2="8.153cm">
          <text:p/>
        </draw:line>
        <draw:line draw:style-name="gr8" draw:text-style-name="P2" draw:layer="layout" svg:x1="17.476cm" svg:y1="8.152cm" svg:x2="17.777cm" svg:y2="8.425cm">
          <text:p/>
        </draw:line>
        <draw:line draw:style-name="gr8" draw:text-style-name="P2" draw:layer="layout" svg:x1="17.809cm" svg:y1="8.41cm" svg:x2="17.776cm" svg:y2="8.425cm">
          <text:p/>
        </draw:line>
        <draw:line draw:style-name="gr8" draw:text-style-name="P2" draw:layer="layout" svg:x1="17.776cm" svg:y1="8.424cm" svg:x2="17.776cm" svg:y2="8.48cm">
          <text:p/>
        </draw:line>
        <draw:line draw:style-name="gr8" draw:text-style-name="P2" draw:layer="layout" svg:x1="17.809cm" svg:y1="8.932cm" svg:x2="17.776cm" svg:y2="8.947cm">
          <text:p/>
        </draw:line>
        <draw:line draw:style-name="gr8" draw:text-style-name="P2" draw:layer="layout" svg:x1="17.777cm" svg:y1="8.947cm" svg:x2="17.476cm" svg:y2="8.671cm">
          <text:p/>
        </draw:line>
        <draw:line draw:style-name="gr8" draw:text-style-name="P2" draw:layer="layout" svg:x1="17.476cm" svg:y1="8.671cm" svg:x2="17.476cm" svg:y2="8.614cm">
          <text:p/>
        </draw:line>
        <draw:line draw:style-name="gr8" draw:text-style-name="P2" draw:layer="layout" svg:x1="17.509cm" svg:y1="8.6cm" svg:x2="17.476cm" svg:y2="8.615cm">
          <text:p/>
        </draw:line>
        <draw:line draw:style-name="gr8" draw:text-style-name="P2" draw:layer="layout" svg:x1="17.476cm" svg:y1="8.614cm" svg:x2="17.777cm" svg:y2="8.887cm">
          <text:p/>
        </draw:line>
        <draw:line draw:style-name="gr8" draw:text-style-name="P2" draw:layer="layout" svg:x1="17.809cm" svg:y1="8.872cm" svg:x2="17.776cm" svg:y2="8.887cm">
          <text:p/>
        </draw:line>
        <draw:line draw:style-name="gr8" draw:text-style-name="P2" draw:layer="layout" svg:x1="17.776cm" svg:y1="8.886cm" svg:x2="17.776cm" svg:y2="8.946cm">
          <text:p/>
        </draw:line>
        <draw:line draw:style-name="gr8" draw:text-style-name="P2" draw:layer="layout" svg:x1="17.809cm" svg:y1="8.815cm" svg:x2="17.776cm" svg:y2="8.831cm">
          <text:p/>
        </draw:line>
        <draw:line draw:style-name="gr8" draw:text-style-name="P2" draw:layer="layout" svg:x1="17.777cm" svg:y1="8.831cm" svg:x2="17.476cm" svg:y2="8.558cm">
          <text:p/>
        </draw:line>
        <draw:line draw:style-name="gr8" draw:text-style-name="P2" draw:layer="layout" svg:x1="17.476cm" svg:y1="8.558cm" svg:x2="17.476cm" svg:y2="8.498cm">
          <text:p/>
        </draw:line>
        <draw:line draw:style-name="gr8" draw:text-style-name="P2" draw:layer="layout" svg:x1="17.509cm" svg:y1="8.484cm" svg:x2="17.476cm" svg:y2="8.499cm">
          <text:p/>
        </draw:line>
        <draw:line draw:style-name="gr8" draw:text-style-name="P2" draw:layer="layout" svg:x1="17.476cm" svg:y1="8.498cm" svg:x2="17.777cm" svg:y2="8.774cm">
          <text:p/>
        </draw:line>
        <draw:line draw:style-name="gr8" draw:text-style-name="P2" draw:layer="layout" svg:x1="17.809cm" svg:y1="8.759cm" svg:x2="17.776cm" svg:y2="8.774cm">
          <text:p/>
        </draw:line>
        <draw:line draw:style-name="gr8" draw:text-style-name="P2" draw:layer="layout" svg:x1="17.776cm" svg:y1="8.77cm" svg:x2="17.776cm" svg:y2="8.83cm">
          <text:p/>
        </draw:line>
        <draw:line draw:style-name="gr8" draw:text-style-name="P2" draw:layer="layout" svg:x1="17.809cm" svg:y1="8.699cm" svg:x2="17.776cm" svg:y2="8.714cm">
          <text:p/>
        </draw:line>
        <draw:line draw:style-name="gr8" draw:text-style-name="P2" draw:layer="layout" svg:x1="17.777cm" svg:y1="8.714cm" svg:x2="17.476cm" svg:y2="8.441cm">
          <text:p/>
        </draw:line>
        <draw:line draw:style-name="gr8" draw:text-style-name="P2" draw:layer="layout" svg:x1="17.476cm" svg:y1="8.441cm" svg:x2="17.476cm" svg:y2="8.382cm">
          <text:p/>
        </draw:line>
        <draw:line draw:style-name="gr8" draw:text-style-name="P2" draw:layer="layout" svg:x1="17.509cm" svg:y1="8.367cm" svg:x2="17.476cm" svg:y2="8.386cm">
          <text:p/>
        </draw:line>
        <draw:line draw:style-name="gr8" draw:text-style-name="P2" draw:layer="layout" svg:x1="17.476cm" svg:y1="8.382cm" svg:x2="17.777cm" svg:y2="8.658cm">
          <text:p/>
        </draw:line>
        <draw:line draw:style-name="gr8" draw:text-style-name="P2" draw:layer="layout" svg:x1="17.809cm" svg:y1="8.643cm" svg:x2="17.776cm" svg:y2="8.658cm">
          <text:p/>
        </draw:line>
        <draw:line draw:style-name="gr8" draw:text-style-name="P2" draw:layer="layout" svg:x1="17.776cm" svg:y1="8.653cm" svg:x2="17.776cm" svg:y2="8.713cm">
          <text:p/>
        </draw:line>
        <draw:line draw:style-name="gr8" draw:text-style-name="P2" draw:layer="layout" svg:x1="17.509cm" svg:y1="7.087cm" svg:x2="17.476cm" svg:y2="7.102cm">
          <text:p/>
        </draw:line>
        <draw:line draw:style-name="gr8" draw:text-style-name="P2" draw:layer="layout" svg:x1="17.476cm" svg:y1="7.101cm" svg:x2="17.476cm" svg:y2="7.157cm">
          <text:p/>
        </draw:line>
        <draw:line draw:style-name="gr8" draw:text-style-name="P2" draw:layer="layout" svg:x1="17.809cm" svg:y1="7.358cm" svg:x2="17.776cm" svg:y2="7.374cm">
          <text:p/>
        </draw:line>
        <draw:line draw:style-name="gr8" draw:text-style-name="P2" draw:layer="layout" svg:x1="17.777cm" svg:y1="7.374cm" svg:x2="17.476cm" svg:y2="7.101cm">
          <text:p/>
        </draw:line>
        <draw:line draw:style-name="gr8" draw:text-style-name="P2" draw:layer="layout" svg:x1="17.809cm" svg:y1="7.415cm" svg:x2="17.776cm" svg:y2="7.434cm">
          <text:p/>
        </draw:line>
        <draw:line draw:style-name="gr8" draw:text-style-name="P2" draw:layer="layout" svg:x1="17.776cm" svg:y1="7.429cm" svg:x2="17.776cm" svg:y2="7.373cm">
          <text:p/>
        </draw:line>
        <draw:line draw:style-name="gr8" draw:text-style-name="P2" draw:layer="layout" svg:x1="17.476cm" svg:y1="7.157cm" svg:x2="17.777cm" svg:y2="7.434cm">
          <text:p/>
        </draw:line>
        <draw:line draw:style-name="gr8" draw:text-style-name="P2" draw:layer="layout" svg:x1="17.788cm" svg:y1="8.565cm" svg:x2="17.755cm" svg:y2="8.58cm">
          <text:p/>
        </draw:line>
        <draw:line draw:style-name="gr8" draw:text-style-name="P2" draw:layer="layout" svg:x1="17.756cm" svg:y1="8.58cm" svg:x2="17.497cm" svg:y2="8.346cm">
          <text:p/>
        </draw:line>
        <draw:line draw:style-name="gr8" draw:text-style-name="P2" draw:layer="layout" svg:x1="17.497cm" svg:y1="8.346cm" svg:x2="17.497cm" svg:y2="8.286cm">
          <text:p/>
        </draw:line>
        <draw:line draw:style-name="gr8" draw:text-style-name="P2" draw:layer="layout" svg:x1="17.53cm" svg:y1="8.272cm" svg:x2="17.497cm" svg:y2="8.287cm">
          <text:p/>
        </draw:line>
        <draw:line draw:style-name="gr8" draw:text-style-name="P2" draw:layer="layout" svg:x1="17.497cm" svg:y1="8.286cm" svg:x2="17.756cm" svg:y2="8.52cm">
          <text:p/>
        </draw:line>
        <draw:line draw:style-name="gr8" draw:text-style-name="P2" draw:layer="layout" svg:x1="17.788cm" svg:y1="8.505cm" svg:x2="17.755cm" svg:y2="8.52cm">
          <text:p/>
        </draw:line>
        <draw:line draw:style-name="gr8" draw:text-style-name="P2" draw:layer="layout" svg:x1="17.755cm" svg:y1="8.519cm" svg:x2="17.755cm" svg:y2="8.579cm">
          <text:p/>
        </draw:line>
        <draw:path draw:style-name="gr8" draw:text-style-name="P2" draw:layer="layout" svg:width="0.014cm" svg:height="0.004cm" svg:x="17.854cm" svg:y="8.505cm" svg:viewBox="0 0 15 5" svg:d="M15 0c-4 0-11 0-15 5">
          <text:p/>
        </draw:path>
        <draw:path draw:style-name="gr8" draw:text-style-name="P2" draw:layer="layout" svg:width="0.11cm" svg:height="0.207cm" svg:x="17.835cm" svg:y="8.509cm" svg:viewBox="0 0 111 208" svg:d="M19 0c-25 10-25 63 0 124 25 56 68 95 92 81">
          <text:p/>
        </draw:path>
        <draw:path draw:style-name="gr8" draw:text-style-name="P2" draw:layer="layout" svg:width="0.014cm" svg:height="0.007cm" svg:x="17.942cm" svg:y="8.706cm" svg:viewBox="0 0 15 8" svg:d="M0 8c7 0 10-4 15-8">
          <text:p/>
        </draw:path>
        <draw:path draw:style-name="gr8" draw:text-style-name="P2" draw:layer="layout" svg:width="0.014cm" svg:height="0.003cm" svg:x="17.423cm" svg:y="8.117cm" svg:viewBox="0 0 15 4" svg:d="M15 0c-4 0-11 0-15 4">
          <text:p/>
        </draw:path>
        <draw:path draw:style-name="gr8" draw:text-style-name="P2" draw:layer="layout" svg:width="0.092cm" svg:height="0.208cm" svg:x="17.405cm" svg:y="8.117cm" svg:viewBox="0 0 93 209" svg:d="M18 0c-21 11-24 56-7 110 19 53 54 92 82 99">
          <text:p/>
        </draw:path>
        <draw:path draw:style-name="gr8" draw:text-style-name="P2" draw:layer="layout" svg:width="0.12cm" svg:height="0.222cm" svg:x="16.478cm" svg:y="3.044cm" svg:viewBox="0 0 121 223" svg:d="M0 0c25 21 50 49 75 88 10 18 21 39 28 60 11 21 18 51 18 75">
          <text:p/>
        </draw:path>
        <draw:path draw:style-name="gr8" draw:text-style-name="P2" draw:layer="layout" svg:width="0.078cm" svg:height="0.043cm" svg:x="15.638cm" svg:y="2.31cm" svg:viewBox="0 0 79 44" svg:d="M79 44c-25-26-54-44-79-44">
          <text:p/>
        </draw:path>
        <draw:path draw:style-name="gr8" draw:text-style-name="P2" draw:layer="layout" svg:width="0.12cm" svg:height="0.222cm" svg:x="16.478cm" svg:y="3.044cm" svg:viewBox="0 0 121 223" svg:d="M121 223c0-24-7-50-14-71-11-25-22-46-36-67-21-39-46-64-71-85">
          <text:p/>
        </draw:path>
        <draw:path draw:style-name="gr8" draw:text-style-name="P2" draw:layer="layout" svg:width="0.772cm" svg:height="0.691cm" svg:x="15.716cm" svg:y="2.353cm" svg:viewBox="0 0 773 692" svg:d="M763 692c74-321-261-624-763-692">
          <text:p/>
        </draw:path>
        <draw:path draw:style-name="gr8" draw:text-style-name="P2" draw:layer="layout" svg:width="0.078cm" svg:height="0.043cm" svg:x="15.638cm" svg:y="2.31cm" svg:viewBox="0 0 79 44" svg:d="M0 0c25 0 54 18 79 44">
          <text:p/>
        </draw:path>
        <draw:path draw:style-name="gr8" draw:text-style-name="P2" draw:layer="layout" svg:width="0.203cm" svg:height="0.419cm" svg:x="14.55cm" svg:y="4.833cm" svg:viewBox="0 0 204 420" svg:d="M5 0c-14 60 4 151 46 239 39 89 100 159 153 181">
          <text:p/>
        </draw:path>
        <draw:path draw:style-name="gr8" draw:text-style-name="P2" draw:layer="layout" svg:width="0.203cm" svg:height="0.42cm" svg:x="14.55cm" svg:y="5.961cm" svg:viewBox="0 0 204 421" svg:d="M5 0c-14 64 4 157 46 245 39 88 100 155 153 176">
          <text:p/>
        </draw:path>
        <draw:path draw:style-name="gr8" draw:text-style-name="P2" draw:layer="layout" svg:width="0.582cm" svg:height="0.064cm" svg:x="16.979cm" svg:y="5.994cm" svg:viewBox="0 0 583 65" svg:d="M583 65c-173-75-396-87-583-26">
          <text:p/>
        </draw:path>
        <draw:path draw:style-name="gr8" draw:text-style-name="P2" draw:layer="layout" svg:width="0.042cm" svg:height="0.095cm" svg:x="20.616cm" svg:y="8.904cm" svg:viewBox="0 0 43 96" svg:d="M43 96c0-43-18-75-43-96">
          <text:p/>
        </draw:path>
        <draw:path draw:style-name="gr8" draw:text-style-name="P2" draw:layer="layout" svg:width="0.37cm" svg:height="0.297cm" svg:x="20.288cm" svg:y="8.999cm" svg:viewBox="0 0 371 298" svg:d="M0 265c49 50 141 43 226-17 85-64 145-162 145-248">
          <text:p/>
        </draw:path>
        <draw:path draw:style-name="gr8" draw:text-style-name="P2" draw:layer="layout" svg:width="0.014cm" svg:height="0.049cm" svg:x="20.538cm" svg:y="6.473cm" svg:viewBox="0 0 15 50" svg:d="M15 50c0-17-7-36-15-50">
          <text:p/>
        </draw:path>
        <draw:path draw:style-name="gr8" draw:text-style-name="P2" draw:layer="layout" svg:width="0.236cm" svg:height="0.207cm" svg:x="20.316cm" svg:y="6.522cm" svg:viewBox="0 0 237 208" svg:d="M0 199c39 21 100 3 153-40 49-42 84-106 84-159">
          <text:p/>
        </draw:path>
        <draw:path draw:style-name="gr8" draw:text-style-name="P2" draw:layer="layout" svg:width="0.014cm" svg:height="0.049cm" svg:x="20.538cm" svg:y="8.939cm" svg:viewBox="0 0 15 50" svg:d="M15 50c0-17-7-35-15-50">
          <text:p/>
        </draw:path>
        <draw:path draw:style-name="gr8" draw:text-style-name="P2" draw:layer="layout" svg:width="0.236cm" svg:height="0.205cm" svg:x="20.316cm" svg:y="8.988cm" svg:viewBox="0 0 237 206" svg:d="M0 199c39 17 100 3 153-39 49-46 84-107 84-160">
          <text:p/>
        </draw:path>
        <draw:path draw:style-name="gr8" draw:text-style-name="P2" draw:layer="layout" svg:width="0.042cm" svg:height="0.098cm" svg:x="20.616cm" svg:y="6.438cm" svg:viewBox="0 0 43 99" svg:d="M43 99c0-43-18-78-43-99">
          <text:p/>
        </draw:path>
        <draw:path draw:style-name="gr8" draw:text-style-name="P2" draw:layer="layout" svg:width="0.37cm" svg:height="0.299cm" svg:x="20.288cm" svg:y="6.533cm" svg:viewBox="0 0 371 300" svg:d="M0 269c49 49 141 39 226-21 85-61 145-163 145-248">
          <text:p/>
        </draw:path>
        <draw:path draw:style-name="gr8" draw:text-style-name="P2" draw:layer="layout" svg:width="1.087cm" svg:height="0.377cm" svg:x="15.024cm" svg:y="2.956cm" svg:viewBox="0 0 1088 378" svg:d="M0 215c152 139 420 195 667 146 252-50 421-195 421-361">
          <text:p/>
        </draw:path>
        <draw:path draw:style-name="gr8" draw:text-style-name="P2" draw:layer="layout" svg:width="1.193cm" svg:height="0.378cm" svg:x="14.918cm" svg:y="2.578cm" svg:viewBox="0 0 1194 379" svg:d="M1194 379c0-209-269-379-597-379-332 0-597 170-597 379">
          <text:p/>
        </draw:path>
        <draw:path draw:style-name="gr8" draw:text-style-name="P2" draw:layer="layout" svg:width="0.11cm" svg:height="0.219cm" svg:x="14.918cm" svg:y="2.956cm" svg:viewBox="0 0 111 220" svg:d="M0 0c0 77 39 151 111 220">
          <text:p/>
        </draw:path>
        <draw:path draw:style-name="gr8" draw:text-style-name="P2" draw:layer="layout" svg:width="0.201cm" svg:height="0.406cm" svg:x="14.555cm" svg:y="4.836cm" svg:viewBox="0 0 202 407" svg:d="M7 0c-17 60 0 152 43 237 42 89 99 152 152 170">
          <text:p/>
        </draw:path>
        <draw:path draw:style-name="gr8" draw:text-style-name="P2" draw:layer="layout" svg:width="0.201cm" svg:height="0.405cm" svg:x="14.555cm" svg:y="5.969cm" svg:viewBox="0 0 202 406" svg:d="M7 0c-17 56 0 148 43 236 42 86 99 153 152 170">
          <text:p/>
        </draw:path>
        <draw:path draw:style-name="gr8" draw:text-style-name="P2" draw:layer="layout" svg:width="0.254cm" svg:height="0.307cm" svg:x="15.857cm" svg:y="2.656cm" svg:viewBox="0 0 255 308" svg:d="M255 308c-4-125-99-238-255-308">
          <text:p/>
        </draw:path>
        <draw:path draw:style-name="gr8" draw:text-style-name="P2" draw:layer="layout" svg:width="0.685cm" svg:height="0.068cm" svg:x="15.172cm" svg:y="2.591cm" svg:viewBox="0 0 686 69" svg:d="M686 69c-205-92-481-92-686 0">
          <text:p/>
        </draw:path>
        <draw:path draw:style-name="gr8" draw:text-style-name="P2" draw:layer="layout" svg:width="0.254cm" svg:height="0.307cm" svg:x="14.918cm" svg:y="2.656cm" svg:viewBox="0 0 255 308" svg:d="M255 0c-156 70-251 183-255 308">
          <text:p/>
        </draw:path>
        <draw:path draw:style-name="gr8" draw:text-style-name="P2" draw:layer="layout" svg:width="0.085cm" svg:height="0.166cm" svg:x="14.668cm" svg:y="4.949cm" svg:viewBox="0 0 86 167" svg:d="M0 0c14 60 46 124 86 167">
          <text:p/>
        </draw:path>
        <draw:path draw:style-name="gr8" draw:text-style-name="P2" draw:layer="layout" svg:width="0.085cm" svg:height="0.166cm" svg:x="14.668cm" svg:y="6.078cm" svg:viewBox="0 0 86 167" svg:d="M0 0c14 63 46 128 86 167">
          <text:p/>
        </draw:path>
        <draw:path draw:style-name="gr8" draw:text-style-name="P2" draw:layer="layout" svg:width="0.716cm" svg:height="0.069cm" svg:x="15.155cm" svg:y="2.598cm" svg:viewBox="0 0 717 70" svg:d="M717 70c-215-93-498-93-717 0">
          <text:p/>
        </draw:path>
        <draw:path draw:style-name="gr8" draw:text-style-name="P2" draw:layer="layout" svg:width="1.174cm" svg:height="0.314cm" svg:x="14.926cm" svg:y="2.709cm" svg:viewBox="0 0 1175 315" svg:d="M0 315c49-185 299-315 589-315 289 0 537 130 586 315">
          <text:p/>
        </draw:path>
        <draw:path draw:style-name="gr8" draw:text-style-name="P2" draw:layer="layout" svg:width="1.157cm" svg:height="0.212cm" svg:x="14.936cm" svg:y="2.663cm" svg:viewBox="0 0 1158 213" svg:d="M1158 213c-120-132-342-213-579-213-240 0-459 81-579 213">
          <text:p/>
        </draw:path>
        <draw:path draw:style-name="gr8" draw:text-style-name="P2" draw:layer="layout" svg:width="0.169cm" svg:height="0.139cm" svg:x="21.653cm" svg:y="10.158cm" svg:viewBox="0 0 170 140" svg:d="M0 140c0-39 28-86 65-114 38-28 84-35 105-14">
          <text:p/>
        </draw:path>
        <draw:path draw:style-name="gr8" draw:text-style-name="P2" draw:layer="layout" svg:width="0.167cm" svg:height="0.181cm" svg:x="21.671cm" svg:y="10.17cm" svg:viewBox="0 0 168 182" svg:d="M152 0c29 28 18 86-21 135-47 46-103 60-131 35">
          <text:p/>
        </draw:path>
        <draw:path draw:style-name="gr8" draw:text-style-name="P2" draw:layer="layout" svg:width="0.018cm" svg:height="0.042cm" svg:x="21.653cm" svg:y="10.297cm" svg:viewBox="0 0 19 43" svg:d="M19 43c-12-10-19-24-19-43">
          <text:p/>
        </draw:path>
        <draw:path draw:style-name="gr8" draw:text-style-name="P2" draw:layer="layout" svg:width="0.311cm" svg:height="0.249cm" svg:x="21.575cm" svg:y="10.08cm" svg:viewBox="0 0 312 250" svg:d="M0 250c0-67 50-152 120-205 71-50 149-61 192-21">
          <text:p/>
        </draw:path>
        <draw:path draw:style-name="gr8" draw:text-style-name="P2" draw:layer="layout" svg:width="0.309cm" svg:height="0.329cm" svg:x="21.607cm" svg:y="10.103cm" svg:viewBox="0 0 310 330" svg:d="M280 0c53 46 35 155-42 241-79 85-185 113-238 67">
          <text:p/>
        </draw:path>
        <draw:path draw:style-name="gr8" draw:text-style-name="P2" draw:layer="layout" svg:width="0.032cm" svg:height="0.081cm" svg:x="21.575cm" svg:y="10.329cm" svg:viewBox="0 0 33 82" svg:d="M33 82c-18-22-33-47-33-82">
          <text:p/>
        </draw:path>
        <draw:path draw:style-name="gr8" draw:text-style-name="P2" draw:layer="layout" svg:width="0.311cm" svg:height="0.252cm" svg:x="21.554cm" svg:y="10.059cm" svg:viewBox="0 0 312 253" svg:d="M0 253c0-70 50-152 120-205 71-53 148-64 192-25">
          <text:p/>
        </draw:path>
        <draw:path draw:style-name="gr8" draw:text-style-name="P2" draw:layer="layout" svg:width="0.032cm" svg:height="0.078cm" svg:x="21.554cm" svg:y="10.311cm" svg:viewBox="0 0 33 79" svg:d="M33 79c-21-18-33-47-33-79">
          <text:p/>
        </draw:path>
        <draw:path draw:style-name="gr8" draw:text-style-name="P2" draw:layer="layout" svg:width="0.278cm" svg:height="0.228cm" svg:x="21.498cm" svg:y="10.01cm" svg:viewBox="0 0 279 229" svg:d="M0 229c0-60 42-138 107-188 67-46 137-53 172-21">
          <text:p/>
        </draw:path>
        <draw:path draw:style-name="gr8" draw:text-style-name="P2" draw:layer="layout" svg:width="0.028cm" svg:height="0.074cm" svg:x="21.498cm" svg:y="10.237cm" svg:viewBox="0 0 29 75" svg:d="M29 75c-19-17-29-42-29-75">
          <text:p/>
        </draw:path>
        <draw:path draw:style-name="gr8" draw:text-style-name="P2" draw:layer="layout" svg:width="0.293cm" svg:height="0.237cm" svg:x="21.487cm" svg:y="10cm" svg:viewBox="0 0 294 238" svg:d="M0 238c0-67 46-145 113-195 67-49 138-56 181-21">
          <text:p/>
        </draw:path>
        <draw:path draw:style-name="gr8" draw:text-style-name="P2" draw:layer="layout" svg:width="0.022cm" svg:height="0.028cm" svg:x="21.776cm" svg:y="10.022cm" svg:viewBox="0 0 23 29" svg:d="M0 0c11 7 19 19 23 29">
          <text:p/>
        </draw:path>
        <draw:path draw:style-name="gr8" draw:text-style-name="P2" draw:layer="layout" svg:width="0.032cm" svg:height="0.018cm" svg:x="21.515cm" svg:y="10.311cm" svg:viewBox="0 0 33 19" svg:d="M33 19c-10-8-22-12-33-19">
          <text:p/>
        </draw:path>
        <draw:path draw:style-name="gr8" draw:text-style-name="P2" draw:layer="layout" svg:width="0.032cm" svg:height="0.074cm" svg:x="21.487cm" svg:y="10.237cm" svg:viewBox="0 0 33 75" svg:d="M33 75c-22-17-33-42-33-75">
          <text:p/>
        </draw:path>
        <draw:path draw:style-name="gr8" draw:text-style-name="P2" draw:layer="layout" svg:width="0.289cm" svg:height="0.236cm" svg:x="21.466cm" svg:y="9.98cm" svg:viewBox="0 0 290 237" svg:d="M0 237c0-64 46-141 114-195 67-46 138-57 176-21">
          <text:p/>
        </draw:path>
        <draw:path draw:style-name="gr8" draw:text-style-name="P2" draw:layer="layout" svg:width="0.028cm" svg:height="0.074cm" svg:x="21.466cm" svg:y="10.216cm" svg:viewBox="0 0 29 75" svg:d="M29 75c-18-14-29-43-29-75">
          <text:p/>
        </draw:path>
        <draw:path draw:style-name="gr8" draw:text-style-name="P2" draw:layer="layout" svg:width="0.169cm" svg:height="0.137cm" svg:x="21.653cm" svg:y="7.694cm" svg:viewBox="0 0 170 138" svg:d="M0 138c0-39 28-81 65-114 38-28 84-31 105-10">
          <text:p/>
        </draw:path>
        <draw:path draw:style-name="gr8" draw:text-style-name="P2" draw:layer="layout" svg:width="0.167cm" svg:height="0.179cm" svg:x="21.671cm" svg:y="7.708cm" svg:viewBox="0 0 168 180" svg:d="M152 0c29 24 18 85-21 131-47 46-103 64-131 36">
          <text:p/>
        </draw:path>
        <draw:path draw:style-name="gr8" draw:text-style-name="P2" draw:layer="layout" svg:width="0.018cm" svg:height="0.043cm" svg:x="21.653cm" svg:y="7.831cm" svg:viewBox="0 0 19 44" svg:d="M19 44c-12-11-19-25-19-44">
          <text:p/>
        </draw:path>
        <draw:path draw:style-name="gr8" draw:text-style-name="P2" draw:layer="layout" svg:width="0.311cm" svg:height="0.252cm" svg:x="21.575cm" svg:y="7.614cm" svg:viewBox="0 0 312 253" svg:d="M0 253c0-70 50-151 120-205 71-53 149-64 192-25">
          <text:p/>
        </draw:path>
        <draw:path draw:style-name="gr8" draw:text-style-name="P2" draw:layer="layout" svg:width="0.309cm" svg:height="0.331cm" svg:x="21.607cm" svg:y="7.637cm" svg:viewBox="0 0 310 332" svg:d="M280 0c53 50 35 160-42 245-79 84-185 112-238 63">
          <text:p/>
        </draw:path>
        <draw:path draw:style-name="gr8" draw:text-style-name="P2" draw:layer="layout" svg:width="0.032cm" svg:height="0.078cm" svg:x="21.575cm" svg:y="7.866cm" svg:viewBox="0 0 33 79" svg:d="M33 79c-18-18-33-46-33-79">
          <text:p/>
        </draw:path>
        <draw:path draw:style-name="gr8" draw:text-style-name="P2" draw:layer="layout" svg:width="0.311cm" svg:height="0.25cm" svg:x="21.554cm" svg:y="7.595cm" svg:viewBox="0 0 312 251" svg:d="M0 251c0-67 50-151 120-204 71-54 148-61 192-22">
          <text:p/>
        </draw:path>
        <draw:path draw:style-name="gr8" draw:text-style-name="P2" draw:layer="layout" svg:width="0.032cm" svg:height="0.078cm" svg:x="21.554cm" svg:y="7.845cm" svg:viewBox="0 0 33 79" svg:d="M33 79c-21-18-33-47-33-79">
          <text:p/>
        </draw:path>
        <draw:path draw:style-name="gr8" draw:text-style-name="P2" draw:layer="layout" svg:width="0.278cm" svg:height="0.231cm" svg:x="21.498cm" svg:y="7.545cm" svg:viewBox="0 0 279 232" svg:d="M0 232c0-64 42-142 107-188 67-50 137-57 172-21">
          <text:p/>
        </draw:path>
        <draw:path draw:style-name="gr8" draw:text-style-name="P2" draw:layer="layout" svg:width="0.028cm" svg:height="0.074cm" svg:x="21.498cm" svg:y="7.771cm" svg:viewBox="0 0 29 75" svg:d="M29 75c-19-17-29-43-29-75">
          <text:p/>
        </draw:path>
        <draw:path draw:style-name="gr8" draw:text-style-name="P2" draw:layer="layout" svg:width="0.293cm" svg:height="0.237cm" svg:x="21.487cm" svg:y="7.534cm" svg:viewBox="0 0 294 238" svg:d="M0 238c0-63 46-145 113-195 67-49 138-56 181-21">
          <text:p/>
        </draw:path>
        <draw:path draw:style-name="gr8" draw:text-style-name="P2" draw:layer="layout" svg:width="0.022cm" svg:height="0.028cm" svg:x="21.776cm" svg:y="7.556cm" svg:viewBox="0 0 23 29" svg:d="M0 0c11 7 19 19 23 29">
          <text:p/>
        </draw:path>
        <draw:path draw:style-name="gr8" draw:text-style-name="P2" draw:layer="layout" svg:width="0.032cm" svg:height="0.019cm" svg:x="21.515cm" svg:y="7.845cm" svg:viewBox="0 0 33 20" svg:d="M33 20c-10-5-22-12-33-20">
          <text:p/>
        </draw:path>
        <draw:path draw:style-name="gr8" draw:text-style-name="P2" draw:layer="layout" svg:width="0.032cm" svg:height="0.074cm" svg:x="21.487cm" svg:y="7.771cm" svg:viewBox="0 0 33 75" svg:d="M33 75c-22-14-33-43-33-75">
          <text:p/>
        </draw:path>
        <draw:path draw:style-name="gr8" draw:text-style-name="P2" draw:layer="layout" svg:width="0.289cm" svg:height="0.238cm" svg:x="21.466cm" svg:y="7.516cm" svg:viewBox="0 0 290 239" svg:d="M0 239c0-68 46-146 114-195 67-50 138-57 176-22">
          <text:p/>
        </draw:path>
        <draw:path draw:style-name="gr8" draw:text-style-name="P2" draw:layer="layout" svg:width="0.028cm" svg:height="0.074cm" svg:x="21.466cm" svg:y="7.754cm" svg:viewBox="0 0 29 75" svg:d="M29 75c-18-18-29-47-29-75">
          <text:p/>
        </draw:path>
        <draw:line draw:style-name="gr8" draw:text-style-name="P2" draw:layer="layout" svg:x1="19.629cm" svg:y1="5.69cm" svg:x2="19.212cm" svg:y2="5.878cm">
          <text:p/>
        </draw:line>
        <draw:line draw:style-name="gr8" draw:text-style-name="P2" draw:layer="layout" svg:x1="20.204cm" svg:y1="5.376cm" svg:x2="19.388cm" svg:y2="5.74cm">
          <text:p/>
        </draw:line>
        <draw:line draw:style-name="gr8" draw:text-style-name="P2" draw:layer="layout" svg:x1="18.901cm" svg:y1="6.262cm" svg:x2="18.994cm" svg:y2="6.223cm">
          <text:p/>
        </draw:line>
        <draw:line draw:style-name="gr8" draw:text-style-name="P2" draw:layer="layout" svg:x1="16.284cm" svg:y1="9.034cm" svg:x2="16.284cm" svg:y2="6.219cm">
          <text:p/>
        </draw:line>
        <draw:line draw:style-name="gr8" draw:text-style-name="P2" draw:layer="layout" svg:x1="16.64cm" svg:y1="3.072cm" svg:x2="16.64cm" svg:y2="4.864cm">
          <text:p/>
        </draw:line>
        <draw:line draw:style-name="gr8" draw:text-style-name="P2" draw:layer="layout" svg:x1="14.389cm" svg:y1="3.072cm" svg:x2="14.389cm" svg:y2="7.478cm">
          <text:p/>
        </draw:line>
        <draw:path draw:style-name="gr8" draw:text-style-name="P2" draw:layer="layout" svg:width="1.253cm" svg:height="0.769cm" svg:x="14.389cm" svg:y="2.303cm" svg:viewBox="0 0 1254 770" svg:d="M0 770c0-60 12-120 33-183 21-64 57-127 116-202 32-39 71-78 120-120 53-39 120-85 209-127 70-32 144-60 215-78 74-21 144-35 211-46 64-7 127-10 184-14 56 0 113 0 166 7">
          <text:p/>
        </draw:path>
        <draw:path draw:style-name="gr8" draw:text-style-name="P2" draw:layer="layout" svg:width="1.002cm" svg:height="0.762cm" svg:x="15.638cm" svg:y="2.31cm" svg:viewBox="0 0 1003 763" svg:d="M0 0c102 7 208 25 321 57 92 24 191 63 286 116 42 25 85 57 123 85 39 31 71 63 99 95 72 75 111 149 135 213 28 70 39 137 39 197">
          <text:p/>
        </draw:path>
        <draw:line draw:style-name="gr8" draw:text-style-name="P2" draw:layer="layout" svg:x1="17.487cm" svg:y1="7.429cm" svg:x2="17.865cm" svg:y2="7.772cm">
          <text:p/>
        </draw:line>
        <draw:line draw:style-name="gr8" draw:text-style-name="P2" draw:layer="layout" svg:x1="16.781cm" svg:y1="6.417cm" svg:x2="16.781cm" svg:y2="6.138cm">
          <text:p/>
        </draw:line>
        <draw:line draw:style-name="gr8" draw:text-style-name="P2" draw:layer="layout" svg:x1="21.608cm" svg:y1="10.411cm" svg:x2="21.586cm" svg:y2="10.389cm">
          <text:p/>
        </draw:line>
        <draw:line draw:style-name="gr8" draw:text-style-name="P2" draw:layer="layout" svg:x1="21.887cm" svg:y1="10.104cm" svg:x2="21.861cm" svg:y2="10.082cm">
          <text:p/>
        </draw:line>
        <draw:line draw:style-name="gr8" draw:text-style-name="P2" draw:layer="layout" svg:x1="21.559cm" svg:y1="10.34cm" svg:x2="21.526cm" svg:y2="10.308cm">
          <text:p/>
        </draw:line>
        <draw:line draw:style-name="gr8" draw:text-style-name="P2" draw:layer="layout" svg:x1="21.813cm" svg:y1="10.062cm" svg:x2="21.776cm" svg:y2="10.029cm">
          <text:p/>
        </draw:line>
        <draw:line draw:style-name="gr8" draw:text-style-name="P2" draw:layer="layout" svg:x1="21.52cm" svg:y1="10.312cm" svg:x2="21.494cm" svg:y2="10.29cm">
          <text:p/>
        </draw:line>
        <draw:line draw:style-name="gr8" draw:text-style-name="P2" draw:layer="layout" svg:x1="21.782cm" svg:y1="10.023cm" svg:x2="21.755cm" svg:y2="10.001cm">
          <text:p/>
        </draw:line>
        <draw:line draw:style-name="gr8" draw:text-style-name="P2" draw:layer="layout" svg:x1="21.608cm" svg:y1="7.945cm" svg:x2="21.586cm" svg:y2="7.923cm">
          <text:p/>
        </draw:line>
        <draw:line draw:style-name="gr8" draw:text-style-name="P2" draw:layer="layout" svg:x1="21.887cm" svg:y1="7.638cm" svg:x2="21.861cm" svg:y2="7.62cm">
          <text:p/>
        </draw:line>
        <draw:line draw:style-name="gr8" draw:text-style-name="P2" draw:layer="layout" svg:x1="21.559cm" svg:y1="7.878cm" svg:x2="21.526cm" svg:y2="7.842cm">
          <text:p/>
        </draw:line>
        <draw:line draw:style-name="gr8" draw:text-style-name="P2" draw:layer="layout" svg:x1="21.813cm" svg:y1="7.596cm" svg:x2="21.776cm" svg:y2="7.567cm">
          <text:p/>
        </draw:line>
        <draw:line draw:style-name="gr8" draw:text-style-name="P2" draw:layer="layout" svg:x1="21.52cm" svg:y1="7.846cm" svg:x2="21.494cm" svg:y2="7.824cm">
          <text:p/>
        </draw:line>
        <draw:line draw:style-name="gr8" draw:text-style-name="P2" draw:layer="layout" svg:x1="21.782cm" svg:y1="7.557cm" svg:x2="21.755cm" svg:y2="7.538cm">
          <text:p/>
        </draw:line>
        <draw:path draw:style-name="gr1" draw:text-style-name="P1" draw:layer="layout" svg:width="7.682cm" svg:height="7.155cm" svg:x="3.675cm" svg:y="1.766cm" svg:viewBox="0 0 7683 7156" svg:d="M6323 7033l466-325 7-14 7-14 11-14 14-14 17-14 22-18 21-18 28-17 28-18 32-18 32-17 35-18 35-17 35-18 367-258c25-105 50-211 71-314 176-846 176-1601 0-2201-42-155-99-296-166-427l-317-222-166-116-953 670-398-180c-7-4-18-7-25-11-21-7-42-7-56 4l342-240c14-11 28-18 42-25 25-14 49-21 74-21-46 0-85 7-123 14-113 25-223 71-314 138-50 35-96 74-134 120 38-46 84-85 134-120l755-533c63-42 155-42 257 7l399 177-399-177c-102-49-194-49-257-7l-755 533c91-67 201-113 314-138 38-7 77-14 123-14-25 0-49 7-74 21-14 7-28 14-42 25l-342 240c-11 7-18 25-18 46v427l-244-173c4-7 8-18 11-25 7-32 14-60 21-88 7-11 7-21 11-32 24-63 63-120 106-169l-276-198-666 469c-32 25-78 36-124 32-46-3-88-21-113-49-74-275-388-487-779-533-170-14-325-60-455-134-371-53-653-272-692-536v-1624 1624c0-7-3-14-3-21v-85c-7 71-29 141-60 208-43 85-106 162-184 233-53 42-109 85-176 120-99 56-208 102-328 130-32 7-67 15-103 22v2589c-338 56-691 3-966-148-273-148-432-378-432-621v-4051c0-81 15-166 57-265 18-42 42-88 81-137 36-50 82-102 153-159 60-49 130-95 201-130 74-39 144-64 211-85 68-18 131-32 187-42 57-7 113-15 166-18 32 0 71 21 106 42 512 14 921 304 938 663-17-359-426-649-938-663-35-21-74-42-106-42 85-4 173 0 268 14 89 11 184 32 283 67 84 25 172 67 254 120 42 25 81 53 112 81 36 32 64 60 89 85 70 81 109 148 137 215 39 92 53 173 53 254 0 25-3 53-7 78 0-22-7-46-18-64-10-25-24-46-38-63-29-36-60-60-89-82 29 22 60 46 89 82 14 17 28 38 38 63 11 18 18 42 18 64 4-25 7-53 7-78 0-81-14-162-53-254-28-67-67-134-137-215-25-25-53-53-89-85-31-28-70-56-112-81-82-53-170-95-254-120-99-35-194-56-283-67-95-14-183-18-268-14-53 3-109 11-166 18-56 10-119 24-187 42-67 21-137 46-211 85-71 35-141 81-201 130-71 57-117 109-153 159-39 49-63 95-81 137-42 99-57 184-57 265v4051c0 243 159 473 432 621 275 151 628 204 966 148 258 25 487 134 621 293 166 141 265 317 286 497 53 364 505 628 1023 600l46 32c28 21 67 31 106 31s81-10 109-31l716-505 89 64 913 518 808-141c64 7 134 14 208 18z">
          <text:p/>
        </draw:path>
        <draw:polygon draw:style-name="gr7" draw:text-style-name="P2" draw:layer="layout" svg:width="0cm" svg:height="0cm" svg:x="7.313cm" svg:y="5.99cm" svg:viewBox="0 0 0 0" draw:points="0,0">
          <text:p/>
        </draw:polygon>
        <draw:path draw:style-name="gr1" draw:text-style-name="P1" draw:layer="layout" svg:width="1.597cm" svg:height="3.754cm" svg:x="9.761cm" svg:y="5.044cm" svg:viewBox="0 0 1598 3755" svg:d="M1028 3197l367-257c25-102 50-208 71-311 176-850 176-1605 0-2205-42-152-99-293-166-424l-964 679c-74 222-134 441-187 656-199 864-199 1626 0 2208 28 74 56 145 88 212l467-328c-18 0-39-7-53-18-28-21-47-53-50-102-4-25 0-57 10-92 0-3 0-7 5-14 10-46 28-92 56-141 25-46 57-88 88-127 39-43 78-78 117-102 32-25 63-39 95-46 46-14 81-7 109 10 22 14 36 36 43 60 7 18 7 39 7 60 0 85-36 187-103 282z">
          <text:p/>
        </draw:path>
        <draw:polygon draw:style-name="gr7" draw:text-style-name="P2" draw:layer="layout" svg:width="0cm" svg:height="0cm" svg:x="7.313cm" svg:y="5.99cm" svg:viewBox="0 0 0 0" draw:points="0,0">
          <text:p/>
        </draw:polygon>
        <draw:path draw:style-name="gr1" draw:text-style-name="P1" draw:layer="layout" svg:width="3.962cm" svg:height="2.682cm" svg:x="5.069cm" svg:y="4.116cm" svg:viewBox="0 0 3963 2683" svg:d="M3963 1055c-43 50-82 106-106 173l-279 198c-53 35-95 91-120 162v180l-162-113-427 303 427 300 63 46 343-240 211 148-663 471v-111l-39-25 32-24 39-25 70-49-70-53-505-353-74-53-7 7-137 95-106-77-120 24-247 173-152-109c-518 32-970-233-1023-596-21-184-121-357-290-498-131-158-360-268-621-296 35-3 70-11 106-21 120-28 229-74 328-127 63-39 123-78 176-124 78-70 138-148 180-229 35-70 57-141 64-212-4 15-4 29-4 43s0 28 4 42c0 7 0 14 3 21 40 265 322 484 693 540 130 74 285 120 455 134 391 42 705 254 779 529 25 28 67 46 113 50 46 3 92-7 124-32l666-466z">
          <text:p/>
        </draw:path>
        <draw:polygon draw:style-name="gr7" draw:text-style-name="P2" draw:layer="layout" svg:width="0cm" svg:height="0cm" svg:x="7.313cm" svg:y="5.99cm" svg:viewBox="0 0 0 0" draw:points="0,0">
          <text:p/>
        </draw:polygon>
        <draw:path draw:style-name="gr1" draw:text-style-name="P1" draw:layer="layout" svg:width="1.026cm" svg:height="3.188cm" svg:x="5.976cm" svg:y="5.623cm" svg:viewBox="0 0 1027 3189" svg:d="M0 0c52 363 508 628 1027 596v2590c-519 32-975-236-1027-596v-558c3-4 7-11 10-18l-10-127c35 50 42 106 17 124l-17-2011v1887z">
          <text:p/>
        </draw:path>
        <draw:polygon draw:style-name="gr7" draw:text-style-name="P2" draw:layer="layout" svg:width="0cm" svg:height="0cm" svg:x="7.313cm" svg:y="5.99cm" svg:viewBox="0 0 0 0" draw:points="0,0">
          <text:p/>
        </draw:polygon>
        <draw:path draw:style-name="gr1" draw:text-style-name="P1" draw:layer="layout" svg:width="1.069cm" svg:height="2.656cm" svg:x="6.999cm" svg:y="6.219cm" svg:viewBox="0 0 1070 2657" svg:d="M1070 2185v-1538l-799-559-116 21-155-109v2590l49 36c28 17 64 31 106 31 39 0 81-10 106-31l716-505-875-617 875 617z">
          <text:p/>
        </draw:path>
        <draw:polygon draw:style-name="gr7" draw:text-style-name="P2" draw:layer="layout" svg:width="0cm" svg:height="0cm" svg:x="7.313cm" svg:y="5.99cm" svg:viewBox="0 0 0 0" draw:points="0,0">
          <text:p/>
        </draw:polygon>
        <draw:polygon draw:style-name="gr1" draw:text-style-name="P1" draw:layer="layout" svg:width="0.913cm" svg:height="2.593cm" svg:x="8.068cm" svg:y="6.328cm" svg:viewBox="0 0 914 2594" draw:points="914,2591 911,2594 914,2591 914,0 246,471 246,365 0,538 0,2076 911,2594">
          <text:p/>
        </draw:polygon>
        <draw:polygon draw:style-name="gr7" draw:text-style-name="P2" draw:layer="layout" svg:width="0cm" svg:height="0cm" svg:x="7.313cm" svg:y="5.99cm" svg:viewBox="0 0 0 0" draw:points="0,0">
          <text:p/>
        </draw:polygon>
        <draw:path draw:style-name="gr1" draw:text-style-name="P1" draw:layer="layout" svg:width="0.624cm" svg:height="2.886cm" svg:x="5.069cm" svg:y="4.829cm" svg:viewBox="0 0 625 2887" svg:d="M611 2756c0-21 4-35 14-42v102c-10-21-14-42-14-60l14 60v71c-134-159-363-268-625-297v-2590c262 28 491 138 625 296v2418z">
          <text:p/>
        </draw:path>
        <draw:polygon draw:style-name="gr7" draw:text-style-name="P2" draw:layer="layout" svg:width="0cm" svg:height="0cm" svg:x="7.313cm" svg:y="5.99cm" svg:viewBox="0 0 0 0" draw:points="0,0">
          <text:p/>
        </draw:polygon>
        <draw:path draw:style-name="gr1" draw:text-style-name="P1" draw:layer="layout" svg:width="1.023cm" svg:height="3.744cm" svg:x="8.766cm" svg:y="5.177cm" svg:viewBox="0 0 1024 3745" svg:d="M1014 319l10-7-167-117-398-176c-11-7-18-7-25-14-25-7-42-7-56 3-11 11-18 25-18 50v424l-244-170c-3 21-14 39-28 49-14 7-28 11-49 11-11-4-25-4-39-4v636l215 148v2593l809-141-53-39 53 39c-75-123-142-257-191-406-78 8-184-52-276-151-91-103-155-230-169-339-7-46-7-88 7-120 25-67 92-88 177-56 10 3 24 7 35 14 32 17 63 39 95 63-7-67-14-137-18-208l-458-321v-1083c0-28 7-53 14-77 7-25 25-50 46-64 35-25 88-28 148-7 25 11 46 21 74 35l205 148 88 64c14-53 25-109 35-162-85 10-204-60-303-180-99-124-159-272-148-379 7-106 81-148 187-113 10 7 24 11 35 18 127 63 250 216 303 368 32-106 68-220 104-329z">
          <text:p/>
        </draw:path>
        <draw:polygon draw:style-name="gr7" draw:text-style-name="P2" draw:layer="layout" svg:width="0cm" svg:height="0cm" svg:x="7.313cm" svg:y="5.99cm" svg:viewBox="0 0 0 0" draw:points="0,0">
          <text:p/>
        </draw:polygon>
        <draw:path draw:style-name="gr1" draw:text-style-name="P1" draw:layer="layout" svg:width="0.651cm" svg:height="3.302cm" svg:x="9.445cm" svg:y="5.496cm" svg:viewBox="0 0 652 3303" svg:d="M652 226c-75 222-135 441-184 652-202 865-202 1630 0 2213 24 74 52 145 84 212-74-4-144-11-208-18-74-123-141-257-190-406-15-35-25-70-36-109-42-149-74-311-95-481-7-70-14-137-18-211-10-205-7-424 18-653 14-152 35-307 64-462 10-64 24-127 35-191 14-53 25-105 39-158 7-36 14-71 24-103 14-63 32-123 50-183 28-109 63-219 99-328z">
          <text:p/>
        </draw:path>
        <draw:polygon draw:style-name="gr7" draw:text-style-name="P2" draw:layer="layout" svg:width="0cm" svg:height="0cm" svg:x="7.313cm" svg:y="5.99cm" svg:viewBox="0 0 0 0" draw:points="0,0">
          <text:p/>
        </draw:polygon>
        <draw:path draw:style-name="gr1" draw:text-style-name="P1" draw:layer="layout" svg:width="1.771cm" svg:height="1.246cm" svg:x="5.7cm" svg:y="4.697cm" svg:viewBox="0 0 1772 1247" svg:d="M774 638c-67 63-99 141-99 222 0 17 0 35 4 54 3 21 10 46 21 67 25 49 60 95 109 134 145 116 367 159 572 116 204-42 356-166 384-317 4-19 7-37 7-54 0-145-116-279-296-342-183-67-402-57-568 24l-756-525c-28-23-74-23-106 0l-24 17c-15 11-22 25-22 39s7 25 22 35l130 92 368 258 138 98z">
          <text:p/>
        </draw:path>
        <draw:polygon draw:style-name="gr7" draw:text-style-name="P2" draw:layer="layout" svg:width="0cm" svg:height="0cm" svg:x="7.313cm" svg:y="5.99cm" svg:viewBox="0 0 0 0" draw:points="0,0">
          <text:p/>
        </draw:polygon>
        <draw:path draw:style-name="gr1" draw:text-style-name="P1" draw:layer="layout" svg:width="1.192cm" svg:height="0.841cm" svg:x="4.205cm" svg:y="2.074cm" svg:viewBox="0 0 1193 842" svg:d="M1193 428v-4c0-233-269-424-597-424s-596 191-596 424v4c0 17 3 35 7 56 17 88 74 173 165 237 163 109 399 152 611 98 215-49 370-180 403-335 3-21 7-39 7-56z">
          <text:p/>
        </draw:path>
        <draw:polygon draw:style-name="gr7" draw:text-style-name="P2" draw:layer="layout" svg:width="0cm" svg:height="0cm" svg:x="7.313cm" svg:y="5.99cm" svg:viewBox="0 0 0 0" draw:points="0,0">
          <text:p/>
        </draw:polygon>
        <draw:path draw:style-name="gr1" draw:text-style-name="P1" draw:layer="layout" svg:width="0.3cm" svg:height="2.643cm" svg:x="5.679cm" svg:y="5.125cm" svg:viewBox="0 0 301 2644" svg:d="M301 498v1888c-21-25-42-46-60-56-21-11-42-14-53-4l-35 11c7-4 18-7 28-7l-28 7-68 49c32 4 75 32 103 74 28 46 46 92 39 124-4 14-7 21-18 28l-35 25c-18 14-50 7-82-18-32-21-64-60-81-99-7-21-11-42-11-60 0-21 4-35 11-42 3 0 3-4 7-4 28-21 88 11 135 71 42 63 53 130 21 152 32-22 21-89-21-152-47-60-107-92-135-71l35-24-39 28 39-28c7-4 18-7 32-4-14-3-25 0-32 4l-39 28h-3c3 0 3-4 7-4l-7-2414 3 2418 287-1920c-21-184-120-357-290-498z">
          <text:p/>
        </draw:path>
        <draw:polygon draw:style-name="gr7" draw:text-style-name="P2" draw:layer="layout" svg:width="0cm" svg:height="0cm" svg:x="7.313cm" svg:y="5.99cm" svg:viewBox="0 0 0 0" draw:points="0,0">
          <text:p/>
        </draw:polygon>
        <draw:polygon draw:style-name="gr1" draw:text-style-name="P1" draw:layer="layout" svg:width="1.436cm" svg:height="1.016cm" svg:x="9.623cm" svg:y="4.706cm" svg:viewBox="0 0 1437 1017" draw:points="1437,338 1115,116 953,0 0,666 166,783 156,790 473,1017">
          <text:p/>
        </draw:polygon>
        <draw:polygon draw:style-name="gr7" draw:text-style-name="P2" draw:layer="layout" svg:width="0cm" svg:height="0cm" svg:x="7.313cm" svg:y="5.99cm" svg:viewBox="0 0 0 0" draw:points="0,0">
          <text:p/>
        </draw:polygon>
        <draw:path draw:style-name="gr1" draw:text-style-name="P1" draw:layer="layout" svg:width="1.178cm" svg:height="0.721cm" svg:x="4.212cm" svg:y="2.194cm" svg:viewBox="0 0 1179 722" svg:d="M0 364c17 88 74 173 165 237 163 109 399 151 611 98 215-49 371-180 403-335-42-209-294-364-590-364-297 0-547 155-589 364z">
          <text:p/>
        </draw:path>
        <draw:polygon draw:style-name="gr7" draw:text-style-name="P2" draw:layer="layout" svg:width="0cm" svg:height="0cm" svg:x="7.313cm" svg:y="5.99cm" svg:viewBox="0 0 0 0" draw:points="0,0">
          <text:p/>
        </draw:polygon>
        <draw:path draw:style-name="gr1" draw:text-style-name="P1" draw:layer="layout" svg:width="0.956cm" svg:height="0.666cm" svg:x="6.508cm" svg:y="5.275cm" svg:viewBox="0 0 957 667" svg:d="M332 5c-85 7-166 31-236 63-8 4-18 7-25 11l-71-50v506c141 113 364 159 572 116 205-42 357-169 385-318-31-170-222-304-463-328-53-7-109-7-162 0z">
          <text:p/>
        </draw:path>
        <draw:polygon draw:style-name="gr7" draw:text-style-name="P2" draw:layer="layout" svg:width="0cm" svg:height="0cm" svg:x="7.313cm" svg:y="5.99cm" svg:viewBox="0 0 0 0" draw:points="0,0">
          <text:p/>
        </draw:polygon>
        <draw:path draw:style-name="gr1" draw:text-style-name="P1" draw:layer="layout" svg:width="0.54cm" svg:height="1.231cm" svg:x="8.992cm" svg:y="6.025cm" svg:viewBox="0 0 541 1232" svg:d="M488 180c-36 35-65 77-86 123-4 7-4 11-7 18-25 67-21 123 11 145 31 21 82 10 135-32-29 155-50 315-64 463l-477 335v-1087l208-145c25 7 46 21 74 35z">
          <text:p/>
        </draw:path>
        <draw:polygon draw:style-name="gr7" draw:text-style-name="P2" draw:layer="layout" svg:width="0cm" svg:height="0cm" svg:x="7.313cm" svg:y="5.99cm" svg:viewBox="0 0 0 0" draw:points="0,0">
          <text:p/>
        </draw:polygon>
        <draw:path draw:style-name="gr1" draw:text-style-name="P1" draw:layer="layout" svg:width="0.61cm" svg:height="0.749cm" svg:x="10.322cm" svg:y="6.731cm" svg:viewBox="0 0 611 750" svg:d="M611 158c0-130-81-187-205-144-42 17-92 45-138 81-102 88-191 211-236 339-22 57-32 110-32 156 0 169 137 211 303 91 174-116 308-353 308-523z">
          <text:p/>
        </draw:path>
        <draw:polygon draw:style-name="gr7" draw:text-style-name="P2" draw:layer="layout" svg:width="0cm" svg:height="0cm" svg:x="7.313cm" svg:y="5.99cm" svg:viewBox="0 0 0 0" draw:points="0,0">
          <text:p/>
        </draw:polygon>
        <draw:path draw:style-name="gr1" draw:text-style-name="P1" draw:layer="layout" svg:width="0.494cm" svg:height="0.938cm" svg:x="8.364cm" svg:y="5.482cm" svg:viewBox="0 0 495 939" svg:d="M407 63l88-63c-36 0-67 3-99 10-7 0-18 4-25 4-31 10-63 24-88 46-54 35-96 91-121 162v180l-162-113v608l63 42 344-240z">
          <text:p/>
        </draw:path>
        <draw:polygon draw:style-name="gr7" draw:text-style-name="P2" draw:layer="layout" svg:width="0cm" svg:height="0cm" svg:x="7.313cm" svg:y="5.99cm" svg:viewBox="0 0 0 0" draw:points="0,0">
          <text:p/>
        </draw:polygon>
        <draw:path draw:style-name="gr1" draw:text-style-name="P1" draw:layer="layout" svg:width="0.61cm" svg:height="0.749cm" svg:x="10.322cm" svg:y="6.731cm" svg:viewBox="0 0 611 750" svg:d="M32 434c-22 57-32 110-32 156 0 169 137 211 303 91 174-116 308-353 308-523 0-130-81-187-205-144-42 17-92 45-138 81 14 14 25 35 25 63 0 64-39 148-99 212-60 61-124 89-162 64z">
          <text:p/>
        </draw:path>
        <draw:polygon draw:style-name="gr7" draw:text-style-name="P2" draw:layer="layout" svg:width="0cm" svg:height="0cm" svg:x="7.313cm" svg:y="5.99cm" svg:viewBox="0 0 0 0" draw:points="0,0">
          <text:p/>
        </draw:polygon>
        <draw:polygon draw:style-name="gr1" draw:text-style-name="P1" draw:layer="layout" svg:width="1.048cm" svg:height="0.734cm" svg:x="7.27cm" svg:y="6.131cm" svg:viewBox="0 0 1049 735" draw:points="0,177 799,735 1049,562 1010,533 862,431 827,456 582,283 491,220 353,124 321,99 353,74 247,0">
          <text:p/>
        </draw:polygon>
        <draw:polygon draw:style-name="gr7" draw:text-style-name="P2" draw:layer="layout" svg:width="0cm" svg:height="0cm" svg:x="7.313cm" svg:y="5.99cm" svg:viewBox="0 0 0 0" draw:points="0,0">
          <text:p/>
        </draw:polygon>
        <draw:path draw:style-name="gr1" draw:text-style-name="P1" draw:layer="layout" svg:width="0.532cm" svg:height="0.651cm" svg:x="10.361cm" svg:y="5.554cm" svg:viewBox="0 0 533 652" svg:d="M533 139c0-56-17-95-53-120-28-21-63-24-109-10-32 7-63 21-95 46-39 24-78 60-117 102-31 39-63 81-88 127-28 46-46 95-56 141-12 39-15 74-15 106 3 46 22 81 50 103 67 46 187 4 296-110 110-113 187-268 187-385z">
          <text:p/>
        </draw:path>
        <draw:polygon draw:style-name="gr7" draw:text-style-name="P2" draw:layer="layout" svg:width="0cm" svg:height="0cm" svg:x="7.313cm" svg:y="5.99cm" svg:viewBox="0 0 0 0" draw:points="0,0">
          <text:p/>
        </draw:polygon>
        <draw:path draw:style-name="gr1" draw:text-style-name="P1" draw:layer="layout" svg:width="0.755cm" svg:height="1.101cm" svg:x="5.852cm" svg:y="4.709cm" svg:viewBox="0 0 756 1102" svg:d="M0 0l756 530v110c-11 3-18 3-28 7l-71-50v505c-49-39-84-85-110-138v-127c19-39 43-74 75-106v-105l-117-82c-39-63-99-105-142-98l-363-259z">
          <text:p/>
        </draw:path>
        <draw:polygon draw:style-name="gr7" draw:text-style-name="P2" draw:layer="layout" svg:width="0cm" svg:height="0cm" svg:x="7.313cm" svg:y="5.99cm" svg:viewBox="0 0 0 0" draw:points="0,0">
          <text:p/>
        </draw:polygon>
        <draw:polygon draw:style-name="gr1" draw:text-style-name="P1" draw:layer="layout" svg:width="0.505cm" svg:height="0.656cm" svg:x="7.376cm" svg:y="6.692cm" svg:viewBox="0 0 506 657" draw:points="39,63 0,35 0,301 506,657 506,431 506,392 420,329 442,318 442,262 67,0 39,21">
          <text:p/>
        </draw:polygon>
        <draw:polygon draw:style-name="gr7" draw:text-style-name="P2" draw:layer="layout" svg:width="0cm" svg:height="0cm" svg:x="7.313cm" svg:y="5.99cm" svg:viewBox="0 0 0 0" draw:points="0,0">
          <text:p/>
        </draw:polygon>
        <draw:path draw:style-name="gr1" draw:text-style-name="P1" draw:layer="layout" svg:width="0.476cm" svg:height="0.656cm" svg:x="8.992cm" svg:y="6.921cm" svg:viewBox="0 0 477 657" svg:d="M0 332l477-332c-25 229-28 448-18 657z">
          <text:p/>
        </draw:path>
        <draw:polygon draw:style-name="gr7" draw:text-style-name="P2" draw:layer="layout" svg:width="0cm" svg:height="0cm" svg:x="7.313cm" svg:y="5.99cm" svg:viewBox="0 0 0 0" draw:points="0,0">
          <text:p/>
        </draw:polygon>
        <draw:path draw:style-name="gr1" draw:text-style-name="P1" draw:layer="layout" svg:width="0.423cm" svg:height="0.553cm" svg:x="9.253cm" svg:y="5.456cm" svg:viewBox="0 0 424 554" svg:d="M424 369c-14 63-32 123-49 183-85 14-213-74-301-216-85-134-99-275-32-321 21-14 46-18 78-14 127 63 251 215 304 368z">
          <text:p/>
        </draw:path>
        <draw:polygon draw:style-name="gr7" draw:text-style-name="P2" draw:layer="layout" svg:width="0cm" svg:height="0cm" svg:x="7.313cm" svg:y="5.99cm" svg:viewBox="0 0 0 0" draw:points="0,0">
          <text:p/>
        </draw:polygon>
        <draw:path draw:style-name="gr1" draw:text-style-name="P1" draw:layer="layout" svg:width="0.529cm" svg:height="0.651cm" svg:x="10.361cm" svg:y="5.554cm" svg:viewBox="0 0 530 652" svg:d="M0 531c3 46 21 81 49 103 67 46 187 4 296-110 110-113 185-268 185-385 0-56-18-95-51-120-28-21-67-24-109-10 0 7 0 10 0 17 0 92-46 205-120 307-74 103-169 177-250 198z">
          <text:p/>
        </draw:path>
        <draw:polygon draw:style-name="gr7" draw:text-style-name="P2" draw:layer="layout" svg:width="0cm" svg:height="0cm" svg:x="7.313cm" svg:y="5.99cm" svg:viewBox="0 0 0 0" draw:points="0,0">
          <text:p/>
        </draw:polygon>
        <draw:polygon draw:style-name="gr1" draw:text-style-name="P1" draw:layer="layout" svg:width="0.427cm" svg:height="0.607cm" svg:x="7.937cm" svg:y="5.771cm" svg:viewBox="0 0 428 608" draw:points="0,303 428,608 428,0">
          <text:p/>
        </draw:polygon>
        <draw:polygon draw:style-name="gr7" draw:text-style-name="P2" draw:layer="layout" svg:width="0cm" svg:height="0cm" svg:x="7.313cm" svg:y="5.99cm" svg:viewBox="0 0 0 0" draw:points="0,0">
          <text:p/>
        </draw:polygon>
        <draw:path draw:style-name="gr1" draw:text-style-name="P1" draw:layer="layout" svg:width="0.433cm" svg:height="0.454cm" svg:x="2.36cm" svg:y="6.431cm" svg:viewBox="0 0 434 455" svg:d="M265 445c-35 25-102 0-162-60-60-63-103-148-103-211 0-32 10-54 29-69l28-17c11-11 28-11 46-11l39-28c3-7 7-14 17-21 43-28 131 18 191 106 60 89 77 184 32 216h-4l32-18c42-31 28-127-32-216-63-92-148-138-194-106 46-32 131 14 194 106 60 89 74 185 32 216l-32 18h4c-7 3-15 7-25 10l21-10-222-312c42-28 127 15 187 104 60 81 74 176 28 204l-229-297 14-14-14 14c3-7 7-14 17-21l-3 7 28-25-28 25 3-7c43-28 131 18 191 106 60 89 77 184 32 216-7 3-15 7-25 10l-39 25c-3 18-14 32-25 43z">
          <text:p/>
        </draw:path>
        <draw:polygon draw:style-name="gr7" draw:text-style-name="P2" draw:layer="layout" svg:width="0cm" svg:height="0cm" svg:x="7.313cm" svg:y="5.99cm" svg:viewBox="0 0 0 0" draw:points="0,0">
          <text:p/>
        </draw:polygon>
        <draw:path draw:style-name="gr1" draw:text-style-name="P1" draw:layer="layout" svg:width="0.433cm" svg:height="0.452cm" svg:x="2.36cm" svg:y="5.394cm" svg:viewBox="0 0 434 453" svg:d="M265 441c-35 29-102 4-162-60-60-59-103-149-103-212 0-28 10-53 29-67l28-18c11-7 28-10 46-7l39-28c3-11 7-18 17-21 43-32 131 14 191 102s77 188 32 216h-4l32-17-32 17h4c-7 7-15 11-25 11l21-11-222-311c42-28 127 17 187 102s74 177 28 209l-229-297 14-18-14 18c3-11 7-18 17-21l-3 3 28-21c46-32 131 14 194 102 60 89 74 185 32 217 42-32 28-128-32-217-63-88-148-134-194-102l-28 21 3-3c43-32 131 14 191 102s77 188 32 216c-7 7-15 11-25 11l-39 28c-3 18-14 32-25 39z">
          <text:p/>
        </draw:path>
        <draw:polygon draw:style-name="gr7" draw:text-style-name="P2" draw:layer="layout" svg:width="0cm" svg:height="0cm" svg:x="7.313cm" svg:y="5.99cm" svg:viewBox="0 0 0 0" draw:points="0,0">
          <text:p/>
        </draw:polygon>
        <draw:path draw:style-name="gr1" draw:text-style-name="P1" draw:layer="layout" svg:width="0.529cm" svg:height="0.652cm" svg:x="10.361cm" svg:y="7.818cm" svg:viewBox="0 0 530 653" svg:d="M0 533c3 49 21 81 49 102 14 11 32 18 53 18l3-11 7-14 11-14 18-14 14-14 21-18 25-18 28-17 28-18 28-18 36-21 31-17 39-18 35-18c68-95 104-202 104-283 0-21 0-42-7-60-7-28-21-46-44-60-28-21-67-24-109-14 0 7 0 14 0 21 0 92-46 205-120 308s-169 177-250 198z">
          <text:p/>
        </draw:path>
        <draw:polygon draw:style-name="gr7" draw:text-style-name="P2" draw:layer="layout" svg:width="0cm" svg:height="0cm" svg:x="7.313cm" svg:y="5.99cm" svg:viewBox="0 0 0 0" draw:points="0,0">
          <text:p/>
        </draw:polygon>
        <draw:path draw:style-name="gr1" draw:text-style-name="P1" draw:layer="layout" svg:width="0.37cm" svg:height="0.459cm" svg:x="3.838cm" svg:y="4.381cm" svg:viewBox="0 0 371 460" svg:d="M170 49c-32-21-60-35-81-45-4 0-7 0-11 0-21-8-36-4-50 3-11 7-18 18-25 39 0 10-3 25-3 39s3 31 3 46c7 45 18 81 32 112 15 39 33 71 57 106 22 28 50 53 78 74 32 26 67 33 92 37 28 0 49-7 67-18 14-15 28-29 35-47 0-7 0-7 4-10 3-11 3-25 3-36 0-24-7-49-14-74-18-42-42-81-74-116-25-32-56-64-92-92-7-7-14-11-21-18z">
          <text:p/>
        </draw:path>
        <draw:polygon draw:style-name="gr7" draw:text-style-name="P2" draw:layer="layout" svg:width="0cm" svg:height="0cm" svg:x="7.313cm" svg:y="5.99cm" svg:viewBox="0 0 0 0" draw:points="0,0">
          <text:p/>
        </draw:polygon>
        <draw:path draw:style-name="gr1" draw:text-style-name="P1" draw:layer="layout" svg:width="0.37cm" svg:height="0.457cm" svg:x="3.838cm" svg:y="5.42cm" svg:viewBox="0 0 371 458" svg:d="M170 51c-32-25-60-39-81-46-4 0-7 0-11-3-21-4-36-4-50 7-11 7-18 14-25 39 0 10-3 21-3 35 0 17 3 35 3 49 7 43 18 78 32 113 15 35 33 72 57 103 22 32 50 57 78 78 32 21 67 32 92 32 28 0 49-4 67-18 14-10 28-25 35-46 0-3 0-7 4-7 3-14 3-24 3-35 0-25-7-49-14-75-18-42-42-81-74-120-25-32-56-60-92-88-7-7-14-14-21-18z">
          <text:p/>
        </draw:path>
        <draw:polygon draw:style-name="gr7" draw:text-style-name="P2" draw:layer="layout" svg:width="0cm" svg:height="0cm" svg:x="7.313cm" svg:y="5.99cm" svg:viewBox="0 0 0 0" draw:points="0,0">
          <text:p/>
        </draw:polygon>
        <draw:path draw:style-name="gr1" draw:text-style-name="P1" draw:layer="layout" svg:width="0.557cm" svg:height="0.462cm" svg:x="7.259cm" svg:y="7.404cm" svg:viewBox="0 0 558 463" svg:d="M183 39l375 266v53l-28 17-340-237c7 10 11 21 11 35l7-3 322 223v53l-25 17-315-218c-21 21-70 10-113-33-46-46-74-106-77-155-4-46 24-67 70-53 4 3 11 7 18 10 21 11 49 36 67 64v-18z">
          <text:p/>
        </draw:path>
        <draw:polygon draw:style-name="gr7" draw:text-style-name="P2" draw:layer="layout" svg:width="0cm" svg:height="0cm" svg:x="7.313cm" svg:y="5.99cm" svg:viewBox="0 0 0 0" draw:points="0,0">
          <text:p/>
        </draw:polygon>
        <draw:path draw:style-name="gr1" draw:text-style-name="P1" draw:layer="layout" svg:width="0.867cm" svg:height="0.439cm" svg:x="6.604cm" svg:y="5.17cm" svg:viewBox="0 0 868 440" svg:d="M861 440c4-18 7-36 7-53 0-146-117-280-297-343-183-67-402-57-571 24v110c70-36 151-57 236-67h3c50-4 103-4 156 0h3c240 24 432 158 463 329z">
          <text:p/>
        </draw:path>
        <draw:polygon draw:style-name="gr7" draw:text-style-name="P2" draw:layer="layout" svg:width="0cm" svg:height="0cm" svg:x="7.313cm" svg:y="5.99cm" svg:viewBox="0 0 0 0" draw:points="0,0">
          <text:p/>
        </draw:polygon>
        <draw:path draw:style-name="gr1" draw:text-style-name="P1" draw:layer="layout" svg:width="0.309cm" svg:height="0.546cm" svg:x="9.254cm" svg:y="7.719cm" svg:viewBox="0 0 310 547" svg:d="M215 66c21 174 53 333 95 481-63-21-134-74-195-152-60-74-102-162-113-240-3-36-3-71 7-96 8-17 18-31 32-42 21-14 50-21 81-14 32 14 61 35 93 63z">
          <text:p/>
        </draw:path>
        <draw:polygon draw:style-name="gr7" draw:text-style-name="P2" draw:layer="layout" svg:width="0cm" svg:height="0cm" svg:x="7.313cm" svg:y="5.99cm" svg:viewBox="0 0 0 0" draw:points="0,0">
          <text:p/>
        </draw:polygon>
        <draw:path draw:style-name="gr1" draw:text-style-name="P1" draw:layer="layout" svg:width="0.505cm" svg:height="0.448cm" svg:x="7.376cm" svg:y="6.9cm" svg:viewBox="0 0 506 449" svg:d="M0 93l506 356v-226l-315-223c-67 54-131 86-191 93z">
          <text:p/>
        </draw:path>
        <draw:polygon draw:style-name="gr7" draw:text-style-name="P2" draw:layer="layout" svg:width="0cm" svg:height="0cm" svg:x="7.313cm" svg:y="5.99cm" svg:viewBox="0 0 0 0" draw:points="0,0">
          <text:p/>
        </draw:polygon>
        <draw:path draw:style-name="gr1" draw:text-style-name="P1" draw:layer="layout" svg:width="0.268cm" svg:height="0.592cm" svg:x="5.697cm" svg:y="5.294cm" svg:viewBox="0 0 269 593" svg:d="M269 517c0 39-7 56-7 63-4 7-7 11-7 11-11 7-21-4-39-21-18-21-39-53-70-99-15-25-32-53-53-88-18-39-44-82-61-132-7-21-14-46-22-70-7-29-10-57-10-82 0-24 7-42 14-59 4-15 14-25 21-29 18-14 40-14 61-3 18 7 35 21 53 42 21 25 39 60 53 95 14 32 25 64 32 99 7 32 14 64 21 103 0 18 3 39 7 60 0 32 7 71 7 110z">
          <text:p/>
        </draw:path>
        <draw:polygon draw:style-name="gr7" draw:text-style-name="P2" draw:layer="layout" svg:width="0cm" svg:height="0cm" svg:x="7.313cm" svg:y="5.99cm" svg:viewBox="0 0 0 0" draw:points="0,0">
          <text:p/>
        </draw:polygon>
        <draw:path draw:style-name="gr1" draw:text-style-name="P1" draw:layer="layout" svg:width="0.268cm" svg:height="0.593cm" svg:x="5.697cm" svg:y="6.094cm" svg:viewBox="0 0 269 594" svg:d="M269 514c0 39-7 56-7 67-4 7-7 11-7 11-11 7-21-4-39-25s-39-49-70-99c-15-21-32-53-53-88-18-35-44-81-61-127-7-25-14-46-22-71-7-28-10-56-10-82 0-24 7-46 14-63 4-11 14-21 21-28 18-11 40-11 61-4 18 11 35 25 53 42 21 29 39 60 53 100 14 32 25 64 32 99 7 28 14 63 21 99 0 21 3 42 7 63 0 32 7 67 7 106z">
          <text:p/>
        </draw:path>
        <draw:polygon draw:style-name="gr7" draw:text-style-name="P2" draw:layer="layout" svg:width="0cm" svg:height="0cm" svg:x="7.313cm" svg:y="5.99cm" svg:viewBox="0 0 0 0" draw:points="0,0">
          <text:p/>
        </draw:polygon>
        <draw:path draw:style-name="gr1" draw:text-style-name="P1" draw:layer="layout" svg:width="0.48cm" svg:height="0.684cm" svg:x="9.149cm" svg:y="5.427cm" svg:viewBox="0 0 481 685" svg:d="M227 30c-32-4-61 0-82 14-63 46-49 187 35 321 86 142 217 230 301 216-10 36-17 71-24 103-89 10-208-60-308-180-99-124-159-273-148-379 7-106 81-148 187-113 10 7 25 11 39 18z">
          <text:p/>
        </draw:path>
        <draw:polygon draw:style-name="gr7" draw:text-style-name="P2" draw:layer="layout" svg:width="0cm" svg:height="0cm" svg:x="7.313cm" svg:y="5.99cm" svg:viewBox="0 0 0 0" draw:points="0,0">
          <text:p/>
        </draw:polygon>
        <draw:path draw:style-name="gr1" draw:text-style-name="P1" draw:layer="layout" svg:width="0.268cm" svg:height="0.592cm" svg:x="5.697cm" svg:y="5.294cm" svg:viewBox="0 0 269 593" svg:d="M269 517c0 39-7 56-7 63-4 7-7 11-7 11-11 7-21-4-39-21-18-21-39-53-70-99-15-25-32-53-53-88-18-39-44-82-61-132-7-21-14-46-22-70-7-29-10-57-10-82 0-24 7-42 14-59 4-15 14-25 21-29 18-14 40-14 61-3 18 7 35 21 53 42 11 60 39 131 85 194 7 32 14 64 21 103 0 18 3 39 7 60 0 32 7 71 7 110z">
          <text:p/>
        </draw:path>
        <draw:polygon draw:style-name="gr7" draw:text-style-name="P2" draw:layer="layout" svg:width="0cm" svg:height="0cm" svg:x="7.313cm" svg:y="5.99cm" svg:viewBox="0 0 0 0" draw:points="0,0">
          <text:p/>
        </draw:polygon>
        <draw:path draw:style-name="gr1" draw:text-style-name="P1" draw:layer="layout" svg:width="0.268cm" svg:height="0.593cm" svg:x="5.697cm" svg:y="6.094cm" svg:viewBox="0 0 269 594" svg:d="M269 514c0 39-7 56-7 67-4 7-7 11-7 11-11 7-21-4-39-25s-39-49-70-99c-15-21-32-53-53-88-18-35-44-81-61-127-7-25-14-46-22-71-7-28-10-56-10-82 0-24 7-46 14-63 4-11 14-21 21-28 18-11 40-11 61-4 18 11 35 25 53 42 11 64 39 135 85 199 7 28 14 63 21 99 0 21 3 42 7 63 0 32 7 67 7 106z">
          <text:p/>
        </draw:path>
        <draw:polygon draw:style-name="gr7" draw:text-style-name="P2" draw:layer="layout" svg:width="0cm" svg:height="0cm" svg:x="7.313cm" svg:y="5.99cm" svg:viewBox="0 0 0 0" draw:points="0,0">
          <text:p/>
        </draw:polygon>
        <draw:path draw:style-name="gr1" draw:text-style-name="P1" draw:layer="layout" svg:width="0.45cm" svg:height="0.683cm" svg:x="9.149cm" svg:y="7.692cm" svg:viewBox="0 0 451 684" svg:d="M228 30c-31-7-56 0-77 14-14 7-25 21-32 42-11 25-14 57-7 97 7 77 49 162 109 239 60 78 131 131 194 152 11 35 21 74 36 109-78 8-184-52-272-155-92-99-160-229-174-335-7-50-7-89 7-121 28-67 93-88 178-60 14 4 24 11 38 18z">
          <text:p/>
        </draw:path>
        <draw:polygon draw:style-name="gr7" draw:text-style-name="P2" draw:layer="layout" svg:width="0cm" svg:height="0cm" svg:x="7.313cm" svg:y="5.99cm" svg:viewBox="0 0 0 0" draw:points="0,0">
          <text:p/>
        </draw:polygon>
        <draw:polygon draw:style-name="gr1" draw:text-style-name="P1" draw:layer="layout" svg:width="0.505cm" svg:height="0.487cm" svg:x="7.845cm" svg:y="6.155cm" svg:viewBox="0 0 506 488" draw:points="506,357 506,460 466,488 0,159 0,0">
          <text:p/>
        </draw:polygon>
        <draw:polygon draw:style-name="gr7" draw:text-style-name="P2" draw:layer="layout" svg:width="0cm" svg:height="0cm" svg:x="7.313cm" svg:y="5.99cm" svg:viewBox="0 0 0 0" draw:points="0,0">
          <text:p/>
        </draw:polygon>
        <draw:path draw:style-name="gr1" draw:text-style-name="P1" draw:layer="layout" svg:width="1.192cm" svg:height="0.413cm" svg:x="4.205cm" svg:y="2.144cm" svg:viewBox="0 0 1193 414" svg:d="M1186 414c3-21 7-39 7-56 0-50-14-99-40-145-123-131-335-213-557-213-226 0-434 82-558 213-24 46-38 95-38 145 0 17 3 35 7 56 42-208 292-364 589-364 296 0 547 156 590 364z">
          <text:p/>
        </draw:path>
        <draw:polygon draw:style-name="gr7" draw:text-style-name="P2" draw:layer="layout" svg:width="0cm" svg:height="0cm" svg:x="7.313cm" svg:y="5.99cm" svg:viewBox="0 0 0 0" draw:points="0,0">
          <text:p/>
        </draw:polygon>
        <draw:path draw:style-name="gr1" draw:text-style-name="P1" draw:layer="layout" svg:width="0.332cm" svg:height="0.326cm" svg:x="5.676cm" svg:y="8.443cm" svg:viewBox="0 0 333 327" svg:d="M188 5c24-18 74 10 113 60 35 49 42 109 17 123l-7 8c-3 11-7 18-14 21l-67 50c-4 10-11 21-18 28l-35 25c-25 17-68 0-110-39-39-43-67-100-67-142 0-22 7-36 17-43l36-28c10-3 21-7 35-3l68-50c7-3 14-7 25-3z">
          <text:p/>
        </draw:path>
        <draw:polygon draw:style-name="gr7" draw:text-style-name="P2" draw:layer="layout" svg:width="0cm" svg:height="0cm" svg:x="7.313cm" svg:y="5.99cm" svg:viewBox="0 0 0 0" draw:points="0,0">
          <text:p/>
        </draw:polygon>
        <draw:path draw:style-name="gr1" draw:text-style-name="P1" draw:layer="layout" svg:width="0.332cm" svg:height="0.324cm" svg:x="6.205cm" svg:y="8.817cm" svg:viewBox="0 0 333 325" svg:d="M187 5c25-17 77 8 114 60 35 51 42 107 17 125l-7 7c-3 7-7 14-14 21l-68 46c-3 14-10 25-17 28l-36 25c-24 18-67 3-109-39-39-39-67-95-67-137 0-22 7-36 21-43l32-28c10-8 21-8 35-8l67-46c7-3 14-7 25-7z">
          <text:p/>
        </draw:path>
        <draw:polygon draw:style-name="gr7" draw:text-style-name="P2" draw:layer="layout" svg:width="0cm" svg:height="0cm" svg:x="7.313cm" svg:y="5.99cm" svg:viewBox="0 0 0 0" draw:points="0,0">
          <text:p/>
        </draw:polygon>
        <draw:path draw:style-name="gr1" draw:text-style-name="P1" draw:layer="layout" svg:width="0.332cm" svg:height="0.326cm" svg:x="6.208cm" svg:y="7.815cm" svg:viewBox="0 0 333 327" svg:d="M184 5c28-18 78 10 114 60 35 49 46 110 21 124l-11 7c0 11-7 18-10 21l-72 50c-3 10-7 21-17 28l-36 25c-24 17-67 0-106-39-42-43-67-99-67-142 0-22 7-36 18-46l35-25c7-3 18-7 32-3l67-50c7-3 18-7 25-3z">
          <text:p/>
        </draw:path>
        <draw:polygon draw:style-name="gr7" draw:text-style-name="P2" draw:layer="layout" svg:width="0cm" svg:height="0cm" svg:x="7.313cm" svg:y="5.99cm" svg:viewBox="0 0 0 0" draw:points="0,0">
          <text:p/>
        </draw:polygon>
        <draw:path draw:style-name="gr1" draw:text-style-name="P1" draw:layer="layout" svg:width="0.293cm" svg:height="0.36cm" svg:x="2.36cm" svg:y="6.525cm" svg:viewBox="0 0 294 361" svg:d="M28 11c46-35 138 15 205 111 64 92 82 194 32 229-35 25-102 0-163-60-60-63-102-148-102-216 0-28 10-53 28-64z">
          <text:p/>
        </draw:path>
        <draw:polygon draw:style-name="gr7" draw:text-style-name="P2" draw:layer="layout" svg:width="0cm" svg:height="0cm" svg:x="7.313cm" svg:y="5.99cm" svg:viewBox="0 0 0 0" draw:points="0,0">
          <text:p/>
        </draw:polygon>
        <draw:path draw:style-name="gr1" draw:text-style-name="P1" draw:layer="layout" svg:width="0.293cm" svg:height="0.358cm" svg:x="2.36cm" svg:y="5.486cm" svg:viewBox="0 0 294 359" svg:d="M28 10c46-32 138 17 205 110 64 95 82 198 32 229-35 25-102 4-163-60-60-63-102-148-102-211 0-33 10-54 28-68z">
          <text:p/>
        </draw:path>
        <draw:polygon draw:style-name="gr7" draw:text-style-name="P2" draw:layer="layout" svg:width="0cm" svg:height="0cm" svg:x="7.313cm" svg:y="5.99cm" svg:viewBox="0 0 0 0" draw:points="0,0">
          <text:p/>
        </draw:polygon>
        <draw:polygon draw:style-name="gr1" draw:text-style-name="P1" draw:layer="layout" svg:width="0.533cm" svg:height="0.48cm" svg:x="7.362cm" svg:y="7.228cm" svg:viewBox="0 0 534 481" draw:points="534,481 534,375 78,53 0,0 0,106">
          <text:p/>
        </draw:polygon>
        <draw:polygon draw:style-name="gr7" draw:text-style-name="P2" draw:layer="layout" svg:width="0cm" svg:height="0cm" svg:x="7.313cm" svg:y="5.99cm" svg:viewBox="0 0 0 0" draw:points="0,0">
          <text:p/>
        </draw:polygon>
        <draw:path draw:style-name="gr1" draw:text-style-name="P1" draw:layer="layout" svg:width="0.363cm" svg:height="0.459cm" svg:x="3.838cm" svg:y="4.381cm" svg:viewBox="0 0 364 460" svg:d="M77 4c-21-8-35-4-49 3-11 7-18 18-25 39 0 10-3 25-3 39s3 31 3 46c7 45 18 81 32 112 14 39 32 71 56 106 22 28 46 53 78 74 32 26 67 33 92 37 28 0 49-7 67-18 15-15 29-29 36-47-64-3-146-60-209-148-60-85-92-180-78-243z">
          <text:p/>
        </draw:path>
        <draw:polygon draw:style-name="gr7" draw:text-style-name="P2" draw:layer="layout" svg:width="0cm" svg:height="0cm" svg:x="7.313cm" svg:y="5.99cm" svg:viewBox="0 0 0 0" draw:points="0,0">
          <text:p/>
        </draw:polygon>
        <draw:path draw:style-name="gr1" draw:text-style-name="P1" draw:layer="layout" svg:width="0.363cm" svg:height="0.457cm" svg:x="3.838cm" svg:y="5.42cm" svg:viewBox="0 0 364 458" svg:d="M77 2c-21-4-35-4-49 7-11 7-18 14-25 39 0 10-3 21-3 35 0 17 3 35 3 49 7 43 18 78 32 113s32 72 56 103c22 32 46 57 78 78s67 32 92 32c28 0 49-4 67-18 15-10 29-25 36-46-64-3-146-56-209-145-60-85-92-184-78-247z">
          <text:p/>
        </draw:path>
        <draw:polygon draw:style-name="gr7" draw:text-style-name="P2" draw:layer="layout" svg:width="0cm" svg:height="0cm" svg:x="7.313cm" svg:y="5.99cm" svg:viewBox="0 0 0 0" draw:points="0,0">
          <text:p/>
        </draw:polygon>
        <draw:path draw:style-name="gr1" draw:text-style-name="P1" draw:layer="layout" svg:width="1.115cm" svg:height="0.27cm" svg:x="4.243cm" svg:y="2.086cm" svg:viewBox="0 0 1116 271" svg:d="M470 5c-216 22-392 124-470 266 124-131 332-213 558-213 227 0 435 82 558 213-77-142-254-244-470-266-60-7-120-7-176 0z">
          <text:p/>
        </draw:path>
        <draw:polygon draw:style-name="gr7" draw:text-style-name="P2" draw:layer="layout" svg:width="0cm" svg:height="0cm" svg:x="7.313cm" svg:y="5.99cm" svg:viewBox="0 0 0 0" draw:points="0,0">
          <text:p/>
        </draw:polygon>
        <draw:polygon draw:style-name="gr1" draw:text-style-name="P1" draw:layer="layout" svg:width="0.533cm" svg:height="0.427cm" svg:x="7.362cm" svg:y="7.281cm" svg:viewBox="0 0 534 428" draw:points="0,53 534,428 534,322 78,0">
          <text:p/>
        </draw:polygon>
        <draw:polygon draw:style-name="gr7" draw:text-style-name="P2" draw:layer="layout" svg:width="0cm" svg:height="0cm" svg:x="7.313cm" svg:y="5.99cm" svg:viewBox="0 0 0 0" draw:points="0,0">
          <text:p/>
        </draw:polygon>
        <draw:path draw:style-name="gr1" draw:text-style-name="P1" draw:layer="layout" svg:width="0.289cm" svg:height="0.571cm" svg:x="5.69cm" svg:y="7.641cm" svg:viewBox="0 0 290 572" svg:d="M287 17l3 555c-21-183-121-356-290-497v-75c17 42 49 82 81 103 32 25 63 32 81 18l35-25c11-7 14-14 18-29l72-50 3-3c-3 0-3 3-7 3z">
          <text:p/>
        </draw:path>
        <draw:polygon draw:style-name="gr7" draw:text-style-name="P2" draw:layer="layout" svg:width="0cm" svg:height="0cm" svg:x="7.313cm" svg:y="5.99cm" svg:viewBox="0 0 0 0" draw:points="0,0">
          <text:p/>
        </draw:polygon>
        <draw:path draw:style-name="gr1" draw:text-style-name="P1" draw:layer="layout" svg:width="0.692cm" svg:height="0.569cm" svg:x="7.284cm" svg:y="6.433cm" svg:viewBox="0 0 693 570" svg:d="M159 154l371 261c0 42 28 95 67 127 28 25 63 35 78 21 11-7 18-18 18-35 0-18-7-43-21-67-15-28-40-53-61-67-25-18-46-25-60-18-4 0-4 4-4 4-10 7-17 21-17 35l-25 21v53l25-21v-53c0 42 28 95 67 127 28 25 63 35 78 21 11-7 18-18 18-35 0-18-7-43-21-67-15-28-40-53-61-67-25-18-46-25-60-18-4 0-4 4-4 4-10 7-17 21-17 35v53l-25 21-374-261v-32c-18 4-42-7-67-32-28-24-50-56-60-89-7-35-4-60 10-70 4 0 4-4 8-4 10-3 24 0 42 7 25 11 49 36 67 67l28-28-28 25 399 237-371-262 371 315v-53 53l-25 21-346-247c0 7 0 14 0 18z">
          <text:p/>
        </draw:path>
        <draw:polygon draw:style-name="gr7" draw:text-style-name="P2" draw:layer="layout" svg:width="0cm" svg:height="0cm" svg:x="7.313cm" svg:y="5.99cm" svg:viewBox="0 0 0 0" draw:points="0,0">
          <text:p/>
        </draw:polygon>
        <draw:path draw:style-name="gr1" draw:text-style-name="P1" draw:layer="layout" svg:width="0.374cm" svg:height="0.526cm" svg:x="10.361cm" svg:y="7.824cm" svg:viewBox="0 0 375 527" svg:d="M14 421c-4 7-4 11-4 14-7 35-10 67-10 92 84-21 176-95 254-198 75-103 121-216 121-308 0-7-4-14-4-21-28 11-63 25-95 50 3 10 3 24 3 38 0 64-36 145-89 216-56 71-127 117-176 117z">
          <text:p/>
        </draw:path>
        <draw:polygon draw:style-name="gr7" draw:text-style-name="P2" draw:layer="layout" svg:width="0cm" svg:height="0cm" svg:x="7.313cm" svg:y="5.99cm" svg:viewBox="0 0 0 0" draw:points="0,0">
          <text:p/>
        </draw:polygon>
        <draw:path draw:style-name="gr1" draw:text-style-name="P1" draw:layer="layout" svg:width="0.37cm" svg:height="0.525cm" svg:x="10.361cm" svg:y="5.563cm" svg:viewBox="0 0 371 526" svg:d="M10 416c-7 39-10 79-10 110 84-24 176-99 255-202 74-102 116-215 116-307 0-7 0-10 0-17-32 7-63 21-95 46 0 10 3 24 3 38 0 64-35 145-88 216-57 70-128 113-181 116z">
          <text:p/>
        </draw:path>
        <draw:polygon draw:style-name="gr7" draw:text-style-name="P2" draw:layer="layout" svg:width="0cm" svg:height="0cm" svg:x="7.313cm" svg:y="5.99cm" svg:viewBox="0 0 0 0" draw:points="0,0">
          <text:p/>
        </draw:polygon>
        <draw:path draw:style-name="gr1" draw:text-style-name="P1" draw:layer="layout" svg:width="0.291cm" svg:height="0.381cm" svg:x="3.918cm" svg:y="5.425cm" svg:viewBox="0 0 292 382" svg:d="M5 0c-18 64 15 160 78 245 60 84 141 137 201 137 4-14 8-24 8-35 0-25-8-49-18-74-36-11-71-42-103-81s-56-85-60-128c-10-7-17-14-24-18-32-25-60-39-82-46z">
          <text:p/>
        </draw:path>
        <draw:polygon draw:style-name="gr7" draw:text-style-name="P2" draw:layer="layout" svg:width="0cm" svg:height="0cm" svg:x="7.313cm" svg:y="5.99cm" svg:viewBox="0 0 0 0" draw:points="0,0">
          <text:p/>
        </draw:polygon>
        <draw:path draw:style-name="gr1" draw:text-style-name="P1" draw:layer="layout" svg:width="0.291cm" svg:height="0.381cm" svg:x="3.918cm" svg:y="4.385cm" svg:viewBox="0 0 292 382" svg:d="M5 0c-18 63 15 158 78 243 60 85 141 142 201 139 4-12 8-23 8-37 0-24-8-49-18-74-36-10-71-42-103-81s-56-88-60-127c-10-7-17-11-24-18-32-21-60-35-82-45z">
          <text:p/>
        </draw:path>
        <draw:polygon draw:style-name="gr7" draw:text-style-name="P2" draw:layer="layout" svg:width="0cm" svg:height="0cm" svg:x="7.313cm" svg:y="5.99cm" svg:viewBox="0 0 0 0" draw:points="0,0">
          <text:p/>
        </draw:polygon>
        <draw:path draw:style-name="gr1" draw:text-style-name="P1" draw:layer="layout" svg:width="0.196cm" svg:height="0.296cm" svg:x="9.371cm" svg:y="6.205cm" svg:viewBox="0 0 197 297" svg:d="M197 63c-11 64-25 128-39 192-50 42-103 53-131 32-32-22-36-78-11-146 0-4 3-11 7-18 18-46 49-88 85-123z">
          <text:p/>
        </draw:path>
        <draw:polygon draw:style-name="gr7" draw:text-style-name="P2" draw:layer="layout" svg:width="0cm" svg:height="0cm" svg:x="7.313cm" svg:y="5.99cm" svg:viewBox="0 0 0 0" draw:points="0,0">
          <text:p/>
        </draw:polygon>
        <draw:path draw:style-name="gr1" draw:text-style-name="P1" draw:layer="layout" svg:width="0.261cm" svg:height="0.346cm" svg:x="10.354cm" svg:y="6.826cm" svg:viewBox="0 0 262 347" svg:d="M262 63c0-28-7-49-25-63-103 84-192 211-237 339 38 22 102-3 162-67 61-64 100-145 100-209z">
          <text:p/>
        </draw:path>
        <draw:polygon draw:style-name="gr7" draw:text-style-name="P2" draw:layer="layout" svg:width="0cm" svg:height="0cm" svg:x="7.313cm" svg:y="5.99cm" svg:viewBox="0 0 0 0" draw:points="0,0">
          <text:p/>
        </draw:polygon>
        <draw:path draw:style-name="gr1" draw:text-style-name="P1" draw:layer="layout" svg:width="0.295cm" svg:height="0.356cm" svg:x="2.462cm" svg:y="6.46cm" svg:viewBox="0 0 296 357" svg:d="M0 49c50 4 110 53 156 121 46 64 71 138 60 187l39-28 14-11c46-31 32-123-28-208s-145-131-187-100l-19 11z">
          <text:p/>
        </draw:path>
        <draw:polygon draw:style-name="gr7" draw:text-style-name="P2" draw:layer="layout" svg:width="0cm" svg:height="0cm" svg:x="7.313cm" svg:y="5.99cm" svg:viewBox="0 0 0 0" draw:points="0,0">
          <text:p/>
        </draw:polygon>
        <draw:path draw:style-name="gr1" draw:text-style-name="P1" draw:layer="layout" svg:width="0.295cm" svg:height="0.358cm" svg:x="2.462cm" svg:y="5.42cm" svg:viewBox="0 0 296 359" svg:d="M0 48c50 7 110 56 156 121 46 67 71 141 60 190l39-28 14-11c46-32 32-123-28-209-60-88-145-130-187-102l-19 14z">
          <text:p/>
        </draw:path>
        <draw:polygon draw:style-name="gr7" draw:text-style-name="P2" draw:layer="layout" svg:width="0cm" svg:height="0cm" svg:x="7.313cm" svg:y="5.99cm" svg:viewBox="0 0 0 0" draw:points="0,0">
          <text:p/>
        </draw:polygon>
        <draw:path draw:style-name="gr1" draw:text-style-name="P1" draw:layer="layout" svg:width="0.268cm" svg:height="0.37cm" svg:x="10.371cm" svg:y="7.874cm" svg:viewBox="0 0 269 371" svg:d="M60 230c-28 49-49 95-60 141 53 0 120-46 180-116 54-71 89-152 89-217 0-14-3-28-3-38-39 24-79 59-118 103-17 46-49 95-88 127z">
          <text:p/>
        </draw:path>
        <draw:polygon draw:style-name="gr7" draw:text-style-name="P2" draw:layer="layout" svg:width="0cm" svg:height="0cm" svg:x="7.313cm" svg:y="5.99cm" svg:viewBox="0 0 0 0" draw:points="0,0">
          <text:p/>
        </draw:polygon>
        <draw:path draw:style-name="gr1" draw:text-style-name="P1" draw:layer="layout" svg:width="0.268cm" svg:height="0.37cm" svg:x="10.371cm" svg:y="5.609cm" svg:viewBox="0 0 269 371" svg:d="M60 230c-28 49-49 95-60 141 53 0 120-46 180-116 54-67 89-153 89-217 0-14-3-28-3-38-39 24-79 60-118 102-17 47-49 96-88 128z">
          <text:p/>
        </draw:path>
        <draw:polygon draw:style-name="gr7" draw:text-style-name="P2" draw:layer="layout" svg:width="0cm" svg:height="0cm" svg:x="7.313cm" svg:y="5.99cm" svg:viewBox="0 0 0 0" draw:points="0,0">
          <text:p/>
        </draw:polygon>
        <draw:polygon draw:style-name="gr1" draw:text-style-name="P1" draw:layer="layout" svg:width="0.402cm" svg:height="0.332cm" svg:x="7.415cm" svg:y="7.658cm" svg:viewBox="0 0 403 333" draw:points="29,0 403,262 403,315 375,333 0,71 0,18">
          <text:p/>
        </draw:polygon>
        <draw:polygon draw:style-name="gr7" draw:text-style-name="P2" draw:layer="layout" svg:width="0cm" svg:height="0cm" svg:x="7.313cm" svg:y="5.99cm" svg:viewBox="0 0 0 0" draw:points="0,0">
          <text:p/>
        </draw:polygon>
        <draw:polygon draw:style-name="gr1" draw:text-style-name="P1" draw:layer="layout" svg:width="0.402cm" svg:height="0.335cm" svg:x="7.415cm" svg:y="7.764cm" svg:viewBox="0 0 403 336" draw:points="29,0 403,262 403,315 375,336 0,74 0,18">
          <text:p/>
        </draw:polygon>
        <draw:polygon draw:style-name="gr7" draw:text-style-name="P2" draw:layer="layout" svg:width="0cm" svg:height="0cm" svg:x="7.313cm" svg:y="5.99cm" svg:viewBox="0 0 0 0" draw:points="0,0">
          <text:p/>
        </draw:polygon>
        <draw:polygon draw:style-name="gr1" draw:text-style-name="P1" draw:layer="layout" svg:width="0.402cm" svg:height="0.335cm" svg:x="7.415cm" svg:y="7.87cm" svg:viewBox="0 0 403 336" draw:points="29,0 403,262 403,318 375,336 0,75 0,22">
          <text:p/>
        </draw:polygon>
        <draw:polygon draw:style-name="gr7" draw:text-style-name="P2" draw:layer="layout" svg:width="0cm" svg:height="0cm" svg:x="7.313cm" svg:y="5.99cm" svg:viewBox="0 0 0 0" draw:points="0,0">
          <text:p/>
        </draw:polygon>
        <draw:path draw:style-name="gr1" draw:text-style-name="P1" draw:layer="layout" svg:width="0.207cm" svg:height="0.255cm" svg:x="7.79cm" svg:y="7.777cm" svg:viewBox="0 0 208 256" svg:d="M208 199c0 0 0-4 0-7 0-4 0-7 0-11-11-63-64-137-121-169-7-4-14-4-18-7-49-19-77 14-67 74 11 60 60 130 113 162 54 29 93 14 93-42z">
          <text:p/>
        </draw:path>
        <draw:polygon draw:style-name="gr7" draw:text-style-name="P2" draw:layer="layout" svg:width="0cm" svg:height="0cm" svg:x="7.313cm" svg:y="5.99cm" svg:viewBox="0 0 0 0" draw:points="0,0">
          <text:p/>
        </draw:polygon>
        <draw:path draw:style-name="gr1" draw:text-style-name="P1" draw:layer="layout" svg:width="0.466cm" svg:height="0.349cm" svg:x="7.845cm" svg:y="6.314cm" svg:viewBox="0 0 467 350" svg:d="M467 329l-32 21-149-102-39 25-240-174c4-35 0-71-7-99z">
          <text:p/>
        </draw:path>
        <draw:polygon draw:style-name="gr7" draw:text-style-name="P2" draw:layer="layout" svg:width="0cm" svg:height="0cm" svg:x="7.313cm" svg:y="5.99cm" svg:viewBox="0 0 0 0" draw:points="0,0">
          <text:p/>
        </draw:polygon>
        <draw:path draw:style-name="gr1" draw:text-style-name="P1" draw:layer="layout" svg:width="0.195cm" svg:height="0.236cm" svg:x="5.676cm" svg:y="8.534cm" svg:viewBox="0 0 196 237" svg:d="M17 6c33-21 93 11 139 72 42 60 53 130 21 152-25 17-70 0-109-39-40-43-68-99-68-141 0-23 7-37 17-44z">
          <text:p/>
        </draw:path>
        <draw:polygon draw:style-name="gr7" draw:text-style-name="P2" draw:layer="layout" svg:width="0cm" svg:height="0cm" svg:x="7.313cm" svg:y="5.99cm" svg:viewBox="0 0 0 0" draw:points="0,0">
          <text:p/>
        </draw:polygon>
        <draw:path draw:style-name="gr1" draw:text-style-name="P1" draw:layer="layout" svg:width="0.195cm" svg:height="0.236cm" svg:x="6.205cm" svg:y="8.904cm" svg:viewBox="0 0 196 237" svg:d="M21 7c32-21 89 10 135 74 42 60 53 128 21 149-24 18-67 3-107-39-42-40-70-96-70-138 0-22 7-36 21-46z">
          <text:p/>
        </draw:path>
        <draw:polygon draw:style-name="gr7" draw:text-style-name="P2" draw:layer="layout" svg:width="0cm" svg:height="0cm" svg:x="7.313cm" svg:y="5.99cm" svg:viewBox="0 0 0 0" draw:points="0,0">
          <text:p/>
        </draw:polygon>
        <draw:path draw:style-name="gr1" draw:text-style-name="P1" draw:layer="layout" svg:width="0.191cm" svg:height="0.237cm" svg:x="6.208cm" svg:y="7.904cm" svg:viewBox="0 0 192 238" svg:d="M18 5c32-18 92 14 134 75 43 60 54 130 21 152-24 17-67 0-106-43-42-39-67-95-67-137 0-23 7-37 18-47z">
          <text:p/>
        </draw:path>
        <draw:polygon draw:style-name="gr7" draw:text-style-name="P2" draw:layer="layout" svg:width="0cm" svg:height="0cm" svg:x="7.313cm" svg:y="5.99cm" svg:viewBox="0 0 0 0" draw:points="0,0">
          <text:p/>
        </draw:polygon>
        <draw:path draw:style-name="gr1" draw:text-style-name="P1" draw:layer="layout" svg:width="0.224cm" svg:height="0.254cm" svg:x="5.764cm" svg:y="7.454cm" svg:viewBox="0 0 225 255" svg:d="M67 7c7-7 14-7 25-7 28 3 67 31 96 71 32 39 42 85 35 113 0 7-3 14-7 18-3 3-3 3-7 3h4l-72 50c4-32-11-78-39-124-32-42-70-70-102-74z">
          <text:p/>
        </draw:path>
        <draw:polygon draw:style-name="gr7" draw:text-style-name="P2" draw:layer="layout" svg:width="0cm" svg:height="0cm" svg:x="7.313cm" svg:y="5.99cm" svg:viewBox="0 0 0 0" draw:points="0,0">
          <text:p/>
        </draw:polygon>
        <draw:path draw:style-name="gr1" draw:text-style-name="P1" draw:layer="layout" svg:width="0.224cm" svg:height="0.254cm" svg:x="6.293cm" svg:y="8.826cm" svg:viewBox="0 0 225 255" svg:d="M67 7c7-7 14-7 26-7 32 4 67 32 95 71 28 38 42 84 35 116-3 8-7 15-14 22l-67 46c7-32-10-82-39-124-32-43-71-71-103-78z">
          <text:p/>
        </draw:path>
        <draw:polygon draw:style-name="gr7" draw:text-style-name="P2" draw:layer="layout" svg:width="0cm" svg:height="0cm" svg:x="7.313cm" svg:y="5.99cm" svg:viewBox="0 0 0 0" draw:points="0,0">
          <text:p/>
        </draw:polygon>
        <draw:path draw:style-name="gr1" draw:text-style-name="P1" draw:layer="layout" svg:width="0.224cm" svg:height="0.254cm" svg:x="5.764cm" svg:y="8.452cm" svg:viewBox="0 0 225 255" svg:d="M67 7c7-3 14-7 25-7 28 4 67 32 96 75 28 39 42 85 35 113-3 7-7 14-14 21l-72 46c8-32-7-78-38-120-29-42-67-74-99-77z">
          <text:p/>
        </draw:path>
        <draw:polygon draw:style-name="gr7" draw:text-style-name="P2" draw:layer="layout" svg:width="0cm" svg:height="0cm" svg:x="7.313cm" svg:y="5.99cm" svg:viewBox="0 0 0 0" draw:points="0,0">
          <text:p/>
        </draw:polygon>
        <draw:path draw:style-name="gr1" draw:text-style-name="P1" draw:layer="layout" svg:width="0.226cm" svg:height="0.254cm" svg:x="6.293cm" svg:y="7.824cm" svg:viewBox="0 0 227 255" svg:d="M67 7c7-3 18-7 28-7 30 4 68 32 97 71 28 42 42 88 31 117 0 7-7 14-10 21l-71 46c7-32-7-77-40-121-28-42-70-74-102-81z">
          <text:p/>
        </draw:path>
        <draw:polygon draw:style-name="gr7" draw:text-style-name="P2" draw:layer="layout" svg:width="0cm" svg:height="0cm" svg:x="7.313cm" svg:y="5.99cm" svg:viewBox="0 0 0 0" draw:points="0,0">
          <text:p/>
        </draw:polygon>
        <draw:path draw:style-name="gr1" draw:text-style-name="P1" draw:layer="layout" svg:width="0.222cm" svg:height="0.237cm" svg:x="7.623cm" svg:y="6.113cm" svg:viewBox="0 0 223 238" svg:d="M139 0c-14 18-14 53 3 92 21 35 50 71 81 89l-84 57-139-96v-43z">
          <text:p/>
        </draw:path>
        <draw:polygon draw:style-name="gr7" draw:text-style-name="P2" draw:layer="layout" svg:width="0cm" svg:height="0cm" svg:x="7.313cm" svg:y="5.99cm" svg:viewBox="0 0 0 0" draw:points="0,0">
          <text:p/>
        </draw:polygon>
        <draw:path draw:style-name="gr1" draw:text-style-name="P1" draw:layer="layout" svg:width="0.191cm" svg:height="0.265cm" svg:x="7.376cm" svg:y="6.727cm" svg:viewBox="0 0 192 266" svg:d="M0 4c4 25 14 46 32 57l160 113c-65 53-132 85-192 92v-266z">
          <text:p/>
        </draw:path>
        <draw:polygon draw:style-name="gr7" draw:text-style-name="P2" draw:layer="layout" svg:width="0cm" svg:height="0cm" svg:x="7.313cm" svg:y="5.99cm" svg:viewBox="0 0 0 0" draw:points="0,0">
          <text:p/>
        </draw:polygon>
        <draw:path draw:style-name="gr1" draw:text-style-name="P1" draw:layer="layout" svg:width="0.156cm" svg:height="0.204cm" svg:x="5.7cm" svg:y="4.697cm" svg:viewBox="0 0 157 205" svg:d="M157 17v188l-135-96c-15-10-22-21-22-35s7-29 22-40l24-17c32-23 79-23 111 0z">
          <text:p/>
        </draw:path>
        <draw:polygon draw:style-name="gr7" draw:text-style-name="P2" draw:layer="layout" svg:width="0cm" svg:height="0cm" svg:x="7.313cm" svg:y="5.99cm" svg:viewBox="0 0 0 0" draw:points="0,0">
          <text:p/>
        </draw:polygon>
        <draw:path draw:style-name="gr1" draw:text-style-name="P1" draw:layer="layout" svg:width="0.159cm" svg:height="0.195cm" svg:x="2.427cm" svg:y="5.568cm" svg:viewBox="0 0 160 196" svg:d="M14 5c29-17 78 11 114 60 35 50 42 107 17 125-21 14-56 3-88-32-36-36-57-82-57-117 0-18 3-29 14-36z">
          <text:p/>
        </draw:path>
        <draw:polygon draw:style-name="gr7" draw:text-style-name="P2" draw:layer="layout" svg:width="0cm" svg:height="0cm" svg:x="7.313cm" svg:y="5.99cm" svg:viewBox="0 0 0 0" draw:points="0,0">
          <text:p/>
        </draw:polygon>
        <draw:path draw:style-name="gr1" draw:text-style-name="P1" draw:layer="layout" svg:width="0.159cm" svg:height="0.196cm" svg:x="2.427cm" svg:y="6.607cm" svg:viewBox="0 0 160 197" svg:d="M14 7c29-21 78 7 114 57 35 52 42 110 17 128-21 14-56 0-88-32-36-35-57-82-57-118 0-17 3-28 14-35z">
          <text:p/>
        </draw:path>
        <draw:polygon draw:style-name="gr7" draw:text-style-name="P2" draw:layer="layout" svg:width="0cm" svg:height="0cm" svg:x="7.313cm" svg:y="5.99cm" svg:viewBox="0 0 0 0" draw:points="0,0">
          <text:p/>
        </draw:polygon>
        <draw:polygon draw:style-name="gr1" draw:text-style-name="P1" draw:layer="layout" svg:width="0.374cm" svg:height="0.317cm" svg:x="7.415cm" svg:y="6.604cm" svg:viewBox="0 0 375 318" draw:points="375,265 375,318 0,56 0,24 0,0">
          <text:p/>
        </draw:polygon>
        <draw:polygon draw:style-name="gr7" draw:text-style-name="P2" draw:layer="layout" svg:width="0cm" svg:height="0cm" svg:x="7.313cm" svg:y="5.99cm" svg:viewBox="0 0 0 0" draw:points="0,0">
          <text:p/>
        </draw:polygon>
        <draw:polygon draw:style-name="gr1" draw:text-style-name="P1" draw:layer="layout" svg:width="0.374cm" svg:height="0.314cm" svg:x="7.415cm" svg:y="6.713cm" svg:viewBox="0 0 375 315" draw:points="375,262 375,315 0,50 0,0">
          <text:p/>
        </draw:polygon>
        <draw:polygon draw:style-name="gr7" draw:text-style-name="P2" draw:layer="layout" svg:width="0cm" svg:height="0cm" svg:x="7.313cm" svg:y="5.99cm" svg:viewBox="0 0 0 0" draw:points="0,0">
          <text:p/>
        </draw:polygon>
        <draw:polygon draw:style-name="gr1" draw:text-style-name="P1" draw:layer="layout" svg:width="0.374cm" svg:height="0.314cm" svg:x="7.415cm" svg:y="7.676cm" svg:viewBox="0 0 375 315" draw:points="375,261 375,315 0,53 0,0">
          <text:p/>
        </draw:polygon>
        <draw:polygon draw:style-name="gr7" draw:text-style-name="P2" draw:layer="layout" svg:width="0cm" svg:height="0cm" svg:x="7.313cm" svg:y="5.99cm" svg:viewBox="0 0 0 0" draw:points="0,0">
          <text:p/>
        </draw:polygon>
        <draw:polygon draw:style-name="gr1" draw:text-style-name="P1" draw:layer="layout" svg:width="0.374cm" svg:height="0.317cm" svg:x="7.415cm" svg:y="7.782cm" svg:viewBox="0 0 375 318" draw:points="375,264 375,318 0,56 0,0">
          <text:p/>
        </draw:polygon>
        <draw:polygon draw:style-name="gr7" draw:text-style-name="P2" draw:layer="layout" svg:width="0cm" svg:height="0cm" svg:x="7.313cm" svg:y="5.99cm" svg:viewBox="0 0 0 0" draw:points="0,0">
          <text:p/>
        </draw:polygon>
        <draw:polygon draw:style-name="gr1" draw:text-style-name="P1" draw:layer="layout" svg:width="0.374cm" svg:height="0.314cm" svg:x="7.415cm" svg:y="7.464cm" svg:viewBox="0 0 375 315" draw:points="375,262 375,315 35,78 0,53 0,18 0,0">
          <text:p/>
        </draw:polygon>
        <draw:polygon draw:style-name="gr7" draw:text-style-name="P2" draw:layer="layout" svg:width="0cm" svg:height="0cm" svg:x="7.313cm" svg:y="5.99cm" svg:viewBox="0 0 0 0" draw:points="0,0">
          <text:p/>
        </draw:polygon>
        <draw:polygon draw:style-name="gr1" draw:text-style-name="P1" draw:layer="layout" svg:width="0.374cm" svg:height="0.314cm" svg:x="7.415cm" svg:y="7.891cm" svg:viewBox="0 0 375 315" draw:points="375,262 375,315 0,53 0,0">
          <text:p/>
        </draw:polygon>
        <draw:polygon draw:style-name="gr7" draw:text-style-name="P2" draw:layer="layout" svg:width="0cm" svg:height="0cm" svg:x="7.313cm" svg:y="5.99cm" svg:viewBox="0 0 0 0" draw:points="0,0">
          <text:p/>
        </draw:polygon>
        <draw:polygon draw:style-name="gr1" draw:text-style-name="P1" draw:layer="layout" svg:width="0.374cm" svg:height="0.31cm" svg:x="7.415cm" svg:y="6.505cm" svg:viewBox="0 0 375 311" draw:points="375,311 375,258 0,0 0,46 28,63">
          <text:p/>
        </draw:polygon>
        <draw:polygon draw:style-name="gr7" draw:text-style-name="P2" draw:layer="layout" svg:width="0cm" svg:height="0cm" svg:x="7.313cm" svg:y="5.99cm" svg:viewBox="0 0 0 0" draw:points="0,0">
          <text:p/>
        </draw:polygon>
        <draw:path draw:style-name="gr1" draw:text-style-name="P1" draw:layer="layout" svg:width="0.159cm" svg:height="0.196cm" svg:x="7.284cm" svg:y="6.433cm" svg:viewBox="0 0 160 197" svg:d="M160 154c0-4 0-11 0-18l-25-15v-46c-21-31-45-56-70-67-19-7-33-10-43-7-4 0-4 4-8 4-14 10-17 35-10 70 10 32 32 65 61 89 25 25 49 36 70 32v-21z">
          <text:p/>
        </draw:path>
        <draw:polygon draw:style-name="gr7" draw:text-style-name="P2" draw:layer="layout" svg:width="0cm" svg:height="0cm" svg:x="7.313cm" svg:y="5.99cm" svg:viewBox="0 0 0 0" draw:points="0,0">
          <text:p/>
        </draw:polygon>
        <draw:path draw:style-name="gr1" draw:text-style-name="P1" draw:layer="layout" svg:width="0.159cm" svg:height="0.196cm" svg:x="7.838cm" svg:y="7.789cm" svg:viewBox="0 0 160 197" svg:d="M146 191c7-3 10-10 14-21-11-64-64-138-120-170-12 0-19 0-26 7-24 18-17 74 18 123 36 54 89 79 114 61z">
          <text:p/>
        </draw:path>
        <draw:polygon draw:style-name="gr7" draw:text-style-name="P2" draw:layer="layout" svg:width="0cm" svg:height="0cm" svg:x="7.313cm" svg:y="5.99cm" svg:viewBox="0 0 0 0" draw:points="0,0">
          <text:p/>
        </draw:polygon>
        <draw:polygon draw:style-name="gr1" draw:text-style-name="P1" draw:layer="layout" svg:width="0.321cm" svg:height="0.278cm" svg:x="7.443cm" svg:y="7.588cm" svg:viewBox="0 0 322 279" draw:points="322,227 322,279 4,56 0,21 0,0">
          <text:p/>
        </draw:polygon>
        <draw:polygon draw:style-name="gr7" draw:text-style-name="P2" draw:layer="layout" svg:width="0cm" svg:height="0cm" svg:x="7.313cm" svg:y="5.99cm" svg:viewBox="0 0 0 0" draw:points="0,0">
          <text:p/>
        </draw:polygon>
        <draw:path draw:style-name="gr1" draw:text-style-name="P1" draw:layer="layout" svg:width="0.158cm" svg:height="0.197cm" svg:x="7.307cm" svg:y="7.417cm" svg:viewBox="0 0 159 198" svg:d="M159 161c-3-10-8-25-11-36l-36-25v-35c-21-28-45-53-70-64-11-3-18 0-25 4-26 18-21 67 11 120 35 50 81 79 109 71v-24z">
          <text:p/>
        </draw:path>
        <draw:polygon draw:style-name="gr7" draw:text-style-name="P2" draw:layer="layout" svg:width="0cm" svg:height="0cm" svg:x="7.313cm" svg:y="5.99cm" svg:viewBox="0 0 0 0" draw:points="0,0">
          <text:p/>
        </draw:polygon>
        <draw:path draw:style-name="gr1" draw:text-style-name="P1" draw:layer="layout" svg:width="0.279cm" svg:height="0.206cm" svg:x="8.646cm" svg:y="5.344cm" svg:viewBox="0 0 280 207" svg:d="M0 199l280-199c-4 7-4 18-11 28-7 32-14 60-21 90-3 10-7 21-11 28-3 21-14 39-28 49-10 11-28 14-49 11-11 0-25-4-39-4l92-60c-36-3-67 0-99 7-12 4-19 4-26 7-35 11-63 25-88 43z">
          <text:p/>
        </draw:path>
        <draw:polygon draw:style-name="gr7" draw:text-style-name="P2" draw:layer="layout" svg:width="0cm" svg:height="0cm" svg:x="7.313cm" svg:y="5.99cm" svg:viewBox="0 0 0 0" draw:points="0,0">
          <text:p/>
        </draw:polygon>
        <draw:path draw:style-name="gr1" draw:text-style-name="P1" draw:layer="layout" svg:width="0.207cm" svg:height="0.255cm" svg:x="7.79cm" svg:y="7.777cm" svg:viewBox="0 0 208 256" svg:d="M87 12c-7-4-14-4-18-7-49-19-77 14-67 74 11 60 60 130 113 162 54 29 93 14 93-42 0 0 0-4 0-7v3l-14 7c-25 18-79-7-114-60-35-49-42-105-18-123 7-7 14-7 25-7z">
          <text:p/>
        </draw:path>
        <draw:polygon draw:style-name="gr7" draw:text-style-name="P2" draw:layer="layout" svg:width="0cm" svg:height="0cm" svg:x="7.313cm" svg:y="5.99cm" svg:viewBox="0 0 0 0" draw:points="0,0">
          <text:p/>
        </draw:polygon>
        <draw:path draw:style-name="gr1" draw:text-style-name="P1" draw:layer="layout" svg:width="0.505cm" svg:height="0.391cm" svg:x="7.376cm" svg:y="6.731cm" svg:viewBox="0 0 506 392" svg:d="M506 353l-90-60-377-262-39-31c4 24 14 45 32 56l159 114 315 222z">
          <text:p/>
        </draw:path>
        <draw:polygon draw:style-name="gr7" draw:text-style-name="P2" draw:layer="layout" svg:width="0cm" svg:height="0cm" svg:x="7.313cm" svg:y="5.99cm" svg:viewBox="0 0 0 0" draw:points="0,0">
          <text:p/>
        </draw:polygon>
        <draw:path draw:style-name="gr1" draw:text-style-name="P1" draw:layer="layout" svg:width="0.19cm" svg:height="0.255cm" svg:x="7.259cm" svg:y="7.404cm" svg:viewBox="0 0 191 256" svg:d="M89 14c-7-3-14-7-18-10-47-14-75 7-71 53 3 50 31 110 78 156 46 42 92 53 113 32v-4l-7-32c-28 8-74-21-109-70-33-49-37-103-11-121 7-4 14-7 25-4z">
          <text:p/>
        </draw:path>
        <draw:polygon draw:style-name="gr7" draw:text-style-name="P2" draw:layer="layout" svg:width="0cm" svg:height="0cm" svg:x="7.313cm" svg:y="5.99cm" svg:viewBox="0 0 0 0" draw:points="0,0">
          <text:p/>
        </draw:polygon>
        <draw:polygon draw:style-name="gr1" draw:text-style-name="P1" draw:layer="layout" svg:width="0.367cm" svg:height="0.197cm" svg:x="7.154cm" svg:y="6.131cm" svg:viewBox="0 0 368 198" draw:points="116,177 368,0 247,24 0,198">
          <text:p/>
        </draw:polygon>
        <draw:polygon draw:style-name="gr7" draw:text-style-name="P2" draw:layer="layout" svg:width="0cm" svg:height="0cm" svg:x="7.313cm" svg:y="5.99cm" svg:viewBox="0 0 0 0" draw:points="0,0">
          <text:p/>
        </draw:polygon>
        <draw:polygon draw:style-name="gr1" draw:text-style-name="P1" draw:layer="layout" svg:width="0.402cm" svg:height="0.279cm" svg:x="7.415cm" svg:y="7.658cm" svg:viewBox="0 0 403 280" draw:points="29,0 403,261 375,280 0,18">
          <text:p/>
        </draw:polygon>
        <draw:polygon draw:style-name="gr7" draw:text-style-name="P2" draw:layer="layout" svg:width="0cm" svg:height="0cm" svg:x="7.313cm" svg:y="5.99cm" svg:viewBox="0 0 0 0" draw:points="0,0">
          <text:p/>
        </draw:polygon>
        <draw:polygon draw:style-name="gr1" draw:text-style-name="P1" draw:layer="layout" svg:width="0.402cm" svg:height="0.282cm" svg:x="7.415cm" svg:y="6.48cm" svg:viewBox="0 0 403 283" draw:points="403,262 375,283 0,18 29,0">
          <text:p/>
        </draw:polygon>
        <draw:polygon draw:style-name="gr7" draw:text-style-name="P2" draw:layer="layout" svg:width="0cm" svg:height="0cm" svg:x="7.313cm" svg:y="5.99cm" svg:viewBox="0 0 0 0" draw:points="0,0">
          <text:p/>
        </draw:polygon>
        <draw:polygon draw:style-name="gr1" draw:text-style-name="P1" draw:layer="layout" svg:width="0.402cm" svg:height="0.282cm" svg:x="7.415cm" svg:y="7.764cm" svg:viewBox="0 0 403 283" draw:points="29,0 403,261 375,283 0,18">
          <text:p/>
        </draw:polygon>
        <draw:polygon draw:style-name="gr7" draw:text-style-name="P2" draw:layer="layout" svg:width="0cm" svg:height="0cm" svg:x="7.313cm" svg:y="5.99cm" svg:viewBox="0 0 0 0" draw:points="0,0">
          <text:p/>
        </draw:polygon>
        <draw:polygon draw:style-name="gr1" draw:text-style-name="P1" draw:layer="layout" svg:width="0.402cm" svg:height="0.282cm" svg:x="7.415cm" svg:y="7.443cm" svg:viewBox="0 0 403 283" draw:points="29,0 403,266 375,283 0,21">
          <text:p/>
        </draw:polygon>
        <draw:polygon draw:style-name="gr7" draw:text-style-name="P2" draw:layer="layout" svg:width="0cm" svg:height="0cm" svg:x="7.313cm" svg:y="5.99cm" svg:viewBox="0 0 0 0" draw:points="0,0">
          <text:p/>
        </draw:polygon>
        <draw:polygon draw:style-name="gr1" draw:text-style-name="P1" draw:layer="layout" svg:width="0.402cm" svg:height="0.282cm" svg:x="7.415cm" svg:y="6.586cm" svg:viewBox="0 0 403 283" draw:points="29,0 403,262 375,283 0,18">
          <text:p/>
        </draw:polygon>
        <draw:polygon draw:style-name="gr7" draw:text-style-name="P2" draw:layer="layout" svg:width="0cm" svg:height="0cm" svg:x="7.313cm" svg:y="5.99cm" svg:viewBox="0 0 0 0" draw:points="0,0">
          <text:p/>
        </draw:polygon>
        <draw:polygon draw:style-name="gr1" draw:text-style-name="P1" draw:layer="layout" svg:width="0.402cm" svg:height="0.282cm" svg:x="7.415cm" svg:y="7.87cm" svg:viewBox="0 0 403 283" draw:points="29,0 403,262 375,283 0,21">
          <text:p/>
        </draw:polygon>
        <draw:polygon draw:style-name="gr7" draw:text-style-name="P2" draw:layer="layout" svg:width="0cm" svg:height="0cm" svg:x="7.313cm" svg:y="5.99cm" svg:viewBox="0 0 0 0" draw:points="0,0">
          <text:p/>
        </draw:polygon>
        <draw:polygon draw:style-name="gr1" draw:text-style-name="P1" draw:layer="layout" svg:width="0.402cm" svg:height="0.282cm" svg:x="7.415cm" svg:y="6.692cm" svg:viewBox="0 0 403 283" draw:points="29,0 403,262 375,283 0,21">
          <text:p/>
        </draw:polygon>
        <draw:polygon draw:style-name="gr7" draw:text-style-name="P2" draw:layer="layout" svg:width="0cm" svg:height="0cm" svg:x="7.313cm" svg:y="5.99cm" svg:viewBox="0 0 0 0" draw:points="0,0">
          <text:p/>
        </draw:polygon>
        <draw:path draw:style-name="gr1" draw:text-style-name="P1" draw:layer="layout" svg:width="0.208cm" svg:height="0.162cm" svg:x="8.992cm" svg:y="6.011cm" svg:viewBox="0 0 209 163" svg:d="M209 14c-60-21-113-18-148 7-22 14-40 35-47 65-7 21-14 49-14 77z">
          <text:p/>
        </draw:path>
        <draw:polygon draw:style-name="gr7" draw:text-style-name="P2" draw:layer="layout" svg:width="0cm" svg:height="0cm" svg:x="7.313cm" svg:y="5.99cm" svg:viewBox="0 0 0 0" draw:points="0,0">
          <text:p/>
        </draw:polygon>
        <draw:path draw:style-name="gr1" draw:text-style-name="P1" draw:layer="layout" svg:width="0.292cm" svg:height="0.366cm" svg:x="2.388cm" svg:y="5.468cm" svg:viewBox="0 0 293 367" svg:d="M0 28l28-18c11-7 25-10 46-10 50 7 110 52 156 120 46 63 71 142 60 191-3 18-14 28-25 39l-28 17c50-31 32-134-32-230-67-92-159-141-205-109z">
          <text:p/>
        </draw:path>
        <draw:polygon draw:style-name="gr7" draw:text-style-name="P2" draw:layer="layout" svg:width="0cm" svg:height="0cm" svg:x="7.313cm" svg:y="5.99cm" svg:viewBox="0 0 0 0" draw:points="0,0">
          <text:p/>
        </draw:polygon>
        <draw:path draw:style-name="gr1" draw:text-style-name="P1" draw:layer="layout" svg:width="0.292cm" svg:height="0.368cm" svg:x="2.388cm" svg:y="6.507cm" svg:viewBox="0 0 293 369" svg:d="M0 29l28-17c11-11 25-14 46-11 50 4 110 53 156 120 46 64 71 138 60 188-3 18-14 32-25 39l-28 21c50-35 32-138-32-230-67-95-159-145-205-110z">
          <text:p/>
        </draw:path>
        <draw:polygon draw:style-name="gr7" draw:text-style-name="P2" draw:layer="layout" svg:width="0cm" svg:height="0cm" svg:x="7.313cm" svg:y="5.99cm" svg:viewBox="0 0 0 0" draw:points="0,0">
          <text:p/>
        </draw:polygon>
        <draw:path draw:style-name="gr1" draw:text-style-name="P1" draw:layer="layout" svg:width="1.192cm" svg:height="0.427cm" svg:x="4.205cm" svg:y="2.074cm" svg:viewBox="0 0 1193 428" svg:d="M0 424v4c0-50 14-99 38-145 78-142 254-244 470-266h3c57-7 113-7 169 0h4c212 22 392 124 469 266 26 46 40 95 40 145v-4c0-234-269-424-597-424s-596 190-596 424z">
          <text:p/>
        </draw:path>
        <draw:polygon draw:style-name="gr7" draw:text-style-name="P2" draw:layer="layout" svg:width="0cm" svg:height="0cm" svg:x="7.313cm" svg:y="5.99cm" svg:viewBox="0 0 0 0" draw:points="0,0">
          <text:p/>
        </draw:polygon>
        <draw:polygon draw:style-name="gr1" draw:text-style-name="P1" draw:layer="layout" svg:width="0.346cm" svg:height="0.24cm" svg:x="7.443cm" svg:y="7.574cm" svg:viewBox="0 0 347 241" draw:points="21,0 347,223 322,241 0,14">
          <text:p/>
        </draw:polygon>
        <draw:polygon draw:style-name="gr7" draw:text-style-name="P2" draw:layer="layout" svg:width="0cm" svg:height="0cm" svg:x="7.313cm" svg:y="5.99cm" svg:viewBox="0 0 0 0" draw:points="0,0">
          <text:p/>
        </draw:polygon>
        <draw:path draw:style-name="gr1" draw:text-style-name="P1" draw:layer="layout" svg:width="0.213cm" svg:height="0.256cm" svg:x="5.693cm" svg:y="8.507cm" svg:viewBox="0 0 214 257" svg:d="M36 5c10-3 21-7 35-3 32 3 71 36 103 78 28 42 43 88 39 120-4 14-11 25-18 32l-35 25c32-22 21-92-21-152-47-60-107-93-139-72z">
          <text:p/>
        </draw:path>
        <draw:polygon draw:style-name="gr7" draw:text-style-name="P2" draw:layer="layout" svg:width="0cm" svg:height="0cm" svg:x="7.313cm" svg:y="5.99cm" svg:viewBox="0 0 0 0" draw:points="0,0">
          <text:p/>
        </draw:polygon>
        <draw:path draw:style-name="gr1" draw:text-style-name="P1" draw:layer="layout" svg:width="0.21cm" svg:height="0.255cm" svg:x="6.226cm" svg:y="8.881cm" svg:viewBox="0 0 211 256" svg:d="M32 5c10-4 21-7 35-4 32 4 71 36 103 78 29 42 46 92 39 125-3 10-7 21-17 28l-36 24c32-21 21-89-22-152-46-60-106-92-134-71z">
          <text:p/>
        </draw:path>
        <draw:polygon draw:style-name="gr7" draw:text-style-name="P2" draw:layer="layout" svg:width="0cm" svg:height="0cm" svg:x="7.313cm" svg:y="5.99cm" svg:viewBox="0 0 0 0" draw:points="0,0">
          <text:p/>
        </draw:polygon>
        <draw:path draw:style-name="gr1" draw:text-style-name="P1" draw:layer="layout" svg:width="0.21cm" svg:height="0.256cm" svg:x="6.226cm" svg:y="7.879cm" svg:viewBox="0 0 211 257" svg:d="M35 9c7-7 18-11 32-7 32 7 74 35 103 77 32 46 46 93 39 125 0 14-7 21-14 28l-39 25c32-22 21-89-22-153-42-60-102-92-134-71z">
          <text:p/>
        </draw:path>
        <draw:polygon draw:style-name="gr7" draw:text-style-name="P2" draw:layer="layout" svg:width="0cm" svg:height="0cm" svg:x="7.313cm" svg:y="5.99cm" svg:viewBox="0 0 0 0" draw:points="0,0">
          <text:p/>
        </draw:polygon>
        <draw:path draw:style-name="gr1" draw:text-style-name="P1" draw:layer="layout" svg:width="0.091cm" svg:height="0.187cm" svg:x="7.75cm" svg:y="6.106cm" svg:viewBox="0 0 92 188" svg:d="M92 188v-135l-72-53-10 7c-14 18-14 53 3 92 19 36 51 71 79 89z">
          <text:p/>
        </draw:path>
        <draw:polygon draw:style-name="gr7" draw:text-style-name="P2" draw:layer="layout" svg:width="0cm" svg:height="0cm" svg:x="7.313cm" svg:y="5.99cm" svg:viewBox="0 0 0 0" draw:points="0,0">
          <text:p/>
        </draw:polygon>
        <draw:path draw:style-name="gr1" draw:text-style-name="P1" draw:layer="layout" svg:width="0.102cm" svg:height="0.279cm" svg:x="6.371cm" svg:y="5.33cm" svg:viewBox="0 0 103 280" svg:d="M103 0v110c-32 32-60 67-74 106-11 21-18 43-21 64-5-18-8-36-8-53 0-81 36-160 103-227z">
          <text:p/>
        </draw:path>
        <draw:polygon draw:style-name="gr7" draw:text-style-name="P2" draw:layer="layout" svg:width="0cm" svg:height="0cm" svg:x="7.313cm" svg:y="5.99cm" svg:viewBox="0 0 0 0" draw:points="0,0">
          <text:p/>
        </draw:polygon>
        <draw:path draw:style-name="gr1" draw:text-style-name="P1" draw:layer="layout" svg:width="0.166cm" svg:height="0.208cm" svg:x="4.028cm" svg:y="4.448cm" svg:viewBox="0 0 167 209" svg:d="M0 0c7 43 29 89 61 128 32 42 71 71 106 81-18-39-42-77-74-116-25-32-60-64-93-93z">
          <text:p/>
        </draw:path>
        <draw:polygon draw:style-name="gr7" draw:text-style-name="P2" draw:layer="layout" svg:width="0cm" svg:height="0cm" svg:x="7.313cm" svg:y="5.99cm" svg:viewBox="0 0 0 0" draw:points="0,0">
          <text:p/>
        </draw:polygon>
        <draw:path draw:style-name="gr1" draw:text-style-name="P1" draw:layer="layout" svg:width="0.166cm" svg:height="0.208cm" svg:x="4.028cm" svg:y="5.489cm" svg:viewBox="0 0 167 209" svg:d="M0 0c7 43 29 89 61 128s71 70 106 81c-18-42-42-81-74-117-25-31-60-63-93-92z">
          <text:p/>
        </draw:path>
        <draw:polygon draw:style-name="gr7" draw:text-style-name="P2" draw:layer="layout" svg:width="0cm" svg:height="0cm" svg:x="7.313cm" svg:y="5.99cm" svg:viewBox="0 0 0 0" draw:points="0,0">
          <text:p/>
        </draw:polygon>
        <draw:path draw:style-name="gr1" draw:text-style-name="P1" draw:layer="layout" svg:width="0.093cm" svg:height="0.254cm" svg:x="7.761cm" svg:y="6.159cm" svg:viewBox="0 0 94 255" svg:d="M85 135l-85 57 92 63c4-35 4-67-7-99v-156z">
          <text:p/>
        </draw:path>
        <draw:polygon draw:style-name="gr7" draw:text-style-name="P2" draw:layer="layout" svg:width="0cm" svg:height="0cm" svg:x="7.313cm" svg:y="5.99cm" svg:viewBox="0 0 0 0" draw:points="0,0">
          <text:p/>
        </draw:polygon>
        <draw:path draw:style-name="gr1" draw:text-style-name="P1" draw:layer="layout" svg:width="0.152cm" svg:height="0.194cm" svg:x="5.856cm" svg:y="7.443cm" svg:viewBox="0 0 153 195" svg:d="M7 7c14-10 31-10 53 4 21 10 42 32 63 57 33 53 40 106 14 124l-137-181c28 3 67 32 95 71 32 39 42 85 35 113z">
          <text:p/>
        </draw:path>
        <draw:polygon draw:style-name="gr7" draw:text-style-name="P2" draw:layer="layout" svg:width="0cm" svg:height="0cm" svg:x="7.313cm" svg:y="5.99cm" svg:viewBox="0 0 0 0" draw:points="0,0">
          <text:p/>
        </draw:polygon>
        <draw:path draw:style-name="gr1" draw:text-style-name="P1" draw:layer="layout" svg:width="0.155cm" svg:height="0.195cm" svg:x="6.385cm" svg:y="7.815cm" svg:viewBox="0 0 156 196" svg:d="M8 5c28-18 77 10 113 60 35 53 47 110 21 124l-142-177c33 0 71 28 100 71 28 39 42 85 31 113z">
          <text:p/>
        </draw:path>
        <draw:polygon draw:style-name="gr7" draw:text-style-name="P2" draw:layer="layout" svg:width="0cm" svg:height="0cm" svg:x="7.313cm" svg:y="5.99cm" svg:viewBox="0 0 0 0" draw:points="0,0">
          <text:p/>
        </draw:polygon>
        <draw:path draw:style-name="gr1" draw:text-style-name="P1" draw:layer="layout" svg:width="0.152cm" svg:height="0.195cm" svg:x="5.856cm" svg:y="8.443cm" svg:viewBox="0 0 153 196" svg:d="M7 5c24-18 74 10 113 61 36 49 43 105 17 123l-137-177c28 0 67 29 95 71 28 39 42 85 35 113z">
          <text:p/>
        </draw:path>
        <draw:polygon draw:style-name="gr7" draw:text-style-name="P2" draw:layer="layout" svg:width="0cm" svg:height="0cm" svg:x="7.313cm" svg:y="5.99cm" svg:viewBox="0 0 0 0" draw:points="0,0">
          <text:p/>
        </draw:polygon>
        <draw:path draw:style-name="gr1" draw:text-style-name="P1" draw:layer="layout" svg:width="0.152cm" svg:height="0.196cm" svg:x="6.385cm" svg:y="8.817cm" svg:viewBox="0 0 153 197" svg:d="M7 5c28-17 78 11 114 61 35 50 42 106 17 124l-138-177c28 0 67 28 96 71 28 39 42 85 35 113z">
          <text:p/>
        </draw:path>
        <draw:polygon draw:style-name="gr7" draw:text-style-name="P2" draw:layer="layout" svg:width="0cm" svg:height="0cm" svg:x="7.313cm" svg:y="5.99cm" svg:viewBox="0 0 0 0" draw:points="0,0">
          <text:p/>
        </draw:polygon>
        <draw:path draw:style-name="gr1" draw:text-style-name="P1" draw:layer="layout" svg:width="0.08cm" svg:height="0.099cm" svg:x="5.732cm" svg:y="8.602cm" svg:viewBox="0 0 81 100" svg:d="M7 2c14-7 39 7 57 32 18 24 22 53 11 64-11 7-29 0-47-18-17-17-28-43-28-61 0-7 4-14 7-17z">
          <text:p/>
        </draw:path>
        <draw:polygon draw:style-name="gr7" draw:text-style-name="P2" draw:layer="layout" svg:width="0cm" svg:height="0cm" svg:x="7.313cm" svg:y="5.99cm" svg:viewBox="0 0 0 0" draw:points="0,0">
          <text:p/>
        </draw:polygon>
        <draw:path draw:style-name="gr1" draw:text-style-name="P1" draw:layer="layout" svg:width="0.083cm" svg:height="0.099cm" svg:x="5.732cm" svg:y="7.6cm" svg:viewBox="0 0 84 100" svg:d="M11 2c10-7 35 7 54 32 21 28 24 54 10 64-10 7-29 0-47-18-14-18-28-39-28-57 0-11 4-14 11-21z">
          <text:p/>
        </draw:path>
        <draw:polygon draw:style-name="gr7" draw:text-style-name="P2" draw:layer="layout" svg:width="0cm" svg:height="0cm" svg:x="7.313cm" svg:y="5.99cm" svg:viewBox="0 0 0 0" draw:points="0,0">
          <text:p/>
        </draw:polygon>
        <draw:path draw:style-name="gr1" draw:text-style-name="P1" draw:layer="layout" svg:width="0.08cm" svg:height="0.1cm" svg:x="6.265cm" svg:y="7.974cm" svg:viewBox="0 0 81 101" svg:d="M7 2c15-8 40 7 57 32 18 24 22 52 11 64-11 7-28 0-46-19-19-17-29-38-29-60 0-7 0-14 7-17z">
          <text:p/>
        </draw:path>
        <draw:polygon draw:style-name="gr7" draw:text-style-name="P2" draw:layer="layout" svg:width="0cm" svg:height="0cm" svg:x="7.313cm" svg:y="5.99cm" svg:viewBox="0 0 0 0" draw:points="0,0">
          <text:p/>
        </draw:polygon>
        <draw:path draw:style-name="gr1" draw:text-style-name="P1" draw:layer="layout" svg:width="0.083cm" svg:height="0.098cm" svg:x="6.261cm" svg:y="8.974cm" svg:viewBox="0 0 84 99" svg:d="M7 4c15-11 40 3 58 28 21 28 25 53 10 64-10 7-28 4-42-18-22-14-33-39-33-57 0-7 4-14 7-17z">
          <text:p/>
        </draw:path>
        <draw:polygon draw:style-name="gr7" draw:text-style-name="P2" draw:layer="layout" svg:width="0cm" svg:height="0cm" svg:x="7.313cm" svg:y="5.99cm" svg:viewBox="0 0 0 0" draw:points="0,0">
          <text:p/>
        </draw:polygon>
        <draw:polygon draw:style-name="gr1" draw:text-style-name="P1" draw:layer="layout" svg:width="0.078cm" svg:height="0.106cm" svg:x="7.362cm" svg:y="7.228cm" svg:viewBox="0 0 79 107" draw:points="0,107 79,53 0,0">
          <text:p/>
        </draw:polygon>
        <draw:polygon draw:style-name="gr7" draw:text-style-name="P2" draw:layer="layout" svg:width="0cm" svg:height="0cm" svg:x="7.313cm" svg:y="5.99cm" svg:viewBox="0 0 0 0" draw:points="0,0">
          <text:p/>
        </draw:polygon>
        <draw:polygon draw:style-name="gr1" draw:text-style-name="P1" draw:layer="layout" svg:width="0.074cm" svg:height="0.102cm" svg:x="8.346cm" svg:y="6.512cm" svg:viewBox="0 0 75 103" draw:points="75,53 0,103 0,0">
          <text:p/>
        </draw:polygon>
        <draw:polygon draw:style-name="gr7" draw:text-style-name="P2" draw:layer="layout" svg:width="0cm" svg:height="0cm" svg:x="7.313cm" svg:y="5.99cm" svg:viewBox="0 0 0 0" draw:points="0,0">
          <text:p/>
        </draw:polygon>
        <draw:path draw:style-name="gr1" draw:text-style-name="P1" draw:layer="layout" svg:width="0.088cm" svg:height="0.194cm" svg:x="5.845cm" svg:y="5.344cm" svg:viewBox="0 0 89 195" svg:d="M0 0c12 60 43 131 89 195-10-36-21-68-32-100-17-35-35-70-57-95z">
          <text:p/>
        </draw:path>
        <draw:polygon draw:style-name="gr7" draw:text-style-name="P2" draw:layer="layout" svg:width="0cm" svg:height="0cm" svg:x="7.313cm" svg:y="5.99cm" svg:viewBox="0 0 0 0" draw:points="0,0">
          <text:p/>
        </draw:polygon>
        <draw:path draw:style-name="gr1" draw:text-style-name="P1" draw:layer="layout" svg:width="0.088cm" svg:height="0.198cm" svg:x="5.845cm" svg:y="6.141cm" svg:viewBox="0 0 89 199" svg:d="M0 0c12 64 43 132 89 199-10-39-21-71-32-99-17-40-35-71-57-100z">
          <text:p/>
        </draw:path>
        <draw:polygon draw:style-name="gr7" draw:text-style-name="P2" draw:layer="layout" svg:width="0cm" svg:height="0cm" svg:x="7.313cm" svg:y="5.99cm" svg:viewBox="0 0 0 0" draw:points="0,0">
          <text:p/>
        </draw:polygon>
        <draw:path draw:style-name="gr1" draw:text-style-name="P1" draw:layer="layout" svg:width="0.142cm" svg:height="0.1cm" svg:x="6.215cm" svg:y="5.152cm" svg:viewBox="0 0 143 101" svg:d="M0 2c43-12 104 35 143 99z">
          <text:p/>
        </draw:path>
        <draw:polygon draw:style-name="gr7" draw:text-style-name="P2" draw:layer="layout" svg:width="0cm" svg:height="0cm" svg:x="7.313cm" svg:y="5.99cm" svg:viewBox="0 0 0 0" draw:points="0,0">
          <text:p/>
        </draw:polygon>
        <draw:path draw:style-name="gr1" draw:text-style-name="P1" draw:layer="layout" svg:width="0.021cm" svg:height="0.127cm" svg:x="6.378cm" svg:y="5.545cm" svg:viewBox="0 0 22 128" svg:d="M22 128v-128c-12 18-19 43-22 64 3 21 10 42 22 64z">
          <text:p/>
        </draw:path>
        <draw:polygon draw:style-name="gr7" draw:text-style-name="P2" draw:layer="layout" svg:width="0cm" svg:height="0cm" svg:x="7.313cm" svg:y="5.99cm" svg:viewBox="0 0 0 0" draw:points="0,0">
          <text:p/>
        </draw:polygon>
        <draw:path draw:style-name="gr1" draw:text-style-name="P1" draw:layer="layout" svg:width="0.088cm" svg:height="0.127cm" svg:x="10.431cm" svg:y="7.976cm" svg:viewBox="0 0 89 128" svg:d="M0 128c39-32 71-82 89-128-32 39-64 81-89 128z">
          <text:p/>
        </draw:path>
        <draw:polygon draw:style-name="gr7" draw:text-style-name="P2" draw:layer="layout" svg:width="0cm" svg:height="0cm" svg:x="7.313cm" svg:y="5.99cm" svg:viewBox="0 0 0 0" draw:points="0,0">
          <text:p/>
        </draw:polygon>
        <draw:path draw:style-name="gr1" draw:text-style-name="P1" draw:layer="layout" svg:width="0.088cm" svg:height="0.127cm" svg:x="10.431cm" svg:y="5.711cm" svg:viewBox="0 0 89 128" svg:d="M0 128c39-32 71-82 89-128-32 39-64 82-89 128z">
          <text:p/>
        </draw:path>
        <draw:polygon draw:style-name="gr7" draw:text-style-name="P2" draw:layer="layout" svg:width="0cm" svg:height="0cm" svg:x="7.313cm" svg:y="5.99cm" svg:viewBox="0 0 0 0" draw:points="0,0">
          <text:p/>
        </draw:polygon>
        <draw:polygon draw:style-name="gr1" draw:text-style-name="P1" draw:layer="layout" svg:width="0.028cm" svg:height="0.074cm" svg:x="7.789cm" svg:y="8.131cm" svg:viewBox="0 0 29 75" draw:points="29,0 29,54 0,75 0,21">
          <text:p/>
        </draw:polygon>
        <draw:polygon draw:style-name="gr7" draw:text-style-name="P2" draw:layer="layout" svg:width="0cm" svg:height="0cm" svg:x="7.313cm" svg:y="5.99cm" svg:viewBox="0 0 0 0" draw:points="0,0">
          <text:p/>
        </draw:polygon>
        <draw:polygon draw:style-name="gr1" draw:text-style-name="P1" draw:layer="layout" svg:width="0.028cm" svg:height="0.074cm" svg:x="7.789cm" svg:y="8.025cm" svg:viewBox="0 0 29 75" draw:points="29,0 29,54 0,75 0,19">
          <text:p/>
        </draw:polygon>
        <draw:polygon draw:style-name="gr7" draw:text-style-name="P2" draw:layer="layout" svg:width="0cm" svg:height="0cm" svg:x="7.313cm" svg:y="5.99cm" svg:viewBox="0 0 0 0" draw:points="0,0">
          <text:p/>
        </draw:polygon>
        <draw:polygon draw:style-name="gr1" draw:text-style-name="P1" draw:layer="layout" svg:width="0.028cm" svg:height="0.074cm" svg:x="7.761cm" svg:y="7.792cm" svg:viewBox="0 0 29 75" draw:points="29,0 29,58 0,75 0,23">
          <text:p/>
        </draw:polygon>
        <draw:polygon draw:style-name="gr7" draw:text-style-name="P2" draw:layer="layout" svg:width="0cm" svg:height="0cm" svg:x="7.313cm" svg:y="5.99cm" svg:viewBox="0 0 0 0" draw:points="0,0">
          <text:p/>
        </draw:polygon>
        <draw:polygon draw:style-name="gr1" draw:text-style-name="P1" draw:layer="layout" svg:width="0.028cm" svg:height="0.074cm" svg:x="7.789cm" svg:y="6.741cm" svg:viewBox="0 0 29 75" draw:points="29,54 29,0 0,18 0,75">
          <text:p/>
        </draw:polygon>
        <draw:polygon draw:style-name="gr7" draw:text-style-name="P2" draw:layer="layout" svg:width="0cm" svg:height="0cm" svg:x="7.313cm" svg:y="5.99cm" svg:viewBox="0 0 0 0" draw:points="0,0">
          <text:p/>
        </draw:polygon>
        <draw:polygon draw:style-name="gr1" draw:text-style-name="P1" draw:layer="layout" svg:width="0.028cm" svg:height="0.07cm" svg:x="7.789cm" svg:y="6.953cm" svg:viewBox="0 0 29 71" draw:points="29,0 29,57 3,71 0,22">
          <text:p/>
        </draw:polygon>
        <draw:polygon draw:style-name="gr7" draw:text-style-name="P2" draw:layer="layout" svg:width="0cm" svg:height="0cm" svg:x="7.313cm" svg:y="5.99cm" svg:viewBox="0 0 0 0" draw:points="0,0">
          <text:p/>
        </draw:polygon>
        <draw:polygon draw:style-name="gr1" draw:text-style-name="P1" draw:layer="layout" svg:width="0.028cm" svg:height="0.074cm" svg:x="7.789cm" svg:y="7.704cm" svg:viewBox="0 0 29 75" draw:points="29,0 29,58 0,75 0,21">
          <text:p/>
        </draw:polygon>
        <draw:polygon draw:style-name="gr7" draw:text-style-name="P2" draw:layer="layout" svg:width="0cm" svg:height="0cm" svg:x="7.313cm" svg:y="5.99cm" svg:viewBox="0 0 0 0" draw:points="0,0">
          <text:p/>
        </draw:polygon>
        <draw:polygon draw:style-name="gr1" draw:text-style-name="P1" draw:layer="layout" svg:width="0.028cm" svg:height="0.071cm" svg:x="7.789cm" svg:y="7.919cm" svg:viewBox="0 0 29 72" draw:points="29,0 29,54 0,72 0,18">
          <text:p/>
        </draw:polygon>
        <draw:polygon draw:style-name="gr7" draw:text-style-name="P2" draw:layer="layout" svg:width="0cm" svg:height="0cm" svg:x="7.313cm" svg:y="5.99cm" svg:viewBox="0 0 0 0" draw:points="0,0">
          <text:p/>
        </draw:polygon>
        <draw:polygon draw:style-name="gr1" draw:text-style-name="P1" draw:layer="layout" svg:width="0.036cm" svg:height="0.046cm" svg:x="7.591cm" svg:y="6.208cm" svg:viewBox="0 0 37 47" draw:points="37,47 37,0 0,22">
          <text:p/>
        </draw:polygon>
        <draw:polygon draw:style-name="gr7" draw:text-style-name="P2" draw:layer="layout" svg:width="0cm" svg:height="0cm" svg:x="7.313cm" svg:y="5.99cm" svg:viewBox="0 0 0 0" draw:points="0,0">
          <text:p/>
        </draw:polygon>
        <draw:polygon draw:style-name="gr1" draw:text-style-name="P1" draw:layer="layout" svg:width="0.042cm" svg:height="0.032cm" svg:x="7.376cm" svg:y="6.727cm" svg:viewBox="0 0 43 33" draw:points="43,33 43,29 0,0">
          <text:p/>
        </draw:polygon>
        <draw:polygon draw:style-name="gr7" draw:text-style-name="P2" draw:layer="layout" svg:width="0cm" svg:height="0cm" svg:x="7.313cm" svg:y="5.99cm" svg:viewBox="0 0 0 0" draw:points="0,0">
          <text:p/>
        </draw:polygon>
        <draw:path draw:style-name="gr1" draw:text-style-name="P1" draw:layer="layout" svg:width="0.004cm" svg:height="0.085cm" svg:x="5.919cm" svg:y="4.116cm" svg:viewBox="0 0 5 86" svg:d="M5 0v86c-5-14-5-28-5-42 0-15 0-29 5-44z">
          <text:p/>
        </draw:path>
        <draw:polygon draw:style-name="gr7" draw:text-style-name="P2" draw:layer="layout" svg:width="0cm" svg:height="0cm" svg:x="7.313cm" svg:y="5.99cm" svg:viewBox="0 0 0 0" draw:points="0,0">
          <text:p/>
        </draw:polygon>
        <draw:path draw:style-name="gr1" draw:text-style-name="P1" draw:layer="layout" svg:width="0.176cm" svg:height="0.005cm" svg:x="4.713cm" svg:y="2.086cm" svg:viewBox="0 0 177 6" svg:d="M173 6c-57-8-113-8-170 0h-3c56-8 116-8 177 0z">
          <text:p/>
        </draw:path>
        <draw:polygon draw:style-name="gr7" draw:text-style-name="P2" draw:layer="layout" svg:width="0cm" svg:height="0cm" svg:x="7.313cm" svg:y="5.99cm" svg:viewBox="0 0 0 0" draw:points="0,0">
          <text:p/>
        </draw:polygon>
        <draw:path draw:style-name="gr1" draw:text-style-name="P1" draw:layer="layout" svg:width="0.014cm" svg:height="0.021cm" svg:x="7.983cm" svg:y="7.958cm" svg:viewBox="0 0 15 22" svg:d="M15 11c0-4 0-7 0-11-4 11-7 19-15 22z">
          <text:p/>
        </draw:path>
        <draw:polygon draw:style-name="gr7" draw:text-style-name="P2" draw:layer="layout" svg:width="0cm" svg:height="0cm" svg:x="7.313cm" svg:y="5.99cm" svg:viewBox="0 0 0 0" draw:points="0,0">
          <text:p/>
        </draw:polygon>
        <draw:path draw:style-name="gr1" draw:text-style-name="P1" draw:layer="layout" svg:width="0.162cm" svg:height="0.005cm" svg:x="6.84cm" svg:y="5.275cm" svg:viewBox="0 0 163 6" svg:d="M160 6c-53-8-106-8-157 0h-3c54-8 110-8 163 0z">
          <text:p/>
        </draw:path>
        <draw:polygon draw:style-name="gr7" draw:text-style-name="P2" draw:layer="layout" svg:width="0cm" svg:height="0cm" svg:x="7.313cm" svg:y="5.99cm" svg:viewBox="0 0 0 0" draw:points="0,0">
          <text:p/>
        </draw:polygon>
        <draw:polygon draw:style-name="gr1" draw:text-style-name="P1" draw:layer="layout" svg:width="0cm" svg:height="0cm" svg:x="4.73cm" svg:y="1.767cm" svg:viewBox="0 0 0 0" draw:points="0,0">
          <text:p/>
        </draw:polygon>
        <draw:polygon draw:style-name="gr7" draw:text-style-name="P2" draw:layer="layout" svg:width="0cm" svg:height="0cm" svg:x="7.313cm" svg:y="5.99cm" svg:viewBox="0 0 0 0" draw:points="0,0">
          <text:p/>
        </draw:polygon>
        <draw:path draw:style-name="gr8" draw:text-style-name="P2" draw:layer="layout" svg:width="0.12cm" svg:height="0.046cm" svg:x="9.482cm" svg:y="4.903cm" svg:viewBox="0 0 121 47" svg:d="M121 0c-26 0-54 7-75 18-18 8-32 18-46 29">
          <text:p/>
        </draw:path>
        <draw:line draw:style-name="gr8" draw:text-style-name="P2" draw:layer="layout" svg:x1="9.127cm" svg:y1="5.659cm" svg:x2="8.882cm" svg:y2="5.489cm">
          <text:p/>
        </draw:line>
        <draw:path draw:style-name="gr8" draw:text-style-name="P2" draw:layer="layout" svg:width="0.127cm" svg:height="0.014cm" svg:x="9.475cm" svg:y="4.903cm" svg:viewBox="0 0 128 15" svg:d="M0 15c40-7 82-15 128-15">
          <text:p/>
        </draw:path>
        <draw:path draw:style-name="gr8" draw:text-style-name="P2" draw:layer="layout" svg:width="0.011cm" svg:height="0.028cm" svg:x="8.882cm" svg:y="5.461cm" svg:viewBox="0 0 12 29" svg:d="M12 0c-3 10-7 22-12 29">
          <text:p/>
        </draw:path>
        <draw:path draw:style-name="gr8" draw:text-style-name="P2" draw:layer="layout" svg:width="0.318cm" svg:height="0.138cm" svg:x="9.161cm" svg:y="4.917cm" svg:viewBox="0 0 319 139" svg:d="M319 0c-113 21-224 71-319 139">
          <text:p/>
        </draw:path>
        <draw:path draw:style-name="gr8" draw:text-style-name="P2" draw:layer="layout" svg:width="0.251cm" svg:height="0.317cm" svg:x="8.914cm" svg:y="5.055cm" svg:viewBox="0 0 252 318" svg:d="M252 0c-54 35-104 77-146 127-46 57-85 121-106 191">
          <text:p/>
        </draw:path>
        <draw:path draw:style-name="gr8" draw:text-style-name="P2" draw:layer="layout" svg:width="0.024cm" svg:height="0.089cm" svg:x="8.89cm" svg:y="5.372cm" svg:viewBox="0 0 25 90" svg:d="M0 90c11-29 18-58 25-90">
          <text:p/>
        </draw:path>
        <draw:line draw:style-name="gr8" draw:text-style-name="P2" draw:layer="layout" svg:x1="9.126cm" svg:y1="5.658cm" svg:x2="9.126cm" svg:y2="5.235cm">
          <text:p/>
        </draw:line>
        <draw:path draw:style-name="gr8" draw:text-style-name="P2" draw:layer="layout" svg:width="0.056cm" svg:height="0.011cm" svg:x="9.144cm" svg:y="5.179cm" svg:viewBox="0 0 57 12" svg:d="M57 7c-21-11-42-8-57 5">
          <text:p/>
        </draw:path>
        <draw:path draw:style-name="gr8" draw:text-style-name="P2" draw:layer="layout" svg:width="0.018cm" svg:height="0.05cm" svg:x="9.126cm" svg:y="5.185cm" svg:viewBox="0 0 19 51" svg:d="M19 0c-12 11-19 29-19 51">
          <text:p/>
        </draw:path>
        <draw:path draw:style-name="gr8" draw:text-style-name="P2" draw:layer="layout" svg:width="0.025cm" svg:height="0.014cm" svg:x="9.2cm" svg:y="5.182cm" svg:viewBox="0 0 26 15" svg:d="M26 15c-11-4-18-7-26-15">
          <text:p/>
        </draw:path>
        <draw:path draw:style-name="gr8" draw:text-style-name="P2" draw:layer="layout" svg:width="0.028cm" svg:height="0.049cm" svg:x="8.854cm" svg:y="5.489cm" svg:viewBox="0 0 29 50" svg:d="M29 0c-3 21-14 40-29 50">
          <text:p/>
        </draw:path>
        <draw:path draw:style-name="gr8" draw:text-style-name="P2" draw:layer="layout" svg:width="0.049cm" svg:height="0.013cm" svg:x="8.805cm" svg:y="5.538cm" svg:viewBox="0 0 50 14" svg:d="M50 0c-11 12-29 16-50 12">
          <text:p/>
        </draw:path>
        <draw:line draw:style-name="gr8" draw:text-style-name="P2" draw:layer="layout" svg:x1="9.225cm" svg:y1="5.196cm" svg:x2="9.624cm" svg:y2="5.377cm">
          <text:p/>
        </draw:line>
        <draw:path draw:style-name="gr8" draw:text-style-name="P2" draw:layer="layout" svg:width="0.042cm" svg:height="0.005cm" svg:x="8.766cm" svg:y="5.545cm" svg:viewBox="0 0 43 6" svg:d="M0 0c14 0 28 6 43 6">
          <text:p/>
        </draw:path>
        <draw:line draw:style-name="gr8" draw:text-style-name="P2" draw:layer="layout" svg:x1="9.79cm" svg:y1="5.493cm" svg:x2="9.623cm" svg:y2="5.372cm">
          <text:p/>
        </draw:line>
        <draw:line draw:style-name="gr8" draw:text-style-name="P2" draw:layer="layout" svg:x1="8.766cm" svg:y1="5.545cm" svg:x2="8.766cm" svg:y2="6.18cm">
          <text:p/>
        </draw:line>
        <draw:line draw:style-name="gr8" draw:text-style-name="P2" draw:layer="layout" svg:x1="8.766cm" svg:y1="6.18cm" svg:x2="8.982cm" svg:y2="6.329cm">
          <text:p/>
        </draw:line>
        <draw:line draw:style-name="gr8" draw:text-style-name="P2" draw:layer="layout" svg:x1="9.568cm" svg:y1="6.273cm" svg:x2="9.274cm" svg:y2="6.06cm">
          <text:p/>
        </draw:line>
        <draw:line draw:style-name="gr8" draw:text-style-name="P2" draw:layer="layout" svg:x1="8.981cm" svg:y1="8.918cm" svg:x2="8.981cm" svg:y2="6.328cm">
          <text:p/>
        </draw:line>
        <draw:path draw:style-name="gr8" draw:text-style-name="P2" draw:layer="layout" svg:width="0.222cm" svg:height="0.05cm" svg:x="9.052cm" svg:y="6.01cm" svg:viewBox="0 0 223 51" svg:d="M223 51c-89-54-174-68-223-28">
          <text:p/>
        </draw:path>
        <draw:path draw:style-name="gr8" draw:text-style-name="P2" draw:layer="layout" svg:width="0.046cm" svg:height="0.064cm" svg:x="9.006cm" svg:y="6.032cm" svg:viewBox="0 0 47 65" svg:d="M47 0c-21 14-40 35-47 65">
          <text:p/>
        </draw:path>
        <draw:line draw:style-name="gr8" draw:text-style-name="P2" draw:layer="layout" svg:x1="8.986cm" svg:y1="8.922cm" svg:x2="8.981cm" svg:y2="8.918cm">
          <text:p/>
        </draw:line>
        <draw:path draw:style-name="gr8" draw:text-style-name="P2" draw:layer="layout" svg:width="0.014cm" svg:height="0.077cm" svg:x="8.992cm" svg:y="6.096cm" svg:viewBox="0 0 15 78" svg:d="M15 0c-7 24-15 50-15 78">
          <text:p/>
        </draw:path>
        <draw:line draw:style-name="gr8" draw:text-style-name="P2" draw:layer="layout" svg:x1="8.981cm" svg:y1="8.922cm" svg:x2="9.79cm" svg:y2="8.777cm">
          <text:p/>
        </draw:line>
        <draw:line draw:style-name="gr8" draw:text-style-name="P2" draw:layer="layout" svg:x1="8.992cm" svg:y1="6.17cm" svg:x2="8.992cm" svg:y2="7.253cm">
          <text:p/>
        </draw:line>
        <draw:line draw:style-name="gr8" draw:text-style-name="P2" draw:layer="layout" svg:x1="8.992cm" svg:y1="7.253cm" svg:x2="9.451cm" svg:y2="7.578cm">
          <text:p/>
        </draw:line>
        <draw:path draw:style-name="gr8" draw:text-style-name="P2" draw:layer="layout" svg:width="0.342cm" svg:height="0.385cm" svg:x="9.338cm" svg:y="5.439cm" svg:viewBox="0 0 343 386" svg:d="M343 386c-64-169-208-336-343-386">
          <text:p/>
        </draw:path>
        <draw:path draw:style-name="gr8" draw:text-style-name="P2" draw:layer="layout" svg:width="0.456cm" svg:height="0.684cm" svg:x="9.149cm" svg:y="5.427cm" svg:viewBox="0 0 457 685" svg:d="M188 12c-106-35-180 7-187 113-11 106 49 255 148 379 100 120 219 190 308 180">
          <text:p/>
        </draw:path>
        <draw:path draw:style-name="gr8" draw:text-style-name="P2" draw:layer="layout" svg:width="0.445cm" svg:height="0.491cm" svg:x="9.154cm" svg:y="7.884cm" svg:viewBox="0 0 446 492" svg:d="M0 0c14 106 78 237 169 340 92 99 198 159 277 151">
          <text:p/>
        </draw:path>
        <draw:path draw:style-name="gr8" draw:text-style-name="P2" draw:layer="layout" svg:width="0.013cm" svg:height="0.12cm" svg:x="9.148cm" svg:y="7.764cm" svg:viewBox="0 0 14 121" svg:d="M14 0c-15 33-19 75-8 121">
          <text:p/>
        </draw:path>
        <draw:path draw:style-name="gr8" draw:text-style-name="P2" draw:layer="layout" svg:width="0.13cm" svg:height="0.081cm" svg:x="9.338cm" svg:y="7.704cm" svg:viewBox="0 0 131 82" svg:d="M131 82c-47-38-89-64-131-82">
          <text:p/>
        </draw:path>
        <draw:path draw:style-name="gr8" draw:text-style-name="P2" draw:layer="layout" svg:width="0.177cm" svg:height="0.072cm" svg:x="9.161cm" svg:y="7.692cm" svg:viewBox="0 0 178 73" svg:d="M178 12c-85-28-150-7-178 61">
          <text:p/>
        </draw:path>
        <draw:line draw:style-name="gr8" draw:text-style-name="P2" draw:layer="layout" svg:x1="9.79cm" svg:y1="8.781cm" svg:x2="9.733cm" svg:y2="8.738cm">
          <text:p/>
        </draw:line>
        <draw:path draw:style-name="gr8" draw:text-style-name="P2" draw:layer="layout" svg:width="0.257cm" svg:height="0.037cm" svg:x="9.92cm" svg:y="4.489cm" svg:viewBox="0 0 258 38" svg:d="M258 38c-107-48-195-52-258-4">
          <text:p/>
        </draw:path>
        <draw:line draw:style-name="gr8" draw:text-style-name="P2" draw:layer="layout" svg:x1="10.577cm" svg:y1="4.706cm" svg:x2="9.623cm" svg:y2="5.377cm">
          <text:p/>
        </draw:line>
        <draw:line draw:style-name="gr8" draw:text-style-name="P2" draw:layer="layout" svg:x1="10.177cm" svg:y1="4.526cm" svg:x2="10.577cm" svg:y2="4.707cm">
          <text:p/>
        </draw:line>
        <draw:path draw:style-name="gr8" draw:text-style-name="P2" draw:layer="layout" svg:width="0.12cm" svg:height="0.162cm" svg:x="8.526cm" svg:y="5.542cm" svg:viewBox="0 0 121 163" svg:d="M0 163c25-71 67-128 121-163">
          <text:p/>
        </draw:path>
        <draw:path draw:style-name="gr8" draw:text-style-name="P2" draw:layer="layout" svg:width="0.088cm" svg:height="0.046cm" svg:x="8.646cm" svg:y="5.496cm" svg:viewBox="0 0 89 47" svg:d="M0 47c26-22 58-37 89-47">
          <text:p/>
        </draw:path>
        <draw:line draw:style-name="gr8" draw:text-style-name="P2" draw:layer="layout" svg:x1="8.766cm" svg:y1="5.546cm" svg:x2="8.859cm" svg:y2="5.482cm">
          <text:p/>
        </draw:line>
        <draw:path draw:style-name="gr8" draw:text-style-name="P2" draw:layer="layout" svg:width="0.025cm" svg:height="0.007cm" svg:x="8.734cm" svg:y="5.492cm" svg:viewBox="0 0 26 8" svg:d="M0 8c7-4 19-4 26-8">
          <text:p/>
        </draw:path>
        <draw:path draw:style-name="gr8" draw:text-style-name="P2" draw:layer="layout" svg:width="0.099cm" svg:height="0.01cm" svg:x="8.759cm" svg:y="5.482cm" svg:viewBox="0 0 100 11" svg:d="M0 11c33-7 64-11 100-11">
          <text:p/>
        </draw:path>
        <draw:line draw:style-name="gr8" draw:text-style-name="P2" draw:layer="layout" svg:x1="10.576cm" svg:y1="4.706cm" svg:x2="10.743cm" svg:y2="4.823cm">
          <text:p/>
        </draw:line>
        <draw:line draw:style-name="gr8" draw:text-style-name="P2" draw:layer="layout" svg:x1="11.06cm" svg:y1="5.045cm" svg:x2="10.738cm" svg:y2="4.822cm">
          <text:p/>
        </draw:line>
        <draw:line draw:style-name="gr8" draw:text-style-name="P2" draw:layer="layout" svg:x1="11.06cm" svg:y1="5.044cm" svg:x2="10.096cm" svg:y2="5.723cm">
          <text:p/>
        </draw:line>
        <draw:line draw:style-name="gr8" draw:text-style-name="P2" draw:layer="layout" svg:x1="9.779cm" svg:y1="5.5cm" svg:x2="9.79cm" svg:y2="5.489cm">
          <text:p/>
        </draw:line>
        <draw:line draw:style-name="gr8" draw:text-style-name="P2" draw:layer="layout" svg:x1="10.097cm" svg:y1="5.723cm" svg:x2="9.779cm" svg:y2="5.496cm">
          <text:p/>
        </draw:line>
        <draw:line draw:style-name="gr8" draw:text-style-name="P2" draw:layer="layout" svg:x1="8.427cm" svg:y1="6.421cm" svg:x2="8.771cm" svg:y2="6.18cm">
          <text:p/>
        </draw:line>
        <draw:path draw:style-name="gr8" draw:text-style-name="P2" draw:layer="layout" svg:width="0.345cm" svg:height="3.284cm" svg:x="9.445cm" svg:y="5.496cm" svg:viewBox="0 0 346 3285" svg:d="M336 0c-451 1365-447 2554 10 3285">
          <text:p/>
        </draw:path>
        <draw:line draw:style-name="gr8" draw:text-style-name="P2" draw:layer="layout" svg:x1="7.772cm" svg:y1="6.106cm" svg:x2="7.623cm" svg:y2="6.213cm">
          <text:p/>
        </draw:line>
        <draw:line draw:style-name="gr8" draw:text-style-name="P2" draw:layer="layout" svg:x1="7.154cm" svg:y1="6.329cm" svg:x2="7.402cm" svg:y2="6.155cm">
          <text:p/>
        </draw:line>
        <draw:line draw:style-name="gr8" draw:text-style-name="P2" draw:layer="layout" svg:x1="7.155cm" svg:y1="6.329cm" svg:x2="6.999cm" svg:y2="6.219cm">
          <text:p/>
        </draw:line>
        <draw:path draw:style-name="gr8" draw:text-style-name="P2" draw:layer="layout" svg:width="1.026cm" svg:height="0.602cm" svg:x="5.976cm" svg:y="5.623cm" svg:viewBox="0 0 1027 603" svg:d="M0 0c52 364 508 629 1027 601">
          <text:p/>
        </draw:path>
        <draw:path draw:style-name="gr8" draw:text-style-name="P2" draw:layer="layout" svg:width="0.289cm" svg:height="0.498cm" svg:x="5.69cm" svg:y="5.125cm" svg:viewBox="0 0 290 499" svg:d="M290 499c-21-180-121-357-290-499">
          <text:p/>
        </draw:path>
        <draw:path draw:style-name="gr8" draw:text-style-name="P2" draw:layer="layout" svg:width="0.624cm" svg:height="0.3cm" svg:x="5.069cm" svg:y="4.829cm" svg:viewBox="0 0 625 301" svg:d="M625 301c-134-162-363-273-625-301">
          <text:p/>
        </draw:path>
        <draw:path draw:style-name="gr8" draw:text-style-name="P2" draw:layer="layout" svg:width="0.106cm" svg:height="0.025cm" svg:x="5.069cm" svg:y="4.808cm" svg:viewBox="0 0 107 26" svg:d="M0 26c36-7 71-15 107-26">
          <text:p/>
        </draw:path>
        <draw:path draw:style-name="gr8" draw:text-style-name="P2" draw:layer="layout" svg:width="0.328cm" svg:height="0.127cm" svg:x="5.175cm" svg:y="4.681cm" svg:viewBox="0 0 329 128" svg:d="M0 128c120-28 229-75 329-128">
          <text:p/>
        </draw:path>
        <draw:path draw:style-name="gr8" draw:text-style-name="P2" draw:layer="layout" svg:width="0.176cm" svg:height="0.124cm" svg:x="5.503cm" svg:y="4.557cm" svg:viewBox="0 0 177 125" svg:d="M177 0c-53 46-113 90-177 125">
          <text:p/>
        </draw:path>
        <draw:path draw:style-name="gr8" draw:text-style-name="P2" draw:layer="layout" svg:width="0.184cm" svg:height="0.229cm" svg:x="5.679cm" svg:y="4.328cm" svg:viewBox="0 0 185 230" svg:d="M0 230c78-70 142-149 185-230">
          <text:p/>
        </draw:path>
        <draw:path draw:style-name="gr8" draw:text-style-name="P2" draw:layer="layout" svg:width="0.064cm" svg:height="0.212cm" svg:x="5.859cm" svg:y="4.116cm" svg:viewBox="0 0 65 213" svg:d="M0 213c36-71 58-142 65-213">
          <text:p/>
        </draw:path>
        <draw:path draw:style-name="gr8" draw:text-style-name="P2" draw:layer="layout" svg:width="0.004cm" svg:height="0.043cm" svg:x="5.919cm" svg:y="4.116cm" svg:viewBox="0 0 5 44" svg:d="M5 0c-5 15-5 33-5 44">
          <text:p/>
        </draw:path>
        <draw:path draw:style-name="gr8" draw:text-style-name="P2" draw:layer="layout" svg:width="0.699cm" svg:height="0.603cm" svg:x="5.919cm" svg:y="4.159cm" svg:viewBox="0 0 700 604" svg:d="M0 0c0 293 294 544 700 604">
          <text:p/>
        </draw:path>
        <draw:path draw:style-name="gr8" draw:text-style-name="P2" draw:layer="layout" svg:width="0.455cm" svg:height="0.134cm" svg:x="6.618cm" svg:y="4.762cm" svg:viewBox="0 0 456 135" svg:d="M0 0c130 74 285 120 456 135">
          <text:p/>
        </draw:path>
        <draw:path draw:style-name="gr8" draw:text-style-name="P2" draw:layer="layout" svg:width="0.783cm" svg:height="0.533cm" svg:x="7.069cm" svg:y="4.896cm" svg:viewBox="0 0 784 534" svg:d="M784 534c-74-275-388-492-784-534">
          <text:p/>
        </draw:path>
        <draw:path draw:style-name="gr8" draw:text-style-name="P2" draw:layer="layout" svg:width="0.237cm" svg:height="0.053cm" svg:x="7.852cm" svg:y="5.425cm" svg:viewBox="0 0 238 54" svg:d="M0 0c25 29 68 47 114 54 46 0 88-10 124-35">
          <text:p/>
        </draw:path>
        <draw:line draw:style-name="gr8" draw:text-style-name="P2" draw:layer="layout" svg:x1="8.089cm" svg:y1="5.447cm" svg:x2="8.756cm" svg:y2="4.977cm">
          <text:p/>
        </draw:line>
        <draw:line draw:style-name="gr8" draw:text-style-name="P2" draw:layer="layout" svg:x1="9.032cm" svg:y1="5.172cm" svg:x2="8.752cm" svg:y2="4.977cm">
          <text:p/>
        </draw:line>
        <draw:line draw:style-name="gr8" draw:text-style-name="P2" draw:layer="layout" svg:x1="8.364cm" svg:y1="5.771cm" svg:x2="8.527cm" svg:y2="5.885cm">
          <text:p/>
        </draw:line>
        <draw:line draw:style-name="gr8" draw:text-style-name="P2" draw:layer="layout" svg:x1="7.937cm" svg:y1="6.075cm" svg:x2="8.365cm" svg:y2="5.771cm">
          <text:p/>
        </draw:line>
        <draw:line draw:style-name="gr8" draw:text-style-name="P2" draw:layer="layout" svg:x1="7.937cm" svg:y1="6.074cm" svg:x2="8.428cm" svg:y2="6.421cm">
          <text:p/>
        </draw:line>
        <draw:line draw:style-name="gr8" draw:text-style-name="P2" draw:layer="layout" svg:x1="8.314cm" svg:y1="6.799cm" svg:x2="8.982cm" svg:y2="6.328cm">
          <text:p/>
        </draw:line>
        <draw:line draw:style-name="gr8" draw:text-style-name="P2" draw:layer="layout" svg:x1="8.421cm" svg:y1="6.565cm" svg:x2="8.279cm" svg:y2="6.664cm">
          <text:p/>
        </draw:line>
        <draw:line draw:style-name="gr8" draw:text-style-name="P2" draw:layer="layout" svg:x1="8.421cm" svg:y1="6.566cm" svg:x2="8.346cm" svg:y2="6.512cm">
          <text:p/>
        </draw:line>
        <draw:line draw:style-name="gr8" draw:text-style-name="P2" draw:layer="layout" svg:x1="8.351cm" svg:y1="6.512cm" svg:x2="8.346cm" svg:y2="6.516cm">
          <text:p/>
        </draw:line>
        <draw:line draw:style-name="gr8" draw:text-style-name="P2" draw:layer="layout" svg:x1="8.351cm" svg:y1="6.513cm" svg:x2="7.845cm" svg:y2="6.155cm">
          <text:p/>
        </draw:line>
        <draw:line draw:style-name="gr8" draw:text-style-name="P2" draw:layer="layout" svg:x1="7.846cm" svg:y1="6.155cm" svg:x2="7.842cm" svg:y2="6.16cm">
          <text:p/>
        </draw:line>
        <draw:line draw:style-name="gr8" draw:text-style-name="P2" draw:layer="layout" svg:x1="7.846cm" svg:y1="6.16cm" svg:x2="7.771cm" svg:y2="6.106cm">
          <text:p/>
        </draw:line>
        <draw:line draw:style-name="gr8" draw:text-style-name="P2" draw:layer="layout" svg:x1="5.852cm" svg:y1="4.709cm" svg:x2="6.608cm" svg:y2="5.239cm">
          <text:p/>
        </draw:line>
        <draw:path draw:style-name="gr8" draw:text-style-name="P2" draw:layer="layout" svg:width="0.11cm" svg:height="0.016cm" svg:x="5.746cm" svg:y="4.697cm" svg:viewBox="0 0 111 17" svg:d="M0 17c32-23 78-23 111 0">
          <text:p/>
        </draw:path>
        <draw:path draw:style-name="gr8" draw:text-style-name="P2" draw:layer="layout" svg:width="0.102cm" svg:height="0.226cm" svg:x="6.371cm" svg:y="5.33cm" svg:viewBox="0 0 103 227" svg:d="M103 0c-67 67-103 145-103 227">
          <text:p/>
        </draw:path>
        <draw:path draw:style-name="gr8" draw:text-style-name="P2" draw:layer="layout" svg:width="1.1cm" svg:height="0.384cm" svg:x="6.371cm" svg:y="5.556cm" svg:viewBox="0 0 1101 385" svg:d="M0 0c0 212 247 385 550 385 304 0 551-173 551-385">
          <text:p/>
        </draw:path>
        <draw:path draw:style-name="gr8" draw:text-style-name="P2" draw:layer="layout" svg:width="0.867cm" svg:height="0.386cm" svg:x="6.604cm" svg:y="5.171cm" svg:viewBox="0 0 868 387" svg:d="M868 387c0-145-117-275-297-342-183-68-402-58-571 28">
          <text:p/>
        </draw:path>
        <draw:line draw:style-name="gr8" draw:text-style-name="P2" draw:layer="layout" svg:x1="5.722cm" svg:y1="4.731cm" svg:x2="5.751cm" svg:y2="4.709cm">
          <text:p/>
        </draw:line>
        <draw:line draw:style-name="gr8" draw:text-style-name="P2" draw:layer="layout" svg:x1="6.474cm" svg:y1="5.335cm" svg:x2="5.722cm" svg:y2="4.804cm">
          <text:p/>
        </draw:line>
        <draw:path draw:style-name="gr8" draw:text-style-name="P2" draw:layer="layout" svg:width="0.022cm" svg:height="0.038cm" svg:x="5.7cm" svg:y="4.766cm" svg:viewBox="0 0 23 39" svg:d="M23 39c-15-10-23-24-23-39">
          <text:p/>
        </draw:path>
        <draw:path draw:style-name="gr8" draw:text-style-name="P2" draw:layer="layout" svg:width="0.022cm" svg:height="0.04cm" svg:x="5.7cm" svg:y="4.73cm" svg:viewBox="0 0 23 41" svg:d="M0 41c0-19 8-29 23-41">
          <text:p/>
        </draw:path>
        <draw:line draw:style-name="gr8" draw:text-style-name="P2" draw:layer="layout" svg:x1="8.982cm" svg:y1="8.918cm" svg:x2="8.974cm" svg:y2="8.922cm">
          <text:p/>
        </draw:line>
        <draw:line draw:style-name="gr8" draw:text-style-name="P2" draw:layer="layout" svg:x1="8.314cm" svg:y1="6.794cm" svg:x2="8.314cm" svg:y2="6.688cm">
          <text:p/>
        </draw:line>
        <draw:line draw:style-name="gr8" draw:text-style-name="P2" draw:layer="layout" svg:x1="8.068cm" svg:y1="6.866cm" svg:x2="8.319cm" svg:y2="6.688cm">
          <text:p/>
        </draw:line>
        <draw:line draw:style-name="gr8" draw:text-style-name="P2" draw:layer="layout" svg:x1="8.068cm" svg:y1="8.399cm" svg:x2="8.068cm" svg:y2="6.865cm">
          <text:p/>
        </draw:line>
        <draw:line draw:style-name="gr8" draw:text-style-name="P2" draw:layer="layout" svg:x1="8.975cm" svg:y1="8.922cm" svg:x2="8.068cm" svg:y2="8.399cm">
          <text:p/>
        </draw:line>
        <draw:line draw:style-name="gr8" draw:text-style-name="P2" draw:layer="layout" svg:x1="8.992cm" svg:y1="6.174cm" svg:x2="9.201cm" svg:y2="6.025cm">
          <text:p/>
        </draw:line>
        <draw:line draw:style-name="gr8" draw:text-style-name="P2" draw:layer="layout" svg:x1="7.049cm" svg:y1="8.845cm" svg:x2="6.999cm" svg:y2="8.808cm">
          <text:p/>
        </draw:line>
        <draw:path draw:style-name="gr8" draw:text-style-name="P2" draw:layer="layout" svg:width="0.215cm" svg:height="0.031cm" svg:x="7.048cm" svg:y="8.844cm" svg:viewBox="0 0 216 32" svg:d="M0 0c28 18 67 32 106 32s82-14 110-32">
          <text:p/>
        </draw:path>
        <draw:path draw:style-name="gr8" draw:text-style-name="P2" draw:layer="layout" svg:width="1.026cm" svg:height="0.599cm" svg:x="5.976cm" svg:y="8.212cm" svg:viewBox="0 0 1027 600" svg:d="M0 0c52 360 508 629 1027 597">
          <text:p/>
        </draw:path>
        <draw:line draw:style-name="gr8" draw:text-style-name="P2" draw:layer="layout" svg:x1="7.98cm" svg:y1="8.339cm" svg:x2="7.26cm" svg:y2="8.845cm">
          <text:p/>
        </draw:line>
        <draw:path draw:style-name="gr8" draw:text-style-name="P2" draw:layer="layout" svg:width="0.289cm" svg:height="0.497cm" svg:x="5.69cm" svg:y="7.715cm" svg:viewBox="0 0 290 498" svg:d="M290 498c-21-184-121-357-290-498">
          <text:p/>
        </draw:path>
        <draw:path draw:style-name="gr8" draw:text-style-name="P2" draw:layer="layout" svg:width="0.624cm" svg:height="0.297cm" svg:x="5.069cm" svg:y="7.418cm" svg:viewBox="0 0 625 298" svg:d="M625 298c-134-159-363-269-625-298">
          <text:p/>
        </draw:path>
        <draw:path draw:style-name="gr8" draw:text-style-name="P2" draw:layer="layout" svg:width="1.397cm" svg:height="0.793cm" svg:x="3.675cm" svg:y="6.649cm" svg:viewBox="0 0 1398 794" svg:d="M1398 770c-339 60-692 7-967-144-272-148-431-381-431-626">
          <text:p/>
        </draw:path>
        <draw:path draw:style-name="gr8" draw:text-style-name="P2" draw:layer="layout" svg:width="0.208cm" svg:height="0.021cm" svg:x="9.789cm" svg:y="8.777cm" svg:viewBox="0 0 209 22" svg:d="M209 22c-74-4-145-12-209-22">
          <text:p/>
        </draw:path>
        <draw:line draw:style-name="gr8" draw:text-style-name="P2" draw:layer="layout" svg:x1="9.997cm" svg:y1="8.799cm" svg:x2="10.465cm" svg:y2="8.47cm">
          <text:p/>
        </draw:line>
        <draw:polyline draw:style-name="gr8" draw:text-style-name="P2" draw:layer="layout" svg:width="0.324cm" svg:height="0.23cm" svg:x="10.463cm" svg:y="8.24cm" svg:viewBox="0 0 325 231" draw:points="0,231 3,220 10,206 21,192 39,178 53,164 79,146 100,128 128,110 156,92 188,71 220,53 255,36 290,18 325,0">
          <text:p/>
        </draw:polyline>
        <draw:line draw:style-name="gr8" draw:text-style-name="P2" draw:layer="layout" svg:x1="10.787cm" svg:y1="8.241cm" svg:x2="11.155cm" svg:y2="7.983cm">
          <text:p/>
        </draw:line>
        <draw:line draw:style-name="gr8" draw:text-style-name="P2" draw:layer="layout" svg:x1="8.992cm" svg:y1="7.257cm" svg:x2="9.469cm" svg:y2="6.921cm">
          <text:p/>
        </draw:line>
        <draw:path draw:style-name="gr8" draw:text-style-name="P2" draw:layer="layout" svg:width="0.027cm" svg:height="0.145cm" svg:x="9.371cm" svg:y="6.346cm" svg:viewBox="0 0 28 146" svg:d="M17 0c-26 68-22 124 11 146">
          <text:p/>
        </draw:path>
        <draw:path draw:style-name="gr8" draw:text-style-name="P2" draw:layer="layout" svg:width="0.134cm" svg:height="0.042cm" svg:x="9.398cm" svg:y="6.459cm" svg:viewBox="0 0 135 43" svg:d="M0 33c31 21 82 10 135-33">
          <text:p/>
        </draw:path>
        <draw:path draw:style-name="gr8" draw:text-style-name="P2" draw:layer="layout" svg:width="0.007cm" svg:height="0.018cm" svg:x="9.387cm" svg:y="6.328cm" svg:viewBox="0 0 8 19" svg:d="M8 0c-5 8-8 15-8 19">
          <text:p/>
        </draw:path>
        <draw:path draw:style-name="gr8" draw:text-style-name="P2" draw:layer="layout" svg:width="0.085cm" svg:height="0.123cm" svg:x="9.394cm" svg:y="6.205cm" svg:viewBox="0 0 86 124" svg:d="M86 0c-37 36-65 82-86 124">
          <text:p/>
        </draw:path>
        <draw:path draw:style-name="gr8" draw:text-style-name="P2" draw:layer="layout" svg:width="0.081cm" svg:height="0.015cm" svg:x="9.295cm" svg:y="5.456cm" svg:viewBox="0 0 82 16" svg:d="M82 1c-32-4-61 0-82 15">
          <text:p/>
        </draw:path>
        <draw:path draw:style-name="gr8" draw:text-style-name="P2" draw:layer="layout" svg:width="0.374cm" svg:height="0.537cm" svg:x="9.253cm" svg:y="5.471cm" svg:viewBox="0 0 375 538" svg:d="M42 0c-67 46-53 188 32 326 88 137 216 225 301 211">
          <text:p/>
        </draw:path>
        <draw:path draw:style-name="gr8" draw:text-style-name="P2" draw:layer="layout" svg:width="0.307cm" svg:height="0.391cm" svg:x="9.256cm" svg:y="7.874cm" svg:viewBox="0 0 308 392" svg:d="M0 0c11 77 53 166 114 240 60 78 131 131 194 152">
          <text:p/>
        </draw:path>
        <draw:path draw:style-name="gr8" draw:text-style-name="P2" draw:layer="layout" svg:width="0.009cm" svg:height="0.099cm" svg:x="9.254cm" svg:y="7.778cm" svg:viewBox="0 0 10 100" svg:d="M10 0c-11 26-11 61-8 100">
          <text:p/>
        </draw:path>
        <draw:path draw:style-name="gr8" draw:text-style-name="P2" draw:layer="layout" svg:width="0.081cm" svg:height="0.017cm" svg:x="9.295cm" svg:y="7.719cm" svg:viewBox="0 0 82 18" svg:d="M82 3c-32-8-61 0-82 15">
          <text:p/>
        </draw:path>
        <draw:path draw:style-name="gr8" draw:text-style-name="P2" draw:layer="layout" svg:width="0.036cm" svg:height="0.042cm" svg:x="9.263cm" svg:y="7.736cm" svg:viewBox="0 0 37 43" svg:d="M37 0c-19 11-29 26-37 43">
          <text:p/>
        </draw:path>
        <draw:line draw:style-name="gr8" draw:text-style-name="P2" draw:layer="layout" svg:x1="8.526cm" svg:y1="5.884cm" svg:x2="8.526cm" svg:y2="5.704cm">
          <text:p/>
        </draw:line>
        <draw:line draw:style-name="gr8" draw:text-style-name="P2" draw:layer="layout" svg:x1="8.364cm" svg:y1="6.374cm" svg:x2="8.364cm" svg:y2="5.771cm">
          <text:p/>
        </draw:line>
        <draw:path draw:style-name="gr8" draw:text-style-name="P2" draw:layer="layout" svg:width="0.074cm" svg:height="0.314cm" svg:x="11.151cm" svg:y="7.669cm" svg:viewBox="0 0 75 315" svg:d="M0 315c28-107 53-209 75-315">
          <text:p/>
        </draw:path>
        <draw:path draw:style-name="gr8" draw:text-style-name="P2" draw:layer="layout" svg:width="0.132cm" svg:height="2.204cm" svg:x="11.225cm" svg:y="5.468cm" svg:viewBox="0 0 133 2205" svg:d="M0 2205c177-850 177-1605 0-2205">
          <text:p/>
        </draw:path>
        <draw:path draw:style-name="gr8" draw:text-style-name="P2" draw:layer="layout" svg:width="0.166cm" svg:height="0.424cm" svg:x="11.059cm" svg:y="5.044cm" svg:viewBox="0 0 167 425" svg:d="M167 425c-42-152-100-294-167-425">
          <text:p/>
        </draw:path>
        <draw:path draw:style-name="gr8" draw:text-style-name="P2" draw:layer="layout" svg:width="0.187cm" svg:height="0.656cm" svg:x="9.909cm" svg:y="5.722cm" svg:viewBox="0 0 188 657" svg:d="M188 0c-74 222-134 441-188 657">
          <text:p/>
        </draw:path>
        <draw:path draw:style-name="gr8" draw:text-style-name="P2" draw:layer="layout" svg:width="0.151cm" svg:height="2.212cm" svg:x="9.762cm" svg:y="6.374cm" svg:viewBox="0 0 152 2213" svg:d="M152 0c-203 865-203 1631 0 2213">
          <text:p/>
        </draw:path>
        <draw:path draw:style-name="gr8" draw:text-style-name="P2" draw:layer="layout" svg:width="0.088cm" svg:height="0.212cm" svg:x="9.909cm" svg:y="8.586cm" svg:viewBox="0 0 89 213" svg:d="M0 0c28 74 56 145 89 213">
          <text:p/>
        </draw:path>
        <draw:path draw:style-name="gr8" draw:text-style-name="P2" draw:layer="layout" svg:width="0.049cm" svg:height="0.194cm" svg:x="10.362cm" svg:y="8.258cm" svg:viewBox="0 0 50 195" svg:d="M10 0c-21 92-7 162 40 195">
          <text:p/>
        </draw:path>
        <draw:path draw:style-name="gr8" draw:text-style-name="P2" draw:layer="layout" svg:width="0.053cm" svg:height="0.018cm" svg:x="10.41cm" svg:y="8.452cm" svg:viewBox="0 0 54 19" svg:d="M0 0c14 12 36 15 54 19">
          <text:p/>
        </draw:path>
        <draw:path draw:style-name="gr8" draw:text-style-name="P2" draw:layer="layout" svg:width="0.043cm" svg:height="0.06cm" svg:x="10.84cm" svg:y="7.838cm" svg:viewBox="0 0 44 61" svg:d="M44 61c-7-29-21-47-44-61">
          <text:p/>
        </draw:path>
        <draw:path draw:style-name="gr8" draw:text-style-name="P2" draw:layer="layout" svg:width="0.472cm" svg:height="0.438cm" svg:x="10.368cm" svg:y="7.82cm" svg:viewBox="0 0 473 439" svg:d="M473 18c-56-42-162-10-265 78-99 92-180 227-208 343">
          <text:p/>
        </draw:path>
        <draw:path draw:style-name="gr8" draw:text-style-name="P2" draw:layer="layout" svg:width="0.007cm" svg:height="0.06cm" svg:x="10.883cm" svg:y="7.898cm" svg:viewBox="0 0 8 61" svg:d="M8 61c0-21 0-43-8-61">
          <text:p/>
        </draw:path>
        <draw:path draw:style-name="gr8" draw:text-style-name="P2" draw:layer="layout" svg:width="0.103cm" svg:height="0.282cm" svg:x="10.787cm" svg:y="7.958cm" svg:viewBox="0 0 104 283" svg:d="M0 283c64-95 104-201 104-283">
          <text:p/>
        </draw:path>
        <draw:path draw:style-name="gr8" draw:text-style-name="P2" draw:layer="layout" svg:width="0.208cm" svg:height="0.159cm" svg:x="10.724cm" svg:y="6.73cm" svg:viewBox="0 0 209 160" svg:d="M209 160c0-130-82-191-209-145">
          <text:p/>
        </draw:path>
        <draw:path draw:style-name="gr8" draw:text-style-name="P2" draw:layer="layout" svg:width="0.405cm" svg:height="0.575cm" svg:x="10.322cm" svg:y="6.745cm" svg:viewBox="0 0 406 576" svg:d="M406 0c-95 35-197 120-278 236-78 113-128 241-128 340">
          <text:p/>
        </draw:path>
        <draw:path draw:style-name="gr8" draw:text-style-name="P2" draw:layer="layout" svg:width="0.61cm" svg:height="0.589cm" svg:x="10.322cm" svg:y="6.889cm" svg:viewBox="0 0 611 590" svg:d="M0 431c0 170 137 209 303 92 174-121 308-353 308-523">
          <text:p/>
        </draw:path>
        <draw:path draw:style-name="gr8" draw:text-style-name="P2" draw:layer="layout" svg:width="0.05cm" svg:height="0.12cm" svg:x="10.84cm" svg:y="5.573cm" svg:viewBox="0 0 51 121" svg:d="M51 121c0-54-18-96-51-121">
          <text:p/>
        </draw:path>
        <draw:path draw:style-name="gr8" draw:text-style-name="P2" draw:layer="layout" svg:width="0.479cm" svg:height="0.632cm" svg:x="10.361cm" svg:y="5.555cm" svg:viewBox="0 0 480 633" svg:d="M480 18c-85-60-251 32-371 198-116 169-145 357-60 417">
          <text:p/>
        </draw:path>
        <draw:path draw:style-name="gr8" draw:text-style-name="P2" draw:layer="layout" svg:width="0.48cm" svg:height="0.512cm" svg:x="10.41cm" svg:y="5.693cm" svg:viewBox="0 0 481 513" svg:d="M0 495c67 46 187 4 296-109 111-113 185-269 185-386">
          <text:p/>
        </draw:path>
        <draw:line draw:style-name="gr8" draw:text-style-name="P2" draw:layer="layout" svg:x1="8.069cm" svg:y1="8.404cm" svg:x2="7.101cm" svg:y2="7.722cm">
          <text:p/>
        </draw:line>
        <draw:path draw:style-name="gr8" draw:text-style-name="P2" draw:layer="layout" svg:width="0.025cm" svg:height="0.063cm" svg:x="10.59cm" svg:y="6.826cm" svg:viewBox="0 0 26 64" svg:d="M26 64c0-28-7-49-26-64">
          <text:p/>
        </draw:path>
        <draw:path draw:style-name="gr8" draw:text-style-name="P2" draw:layer="layout" svg:width="0.261cm" svg:height="0.283cm" svg:x="10.354cm" svg:y="6.889cm" svg:viewBox="0 0 262 284" svg:d="M0 276c38 22 102-3 162-67 61-63 100-144 100-209">
          <text:p/>
        </draw:path>
        <draw:path draw:style-name="gr8" draw:text-style-name="P2" draw:layer="layout" svg:width="0.004cm" svg:height="0.018cm" svg:x="7.443cm" svg:y="6.568cm" svg:viewBox="0 0 5 19" svg:d="M5 19c0-4-5-11-5-19">
          <text:p/>
        </draw:path>
        <draw:path draw:style-name="gr8" draw:text-style-name="P2" draw:layer="layout" svg:width="0.07cm" svg:height="0.067cm" svg:x="7.348cm" svg:y="6.441cm" svg:viewBox="0 0 71 68" svg:d="M71 68c-21-28-46-57-71-68">
          <text:p/>
        </draw:path>
        <draw:path draw:style-name="gr8" draw:text-style-name="P2" draw:layer="layout" svg:width="0.042cm" svg:height="0.008cm" svg:x="7.306cm" svg:y="6.433cm" svg:viewBox="0 0 43 9" svg:d="M43 9c-18-8-33-11-43-8">
          <text:p/>
        </draw:path>
        <draw:path draw:style-name="gr8" draw:text-style-name="P2" draw:layer="layout" svg:width="0.008cm" svg:height="0.007cm" svg:x="7.298cm" svg:y="6.434cm" svg:viewBox="0 0 9 8" svg:d="M9 0c-5 0-5 5-9 8">
          <text:p/>
        </draw:path>
        <draw:path draw:style-name="gr8" draw:text-style-name="P2" draw:layer="layout" svg:width="0.063cm" svg:height="0.158cm" svg:x="7.285cm" svg:y="6.438cm" svg:viewBox="0 0 64 159" svg:d="M17 0c-19 10-22 35-11 70 11 32 32 65 58 89">
          <text:p/>
        </draw:path>
        <draw:path draw:style-name="gr8" draw:text-style-name="P2" draw:layer="layout" svg:width="0.07cm" svg:height="0.033cm" svg:x="7.348cm" svg:y="6.596cm" svg:viewBox="0 0 71 34" svg:d="M0 0c25 26 50 37 71 33">
          <text:p/>
        </draw:path>
        <draw:line draw:style-name="gr8" draw:text-style-name="P2" draw:layer="layout" svg:x1="7.846cm" svg:y1="6.29cm" svg:x2="7.761cm" svg:y2="6.351cm">
          <text:p/>
        </draw:line>
        <draw:path draw:style-name="gr8" draw:text-style-name="P2" draw:layer="layout" svg:width="0.091cm" svg:height="0.18cm" svg:x="7.75cm" svg:y="6.113cm" svg:viewBox="0 0 92 181" svg:d="M10 0c-14 18-14 53 3 89 19 39 51 74 79 92">
          <text:p/>
        </draw:path>
        <draw:line draw:style-name="gr8" draw:text-style-name="P2" draw:layer="layout" svg:x1="7.522cm" svg:y1="6.131cm" svg:x2="7.401cm" svg:y2="6.156cm">
          <text:p/>
        </draw:line>
        <draw:line draw:style-name="gr8" draw:text-style-name="P2" draw:layer="layout" svg:x1="7.517cm" svg:y1="6.131cm" svg:x2="7.628cm" svg:y2="6.206cm">
          <text:p/>
        </draw:line>
        <draw:line draw:style-name="gr8" draw:text-style-name="P2" draw:layer="layout" svg:x1="7.623cm" svg:y1="6.254cm" svg:x2="7.623cm" svg:y2="6.205cm">
          <text:p/>
        </draw:line>
        <draw:line draw:style-name="gr8" draw:text-style-name="P2" draw:layer="layout" svg:x1="7.27cm" svg:y1="6.308cm" svg:x2="7.522cm" svg:y2="6.131cm">
          <text:p/>
        </draw:line>
        <draw:line draw:style-name="gr8" draw:text-style-name="P2" draw:layer="layout" svg:x1="7.275cm" svg:y1="6.307cm" svg:x2="7.154cm" svg:y2="6.329cm">
          <text:p/>
        </draw:line>
        <draw:line draw:style-name="gr8" draw:text-style-name="P2" draw:layer="layout" svg:x1="6.999cm" svg:y1="6.219cm" svg:x2="6.999cm" svg:y2="8.808cm">
          <text:p/>
        </draw:line>
        <draw:line draw:style-name="gr8" draw:text-style-name="P2" draw:layer="layout" svg:x1="7.27cm" svg:y1="6.307cm" svg:x2="8.069cm" svg:y2="6.866cm">
          <text:p/>
        </draw:line>
        <draw:line draw:style-name="gr8" draw:text-style-name="P2" draw:layer="layout" svg:x1="7.882cm" svg:y1="7.081cm" svg:x2="7.796cm" svg:y2="7.02cm">
          <text:p/>
        </draw:line>
        <draw:line draw:style-name="gr8" draw:text-style-name="P2" draw:layer="layout" svg:x1="7.419cm" svg:y1="6.756cm" svg:x2="7.376cm" svg:y2="6.727cm">
          <text:p/>
        </draw:line>
        <draw:line draw:style-name="gr8" draw:text-style-name="P2" draw:layer="layout" svg:x1="7.881cm" svg:y1="7.344cm" svg:x2="7.881cm" svg:y2="7.08cm">
          <text:p/>
        </draw:line>
        <draw:line draw:style-name="gr8" draw:text-style-name="P2" draw:layer="layout" svg:x1="7.376cm" svg:y1="6.992cm" svg:x2="7.882cm" svg:y2="7.349cm">
          <text:p/>
        </draw:line>
        <draw:line draw:style-name="gr8" draw:text-style-name="P2" draw:layer="layout" svg:x1="7.376cm" svg:y1="6.727cm" svg:x2="7.376cm" svg:y2="6.992cm">
          <text:p/>
        </draw:line>
        <draw:line draw:style-name="gr8" draw:text-style-name="P2" draw:layer="layout" svg:x1="7.362cm" svg:y1="7.334cm" svg:x2="7.896cm" svg:y2="7.709cm">
          <text:p/>
        </draw:line>
        <draw:line draw:style-name="gr8" draw:text-style-name="P2" draw:layer="layout" svg:x1="7.362cm" svg:y1="7.228cm" svg:x2="7.362cm" svg:y2="7.334cm">
          <text:p/>
        </draw:line>
        <draw:line draw:style-name="gr8" draw:text-style-name="P2" draw:layer="layout" svg:x1="7.896cm" svg:y1="7.603cm" svg:x2="7.362cm" svg:y2="7.228cm">
          <text:p/>
        </draw:line>
        <draw:line draw:style-name="gr8" draw:text-style-name="P2" draw:layer="layout" svg:x1="7.891cm" svg:y1="7.708cm" svg:x2="7.891cm" svg:y2="7.602cm">
          <text:p/>
        </draw:line>
        <draw:line draw:style-name="gr8" draw:text-style-name="P2" draw:layer="layout" svg:x1="7.443cm" svg:y1="6.586cm" svg:x2="7.818cm" svg:y2="6.848cm">
          <text:p/>
        </draw:line>
        <draw:line draw:style-name="gr8" draw:text-style-name="P2" draw:layer="layout" svg:x1="7.814cm" svg:y1="6.847cm" svg:x2="7.814cm" svg:y2="6.9cm">
          <text:p/>
        </draw:line>
        <draw:line draw:style-name="gr8" draw:text-style-name="P2" draw:layer="layout" svg:x1="7.443cm" svg:y1="6.692cm" svg:x2="7.818cm" svg:y2="6.954cm">
          <text:p/>
        </draw:line>
        <draw:line draw:style-name="gr8" draw:text-style-name="P2" draw:layer="layout" svg:x1="7.814cm" svg:y1="6.953cm" svg:x2="7.814cm" svg:y2="7.006cm">
          <text:p/>
        </draw:line>
        <draw:line draw:style-name="gr8" draw:text-style-name="P2" draw:layer="layout" svg:x1="7.443cm" svg:y1="7.443cm" svg:x2="7.818cm" svg:y2="7.709cm">
          <text:p/>
        </draw:line>
        <draw:line draw:style-name="gr8" draw:text-style-name="P2" draw:layer="layout" svg:x1="7.814cm" svg:y1="7.704cm" svg:x2="7.814cm" svg:y2="7.761cm">
          <text:p/>
        </draw:line>
        <draw:line draw:style-name="gr8" draw:text-style-name="P2" draw:layer="layout" svg:x1="7.443cm" svg:y1="7.87cm" svg:x2="7.818cm" svg:y2="8.132cm">
          <text:p/>
        </draw:line>
        <draw:line draw:style-name="gr8" draw:text-style-name="P2" draw:layer="layout" svg:x1="7.814cm" svg:y1="8.131cm" svg:x2="7.814cm" svg:y2="8.184cm">
          <text:p/>
        </draw:line>
        <draw:line draw:style-name="gr8" draw:text-style-name="P2" draw:layer="layout" svg:x1="7.443cm" svg:y1="7.764cm" svg:x2="7.818cm" svg:y2="8.026cm">
          <text:p/>
        </draw:line>
        <draw:line draw:style-name="gr8" draw:text-style-name="P2" draw:layer="layout" svg:x1="7.814cm" svg:y1="8.025cm" svg:x2="7.814cm" svg:y2="8.078cm">
          <text:p/>
        </draw:line>
        <draw:line draw:style-name="gr8" draw:text-style-name="P2" draw:layer="layout" svg:x1="7.443cm" svg:y1="7.658cm" svg:x2="7.818cm" svg:y2="7.92cm">
          <text:p/>
        </draw:line>
        <draw:line draw:style-name="gr8" draw:text-style-name="P2" draw:layer="layout" svg:x1="7.814cm" svg:y1="7.919cm" svg:x2="7.814cm" svg:y2="7.972cm">
          <text:p/>
        </draw:line>
        <draw:line draw:style-name="gr8" draw:text-style-name="P2" draw:layer="layout" svg:x1="7.818cm" svg:y1="6.742cm" svg:x2="7.443cm" svg:y2="6.48cm">
          <text:p/>
        </draw:line>
        <draw:line draw:style-name="gr8" draw:text-style-name="P2" draw:layer="layout" svg:x1="7.814cm" svg:y1="6.794cm" svg:x2="7.814cm" svg:y2="6.741cm">
          <text:p/>
        </draw:line>
        <draw:line draw:style-name="gr8" draw:text-style-name="P2" draw:layer="layout" svg:x1="7.468cm" svg:y1="7.57cm" svg:x2="7.79cm" svg:y2="7.797cm">
          <text:p/>
        </draw:line>
        <draw:line draw:style-name="gr8" draw:text-style-name="P2" draw:layer="layout" svg:x1="7.789cm" svg:y1="7.792cm" svg:x2="7.789cm" svg:y2="7.845cm">
          <text:p/>
        </draw:line>
        <draw:path draw:style-name="gr8" draw:text-style-name="P2" draw:layer="layout" svg:width="0.138cm" svg:height="0.194cm" svg:x="7.859cm" svg:y="7.782cm" svg:viewBox="0 0 139 195" svg:d="M139 195c0-32-18-74-46-113-25-40-60-72-93-82">
          <text:p/>
        </draw:path>
        <draw:path draw:style-name="gr8" draw:text-style-name="P2" draw:layer="layout" svg:width="0.207cm" svg:height="0.255cm" svg:x="7.79cm" svg:y="7.777cm" svg:viewBox="0 0 208 256" svg:d="M69 5c-49-19-77 14-67 74 11 60 60 130 113 162 54 29 93 14 93-42">
          <text:p/>
        </draw:path>
        <draw:path draw:style-name="gr8" draw:text-style-name="P2" draw:layer="layout" svg:width="0.014cm" svg:height="0.035cm" svg:x="7.45cm" svg:y="7.542cm" svg:viewBox="0 0 15 36" svg:d="M15 36c-3-14-7-25-15-36">
          <text:p/>
        </draw:path>
        <draw:path draw:style-name="gr8" draw:text-style-name="P2" draw:layer="layout" svg:width="0.088cm" svg:height="0.074cm" svg:x="7.33cm" svg:y="7.408cm" svg:viewBox="0 0 89 75" svg:d="M89 75c-28-35-60-61-89-75">
          <text:p/>
        </draw:path>
        <draw:path draw:style-name="gr8" draw:text-style-name="P2" draw:layer="layout" svg:width="0.19cm" svg:height="0.255cm" svg:x="7.259cm" svg:y="7.404cm" svg:viewBox="0 0 191 256" svg:d="M71 4c-47-14-75 7-71 53 3 50 31 110 78 156 46 42 92 53 113 32">
          <text:p/>
        </draw:path>
        <draw:path draw:style-name="gr8" draw:text-style-name="P2" draw:layer="layout" svg:width="0.067cm" svg:height="0.127cm" svg:x="7.814cm" svg:y="6.847cm" svg:viewBox="0 0 68 128" svg:d="M0 0c0 39 28 96 68 128">
          <text:p/>
        </draw:path>
        <draw:path draw:style-name="gr8" draw:text-style-name="P2" draw:layer="layout" svg:width="0.005cm" svg:height="0.005cm" svg:x="7.831cm" svg:y="6.808cm" svg:viewBox="0 0 6 6" svg:d="M6 0c0 0-6 0-6 6">
          <text:p/>
        </draw:path>
        <draw:path draw:style-name="gr8" draw:text-style-name="P2" draw:layer="layout" svg:width="0.017cm" svg:height="0.035cm" svg:x="7.814cm" svg:y="6.812cm" svg:viewBox="0 0 18 36" svg:d="M18 0c-11 7-18 21-18 36">
          <text:p/>
        </draw:path>
        <draw:path draw:style-name="gr8" draw:text-style-name="P2" draw:layer="layout" svg:width="0.12cm" svg:height="0.088cm" svg:x="7.835cm" svg:y="6.805cm" svg:viewBox="0 0 121 89" svg:d="M121 89c-14-28-39-53-61-72-21-14-46-21-60-14">
          <text:p/>
        </draw:path>
        <draw:path draw:style-name="gr8" draw:text-style-name="P2" draw:layer="layout" svg:width="0.021cm" svg:height="0.067cm" svg:x="7.955cm" svg:y="6.893cm" svg:viewBox="0 0 22 68" svg:d="M22 68c0-18-12-47-22-68">
          <text:p/>
        </draw:path>
        <draw:path draw:style-name="gr8" draw:text-style-name="P2" draw:layer="layout" svg:width="0.077cm" svg:height="0.028cm" svg:x="7.881cm" svg:y="6.974cm" svg:viewBox="0 0 78 29" svg:d="M0 0c32 26 64 37 78 22">
          <text:p/>
        </draw:path>
        <draw:path draw:style-name="gr8" draw:text-style-name="P2" draw:layer="layout" svg:width="0.018cm" svg:height="0.035cm" svg:x="7.958cm" svg:y="6.96cm" svg:viewBox="0 0 19 36" svg:d="M0 36c12-7 19-19 19-36">
          <text:p/>
        </draw:path>
        <draw:line draw:style-name="gr8" draw:text-style-name="P2" draw:layer="layout" svg:x1="5.976cm" svg:y1="5.623cm" svg:x2="5.976cm" svg:y2="7.51cm">
          <text:p/>
        </draw:line>
        <draw:line draw:style-name="gr8" draw:text-style-name="P2" draw:layer="layout" svg:x1="5.976cm" svg:y1="7.655cm" svg:x2="5.976cm" svg:y2="8.212cm">
          <text:p/>
        </draw:line>
        <draw:line draw:style-name="gr8" draw:text-style-name="P2" draw:layer="layout" svg:x1="5.69cm" svg:y1="5.125cm" svg:x2="5.69cm" svg:y2="7.542cm">
          <text:p/>
        </draw:line>
        <draw:line draw:style-name="gr8" draw:text-style-name="P2" draw:layer="layout" svg:x1="5.69cm" svg:y1="7.641cm" svg:x2="5.69cm" svg:y2="7.715cm">
          <text:p/>
        </draw:line>
        <draw:path draw:style-name="gr8" draw:text-style-name="P2" draw:layer="layout" svg:width="0.014cm" svg:height="0.078cm" svg:x="5.951cm" svg:y="6.607cm" svg:viewBox="0 0 15 79" svg:d="M15 0c0 39-4 57-7 68-5 7-8 11-8 11">
          <text:p/>
        </draw:path>
        <draw:path draw:style-name="gr8" draw:text-style-name="P2" draw:layer="layout" svg:width="0.254cm" svg:height="0.584cm" svg:x="5.697cm" svg:y="6.103cm" svg:viewBox="0 0 255 585" svg:d="M255 583c-11 7-21-4-39-25s-39-53-70-99c-15-25-32-53-53-88-18-35-43-81-60-131-7-21-14-42-23-67-7-28-10-56-10-81 0-24 7-46 14-64 5-11 15-21 22-28">
          <text:p/>
        </draw:path>
        <draw:path draw:style-name="gr8" draw:text-style-name="P2" draw:layer="layout" svg:width="0.233cm" svg:height="0.513cm" svg:x="5.732cm" svg:y="6.094cm" svg:viewBox="0 0 234 514" svg:d="M0 12c14-10 25-14 39-10 21 3 39 14 56 28 32 28 53 70 74 116 19 46 33 95 44 148 3 37 10 72 14 114 3 32 7 67 7 106">
          <text:p/>
        </draw:path>
        <draw:path draw:style-name="gr8" draw:text-style-name="P2" draw:layer="layout" svg:width="0.014cm" svg:height="0.078cm" svg:x="5.951cm" svg:y="5.806cm" svg:viewBox="0 0 15 79" svg:d="M15 0c0 44-4 61-7 68-5 7-8 11-8 11">
          <text:p/>
        </draw:path>
        <draw:path draw:style-name="gr8" draw:text-style-name="P2" draw:layer="layout" svg:width="0.254cm" svg:height="0.581cm" svg:x="5.697cm" svg:y="5.305cm" svg:viewBox="0 0 255 582" svg:d="M255 580c-11 7-21-4-39-21-18-21-39-53-70-99-15-25-32-53-53-88-18-39-43-81-60-131-7-21-14-47-23-71-7-29-10-57-10-82 0-24 7-42 14-59 5-15 15-25 22-29">
          <text:p/>
        </draw:path>
        <draw:path draw:style-name="gr8" draw:text-style-name="P2" draw:layer="layout" svg:width="0.233cm" svg:height="0.515cm" svg:x="5.732cm" svg:y="5.295cm" svg:viewBox="0 0 234 516" svg:d="M0 10c14-7 25-10 39-10 21 3 39 14 56 28 32 32 53 74 74 117 19 46 33 96 44 152 3 32 10 67 14 109 3 32 7 71 7 110">
          <text:p/>
        </draw:path>
        <draw:line draw:style-name="gr8" draw:text-style-name="P2" draw:layer="layout" svg:x1="5.069cm" svg:y1="4.829cm" svg:x2="5.069cm" svg:y2="7.418cm">
          <text:p/>
        </draw:line>
        <draw:line draw:style-name="gr8" draw:text-style-name="P2" draw:layer="layout" svg:x1="5.923cm" svg:y1="4.116cm" svg:x2="5.923cm" svg:y2="4.201cm">
          <text:p/>
        </draw:line>
        <draw:path draw:style-name="gr8" draw:text-style-name="P2" draw:layer="layout" svg:width="0.007cm" svg:height="0.078cm" svg:x="5.919cm" svg:y="2.603cm" svg:viewBox="0 0 8 79" svg:d="M0 79c4-26 8-54 8-79">
          <text:p/>
        </draw:path>
        <draw:path draw:style-name="gr8" draw:text-style-name="P2" draw:layer="layout" svg:width="0.201cm" svg:height="0.3cm" svg:x="4.007cm" svg:y="4.43cm" svg:viewBox="0 0 202 301" svg:d="M0 0c21 18 46 39 67 60 25 25 46 46 65 71 17 21 31 46 42 70 18 33 28 69 28 100">
          <text:p/>
        </draw:path>
        <draw:path draw:style-name="gr8" draw:text-style-name="P2" draw:layer="layout" svg:width="0.141cm" svg:height="0.053cm" svg:x="3.866cm" svg:y="4.381cm" svg:viewBox="0 0 142 54" svg:d="M142 54c-39-29-67-47-92-50-21-8-35-4-50 3">
          <text:p/>
        </draw:path>
        <draw:path draw:style-name="gr8" draw:text-style-name="P2" draw:layer="layout" svg:width="0.169cm" svg:height="0.416cm" svg:x="3.838cm" svg:y="4.388cm" svg:viewBox="0 0 170 417" svg:d="M28 0c-11 7-18 18-25 39 0 10-3 25-3 39s3 31 3 46c7 45 18 81 32 112 14 39 32 71 56 106 22 28 51 58 79 75">
          <text:p/>
        </draw:path>
        <draw:path draw:style-name="gr8" draw:text-style-name="P2" draw:layer="layout" svg:width="0.159cm" svg:height="0.036cm" svg:x="4.007cm" svg:y="4.804cm" svg:viewBox="0 0 160 37" svg:d="M0 0c33 23 68 33 93 37 28 0 49-7 67-22">
          <text:p/>
        </draw:path>
        <draw:path draw:style-name="gr8" draw:text-style-name="P2" draw:layer="layout" svg:width="0.042cm" svg:height="0.092cm" svg:x="4.166cm" svg:y="4.73cm" svg:viewBox="0 0 43 93" svg:d="M0 93c10-11 18-21 29-32 7-15 14-36 14-61">
          <text:p/>
        </draw:path>
        <draw:path draw:style-name="gr8" draw:text-style-name="P2" draw:layer="layout" svg:width="0.201cm" svg:height="0.3cm" svg:x="4.007cm" svg:y="5.471cm" svg:viewBox="0 0 202 301" svg:d="M0 0c21 18 46 39 67 60 25 22 46 47 65 72 17 21 31 45 42 67 18 31 28 70 28 102">
          <text:p/>
        </draw:path>
        <draw:path draw:style-name="gr8" draw:text-style-name="P2" draw:layer="layout" svg:width="0.141cm" svg:height="0.051cm" svg:x="3.866cm" svg:y="5.42cm" svg:viewBox="0 0 142 52" svg:d="M142 52c-39-25-67-43-92-50-21-4-35-4-50 7">
          <text:p/>
        </draw:path>
        <draw:path draw:style-name="gr8" draw:text-style-name="P2" draw:layer="layout" svg:width="0.169cm" svg:height="0.416cm" svg:x="3.838cm" svg:y="5.429cm" svg:viewBox="0 0 170 417" svg:d="M28 0c-11 7-18 14-25 39 0 10-3 21-3 35 0 17 3 35 3 49 7 43 18 79 32 114 14 39 32 71 56 102 22 32 51 57 79 78">
          <text:p/>
        </draw:path>
        <draw:path draw:style-name="gr8" draw:text-style-name="P2" draw:layer="layout" svg:width="0.159cm" svg:height="0.032cm" svg:x="4.007cm" svg:y="5.845cm" svg:viewBox="0 0 160 33" svg:d="M0 0c33 21 68 33 93 33 28 0 49-5 67-19">
          <text:p/>
        </draw:path>
        <draw:path draw:style-name="gr8" draw:text-style-name="P2" draw:layer="layout" svg:width="0.042cm" svg:height="0.088cm" svg:x="4.166cm" svg:y="5.771cm" svg:viewBox="0 0 43 89" svg:d="M0 89c10-7 18-18 29-33 7-14 14-35 14-56">
          <text:p/>
        </draw:path>
        <draw:line draw:style-name="gr8" draw:text-style-name="P2" draw:layer="layout" svg:x1="8.319cm" svg:y1="6.693cm" svg:x2="8.131cm" svg:y2="6.558cm">
          <text:p/>
        </draw:line>
        <draw:line draw:style-name="gr8" draw:text-style-name="P2" draw:layer="layout" svg:x1="8.346cm" svg:y1="6.614cm" svg:x2="8.346cm" svg:y2="6.512cm">
          <text:p/>
        </draw:line>
        <draw:line draw:style-name="gr8" draw:text-style-name="P2" draw:layer="layout" svg:x1="7.845cm" svg:y1="6.314cm" svg:x2="7.845cm" svg:y2="6.155cm">
          <text:p/>
        </draw:line>
        <draw:line draw:style-name="gr8" draw:text-style-name="P2" draw:layer="layout" svg:x1="8.312cm" svg:y1="6.643cm" svg:x2="7.845cm" svg:y2="6.314cm">
          <text:p/>
        </draw:line>
        <draw:line draw:style-name="gr8" draw:text-style-name="P2" draw:layer="layout" svg:x1="7.376cm" svg:y1="6.731cm" svg:x2="7.376cm" svg:y2="6.727cm">
          <text:p/>
        </draw:line>
        <draw:path draw:style-name="gr8" draw:text-style-name="P2" draw:layer="layout" svg:width="0.191cm" svg:height="0.092cm" svg:x="7.376cm" svg:y="6.9cm" svg:viewBox="0 0 192 93" svg:d="M0 93c60-7 127-40 192-93">
          <text:p/>
        </draw:path>
        <draw:path draw:style-name="gr8" draw:text-style-name="P2" draw:layer="layout" svg:width="0.009cm" svg:height="0.099cm" svg:x="7.845cm" svg:y="6.314cm" svg:viewBox="0 0 10 100" svg:d="M7 100c5-35 5-71-7-100">
          <text:p/>
        </draw:path>
        <draw:line draw:style-name="gr8" draw:text-style-name="P2" draw:layer="layout" svg:x1="7.842cm" svg:y1="6.29cm" svg:x2="7.842cm" svg:y2="6.159cm">
          <text:p/>
        </draw:line>
        <draw:path draw:style-name="gr8" draw:text-style-name="P2" draw:layer="layout" svg:width="0.032cm" svg:height="0.056cm" svg:x="7.376cm" svg:y="6.731cm" svg:viewBox="0 0 33 57" svg:d="M0 0c4 29 14 46 33 57">
          <text:p/>
        </draw:path>
        <draw:line draw:style-name="gr8" draw:text-style-name="P2" draw:layer="layout" svg:x1="5.852cm" svg:y1="4.709cm" svg:x2="5.852cm" svg:y2="4.896cm">
          <text:p/>
        </draw:line>
        <draw:line draw:style-name="gr8" draw:text-style-name="P2" draw:layer="layout" svg:x1="6.508cm" svg:y1="5.81cm" svg:x2="6.508cm" svg:y2="5.305cm">
          <text:p/>
        </draw:line>
        <draw:line draw:style-name="gr8" draw:text-style-name="P2" draw:layer="layout" svg:x1="6.508cm" svg:y1="5.305cm" svg:x2="6.58cm" svg:y2="5.356cm">
          <text:p/>
        </draw:line>
        <draw:path draw:style-name="gr8" draw:text-style-name="P2" draw:layer="layout" svg:width="0.028cm" svg:height="0.012cm" svg:x="6.579cm" svg:y="5.344cm" svg:viewBox="0 0 29 13" svg:d="M29 0c-11 5-22 8-29 13">
          <text:p/>
        </draw:path>
        <draw:line draw:style-name="gr8" draw:text-style-name="P2" draw:layer="layout" svg:x1="6.604cm" svg:y1="5.238cm" svg:x2="6.604cm" svg:y2="5.344cm">
          <text:p/>
        </draw:line>
        <draw:path draw:style-name="gr8" draw:text-style-name="P2" draw:layer="layout" svg:width="0.142cm" svg:height="0.1cm" svg:x="6.215cm" svg:y="5.152cm" svg:viewBox="0 0 143 101" svg:d="M0 2c43-12 104 35 143 99">
          <text:p/>
        </draw:path>
        <draw:line draw:style-name="gr8" draw:text-style-name="P2" draw:layer="layout" svg:x1="6.473cm" svg:y1="5.33cm" svg:x2="6.473cm" svg:y2="5.439cm">
          <text:p/>
        </draw:line>
        <draw:path draw:style-name="gr8" draw:text-style-name="P2" draw:layer="layout" svg:width="0.095cm" svg:height="0.17cm" svg:x="6.378cm" svg:y="5.439cm" svg:viewBox="0 0 96 171" svg:d="M96 0c-53 53-86 111-96 171">
          <text:p/>
        </draw:path>
        <draw:path draw:style-name="gr8" draw:text-style-name="P2" draw:layer="layout" svg:width="0.465cm" svg:height="0.328cm" svg:x="6.999cm" svg:y="5.281cm" svg:viewBox="0 0 466 329" svg:d="M466 329c-31-170-222-308-466-329">
          <text:p/>
        </draw:path>
        <draw:path draw:style-name="gr8" draw:text-style-name="P2" draw:layer="layout" svg:width="0.156cm" svg:height="0.005cm" svg:x="6.843cm" svg:y="5.275cm" svg:viewBox="0 0 157 6" svg:d="M157 6c-50-8-107-8-157 0">
          <text:p/>
        </draw:path>
        <draw:path draw:style-name="gr8" draw:text-style-name="P2" draw:layer="layout" svg:width="0.239cm" svg:height="0.067cm" svg:x="6.604cm" svg:y="5.281cm" svg:viewBox="0 0 240 68" svg:d="M240 0c-85 7-170 28-240 68">
          <text:p/>
        </draw:path>
        <draw:line draw:style-name="gr8" draw:text-style-name="P2" draw:layer="layout" svg:x1="7.628cm" svg:y1="6.205cm" svg:x2="7.591cm" svg:y2="6.231cm">
          <text:p/>
        </draw:line>
        <draw:line draw:style-name="gr8" draw:text-style-name="P2" draw:layer="layout" svg:x1="7.591cm" svg:y1="6.23cm" svg:x2="8.097cm" svg:y2="6.587cm">
          <text:p/>
        </draw:line>
        <draw:line draw:style-name="gr8" draw:text-style-name="P2" draw:layer="layout" svg:x1="8.132cm" svg:y1="6.558cm" svg:x2="8.092cm" svg:y2="6.587cm">
          <text:p/>
        </draw:line>
        <draw:path draw:style-name="gr8" draw:text-style-name="P2" draw:layer="layout" svg:width="0cm" svg:height="0.02cm" svg:x="10.731cm" svg:y="7.824cm" svg:viewBox="0 0 0 21" svg:d="M0 21c0-7 0-14 0-21">
          <text:p/>
        </draw:path>
        <draw:path draw:style-name="gr8" draw:text-style-name="P2" draw:layer="layout" svg:width="0.37cm" svg:height="0.505cm" svg:x="10.361cm" svg:y="7.845cm" svg:viewBox="0 0 371 506" svg:d="M0 506c81-21 176-96 251-199 78-102 120-215 120-307">
          <text:p/>
        </draw:path>
        <draw:path draw:style-name="gr8" draw:text-style-name="P2" draw:layer="layout" svg:width="0cm" svg:height="0.016cm" svg:x="10.731cm" svg:y="5.563cm" svg:viewBox="0 0 0 17" svg:d="M0 17c0-7 0-10 0-17">
          <text:p/>
        </draw:path>
        <draw:path draw:style-name="gr8" draw:text-style-name="P2" draw:layer="layout" svg:width="0.37cm" svg:height="0.508cm" svg:x="10.361cm" svg:y="5.58cm" svg:viewBox="0 0 371 509" svg:d="M0 509c81-24 176-95 251-197 78-107 120-220 120-312">
          <text:p/>
        </draw:path>
        <draw:line draw:style-name="gr8" draw:text-style-name="P2" draw:layer="layout" svg:x1="7.882cm" svg:y1="7.088cm" svg:x2="7.792cm" svg:y2="7.023cm">
          <text:p/>
        </draw:line>
        <draw:line draw:style-name="gr8" draw:text-style-name="P2" draw:layer="layout" svg:x1="7.419cm" svg:y1="6.76cm" svg:x2="7.376cm" svg:y2="6.731cm">
          <text:p/>
        </draw:line>
        <draw:line draw:style-name="gr8" draw:text-style-name="P2" draw:layer="layout" svg:x1="7.362cm" svg:y1="7.335cm" svg:x2="7.441cm" svg:y2="7.281cm">
          <text:p/>
        </draw:line>
        <draw:line draw:style-name="gr8" draw:text-style-name="P2" draw:layer="layout" svg:x1="7.818cm" svg:y1="6.9cm" svg:x2="7.789cm" svg:y2="6.922cm">
          <text:p/>
        </draw:line>
        <draw:line draw:style-name="gr8" draw:text-style-name="P2" draw:layer="layout" svg:x1="7.79cm" svg:y1="6.922cm" svg:x2="7.415cm" svg:y2="6.66cm">
          <text:p/>
        </draw:line>
        <draw:line draw:style-name="gr8" draw:text-style-name="P2" draw:layer="layout" svg:x1="7.415cm" svg:y1="6.66cm" svg:x2="7.415cm" svg:y2="6.604cm">
          <text:p/>
        </draw:line>
        <draw:line draw:style-name="gr8" draw:text-style-name="P2" draw:layer="layout" svg:x1="7.444cm" svg:y1="6.586cm" svg:x2="7.415cm" svg:y2="6.608cm">
          <text:p/>
        </draw:line>
        <draw:line draw:style-name="gr8" draw:text-style-name="P2" draw:layer="layout" svg:x1="7.415cm" svg:y1="6.604cm" svg:x2="7.79cm" svg:y2="6.869cm">
          <text:p/>
        </draw:line>
        <draw:line draw:style-name="gr8" draw:text-style-name="P2" draw:layer="layout" svg:x1="7.818cm" svg:y1="6.847cm" svg:x2="7.789cm" svg:y2="6.869cm">
          <text:p/>
        </draw:line>
        <draw:line draw:style-name="gr8" draw:text-style-name="P2" draw:layer="layout" svg:x1="7.789cm" svg:y1="6.865cm" svg:x2="7.789cm" svg:y2="6.921cm">
          <text:p/>
        </draw:line>
        <draw:line draw:style-name="gr8" draw:text-style-name="P2" draw:layer="layout" svg:x1="7.415cm" svg:y1="6.766cm" svg:x2="7.415cm" svg:y2="6.713cm">
          <text:p/>
        </draw:line>
        <draw:line draw:style-name="gr8" draw:text-style-name="P2" draw:layer="layout" svg:x1="7.444cm" svg:y1="6.692cm" svg:x2="7.415cm" svg:y2="6.714cm">
          <text:p/>
        </draw:line>
        <draw:line draw:style-name="gr8" draw:text-style-name="P2" draw:layer="layout" svg:x1="7.415cm" svg:y1="6.713cm" svg:x2="7.79cm" svg:y2="6.975cm">
          <text:p/>
        </draw:line>
        <draw:line draw:style-name="gr8" draw:text-style-name="P2" draw:layer="layout" svg:x1="7.818cm" svg:y1="6.953cm" svg:x2="7.789cm" svg:y2="6.975cm">
          <text:p/>
        </draw:line>
        <draw:line draw:style-name="gr8" draw:text-style-name="P2" draw:layer="layout" svg:x1="7.789cm" svg:y1="6.974cm" svg:x2="7.789cm" svg:y2="7.027cm">
          <text:p/>
        </draw:line>
        <draw:line draw:style-name="gr8" draw:text-style-name="P2" draw:layer="layout" svg:x1="7.818cm" svg:y1="7.006cm" svg:x2="7.789cm" svg:y2="7.028cm">
          <text:p/>
        </draw:line>
        <draw:line draw:style-name="gr8" draw:text-style-name="P2" draw:layer="layout" svg:x1="7.79cm" svg:y1="7.028cm" svg:x2="7.415cm" svg:y2="6.766cm">
          <text:p/>
        </draw:line>
        <draw:line draw:style-name="gr8" draw:text-style-name="P2" draw:layer="layout" svg:x1="7.818cm" svg:y1="7.761cm" svg:x2="7.789cm" svg:y2="7.779cm">
          <text:p/>
        </draw:line>
        <draw:line draw:style-name="gr8" draw:text-style-name="P2" draw:layer="layout" svg:x1="7.79cm" svg:y1="7.779cm" svg:x2="7.415cm" svg:y2="7.517cm">
          <text:p/>
        </draw:line>
        <draw:line draw:style-name="gr8" draw:text-style-name="P2" draw:layer="layout" svg:x1="7.415cm" svg:y1="7.517cm" svg:x2="7.415cm" svg:y2="7.464cm">
          <text:p/>
        </draw:line>
        <draw:line draw:style-name="gr8" draw:text-style-name="P2" draw:layer="layout" svg:x1="7.444cm" svg:y1="7.443cm" svg:x2="7.415cm" svg:y2="7.465cm">
          <text:p/>
        </draw:line>
        <draw:line draw:style-name="gr8" draw:text-style-name="P2" draw:layer="layout" svg:x1="7.415cm" svg:y1="7.464cm" svg:x2="7.79cm" svg:y2="7.726cm">
          <text:p/>
        </draw:line>
        <draw:line draw:style-name="gr8" draw:text-style-name="P2" draw:layer="layout" svg:x1="7.818cm" svg:y1="7.704cm" svg:x2="7.789cm" svg:y2="7.726cm">
          <text:p/>
        </draw:line>
        <draw:line draw:style-name="gr8" draw:text-style-name="P2" draw:layer="layout" svg:x1="7.789cm" svg:y1="7.725cm" svg:x2="7.789cm" svg:y2="7.778cm">
          <text:p/>
        </draw:line>
        <draw:line draw:style-name="gr8" draw:text-style-name="P2" draw:layer="layout" svg:x1="7.818cm" svg:y1="8.184cm" svg:x2="7.789cm" svg:y2="8.206cm">
          <text:p/>
        </draw:line>
        <draw:line draw:style-name="gr8" draw:text-style-name="P2" draw:layer="layout" svg:x1="7.79cm" svg:y1="8.206cm" svg:x2="7.415cm" svg:y2="7.944cm">
          <text:p/>
        </draw:line>
        <draw:line draw:style-name="gr8" draw:text-style-name="P2" draw:layer="layout" svg:x1="7.415cm" svg:y1="7.944cm" svg:x2="7.415cm" svg:y2="7.891cm">
          <text:p/>
        </draw:line>
        <draw:line draw:style-name="gr8" draw:text-style-name="P2" draw:layer="layout" svg:x1="7.444cm" svg:y1="7.87cm" svg:x2="7.415cm" svg:y2="7.892cm">
          <text:p/>
        </draw:line>
        <draw:line draw:style-name="gr8" draw:text-style-name="P2" draw:layer="layout" svg:x1="7.415cm" svg:y1="7.891cm" svg:x2="7.79cm" svg:y2="8.153cm">
          <text:p/>
        </draw:line>
        <draw:line draw:style-name="gr8" draw:text-style-name="P2" draw:layer="layout" svg:x1="7.818cm" svg:y1="8.131cm" svg:x2="7.789cm" svg:y2="8.153cm">
          <text:p/>
        </draw:line>
        <draw:line draw:style-name="gr8" draw:text-style-name="P2" draw:layer="layout" svg:x1="7.789cm" svg:y1="8.152cm" svg:x2="7.789cm" svg:y2="8.205cm">
          <text:p/>
        </draw:line>
        <draw:line draw:style-name="gr8" draw:text-style-name="P2" draw:layer="layout" svg:x1="7.818cm" svg:y1="8.078cm" svg:x2="7.789cm" svg:y2="8.1cm">
          <text:p/>
        </draw:line>
        <draw:line draw:style-name="gr8" draw:text-style-name="P2" draw:layer="layout" svg:x1="7.79cm" svg:y1="8.1cm" svg:x2="7.415cm" svg:y2="7.838cm">
          <text:p/>
        </draw:line>
        <draw:line draw:style-name="gr8" draw:text-style-name="P2" draw:layer="layout" svg:x1="7.415cm" svg:y1="7.838cm" svg:x2="7.415cm" svg:y2="7.782cm">
          <text:p/>
        </draw:line>
        <draw:line draw:style-name="gr8" draw:text-style-name="P2" draw:layer="layout" svg:x1="7.444cm" svg:y1="7.764cm" svg:x2="7.415cm" svg:y2="7.783cm">
          <text:p/>
        </draw:line>
        <draw:line draw:style-name="gr8" draw:text-style-name="P2" draw:layer="layout" svg:x1="7.415cm" svg:y1="7.782cm" svg:x2="7.79cm" svg:y2="8.047cm">
          <text:p/>
        </draw:line>
        <draw:line draw:style-name="gr8" draw:text-style-name="P2" draw:layer="layout" svg:x1="7.818cm" svg:y1="8.025cm" svg:x2="7.789cm" svg:y2="8.047cm">
          <text:p/>
        </draw:line>
        <draw:line draw:style-name="gr8" draw:text-style-name="P2" draw:layer="layout" svg:x1="7.789cm" svg:y1="8.043cm" svg:x2="7.789cm" svg:y2="8.096cm">
          <text:p/>
        </draw:line>
        <draw:line draw:style-name="gr8" draw:text-style-name="P2" draw:layer="layout" svg:x1="7.818cm" svg:y1="7.972cm" svg:x2="7.789cm" svg:y2="7.991cm">
          <text:p/>
        </draw:line>
        <draw:line draw:style-name="gr8" draw:text-style-name="P2" draw:layer="layout" svg:x1="7.79cm" svg:y1="7.991cm" svg:x2="7.415cm" svg:y2="7.729cm">
          <text:p/>
        </draw:line>
        <draw:line draw:style-name="gr8" draw:text-style-name="P2" draw:layer="layout" svg:x1="7.415cm" svg:y1="7.729cm" svg:x2="7.415cm" svg:y2="7.676cm">
          <text:p/>
        </draw:line>
        <draw:line draw:style-name="gr8" draw:text-style-name="P2" draw:layer="layout" svg:x1="7.444cm" svg:y1="7.658cm" svg:x2="7.415cm" svg:y2="7.68cm">
          <text:p/>
        </draw:line>
        <draw:line draw:style-name="gr8" draw:text-style-name="P2" draw:layer="layout" svg:x1="7.415cm" svg:y1="7.676cm" svg:x2="7.79cm" svg:y2="7.938cm">
          <text:p/>
        </draw:line>
        <draw:line draw:style-name="gr8" draw:text-style-name="P2" draw:layer="layout" svg:x1="7.818cm" svg:y1="7.919cm" svg:x2="7.789cm" svg:y2="7.938cm">
          <text:p/>
        </draw:line>
        <draw:line draw:style-name="gr8" draw:text-style-name="P2" draw:layer="layout" svg:x1="7.789cm" svg:y1="7.937cm" svg:x2="7.789cm" svg:y2="7.99cm">
          <text:p/>
        </draw:line>
        <draw:line draw:style-name="gr8" draw:text-style-name="P2" draw:layer="layout" svg:x1="7.444cm" svg:y1="6.48cm" svg:x2="7.415cm" svg:y2="6.502cm">
          <text:p/>
        </draw:line>
        <draw:line draw:style-name="gr8" draw:text-style-name="P2" draw:layer="layout" svg:x1="7.415cm" svg:y1="6.498cm" svg:x2="7.415cm" svg:y2="6.551cm">
          <text:p/>
        </draw:line>
        <draw:line draw:style-name="gr8" draw:text-style-name="P2" draw:layer="layout" svg:x1="7.818cm" svg:y1="6.741cm" svg:x2="7.789cm" svg:y2="6.763cm">
          <text:p/>
        </draw:line>
        <draw:line draw:style-name="gr8" draw:text-style-name="P2" draw:layer="layout" svg:x1="7.79cm" svg:y1="6.763cm" svg:x2="7.415cm" svg:y2="6.498cm">
          <text:p/>
        </draw:line>
        <draw:line draw:style-name="gr8" draw:text-style-name="P2" draw:layer="layout" svg:x1="7.818cm" svg:y1="6.794cm" svg:x2="7.789cm" svg:y2="6.816cm">
          <text:p/>
        </draw:line>
        <draw:line draw:style-name="gr8" draw:text-style-name="P2" draw:layer="layout" svg:x1="7.789cm" svg:y1="6.812cm" svg:x2="7.789cm" svg:y2="6.759cm">
          <text:p/>
        </draw:line>
        <draw:line draw:style-name="gr8" draw:text-style-name="P2" draw:layer="layout" svg:x1="7.415cm" svg:y1="6.551cm" svg:x2="7.79cm" svg:y2="6.816cm">
          <text:p/>
        </draw:line>
        <draw:line draw:style-name="gr8" draw:text-style-name="P2" draw:layer="layout" svg:x1="7.79cm" svg:y1="7.845cm" svg:x2="7.761cm" svg:y2="7.867cm">
          <text:p/>
        </draw:line>
        <draw:line draw:style-name="gr8" draw:text-style-name="P2" draw:layer="layout" svg:x1="7.765cm" svg:y1="7.867cm" svg:x2="7.443cm" svg:y2="7.641cm">
          <text:p/>
        </draw:line>
        <draw:line draw:style-name="gr8" draw:text-style-name="P2" draw:layer="layout" svg:x1="7.443cm" svg:y1="7.641cm" svg:x2="7.443cm" svg:y2="7.588cm">
          <text:p/>
        </draw:line>
        <draw:line draw:style-name="gr8" draw:text-style-name="P2" draw:layer="layout" svg:x1="7.472cm" svg:y1="7.57cm" svg:x2="7.443cm" svg:y2="7.589cm">
          <text:p/>
        </draw:line>
        <draw:line draw:style-name="gr8" draw:text-style-name="P2" draw:layer="layout" svg:x1="7.443cm" svg:y1="7.588cm" svg:x2="7.765cm" svg:y2="7.815cm">
          <text:p/>
        </draw:line>
        <draw:line draw:style-name="gr8" draw:text-style-name="P2" draw:layer="layout" svg:x1="7.79cm" svg:y1="7.792cm" svg:x2="7.761cm" svg:y2="7.815cm">
          <text:p/>
        </draw:line>
        <draw:line draw:style-name="gr8" draw:text-style-name="P2" draw:layer="layout" svg:x1="7.761cm" svg:y1="7.814cm" svg:x2="7.761cm" svg:y2="7.866cm">
          <text:p/>
        </draw:line>
        <draw:path draw:style-name="gr8" draw:text-style-name="P2" draw:layer="layout" svg:width="0.025cm" svg:height="0.007cm" svg:x="7.852cm" svg:y="7.789cm" svg:viewBox="0 0 26 8" svg:d="M26 0c-11 0-19 0-26 8">
          <text:p/>
        </draw:path>
        <draw:path draw:style-name="gr8" draw:text-style-name="P2" draw:layer="layout" svg:width="0.145cm" svg:height="0.189cm" svg:x="7.838cm" svg:y="7.796cm" svg:viewBox="0 0 146 190" svg:d="M14 0c-24 19-17 75 18 124 40 53 89 79 114 60">
          <text:p/>
        </draw:path>
        <draw:path draw:style-name="gr8" draw:text-style-name="P2" draw:layer="layout" svg:width="0.014cm" svg:height="0.021cm" svg:x="7.983cm" svg:y="7.958cm" svg:viewBox="0 0 15 22" svg:d="M0 22c3-3 11-11 15-22">
          <text:p/>
        </draw:path>
        <draw:path draw:style-name="gr8" draw:text-style-name="P2" draw:layer="layout" svg:width="0.025cm" svg:height="0.006cm" svg:x="7.323cm" svg:y="7.417cm" svg:viewBox="0 0 26 7" svg:d="M26 2c-11-4-19 0-26 5">
          <text:p/>
        </draw:path>
        <draw:path draw:style-name="gr8" draw:text-style-name="P2" draw:layer="layout" svg:width="0.136cm" svg:height="0.191cm" svg:x="7.307cm" svg:y="7.422cm" svg:viewBox="0 0 137 192" svg:d="M16 0c-25 18-21 71 11 120 35 50 82 79 110 71">
          <text:p/>
        </draw:path>
        <draw:path draw:style-name="gr8" draw:text-style-name="P2" draw:layer="layout" svg:width="0.088cm" svg:height="0.198cm" svg:x="5.845cm" svg:y="6.141cm" svg:viewBox="0 0 89 199" svg:d="M0 0c12 64 43 132 89 199">
          <text:p/>
        </draw:path>
        <draw:path draw:style-name="gr8" draw:text-style-name="P2" draw:layer="layout" svg:width="0.088cm" svg:height="0.194cm" svg:x="5.845cm" svg:y="5.344cm" svg:viewBox="0 0 89 195" svg:d="M0 0c12 60 43 131 89 195">
          <text:p/>
        </draw:path>
        <draw:path draw:style-name="gr8" draw:text-style-name="P2" draw:layer="layout" svg:width="0.145cm" svg:height="0.209cm" svg:x="5.774cm" svg:y="2.472cm" svg:viewBox="0 0 146 210" svg:d="M0 0c32 22 65 50 93 85 14 18 25 35 35 58 11 21 18 45 18 67">
          <text:p/>
        </draw:path>
        <draw:path draw:style-name="gr8" draw:text-style-name="P2" draw:layer="layout" svg:width="0.106cm" svg:height="0.042cm" svg:x="4.73cm" svg:y="1.767cm" svg:viewBox="0 0 107 43" svg:d="M107 43c-35-21-75-43-107-43">
          <text:p/>
        </draw:path>
        <draw:path draw:style-name="gr8" draw:text-style-name="P2" draw:layer="layout" svg:width="0.145cm" svg:height="0.209cm" svg:x="5.774cm" svg:y="2.472cm" svg:viewBox="0 0 146 210" svg:d="M146 210c0-22-7-46-18-64-10-26-24-47-38-64-29-36-61-64-90-82">
          <text:p/>
        </draw:path>
        <draw:path draw:style-name="gr8" draw:text-style-name="P2" draw:layer="layout" svg:width="0.941cm" svg:height="0.663cm" svg:x="4.833cm" svg:y="1.809cm" svg:viewBox="0 0 942 664" svg:d="M942 664c-17-360-426-650-942-664">
          <text:p/>
        </draw:path>
        <draw:path draw:style-name="gr8" draw:text-style-name="P2" draw:layer="layout" svg:width="0.106cm" svg:height="0.042cm" svg:x="4.73cm" svg:y="1.767cm" svg:viewBox="0 0 107 43" svg:d="M0 0c32 0 72 22 107 43">
          <text:p/>
        </draw:path>
        <draw:path draw:style-name="gr8" draw:text-style-name="P2" draw:layer="layout" svg:width="0.289cm" svg:height="0.391cm" svg:x="3.912cm" svg:y="4.385cm" svg:viewBox="0 0 290 392" svg:d="M3 0c-14 63 18 163 78 247 63 85 145 142 209 145">
          <text:p/>
        </draw:path>
        <draw:path draw:style-name="gr8" draw:text-style-name="P2" draw:layer="layout" svg:width="0.289cm" svg:height="0.391cm" svg:x="3.912cm" svg:y="5.422cm" svg:viewBox="0 0 290 392" svg:d="M3 0c-14 63 18 162 78 247 63 89 145 142 209 145">
          <text:p/>
        </draw:path>
        <draw:path draw:style-name="gr8" draw:text-style-name="P2" draw:layer="layout" svg:width="0.162cm" svg:height="0.005cm" svg:x="6.84cm" svg:y="5.275cm" svg:viewBox="0 0 163 6" svg:d="M163 6c-53-8-109-8-163 0">
          <text:p/>
        </draw:path>
        <draw:path draw:style-name="gr8" draw:text-style-name="P2" draw:layer="layout" svg:width="0.007cm" svg:height="0.038cm" svg:x="10.632cm" svg:y="7.874cm" svg:viewBox="0 0 8 39" svg:d="M8 39c0-14-4-29-8-39">
          <text:p/>
        </draw:path>
        <draw:path draw:style-name="gr8" draw:text-style-name="P2" draw:layer="layout" svg:width="0.268cm" svg:height="0.332cm" svg:x="10.371cm" svg:y="7.912cm" svg:viewBox="0 0 269 333" svg:d="M0 333c53 0 120-46 180-116 54-72 89-153 89-217">
          <text:p/>
        </draw:path>
        <draw:path draw:style-name="gr8" draw:text-style-name="P2" draw:layer="layout" svg:width="0.088cm" svg:height="0.127cm" svg:x="10.431cm" svg:y="5.711cm" svg:viewBox="0 0 89 128" svg:d="M0 128c39-32 71-82 89-128">
          <text:p/>
        </draw:path>
        <draw:path draw:style-name="gr8" draw:text-style-name="P2" draw:layer="layout" svg:width="0.088cm" svg:height="0.127cm" svg:x="10.431cm" svg:y="7.976cm" svg:viewBox="0 0 89 128" svg:d="M0 128c39-32 71-82 89-128">
          <text:p/>
        </draw:path>
        <draw:path draw:style-name="gr8" draw:text-style-name="P2" draw:layer="layout" svg:width="0.007cm" svg:height="0.038cm" svg:x="10.632cm" svg:y="5.609cm" svg:viewBox="0 0 8 39" svg:d="M8 39c0-15-4-29-8-39">
          <text:p/>
        </draw:path>
        <draw:path draw:style-name="gr8" draw:text-style-name="P2" draw:layer="layout" svg:width="0.268cm" svg:height="0.332cm" svg:x="10.371cm" svg:y="5.647cm" svg:viewBox="0 0 269 333" svg:d="M0 333c53 0 120-46 180-116 54-72 89-153 89-217">
          <text:p/>
        </draw:path>
        <draw:path draw:style-name="gr8" draw:text-style-name="P2" draw:layer="layout" svg:width="1.02cm" svg:height="0.419cm" svg:x="4.377cm" svg:y="2.497cm" svg:viewBox="0 0 1021 420" svg:d="M0 298c173 119 432 155 654 91 222-67 367-223 367-389">
          <text:p/>
        </draw:path>
        <draw:path draw:style-name="gr8" draw:text-style-name="P2" draw:layer="layout" svg:width="1.192cm" svg:height="0.423cm" svg:x="4.205cm" svg:y="2.074cm" svg:viewBox="0 0 1193 424" svg:d="M1193 424c0-234-269-424-597-424s-596 190-596 424">
          <text:p/>
        </draw:path>
        <draw:path draw:style-name="gr8" draw:text-style-name="P2" draw:layer="layout" svg:width="0.176cm" svg:height="0.297cm" svg:x="4.205cm" svg:y="2.497cm" svg:viewBox="0 0 177 298" svg:d="M0 0c0 111 63 216 177 298">
          <text:p/>
        </draw:path>
        <draw:path draw:style-name="gr8" draw:text-style-name="P2" draw:layer="layout" svg:width="0.284cm" svg:height="0.381cm" svg:x="3.918cm" svg:y="4.385cm" svg:viewBox="0 0 285 382" svg:d="M5 0c-17 63 15 158 78 243 60 85 142 142 202 139">
          <text:p/>
        </draw:path>
        <draw:path draw:style-name="gr8" draw:text-style-name="P2" draw:layer="layout" svg:width="0.284cm" svg:height="0.381cm" svg:x="3.918cm" svg:y="5.425cm" svg:viewBox="0 0 285 382" svg:d="M5 0c-17 64 15 160 78 245 60 84 142 137 202 137">
          <text:p/>
        </draw:path>
        <draw:path draw:style-name="gr8" draw:text-style-name="P2" draw:layer="layout" svg:width="0.512cm" svg:height="0.41cm" svg:x="4.885cm" svg:y="2.091cm" svg:viewBox="0 0 513 411" svg:d="M513 411c-4-205-223-382-513-411">
          <text:p/>
        </draw:path>
        <draw:path draw:style-name="gr8" draw:text-style-name="P2" draw:layer="layout" svg:width="0.169cm" svg:height="0.005cm" svg:x="4.716cm" svg:y="2.086cm" svg:viewBox="0 0 170 6" svg:d="M170 6c-56-8-113-8-170 0">
          <text:p/>
        </draw:path>
        <draw:path draw:style-name="gr8" draw:text-style-name="P2" draw:layer="layout" svg:width="0.511cm" svg:height="0.41cm" svg:x="4.205cm" svg:y="2.091cm" svg:viewBox="0 0 512 411" svg:d="M512 0c-289 29-509 206-512 411">
          <text:p/>
        </draw:path>
        <draw:path draw:style-name="gr8" draw:text-style-name="P2" draw:layer="layout" svg:width="0.166cm" svg:height="0.208cm" svg:x="4.028cm" svg:y="4.448cm" svg:viewBox="0 0 167 209" svg:d="M0 0c7 43 29 89 61 128 32 42 71 71 106 81">
          <text:p/>
        </draw:path>
        <draw:path draw:style-name="gr8" draw:text-style-name="P2" draw:layer="layout" svg:width="0.166cm" svg:height="0.208cm" svg:x="4.028cm" svg:y="5.489cm" svg:viewBox="0 0 167 209" svg:d="M0 0c7 43 29 89 61 128s71 70 106 81">
          <text:p/>
        </draw:path>
        <draw:path draw:style-name="gr8" draw:text-style-name="P2" draw:layer="layout" svg:width="0.176cm" svg:height="0.005cm" svg:x="4.713cm" svg:y="2.086cm" svg:viewBox="0 0 177 6" svg:d="M177 6c-61-8-121-8-177 0">
          <text:p/>
        </draw:path>
        <draw:path draw:style-name="gr8" draw:text-style-name="P2" draw:layer="layout" svg:width="1.178cm" svg:height="0.363cm" svg:x="4.212cm" svg:y="2.194cm" svg:viewBox="0 0 1179 364" svg:d="M0 364c42-209 292-364 589-364 296 0 548 155 590 364">
          <text:p/>
        </draw:path>
        <draw:path draw:style-name="gr8" draw:text-style-name="P2" draw:layer="layout" svg:width="1.115cm" svg:height="0.212cm" svg:x="4.243cm" svg:y="2.144cm" svg:viewBox="0 0 1116 213" svg:d="M1116 213c-123-130-331-213-558-213-226 0-434 83-558 213">
          <text:p/>
        </draw:path>
        <draw:path draw:style-name="gr8" draw:text-style-name="P2" draw:layer="layout" svg:width="0.017cm" svg:height="0.039cm" svg:x="2.427cm" svg:y="5.573cm" svg:viewBox="0 0 18 40" svg:d="M0 40c0-22 7-33 18-40">
          <text:p/>
        </draw:path>
        <draw:path draw:style-name="gr8" draw:text-style-name="P2" draw:layer="layout" svg:width="0.145cm" svg:height="0.189cm" svg:x="2.441cm" svg:y="5.568cm" svg:viewBox="0 0 146 190" svg:d="M0 5c24-17 74 11 114 60 35 50 42 107 17 125">
          <text:p/>
        </draw:path>
        <draw:path draw:style-name="gr8" draw:text-style-name="P2" draw:layer="layout" svg:width="0.144cm" svg:height="0.154cm" svg:x="2.427cm" svg:y="5.609cm" svg:viewBox="0 0 145 155" svg:d="M145 149c-21 14-57 3-89-32-35-35-56-81-56-117">
          <text:p/>
        </draw:path>
        <draw:path draw:style-name="gr8" draw:text-style-name="P2" draw:layer="layout" svg:width="0.028cm" svg:height="0.067cm" svg:x="2.36cm" svg:y="5.496cm" svg:viewBox="0 0 29 68" svg:d="M0 68c0-28 11-54 29-68">
          <text:p/>
        </draw:path>
        <draw:path draw:style-name="gr8" draw:text-style-name="P2" draw:layer="layout" svg:width="0.265cm" svg:height="0.348cm" svg:x="2.388cm" svg:y="5.486cm" svg:viewBox="0 0 266 349" svg:d="M0 10c46-32 138 17 205 109 64 92 82 199 32 230">
          <text:p/>
        </draw:path>
        <draw:path draw:style-name="gr8" draw:text-style-name="P2" draw:layer="layout" svg:width="0.264cm" svg:height="0.281cm" svg:x="2.36cm" svg:y="5.563cm" svg:viewBox="0 0 265 282" svg:d="M265 272c-35 25-102 4-163-60-60-64-102-149-102-212">
          <text:p/>
        </draw:path>
        <draw:path draw:style-name="gr8" draw:text-style-name="P2" draw:layer="layout" svg:width="0.263cm" svg:height="0.35cm" svg:x="2.416cm" svg:y="5.467cm" svg:viewBox="0 0 264 351" svg:d="M0 11c46-35 139 14 202 110 67 91 81 195 35 230">
          <text:p/>
        </draw:path>
        <draw:path draw:style-name="gr8" draw:text-style-name="P2" draw:layer="layout" svg:width="0.242cm" svg:height="0.319cm" svg:x="2.515cm" svg:y="5.42cm" svg:viewBox="0 0 243 320" svg:d="M0 9c43-28 128 14 188 102 60 86 74 177 28 209">
          <text:p/>
        </draw:path>
        <draw:path draw:style-name="gr8" draw:text-style-name="P2" draw:layer="layout" svg:width="0.021cm" svg:height="0.021cm" svg:x="2.497cm" svg:y="5.422cm" svg:viewBox="0 0 22 22" svg:d="M0 22c7-11 11-19 22-22">
          <text:p/>
        </draw:path>
        <draw:path draw:style-name="gr8" draw:text-style-name="P2" draw:layer="layout" svg:width="0.251cm" svg:height="0.328cm" svg:x="2.515cm" svg:y="5.412cm" svg:viewBox="0 0 252 329" svg:d="M0 11c46-33 135 14 195 102s77 183 32 216">
          <text:p/>
        </draw:path>
        <draw:path draw:style-name="gr8" draw:text-style-name="P2" draw:layer="layout" svg:width="0.025cm" svg:height="0.011cm" svg:x="2.716cm" svg:y="5.739cm" svg:viewBox="0 0 26 12" svg:d="M26 0c-7 4-19 8-26 12">
          <text:p/>
        </draw:path>
        <draw:path draw:style-name="gr8" draw:text-style-name="P2" draw:layer="layout" svg:width="0.25cm" svg:height="0.329cm" svg:x="2.543cm" svg:y="5.393cm" svg:viewBox="0 0 251 330" svg:d="M0 11c42-35 132 15 195 103 60 89 74 184 32 216">
          <text:p/>
        </draw:path>
        <draw:path draw:style-name="gr8" draw:text-style-name="P2" draw:layer="layout" svg:width="0.017cm" svg:height="0.035cm" svg:x="2.427cm" svg:y="6.614cm" svg:viewBox="0 0 18 36" svg:d="M0 36c0-18 7-29 18-36">
          <text:p/>
        </draw:path>
        <draw:path draw:style-name="gr8" draw:text-style-name="P2" draw:layer="layout" svg:width="0.145cm" svg:height="0.191cm" svg:x="2.441cm" svg:y="6.607cm" svg:viewBox="0 0 146 192" svg:d="M0 7c24-21 74 7 114 57 35 52 42 110 17 128">
          <text:p/>
        </draw:path>
        <draw:path draw:style-name="gr8" draw:text-style-name="P2" draw:layer="layout" svg:width="0.144cm" svg:height="0.155cm" svg:x="2.427cm" svg:y="6.649cm" svg:viewBox="0 0 145 156" svg:d="M145 150c-21 15-57 0-89-32-35-35-56-81-56-118">
          <text:p/>
        </draw:path>
        <draw:path draw:style-name="gr8" draw:text-style-name="P2" draw:layer="layout" svg:width="0.028cm" svg:height="0.068cm" svg:x="2.36cm" svg:y="6.536cm" svg:viewBox="0 0 29 69" svg:d="M0 69c0-33 11-58 29-69">
          <text:p/>
        </draw:path>
        <draw:path draw:style-name="gr8" draw:text-style-name="P2" draw:layer="layout" svg:width="0.265cm" svg:height="0.35cm" svg:x="2.388cm" svg:y="6.525cm" svg:viewBox="0 0 266 351" svg:d="M0 11c46-35 138 15 205 110 64 92 82 195 32 230">
          <text:p/>
        </draw:path>
        <draw:path draw:style-name="gr8" draw:text-style-name="P2" draw:layer="layout" svg:width="0.264cm" svg:height="0.285cm" svg:x="2.36cm" svg:y="6.6cm" svg:viewBox="0 0 265 286" svg:d="M265 276c-35 25-102 0-163-60-60-63-102-149-102-216">
          <text:p/>
        </draw:path>
        <draw:path draw:style-name="gr8" draw:text-style-name="P2" draw:layer="layout" svg:width="0.263cm" svg:height="0.346cm" svg:x="2.416cm" svg:y="6.508cm" svg:viewBox="0 0 264 347" svg:d="M0 11c46-35 139 14 202 109 67 92 81 195 35 227">
          <text:p/>
        </draw:path>
        <draw:path draw:style-name="gr8" draw:text-style-name="P2" draw:layer="layout" svg:width="0.242cm" svg:height="0.317cm" svg:x="2.515cm" svg:y="6.46cm" svg:viewBox="0 0 243 318" svg:d="M0 10c43-31 128 16 188 100 60 85 74 177 28 208">
          <text:p/>
        </draw:path>
        <draw:path draw:style-name="gr8" draw:text-style-name="P2" draw:layer="layout" svg:width="0.021cm" svg:height="0.021cm" svg:x="2.497cm" svg:y="6.459cm" svg:viewBox="0 0 22 22" svg:d="M0 22c7-8 11-15 22-22">
          <text:p/>
        </draw:path>
        <draw:path draw:style-name="gr8" draw:text-style-name="P2" draw:layer="layout" svg:width="0.251cm" svg:height="0.332cm" svg:x="2.515cm" svg:y="6.449cm" svg:viewBox="0 0 252 333" svg:d="M0 11c46-33 135 14 195 102s77 187 32 220">
          <text:p/>
        </draw:path>
        <draw:path draw:style-name="gr8" draw:text-style-name="P2" draw:layer="layout" svg:width="0.025cm" svg:height="0.011cm" svg:x="2.716cm" svg:y="6.776cm" svg:viewBox="0 0 26 12" svg:d="M26 0c-7 7-19 12-26 12">
          <text:p/>
        </draw:path>
        <draw:path draw:style-name="gr8" draw:text-style-name="P2" draw:layer="layout" svg:width="0.25cm" svg:height="0.331cm" svg:x="2.543cm" svg:y="6.431cm" svg:viewBox="0 0 251 332" svg:d="M0 11c42-33 132 14 195 103 60 88 74 187 32 218">
          <text:p/>
        </draw:path>
        <draw:path draw:style-name="gr8" draw:text-style-name="P2" draw:layer="layout" svg:width="0.007cm" svg:height="0.017cm" svg:x="6.265cm" svg:y="7.976cm" svg:viewBox="0 0 8 18" svg:d="M0 18c0-7 0-15 8-18">
          <text:p/>
        </draw:path>
        <draw:path draw:style-name="gr8" draw:text-style-name="P2" draw:layer="layout" svg:width="0.073cm" svg:height="0.097cm" svg:x="6.272cm" svg:y="7.974cm" svg:viewBox="0 0 74 98" svg:d="M0 2c14-7 40 7 57 33 18 24 22 52 11 63">
          <text:p/>
        </draw:path>
        <draw:path draw:style-name="gr8" draw:text-style-name="P2" draw:layer="layout" svg:width="0.074cm" svg:height="0.078cm" svg:x="6.265cm" svg:y="7.993cm" svg:viewBox="0 0 75 79" svg:d="M75 76c-11 7-29 3-47-15s-28-43-28-61">
          <text:p/>
        </draw:path>
        <draw:path draw:style-name="gr8" draw:text-style-name="P2" draw:layer="layout" svg:width="0.148cm" svg:height="0.188cm" svg:x="6.392cm" svg:y="7.815cm" svg:viewBox="0 0 149 189" svg:d="M0 5c29-18 78 10 114 60 35 52 47 109 21 124">
          <text:p/>
        </draw:path>
        <draw:path draw:style-name="gr8" draw:text-style-name="P2" draw:layer="layout" svg:width="0.159cm" svg:height="0.206cm" svg:x="6.36cm" svg:y="7.826cm" svg:viewBox="0 0 160 207" svg:d="M0 5c28-17 86 11 125 67 38 54 45 114 21 135">
          <text:p/>
        </draw:path>
        <draw:path draw:style-name="gr8" draw:text-style-name="P2" draw:layer="layout" svg:width="0.176cm" svg:height="0.23cm" svg:x="6.261cm" svg:y="7.88cm" svg:viewBox="0 0 177 231" svg:d="M0 8c32-25 92 10 135 71 46 60 53 131 25 152">
          <text:p/>
        </draw:path>
        <draw:path draw:style-name="gr8" draw:text-style-name="P2" draw:layer="layout" svg:width="0.018cm" svg:height="0.046cm" svg:x="6.208cm" svg:y="7.909cm" svg:viewBox="0 0 19 47" svg:d="M0 47c0-19 8-37 19-47">
          <text:p/>
        </draw:path>
        <draw:path draw:style-name="gr8" draw:text-style-name="P2" draw:layer="layout" svg:width="0.174cm" svg:height="0.231cm" svg:x="6.226cm" svg:y="7.904cm" svg:viewBox="0 0 175 232" svg:d="M0 5c32-18 93 14 135 75 42 60 53 130 21 152">
          <text:p/>
        </draw:path>
        <draw:path draw:style-name="gr8" draw:text-style-name="P2" draw:layer="layout" svg:width="0.173cm" svg:height="0.187cm" svg:x="6.208cm" svg:y="7.955cm" svg:viewBox="0 0 174 188" svg:d="M174 181c-21 17-67 0-107-39-42-44-67-100-67-142">
          <text:p/>
        </draw:path>
        <draw:path draw:style-name="gr8" draw:text-style-name="P2" draw:layer="layout" svg:width="0.011cm" svg:height="0.017cm" svg:x="6.261cm" svg:y="8.978cm" svg:viewBox="0 0 12 18" svg:d="M0 18c0-10 5-15 12-18">
          <text:p/>
        </draw:path>
        <draw:path draw:style-name="gr8" draw:text-style-name="P2" draw:layer="layout" svg:width="0.076cm" svg:height="0.094cm" svg:x="6.268cm" svg:y="8.974cm" svg:viewBox="0 0 77 95" svg:d="M0 4c14-12 39 3 57 28 22 28 26 53 10 63">
          <text:p/>
        </draw:path>
        <draw:path draw:style-name="gr8" draw:text-style-name="P2" draw:layer="layout" svg:width="0.074cm" svg:height="0.077cm" svg:x="6.261cm" svg:y="8.995cm" svg:viewBox="0 0 75 78" svg:d="M75 75c-11 7-29 0-46-17-18-14-29-39-29-58">
          <text:p/>
        </draw:path>
        <draw:path draw:style-name="gr8" draw:text-style-name="P2" draw:layer="layout" svg:width="0.145cm" svg:height="0.189cm" svg:x="6.392cm" svg:y="8.817cm" svg:viewBox="0 0 146 190" svg:d="M0 5c28-17 78 8 114 60 35 51 42 107 17 125">
          <text:p/>
        </draw:path>
        <draw:path draw:style-name="gr8" draw:text-style-name="P2" draw:layer="layout" svg:width="0.157cm" svg:height="0.208cm" svg:x="6.36cm" svg:y="8.827cm" svg:viewBox="0 0 158 209" svg:d="M0 7c28-21 81 11 120 64 40 56 50 117 21 138">
          <text:p/>
        </draw:path>
        <draw:path draw:style-name="gr8" draw:text-style-name="P2" draw:layer="layout" svg:width="0.177cm" svg:height="0.228cm" svg:x="6.258cm" svg:y="8.88cm" svg:viewBox="0 0 178 229" svg:d="M0 6c33-21 96 11 138 74 43 61 53 128 22 149">
          <text:p/>
        </draw:path>
        <draw:path draw:style-name="gr8" draw:text-style-name="P2" draw:layer="layout" svg:width="0.021cm" svg:height="0.046cm" svg:x="6.205cm" svg:y="8.911cm" svg:viewBox="0 0 22 47" svg:d="M0 47c0-22 8-37 22-47">
          <text:p/>
        </draw:path>
        <draw:path draw:style-name="gr8" draw:text-style-name="P2" draw:layer="layout" svg:width="0.174cm" svg:height="0.229cm" svg:x="6.226cm" svg:y="8.904cm" svg:viewBox="0 0 175 230" svg:d="M0 7c28-21 88 10 135 74 42 61 53 128 21 149">
          <text:p/>
        </draw:path>
        <draw:path draw:style-name="gr8" draw:text-style-name="P2" draw:layer="layout" svg:width="0.176cm" svg:height="0.183cm" svg:x="6.205cm" svg:y="8.957cm" svg:viewBox="0 0 177 184" svg:d="M177 177c-24 18-67 3-109-39-40-40-68-96-68-138">
          <text:p/>
        </draw:path>
        <draw:path draw:style-name="gr8" draw:text-style-name="P2" draw:layer="layout" svg:width="0.011cm" svg:height="0.021cm" svg:x="5.732cm" svg:y="7.602cm" svg:viewBox="0 0 12 22" svg:d="M0 22c0-12 8-15 12-22">
          <text:p/>
        </draw:path>
        <draw:path draw:style-name="gr8" draw:text-style-name="P2" draw:layer="layout" svg:width="0.072cm" svg:height="0.097cm" svg:x="5.743cm" svg:y="7.6cm" svg:viewBox="0 0 73 98" svg:d="M0 2c10-7 35 7 57 33 18 24 21 53 7 63">
          <text:p/>
        </draw:path>
        <draw:path draw:style-name="gr8" draw:text-style-name="P2" draw:layer="layout" svg:width="0.074cm" svg:height="0.08cm" svg:x="5.732cm" svg:y="7.62cm" svg:viewBox="0 0 75 81" svg:d="M75 78c-10 7-28 0-46-18-14-17-29-38-29-60">
          <text:p/>
        </draw:path>
        <draw:path draw:style-name="gr8" draw:text-style-name="P2" draw:layer="layout" svg:width="0.145cm" svg:height="0.191cm" svg:x="5.863cm" svg:y="7.443cm" svg:viewBox="0 0 146 192" svg:d="M0 7c29-21 75 7 114 61 35 50 43 106 17 124">
          <text:p/>
        </draw:path>
        <draw:path draw:style-name="gr8" draw:text-style-name="P2" draw:layer="layout" svg:width="0.158cm" svg:height="0.204cm" svg:x="5.831cm" svg:y="7.454cm" svg:viewBox="0 0 159 205" svg:d="M0 7c28-22 86 7 121 63 42 57 49 117 21 135">
          <text:p/>
        </draw:path>
        <draw:path draw:style-name="gr8" draw:text-style-name="P2" draw:layer="layout" svg:width="0.174cm" svg:height="0.229cm" svg:x="5.732cm" svg:y="7.507cm" svg:viewBox="0 0 175 230" svg:d="M0 7c28-21 93 10 135 70 43 65 53 132 21 153">
          <text:p/>
        </draw:path>
        <draw:path draw:style-name="gr8" draw:text-style-name="P2" draw:layer="layout" svg:width="0.018cm" svg:height="0.046cm" svg:x="5.679cm" svg:y="7.538cm" svg:viewBox="0 0 19 47" svg:d="M0 47c0-22 4-36 19-47">
          <text:p/>
        </draw:path>
        <draw:path draw:style-name="gr8" draw:text-style-name="P2" draw:layer="layout" svg:width="0.174cm" svg:height="0.229cm" svg:x="5.697cm" svg:y="7.532cm" svg:viewBox="0 0 175 230" svg:d="M0 6c28-21 88 11 135 71 42 64 53 131 21 153">
          <text:p/>
        </draw:path>
        <draw:path draw:style-name="gr8" draw:text-style-name="P2" draw:layer="layout" svg:width="0.173cm" svg:height="0.187cm" svg:x="5.679cm" svg:y="7.581cm" svg:viewBox="0 0 174 188" svg:d="M174 181c-25 17-67 0-107-39-42-44-67-100-67-142">
          <text:p/>
        </draw:path>
        <draw:path draw:style-name="gr8" draw:text-style-name="P2" draw:layer="layout" svg:width="0.007cm" svg:height="0.017cm" svg:x="5.732cm" svg:y="8.604cm" svg:viewBox="0 0 8 18" svg:d="M0 18c0-7 4-15 8-18">
          <text:p/>
        </draw:path>
        <draw:path draw:style-name="gr8" draw:text-style-name="P2" draw:layer="layout" svg:width="0.073cm" svg:height="0.098cm" svg:x="5.739cm" svg:y="8.601cm" svg:viewBox="0 0 74 99" svg:d="M0 3c14-11 39 7 58 32 17 24 21 53 10 64">
          <text:p/>
        </draw:path>
        <draw:path draw:style-name="gr8" draw:text-style-name="P2" draw:layer="layout" svg:width="0.074cm" svg:height="0.079cm" svg:x="5.732cm" svg:y="8.621cm" svg:viewBox="0 0 75 80" svg:d="M75 75c-10 11-28 4-46-14-17-17-29-43-29-61">
          <text:p/>
        </draw:path>
        <draw:path draw:style-name="gr8" draw:text-style-name="P2" draw:layer="layout" svg:width="0.145cm" svg:height="0.188cm" svg:x="5.863cm" svg:y="8.443cm" svg:viewBox="0 0 146 189" svg:d="M0 5c24-18 74 10 109 60 40 50 47 110 22 124">
          <text:p/>
        </draw:path>
        <draw:path draw:style-name="gr8" draw:text-style-name="P2" draw:layer="layout" svg:width="0.157cm" svg:height="0.206cm" svg:x="5.831cm" svg:y="8.454cm" svg:viewBox="0 0 158 207" svg:d="M0 5c28-18 82 11 121 67 39 54 49 114 21 135">
          <text:p/>
        </draw:path>
        <draw:path draw:style-name="gr8" draw:text-style-name="P2" draw:layer="layout" svg:width="0.177cm" svg:height="0.232cm" svg:x="5.729cm" svg:y="8.506cm" svg:viewBox="0 0 178 233" svg:d="M0 6c32-21 92 14 138 74 43 60 53 132 21 153">
          <text:p/>
        </draw:path>
        <draw:path draw:style-name="gr8" draw:text-style-name="P2" draw:layer="layout" svg:width="0.021cm" svg:height="0.043cm" svg:x="5.676cm" svg:y="8.54cm" svg:viewBox="0 0 22 44" svg:d="M0 44c0-22 8-37 22-44">
          <text:p/>
        </draw:path>
        <draw:path draw:style-name="gr8" draw:text-style-name="P2" draw:layer="layout" svg:width="0.178cm" svg:height="0.229cm" svg:x="5.693cm" svg:y="8.534cm" svg:viewBox="0 0 179 230" svg:d="M0 6c32-21 93 12 139 72 42 60 53 130 21 152">
          <text:p/>
        </draw:path>
        <draw:path draw:style-name="gr8" draw:text-style-name="P2" draw:layer="layout" svg:width="0.176cm" svg:height="0.187cm" svg:x="5.676cm" svg:y="8.583cm" svg:viewBox="0 0 177 188" svg:d="M177 181c-25 17-70 0-109-39-40-43-68-100-68-142">
          <text:p/>
        </draw:path>
        <draw:line draw:style-name="gr8" draw:text-style-name="P2" draw:layer="layout" svg:x1="9.487cm" svg:y1="4.945cm" svg:x2="9.144cm" svg:y2="5.186cm">
          <text:p/>
        </draw:line>
        <draw:line draw:style-name="gr8" draw:text-style-name="P2" draw:layer="layout" svg:x1="9.921cm" svg:y1="4.522cm" svg:x2="9.161cm" svg:y2="5.056cm">
          <text:p/>
        </draw:line>
        <draw:line draw:style-name="gr8" draw:text-style-name="P2" draw:layer="layout" svg:x1="8.646cm" svg:y1="5.543cm" svg:x2="8.926cm" svg:y2="5.344cm">
          <text:p/>
        </draw:line>
        <draw:line draw:style-name="gr8" draw:text-style-name="P2" draw:layer="layout" svg:x1="5.926cm" svg:y1="2.603cm" svg:x2="5.926cm" svg:y2="4.222cm">
          <text:p/>
        </draw:line>
        <draw:line draw:style-name="gr8" draw:text-style-name="P2" draw:layer="layout" svg:x1="3.675cm" svg:y1="2.603cm" svg:x2="3.675cm" svg:y2="6.649cm">
          <text:p/>
        </draw:line>
        <draw:path draw:style-name="gr8" draw:text-style-name="P2" draw:layer="layout" svg:width="1.055cm" svg:height="0.836cm" svg:x="3.675cm" svg:y="1.767cm" svg:viewBox="0 0 1056 837" svg:d="M0 837c0-81 16-166 58-265 21-42 46-88 81-137 35-50 81-102 152-160 60-49 130-95 201-134 74-35 144-60 211-81 68-21 131-32 187-42 57-11 113-15 166-18">
          <text:p/>
        </draw:path>
        <draw:path draw:style-name="gr8" draw:text-style-name="P2" draw:layer="layout" svg:width="1.196cm" svg:height="0.837cm" svg:x="4.73cm" svg:y="1.766cm" svg:viewBox="0 0 1197 838" svg:d="M0 1c81-4 173 0 268 14 89 11 180 32 283 67 84 25 173 67 255 120 42 25 81 53 112 81 36 32 64 61 89 89 70 78 109 145 137 212 39 92 53 176 53 254">
          <text:p/>
        </draw:path>
        <draw:line draw:style-name="gr8" draw:text-style-name="P2" draw:layer="layout" svg:x1="7.408cm" svg:y1="6.787cm" svg:x2="7.882cm" svg:y2="7.123cm">
          <text:p/>
        </draw:line>
        <draw:line draw:style-name="gr8" draw:text-style-name="P2" draw:layer="layout" svg:x1="6.399cm" svg:y1="5.672cm" svg:x2="6.399cm" svg:y2="5.545cm">
          <text:p/>
        </draw:line>
        <draw:line draw:style-name="gr8" draw:text-style-name="P2" draw:layer="layout" svg:x1="7.998cm" svg:y1="7.969cm" svg:x2="7.983cm" svg:y2="7.98cm">
          <text:p/>
        </draw:line>
        <draw:line draw:style-name="gr8" draw:text-style-name="P2" draw:layer="layout" svg:x1="2.388cm" svg:y1="5.497cm" svg:x2="2.417cm" svg:y2="5.478cm">
          <text:p/>
        </draw:line>
        <draw:line draw:style-name="gr8" draw:text-style-name="P2" draw:layer="layout" svg:x1="2.624cm" svg:y1="5.835cm" svg:x2="2.653cm" svg:y2="5.817cm">
          <text:p/>
        </draw:line>
        <draw:line draw:style-name="gr8" draw:text-style-name="P2" draw:layer="layout" svg:x1="2.462cm" svg:y1="5.472cm" svg:x2="2.516cm" svg:y2="5.429cm">
          <text:p/>
        </draw:line>
        <draw:line draw:style-name="gr8" draw:text-style-name="P2" draw:layer="layout" svg:x1="2.677cm" svg:y1="5.779cm" svg:x2="2.732cm" svg:y2="5.736cm">
          <text:p/>
        </draw:line>
        <draw:line draw:style-name="gr8" draw:text-style-name="P2" draw:layer="layout" svg:x1="2.515cm" svg:y1="5.423cm" svg:x2="2.544cm" svg:y2="5.401cm">
          <text:p/>
        </draw:line>
        <draw:line draw:style-name="gr8" draw:text-style-name="P2" draw:layer="layout" svg:x1="2.741cm" svg:y1="5.74cm" svg:x2="2.77cm" svg:y2="5.722cm">
          <text:p/>
        </draw:line>
        <draw:line draw:style-name="gr8" draw:text-style-name="P2" draw:layer="layout" svg:x1="2.388cm" svg:y1="6.537cm" svg:x2="2.417cm" svg:y2="6.519cm">
          <text:p/>
        </draw:line>
        <draw:line draw:style-name="gr8" draw:text-style-name="P2" draw:layer="layout" svg:x1="2.624cm" svg:y1="6.876cm" svg:x2="2.653cm" svg:y2="6.854cm">
          <text:p/>
        </draw:line>
        <draw:line draw:style-name="gr8" draw:text-style-name="P2" draw:layer="layout" svg:x1="2.462cm" svg:y1="6.509cm" svg:x2="2.516cm" svg:y2="6.469cm">
          <text:p/>
        </draw:line>
        <draw:line draw:style-name="gr8" draw:text-style-name="P2" draw:layer="layout" svg:x1="2.677cm" svg:y1="6.816cm" svg:x2="2.732cm" svg:y2="6.776cm">
          <text:p/>
        </draw:line>
        <draw:line draw:style-name="gr8" draw:text-style-name="P2" draw:layer="layout" svg:x1="2.515cm" svg:y1="6.46cm" svg:x2="2.544cm" svg:y2="6.441cm">
          <text:p/>
        </draw:line>
        <draw:line draw:style-name="gr8" draw:text-style-name="P2" draw:layer="layout" svg:x1="2.741cm" svg:y1="6.781cm" svg:x2="2.77cm" svg:y2="6.759cm">
          <text:p/>
        </draw:line>
        <draw:line draw:style-name="gr8" draw:text-style-name="P2" draw:layer="layout" svg:x1="6.527cm" svg:y1="8.004cm" svg:x2="6.515cm" svg:y2="8.012cm">
          <text:p/>
        </draw:line>
        <draw:line draw:style-name="gr8" draw:text-style-name="P2" draw:layer="layout" svg:x1="6.396cm" svg:y1="7.821cm" svg:x2="6.385cm" svg:y2="7.829cm">
          <text:p/>
        </draw:line>
        <draw:line draw:style-name="gr8" draw:text-style-name="P2" draw:layer="layout" svg:x1="6.506cm" svg:y1="8.032cm" svg:x2="6.434cm" svg:y2="8.083cm">
          <text:p/>
        </draw:line>
        <draw:line draw:style-name="gr8" draw:text-style-name="P2" draw:layer="layout" svg:x1="6.365cm" svg:y1="7.831cm" svg:x2="6.293cm" svg:y2="7.882cm">
          <text:p/>
        </draw:line>
        <draw:line draw:style-name="gr8" draw:text-style-name="P2" draw:layer="layout" svg:x1="6.421cm" svg:y1="8.106cm" svg:x2="6.381cm" svg:y2="8.136cm">
          <text:p/>
        </draw:line>
        <draw:line draw:style-name="gr8" draw:text-style-name="P2" draw:layer="layout" svg:x1="6.262cm" svg:y1="7.884cm" svg:x2="6.226cm" svg:y2="7.913cm">
          <text:p/>
        </draw:line>
        <draw:line draw:style-name="gr8" draw:text-style-name="P2" draw:layer="layout" svg:x1="6.523cm" svg:y1="9.006cm" svg:x2="6.515cm" svg:y2="9.014cm">
          <text:p/>
        </draw:line>
        <draw:line draw:style-name="gr8" draw:text-style-name="P2" draw:layer="layout" svg:x1="6.393cm" svg:y1="8.822cm" svg:x2="6.385cm" svg:y2="8.831cm">
          <text:p/>
        </draw:line>
        <draw:line draw:style-name="gr8" draw:text-style-name="P2" draw:layer="layout" svg:x1="6.502cm" svg:y1="9.034cm" svg:x2="6.434cm" svg:y2="9.081cm">
          <text:p/>
        </draw:line>
        <draw:line draw:style-name="gr8" draw:text-style-name="P2" draw:layer="layout" svg:x1="6.361cm" svg:y1="8.833cm" svg:x2="6.293cm" svg:y2="8.883cm">
          <text:p/>
        </draw:line>
        <draw:line draw:style-name="gr8" draw:text-style-name="P2" draw:layer="layout" svg:x1="6.418cm" svg:y1="9.108cm" svg:x2="6.381cm" svg:y2="9.134cm">
          <text:p/>
        </draw:line>
        <draw:line draw:style-name="gr8" draw:text-style-name="P2" draw:layer="layout" svg:x1="6.262cm" svg:y1="8.886cm" svg:x2="6.226cm" svg:y2="8.915cm">
          <text:p/>
        </draw:line>
        <draw:line draw:style-name="gr8" draw:text-style-name="P2" draw:layer="layout" svg:x1="5.994cm" svg:y1="7.634cm" svg:x2="5.986cm" svg:y2="7.638cm">
          <text:p/>
        </draw:line>
        <draw:line draw:style-name="gr8" draw:text-style-name="P2" draw:layer="layout" svg:x1="5.867cm" svg:y1="7.45cm" svg:x2="5.856cm" svg:y2="7.456cm">
          <text:p/>
        </draw:line>
        <draw:line draw:style-name="gr8" draw:text-style-name="P2" draw:layer="layout" svg:x1="5.973cm" svg:y1="7.658cm" svg:x2="5.905cm" svg:y2="7.709cm">
          <text:p/>
        </draw:line>
        <draw:line draw:style-name="gr8" draw:text-style-name="P2" draw:layer="layout" svg:x1="5.832cm" svg:y1="7.461cm" svg:x2="5.764cm" svg:y2="7.511cm">
          <text:p/>
        </draw:line>
        <draw:line draw:style-name="gr8" draw:text-style-name="P2" draw:layer="layout" svg:x1="5.888cm" svg:y1="7.736cm" svg:x2="5.852cm" svg:y2="7.762cm">
          <text:p/>
        </draw:line>
        <draw:line draw:style-name="gr8" draw:text-style-name="P2" draw:layer="layout" svg:x1="5.733cm" svg:y1="7.514cm" svg:x2="5.697cm" svg:y2="7.539cm">
          <text:p/>
        </draw:line>
        <draw:line draw:style-name="gr8" draw:text-style-name="P2" draw:layer="layout" svg:x1="5.994cm" svg:y1="8.632cm" svg:x2="5.986cm" svg:y2="8.64cm">
          <text:p/>
        </draw:line>
        <draw:line draw:style-name="gr8" draw:text-style-name="P2" draw:layer="layout" svg:x1="5.864cm" svg:y1="8.449cm" svg:x2="5.856cm" svg:y2="8.457cm">
          <text:p/>
        </draw:line>
        <draw:line draw:style-name="gr8" draw:text-style-name="P2" draw:layer="layout" svg:x1="5.973cm" svg:y1="8.66cm" svg:x2="5.901cm" svg:y2="8.711cm">
          <text:p/>
        </draw:line>
        <draw:line draw:style-name="gr8" draw:text-style-name="P2" draw:layer="layout" svg:x1="5.832cm" svg:y1="8.459cm" svg:x2="5.764cm" svg:y2="8.51cm">
          <text:p/>
        </draw:line>
        <draw:line draw:style-name="gr8" draw:text-style-name="P2" draw:layer="layout" svg:x1="5.888cm" svg:y1="8.734cm" svg:x2="5.852cm" svg:y2="8.764cm">
          <text:p/>
        </draw:line>
        <draw:line draw:style-name="gr8" draw:text-style-name="P2" draw:layer="layout" svg:x1="5.733cm" svg:y1="8.512cm" svg:x2="5.693cm" svg:y2="8.541cm">
          <text:p/>
        </draw:line>
        <draw:path draw:style-name="gr1" draw:text-style-name="P1" draw:layer="layout" svg:width="7.952cm" svg:height="5.701cm" svg:x="2.786cm" svg:y="9.454cm" svg:viewBox="0 0 7953 5702" svg:d="M7953 74c0 243 0 490 0 741 0 74 0 148 0 219 0 74 0 148 0 218 0 74 0 148 0 223 0 74 0 148 0 222s0 152 0 226c0 148 0 299 0 448 0 77 0 151 0 225 0 152 0 300 0 448 0 75 0 149 0 223s0 148 0 222 0 148 0 219c0 74 0 148 0 218 0 131 0 258 0 381l-14 11-11 11-10 10-7 7-11 7-7 7-7 7-7 4-4 7h-3l-4 3-3 4c-124 106-244 212-360 317l-1143 1000h-300-695-296c0 0-18 0-46 0s-67 0-106 0h-67c-25 0-49 0-74 0s-53 0-81 0-57 0-85 0c-31 0-63 0-95 0s-63 0-99 0c-32 0-67 0-99 0-35 0-70 0-105 0-71 0-138 0-209 0-35 0-70 0-102 0-35 0-67 0-102 0-32 0-64 0-95 0-32 0-64 0-92 0s-60 0-85 0h-46-35c-180 0-395 0-621 0h621c-180 0-395 0-621 0-17 0-35 0-53 0-39 0-74 0-109 0-49 0-95 0-141 0-21 0-39 0-53 0-4 0-7 0-11 0-3 0-3 0-3 0h-4-3c-21 0-43 0-60 0-18 0-39 0-53 0-18 0-35 0-53 0s-35 0-53 0c-14 0-32 0-46 0-17 0-35 0-49 0s-32 0-46 0h-124-151-177-194-204-209-205-198-176-155-127-92-56-22v-5702 5702h22 56 92 127 155 176 198 205 209 204 194 177 151 124v-3645c21 0 35 0 53 0 14 0 28 0 42 0 18 0 39 0 60 0 4 0 7 0 7 0v-2057l-3 2057 3-2057 272 2057c-46 0-92 0-134 0-18 0-39 0-53 0-18 0-35 0-53 0-11 0-21 0-32 0h272 303 702v3645h-46-35-621v-3645h702 57 31 57 74 92 106 112 117 113 106 95 77 60 39 11c17 0 35 0 53 0 10 0 21 0 35 0 3 0 7 0 14 0 4 0 11 0 14 0 4 0 7 0 11 0 3 0 7 0 14 0 0 0 3 0 7 0 3 0 7 0 7 0 4 0 4 0 7 0h4 10 215-222l392-152-170 152 170-152h352v-102c57-187 159-357 297-498 14-10 24-21 35-32 46-42 92-77 141-109 18-14 35-25 53-35 60-35 99-92 109-159 0-10 0-21 0-35 0-32 0-67 0-99 0-78 18-152 39-215 18-42 36-85 60-120 36-60 78-109 131-152 35-28 70-56 113-77 28-15 63-32 102-43 14-3 25-7 39-10l564-145h233z">
          <text:p/>
        </draw:path>
        <draw:polygon draw:style-name="gr7" draw:text-style-name="P2" draw:layer="layout" svg:width="0cm" svg:height="0cm" svg:x="6.716cm" svg:y="12.304cm" svg:viewBox="0 0 0 0" draw:points="0,0">
          <text:p/>
        </draw:polygon>
        <draw:path draw:style-name="gr1" draw:text-style-name="P1" draw:layer="layout" svg:width="1.326cm" svg:height="3.644cm" svg:x="6.311cm" svg:y="11.511cm" svg:viewBox="0 0 1327 3645" svg:d="M0 0h60 31 53 78 92 102 113 116 117 106 95 78 60 39 11c17 0 35 0 53 0 10 0 21 0 35 0 3 0 7 0 14 0 4 0 11 0 14 0 4 0 7 0 11 0 3 0 7 0 14 0 0 0 3 0 7 0 3 0 7 0 7 0 4 0 4 0 7 0h4 10-7l7 3645c-25 0-49 0-74 0s-53 0-81 0-57 0-85 0c-31 0-63 0-95 0-33 0-68 0-100 0s-67 0-102 0c-32 0-67 0-102 0-71 0-141 0-212 0-32 0-67 0-102 0-32 0-67 0-99 0s-67 0-99 0c-28 0-60 0-92 0-28 0-56 0-84 0z">
          <text:p/>
        </draw:path>
        <draw:polygon draw:style-name="gr7" draw:text-style-name="P2" draw:layer="layout" svg:width="0cm" svg:height="0cm" svg:x="6.716cm" svg:y="12.304cm" svg:viewBox="0 0 0 0" draw:points="0,0">
          <text:p/>
        </draw:polygon>
        <draw:path draw:style-name="gr1" draw:text-style-name="P1" draw:layer="layout" svg:width="1.51cm" svg:height="3.796cm" svg:x="7.637cm" svg:y="11.359cm" svg:viewBox="0 0 1511 3797" svg:d="M1511 2167v-2167h-300-473-357l-166 152h-215v3645h67c39 0 78 0 106 0s46 0 46 0v-1535c0-21-7-42-18-63-7-7-14-18-24-21-11-7-22-11-36-11z">
          <text:p/>
        </draw:path>
        <draw:polygon draw:style-name="gr7" draw:text-style-name="P2" draw:layer="layout" svg:width="0cm" svg:height="0cm" svg:x="6.716cm" svg:y="12.304cm" svg:viewBox="0 0 0 0" draw:points="0,0">
          <text:p/>
        </draw:polygon>
        <draw:path draw:style-name="gr1" draw:text-style-name="P1" draw:layer="layout" svg:width="0.737cm" svg:height="3.644cm" svg:x="4.875cm" svg:y="11.511cm" svg:viewBox="0 0 738 3645" svg:d="M162 0c0 0-3 0-7 0h279c-46 0-92 0-138 0-17 0-35 0-53 0-17 0-35 0-49 0s-21 0-32 0h272 304v3645h-304c-21 0-39 0-53 0-7 0-7 0-11 0-3 0-3 0-3 0-4 0-4 0-4 0h-3c-4 0-4 0-4 0-17 0-39 0-60 0-17 0-35 0-53 0-17 0-35 0-49 0-18 0-35 0-53 0-14 0-32 0-49 0-14 0-32 0-46 0-18 0-32 0-46 0v-3645c18 0 35 0 53 0 14 0 25 0 39 0 21 0 42 0 63 0z">
          <text:p/>
        </draw:path>
        <draw:polygon draw:style-name="gr7" draw:text-style-name="P2" draw:layer="layout" svg:width="0cm" svg:height="0cm" svg:x="6.716cm" svg:y="12.304cm" svg:viewBox="0 0 0 0" draw:points="0,0">
          <text:p/>
        </draw:polygon>
        <draw:path draw:style-name="gr1" draw:text-style-name="P1" draw:layer="layout" svg:width="1.121cm" svg:height="1.955cm" svg:x="9.144cm" svg:y="10.872cm" svg:viewBox="0 0 1122 1956" svg:d="M1122 0v321 339 338 343 335 280h-1122v-1525c0-43 3-82 14-117 49-173 201-300 382-314z">
          <text:p/>
        </draw:path>
        <draw:polygon draw:style-name="gr7" draw:text-style-name="P2" draw:layer="layout" svg:width="0cm" svg:height="0cm" svg:x="6.716cm" svg:y="12.304cm" svg:viewBox="0 0 0 0" draw:points="0,0">
          <text:p/>
        </draw:polygon>
        <draw:path draw:style-name="gr1" draw:text-style-name="P1" draw:layer="layout" svg:width="0.451cm" svg:height="4.628cm" svg:x="10.287cm" svg:y="9.528cm" svg:viewBox="0 0 452 4629" svg:d="M452 0c0 243 0 490 0 741 0 74 0 148 0 219 0 74 0 148 0 218 0 74 0 148 0 223 0 74 0 148 0 222s0 152 0 226c0 148 0 300 0 452 0 74 0 148 0 222 0 152 0 300 0 448 0 75 0 152 0 226 0 71 0 145 0 219s0 148 0 222c0 71 0 145 0 215 0 131 0 258 0 381l-14 11-11 11-10 10-7 7-11 7-7 7-7 7-7 4-4 7-3 3-4 4h-3v4c-125 105-245 211-364 313v-317-321-328-332-60-275-339-338-343-339-321-14-332-328-324-318z">
          <text:p/>
        </draw:path>
        <draw:polygon draw:style-name="gr7" draw:text-style-name="P2" draw:layer="layout" svg:width="0cm" svg:height="0cm" svg:x="6.716cm" svg:y="12.304cm" svg:viewBox="0 0 0 0" draw:points="0,0">
          <text:p/>
        </draw:polygon>
        <draw:path draw:style-name="gr1" draw:text-style-name="P1" draw:layer="layout" svg:width="1.369cm" svg:height="1.634cm" svg:x="7.778cm" svg:y="13.521cm" svg:viewBox="0 0 1370 1635" svg:d="M1370 1635v-1635h-1370c14 0 25 4 36 11 10 7 17 14 24 25 11 17 18 42 18 63v1536h293v-603h698v603z">
          <text:p/>
        </draw:path>
        <draw:polygon draw:style-name="gr7" draw:text-style-name="P2" draw:layer="layout" svg:width="0cm" svg:height="0cm" svg:x="6.716cm" svg:y="12.304cm" svg:viewBox="0 0 0 0" draw:points="0,0">
          <text:p/>
        </draw:polygon>
        <draw:path draw:style-name="gr1" draw:text-style-name="P1" draw:layer="layout" svg:width="0.791cm" svg:height="0.791cm" svg:x="9.383cm" svg:y="9.884cm" svg:viewBox="0 0 792 792" svg:d="M792 395c0 219-177 397-396 397s-396-178-396-397c0-218 177-395 396-395s396 177 396 395z">
          <text:p/>
        </draw:path>
        <draw:polygon draw:style-name="gr7" draw:text-style-name="P2" draw:layer="layout" svg:width="0cm" svg:height="0cm" svg:x="6.716cm" svg:y="12.304cm" svg:viewBox="0 0 0 0" draw:points="0,0">
          <text:p/>
        </draw:polygon>
        <draw:path draw:style-name="gr1" draw:text-style-name="P1" draw:layer="layout" svg:width="0.79cm" svg:height="0.79cm" svg:x="9.384cm" svg:y="13.07cm" svg:viewBox="0 0 791 791" svg:d="M784 455c3-21 7-39 7-60 0-39-7-78-18-116-53-166-205-279-378-279s-325 113-378 279c-18 56-21 120-11 176 29 194 194 336 389 336s360-142 389-336z">
          <text:p/>
        </draw:path>
        <draw:polygon draw:style-name="gr7" draw:text-style-name="P2" draw:layer="layout" svg:width="0cm" svg:height="0cm" svg:x="6.716cm" svg:y="12.304cm" svg:viewBox="0 0 0 0" draw:points="0,0">
          <text:p/>
        </draw:polygon>
        <draw:polygon draw:style-name="gr1" draw:text-style-name="P1" draw:layer="layout" svg:width="0.698cm" svg:height="0.607cm" svg:x="8.149cm" svg:y="14.548cm" svg:viewBox="0 0 699 608" draw:points="699,608 699,0 0,0 0,608">
          <text:p/>
        </draw:polygon>
        <draw:polygon draw:style-name="gr7" draw:text-style-name="P2" draw:layer="layout" svg:width="0cm" svg:height="0cm" svg:x="6.716cm" svg:y="12.304cm" svg:viewBox="0 0 0 0" draw:points="0,0">
          <text:p/>
        </draw:polygon>
        <draw:polygon draw:style-name="gr7" draw:text-style-name="P2" draw:layer="layout" svg:width="0cm" svg:height="0cm" svg:x="6.716cm" svg:y="12.304cm" svg:viewBox="0 0 0 0" draw:points="0,0">
          <text:p/>
        </draw:polygon>
        <draw:path draw:style-name="gr1" draw:text-style-name="P1" draw:layer="layout" svg:width="0.712cm" svg:height="0.374cm" svg:x="8.17cm" svg:y="11.849cm" svg:viewBox="0 0 713 375" svg:d="M0 375h713c0-42 0-99 0-167 0-3 0-3 0-3 0-4 0-7 0-7 0-4 0-7 0-11 0-3 0-7 0-7 0-7 0-10 0-14 0-7 0-10 0-14 0-7 0-14 0-18 0-7 0-14 0-17 0-7 0-14 0-21s0-15 0-22c0-14 0-28 0-45 0-8 0-15 0-25h-713v-4 4c0 10 0 17 0 25 0 17 0 31 0 45 0 7 0 15 0 22s0 14 0 21c0 3 0 10 0 17 0 4 0 11 0 18 0 4 0 7 0 14 0 4 0 7 0 14 0 0 0 4 0 7 0 4 0 7 0 11 0 0 0 3 0 7v3c0 68 0 125 0 167z">
          <text:p/>
        </draw:path>
        <draw:polygon draw:style-name="gr7" draw:text-style-name="P2" draw:layer="layout" svg:width="0cm" svg:height="0cm" svg:x="6.716cm" svg:y="12.304cm" svg:viewBox="0 0 0 0" draw:points="0,0">
          <text:p/>
        </draw:polygon>
        <draw:path draw:style-name="gr1" draw:text-style-name="P1" draw:layer="layout" svg:width="0.473cm" svg:height="0.744cm" svg:x="8.374cm" svg:y="10.618cm" svg:viewBox="0 0 474 745" svg:d="M0 745v-105c57-187 159-357 297-499 10-10 21-21 35-32 47-42 93-77 142-109v745z">
          <text:p/>
        </draw:path>
        <draw:polygon draw:style-name="gr7" draw:text-style-name="P2" draw:layer="layout" svg:width="0cm" svg:height="0cm" svg:x="6.716cm" svg:y="12.304cm" svg:viewBox="0 0 0 0" draw:points="0,0">
          <text:p/>
        </draw:polygon>
        <draw:path draw:style-name="gr1" draw:text-style-name="P1" draw:layer="layout" svg:width="0.525cm" svg:height="0.525cm" svg:x="3.644cm" svg:y="11.243cm" svg:viewBox="0 0 526 526" svg:d="M268 0c-28 0-57 3-81 10-29 7-53 21-74 36-25 18-46 39-67 64-15 25-32 53-39 92-4 17-7 38-7 60 0 21 3 42 7 60 3 24 10 42 21 60 14 28 28 49 46 67 24 24 49 42 81 52 32 18 70 25 113 25 36 0 68-7 96-21 32-14 57-28 78-49 21-22 38-43 53-67 17-36 31-78 31-124s-14-92-31-127c-15-25-32-46-53-67s-46-40-78-54c-28-10-60-17-96-17z">
          <text:p/>
        </draw:path>
        <draw:polygon draw:style-name="gr7" draw:text-style-name="P2" draw:layer="layout" svg:width="0cm" svg:height="0cm" svg:x="6.716cm" svg:y="12.304cm" svg:viewBox="0 0 0 0" draw:points="0,0">
          <text:p/>
        </draw:polygon>
        <draw:path draw:style-name="gr1" draw:text-style-name="P1" draw:layer="layout" svg:width="0.525cm" svg:height="0.526cm" svg:x="3.644cm" svg:y="12.703cm" svg:viewBox="0 0 526 527" svg:d="M268 0c-28 0-57 4-81 11-29 10-53 21-74 35-25 18-46 39-67 67-15 21-32 50-39 89-4 18-7 39-7 60s3 42 7 60c3 25 10 42 21 60 14 28 28 49 46 67 24 25 49 42 81 53 32 18 70 25 113 25 36 0 68-7 96-21 32-11 57-29 78-50s38-42 53-67c17-35 31-78 31-123 0-46-14-92-31-125-15-28-32-49-53-70-21-22-46-39-78-50-28-14-60-21-96-21z">
          <text:p/>
        </draw:path>
        <draw:polygon draw:style-name="gr7" draw:text-style-name="P2" draw:layer="layout" svg:width="0cm" svg:height="0cm" svg:x="6.716cm" svg:y="12.304cm" svg:viewBox="0 0 0 0" draw:points="0,0">
          <text:p/>
        </draw:polygon>
        <draw:path draw:style-name="gr9" draw:text-style-name="P1" draw:layer="layout" svg:width="0.505cm" svg:height="0.505cm" svg:x="3.654cm" svg:y="11.253cm" svg:viewBox="0 0 506 506" svg:d="M506 255c0 138-113 251-254 251-139 0-252-113-252-251 0-141 113-255 252-255 141 0 254 114 254 255z">
          <text:p/>
        </draw:path>
        <draw:polygon draw:style-name="gr7" draw:text-style-name="P2" draw:layer="layout" svg:width="0cm" svg:height="0cm" svg:x="6.716cm" svg:y="12.304cm" svg:viewBox="0 0 0 0" draw:points="0,0">
          <text:p/>
        </draw:polygon>
        <draw:path draw:style-name="gr9" draw:text-style-name="P1" draw:layer="layout" svg:width="0.505cm" svg:height="0.501cm" svg:x="3.654cm" svg:y="12.717cm" svg:viewBox="0 0 506 502" svg:d="M506 252c0 137-113 250-254 250-139 0-252-113-252-250 0-138 113-252 252-252 141 0 254 114 254 252z">
          <text:p/>
        </draw:path>
        <draw:polygon draw:style-name="gr7" draw:text-style-name="P2" draw:layer="layout" svg:width="0cm" svg:height="0cm" svg:x="6.716cm" svg:y="12.304cm" svg:viewBox="0 0 0 0" draw:points="0,0">
          <text:p/>
        </draw:polygon>
        <draw:path draw:style-name="gr1" draw:text-style-name="P1" draw:layer="layout" svg:width="0.712cm" svg:height="0.204cm" svg:x="8.17cm" svg:y="11.853cm" svg:viewBox="0 0 713 205" svg:d="M713 0c0 10 0 17 0 25 0 17 0 31 0 45 0 7 0 16 0 23s0 14 0 21c0 3 0 10 0 17 0 4 0 11 0 18 0 4 0 7 0 14 0 4 0 7 0 14 0 4 0 7 0 11 0 0 0 3 0 7 0 3 0 3 0 7v3h-713c0-3 0-3 0-3 0-4 0-4 0-7 0-4 0-7 0-7 0-4 0-7 0-11 0-7 0-10 0-14 0-7 0-10 0-14 0-7 0-14 0-18 0-7 0-14 0-17 0-7 0-14 0-21s0-16 0-23c0-14 0-28 0-45 0-8 0-15 0-25z">
          <text:p/>
        </draw:path>
        <draw:polygon draw:style-name="gr7" draw:text-style-name="P2" draw:layer="layout" svg:width="0cm" svg:height="0cm" svg:x="6.716cm" svg:y="12.304cm" svg:viewBox="0 0 0 0" draw:points="0,0">
          <text:p/>
        </draw:polygon>
        <draw:path draw:style-name="gr1" draw:text-style-name="P1" draw:layer="layout" svg:width="0.712cm" svg:height="0.166cm" svg:x="8.17cm" svg:y="12.057cm" svg:viewBox="0 0 713 167" svg:d="M0 167h713c0-42 0-100 0-167h-713c0 67 0 125 0 167z">
          <text:p/>
        </draw:path>
        <draw:polygon draw:style-name="gr7" draw:text-style-name="P2" draw:layer="layout" svg:width="0cm" svg:height="0cm" svg:x="6.716cm" svg:y="12.304cm" svg:viewBox="0 0 0 0" draw:points="0,0">
          <text:p/>
        </draw:polygon>
        <draw:polygon draw:style-name="gr1" draw:text-style-name="P1" draw:layer="layout" svg:width="0.751cm" svg:height="0.152cm" svg:x="8.149cm" svg:y="12.569cm" svg:viewBox="0 0 752 153" draw:points="752,153 752,0 0,0 0,153">
          <text:p/>
        </draw:polygon>
        <draw:polygon draw:style-name="gr7" draw:text-style-name="P2" draw:layer="layout" svg:width="0cm" svg:height="0cm" svg:x="6.716cm" svg:y="12.304cm" svg:viewBox="0 0 0 0" draw:points="0,0">
          <text:p/>
        </draw:polygon>
        <draw:path draw:style-name="gr1" draw:text-style-name="P1" draw:layer="layout" svg:width="0.353cm" svg:height="0.353cm" svg:x="3.728cm" svg:y="12.791cm" svg:viewBox="0 0 354 354" svg:d="M354 178c0 95-75 172-170 176-25 0-50-4-71-14-21-7-39-18-53-32-14-10-28-25-35-42-11-18-21-39-25-71 0-24 4-49 7-67 4-14 11-24 15-35 10-21 24-32 35-47 17-14 35-25 56-35 18-7 46-11 71-11 92 4 170 79 170 174z">
          <text:p/>
        </draw:path>
        <draw:polygon draw:style-name="gr7" draw:text-style-name="P2" draw:layer="layout" svg:width="0cm" svg:height="0cm" svg:x="6.716cm" svg:y="12.304cm" svg:viewBox="0 0 0 0" draw:points="0,0">
          <text:p/>
        </draw:polygon>
        <draw:path draw:style-name="gr1" draw:text-style-name="P1" draw:layer="layout" svg:width="1.951cm" svg:height="0.148cm" svg:x="2.938cm" svg:y="9.306cm" svg:viewBox="0 0 1952 149" svg:d="M1641 149v-75h-4-7-7-21-28-36-42-49-57-60-67-67-74-74-74-74-74-71-70-67-60-57-49-43-35-32-17-7-7-4v75-75h4 7l60-60v-14c-25 0-46 0-71 0h-39-39-35-32-31-25-28-18-21-14-11-7-7 7 7 11 14 21 18 28 25 31 32 35 39 39c-39 0-81 7-123 28-18 11-39 28-53 46-18 22-29 47-29 75 0-28 11-53 29-75 14-18 35-35 53-46 42-21 84-28 123-28 25 0 46 0 71 0h3 11 21 25 31 39 46 49 53 60 60 64 67 67 67 67 63 60 60 53 53 42 39 32 28 18 10 4c25 0 46 0 71 0h95 116 71 29-29-71-116-95c42 0 84 7 127 32 17 10 35 24 49 42 14 22 28 47 28 75 0-28-14-53-28-75-14-18-32-35-53-46-42-21-85-28-123-28-25 0-46 0-71 0v14l60 60h7 4z">
          <text:p/>
        </draw:path>
        <draw:polygon draw:style-name="gr7" draw:text-style-name="P2" draw:layer="layout" svg:width="0cm" svg:height="0cm" svg:x="6.716cm" svg:y="12.304cm" svg:viewBox="0 0 0 0" draw:points="0,0">
          <text:p/>
        </draw:polygon>
        <draw:polygon draw:style-name="gr1" draw:text-style-name="P1" draw:layer="layout" svg:width="1.312cm" svg:height="0.06cm" svg:x="3.256cm" svg:y="9.32cm" svg:viewBox="0 0 1313 61" draw:points="61,0 64,0 78,0 96,0 121,0 152,0 191,0 237,0 286,0 339,0 399,0 459,0 526,0 590,0 657,0 724,0 791,0 854,0 918,0 974,0 1031,0 1080,0 1122,0 1161,0 1193,0 1221,0 1239,0 1249,0 1253,0 1313,61 1309,61 1288,61 1260,61 1221,61 1179,61 1130,61 1073,61 1013,61 946,61 879,61 805,61 731,61 657,61 583,61 509,61 438,61 368,61 304,61 241,61 184,61 138,61 92,61 57,61 29,61 7,61 0,61">
          <text:p/>
        </draw:polygon>
        <draw:polygon draw:style-name="gr7" draw:text-style-name="P2" draw:layer="layout" svg:width="0cm" svg:height="0cm" svg:x="6.716cm" svg:y="12.304cm" svg:viewBox="0 0 0 0" draw:points="0,0">
          <text:p/>
        </draw:polygon>
        <draw:path draw:style-name="gr9" draw:text-style-name="P1" draw:layer="layout" svg:width="0.3cm" svg:height="0.3cm" svg:x="5.771cm" svg:y="12.862cm" svg:viewBox="0 0 301 301" svg:d="M301 149c0 85-67 152-152 152-81 0-149-67-149-152 0-82 68-149 149-149 85 0 152 67 152 149z">
          <text:p/>
        </draw:path>
        <draw:polygon draw:style-name="gr7" draw:text-style-name="P2" draw:layer="layout" svg:width="0cm" svg:height="0cm" svg:x="6.716cm" svg:y="12.304cm" svg:viewBox="0 0 0 0" draw:points="0,0">
          <text:p/>
        </draw:polygon>
        <draw:path draw:style-name="gr9" draw:text-style-name="P1" draw:layer="layout" svg:width="0.3cm" svg:height="0.3cm" svg:x="5.771cm" svg:y="11.736cm" svg:viewBox="0 0 301 301" svg:d="M301 153c0 81-67 148-152 148-81 0-149-67-149-148 0-86 68-153 149-153 85 0 152 67 152 153z">
          <text:p/>
        </draw:path>
        <draw:polygon draw:style-name="gr7" draw:text-style-name="P2" draw:layer="layout" svg:width="0cm" svg:height="0cm" svg:x="6.716cm" svg:y="12.304cm" svg:viewBox="0 0 0 0" draw:points="0,0">
          <text:p/>
        </draw:polygon>
        <draw:path draw:style-name="gr9" draw:text-style-name="P1" draw:layer="layout" svg:width="0.293cm" svg:height="0.293cm" svg:x="8.004cm" svg:y="12.851cm" svg:viewBox="0 0 294 294" svg:d="M294 146c0 81-67 148-145 148-81 0-149-67-149-148 0-82 68-146 149-146 78 0 145 64 145 146z">
          <text:p/>
        </draw:path>
        <draw:polygon draw:style-name="gr7" draw:text-style-name="P2" draw:layer="layout" svg:width="0cm" svg:height="0cm" svg:x="6.716cm" svg:y="12.304cm" svg:viewBox="0 0 0 0" draw:points="0,0">
          <text:p/>
        </draw:polygon>
        <draw:path draw:style-name="gr9" draw:text-style-name="P1" draw:layer="layout" svg:width="0.293cm" svg:height="0.293cm" svg:x="8.752cm" svg:y="12.851cm" svg:viewBox="0 0 294 294" svg:d="M294 146c0 81-64 148-146 148-81 0-148-67-148-148 0-82 67-146 148-146 82 0 146 64 146 146z">
          <text:p/>
        </draw:path>
        <draw:polygon draw:style-name="gr7" draw:text-style-name="P2" draw:layer="layout" svg:width="0cm" svg:height="0cm" svg:x="6.716cm" svg:y="12.304cm" svg:viewBox="0 0 0 0" draw:points="0,0">
          <text:p/>
        </draw:polygon>
        <draw:path draw:style-name="gr1" draw:text-style-name="P1" draw:layer="layout" svg:width="0.226cm" svg:height="0.226cm" svg:x="8.036cm" svg:y="12.883cm" svg:viewBox="0 0 227 227" svg:d="M227 114c0 60-51 113-114 113-64 0-113-53-113-113 0-65 49-114 113-114 63 0 114 49 114 114z">
          <text:p/>
        </draw:path>
        <draw:polygon draw:style-name="gr7" draw:text-style-name="P2" draw:layer="layout" svg:width="0cm" svg:height="0cm" svg:x="6.716cm" svg:y="12.304cm" svg:viewBox="0 0 0 0" draw:points="0,0">
          <text:p/>
        </draw:polygon>
        <draw:path draw:style-name="gr1" draw:text-style-name="P1" draw:layer="layout" svg:width="0.226cm" svg:height="0.226cm" svg:x="8.787cm" svg:y="12.883cm" svg:viewBox="0 0 227 227" svg:d="M227 114c0 60-53 113-113 113-64 0-114-53-114-113 0-65 50-114 114-114 60 0 113 49 113 114z">
          <text:p/>
        </draw:path>
        <draw:polygon draw:style-name="gr7" draw:text-style-name="P2" draw:layer="layout" svg:width="0cm" svg:height="0cm" svg:x="6.716cm" svg:y="12.304cm" svg:viewBox="0 0 0 0" draw:points="0,0">
          <text:p/>
        </draw:polygon>
        <draw:polygon draw:style-name="gr1" draw:text-style-name="P1" draw:layer="layout" svg:width="0.526cm" svg:height="0.074cm" svg:x="8.265cm" svg:y="13.095cm" svg:viewBox="0 0 527 75" draw:points="527,0 527,75 0,75 0,0">
          <text:p/>
        </draw:polygon>
        <draw:polygon draw:style-name="gr7" draw:text-style-name="P2" draw:layer="layout" svg:width="0cm" svg:height="0cm" svg:x="6.716cm" svg:y="12.304cm" svg:viewBox="0 0 0 0" draw:points="0,0">
          <text:p/>
        </draw:polygon>
        <draw:polygon draw:style-name="gr1" draw:text-style-name="P1" draw:layer="layout" svg:width="0.526cm" svg:height="0.077cm" svg:x="8.265cm" svg:y="13.243cm" svg:viewBox="0 0 527 78" draw:points="527,0 527,78 0,78 0,0">
          <text:p/>
        </draw:polygon>
        <draw:polygon draw:style-name="gr7" draw:text-style-name="P2" draw:layer="layout" svg:width="0cm" svg:height="0cm" svg:x="6.716cm" svg:y="12.304cm" svg:viewBox="0 0 0 0" draw:points="0,0">
          <text:p/>
        </draw:polygon>
        <draw:polygon draw:style-name="gr1" draw:text-style-name="P1" draw:layer="layout" svg:width="0.526cm" svg:height="0.074cm" svg:x="8.265cm" svg:y="12.795cm" svg:viewBox="0 0 527 75" draw:points="527,0 527,75 0,75 0,0">
          <text:p/>
        </draw:polygon>
        <draw:polygon draw:style-name="gr7" draw:text-style-name="P2" draw:layer="layout" svg:width="0cm" svg:height="0cm" svg:x="6.716cm" svg:y="12.304cm" svg:viewBox="0 0 0 0" draw:points="0,0">
          <text:p/>
        </draw:polygon>
        <draw:polygon draw:style-name="gr1" draw:text-style-name="P1" draw:layer="layout" svg:width="0.526cm" svg:height="0.075cm" svg:x="8.265cm" svg:y="13.394cm" svg:viewBox="0 0 527 76" draw:points="527,0 527,76 0,76 0,0">
          <text:p/>
        </draw:polygon>
        <draw:polygon draw:style-name="gr7" draw:text-style-name="P2" draw:layer="layout" svg:width="0cm" svg:height="0cm" svg:x="6.716cm" svg:y="12.304cm" svg:viewBox="0 0 0 0" draw:points="0,0">
          <text:p/>
        </draw:polygon>
        <draw:polygon draw:style-name="gr1" draw:text-style-name="P1" draw:layer="layout" svg:width="0.526cm" svg:height="0.075cm" svg:x="8.265cm" svg:y="11.736cm" svg:viewBox="0 0 527 76" draw:points="527,0 527,76 0,76 0,0">
          <text:p/>
        </draw:polygon>
        <draw:polygon draw:style-name="gr7" draw:text-style-name="P2" draw:layer="layout" svg:width="0cm" svg:height="0cm" svg:x="6.716cm" svg:y="12.304cm" svg:viewBox="0 0 0 0" draw:points="0,0">
          <text:p/>
        </draw:polygon>
        <draw:polygon draw:style-name="gr1" draw:text-style-name="P1" draw:layer="layout" svg:width="0.526cm" svg:height="0.074cm" svg:x="8.265cm" svg:y="11.437cm" svg:viewBox="0 0 527 75" draw:points="527,75 527,0 0,0 0,75">
          <text:p/>
        </draw:polygon>
        <draw:polygon draw:style-name="gr7" draw:text-style-name="P2" draw:layer="layout" svg:width="0cm" svg:height="0cm" svg:x="6.716cm" svg:y="12.304cm" svg:viewBox="0 0 0 0" draw:points="0,0">
          <text:p/>
        </draw:polygon>
        <draw:polygon draw:style-name="gr1" draw:text-style-name="P1" draw:layer="layout" svg:width="0.452cm" svg:height="0.078cm" svg:x="8.3cm" svg:y="12.943cm" svg:viewBox="0 0 453 79" draw:points="453,0 453,79 0,79 0,0">
          <text:p/>
        </draw:polygon>
        <draw:polygon draw:style-name="gr7" draw:text-style-name="P2" draw:layer="layout" svg:width="0cm" svg:height="0cm" svg:x="6.716cm" svg:y="12.304cm" svg:viewBox="0 0 0 0" draw:points="0,0">
          <text:p/>
        </draw:polygon>
        <draw:path draw:style-name="gr1" draw:text-style-name="P1" draw:layer="layout" svg:width="0.131cm" svg:height="0.188cm" svg:x="8.882cm" svg:y="11.511cm" svg:viewBox="0 0 132 189" svg:d="M0 188c33 3 65-4 93-26 25-21 39-53 39-88 0-28-11-53-28-74h-104z">
          <text:p/>
        </draw:path>
        <draw:polygon draw:style-name="gr7" draw:text-style-name="P2" draw:layer="layout" svg:width="0cm" svg:height="0cm" svg:x="6.716cm" svg:y="12.304cm" svg:viewBox="0 0 0 0" draw:points="0,0">
          <text:p/>
        </draw:polygon>
        <draw:path draw:style-name="gr1" draw:text-style-name="P1" draw:layer="layout" svg:width="0.132cm" svg:height="0.189cm" svg:x="8.038cm" svg:y="11.511cm" svg:viewBox="0 0 133 190" svg:d="M133 188v-188h-102c-30 28-37 70-26 109 15 40 47 68 86 79 14 3 28 3 42 0z">
          <text:p/>
        </draw:path>
        <draw:polygon draw:style-name="gr7" draw:text-style-name="P2" draw:layer="layout" svg:width="0cm" svg:height="0cm" svg:x="6.716cm" svg:y="12.304cm" svg:viewBox="0 0 0 0" draw:points="0,0">
          <text:p/>
        </draw:polygon>
        <draw:polygon draw:style-name="gr1" draw:text-style-name="P1" draw:layer="layout" svg:width="1.192cm" svg:height="0.014cm" svg:x="3.316cm" svg:y="9.306cm" svg:viewBox="0 0 1193 15" draw:points="0,15 3,15 14,15 35,15 60,15 91,15 130,15 176,15 225,15 278,15 338,15 398,15 462,15 529,15 596,15 663,15 730,15 793,15 858,15 914,15 971,15 1020,15 1062,15 1101,15 1133,15 1161,15 1179,15 1189,15 1193,15 1193,0 1189,0 1179,0 1161,0 1133,0 1101,0 1062,0 1020,0 971,0 914,0 858,0 793,0 730,0 663,0 596,0 529,0 462,0 398,0 338,0 278,0 225,0 176,0 130,0 91,0 60,0 35,0 14,0 3,0 0,0">
          <text:p/>
        </draw:polygon>
        <draw:polygon draw:style-name="gr7" draw:text-style-name="P2" draw:layer="layout" svg:width="0cm" svg:height="0cm" svg:x="6.716cm" svg:y="12.304cm" svg:viewBox="0 0 0 0" draw:points="0,0">
          <text:p/>
        </draw:polygon>
        <draw:path draw:style-name="gr1" draw:text-style-name="P1" draw:layer="layout" svg:width="0.975cm" svg:height="0.228cm" svg:x="8.038cm" svg:y="11.473cm" svg:viewBox="0 0 976 229" svg:d="M976 116c0-28-11-56-28-77-36-39-92-51-138-25-10 7-21 14-28 25-21 21-28 49-28 77v74h-527v-74h527c0 53 39 99 91 111v-188h-35-28c-21 21-28 49-28 77v74h-527v-74c0-28-10-56-32-77-24-32-67-43-105-36-25 4-46 18-60 36-29 31-36 74-25 109 14 39 46 67 85 79 14 3 28 3 42 0 53-12 95-58 95-111h527c0 53 39 99 91 111 32 3 67-4 92-26 25-21 39-53 39-85z">
          <text:p/>
        </draw:path>
        <draw:polygon draw:style-name="gr7" draw:text-style-name="P2" draw:layer="layout" svg:width="0cm" svg:height="0cm" svg:x="6.716cm" svg:y="12.304cm" svg:viewBox="0 0 0 0" draw:points="0,0">
          <text:p/>
        </draw:polygon>
        <draw:path draw:style-name="gr1" draw:text-style-name="P1" draw:layer="layout" svg:width="0.095cm" svg:height="0.187cm" svg:x="8.17cm" svg:y="11.511cm" svg:viewBox="0 0 96 188" svg:d="M0 188c54-11 96-57 96-111 0-31-10-56-28-77h-68z">
          <text:p/>
        </draw:path>
        <draw:polygon draw:style-name="gr7" draw:text-style-name="P2" draw:layer="layout" svg:width="0cm" svg:height="0cm" svg:x="6.716cm" svg:y="12.304cm" svg:viewBox="0 0 0 0" draw:points="0,0">
          <text:p/>
        </draw:polygon>
        <draw:path draw:style-name="gr1" draw:text-style-name="P1" draw:layer="layout" svg:width="0.169cm" svg:height="0.038cm" svg:x="8.068cm" svg:y="11.473cm" svg:viewBox="0 0 170 39" svg:d="M170 39h-68-102c14-18 35-33 60-37 38-7 82 4 110 37z">
          <text:p/>
        </draw:path>
        <draw:polygon draw:style-name="gr7" draw:text-style-name="P2" draw:layer="layout" svg:width="0cm" svg:height="0cm" svg:x="6.716cm" svg:y="12.304cm" svg:viewBox="0 0 0 0" draw:points="0,0">
          <text:p/>
        </draw:polygon>
        <draw:path draw:style-name="gr1" draw:text-style-name="P1" draw:layer="layout" svg:width="0.138cm" svg:height="0.038cm" svg:x="8.847cm" svg:y="11.473cm" svg:viewBox="0 0 139 39" svg:d="M139 39h-104-35v-26c46-25 102-14 139 26z">
          <text:p/>
        </draw:path>
        <draw:polygon draw:style-name="gr7" draw:text-style-name="P2" draw:layer="layout" svg:width="0cm" svg:height="0cm" svg:x="6.716cm" svg:y="12.304cm" svg:viewBox="0 0 0 0" draw:points="0,0">
          <text:p/>
        </draw:polygon>
        <draw:path draw:style-name="gr1" draw:text-style-name="P1" draw:layer="layout" svg:width="0.032cm" svg:height="0.025cm" svg:x="8.815cm" svg:y="11.486cm" svg:viewBox="0 0 33 26" svg:d="M33 0v26h-33c12-8 23-19 33-26z">
          <text:p/>
        </draw:path>
        <draw:polygon draw:style-name="gr7" draw:text-style-name="P2" draw:layer="layout" svg:width="0cm" svg:height="0cm" svg:x="6.716cm" svg:y="12.304cm" svg:viewBox="0 0 0 0" draw:points="0,0">
          <text:p/>
        </draw:polygon>
        <draw:path draw:style-name="gr1" draw:text-style-name="P1" draw:layer="layout" svg:width="0.635cm" svg:height="0.638cm" svg:x="9.461cm" svg:y="9.961cm" svg:viewBox="0 0 636 639" svg:d="M597 167c-3-7-7-14-7-18 0 0 0 4 4 7 3 11 10 21 17 35 7 15 11 32 18 50 3 17 7 39 7 60 0-46-14-92-39-134-67-127-216-191-354-159-141 35-239 159-243 300-7 145 88 276 226 318 137 39 287-14 364-138 0 0 0-4 4-7 3-4 3-11 10-18 4-7 7-21 14-35 4-14 11-32 14-53 4-18 4-35 4-57 0 22 0 39-4 57-3 21-10 39-14 53-3 14-10 25-14 35-3 7-7 11-10 18-4 3-4 7-4 7 0 0 0-4 4-7 3-4 3-11 10-18 4-7 7-21 14-35 4-14 11-32 14-53 4-14 4-32 4-49v-8c0 22 0 39-4 57-3 21-10 39-14 53-7 14-10 28-14 35-7 7-7 14-10 18-4 3-4 7-4 7 28-50 46-106 46-162 0 17 0 35-4 49-3 21-10 39-14 53-7 14-10 28-14 35-7 7-7 14-10 18-4 3-4 7-4 7-77 124-227 177-364 138-138-42-233-173-226-318 4-141 102-265 243-300 138-32 287 32 354 159z">
          <text:p/>
        </draw:path>
        <draw:polygon draw:style-name="gr7" draw:text-style-name="P2" draw:layer="layout" svg:width="0cm" svg:height="0cm" svg:x="6.716cm" svg:y="12.304cm" svg:viewBox="0 0 0 0" draw:points="0,0">
          <text:p/>
        </draw:polygon>
        <draw:path draw:style-name="gr1" draw:text-style-name="P1" draw:layer="layout" svg:width="0.047cm" svg:height="0.169cm" svg:x="10.049cm" svg:y="10.11cm" svg:viewBox="0 0 48 170" svg:d="M48 170c0-17 0-38-4-57-3-21-10-39-15-53-3-14-10-25-14-35-7-11-14-18-14-25-3 0 0 4 4 7 3 7 3 11 7 14 7 11 10 25 17 39 8 25 19 58 19 93 0-47-14-93-40-135-3-7-7-14-7-18-3 0 0 4 4 7 3 11 10 21 17 35 7 15 12 32 19 50 3 21 7 40 7 61 0 7 0 14 0 17z">
          <text:p/>
        </draw:path>
        <draw:polygon draw:style-name="gr7" draw:text-style-name="P2" draw:layer="layout" svg:width="0cm" svg:height="0cm" svg:x="6.716cm" svg:y="12.304cm" svg:viewBox="0 0 0 0" draw:points="0,0">
          <text:p/>
        </draw:polygon>
        <draw:polygon draw:style-name="gr1" draw:text-style-name="P1" draw:layer="layout" svg:width="0cm" svg:height="0.003cm" svg:x="4.081cm" svg:y="12.964cm" svg:viewBox="0 0 0 4" draw:points="0,4 0,0">
          <text:p/>
        </draw:polygon>
        <draw:polygon draw:style-name="gr7" draw:text-style-name="P2" draw:layer="layout" svg:width="0cm" svg:height="0cm" svg:x="6.716cm" svg:y="12.304cm" svg:viewBox="0 0 0 0" draw:points="0,0">
          <text:p/>
        </draw:polygon>
        <draw:polygon draw:style-name="gr1" draw:text-style-name="P1" draw:layer="layout" svg:width="0cm" svg:height="0.003cm" svg:x="4.081cm" svg:y="11.5cm" svg:viewBox="0 0 0 4" draw:points="0,4 0,0">
          <text:p/>
        </draw:polygon>
        <draw:polygon draw:style-name="gr7" draw:text-style-name="P2" draw:layer="layout" svg:width="0cm" svg:height="0cm" svg:x="6.716cm" svg:y="12.304cm" svg:viewBox="0 0 0 0" draw:points="0,0">
          <text:p/>
        </draw:polygon>
        <draw:path draw:style-name="gr1" draw:text-style-name="P1" draw:layer="layout" svg:width="0.204cm" svg:height="0.148cm" svg:x="4.579cm" svg:y="9.306cm" svg:viewBox="0 0 205 149" svg:d="M205 149c0-28-10-53-25-75-17-18-35-35-56-46-39-21-85-28-124-28 43 0 89 7 128 32 17 10 35 24 49 42 14 22 28 47 28 75z">
          <text:p/>
        </draw:path>
        <draw:polygon draw:style-name="gr7" draw:text-style-name="P2" draw:layer="layout" svg:width="0cm" svg:height="0cm" svg:x="6.716cm" svg:y="12.304cm" svg:viewBox="0 0 0 0" draw:points="0,0">
          <text:p/>
        </draw:polygon>
        <draw:path draw:style-name="gr1" draw:text-style-name="P1" draw:layer="layout" svg:width="0.302cm" svg:height="0cm" svg:x="5.309cm" svg:y="15.151cm" svg:viewBox="0 0 303 0" svg:d="M303 0h-303c46 0 92 0 137 0 39 0 74 0 110 0 21 0 39 0 56 0z">
          <text:p/>
        </draw:path>
        <draw:polygon draw:style-name="gr7" draw:text-style-name="P2" draw:layer="layout" svg:width="0cm" svg:height="0cm" svg:x="6.716cm" svg:y="12.304cm" svg:viewBox="0 0 0 0" draw:points="0,0">
          <text:p/>
        </draw:polygon>
        <draw:path draw:style-name="gr8" draw:text-style-name="P2" draw:layer="layout" svg:width="0.032cm" svg:height="0.088cm" svg:x="9.348cm" svg:y="9.74cm" svg:viewBox="0 0 33 89" svg:d="M33 0c-19 24-33 56-33 89">
          <text:p/>
        </draw:path>
        <draw:line draw:style-name="gr8" draw:text-style-name="P2" draw:layer="layout" svg:x1="9.348cm" svg:y1="10.424cm" svg:x2="9.006cm" svg:y2="10.424cm">
          <text:p/>
        </draw:line>
        <draw:path draw:style-name="gr8" draw:text-style-name="P2" draw:layer="layout" svg:width="0.106cm" svg:height="0.046cm" svg:x="9.348cm" svg:y="9.683cm" svg:viewBox="0 0 107 47" svg:d="M0 47c32-18 68-36 107-47">
          <text:p/>
        </draw:path>
        <draw:path draw:style-name="gr8" draw:text-style-name="P2" draw:layer="layout" svg:width="0.003cm" svg:height="0.035cm" svg:x="9.006cm" svg:y="10.389cm" svg:viewBox="0 0 4 36" svg:d="M4 0c0 14 0 26-4 36">
          <text:p/>
        </draw:path>
        <draw:path draw:style-name="gr8" draw:text-style-name="P2" draw:layer="layout" svg:width="0.343cm" svg:height="0.564cm" svg:x="9.009cm" svg:y="9.726cm" svg:viewBox="0 0 344 565" svg:d="M344 0c-43 21-81 49-113 77-53 43-95 93-134 153-21 35-44 78-58 120-24 67-39 137-39 215">
          <text:p/>
        </draw:path>
        <draw:path draw:style-name="gr8" draw:text-style-name="P2" draw:layer="layout" svg:width="0cm" svg:height="0.098cm" svg:x="9.009cm" svg:y="10.29cm" svg:viewBox="0 0 0 99" svg:d="M0 99c0-32 0-67 0-99">
          <text:p/>
        </draw:path>
        <draw:line draw:style-name="gr8" draw:text-style-name="P2" draw:layer="layout" svg:x1="9.348cm" svg:y1="10.424cm" svg:x2="9.348cm" svg:y2="9.824cm">
          <text:p/>
        </draw:line>
        <draw:path draw:style-name="gr8" draw:text-style-name="P2" draw:layer="layout" svg:width="0.106cm" svg:height="0.145cm" svg:x="9.348cm" svg:y="9.683cm" svg:viewBox="0 0 107 146" svg:d="M107 0c-65 18-107 79-107 146">
          <text:p/>
        </draw:path>
        <draw:path draw:style-name="gr8" draw:text-style-name="P2" draw:layer="layout" svg:width="0.039cm" svg:height="0.01cm" svg:x="9.454cm" svg:y="9.673cm" svg:viewBox="0 0 40 11" svg:d="M40 0c-15 4-26 8-40 11">
          <text:p/>
        </draw:path>
        <draw:path draw:style-name="gr8" draw:text-style-name="P2" draw:layer="layout" svg:width="0.109cm" svg:height="0.159cm" svg:x="8.9cm" svg:y="10.424cm" svg:viewBox="0 0 110 160" svg:d="M110 0c-10 67-50 125-110 160">
          <text:p/>
        </draw:path>
        <draw:line draw:style-name="gr8" draw:text-style-name="P2" draw:layer="layout" svg:x1="9.489cm" svg:y1="9.674cm" svg:x2="10.058cm" svg:y2="9.528cm">
          <text:p/>
        </draw:line>
        <draw:path draw:style-name="gr8" draw:text-style-name="P2" draw:layer="layout" svg:width="0.053cm" svg:height="0.035cm" svg:x="8.847cm" svg:y="10.583cm" svg:viewBox="0 0 54 36" svg:d="M0 36c18-10 36-25 54-36">
          <text:p/>
        </draw:path>
        <draw:line draw:style-name="gr8" draw:text-style-name="P2" draw:layer="layout" svg:x1="10.287cm" svg:y1="9.528cm" svg:x2="10.054cm" svg:y2="9.528cm">
          <text:p/>
        </draw:line>
        <draw:line draw:style-name="gr8" draw:text-style-name="P2" draw:layer="layout" svg:x1="8.847cm" svg:y1="10.618cm" svg:x2="8.847cm" svg:y2="11.359cm">
          <text:p/>
        </draw:line>
        <draw:line draw:style-name="gr8" draw:text-style-name="P2" draw:layer="layout" svg:x1="8.847cm" svg:y1="11.486cm" svg:x2="8.847cm" svg:y2="11.511cm">
          <text:p/>
        </draw:line>
        <draw:line draw:style-name="gr8" draw:text-style-name="P2" draw:layer="layout" svg:x1="10.287cm" svg:y1="10.844cm" svg:x2="9.56cm" svg:y2="10.844cm">
          <text:p/>
        </draw:line>
        <draw:path draw:style-name="gr8" draw:text-style-name="P2" draw:layer="layout" svg:width="0.381cm" svg:height="0.314cm" svg:x="9.179cm" svg:y="10.844cm" svg:viewBox="0 0 382 315" svg:d="M382 0c-180 14-333 141-382 315">
          <text:p/>
        </draw:path>
        <draw:line draw:style-name="gr8" draw:text-style-name="P2" draw:layer="layout" svg:x1="9.151cm" svg:y1="15.151cm" svg:x2="9.144cm" svg:y2="15.151cm">
          <text:p/>
        </draw:line>
        <draw:path draw:style-name="gr8" draw:text-style-name="P2" draw:layer="layout" svg:width="0.017cm" svg:height="0.116cm" svg:x="9.165cm" svg:y="11.158cm" svg:viewBox="0 0 18 117" svg:d="M18 0c-10 35-18 78-18 117">
          <text:p/>
        </draw:path>
        <draw:line draw:style-name="gr8" draw:text-style-name="P2" draw:layer="layout" svg:x1="9.151cm" svg:y1="15.156cm" svg:x2="10.291cm" svg:y2="14.156cm">
          <text:p/>
        </draw:line>
        <draw:line draw:style-name="gr8" draw:text-style-name="P2" draw:layer="layout" svg:x1="9.165cm" svg:y1="11.274cm" svg:x2="9.165cm" svg:y2="12.798cm">
          <text:p/>
        </draw:line>
        <draw:line draw:style-name="gr8" draw:text-style-name="P2" draw:layer="layout" svg:x1="9.165cm" svg:y1="12.798cm" svg:x2="10.287cm" svg:y2="12.798cm">
          <text:p/>
        </draw:line>
        <draw:path draw:style-name="gr8" draw:text-style-name="P2" draw:layer="layout" svg:width="0.791cm" svg:height="0.791cm" svg:x="9.383cm" svg:y="9.884cm" svg:viewBox="0 0 792 792" svg:d="M792 395c0 219-177 397-396 397s-396-178-396-397c0-218 177-395 396-395s396 177 396 395z">
          <text:p/>
        </draw:path>
        <draw:path draw:style-name="gr8" draw:text-style-name="P2" draw:layer="layout" svg:width="0.777cm" svg:height="0.335cm" svg:x="9.39cm" svg:y="13.525cm" svg:viewBox="0 0 778 336" svg:d="M0 0c29 195 194 336 390 336 194 0 359-141 388-336">
          <text:p/>
        </draw:path>
        <draw:path draw:style-name="gr8" draw:text-style-name="P2" draw:layer="layout" svg:width="0.017cm" svg:height="0.176cm" svg:x="9.384cm" svg:y="13.349cm" svg:viewBox="0 0 18 177" svg:d="M18 0c-20 60-23 121-12 177">
          <text:p/>
        </draw:path>
        <draw:path draw:style-name="gr8" draw:text-style-name="P2" draw:layer="layout" svg:width="0.007cm" svg:height="0.06cm" svg:x="10.167cm" svg:y="13.465cm" svg:viewBox="0 0 8 61" svg:d="M0 61c4-18 8-39 8-61">
          <text:p/>
        </draw:path>
        <draw:path draw:style-name="gr8" draw:text-style-name="P2" draw:layer="layout" svg:width="0.755cm" svg:height="0.282cm" svg:x="9.401cm" svg:y="13.07cm" svg:viewBox="0 0 756 283" svg:d="M756 283c-53-166-205-283-377-283-173 0-325 117-379 283">
          <text:p/>
        </draw:path>
        <draw:path draw:style-name="gr8" draw:text-style-name="P2" draw:layer="layout" svg:width="0.018cm" svg:height="0.116cm" svg:x="10.156cm" svg:y="13.349cm" svg:viewBox="0 0 19 117" svg:d="M19 117c0-39-7-79-19-117">
          <text:p/>
        </draw:path>
        <draw:line draw:style-name="gr8" draw:text-style-name="P2" draw:layer="layout" svg:x1="10.287cm" svg:y1="14.156cm" svg:x2="10.212cm" svg:y2="14.156cm">
          <text:p/>
        </draw:line>
        <draw:path draw:style-name="gr8" draw:text-style-name="P2" draw:layer="layout" svg:width="0.297cm" svg:height="0.498cm" svg:x="8.374cm" svg:y="10.759cm" svg:viewBox="0 0 298 499" svg:d="M0 499c57-188 160-358 298-499">
          <text:p/>
        </draw:path>
        <draw:path draw:style-name="gr8" draw:text-style-name="P2" draw:layer="layout" svg:width="0.035cm" svg:height="0.037cm" svg:x="8.671cm" svg:y="10.727cm" svg:viewBox="0 0 36 38" svg:d="M0 38c10-12 21-26 36-38">
          <text:p/>
        </draw:path>
        <draw:path draw:style-name="gr8" draw:text-style-name="P2" draw:layer="layout" svg:width="0.141cm" svg:height="0.109cm" svg:x="8.706cm" svg:y="10.618cm" svg:viewBox="0 0 142 110" svg:d="M0 110c42-42 92-77 142-110">
          <text:p/>
        </draw:path>
        <draw:line draw:style-name="gr8" draw:text-style-name="P2" draw:layer="layout" svg:x1="10.738cm" svg:y1="9.528cm" svg:x2="10.287cm" svg:y2="9.528cm">
          <text:p/>
        </draw:line>
        <draw:line draw:style-name="gr8" draw:text-style-name="P2" draw:layer="layout" svg:x1="8.847cm" svg:y1="15.151cm" svg:x2="8.847cm" svg:y2="14.548cm">
          <text:p/>
        </draw:line>
        <draw:line draw:style-name="gr8" draw:text-style-name="P2" draw:layer="layout" svg:x1="8.847cm" svg:y1="15.151cm" svg:x2="8.847cm" svg:y2="14.548cm">
          <text:p/>
        </draw:line>
        <draw:polyline draw:style-name="gr8" draw:text-style-name="P2" draw:layer="layout" svg:width="0cm" svg:height="4.627cm" svg:x="10.287cm" svg:y="9.528cm" svg:viewBox="0 0 0 4628" draw:points="0,0 0,318 0,642 0,970 0,1302 0,1637 0,1976 0,2314 0,2656 0,2995 0,3330 0,3662 0,3990 0,4311 0,4628">
          <text:p/>
        </draw:polyline>
        <draw:line draw:style-name="gr8" draw:text-style-name="P2" draw:layer="layout" svg:x1="7.852cm" svg:y1="11.511cm" svg:x2="7.637cm" svg:y2="11.511cm">
          <text:p/>
        </draw:line>
        <draw:path draw:style-name="gr8" draw:text-style-name="P2" draw:layer="layout" svg:width="1.325cm" svg:height="0cm" svg:x="6.311cm" svg:y="11.511cm" svg:viewBox="0 0 1326 0" svg:d="M0 0c28 0 56 0 84 0 32 0 64 0 92 0 32 0 67 0 99 0s67 0 99 0c35 0 70 0 102 0 71 0 141 0 212 0 35 0 70 0 102 0 35 0 70 0 102 0s67 0 99 0 64 0 95 0c28 0 57 0 85 0s53 0 81 0c25 0 46 0 74 0">
          <text:p/>
        </draw:path>
        <draw:path draw:style-name="gr8" draw:text-style-name="P2" draw:layer="layout" svg:width="0.698cm" svg:height="0cm" svg:x="5.612cm" svg:y="11.511cm" svg:viewBox="0 0 699 0" svg:d="M699 0c-14 0-29 0-43 0s-28 0-42 0c-18 0-32 0-46 0-17 0-32 0-49 0-14 0-32 0-46 0-18 0-32 0-49 0-18 0-36 0-50 0-17 0-35 0-53 0-35 0-70 0-106 0-70 0-144 0-215 0">
          <text:p/>
        </draw:path>
        <draw:path draw:style-name="gr8" draw:text-style-name="P2" draw:layer="layout" svg:width="0.736cm" svg:height="0cm" svg:x="4.875cm" svg:y="11.511cm" svg:viewBox="0 0 737 0" svg:d="M737 0c-127 0-257 0-384 0-18 0-39 0-57 0-17 0-35 0-53 0-17 0-35 0-49 0-18 0-35 0-53 0-14 0-32 0-49 0-14 0-32 0-46 0-18 0-32 0-46 0">
          <text:p/>
        </draw:path>
        <draw:path draw:style-name="gr8" draw:text-style-name="P2" draw:layer="layout" svg:width="0.052cm" svg:height="0cm" svg:x="4.875cm" svg:y="11.511cm" svg:viewBox="0 0 53 0" svg:d="M0 0c18 0 35 0 53 0">
          <text:p/>
        </draw:path>
        <draw:path draw:style-name="gr8" draw:text-style-name="P2" draw:layer="layout" svg:width="0.006cm" svg:height="0cm" svg:x="5.03cm" svg:y="11.511cm" svg:viewBox="0 0 7 0" svg:d="M7 0c0 0-3 0-7 0">
          <text:p/>
        </draw:path>
        <draw:path draw:style-name="gr8" draw:text-style-name="P2" draw:layer="layout" svg:width="0.052cm" svg:height="0cm" svg:x="4.875cm" svg:y="11.511cm" svg:viewBox="0 0 53 0" svg:d="M53 0c-18 0-35 0-53 0">
          <text:p/>
        </draw:path>
        <draw:path draw:style-name="gr8" draw:text-style-name="P2" draw:layer="layout" svg:width="0.165cm" svg:height="0cm" svg:x="7.461cm" svg:y="11.511cm" svg:viewBox="0 0 166 0" svg:d="M0 0c17 0 35 0 53 0 10 0 21 0 31 0 7 0 11 0 18 0 4 0 7 0 14 0 4 0 7 0 11 0 3 0 7 0 10 0 4 0 7 0 11 0 0 0 3 0 7 0 0 0 4 0 7 0h4">
          <text:p/>
        </draw:path>
        <draw:line draw:style-name="gr8" draw:text-style-name="P2" draw:layer="layout" svg:x1="8.985cm" svg:y1="11.511cm" svg:x2="8.882cm" svg:y2="11.511cm">
          <text:p/>
        </draw:line>
        <draw:line draw:style-name="gr8" draw:text-style-name="P2" draw:layer="layout" svg:x1="8.882cm" svg:y1="11.511cm" svg:x2="8.815cm" svg:y2="11.511cm">
          <text:p/>
        </draw:line>
        <draw:line draw:style-name="gr8" draw:text-style-name="P2" draw:layer="layout" svg:x1="8.233cm" svg:y1="11.511cm" svg:x2="8.17cm" svg:y2="11.511cm">
          <text:p/>
        </draw:line>
        <draw:line draw:style-name="gr8" draw:text-style-name="P2" draw:layer="layout" svg:x1="8.17cm" svg:y1="11.511cm" svg:x2="8.068cm" svg:y2="11.511cm">
          <text:p/>
        </draw:line>
        <draw:line draw:style-name="gr8" draw:text-style-name="P2" draw:layer="layout" svg:x1="5.309cm" svg:y1="11.511cm" svg:x2="6.371cm" svg:y2="11.511cm">
          <text:p/>
        </draw:line>
        <draw:polyline draw:style-name="gr8" draw:text-style-name="P2" draw:layer="layout" svg:width="1.089cm" svg:height="0cm" svg:x="6.371cm" svg:y="11.511cm" svg:viewBox="0 0 1090 0" draw:points="0,0 31,0 84,0 162,0 254,0 356,0 469,0 585,0 702,0 808,0 903,0 980,0 1040,0 1076,0 1090,0">
          <text:p/>
        </draw:polyline>
        <draw:line draw:style-name="gr8" draw:text-style-name="P2" draw:layer="layout" svg:x1="9.144cm" svg:y1="13.521cm" svg:x2="9.144cm" svg:y2="11.359cm">
          <text:p/>
        </draw:line>
        <draw:line draw:style-name="gr8" draw:text-style-name="P2" draw:layer="layout" svg:x1="9.144cm" svg:y1="15.151cm" svg:x2="9.144cm" svg:y2="13.521cm">
          <text:p/>
        </draw:line>
        <draw:line draw:style-name="gr8" draw:text-style-name="P2" draw:layer="layout" svg:x1="7.704cm" svg:y1="15.151cm" svg:x2="7.637cm" svg:y2="15.151cm">
          <text:p/>
        </draw:line>
        <draw:path draw:style-name="gr8" draw:text-style-name="P2" draw:layer="layout" svg:width="0.151cm" svg:height="0cm" svg:x="7.704cm" svg:y="15.151cm" svg:viewBox="0 0 152 0" svg:d="M0 0c39 0 78 0 106 0s46 0 46 0">
          <text:p/>
        </draw:path>
        <draw:path draw:style-name="gr8" draw:text-style-name="P2" draw:layer="layout" svg:width="1.325cm" svg:height="0cm" svg:x="6.311cm" svg:y="15.151cm" svg:viewBox="0 0 1326 0" svg:d="M0 0c28 0 56 0 84 0 32 0 64 0 92 0 32 0 67 0 99 0s67 0 99 0c35 0 70 0 102 0 71 0 141 0 212 0 35 0 70 0 102 0 35 0 70 0 102 0s67 0 99 0 64 0 95 0c28 0 57 0 85 0s53 0 81 0c25 0 46 0 74 0">
          <text:p/>
        </draw:path>
        <draw:path draw:style-name="gr8" draw:text-style-name="P2" draw:layer="layout" svg:width="0.698cm" svg:height="0cm" svg:x="5.612cm" svg:y="15.151cm" svg:viewBox="0 0 699 0" svg:d="M699 0c-14 0-29 0-43 0s-28 0-42 0c-18 0-32 0-46 0-17 0-32 0-49 0-14 0-32 0-46 0-18 0-32 0-49 0-18 0-36 0-50 0-17 0-35 0-53 0-35 0-70 0-106 0-70 0-144 0-215 0">
          <text:p/>
        </draw:path>
        <draw:line draw:style-name="gr8" draw:text-style-name="P2" draw:layer="layout" svg:x1="8.149cm" svg:y1="15.151cm" svg:x2="7.856cm" svg:y2="15.151cm">
          <text:p/>
        </draw:line>
        <draw:path draw:style-name="gr8" draw:text-style-name="P2" draw:layer="layout" svg:width="0.736cm" svg:height="0cm" svg:x="4.875cm" svg:y="15.151cm" svg:viewBox="0 0 737 0" svg:d="M737 0c-127 0-257 0-384 0-18 0-39 0-57 0-17 0-35 0-53 0-17 0-35 0-49 0-18 0-35 0-53 0-14 0-32 0-49 0-14 0-32 0-46 0-18 0-32 0-46 0">
          <text:p/>
        </draw:path>
        <draw:polyline draw:style-name="gr8" draw:text-style-name="P2" draw:layer="layout" svg:width="2.088cm" svg:height="0cm" svg:x="2.786cm" svg:y="15.151cm" svg:viewBox="0 0 2089 0" draw:points="2089,0 1965,0 1814,0 1634,0 1443,0 1239,0 1031,0 826,0 628,0 452,0 297,0 170,0 78,0 22,0 0,0">
          <text:p/>
        </draw:polyline>
        <draw:line draw:style-name="gr8" draw:text-style-name="P2" draw:layer="layout" svg:x1="8.149cm" svg:y1="15.151cm" svg:x2="8.847cm" svg:y2="15.151cm">
          <text:p/>
        </draw:line>
        <draw:line draw:style-name="gr8" draw:text-style-name="P2" draw:layer="layout" svg:x1="9.144cm" svg:y1="15.151cm" svg:x2="8.847cm" svg:y2="15.151cm">
          <text:p/>
        </draw:line>
        <draw:path draw:style-name="gr8" draw:text-style-name="P2" draw:layer="layout" svg:width="0.077cm" svg:height="0cm" svg:x="5.231cm" svg:y="15.151cm" svg:viewBox="0 0 78 0" svg:d="M78 0c-21 0-39 0-53 0-4 0-7 0-7 0-4 0-7 0-7 0-4 0-4 0-4 0h-3c-4 0-4 0-4 0">
          <text:p/>
        </draw:path>
        <draw:path draw:style-name="gr8" draw:text-style-name="P2" draw:layer="layout" svg:width="0.077cm" svg:height="0cm" svg:x="5.231cm" svg:y="15.151cm" svg:viewBox="0 0 78 0" svg:d="M0 0h4 3 4 3c4 0 4 0 11 0 14 0 32 0 53 0">
          <text:p/>
        </draw:path>
        <draw:line draw:style-name="gr8" draw:text-style-name="P2" draw:layer="layout" svg:x1="6.233cm" svg:y1="15.151cm" svg:x2="5.309cm" svg:y2="15.151cm">
          <text:p/>
        </draw:line>
        <draw:path draw:style-name="gr8" draw:text-style-name="P2" draw:layer="layout" svg:width="0.451cm" svg:height="0.395cm" svg:x="10.287cm" svg:y="13.761cm" svg:viewBox="0 0 452 396" svg:d="M452 0c-153 134-304 266-452 396">
          <text:p/>
        </draw:path>
        <draw:polyline draw:style-name="gr8" draw:text-style-name="P2" draw:layer="layout" svg:width="0.092cm" svg:height="0.082cm" svg:x="10.646cm" svg:y="13.761cm" svg:viewBox="0 0 93 83" draw:points="93,0 79,11 68,22 58,32 46,39 39,46 32,54 25,61 18,65 11,72 7,75 4,79 0,79 0,83">
          <text:p/>
        </draw:polyline>
        <draw:path draw:style-name="gr8" draw:text-style-name="P2" draw:layer="layout" svg:width="0.635cm" svg:height="0.635cm" svg:x="9.461cm" svg:y="9.962cm" svg:viewBox="0 0 636 636" svg:d="M636 317c0 177-141 319-318 319s-318-142-318-319c0-176 141-317 318-317s318 141 318 317z">
          <text:p/>
        </draw:path>
        <draw:path draw:style-name="gr8" draw:text-style-name="P2" draw:layer="layout" svg:width="0.627cm" svg:height="0.272cm" svg:x="9.465cm" svg:y="13.514cm" svg:viewBox="0 0 628 273" svg:d="M0 0c24 156 155 273 315 273 158 0 289-117 313-273">
          <text:p/>
        </draw:path>
        <draw:path draw:style-name="gr8" draw:text-style-name="P2" draw:layer="layout" svg:width="0.016cm" svg:height="0.144cm" svg:x="9.46cm" svg:y="13.37cm" svg:viewBox="0 0 17 145" svg:d="M17 0c-15 49-23 100-11 145">
          <text:p/>
        </draw:path>
        <draw:path draw:style-name="gr8" draw:text-style-name="P2" draw:layer="layout" svg:width="0.008cm" svg:height="0.049cm" svg:x="10.092cm" svg:y="13.465cm" svg:viewBox="0 0 9 50" svg:d="M0 50c4-18 9-32 9-50">
          <text:p/>
        </draw:path>
        <draw:path draw:style-name="gr8" draw:text-style-name="P2" draw:layer="layout" svg:width="0.607cm" svg:height="0.225cm" svg:x="9.475cm" svg:y="13.148cm" svg:viewBox="0 0 608 226" svg:d="M608 226c-39-134-167-226-304-226-142 0-265 92-304 226">
          <text:p/>
        </draw:path>
        <draw:path draw:style-name="gr8" draw:text-style-name="P2" draw:layer="layout" svg:width="0.014cm" svg:height="0.095cm" svg:x="10.082cm" svg:y="13.37cm" svg:viewBox="0 0 15 96" svg:d="M15 96c0-33-4-64-15-96">
          <text:p/>
        </draw:path>
        <draw:line draw:style-name="gr8" draw:text-style-name="P2" draw:layer="layout" svg:x1="8.374cm" svg:y1="11.359cm" svg:x2="8.374cm" svg:y2="11.257cm">
          <text:p/>
        </draw:line>
        <draw:line draw:style-name="gr8" draw:text-style-name="P2" draw:layer="layout" svg:x1="8.149cm" svg:y1="15.151cm" svg:x2="8.149cm" svg:y2="14.548cm">
          <text:p/>
        </draw:line>
        <draw:path draw:style-name="gr8" draw:text-style-name="P2" draw:layer="layout" svg:width="0cm" svg:height="0.74cm" svg:x="10.738cm" svg:y="9.528cm" svg:viewBox="0 0 0 741" svg:d="M0 0c0 243 0 490 0 741">
          <text:p/>
        </draw:path>
        <draw:path draw:style-name="gr8" draw:text-style-name="P2" draw:layer="layout" svg:width="0cm" svg:height="3.11cm" svg:x="10.738cm" svg:y="10.269cm" svg:viewBox="0 0 0 3111" svg:d="M0 0c0 74 0 148 0 219 0 74 0 148 0 218 0 74 0 148 0 223 0 74 0 148 0 222s0 152 0 226c0 148 0 299 0 448 0 77 0 151 0 225 0 152 0 300 0 448 0 75 0 149 0 223s0 148 0 222 0 148 0 219c0 74 0 148 0 218">
          <text:p/>
        </draw:path>
        <draw:path draw:style-name="gr8" draw:text-style-name="P2" draw:layer="layout" svg:width="0cm" svg:height="0.38cm" svg:x="10.738cm" svg:y="13.38cm" svg:viewBox="0 0 0 381" svg:d="M0 0c0 131 0 258 0 381">
          <text:p/>
        </draw:path>
        <draw:path draw:style-name="gr8" draw:text-style-name="P2" draw:layer="layout" svg:width="0.078cm" svg:height="0.099cm" svg:x="7.778cm" svg:y="13.521cm" svg:viewBox="0 0 79 100" svg:d="M0 0c14 0 25 4 36 11s18 14 25 25c11 22 18 43 18 64">
          <text:p/>
        </draw:path>
        <draw:line draw:style-name="gr8" draw:text-style-name="P2" draw:layer="layout" svg:x1="9.144cm" svg:y1="13.521cm" svg:x2="7.778cm" svg:y2="13.521cm">
          <text:p/>
        </draw:line>
        <draw:line draw:style-name="gr8" draw:text-style-name="P2" draw:layer="layout" svg:x1="8.149cm" svg:y1="14.548cm" svg:x2="8.149cm" svg:y2="15.151cm">
          <text:p/>
        </draw:line>
        <draw:line draw:style-name="gr8" draw:text-style-name="P2" draw:layer="layout" svg:x1="8.847cm" svg:y1="14.548cm" svg:x2="8.149cm" svg:y2="14.548cm">
          <text:p/>
        </draw:line>
        <draw:path draw:style-name="gr8" draw:text-style-name="P2" draw:layer="layout" svg:width="0.032cm" svg:height="0.077cm" svg:x="8.233cm" svg:y="11.511cm" svg:viewBox="0 0 33 78" svg:d="M33 78c0-31-11-56-33-78">
          <text:p/>
        </draw:path>
        <draw:path draw:style-name="gr8" draw:text-style-name="P2" draw:layer="layout" svg:width="0.109cm" svg:height="0.038cm" svg:x="8.128cm" svg:y="11.473cm" svg:viewBox="0 0 110 39" svg:d="M110 39c-29-33-72-44-110-37">
          <text:p/>
        </draw:path>
        <draw:path draw:style-name="gr8" draw:text-style-name="P2" draw:layer="layout" svg:width="0.06cm" svg:height="0.036cm" svg:x="8.068cm" svg:y="11.475cm" svg:viewBox="0 0 61 37" svg:d="M61 0c-26 4-47 18-61 37">
          <text:p/>
        </draw:path>
        <draw:path draw:style-name="gr8" draw:text-style-name="P2" draw:layer="layout" svg:width="0.09cm" svg:height="0.187cm" svg:x="8.038cm" svg:y="11.511cm" svg:viewBox="0 0 91 188" svg:d="M31 0c-30 28-37 70-26 109 15 40 47 68 86 79">
          <text:p/>
        </draw:path>
        <draw:path draw:style-name="gr8" draw:text-style-name="P2" draw:layer="layout" svg:width="0.137cm" svg:height="0.115cm" svg:x="8.128cm" svg:y="11.585cm" svg:viewBox="0 0 138 116" svg:d="M0 114c32 7 68-4 96-25 28-22 42-54 42-89">
          <text:p/>
        </draw:path>
        <draw:path draw:style-name="gr8" draw:text-style-name="P2" draw:layer="layout" svg:width="0.131cm" svg:height="0.188cm" svg:x="8.039cm" svg:y="11.511cm" svg:viewBox="0 0 132 189" svg:d="M30 0c-33 35-40 89-16 131 26 39 72 64 118 57">
          <text:p/>
        </draw:path>
        <draw:line draw:style-name="gr8" draw:text-style-name="P2" draw:layer="layout" svg:x1="8.023cm" svg:y1="11.359cm" svg:x2="7.852cm" svg:y2="11.512cm">
          <text:p/>
        </draw:line>
        <draw:line draw:style-name="gr8" draw:text-style-name="P2" draw:layer="layout" svg:x1="7.637cm" svg:y1="11.511cm" svg:x2="7.637cm" svg:y2="15.151cm">
          <text:p/>
        </draw:line>
        <draw:line draw:style-name="gr8" draw:text-style-name="P2" draw:layer="layout" svg:x1="8.018cm" svg:y1="11.359cm" svg:x2="9.144cm" svg:y2="11.359cm">
          <text:p/>
        </draw:line>
        <draw:line draw:style-name="gr8" draw:text-style-name="P2" draw:layer="layout" svg:x1="8.882cm" svg:y1="11.849cm" svg:x2="8.17cm" svg:y2="11.849cm">
          <text:p/>
        </draw:line>
        <draw:line draw:style-name="gr8" draw:text-style-name="P2" draw:layer="layout" svg:x1="8.882cm" svg:y1="12.22cm" svg:x2="8.882cm" svg:y2="11.849cm">
          <text:p/>
        </draw:line>
        <draw:line draw:style-name="gr8" draw:text-style-name="P2" draw:layer="layout" svg:x1="8.17cm" svg:y1="12.22cm" svg:x2="8.882cm" svg:y2="12.22cm">
          <text:p/>
        </draw:line>
        <draw:line draw:style-name="gr8" draw:text-style-name="P2" draw:layer="layout" svg:x1="8.17cm" svg:y1="11.849cm" svg:x2="8.17cm" svg:y2="12.22cm">
          <text:p/>
        </draw:line>
        <draw:line draw:style-name="gr8" draw:text-style-name="P2" draw:layer="layout" svg:x1="8.149cm" svg:y1="12.717cm" svg:x2="8.9cm" svg:y2="12.717cm">
          <text:p/>
        </draw:line>
        <draw:line draw:style-name="gr8" draw:text-style-name="P2" draw:layer="layout" svg:x1="8.149cm" svg:y1="12.569cm" svg:x2="8.149cm" svg:y2="12.717cm">
          <text:p/>
        </draw:line>
        <draw:line draw:style-name="gr8" draw:text-style-name="P2" draw:layer="layout" svg:x1="8.9cm" svg:y1="12.569cm" svg:x2="8.149cm" svg:y2="12.569cm">
          <text:p/>
        </draw:line>
        <draw:line draw:style-name="gr8" draw:text-style-name="P2" draw:layer="layout" svg:x1="8.9cm" svg:y1="12.717cm" svg:x2="8.9cm" svg:y2="12.569cm">
          <text:p/>
        </draw:line>
        <draw:line draw:style-name="gr8" draw:text-style-name="P2" draw:layer="layout" svg:x1="8.787cm" svg:y1="11.659cm" svg:x2="8.265cm" svg:y2="11.659cm">
          <text:p/>
        </draw:line>
        <draw:line draw:style-name="gr8" draw:text-style-name="P2" draw:layer="layout" svg:x1="8.787cm" svg:y1="11.811cm" svg:x2="8.265cm" svg:y2="11.811cm">
          <text:p/>
        </draw:line>
        <draw:line draw:style-name="gr8" draw:text-style-name="P2" draw:layer="layout" svg:x1="8.787cm" svg:y1="12.869cm" svg:x2="8.265cm" svg:y2="12.869cm">
          <text:p/>
        </draw:line>
        <draw:line draw:style-name="gr8" draw:text-style-name="P2" draw:layer="layout" svg:x1="8.787cm" svg:y1="13.469cm" svg:x2="8.265cm" svg:y2="13.469cm">
          <text:p/>
        </draw:line>
        <draw:line draw:style-name="gr8" draw:text-style-name="P2" draw:layer="layout" svg:x1="8.787cm" svg:y1="13.317cm" svg:x2="8.265cm" svg:y2="13.317cm">
          <text:p/>
        </draw:line>
        <draw:line draw:style-name="gr8" draw:text-style-name="P2" draw:layer="layout" svg:x1="8.787cm" svg:y1="13.169cm" svg:x2="8.265cm" svg:y2="13.169cm">
          <text:p/>
        </draw:line>
        <draw:line draw:style-name="gr8" draw:text-style-name="P2" draw:layer="layout" svg:x1="8.787cm" svg:y1="11.437cm" svg:x2="8.265cm" svg:y2="11.437cm">
          <text:p/>
        </draw:line>
        <draw:line draw:style-name="gr8" draw:text-style-name="P2" draw:layer="layout" svg:x1="8.752cm" svg:y1="13.017cm" svg:x2="8.3cm" svg:y2="13.017cm">
          <text:p/>
        </draw:line>
        <draw:path draw:style-name="gr8" draw:text-style-name="P2" draw:layer="layout" svg:width="0.095cm" svg:height="0.113cm" svg:x="8.787cm" svg:y="11.585cm" svg:viewBox="0 0 96 114" svg:d="M0 0c0 57 40 103 96 114">
          <text:p/>
        </draw:path>
        <draw:path draw:style-name="gr8" draw:text-style-name="P2" draw:layer="layout" svg:width="0.032cm" svg:height="0.077cm" svg:x="8.787cm" svg:y="11.511cm" svg:viewBox="0 0 33 78" svg:d="M33 0c-21 22-33 47-33 78">
          <text:p/>
        </draw:path>
        <draw:path draw:style-name="gr8" draw:text-style-name="P2" draw:layer="layout" svg:width="0.17cm" svg:height="0.039cm" svg:x="8.815cm" svg:y="11.472cm" svg:viewBox="0 0 171 40" svg:d="M171 40c-21-26-53-40-85-40-33 0-61 14-86 40">
          <text:p/>
        </draw:path>
        <draw:path draw:style-name="gr8" draw:text-style-name="P2" draw:layer="layout" svg:width="0.028cm" svg:height="0.077cm" svg:x="8.985cm" svg:y="11.511cm" svg:viewBox="0 0 29 78" svg:d="M29 78c0-31-11-56-29-78">
          <text:p/>
        </draw:path>
        <draw:path draw:style-name="gr8" draw:text-style-name="P2" draw:layer="layout" svg:width="0.131cm" svg:height="0.114cm" svg:x="8.882cm" svg:y="11.585cm" svg:viewBox="0 0 132 115" svg:d="M0 114c33 3 65-5 93-26 25-21 39-53 39-88">
          <text:p/>
        </draw:path>
        <draw:line draw:style-name="gr8" draw:text-style-name="P2" draw:layer="layout" svg:x1="6.311cm" svg:y1="11.511cm" svg:x2="6.311cm" svg:y2="15.151cm">
          <text:p/>
        </draw:line>
        <draw:line draw:style-name="gr8" draw:text-style-name="P2" draw:layer="layout" svg:x1="5.612cm" svg:y1="11.511cm" svg:x2="5.612cm" svg:y2="15.151cm">
          <text:p/>
        </draw:line>
        <draw:path draw:style-name="gr8" draw:text-style-name="P2" draw:layer="layout" svg:width="0.6cm" svg:height="0.601cm" svg:x="5.619cm" svg:y="12.71cm" svg:viewBox="0 0 601 602" svg:d="M601 301c0 60-14 95-28 127-14 35-36 63-57 85-35 35-77 60-127 77-46 14-102 18-162 0-35-7-71-21-102-49-43-28-86-78-107-141-11-32-18-67-18-103 0-35 7-70 18-99 25-64 68-110 107-141 35-25 70-39 102-46 35-11 71-11 102-11 60 7 113 28 159 64 21 17 42 35 60 63 11 14 21 32 28 53 14 28 25 68 25 121z">
          <text:p/>
        </draw:path>
        <draw:path draw:style-name="gr8" draw:text-style-name="P2" draw:layer="layout" svg:width="0.6cm" svg:height="0.6cm" svg:x="5.619cm" svg:y="11.586cm" svg:viewBox="0 0 601 601" svg:d="M601 303c0 57-14 95-28 124-14 35-36 63-57 84-35 39-77 64-127 78-46 14-102 18-162 3-35-10-71-24-102-49-43-32-86-81-107-145-11-31-18-67-18-102s7-67 18-99c25-63 68-110 107-138 35-25 70-43 102-50 35-10 71-10 102-7 60 4 113 25 159 60 21 18 42 39 60 68 11 11 21 32 28 50 14 28 25 67 25 123z">
          <text:p/>
        </draw:path>
        <draw:line draw:style-name="gr8" draw:text-style-name="P2" draw:layer="layout" svg:x1="4.875cm" svg:y1="11.511cm" svg:x2="4.875cm" svg:y2="15.151cm">
          <text:p/>
        </draw:line>
        <draw:path draw:style-name="gr8" draw:text-style-name="P2" draw:layer="layout" svg:width="0.257cm" svg:height="0.264cm" svg:x="3.912cm" svg:y="11.243cm" svg:viewBox="0 0 258 265" svg:d="M0 0c35 0 67 7 96 17 32 14 57 32 78 53s38 42 53 67c17 35 31 81 31 128">
          <text:p/>
        </draw:path>
        <draw:path draw:style-name="gr8" draw:text-style-name="P2" draw:layer="layout" svg:width="0.268cm" svg:height="0.525cm" svg:x="3.644cm" svg:y="11.243cm" svg:viewBox="0 0 269 526" svg:d="M269 0c-29 0-58 3-82 10-29 7-53 21-74 36-25 18-46 39-67 64-15 25-32 53-39 92-4 17-7 38-7 60 0 21 3 42 7 60 3 24 10 42 21 60 14 28 28 49 46 67 24 24 49 42 81 52 32 18 70 25 114 25">
          <text:p/>
        </draw:path>
        <draw:path draw:style-name="gr8" draw:text-style-name="P2" draw:layer="layout" svg:width="0.257cm" svg:height="0.264cm" svg:x="3.912cm" svg:y="11.504cm" svg:viewBox="0 0 258 265" svg:d="M0 265c35 0 67-7 96-22 32-14 57-28 78-49 21-22 38-46 53-71 17-35 31-78 31-123">
          <text:p/>
        </draw:path>
        <draw:path draw:style-name="gr8" draw:text-style-name="P2" draw:layer="layout" svg:width="0.257cm" svg:height="0.265cm" svg:x="3.912cm" svg:y="12.703cm" svg:viewBox="0 0 258 266" svg:d="M0 0c35 0 67 11 96 21 32 14 57 32 78 53 21 18 38 40 53 68 17 32 31 78 31 124">
          <text:p/>
        </draw:path>
        <draw:path draw:style-name="gr8" draw:text-style-name="P2" draw:layer="layout" svg:width="0.268cm" svg:height="0.526cm" svg:x="3.644cm" svg:y="12.703cm" svg:viewBox="0 0 269 527" svg:d="M269 0c-29 0-58 4-82 11-29 10-53 21-74 35-25 18-46 39-67 67-15 21-32 50-39 89-4 18-7 39-7 60s3 42 7 60c3 25 10 42 21 60 14 28 28 49 46 67 24 25 49 42 81 53 32 18 70 25 114 25">
          <text:p/>
        </draw:path>
        <draw:path draw:style-name="gr8" draw:text-style-name="P2" draw:layer="layout" svg:width="0.257cm" svg:height="0.261cm" svg:x="3.912cm" svg:y="12.968cm" svg:viewBox="0 0 258 262" svg:d="M0 262c35 0 67-7 96-18 32-14 57-33 78-54 21-18 38-42 53-67 17-35 31-78 31-123">
          <text:p/>
        </draw:path>
        <draw:line draw:style-name="gr8" draw:text-style-name="P2" draw:layer="layout" svg:x1="8.882cm" svg:y1="11.698cm" svg:x2="8.882cm" svg:y2="11.511cm">
          <text:p/>
        </draw:line>
        <draw:line draw:style-name="gr8" draw:text-style-name="P2" draw:layer="layout" svg:x1="8.882cm" svg:y1="11.853cm" svg:x2="8.882cm" svg:y2="11.849cm">
          <text:p/>
        </draw:line>
        <draw:path draw:style-name="gr8" draw:text-style-name="P2" draw:layer="layout" svg:width="0cm" svg:height="0.162cm" svg:x="8.882cm" svg:y="12.057cm" svg:viewBox="0 0 0 163" svg:d="M0 163c0-39 0-96 0-163">
          <text:p/>
        </draw:path>
        <draw:path draw:style-name="gr8" draw:text-style-name="P2" draw:layer="layout" svg:width="0cm" svg:height="0.203cm" svg:x="8.882cm" svg:y="11.853cm" svg:viewBox="0 0 0 204" svg:d="M0 0c0 10 0 17 0 25 0 17 0 31 0 45 0 7 0 15 0 22s0 14 0 21c0 3 0 10 0 17 0 4 0 11 0 18 0 4 0 7 0 14 0 4 0 7 0 14 0 0 0 4 0 7 0 4 0 7 0 11 0 0 0 3 0 7v3">
          <text:p/>
        </draw:path>
        <draw:line draw:style-name="gr8" draw:text-style-name="P2" draw:layer="layout" svg:x1="8.17cm" svg:y1="11.853cm" svg:x2="8.17cm" svg:y2="11.849cm">
          <text:p/>
        </draw:line>
        <draw:path draw:style-name="gr8" draw:text-style-name="P2" draw:layer="layout" svg:width="0cm" svg:height="0.162cm" svg:x="8.17cm" svg:y="12.057cm" svg:viewBox="0 0 0 163" svg:d="M0 163c0-39 0-96 0-163">
          <text:p/>
        </draw:path>
        <draw:line draw:style-name="gr8" draw:text-style-name="P2" draw:layer="layout" svg:x1="8.17cm" svg:y1="11.698cm" svg:x2="8.17cm" svg:y2="11.511cm">
          <text:p/>
        </draw:line>
        <draw:path draw:style-name="gr8" draw:text-style-name="P2" draw:layer="layout" svg:width="0cm" svg:height="0.203cm" svg:x="8.17cm" svg:y="11.853cm" svg:viewBox="0 0 0 204" svg:d="M0 0c0 10 0 17 0 25 0 17 0 31 0 45 0 7 0 15 0 22s0 14 0 21c0 3 0 10 0 17 0 4 0 11 0 18 0 4 0 7 0 14 0 4 0 7 0 14 0 0 0 4 0 7 0 4 0 7 0 11 0 0 0 3 0 7v3">
          <text:p/>
        </draw:path>
        <draw:line draw:style-name="gr8" draw:text-style-name="P2" draw:layer="layout" svg:x1="8.17cm" svg:y1="11.853cm" svg:x2="8.17cm" svg:y2="11.849cm">
          <text:p/>
        </draw:line>
        <draw:line draw:style-name="gr8" draw:text-style-name="P2" draw:layer="layout" svg:x1="7.856cm" svg:y1="15.151cm" svg:x2="7.856cm" svg:y2="13.62cm">
          <text:p/>
        </draw:line>
        <draw:path draw:style-name="gr8" draw:text-style-name="P2" draw:layer="layout" svg:width="0.046cm" svg:height="0.17cm" svg:x="10.05cm" svg:y="10.279cm" svg:viewBox="0 0 47 171" svg:d="M47 0c0 22 0 39-4 57-3 21-10 39-14 53-3 15-10 26-14 36-3 7-8 14-11 18-4 3-4 7-4 7">
          <text:p/>
        </draw:path>
        <draw:path draw:style-name="gr8" draw:text-style-name="P2" draw:layer="layout" svg:width="0.046cm" svg:height="0.162cm" svg:x="10.05cm" svg:y="10.287cm" svg:viewBox="0 0 47 163" svg:d="M0 163c0 0 0-5 4-8 0-4 3-11 11-18 4-7 7-21 14-35 4-14 11-32 14-53 4-14 4-32 4-49">
          <text:p/>
        </draw:path>
        <draw:path draw:style-name="gr8" draw:text-style-name="P2" draw:layer="layout" svg:width="0.039cm" svg:height="0.151cm" svg:x="10.057cm" svg:y="10.128cm" svg:viewBox="0 0 40 152" svg:d="M40 152c0-35-4-67-15-92-7-25-18-46-25-60">
          <text:p/>
        </draw:path>
        <draw:path draw:style-name="gr8" draw:text-style-name="P2" draw:layer="layout" svg:width="0cm" svg:height="0.016cm" svg:x="10.096cm" svg:y="10.262cm" svg:viewBox="0 0 0 17" svg:d="M0 0c0 7 0 10 0 17">
          <text:p/>
        </draw:path>
        <draw:path draw:style-name="gr8" draw:text-style-name="P2" draw:layer="layout" svg:width="0cm" svg:height="0.013cm" svg:x="10.096cm" svg:y="13.451cm" svg:viewBox="0 0 0 14" svg:d="M0 0c0 3 0 7 0 14">
          <text:p/>
        </draw:path>
        <draw:line draw:style-name="gr8" draw:text-style-name="P2" draw:layer="layout" svg:x1="8.882cm" svg:y1="11.853cm" svg:x2="8.17cm" svg:y2="11.853cm">
          <text:p/>
        </draw:line>
        <draw:line draw:style-name="gr8" draw:text-style-name="P2" draw:layer="layout" svg:x1="8.149cm" svg:y1="12.717cm" svg:x2="8.9cm" svg:y2="12.717cm">
          <text:p/>
        </draw:line>
        <draw:line draw:style-name="gr8" draw:text-style-name="P2" draw:layer="layout" svg:x1="8.149cm" svg:y1="12.569cm" svg:x2="8.149cm" svg:y2="12.717cm">
          <text:p/>
        </draw:line>
        <draw:line draw:style-name="gr8" draw:text-style-name="P2" draw:layer="layout" svg:x1="8.787cm" svg:y1="11.659cm" svg:x2="8.265cm" svg:y2="11.659cm">
          <text:p/>
        </draw:line>
        <draw:line draw:style-name="gr8" draw:text-style-name="P2" draw:layer="layout" svg:x1="8.265cm" svg:y1="11.659cm" svg:x2="8.265cm" svg:y2="11.585cm">
          <text:p/>
        </draw:line>
        <draw:line draw:style-name="gr8" draw:text-style-name="P2" draw:layer="layout" svg:x1="8.265cm" svg:y1="11.585cm" svg:x2="8.787cm" svg:y2="11.585cm">
          <text:p/>
        </draw:line>
        <draw:line draw:style-name="gr8" draw:text-style-name="P2" draw:layer="layout" svg:x1="8.787cm" svg:y1="11.585cm" svg:x2="8.787cm" svg:y2="11.659cm">
          <text:p/>
        </draw:line>
        <draw:line draw:style-name="gr8" draw:text-style-name="P2" draw:layer="layout" svg:x1="8.265cm" svg:y1="11.811cm" svg:x2="8.265cm" svg:y2="11.736cm">
          <text:p/>
        </draw:line>
        <draw:line draw:style-name="gr8" draw:text-style-name="P2" draw:layer="layout" svg:x1="8.265cm" svg:y1="11.736cm" svg:x2="8.787cm" svg:y2="11.736cm">
          <text:p/>
        </draw:line>
        <draw:line draw:style-name="gr8" draw:text-style-name="P2" draw:layer="layout" svg:x1="8.787cm" svg:y1="11.736cm" svg:x2="8.787cm" svg:y2="11.811cm">
          <text:p/>
        </draw:line>
        <draw:line draw:style-name="gr8" draw:text-style-name="P2" draw:layer="layout" svg:x1="8.787cm" svg:y1="11.811cm" svg:x2="8.265cm" svg:y2="11.811cm">
          <text:p/>
        </draw:line>
        <draw:line draw:style-name="gr8" draw:text-style-name="P2" draw:layer="layout" svg:x1="8.787cm" svg:y1="12.869cm" svg:x2="8.265cm" svg:y2="12.869cm">
          <text:p/>
        </draw:line>
        <draw:line draw:style-name="gr8" draw:text-style-name="P2" draw:layer="layout" svg:x1="8.265cm" svg:y1="12.869cm" svg:x2="8.265cm" svg:y2="12.795cm">
          <text:p/>
        </draw:line>
        <draw:line draw:style-name="gr8" draw:text-style-name="P2" draw:layer="layout" svg:x1="8.265cm" svg:y1="12.795cm" svg:x2="8.787cm" svg:y2="12.795cm">
          <text:p/>
        </draw:line>
        <draw:line draw:style-name="gr8" draw:text-style-name="P2" draw:layer="layout" svg:x1="8.787cm" svg:y1="12.795cm" svg:x2="8.787cm" svg:y2="12.869cm">
          <text:p/>
        </draw:line>
        <draw:line draw:style-name="gr8" draw:text-style-name="P2" draw:layer="layout" svg:x1="8.787cm" svg:y1="13.469cm" svg:x2="8.265cm" svg:y2="13.469cm">
          <text:p/>
        </draw:line>
        <draw:line draw:style-name="gr8" draw:text-style-name="P2" draw:layer="layout" svg:x1="8.265cm" svg:y1="13.469cm" svg:x2="8.265cm" svg:y2="13.394cm">
          <text:p/>
        </draw:line>
        <draw:line draw:style-name="gr8" draw:text-style-name="P2" draw:layer="layout" svg:x1="8.265cm" svg:y1="13.394cm" svg:x2="8.787cm" svg:y2="13.394cm">
          <text:p/>
        </draw:line>
        <draw:line draw:style-name="gr8" draw:text-style-name="P2" draw:layer="layout" svg:x1="8.787cm" svg:y1="13.394cm" svg:x2="8.787cm" svg:y2="13.469cm">
          <text:p/>
        </draw:line>
        <draw:line draw:style-name="gr8" draw:text-style-name="P2" draw:layer="layout" svg:x1="8.787cm" svg:y1="13.317cm" svg:x2="8.265cm" svg:y2="13.317cm">
          <text:p/>
        </draw:line>
        <draw:line draw:style-name="gr8" draw:text-style-name="P2" draw:layer="layout" svg:x1="8.265cm" svg:y1="13.317cm" svg:x2="8.265cm" svg:y2="13.243cm">
          <text:p/>
        </draw:line>
        <draw:line draw:style-name="gr8" draw:text-style-name="P2" draw:layer="layout" svg:x1="8.265cm" svg:y1="13.243cm" svg:x2="8.787cm" svg:y2="13.243cm">
          <text:p/>
        </draw:line>
        <draw:line draw:style-name="gr8" draw:text-style-name="P2" draw:layer="layout" svg:x1="8.787cm" svg:y1="13.243cm" svg:x2="8.787cm" svg:y2="13.317cm">
          <text:p/>
        </draw:line>
        <draw:line draw:style-name="gr8" draw:text-style-name="P2" draw:layer="layout" svg:x1="8.787cm" svg:y1="13.169cm" svg:x2="8.265cm" svg:y2="13.169cm">
          <text:p/>
        </draw:line>
        <draw:line draw:style-name="gr8" draw:text-style-name="P2" draw:layer="layout" svg:x1="8.265cm" svg:y1="13.169cm" svg:x2="8.265cm" svg:y2="13.095cm">
          <text:p/>
        </draw:line>
        <draw:line draw:style-name="gr8" draw:text-style-name="P2" draw:layer="layout" svg:x1="8.265cm" svg:y1="13.095cm" svg:x2="8.787cm" svg:y2="13.095cm">
          <text:p/>
        </draw:line>
        <draw:line draw:style-name="gr8" draw:text-style-name="P2" draw:layer="layout" svg:x1="8.787cm" svg:y1="13.095cm" svg:x2="8.787cm" svg:y2="13.169cm">
          <text:p/>
        </draw:line>
        <draw:line draw:style-name="gr8" draw:text-style-name="P2" draw:layer="layout" svg:x1="8.265cm" svg:y1="11.437cm" svg:x2="8.265cm" svg:y2="11.511cm">
          <text:p/>
        </draw:line>
        <draw:line draw:style-name="gr8" draw:text-style-name="P2" draw:layer="layout" svg:x1="8.787cm" svg:y1="11.437cm" svg:x2="8.265cm" svg:y2="11.437cm">
          <text:p/>
        </draw:line>
        <draw:line draw:style-name="gr8" draw:text-style-name="P2" draw:layer="layout" svg:x1="8.787cm" svg:y1="11.511cm" svg:x2="8.787cm" svg:y2="11.437cm">
          <text:p/>
        </draw:line>
        <draw:line draw:style-name="gr8" draw:text-style-name="P2" draw:layer="layout" svg:x1="8.265cm" svg:y1="11.511cm" svg:x2="8.787cm" svg:y2="11.511cm">
          <text:p/>
        </draw:line>
        <draw:line draw:style-name="gr8" draw:text-style-name="P2" draw:layer="layout" svg:x1="8.752cm" svg:y1="13.017cm" svg:x2="8.3cm" svg:y2="13.017cm">
          <text:p/>
        </draw:line>
        <draw:line draw:style-name="gr8" draw:text-style-name="P2" draw:layer="layout" svg:x1="8.3cm" svg:y1="13.017cm" svg:x2="8.3cm" svg:y2="12.943cm">
          <text:p/>
        </draw:line>
        <draw:line draw:style-name="gr8" draw:text-style-name="P2" draw:layer="layout" svg:x1="8.3cm" svg:y1="12.943cm" svg:x2="8.752cm" svg:y2="12.943cm">
          <text:p/>
        </draw:line>
        <draw:line draw:style-name="gr8" draw:text-style-name="P2" draw:layer="layout" svg:x1="8.752cm" svg:y1="12.943cm" svg:x2="8.752cm" svg:y2="13.017cm">
          <text:p/>
        </draw:line>
        <draw:path draw:style-name="gr8" draw:text-style-name="P2" draw:layer="layout" svg:width="0.226cm" svg:height="0.226cm" svg:x="8.787cm" svg:y="12.883cm" svg:viewBox="0 0 227 227" svg:d="M227 114c0 60-53 113-113 113-64 0-114-53-114-113 0-65 50-114 114-114 60 0 113 49 113 114z">
          <text:p/>
        </draw:path>
        <draw:path draw:style-name="gr8" draw:text-style-name="P2" draw:layer="layout" svg:width="0.226cm" svg:height="0.226cm" svg:x="8.036cm" svg:y="12.883cm" svg:viewBox="0 0 227 227" svg:d="M227 114c0 60-51 113-114 113-64 0-113-53-113-113 0-65 49-114 113-114 63 0 114 49 114 114z">
          <text:p/>
        </draw:path>
        <draw:path draw:style-name="gr8" draw:text-style-name="P2" draw:layer="layout" svg:width="0cm" svg:height="0.006cm" svg:x="6.219cm" svg:y="13.003cm" svg:viewBox="0 0 0 7" svg:d="M0 7c0 0 0-4 0-7">
          <text:p/>
        </draw:path>
        <draw:line draw:style-name="gr8" draw:text-style-name="P2" draw:layer="layout" svg:x1="6.219cm" svg:y1="11.885cm" svg:x2="6.219cm" svg:y2="11.881cm">
          <text:p/>
        </draw:line>
        <draw:path draw:style-name="gr8" draw:text-style-name="P2" draw:layer="layout" svg:width="0.204cm" svg:height="0.148cm" svg:x="4.579cm" svg:y="9.306cm" svg:viewBox="0 0 205 149" svg:d="M0 0c43 0 89 7 128 32 17 10 35 24 49 42 14 22 28 47 28 75">
          <text:p/>
        </draw:path>
        <draw:polyline draw:style-name="gr8" draw:text-style-name="P2" draw:layer="layout" svg:width="0.305cm" svg:height="0cm" svg:x="4.579cm" svg:y="9.306cm" svg:viewBox="0 0 306 0" draw:points="0,0 38,0 77,0 112,0 144,0 176,0 204,0 225,0 247,0 264,0 282,0 292,0 299,0 306,0">
          <text:p/>
        </draw:polyline>
        <draw:polyline draw:style-name="gr8" draw:text-style-name="P2" draw:layer="layout" svg:width="1.946cm" svg:height="0cm" svg:x="2.938cm" svg:y="9.306cm" svg:viewBox="0 0 1947 0" draw:points="1947,0 1923,0 1852,0 1736,0 1581,0 1397,0 1189,0 974,0 755,0 550,0 367,0 212,0 95,0 25,0 0,0">
          <text:p/>
        </draw:polyline>
        <draw:polyline draw:style-name="gr8" draw:text-style-name="P2" draw:layer="layout" svg:width="0.306cm" svg:height="0cm" svg:x="2.938cm" svg:y="9.306cm" svg:viewBox="0 0 307 0" draw:points="0,0 7,0 14,0 25,0 39,0 60,0 78,0 106,0 131,0 162,0 194,0 229,0 268,0 307,0">
          <text:p/>
        </draw:polyline>
        <draw:path draw:style-name="gr8" draw:text-style-name="P2" draw:layer="layout" svg:width="0.209cm" svg:height="0.148cm" svg:x="3.04cm" svg:y="9.306cm" svg:viewBox="0 0 210 149" svg:d="M210 0c-44 0-93 7-132 32-18 10-35 24-49 42-14 22-29 47-29 75">
          <text:p/>
        </draw:path>
        <draw:path draw:style-name="gr8" draw:text-style-name="P2" draw:layer="layout" svg:width="0.204cm" svg:height="0.148cm" svg:x="4.579cm" svg:y="9.306cm" svg:viewBox="0 0 205 149" svg:d="M205 149c0-28-10-53-25-75-17-18-35-35-56-46-39-21-85-28-124-28">
          <text:p/>
        </draw:path>
        <draw:path draw:style-name="gr8" draw:text-style-name="P2" draw:layer="layout" svg:width="0.07cm" svg:height="0cm" svg:x="4.508cm" svg:y="9.306cm" svg:viewBox="0 0 71 0" svg:d="M71 0c-25 0-46 0-71 0">
          <text:p/>
        </draw:path>
        <draw:path draw:style-name="gr8" draw:text-style-name="P2" draw:layer="layout" svg:width="0.07cm" svg:height="0cm" svg:x="3.245cm" svg:y="9.306cm" svg:viewBox="0 0 71 0" svg:d="M71 0c-25 0-46 0-71 0">
          <text:p/>
        </draw:path>
        <draw:path draw:style-name="gr8" draw:text-style-name="P2" draw:layer="layout" svg:width="0.209cm" svg:height="0.148cm" svg:x="3.04cm" svg:y="9.306cm" svg:viewBox="0 0 210 149" svg:d="M0 149c0-28 11-53 29-75 14-18 35-35 53-46 42-21 84-28 128-28">
          <text:p/>
        </draw:path>
        <draw:path draw:style-name="gr8" draw:text-style-name="P2" draw:layer="layout" svg:width="0.3cm" svg:height="0.3cm" svg:x="5.771cm" svg:y="12.862cm" svg:viewBox="0 0 301 301" svg:d="M301 149c0 85-67 152-152 152-81 0-149-67-149-152 0-82 68-149 149-149 85 0 152 67 152 149z">
          <text:p/>
        </draw:path>
        <draw:path draw:style-name="gr8" draw:text-style-name="P2" draw:layer="layout" svg:width="0.3cm" svg:height="0.3cm" svg:x="5.771cm" svg:y="11.736cm" svg:viewBox="0 0 301 301" svg:d="M301 153c0 81-67 148-152 148-81 0-149-67-149-148 0-86 68-153 149-153 85 0 152 67 152 153z">
          <text:p/>
        </draw:path>
        <draw:polyline draw:style-name="gr8" draw:text-style-name="P2" draw:layer="layout" svg:width="0.595cm" svg:height="0cm" svg:x="3.912cm" svg:y="9.306cm" svg:viewBox="0 0 596 0" draw:points="0,0 67,0 134,0 197,0 257,0 317,0 370,0 423,0 465,0 504,0 536,0 564,0 582,0 592,0 596,0">
          <text:p/>
        </draw:polyline>
        <draw:polyline draw:style-name="gr8" draw:text-style-name="P2" draw:layer="layout" svg:width="0.595cm" svg:height="0cm" svg:x="3.316cm" svg:y="9.306cm" svg:viewBox="0 0 596 0" draw:points="0,0 3,0 14,0 35,0 60,0 91,0 130,0 176,0 225,0 278,0 338,0 398,0 462,0 529,0 596,0">
          <text:p/>
        </draw:polyline>
        <draw:polyline draw:style-name="gr8" draw:text-style-name="P2" draw:layer="layout" svg:width="0.595cm" svg:height="0cm" svg:x="3.912cm" svg:y="9.32cm" svg:viewBox="0 0 596 0" draw:points="0,0 67,0 134,0 197,0 257,0 317,0 370,0 423,0 465,0 504,0 536,0 564,0 582,0 592,0 596,0">
          <text:p/>
        </draw:polyline>
        <draw:polyline draw:style-name="gr8" draw:text-style-name="P2" draw:layer="layout" svg:width="0.595cm" svg:height="0cm" svg:x="3.316cm" svg:y="9.32cm" svg:viewBox="0 0 596 0" draw:points="0,0 3,0 14,0 35,0 60,0 91,0 130,0 176,0 225,0 278,0 338,0 398,0 462,0 529,0 596,0">
          <text:p/>
        </draw:polyline>
        <draw:path draw:style-name="gr8" draw:text-style-name="P2" draw:layer="layout" svg:width="0.353cm" svg:height="0.353cm" svg:x="3.728cm" svg:y="11.327cm" svg:viewBox="0 0 354 354" svg:d="M354 181c0 95-78 173-177 173s-177-78-177-173c0-103 78-181 177-181s177 78 177 181z">
          <text:p/>
        </draw:path>
        <draw:path draw:style-name="gr8" draw:text-style-name="P2" draw:layer="layout" svg:width="0.353cm" svg:height="0.353cm" svg:x="3.728cm" svg:y="12.791cm" svg:viewBox="0 0 354 354" svg:d="M354 178c0 95-78 176-177 176s-177-81-177-176c0-99 78-178 177-178s177 79 177 178z">
          <text:p/>
        </draw:path>
        <draw:path draw:style-name="gr8" draw:text-style-name="P2" draw:layer="layout" svg:width="0.184cm" svg:height="0.354cm" svg:x="3.728cm" svg:y="11.327cm" svg:viewBox="0 0 185 355" svg:d="M185 354c-25 4-50-4-71-11-17-7-39-17-53-31s-24-29-35-46c-12-18-22-39-26-71 0-24 4-50 7-68 7-14 11-24 19-35 7-18 21-32 32-46 17-14 35-25 56-32s46-14 71-14">
          <text:p/>
        </draw:path>
        <draw:line draw:style-name="gr8" draw:text-style-name="P2" draw:layer="layout" svg:x1="4.081cm" svg:y1="11.504cm" svg:x2="4.081cm" svg:y2="11.5cm">
          <text:p/>
        </draw:line>
        <draw:path draw:style-name="gr8" draw:text-style-name="P2" draw:layer="layout" svg:width="0.184cm" svg:height="0.353cm" svg:x="3.728cm" svg:y="12.791cm" svg:viewBox="0 0 185 354" svg:d="M185 354c-25 0-50-4-71-14-17-7-39-18-53-32-14-10-24-25-35-42-12-18-22-39-26-71 0-24 4-49 7-67 7-14 11-24 19-35 7-21 21-32 32-47 17-14 35-25 56-35 21-7 46-11 71-11">
          <text:p/>
        </draw:path>
        <draw:line draw:style-name="gr8" draw:text-style-name="P2" draw:layer="layout" svg:x1="4.081cm" svg:y1="12.968cm" svg:x2="4.081cm" svg:y2="12.964cm">
          <text:p/>
        </draw:line>
        <draw:polyline draw:style-name="gr8" draw:text-style-name="P2" draw:layer="layout" svg:width="0.666cm" svg:height="0cm" svg:x="3.912cm" svg:y="9.38cm" svg:viewBox="0 0 667 0" draw:points="0,0 74,0 148,0 222,0 289,0 356,0 416,0 473,0 522,0 564,0 600,0 628,0 649,0 663,0 667,0">
          <text:p/>
        </draw:polyline>
        <draw:polyline draw:style-name="gr8" draw:text-style-name="P2" draw:layer="layout" svg:width="0.666cm" svg:height="0cm" svg:x="3.245cm" svg:y="9.38cm" svg:viewBox="0 0 667 0" draw:points="0,0 4,0 18,0 35,0 67,0 102,0 145,0 194,0 251,0 311,0 378,0 448,0 519,0 593,0 667,0">
          <text:p/>
        </draw:polyline>
        <draw:line draw:style-name="gr8" draw:text-style-name="P2" draw:layer="layout" svg:x1="5.037cm" svg:y1="9.454cm" svg:x2="5.037cm" svg:y2="11.511cm">
          <text:p/>
        </draw:line>
        <draw:line draw:style-name="gr8" draw:text-style-name="P2" draw:layer="layout" svg:x1="2.786cm" svg:y1="9.454cm" svg:x2="2.786cm" svg:y2="15.151cm">
          <text:p/>
        </draw:line>
        <draw:line draw:style-name="gr8" draw:text-style-name="P2" draw:layer="layout" svg:x1="8.17cm" svg:y1="12.057cm" svg:x2="8.882cm" svg:y2="12.057cm">
          <text:p/>
        </draw:line>
        <draw:line draw:style-name="gr8" draw:text-style-name="P2" draw:layer="layout" svg:x1="3.316cm" svg:y1="9.32cm" svg:x2="3.316cm" svg:y2="9.306cm">
          <text:p/>
        </draw:line>
        <draw:line draw:style-name="gr8" draw:text-style-name="P2" draw:layer="layout" svg:x1="4.508cm" svg:y1="9.32cm" svg:x2="4.508cm" svg:y2="9.306cm">
          <text:p/>
        </draw:line>
        <draw:line draw:style-name="gr8" draw:text-style-name="P2" draw:layer="layout" svg:x1="4.508cm" svg:y1="9.32cm" svg:x2="4.569cm" svg:y2="9.381cm">
          <text:p/>
        </draw:line>
        <draw:line draw:style-name="gr8" draw:text-style-name="P2" draw:layer="layout" svg:x1="3.317cm" svg:y1="9.32cm" svg:x2="3.256cm" svg:y2="9.381cm">
          <text:p/>
        </draw:line>
        <draw:line draw:style-name="gr8" draw:text-style-name="P2" draw:layer="layout" svg:x1="3.245cm" svg:y1="9.454cm" svg:x2="3.245cm" svg:y2="9.38cm">
          <text:p/>
        </draw:line>
        <draw:line draw:style-name="gr8" draw:text-style-name="P2" draw:layer="layout" svg:x1="4.579cm" svg:y1="9.454cm" svg:x2="4.579cm" svg:y2="9.38cm">
          <text:p/>
        </draw:line>
        <draw:path draw:style-name="gr3" draw:text-style-name="P3" draw:layer="layout" svg:width="0.84cm" svg:height="0.843cm" svg:x="9.08cm" svg:y="9.405cm" svg:viewBox="0 0 841 844" svg:d="M420 844v-844zM841 424h-841z">
          <text:p/>
        </draw:path>
        <draw:path draw:style-name="gr3" draw:text-style-name="P3" draw:layer="layout" svg:width="0.84cm" svg:height="0.84cm" svg:x="9.228cm" svg:y="9.87cm" svg:viewBox="0 0 841 841" svg:d="M420 841v-841zM841 420h-841z">
          <text:p/>
        </draw:path>
        <draw:path draw:style-name="gr3" draw:text-style-name="P3" draw:layer="layout" svg:width="0.843cm" svg:height="0.843cm" svg:x="8.364cm" svg:y="9.969cm" svg:viewBox="0 0 844 844" svg:d="M420 844v-844zM844 420h-844z">
          <text:p/>
        </draw:path>
        <draw:path draw:style-name="gr3" draw:text-style-name="P3" draw:layer="layout" svg:width="0.843cm" svg:height="0.843cm" svg:x="9.08cm" svg:y="11.172cm" svg:viewBox="0 0 844 844" svg:d="M420 844v-844zM844 421h-844z">
          <text:p/>
        </draw:path>
        <draw:path draw:style-name="gr3" draw:text-style-name="P3" draw:layer="layout" svg:width="0.843cm" svg:height="0.84cm" svg:x="9.175cm" svg:y="10.854cm" svg:viewBox="0 0 844 841" svg:d="M420 841v-841zM844 420h-844z">
          <text:p/>
        </draw:path>
        <draw:path draw:style-name="gr3" draw:text-style-name="P3" draw:layer="layout" svg:width="0.839cm" svg:height="0.84cm" svg:x="9.359cm" svg:y="13.045cm" svg:viewBox="0 0 840 841" svg:d="M421 841v-841zM840 420h-840z">
          <text:p/>
        </draw:path>
        <draw:path draw:style-name="gr3" draw:text-style-name="P3" draw:layer="layout" svg:width="0.84cm" svg:height="0.843cm" svg:x="7.732cm" svg:y="11.165cm" svg:viewBox="0 0 841 844" svg:d="M421 844v-844zM841 424h-841z">
          <text:p/>
        </draw:path>
        <draw:path draw:style-name="gr3" draw:text-style-name="P3" draw:layer="layout" svg:width="0.843cm" svg:height="0.84cm" svg:x="8.477cm" svg:y="12.576cm" svg:viewBox="0 0 844 841" svg:d="M424 841v-841zM844 420h-844z">
          <text:p/>
        </draw:path>
        <draw:path draw:style-name="gr3" draw:text-style-name="P3" draw:layer="layout" svg:width="0.839cm" svg:height="0.84cm" svg:x="7.729cm" svg:y="12.576cm" svg:viewBox="0 0 840 841" svg:d="M424 841v-841zM840 420h-840z">
          <text:p/>
        </draw:path>
        <draw:path draw:style-name="gr3" draw:text-style-name="P3" draw:layer="layout" svg:width="0.84cm" svg:height="0.843cm" svg:x="8.48cm" svg:y="11.165cm" svg:viewBox="0 0 841 844" svg:d="M421 844v-844zM841 424h-841z">
          <text:p/>
        </draw:path>
        <draw:path draw:style-name="gr3" draw:text-style-name="P3" draw:layer="layout" svg:width="0.84cm" svg:height="0.84cm" svg:x="5.499cm" svg:y="12.59cm" svg:viewBox="0 0 841 841" svg:d="M420 841v-841zM841 421h-841z">
          <text:p/>
        </draw:path>
        <draw:path draw:style-name="gr3" draw:text-style-name="P3" draw:layer="layout" svg:width="0.84cm" svg:height="0.843cm" svg:x="5.499cm" svg:y="11.465cm" svg:viewBox="0 0 841 844" svg:d="M420 844v-844zM841 420h-841z">
          <text:p/>
        </draw:path>
        <draw:path draw:style-name="gr3" draw:text-style-name="P3" draw:layer="layout" svg:width="0.84cm" svg:height="0.843cm" svg:x="5.499cm" svg:y="11.465cm" svg:viewBox="0 0 841 844" svg:d="M420 844v-844zM841 420h-841z">
          <text:p/>
        </draw:path>
        <draw:path draw:style-name="gr3" draw:text-style-name="P3" draw:layer="layout" svg:width="0.84cm" svg:height="0.839cm" svg:x="3.485cm" svg:y="11.084cm" svg:viewBox="0 0 841 840" svg:d="M421 840v-840zM841 424h-841z">
          <text:p/>
        </draw:path>
        <draw:path draw:style-name="gr3" draw:text-style-name="P3" draw:layer="layout" svg:width="0.84cm" svg:height="0.839cm" svg:x="3.485cm" svg:y="12.548cm" svg:viewBox="0 0 841 840" svg:d="M421 840v-840zM841 420h-841z">
          <text:p/>
        </draw:path>
        <draw:polygon draw:style-name="gr7" draw:text-style-name="P2" draw:layer="layout" svg:width="0cm" svg:height="0cm" svg:x="6.716cm" svg:y="12.304cm" svg:viewBox="0 0 0 0" draw:points="0,0">
          <text:p/>
        </draw:polygon>
        <draw:frame draw:style-name="gr14" draw:text-style-name="P7" draw:layer="layout" svg:width="6.763cm" svg:height="0.462cm" svg:x="21.812cm" svg:y="11.092cm">
          <draw:text-box>
            <text:p text:style-name="P4"><text:span text:style-name="T3">2X M3 Brass Inserts [HD-MS0030]</text:span></text:p>
          </draw:text-box>
        </draw:frame>
        <draw:polyline draw:style-name="gr10" draw:text-style-name="P2" draw:layer="layout" svg:width="2.413cm" svg:height="4.209cm" svg:x="3.979cm" svg:y="11.666cm" svg:viewBox="0 0 2414 4210" draw:points="2414,4210 1912,4210 0,0">
          <text:p/>
        </draw:polyline>
        <draw:polygon draw:style-name="gr11" draw:text-style-name="P3" draw:layer="layout" svg:width="0.197cm" svg:height="0.342cm" svg:x="3.979cm" svg:y="11.666cm" svg:viewBox="0 0 198 343" draw:points="0,0 93,343 198,294">
          <text:p/>
        </draw:polygon>
        <draw:polygon draw:style-name="gr7" draw:text-style-name="P2" draw:layer="layout" svg:width="0cm" svg:height="0cm" svg:x="6.716cm" svg:y="12.304cm" svg:viewBox="0 0 0 0" draw:points="0,0">
          <text:p/>
        </draw:polygon>
        <draw:polyline draw:style-name="gr10" draw:text-style-name="P2" draw:layer="layout" svg:width="2.353cm" svg:height="2.763cm" svg:x="4.004cm" svg:y="13.112cm" svg:viewBox="0 0 2354 2764" draw:points="2354,2764 1852,2764 0,0">
          <text:p/>
        </draw:polyline>
        <draw:polygon draw:style-name="gr11" draw:text-style-name="P3" draw:layer="layout" svg:width="0.187cm" svg:height="0.223cm" svg:x="4.004cm" svg:y="13.112cm" svg:viewBox="0 0 188 224" draw:points="0,0 112,224 188,178">
          <text:p/>
        </draw:polygon>
        <draw:polygon draw:style-name="gr7" draw:text-style-name="P2" draw:layer="layout" svg:width="0cm" svg:height="0cm" svg:x="6.716cm" svg:y="12.304cm" svg:viewBox="0 0 0 0" draw:points="0,0">
          <text:p/>
        </draw:polygon>
        <draw:polyline draw:style-name="gr10" draw:text-style-name="P2" draw:layer="layout" svg:width="3.736cm" svg:height="0.907cm" svg:x="8.258cm" svg:y="12.061cm" svg:viewBox="0 0 3737 908" draw:points="3737,0 3236,0 0,908">
          <text:p/>
        </draw:polyline>
        <draw:polygon draw:style-name="gr11" draw:text-style-name="P3" draw:layer="layout" svg:width="0.353cm" svg:height="0.152cm" svg:x="8.258cm" svg:y="12.816cm" svg:viewBox="0 0 354 153" draw:points="0,153 354,114 322,0">
          <text:p/>
        </draw:polygon>
        <draw:polygon draw:style-name="gr7" draw:text-style-name="P2" draw:layer="layout" svg:width="0cm" svg:height="0cm" svg:x="6.716cm" svg:y="12.304cm" svg:viewBox="0 0 0 0" draw:points="0,0">
          <text:p/>
        </draw:polygon>
        <draw:polyline draw:style-name="gr10" draw:text-style-name="P2" draw:layer="layout" svg:width="3.002cm" svg:height="0.896cm" svg:x="9.006cm" svg:y="12.061cm" svg:viewBox="0 0 3003 897" draw:points="3003,0 2506,0 0,897">
          <text:p/>
        </draw:polyline>
        <draw:polygon draw:style-name="gr11" draw:text-style-name="P3" draw:layer="layout" svg:width="0.349cm" svg:height="0.173cm" svg:x="9.006cm" svg:y="12.784cm" svg:viewBox="0 0 350 174" draw:points="0,174 350,114 311,0">
          <text:p/>
        </draw:polygon>
        <draw:line draw:style-name="gr15" draw:text-style-name="P2" draw:layer="layout" svg:x1="8.509cm" svg:y1="11.684cm" svg:x2="11.431cm" svg:y2="12.066cm">
          <text:p/>
        </draw:line>
        <draw:line draw:style-name="gr15" draw:text-style-name="P2" draw:layer="layout" svg:x1="9.271cm" svg:y1="11.684cm" svg:x2="11.558cm" svg:y2="12.066cm">
          <text:p/>
        </draw:line>
        <draw:polygon draw:style-name="gr11" draw:text-style-name="P3" draw:layer="layout" svg:width="0.374cm" svg:height="0.187cm" svg:x="9.006cm" svg:y="11.56cm" svg:viewBox="0 0 375 188" draw:points="0,0 336,188 375,79">
          <text:p/>
        </draw:polygon>
        <draw:polygon draw:style-name="gr11" draw:text-style-name="P3" draw:layer="layout" svg:width="0.349cm" svg:height="0.179cm" svg:x="8.244cm" svg:y="11.564cm" svg:viewBox="0 0 350 180" draw:points="0,0 308,180 350,70">
          <text:p/>
        </draw:polygon>
        <draw:frame draw:style-name="gr13" draw:text-style-name="P6" draw:layer="layout" svg:width="0.119cm" svg:height="0.141cm" svg:x="27.608cm" svg:y="11.675cm">
          <draw:text-box>
            <text:p text:style-name="P4"><text:span text:style-name="T2"><tex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4-24T07:16:04.046572405</dc:date>
    <meta:editing-duration>PT20S</meta:editing-duration>
    <meta:editing-cycles>1</meta:editing-cycles>
    <meta:generator>LibreOffice/5.2.7.2$Linux_X86_64 LibreOffice_project/20m0$Build-2</meta:generator>
    <meta:document-statistic meta:object-count="2481"/>
  </office:meta>
</office:document-meta>
</file>